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77pt"/>
    </style:style>
    <style:style style:name="co2" style:family="table-column">
      <style:table-column-properties fo:break-before="auto" style:column-width="66.61pt"/>
    </style:style>
    <style:style style:name="co3" style:family="table-column">
      <style:table-column-properties fo:break-before="auto" style:column-width="51.14pt"/>
    </style:style>
    <style:style style:name="co4" style:family="table-column">
      <style:table-column-properties fo:break-before="auto" style:column-width="41.16pt"/>
    </style:style>
    <style:style style:name="co5" style:family="table-column">
      <style:table-column-properties fo:break-before="auto" style:column-width="37.3pt"/>
    </style:style>
    <style:style style:name="co6" style:family="table-column">
      <style:table-column-properties fo:break-before="auto" style:column-width="58.11pt"/>
    </style:style>
    <style:style style:name="co7" style:family="table-column">
      <style:table-column-properties fo:break-before="auto" style:column-width="75.8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openHand_Left_Sor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<text:s text:c="4"/>Universidad de Costa Rica <text:s text:c="2"/>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<text:s text:c="7"/>Proyecto Eléctrico <text:s text:c="6"/>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<text:s text:c="9"/>II Ciclo 2017 <text:s text:c="9"/>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<text:s text:c="10"/>openHand_Left_Soro.csv <text:s text:c="7"/>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<text:s/>Author: Pablo Avila B30724 <text:s text:c="4"/></text:p>
          </table:table-cell>
          <table:table-cell table:number-columns-repeated="40"/>
        </table:table-row>
        <table:table-row table:style-name="ro1">
          <table:table-cell table:number-columns-repeated="41"/>
        </table:table-row>
        <table:table-row table:style-name="ro2">
          <table:table-cell table:style-name="ce1" office:value-type="string" calcext:value-type="string">
            <text:p><text:s/>Media:</text:p>
          </table:table-cell>
          <table:table-cell table:style-name="ce3" table:formula="of:=SUM([.B14:.B730]) /COUNT([.B14:.B730])" office:value-type="float" office:value="61.4448009762898" calcext:value-type="float">
            <text:p>61.4</text:p>
          </table:table-cell>
          <table:table-cell table:style-name="ce3" table:formula="of:=SUM([.C14:.C730]) /COUNT([.C14:.C730])" office:value-type="float" office:value="53.0088744769874" calcext:value-type="float">
            <text:p>53.0</text:p>
          </table:table-cell>
          <table:table-cell table:style-name="ce3" table:formula="of:=SUM([.D14:.D730]) /COUNT([.D14:.D730])" office:value-type="float" office:value="58.2460117154811" calcext:value-type="float">
            <text:p>58.2</text:p>
          </table:table-cell>
          <table:table-cell table:style-name="ce3" table:formula="of:=SUM([.E14:.E730]) /COUNT([.E14:.E730])" office:value-type="float" office:value="73.7254030683402" calcext:value-type="float">
            <text:p>73.7</text:p>
          </table:table-cell>
          <table:table-cell table:style-name="ce3" table:formula="of:=SUM([.F14:.F730]) /COUNT([.F14:.F730])" office:value-type="float" office:value="23.1131999999998" calcext:value-type="float">
            <text:p>23.1</text:p>
          </table:table-cell>
          <table:table-cell table:style-name="ce3" table:formula="of:=SUM([.G14:.G730]) /COUNT([.G14:.G730])" office:value-type="float" office:value="51.7641616457462" calcext:value-type="float">
            <text:p>51.8</text:p>
          </table:table-cell>
          <table:table-cell table:style-name="ce3" table:formula="of:=SUM([.H14:.H730]) /COUNT([.H14:.H730])" office:value-type="float" office:value="82.1369641562065" calcext:value-type="float">
            <text:p>82.1</text:p>
          </table:table-cell>
          <table:table-cell table:style-name="ce3" table:formula="of:=SUM([.I14:.I730]) /COUNT([.I14:.I730])" office:value-type="float" office:value="101.756807531381" calcext:value-type="float">
            <text:p>101.8</text:p>
          </table:table-cell>
          <table:table-cell table:style-name="ce3" table:formula="of:=SUM([.J14:.J730]) /COUNT([.J14:.J730])" office:value-type="float" office:value="13.4863999999998" calcext:value-type="float">
            <text:p>13.5</text:p>
          </table:table-cell>
          <table:table-cell table:style-name="ce3" table:formula="of:=SUM([.K14:.K730]) /COUNT([.K14:.K730])" office:value-type="float" office:value="49.5677313807532" calcext:value-type="float">
            <text:p>49.6</text:p>
          </table:table-cell>
          <table:table-cell table:style-name="ce3" table:formula="of:=SUM([.L14:.L730]) /COUNT([.L14:.L730])" office:value-type="float" office:value="87.7774599721061" calcext:value-type="float">
            <text:p>87.8</text:p>
          </table:table-cell>
          <table:table-cell table:style-name="ce3" table:formula="of:=SUM([.M14:.M730]) /COUNT([.M14:.M730])" office:value-type="float" office:value="111.329708507671" calcext:value-type="float">
            <text:p>111.3</text:p>
          </table:table-cell>
          <table:table-cell table:style-name="ce3" table:formula="of:=SUM([.N14:.N730]) /COUNT([.N14:.N730])" office:value-type="float" office:value="21.2736999999998" calcext:value-type="float">
            <text:p>21.3</text:p>
          </table:table-cell>
          <table:table-cell table:style-name="ce3" table:formula="of:=SUM([.O14:.O730]) /COUNT([.O14:.O730])" office:value-type="float" office:value="44.7238686192469" calcext:value-type="float">
            <text:p>44.7</text:p>
          </table:table-cell>
          <table:table-cell table:style-name="ce3" table:formula="of:=SUM([.P14:.P730]) /COUNT([.P14:.P730])" office:value-type="float" office:value="78.5842750348675" calcext:value-type="float">
            <text:p>78.6</text:p>
          </table:table-cell>
          <table:table-cell table:style-name="ce3" table:formula="of:=SUM([.Q14:.Q730]) /COUNT([.Q14:.Q730])" office:value-type="float" office:value="101.012352859135" calcext:value-type="float">
            <text:p>101.0</text:p>
          </table:table-cell>
          <table:table-cell table:style-name="ce3" table:formula="of:=SUM([.R14:.R730]) /COUNT([.R14:.R730])" office:value-type="float" office:value="35.3375000000003" calcext:value-type="float">
            <text:p>35.3</text:p>
          </table:table-cell>
          <table:table-cell table:style-name="ce3" table:formula="of:=SUM([.S14:.S730]) /COUNT([.S14:.S730])" office:value-type="float" office:value="47.810429846583" calcext:value-type="float">
            <text:p>47.8</text:p>
          </table:table-cell>
          <table:table-cell table:style-name="ce3" table:formula="of:=SUM([.T14:.T730]) /COUNT([.T14:.T730])" office:value-type="float" office:value="67.9588359832636" calcext:value-type="float">
            <text:p>68.0</text:p>
          </table:table-cell>
          <table:table-cell table:style-name="ce3" table:formula="of:=SUM([.U14:.U730]) /COUNT([.U14:.U730])" office:value-type="float" office:value="83.5138179916318" calcext:value-type="float">
            <text:p>83.5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<text:s/>Max Deviation:</text:p>
          </table:table-cell>
          <table:table-cell table:style-name="ce4" table:formula="of:=ABS( MAX([.B14:.B730]) -[.B7])" office:value-type="float" office:value="0.0000990237102271863" calcext:value-type="float">
            <text:p>0.00</text:p>
          </table:table-cell>
          <table:table-cell table:style-name="ce4" table:formula="of:=ABS( MAX([.C14:.C730]) -[.C7])" office:value-type="float" office:value="0.634725523012563" calcext:value-type="float">
            <text:p>0.63</text:p>
          </table:table-cell>
          <table:table-cell table:style-name="ce4" table:formula="of:=ABS( MAX([.D14:.D730]) -[.D7])" office:value-type="float" office:value="1.04948828451886" calcext:value-type="float">
            <text:p>1.05</text:p>
          </table:table-cell>
          <table:table-cell table:style-name="ce4" table:formula="of:=ABS( MAX([.E14:.E730]) -[.E7])" office:value-type="float" office:value="1.21369693165977" calcext:value-type="float">
            <text:p>1.21</text:p>
          </table:table-cell>
          <table:table-cell table:style-name="ce4" table:formula="of:=ABS( MAX([.F14:.F730]) -[.F7])" office:value-type="float" office:value="0.000000000000188293824976427" calcext:value-type="float">
            <text:p>0.00</text:p>
          </table:table-cell>
          <table:table-cell table:style-name="ce4" table:formula="of:=ABS( MAX([.G14:.G730]) -[.G7])" office:value-type="float" office:value="0.267438354253848" calcext:value-type="float">
            <text:p>0.27</text:p>
          </table:table-cell>
          <table:table-cell table:style-name="ce4" table:formula="of:=ABS( MAX([.H14:.H730]) -[.H7])" office:value-type="float" office:value="0.441235843793521" calcext:value-type="float">
            <text:p>0.44</text:p>
          </table:table-cell>
          <table:table-cell table:style-name="ce4" table:formula="of:=ABS( MAX([.I14:.I730]) -[.I7])" office:value-type="float" office:value="0.503192468619261" calcext:value-type="float">
            <text:p>0.50</text:p>
          </table:table-cell>
          <table:table-cell table:style-name="ce4" table:formula="of:=ABS( MAX([.J14:.J730]) -[.J7])" office:value-type="float" office:value="0.000000000000175859327100625" calcext:value-type="float">
            <text:p>0.00</text:p>
          </table:table-cell>
          <table:table-cell table:style-name="ce4" table:formula="of:=ABS( MAX([.K14:.K730]) -[.K7])" office:value-type="float" office:value="0.114568619246782" calcext:value-type="float">
            <text:p>0.11</text:p>
          </table:table-cell>
          <table:table-cell table:style-name="ce4" table:formula="of:=ABS( MAX([.L14:.L730]) -[.L7])" office:value-type="float" office:value="0.169440027893899" calcext:value-type="float">
            <text:p>0.17</text:p>
          </table:table-cell>
          <table:table-cell table:style-name="ce4" table:formula="of:=ABS( MAX([.M14:.M730]) -[.M7])" office:value-type="float" office:value="0.182291492329014" calcext:value-type="float">
            <text:p>0.18</text:p>
          </table:table-cell>
          <table:table-cell table:style-name="ce4" table:formula="of:=ABS( MAX([.N14:.N730]) -[.N7])" office:value-type="float" office:value="0.000000000000174082970261225" calcext:value-type="float">
            <text:p>0.00</text:p>
          </table:table-cell>
          <table:table-cell table:style-name="ce4" table:formula="of:=ABS( MAX([.O14:.O730]) -[.O7])" office:value-type="float" office:value="0.300531380753135" calcext:value-type="float">
            <text:p>0.30</text:p>
          </table:table-cell>
          <table:table-cell table:style-name="ce4" table:formula="of:=ABS( MAX([.P14:.P730]) -[.P7])" office:value-type="float" office:value="0.455824965132521" calcext:value-type="float">
            <text:p>0.46</text:p>
          </table:table-cell>
          <table:table-cell table:style-name="ce4" table:formula="of:=ABS( MAX([.Q14:.Q730]) -[.Q7])" office:value-type="float" office:value="0.502647140864767" calcext:value-type="float">
            <text:p>0.50</text:p>
          </table:table-cell>
          <table:table-cell table:style-name="ce4" table:formula="of:=ABS( MAX([.R14:.R730]) -[.R7])" office:value-type="float" office:value="0.000000000000348165940522449" calcext:value-type="float">
            <text:p>0.00</text:p>
          </table:table-cell>
          <table:table-cell table:style-name="ce4" table:formula="of:=ABS( MAX([.S14:.S730]) -[.S7])" office:value-type="float" office:value="0.410270153417052" calcext:value-type="float">
            <text:p>0.41</text:p>
          </table:table-cell>
          <table:table-cell table:style-name="ce4" table:formula="of:=ABS( MAX([.T14:.T730]) -[.T7])" office:value-type="float" office:value="0.747264016736395" calcext:value-type="float">
            <text:p>0.75</text:p>
          </table:table-cell>
          <table:table-cell table:style-name="ce4" table:formula="of:=ABS( MAX([.U14:.U730]) -[.U7])" office:value-type="float" office:value="0.872182008368227" calcext:value-type="float">
            <text:p>0.87</text:p>
          </table:table-cell>
          <table:table-cell table:number-columns-repeated="20"/>
        </table:table-row>
        <table:table-row table:style-name="ro2">
          <table:table-cell table:style-name="ce1" office:value-type="string" calcext:value-type="string">
            <text:p><text:s/>Standard Deviation:</text:p>
          </table:table-cell>
          <table:table-cell table:style-name="ce5" table:formula="of:=STDEV([.B14:.B730])" office:value-type="float" office:value="0.00000983925249000284" calcext:value-type="float">
            <text:p>0.00</text:p>
          </table:table-cell>
          <table:table-cell table:style-name="ce5" table:formula="of:=STDEV([.C14:.C730])" office:value-type="float" office:value="0.355333553627714" calcext:value-type="float">
            <text:p>0.36</text:p>
          </table:table-cell>
          <table:table-cell table:style-name="ce5" table:formula="of:=STDEV([.D14:.D730])" office:value-type="float" office:value="0.497589073356729" calcext:value-type="float">
            <text:p>0.50</text:p>
          </table:table-cell>
          <table:table-cell table:style-name="ce5" table:formula="of:=STDEV([.E14:.E730])" office:value-type="float" office:value="0.439352933894037" calcext:value-type="float">
            <text:p>0.44</text:p>
          </table:table-cell>
          <table:table-cell table:style-name="ce5" table:formula="of:=STDEV([.F14:.F730])" office:value-type="float" office:value="0.000000000000188425269198352" calcext:value-type="float">
            <text:p>0.00</text:p>
          </table:table-cell>
          <table:table-cell table:style-name="ce5" table:formula="of:=STDEV([.G14:.G730])" office:value-type="float" office:value="0.0678054806462399" calcext:value-type="float">
            <text:p>0.07</text:p>
          </table:table-cell>
          <table:table-cell table:style-name="ce5" table:formula="of:=STDEV([.H14:.H730])" office:value-type="float" office:value="0.110451050287072" calcext:value-type="float">
            <text:p>0.11</text:p>
          </table:table-cell>
          <table:table-cell table:style-name="ce5" table:formula="of:=STDEV([.I14:.I730])" office:value-type="float" office:value="0.124100661067044" calcext:value-type="float">
            <text:p>0.12</text:p>
          </table:table-cell>
          <table:table-cell table:style-name="ce5" table:formula="of:=STDEV([.J14:.J730])" office:value-type="float" office:value="0.000000000000175982091043744" calcext:value-type="float">
            <text:p>0.00</text:p>
          </table:table-cell>
          <table:table-cell table:style-name="ce5" table:formula="of:=STDEV([.K14:.K730])" office:value-type="float" office:value="0.0608596887061025" calcext:value-type="float">
            <text:p>0.06</text:p>
          </table:table-cell>
          <table:table-cell table:style-name="ce5" table:formula="of:=STDEV([.L14:.L730])" office:value-type="float" office:value="0.0913922889336704" calcext:value-type="float">
            <text:p>0.09</text:p>
          </table:table-cell>
          <table:table-cell table:style-name="ce5" table:formula="of:=STDEV([.M14:.M730])" office:value-type="float" office:value="0.100625127628242" calcext:value-type="float">
            <text:p>0.10</text:p>
          </table:table-cell>
          <table:table-cell table:style-name="ce5" table:formula="of:=STDEV([.N14:.N730])" office:value-type="float" office:value="0.000000000000174204494164514" calcext:value-type="float">
            <text:p>0.00</text:p>
          </table:table-cell>
          <table:table-cell table:style-name="ce5" table:formula="of:=STDEV([.O14:.O730])" office:value-type="float" office:value="0.129286641629432" calcext:value-type="float">
            <text:p>0.13</text:p>
          </table:table-cell>
          <table:table-cell table:style-name="ce5" table:formula="of:=STDEV([.P14:.P730])" office:value-type="float" office:value="0.194984363945251" calcext:value-type="float">
            <text:p>0.19</text:p>
          </table:table-cell>
          <table:table-cell table:style-name="ce5" table:formula="of:=STDEV([.Q14:.Q730])" office:value-type="float" office:value="0.213548438000376" calcext:value-type="float">
            <text:p>0.21</text:p>
          </table:table-cell>
          <table:table-cell table:style-name="ce5" table:formula="of:=STDEV([.R14:.R730])" office:value-type="float" office:value="0.000000000000348408988329028" calcext:value-type="float">
            <text:p>0.00</text:p>
          </table:table-cell>
          <table:table-cell table:style-name="ce5" table:formula="of:=STDEV([.S14:.S730])" office:value-type="float" office:value="0.203670920086651" calcext:value-type="float">
            <text:p>0.20</text:p>
          </table:table-cell>
          <table:table-cell table:style-name="ce5" table:formula="of:=STDEV([.T14:.T730])" office:value-type="float" office:value="0.365390103524542" calcext:value-type="float">
            <text:p>0.37</text:p>
          </table:table-cell>
          <table:table-cell table:style-name="ce5" table:formula="of:=STDEV([.U14:.U730])" office:value-type="float" office:value="0.415213030128077" calcext:value-type="float">
            <text:p>0.42</text:p>
          </table:table-cell>
          <table:table-cell table:number-columns-repeated="20"/>
        </table:table-row>
        <table:table-row table:style-name="ro1">
          <table:table-cell table:number-columns-repeated="41"/>
        </table:table-row>
        <table:table-row table:style-name="ro1">
          <table:table-cell/>
          <table:table-cell office:value-type="string" calcext:value-type="string">
            <text:p>LEFT HAND:</text:p>
          </table:table-cell>
          <table:table-cell table:number-columns-repeated="19"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humb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Index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Middle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Ring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Pinky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Metacarpal</text:p>
          </table:table-cell>
          <table:table-cell office:value-type="string" calcext:value-type="string">
            <text:p><text:s/>Proximal</text:p>
          </table:table-cell>
          <table:table-cell office:value-type="string" calcext:value-type="string">
            <text:p><text:s/>Middle</text:p>
          </table:table-cell>
          <table:table-cell office:value-type="string" calcext:value-type="string">
            <text:p><text:s/>Distal</text:p>
          </table:table-cell>
          <table:table-cell office:value-type="string" calcext:value-type="string">
            <text:p>Metacarpal</text:p>
          </table:table-cell>
          <table:table-cell office:value-type="string" calcext:value-type="string">
            <text:p><text:s/>Proximal</text:p>
          </table:table-cell>
          <table:table-cell office:value-type="string" calcext:value-type="string">
            <text:p><text:s/>Middle</text:p>
          </table:table-cell>
          <table:table-cell office:value-type="string" calcext:value-type="string">
            <text:p><text:s/>Distal</text:p>
          </table:table-cell>
          <table:table-cell office:value-type="string" calcext:value-type="string">
            <text:p>Metacarpal</text:p>
          </table:table-cell>
          <table:table-cell office:value-type="string" calcext:value-type="string">
            <text:p><text:s/>Proximal</text:p>
          </table:table-cell>
          <table:table-cell office:value-type="string" calcext:value-type="string">
            <text:p><text:s/>Middle</text:p>
          </table:table-cell>
          <table:table-cell office:value-type="string" calcext:value-type="string">
            <text:p><text:s/>Distal</text:p>
          </table:table-cell>
          <table:table-cell office:value-type="string" calcext:value-type="string">
            <text:p>Metacarpal</text:p>
          </table:table-cell>
          <table:table-cell office:value-type="string" calcext:value-type="string">
            <text:p><text:s/>Proximal</text:p>
          </table:table-cell>
          <table:table-cell office:value-type="string" calcext:value-type="string">
            <text:p><text:s/>Middle</text:p>
          </table:table-cell>
          <table:table-cell office:value-type="string" calcext:value-type="string">
            <text:p><text:s/>Distal</text:p>
          </table:table-cell>
          <table:table-cell office:value-type="string" calcext:value-type="string">
            <text:p>Metacarpal</text:p>
          </table:table-cell>
          <table:table-cell office:value-type="string" calcext:value-type="string">
            <text:p><text:s/>Proximal</text:p>
          </table:table-cell>
          <table:table-cell office:value-type="string" calcext:value-type="string">
            <text:p><text:s/>Middle</text:p>
          </table:table-cell>
          <table:table-cell office:value-type="string" calcext:value-type="string">
            <text:p><text:s/>Distal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1815" calcext:value-type="float">
            <text:p>53.1815</text:p>
          </table:table-cell>
          <table:table-cell office:value-type="float" office:value="58.5171" calcext:value-type="float">
            <text:p>58.5171</text:p>
          </table:table-cell>
          <table:table-cell office:value-type="float" office:value="74.2106" calcext:value-type="float">
            <text:p>74.2106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667" calcext:value-type="float">
            <text:p>51.7667</text:p>
          </table:table-cell>
          <table:table-cell office:value-type="float" office:value="82.1382" calcext:value-type="float">
            <text:p>82.1382</text:p>
          </table:table-cell>
          <table:table-cell office:value-type="float" office:value="101.756" calcext:value-type="float">
            <text:p>101.756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4967" calcext:value-type="float">
            <text:p>49.4967</text:p>
          </table:table-cell>
          <table:table-cell office:value-type="float" office:value="87.6712" calcext:value-type="float">
            <text:p>87.6712</text:p>
          </table:table-cell>
          <table:table-cell office:value-type="float" office:value="111.213" calcext:value-type="float">
            <text:p>111.213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5529" calcext:value-type="float">
            <text:p>44.5529</text:p>
          </table:table-cell>
          <table:table-cell office:value-type="float" office:value="78.3202" calcext:value-type="float">
            <text:p>78.3202</text:p>
          </table:table-cell>
          <table:table-cell office:value-type="float" office:value="100.714" calcext:value-type="float">
            <text:p>100.714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193" calcext:value-type="float">
            <text:p>47.6193</text:p>
          </table:table-cell>
          <table:table-cell office:value-type="float" office:value="67.6175" calcext:value-type="float">
            <text:p>67.6175</text:p>
          </table:table-cell>
          <table:table-cell office:value-type="float" office:value="83.1307" calcext:value-type="float">
            <text:p>83.130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1977" calcext:value-type="float">
            <text:p>53.1977</text:p>
          </table:table-cell>
          <table:table-cell office:value-type="float" office:value="58.5551" calcext:value-type="float">
            <text:p>58.5551</text:p>
          </table:table-cell>
          <table:table-cell office:value-type="float" office:value="74.2554" calcext:value-type="float">
            <text:p>74.2554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647" calcext:value-type="float">
            <text:p>51.7647</text:p>
          </table:table-cell>
          <table:table-cell office:value-type="float" office:value="82.1349" calcext:value-type="float">
            <text:p>82.1349</text:p>
          </table:table-cell>
          <table:table-cell office:value-type="float" office:value="101.752" calcext:value-type="float">
            <text:p>101.752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4953" calcext:value-type="float">
            <text:p>49.4953</text:p>
          </table:table-cell>
          <table:table-cell office:value-type="float" office:value="87.6692" calcext:value-type="float">
            <text:p>87.6692</text:p>
          </table:table-cell>
          <table:table-cell office:value-type="float" office:value="111.211" calcext:value-type="float">
            <text:p>111.211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5458" calcext:value-type="float">
            <text:p>44.5458</text:p>
          </table:table-cell>
          <table:table-cell office:value-type="float" office:value="78.3063" calcext:value-type="float">
            <text:p>78.3063</text:p>
          </table:table-cell>
          <table:table-cell office:value-type="float" office:value="100.693" calcext:value-type="float">
            <text:p>100.693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179" calcext:value-type="float">
            <text:p>47.6179</text:p>
          </table:table-cell>
          <table:table-cell office:value-type="float" office:value="67.6147" calcext:value-type="float">
            <text:p>67.6147</text:p>
          </table:table-cell>
          <table:table-cell office:value-type="float" office:value="83.1273" calcext:value-type="float">
            <text:p>83.127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2086" calcext:value-type="float">
            <text:p>53.2086</text:p>
          </table:table-cell>
          <table:table-cell office:value-type="float" office:value="58.5818" calcext:value-type="float">
            <text:p>58.5818</text:p>
          </table:table-cell>
          <table:table-cell office:value-type="float" office:value="74.2852" calcext:value-type="float">
            <text:p>74.2852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645" calcext:value-type="float">
            <text:p>51.7645</text:p>
          </table:table-cell>
          <table:table-cell office:value-type="float" office:value="82.1345" calcext:value-type="float">
            <text:p>82.1345</text:p>
          </table:table-cell>
          <table:table-cell office:value-type="float" office:value="101.752" calcext:value-type="float">
            <text:p>101.752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4917" calcext:value-type="float">
            <text:p>49.4917</text:p>
          </table:table-cell>
          <table:table-cell office:value-type="float" office:value="87.6643" calcext:value-type="float">
            <text:p>87.6643</text:p>
          </table:table-cell>
          <table:table-cell office:value-type="float" office:value="111.206" calcext:value-type="float">
            <text:p>111.206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547" calcext:value-type="float">
            <text:p>44.547</text:p>
          </table:table-cell>
          <table:table-cell office:value-type="float" office:value="78.3078" calcext:value-type="float">
            <text:p>78.3078</text:p>
          </table:table-cell>
          <table:table-cell office:value-type="float" office:value="100.695" calcext:value-type="float">
            <text:p>100.695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135" calcext:value-type="float">
            <text:p>47.6135</text:p>
          </table:table-cell>
          <table:table-cell office:value-type="float" office:value="67.6073" calcext:value-type="float">
            <text:p>67.6073</text:p>
          </table:table-cell>
          <table:table-cell office:value-type="float" office:value="83.1195" calcext:value-type="float">
            <text:p>83.119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2166" calcext:value-type="float">
            <text:p>53.2166</text:p>
          </table:table-cell>
          <table:table-cell office:value-type="float" office:value="58.6015" calcext:value-type="float">
            <text:p>58.6015</text:p>
          </table:table-cell>
          <table:table-cell office:value-type="float" office:value="74.3068" calcext:value-type="float">
            <text:p>74.3068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668" calcext:value-type="float">
            <text:p>51.7668</text:p>
          </table:table-cell>
          <table:table-cell office:value-type="float" office:value="82.138" calcext:value-type="float">
            <text:p>82.138</text:p>
          </table:table-cell>
          <table:table-cell office:value-type="float" office:value="101.756" calcext:value-type="float">
            <text:p>101.756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489" calcext:value-type="float">
            <text:p>49.489</text:p>
          </table:table-cell>
          <table:table-cell office:value-type="float" office:value="87.6605" calcext:value-type="float">
            <text:p>87.6605</text:p>
          </table:table-cell>
          <table:table-cell office:value-type="float" office:value="111.202" calcext:value-type="float">
            <text:p>111.202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5476" calcext:value-type="float">
            <text:p>44.5476</text:p>
          </table:table-cell>
          <table:table-cell office:value-type="float" office:value="78.3089" calcext:value-type="float">
            <text:p>78.3089</text:p>
          </table:table-cell>
          <table:table-cell office:value-type="float" office:value="100.696" calcext:value-type="float">
            <text:p>100.696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075" calcext:value-type="float">
            <text:p>47.6075</text:p>
          </table:table-cell>
          <table:table-cell office:value-type="float" office:value="67.5968" calcext:value-type="float">
            <text:p>67.5968</text:p>
          </table:table-cell>
          <table:table-cell office:value-type="float" office:value="83.1082" calcext:value-type="float">
            <text:p>83.108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2266" calcext:value-type="float">
            <text:p>53.2266</text:p>
          </table:table-cell>
          <table:table-cell office:value-type="float" office:value="58.6264" calcext:value-type="float">
            <text:p>58.6264</text:p>
          </table:table-cell>
          <table:table-cell office:value-type="float" office:value="74.3346" calcext:value-type="float">
            <text:p>74.3346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661" calcext:value-type="float">
            <text:p>51.7661</text:p>
          </table:table-cell>
          <table:table-cell office:value-type="float" office:value="82.1371" calcext:value-type="float">
            <text:p>82.1371</text:p>
          </table:table-cell>
          <table:table-cell office:value-type="float" office:value="101.755" calcext:value-type="float">
            <text:p>101.755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488" calcext:value-type="float">
            <text:p>49.488</text:p>
          </table:table-cell>
          <table:table-cell office:value-type="float" office:value="87.6593" calcext:value-type="float">
            <text:p>87.6593</text:p>
          </table:table-cell>
          <table:table-cell office:value-type="float" office:value="111.202" calcext:value-type="float">
            <text:p>111.202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5461" calcext:value-type="float">
            <text:p>44.5461</text:p>
          </table:table-cell>
          <table:table-cell office:value-type="float" office:value="78.307" calcext:value-type="float">
            <text:p>78.307</text:p>
          </table:table-cell>
          <table:table-cell office:value-type="float" office:value="100.695" calcext:value-type="float">
            <text:p>100.695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058" calcext:value-type="float">
            <text:p>47.6058</text:p>
          </table:table-cell>
          <table:table-cell office:value-type="float" office:value="67.5941" calcext:value-type="float">
            <text:p>67.5941</text:p>
          </table:table-cell>
          <table:table-cell office:value-type="float" office:value="83.1059" calcext:value-type="float">
            <text:p>83.105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2413" calcext:value-type="float">
            <text:p>53.2413</text:p>
          </table:table-cell>
          <table:table-cell office:value-type="float" office:value="58.6667" calcext:value-type="float">
            <text:p>58.6667</text:p>
          </table:table-cell>
          <table:table-cell office:value-type="float" office:value="74.3825" calcext:value-type="float">
            <text:p>74.3825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664" calcext:value-type="float">
            <text:p>51.7664</text:p>
          </table:table-cell>
          <table:table-cell office:value-type="float" office:value="82.1377" calcext:value-type="float">
            <text:p>82.1377</text:p>
          </table:table-cell>
          <table:table-cell office:value-type="float" office:value="101.756" calcext:value-type="float">
            <text:p>101.756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4866" calcext:value-type="float">
            <text:p>49.4866</text:p>
          </table:table-cell>
          <table:table-cell office:value-type="float" office:value="87.6576" calcext:value-type="float">
            <text:p>87.6576</text:p>
          </table:table-cell>
          <table:table-cell office:value-type="float" office:value="111.201" calcext:value-type="float">
            <text:p>111.201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5434" calcext:value-type="float">
            <text:p>44.5434</text:p>
          </table:table-cell>
          <table:table-cell office:value-type="float" office:value="78.3033" calcext:value-type="float">
            <text:p>78.3033</text:p>
          </table:table-cell>
          <table:table-cell office:value-type="float" office:value="100.691" calcext:value-type="float">
            <text:p>100.691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033" calcext:value-type="float">
            <text:p>47.6033</text:p>
          </table:table-cell>
          <table:table-cell office:value-type="float" office:value="67.5898" calcext:value-type="float">
            <text:p>67.5898</text:p>
          </table:table-cell>
          <table:table-cell office:value-type="float" office:value="83.1017" calcext:value-type="float">
            <text:p>83.101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2541" calcext:value-type="float">
            <text:p>53.2541</text:p>
          </table:table-cell>
          <table:table-cell office:value-type="float" office:value="58.7067" calcext:value-type="float">
            <text:p>58.7067</text:p>
          </table:table-cell>
          <table:table-cell office:value-type="float" office:value="74.436" calcext:value-type="float">
            <text:p>74.436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669" calcext:value-type="float">
            <text:p>51.7669</text:p>
          </table:table-cell>
          <table:table-cell office:value-type="float" office:value="82.1386" calcext:value-type="float">
            <text:p>82.1386</text:p>
          </table:table-cell>
          <table:table-cell office:value-type="float" office:value="101.757" calcext:value-type="float">
            <text:p>101.757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4855" calcext:value-type="float">
            <text:p>49.4855</text:p>
          </table:table-cell>
          <table:table-cell office:value-type="float" office:value="87.6563" calcext:value-type="float">
            <text:p>87.6563</text:p>
          </table:table-cell>
          <table:table-cell office:value-type="float" office:value="111.2" calcext:value-type="float">
            <text:p>111.2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5413" calcext:value-type="float">
            <text:p>44.5413</text:p>
          </table:table-cell>
          <table:table-cell office:value-type="float" office:value="78.3003" calcext:value-type="float">
            <text:p>78.3003</text:p>
          </table:table-cell>
          <table:table-cell office:value-type="float" office:value="100.688" calcext:value-type="float">
            <text:p>100.688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599" calcext:value-type="float">
            <text:p>47.599</text:p>
          </table:table-cell>
          <table:table-cell office:value-type="float" office:value="67.582" calcext:value-type="float">
            <text:p>67.582</text:p>
          </table:table-cell>
          <table:table-cell office:value-type="float" office:value="83.0926" calcext:value-type="float">
            <text:p>83.092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2608" calcext:value-type="float">
            <text:p>53.2608</text:p>
          </table:table-cell>
          <table:table-cell office:value-type="float" office:value="58.7334" calcext:value-type="float">
            <text:p>58.7334</text:p>
          </table:table-cell>
          <table:table-cell office:value-type="float" office:value="74.4763" calcext:value-type="float">
            <text:p>74.4763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655" calcext:value-type="float">
            <text:p>51.7655</text:p>
          </table:table-cell>
          <table:table-cell office:value-type="float" office:value="82.1361" calcext:value-type="float">
            <text:p>82.1361</text:p>
          </table:table-cell>
          <table:table-cell office:value-type="float" office:value="101.754" calcext:value-type="float">
            <text:p>101.754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4851" calcext:value-type="float">
            <text:p>49.4851</text:p>
          </table:table-cell>
          <table:table-cell office:value-type="float" office:value="87.656" calcext:value-type="float">
            <text:p>87.656</text:p>
          </table:table-cell>
          <table:table-cell office:value-type="float" office:value="111.2" calcext:value-type="float">
            <text:p>111.2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5411" calcext:value-type="float">
            <text:p>44.5411</text:p>
          </table:table-cell>
          <table:table-cell office:value-type="float" office:value="78.2994" calcext:value-type="float">
            <text:p>78.2994</text:p>
          </table:table-cell>
          <table:table-cell office:value-type="float" office:value="100.687" calcext:value-type="float">
            <text:p>100.687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5936" calcext:value-type="float">
            <text:p>47.5936</text:p>
          </table:table-cell>
          <table:table-cell office:value-type="float" office:value="67.5718" calcext:value-type="float">
            <text:p>67.5718</text:p>
          </table:table-cell>
          <table:table-cell office:value-type="float" office:value="83.0798" calcext:value-type="float">
            <text:p>83.079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277" calcext:value-type="float">
            <text:p>53.277</text:p>
          </table:table-cell>
          <table:table-cell office:value-type="float" office:value="58.7806" calcext:value-type="float">
            <text:p>58.7806</text:p>
          </table:table-cell>
          <table:table-cell office:value-type="float" office:value="74.5467" calcext:value-type="float">
            <text:p>74.5467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662" calcext:value-type="float">
            <text:p>51.7662</text:p>
          </table:table-cell>
          <table:table-cell office:value-type="float" office:value="82.1373" calcext:value-type="float">
            <text:p>82.1373</text:p>
          </table:table-cell>
          <table:table-cell office:value-type="float" office:value="101.756" calcext:value-type="float">
            <text:p>101.756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4845" calcext:value-type="float">
            <text:p>49.4845</text:p>
          </table:table-cell>
          <table:table-cell office:value-type="float" office:value="87.6553" calcext:value-type="float">
            <text:p>87.6553</text:p>
          </table:table-cell>
          <table:table-cell office:value-type="float" office:value="111.199" calcext:value-type="float">
            <text:p>111.199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5424" calcext:value-type="float">
            <text:p>44.5424</text:p>
          </table:table-cell>
          <table:table-cell office:value-type="float" office:value="78.3017" calcext:value-type="float">
            <text:p>78.3017</text:p>
          </table:table-cell>
          <table:table-cell office:value-type="float" office:value="100.69" calcext:value-type="float">
            <text:p>100.69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5906" calcext:value-type="float">
            <text:p>47.5906</text:p>
          </table:table-cell>
          <table:table-cell office:value-type="float" office:value="67.5658" calcext:value-type="float">
            <text:p>67.5658</text:p>
          </table:table-cell>
          <table:table-cell office:value-type="float" office:value="83.072" calcext:value-type="float">
            <text:p>83.07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2963" calcext:value-type="float">
            <text:p>53.2963</text:p>
          </table:table-cell>
          <table:table-cell office:value-type="float" office:value="58.8317" calcext:value-type="float">
            <text:p>58.8317</text:p>
          </table:table-cell>
          <table:table-cell office:value-type="float" office:value="74.617" calcext:value-type="float">
            <text:p>74.617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682" calcext:value-type="float">
            <text:p>51.7682</text:p>
          </table:table-cell>
          <table:table-cell office:value-type="float" office:value="82.1406" calcext:value-type="float">
            <text:p>82.1406</text:p>
          </table:table-cell>
          <table:table-cell office:value-type="float" office:value="101.759" calcext:value-type="float">
            <text:p>101.759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4839" calcext:value-type="float">
            <text:p>49.4839</text:p>
          </table:table-cell>
          <table:table-cell office:value-type="float" office:value="87.6543" calcext:value-type="float">
            <text:p>87.6543</text:p>
          </table:table-cell>
          <table:table-cell office:value-type="float" office:value="111.198" calcext:value-type="float">
            <text:p>111.198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5422" calcext:value-type="float">
            <text:p>44.5422</text:p>
          </table:table-cell>
          <table:table-cell office:value-type="float" office:value="78.3016" calcext:value-type="float">
            <text:p>78.3016</text:p>
          </table:table-cell>
          <table:table-cell office:value-type="float" office:value="100.69" calcext:value-type="float">
            <text:p>100.69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5859" calcext:value-type="float">
            <text:p>47.5859</text:p>
          </table:table-cell>
          <table:table-cell office:value-type="float" office:value="67.5577" calcext:value-type="float">
            <text:p>67.5577</text:p>
          </table:table-cell>
          <table:table-cell office:value-type="float" office:value="83.0632" calcext:value-type="float">
            <text:p>83.063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3087" calcext:value-type="float">
            <text:p>53.3087</text:p>
          </table:table-cell>
          <table:table-cell office:value-type="float" office:value="58.8686" calcext:value-type="float">
            <text:p>58.8686</text:p>
          </table:table-cell>
          <table:table-cell office:value-type="float" office:value="74.6788" calcext:value-type="float">
            <text:p>74.6788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735" calcext:value-type="float">
            <text:p>51.7735</text:p>
          </table:table-cell>
          <table:table-cell office:value-type="float" office:value="82.1491" calcext:value-type="float">
            <text:p>82.1491</text:p>
          </table:table-cell>
          <table:table-cell office:value-type="float" office:value="101.769" calcext:value-type="float">
            <text:p>101.769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4831" calcext:value-type="float">
            <text:p>49.4831</text:p>
          </table:table-cell>
          <table:table-cell office:value-type="float" office:value="87.6534" calcext:value-type="float">
            <text:p>87.6534</text:p>
          </table:table-cell>
          <table:table-cell office:value-type="float" office:value="111.198" calcext:value-type="float">
            <text:p>111.198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5405" calcext:value-type="float">
            <text:p>44.5405</text:p>
          </table:table-cell>
          <table:table-cell office:value-type="float" office:value="78.2987" calcext:value-type="float">
            <text:p>78.2987</text:p>
          </table:table-cell>
          <table:table-cell office:value-type="float" office:value="100.686" calcext:value-type="float">
            <text:p>100.686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5839" calcext:value-type="float">
            <text:p>47.5839</text:p>
          </table:table-cell>
          <table:table-cell office:value-type="float" office:value="67.554" calcext:value-type="float">
            <text:p>67.554</text:p>
          </table:table-cell>
          <table:table-cell office:value-type="float" office:value="83.059" calcext:value-type="float">
            <text:p>83.05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3199" calcext:value-type="float">
            <text:p>53.3199</text:p>
          </table:table-cell>
          <table:table-cell office:value-type="float" office:value="58.8976" calcext:value-type="float">
            <text:p>58.8976</text:p>
          </table:table-cell>
          <table:table-cell office:value-type="float" office:value="74.7269" calcext:value-type="float">
            <text:p>74.7269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802" calcext:value-type="float">
            <text:p>51.7802</text:p>
          </table:table-cell>
          <table:table-cell office:value-type="float" office:value="82.1596" calcext:value-type="float">
            <text:p>82.1596</text:p>
          </table:table-cell>
          <table:table-cell office:value-type="float" office:value="101.78" calcext:value-type="float">
            <text:p>101.78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4823" calcext:value-type="float">
            <text:p>49.4823</text:p>
          </table:table-cell>
          <table:table-cell office:value-type="float" office:value="87.6523" calcext:value-type="float">
            <text:p>87.6523</text:p>
          </table:table-cell>
          <table:table-cell office:value-type="float" office:value="111.197" calcext:value-type="float">
            <text:p>111.197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5386" calcext:value-type="float">
            <text:p>44.5386</text:p>
          </table:table-cell>
          <table:table-cell office:value-type="float" office:value="78.2957" calcext:value-type="float">
            <text:p>78.2957</text:p>
          </table:table-cell>
          <table:table-cell office:value-type="float" office:value="100.683" calcext:value-type="float">
            <text:p>100.683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5821" calcext:value-type="float">
            <text:p>47.5821</text:p>
          </table:table-cell>
          <table:table-cell office:value-type="float" office:value="67.5509" calcext:value-type="float">
            <text:p>67.5509</text:p>
          </table:table-cell>
          <table:table-cell office:value-type="float" office:value="83.0558" calcext:value-type="float">
            <text:p>83.055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3307" calcext:value-type="float">
            <text:p>53.3307</text:p>
          </table:table-cell>
          <table:table-cell office:value-type="float" office:value="58.9245" calcext:value-type="float">
            <text:p>58.9245</text:p>
          </table:table-cell>
          <table:table-cell office:value-type="float" office:value="74.7766" calcext:value-type="float">
            <text:p>74.7766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894" calcext:value-type="float">
            <text:p>51.7894</text:p>
          </table:table-cell>
          <table:table-cell office:value-type="float" office:value="82.1746" calcext:value-type="float">
            <text:p>82.1746</text:p>
          </table:table-cell>
          <table:table-cell office:value-type="float" office:value="101.797" calcext:value-type="float">
            <text:p>101.797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4806" calcext:value-type="float">
            <text:p>49.4806</text:p>
          </table:table-cell>
          <table:table-cell office:value-type="float" office:value="87.6502" calcext:value-type="float">
            <text:p>87.6502</text:p>
          </table:table-cell>
          <table:table-cell office:value-type="float" office:value="111.195" calcext:value-type="float">
            <text:p>111.195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5379" calcext:value-type="float">
            <text:p>44.5379</text:p>
          </table:table-cell>
          <table:table-cell office:value-type="float" office:value="78.2949" calcext:value-type="float">
            <text:p>78.2949</text:p>
          </table:table-cell>
          <table:table-cell office:value-type="float" office:value="100.682" calcext:value-type="float">
            <text:p>100.682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5778" calcext:value-type="float">
            <text:p>47.5778</text:p>
          </table:table-cell>
          <table:table-cell office:value-type="float" office:value="67.5426" calcext:value-type="float">
            <text:p>67.5426</text:p>
          </table:table-cell>
          <table:table-cell office:value-type="float" office:value="83.045" calcext:value-type="float">
            <text:p>83.04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3329" calcext:value-type="float">
            <text:p>53.3329</text:p>
          </table:table-cell>
          <table:table-cell office:value-type="float" office:value="58.9352" calcext:value-type="float">
            <text:p>58.9352</text:p>
          </table:table-cell>
          <table:table-cell office:value-type="float" office:value="74.8042" calcext:value-type="float">
            <text:p>74.8042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916" calcext:value-type="float">
            <text:p>51.7916</text:p>
          </table:table-cell>
          <table:table-cell office:value-type="float" office:value="82.1781" calcext:value-type="float">
            <text:p>82.1781</text:p>
          </table:table-cell>
          <table:table-cell office:value-type="float" office:value="101.801" calcext:value-type="float">
            <text:p>101.801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48" calcext:value-type="float">
            <text:p>49.48</text:p>
          </table:table-cell>
          <table:table-cell office:value-type="float" office:value="87.6495" calcext:value-type="float">
            <text:p>87.6495</text:p>
          </table:table-cell>
          <table:table-cell office:value-type="float" office:value="111.195" calcext:value-type="float">
            <text:p>111.195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536" calcext:value-type="float">
            <text:p>44.536</text:p>
          </table:table-cell>
          <table:table-cell office:value-type="float" office:value="78.2922" calcext:value-type="float">
            <text:p>78.2922</text:p>
          </table:table-cell>
          <table:table-cell office:value-type="float" office:value="100.679" calcext:value-type="float">
            <text:p>100.679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5766" calcext:value-type="float">
            <text:p>47.5766</text:p>
          </table:table-cell>
          <table:table-cell office:value-type="float" office:value="67.5403" calcext:value-type="float">
            <text:p>67.5403</text:p>
          </table:table-cell>
          <table:table-cell office:value-type="float" office:value="83.0421" calcext:value-type="float">
            <text:p>83.042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3397" calcext:value-type="float">
            <text:p>53.3397</text:p>
          </table:table-cell>
          <table:table-cell office:value-type="float" office:value="58.9608" calcext:value-type="float">
            <text:p>58.9608</text:p>
          </table:table-cell>
          <table:table-cell office:value-type="float" office:value="74.8622" calcext:value-type="float">
            <text:p>74.8622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948" calcext:value-type="float">
            <text:p>51.7948</text:p>
          </table:table-cell>
          <table:table-cell office:value-type="float" office:value="82.1835" calcext:value-type="float">
            <text:p>82.1835</text:p>
          </table:table-cell>
          <table:table-cell office:value-type="float" office:value="101.807" calcext:value-type="float">
            <text:p>101.807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4787" calcext:value-type="float">
            <text:p>49.4787</text:p>
          </table:table-cell>
          <table:table-cell office:value-type="float" office:value="87.6475" calcext:value-type="float">
            <text:p>87.6475</text:p>
          </table:table-cell>
          <table:table-cell office:value-type="float" office:value="111.192" calcext:value-type="float">
            <text:p>111.192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5306" calcext:value-type="float">
            <text:p>44.5306</text:p>
          </table:table-cell>
          <table:table-cell office:value-type="float" office:value="78.2845" calcext:value-type="float">
            <text:p>78.2845</text:p>
          </table:table-cell>
          <table:table-cell office:value-type="float" office:value="100.672" calcext:value-type="float">
            <text:p>100.672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5733" calcext:value-type="float">
            <text:p>47.5733</text:p>
          </table:table-cell>
          <table:table-cell office:value-type="float" office:value="67.5345" calcext:value-type="float">
            <text:p>67.5345</text:p>
          </table:table-cell>
          <table:table-cell office:value-type="float" office:value="83.036" calcext:value-type="float">
            <text:p>83.03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339" calcext:value-type="float">
            <text:p>53.339</text:p>
          </table:table-cell>
          <table:table-cell office:value-type="float" office:value="58.9682" calcext:value-type="float">
            <text:p>58.9682</text:p>
          </table:table-cell>
          <table:table-cell office:value-type="float" office:value="74.8906" calcext:value-type="float">
            <text:p>74.8906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8006" calcext:value-type="float">
            <text:p>51.8006</text:p>
          </table:table-cell>
          <table:table-cell office:value-type="float" office:value="82.1928" calcext:value-type="float">
            <text:p>82.1928</text:p>
          </table:table-cell>
          <table:table-cell office:value-type="float" office:value="101.817" calcext:value-type="float">
            <text:p>101.817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4785" calcext:value-type="float">
            <text:p>49.4785</text:p>
          </table:table-cell>
          <table:table-cell office:value-type="float" office:value="87.6472" calcext:value-type="float">
            <text:p>87.6472</text:p>
          </table:table-cell>
          <table:table-cell office:value-type="float" office:value="111.192" calcext:value-type="float">
            <text:p>111.192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5283" calcext:value-type="float">
            <text:p>44.5283</text:p>
          </table:table-cell>
          <table:table-cell office:value-type="float" office:value="78.2814" calcext:value-type="float">
            <text:p>78.2814</text:p>
          </table:table-cell>
          <table:table-cell office:value-type="float" office:value="100.669" calcext:value-type="float">
            <text:p>100.669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5694" calcext:value-type="float">
            <text:p>47.5694</text:p>
          </table:table-cell>
          <table:table-cell office:value-type="float" office:value="67.5276" calcext:value-type="float">
            <text:p>67.5276</text:p>
          </table:table-cell>
          <table:table-cell office:value-type="float" office:value="83.0282" calcext:value-type="float">
            <text:p>83.028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3385" calcext:value-type="float">
            <text:p>53.3385</text:p>
          </table:table-cell>
          <table:table-cell office:value-type="float" office:value="58.969" calcext:value-type="float">
            <text:p>58.969</text:p>
          </table:table-cell>
          <table:table-cell office:value-type="float" office:value="74.8996" calcext:value-type="float">
            <text:p>74.8996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8049" calcext:value-type="float">
            <text:p>51.8049</text:p>
          </table:table-cell>
          <table:table-cell office:value-type="float" office:value="82.1997" calcext:value-type="float">
            <text:p>82.1997</text:p>
          </table:table-cell>
          <table:table-cell office:value-type="float" office:value="101.825" calcext:value-type="float">
            <text:p>101.825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4779" calcext:value-type="float">
            <text:p>49.4779</text:p>
          </table:table-cell>
          <table:table-cell office:value-type="float" office:value="87.6464" calcext:value-type="float">
            <text:p>87.6464</text:p>
          </table:table-cell>
          <table:table-cell office:value-type="float" office:value="111.191" calcext:value-type="float">
            <text:p>111.191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5275" calcext:value-type="float">
            <text:p>44.5275</text:p>
          </table:table-cell>
          <table:table-cell office:value-type="float" office:value="78.2809" calcext:value-type="float">
            <text:p>78.2809</text:p>
          </table:table-cell>
          <table:table-cell office:value-type="float" office:value="100.669" calcext:value-type="float">
            <text:p>100.669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5666" calcext:value-type="float">
            <text:p>47.5666</text:p>
          </table:table-cell>
          <table:table-cell office:value-type="float" office:value="67.5229" calcext:value-type="float">
            <text:p>67.5229</text:p>
          </table:table-cell>
          <table:table-cell office:value-type="float" office:value="83.0238" calcext:value-type="float">
            <text:p>83.023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3408" calcext:value-type="float">
            <text:p>53.3408</text:p>
          </table:table-cell>
          <table:table-cell office:value-type="float" office:value="58.9806" calcext:value-type="float">
            <text:p>58.9806</text:p>
          </table:table-cell>
          <table:table-cell office:value-type="float" office:value="74.9237" calcext:value-type="float">
            <text:p>74.9237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8079" calcext:value-type="float">
            <text:p>51.8079</text:p>
          </table:table-cell>
          <table:table-cell office:value-type="float" office:value="82.2043" calcext:value-type="float">
            <text:p>82.2043</text:p>
          </table:table-cell>
          <table:table-cell office:value-type="float" office:value="101.83" calcext:value-type="float">
            <text:p>101.83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4771" calcext:value-type="float">
            <text:p>49.4771</text:p>
          </table:table-cell>
          <table:table-cell office:value-type="float" office:value="87.6451" calcext:value-type="float">
            <text:p>87.6451</text:p>
          </table:table-cell>
          <table:table-cell office:value-type="float" office:value="111.19" calcext:value-type="float">
            <text:p>111.19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5273" calcext:value-type="float">
            <text:p>44.5273</text:p>
          </table:table-cell>
          <table:table-cell office:value-type="float" office:value="78.2809" calcext:value-type="float">
            <text:p>78.2809</text:p>
          </table:table-cell>
          <table:table-cell office:value-type="float" office:value="100.67" calcext:value-type="float">
            <text:p>100.67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5642" calcext:value-type="float">
            <text:p>47.5642</text:p>
          </table:table-cell>
          <table:table-cell office:value-type="float" office:value="67.5189" calcext:value-type="float">
            <text:p>67.5189</text:p>
          </table:table-cell>
          <table:table-cell office:value-type="float" office:value="83.0196" calcext:value-type="float">
            <text:p>83.019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3421" calcext:value-type="float">
            <text:p>53.3421</text:p>
          </table:table-cell>
          <table:table-cell office:value-type="float" office:value="58.989" calcext:value-type="float">
            <text:p>58.989</text:p>
          </table:table-cell>
          <table:table-cell office:value-type="float" office:value="74.9387" calcext:value-type="float">
            <text:p>74.9387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8117" calcext:value-type="float">
            <text:p>51.8117</text:p>
          </table:table-cell>
          <table:table-cell office:value-type="float" office:value="82.2102" calcext:value-type="float">
            <text:p>82.2102</text:p>
          </table:table-cell>
          <table:table-cell office:value-type="float" office:value="101.836" calcext:value-type="float">
            <text:p>101.836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4771" calcext:value-type="float">
            <text:p>49.4771</text:p>
          </table:table-cell>
          <table:table-cell office:value-type="float" office:value="87.6448" calcext:value-type="float">
            <text:p>87.6448</text:p>
          </table:table-cell>
          <table:table-cell office:value-type="float" office:value="111.189" calcext:value-type="float">
            <text:p>111.189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5256" calcext:value-type="float">
            <text:p>44.5256</text:p>
          </table:table-cell>
          <table:table-cell office:value-type="float" office:value="78.2786" calcext:value-type="float">
            <text:p>78.2786</text:p>
          </table:table-cell>
          <table:table-cell office:value-type="float" office:value="100.668" calcext:value-type="float">
            <text:p>100.668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5615" calcext:value-type="float">
            <text:p>47.5615</text:p>
          </table:table-cell>
          <table:table-cell office:value-type="float" office:value="67.5145" calcext:value-type="float">
            <text:p>67.5145</text:p>
          </table:table-cell>
          <table:table-cell office:value-type="float" office:value="83.0154" calcext:value-type="float">
            <text:p>83.015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3414" calcext:value-type="float">
            <text:p>53.3414</text:p>
          </table:table-cell>
          <table:table-cell office:value-type="float" office:value="58.9907" calcext:value-type="float">
            <text:p>58.9907</text:p>
          </table:table-cell>
          <table:table-cell office:value-type="float" office:value="74.9388" calcext:value-type="float">
            <text:p>74.9388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8146" calcext:value-type="float">
            <text:p>51.8146</text:p>
          </table:table-cell>
          <table:table-cell office:value-type="float" office:value="82.2147" calcext:value-type="float">
            <text:p>82.2147</text:p>
          </table:table-cell>
          <table:table-cell office:value-type="float" office:value="101.841" calcext:value-type="float">
            <text:p>101.841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4766" calcext:value-type="float">
            <text:p>49.4766</text:p>
          </table:table-cell>
          <table:table-cell office:value-type="float" office:value="87.6439" calcext:value-type="float">
            <text:p>87.6439</text:p>
          </table:table-cell>
          <table:table-cell office:value-type="float" office:value="111.188" calcext:value-type="float">
            <text:p>111.188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5226" calcext:value-type="float">
            <text:p>44.5226</text:p>
          </table:table-cell>
          <table:table-cell office:value-type="float" office:value="78.2743" calcext:value-type="float">
            <text:p>78.2743</text:p>
          </table:table-cell>
          <table:table-cell office:value-type="float" office:value="100.664" calcext:value-type="float">
            <text:p>100.664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5576" calcext:value-type="float">
            <text:p>47.5576</text:p>
          </table:table-cell>
          <table:table-cell office:value-type="float" office:value="67.5075" calcext:value-type="float">
            <text:p>67.5075</text:p>
          </table:table-cell>
          <table:table-cell office:value-type="float" office:value="83.0078" calcext:value-type="float">
            <text:p>83.007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3408" calcext:value-type="float">
            <text:p>53.3408</text:p>
          </table:table-cell>
          <table:table-cell office:value-type="float" office:value="58.9921" calcext:value-type="float">
            <text:p>58.9921</text:p>
          </table:table-cell>
          <table:table-cell office:value-type="float" office:value="74.9353" calcext:value-type="float">
            <text:p>74.9353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817" calcext:value-type="float">
            <text:p>51.817</text:p>
          </table:table-cell>
          <table:table-cell office:value-type="float" office:value="82.2179" calcext:value-type="float">
            <text:p>82.2179</text:p>
          </table:table-cell>
          <table:table-cell office:value-type="float" office:value="101.843" calcext:value-type="float">
            <text:p>101.843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4745" calcext:value-type="float">
            <text:p>49.4745</text:p>
          </table:table-cell>
          <table:table-cell office:value-type="float" office:value="87.6406" calcext:value-type="float">
            <text:p>87.6406</text:p>
          </table:table-cell>
          <table:table-cell office:value-type="float" office:value="111.184" calcext:value-type="float">
            <text:p>111.184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5193" calcext:value-type="float">
            <text:p>44.5193</text:p>
          </table:table-cell>
          <table:table-cell office:value-type="float" office:value="78.2697" calcext:value-type="float">
            <text:p>78.2697</text:p>
          </table:table-cell>
          <table:table-cell office:value-type="float" office:value="100.659" calcext:value-type="float">
            <text:p>100.659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5559" calcext:value-type="float">
            <text:p>47.5559</text:p>
          </table:table-cell>
          <table:table-cell office:value-type="float" office:value="67.5046" calcext:value-type="float">
            <text:p>67.5046</text:p>
          </table:table-cell>
          <table:table-cell office:value-type="float" office:value="83.0046" calcext:value-type="float">
            <text:p>83.004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3402" calcext:value-type="float">
            <text:p>53.3402</text:p>
          </table:table-cell>
          <table:table-cell office:value-type="float" office:value="58.9941" calcext:value-type="float">
            <text:p>58.9941</text:p>
          </table:table-cell>
          <table:table-cell office:value-type="float" office:value="74.9373" calcext:value-type="float">
            <text:p>74.9373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8193" calcext:value-type="float">
            <text:p>51.8193</text:p>
          </table:table-cell>
          <table:table-cell office:value-type="float" office:value="82.2215" calcext:value-type="float">
            <text:p>82.2215</text:p>
          </table:table-cell>
          <table:table-cell office:value-type="float" office:value="101.847" calcext:value-type="float">
            <text:p>101.847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4711" calcext:value-type="float">
            <text:p>49.4711</text:p>
          </table:table-cell>
          <table:table-cell office:value-type="float" office:value="87.6354" calcext:value-type="float">
            <text:p>87.6354</text:p>
          </table:table-cell>
          <table:table-cell office:value-type="float" office:value="111.178" calcext:value-type="float">
            <text:p>111.178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5177" calcext:value-type="float">
            <text:p>44.5177</text:p>
          </table:table-cell>
          <table:table-cell office:value-type="float" office:value="78.2673" calcext:value-type="float">
            <text:p>78.2673</text:p>
          </table:table-cell>
          <table:table-cell office:value-type="float" office:value="100.656" calcext:value-type="float">
            <text:p>100.656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5528" calcext:value-type="float">
            <text:p>47.5528</text:p>
          </table:table-cell>
          <table:table-cell office:value-type="float" office:value="67.4991" calcext:value-type="float">
            <text:p>67.4991</text:p>
          </table:table-cell>
          <table:table-cell office:value-type="float" office:value="82.9985" calcext:value-type="float">
            <text:p>82.99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3389" calcext:value-type="float">
            <text:p>53.3389</text:p>
          </table:table-cell>
          <table:table-cell office:value-type="float" office:value="58.9959" calcext:value-type="float">
            <text:p>58.9959</text:p>
          </table:table-cell>
          <table:table-cell office:value-type="float" office:value="74.9391" calcext:value-type="float">
            <text:p>74.9391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8212" calcext:value-type="float">
            <text:p>51.8212</text:p>
          </table:table-cell>
          <table:table-cell office:value-type="float" office:value="82.2244" calcext:value-type="float">
            <text:p>82.2244</text:p>
          </table:table-cell>
          <table:table-cell office:value-type="float" office:value="101.85" calcext:value-type="float">
            <text:p>101.85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4686" calcext:value-type="float">
            <text:p>49.4686</text:p>
          </table:table-cell>
          <table:table-cell office:value-type="float" office:value="87.6311" calcext:value-type="float">
            <text:p>87.6311</text:p>
          </table:table-cell>
          <table:table-cell office:value-type="float" office:value="111.172" calcext:value-type="float">
            <text:p>111.172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5176" calcext:value-type="float">
            <text:p>44.5176</text:p>
          </table:table-cell>
          <table:table-cell office:value-type="float" office:value="78.2673" calcext:value-type="float">
            <text:p>78.2673</text:p>
          </table:table-cell>
          <table:table-cell office:value-type="float" office:value="100.657" calcext:value-type="float">
            <text:p>100.657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5515" calcext:value-type="float">
            <text:p>47.5515</text:p>
          </table:table-cell>
          <table:table-cell office:value-type="float" office:value="67.4969" calcext:value-type="float">
            <text:p>67.4969</text:p>
          </table:table-cell>
          <table:table-cell office:value-type="float" office:value="82.9966" calcext:value-type="float">
            <text:p>82.996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3399" calcext:value-type="float">
            <text:p>53.3399</text:p>
          </table:table-cell>
          <table:table-cell office:value-type="float" office:value="58.9956" calcext:value-type="float">
            <text:p>58.9956</text:p>
          </table:table-cell>
          <table:table-cell office:value-type="float" office:value="74.9323" calcext:value-type="float">
            <text:p>74.9323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8215" calcext:value-type="float">
            <text:p>51.8215</text:p>
          </table:table-cell>
          <table:table-cell office:value-type="float" office:value="82.2249" calcext:value-type="float">
            <text:p>82.2249</text:p>
          </table:table-cell>
          <table:table-cell office:value-type="float" office:value="101.85" calcext:value-type="float">
            <text:p>101.85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4676" calcext:value-type="float">
            <text:p>49.4676</text:p>
          </table:table-cell>
          <table:table-cell office:value-type="float" office:value="87.6295" calcext:value-type="float">
            <text:p>87.6295</text:p>
          </table:table-cell>
          <table:table-cell office:value-type="float" office:value="111.17" calcext:value-type="float">
            <text:p>111.17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5174" calcext:value-type="float">
            <text:p>44.5174</text:p>
          </table:table-cell>
          <table:table-cell office:value-type="float" office:value="78.2672" calcext:value-type="float">
            <text:p>78.2672</text:p>
          </table:table-cell>
          <table:table-cell office:value-type="float" office:value="100.657" calcext:value-type="float">
            <text:p>100.657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5506" calcext:value-type="float">
            <text:p>47.5506</text:p>
          </table:table-cell>
          <table:table-cell office:value-type="float" office:value="67.4957" calcext:value-type="float">
            <text:p>67.4957</text:p>
          </table:table-cell>
          <table:table-cell office:value-type="float" office:value="82.9958" calcext:value-type="float">
            <text:p>82.995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3406" calcext:value-type="float">
            <text:p>53.3406</text:p>
          </table:table-cell>
          <table:table-cell office:value-type="float" office:value="58.9921" calcext:value-type="float">
            <text:p>58.9921</text:p>
          </table:table-cell>
          <table:table-cell office:value-type="float" office:value="74.9227" calcext:value-type="float">
            <text:p>74.9227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8223" calcext:value-type="float">
            <text:p>51.8223</text:p>
          </table:table-cell>
          <table:table-cell office:value-type="float" office:value="82.2262" calcext:value-type="float">
            <text:p>82.2262</text:p>
          </table:table-cell>
          <table:table-cell office:value-type="float" office:value="101.852" calcext:value-type="float">
            <text:p>101.852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4661" calcext:value-type="float">
            <text:p>49.4661</text:p>
          </table:table-cell>
          <table:table-cell office:value-type="float" office:value="87.6274" calcext:value-type="float">
            <text:p>87.6274</text:p>
          </table:table-cell>
          <table:table-cell office:value-type="float" office:value="111.168" calcext:value-type="float">
            <text:p>111.168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5167" calcext:value-type="float">
            <text:p>44.5167</text:p>
          </table:table-cell>
          <table:table-cell office:value-type="float" office:value="78.2664" calcext:value-type="float">
            <text:p>78.2664</text:p>
          </table:table-cell>
          <table:table-cell office:value-type="float" office:value="100.657" calcext:value-type="float">
            <text:p>100.657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5496" calcext:value-type="float">
            <text:p>47.5496</text:p>
          </table:table-cell>
          <table:table-cell office:value-type="float" office:value="67.4943" calcext:value-type="float">
            <text:p>67.4943</text:p>
          </table:table-cell>
          <table:table-cell office:value-type="float" office:value="82.9951" calcext:value-type="float">
            <text:p>82.995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3401" calcext:value-type="float">
            <text:p>53.3401</text:p>
          </table:table-cell>
          <table:table-cell office:value-type="float" office:value="58.9829" calcext:value-type="float">
            <text:p>58.9829</text:p>
          </table:table-cell>
          <table:table-cell office:value-type="float" office:value="74.9053" calcext:value-type="float">
            <text:p>74.9053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8229" calcext:value-type="float">
            <text:p>51.8229</text:p>
          </table:table-cell>
          <table:table-cell office:value-type="float" office:value="82.2271" calcext:value-type="float">
            <text:p>82.2271</text:p>
          </table:table-cell>
          <table:table-cell office:value-type="float" office:value="101.853" calcext:value-type="float">
            <text:p>101.853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4653" calcext:value-type="float">
            <text:p>49.4653</text:p>
          </table:table-cell>
          <table:table-cell office:value-type="float" office:value="87.626" calcext:value-type="float">
            <text:p>87.626</text:p>
          </table:table-cell>
          <table:table-cell office:value-type="float" office:value="111.166" calcext:value-type="float">
            <text:p>111.166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5159" calcext:value-type="float">
            <text:p>44.5159</text:p>
          </table:table-cell>
          <table:table-cell office:value-type="float" office:value="78.2655" calcext:value-type="float">
            <text:p>78.2655</text:p>
          </table:table-cell>
          <table:table-cell office:value-type="float" office:value="100.656" calcext:value-type="float">
            <text:p>100.656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5494" calcext:value-type="float">
            <text:p>47.5494</text:p>
          </table:table-cell>
          <table:table-cell office:value-type="float" office:value="67.4942" calcext:value-type="float">
            <text:p>67.4942</text:p>
          </table:table-cell>
          <table:table-cell office:value-type="float" office:value="82.9953" calcext:value-type="float">
            <text:p>82.995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3396" calcext:value-type="float">
            <text:p>53.3396</text:p>
          </table:table-cell>
          <table:table-cell office:value-type="float" office:value="58.9673" calcext:value-type="float">
            <text:p>58.9673</text:p>
          </table:table-cell>
          <table:table-cell office:value-type="float" office:value="74.8778" calcext:value-type="float">
            <text:p>74.8778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8235" calcext:value-type="float">
            <text:p>51.8235</text:p>
          </table:table-cell>
          <table:table-cell office:value-type="float" office:value="82.2282" calcext:value-type="float">
            <text:p>82.2282</text:p>
          </table:table-cell>
          <table:table-cell office:value-type="float" office:value="101.854" calcext:value-type="float">
            <text:p>101.854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4647" calcext:value-type="float">
            <text:p>49.4647</text:p>
          </table:table-cell>
          <table:table-cell office:value-type="float" office:value="87.625" calcext:value-type="float">
            <text:p>87.625</text:p>
          </table:table-cell>
          <table:table-cell office:value-type="float" office:value="111.165" calcext:value-type="float">
            <text:p>111.165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5145" calcext:value-type="float">
            <text:p>44.5145</text:p>
          </table:table-cell>
          <table:table-cell office:value-type="float" office:value="78.2635" calcext:value-type="float">
            <text:p>78.2635</text:p>
          </table:table-cell>
          <table:table-cell office:value-type="float" office:value="100.654" calcext:value-type="float">
            <text:p>100.654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5489" calcext:value-type="float">
            <text:p>47.5489</text:p>
          </table:table-cell>
          <table:table-cell office:value-type="float" office:value="67.4936" calcext:value-type="float">
            <text:p>67.4936</text:p>
          </table:table-cell>
          <table:table-cell office:value-type="float" office:value="82.9954" calcext:value-type="float">
            <text:p>82.995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3379" calcext:value-type="float">
            <text:p>53.3379</text:p>
          </table:table-cell>
          <table:table-cell office:value-type="float" office:value="58.9558" calcext:value-type="float">
            <text:p>58.9558</text:p>
          </table:table-cell>
          <table:table-cell office:value-type="float" office:value="74.8558" calcext:value-type="float">
            <text:p>74.8558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8236" calcext:value-type="float">
            <text:p>51.8236</text:p>
          </table:table-cell>
          <table:table-cell office:value-type="float" office:value="82.2283" calcext:value-type="float">
            <text:p>82.2283</text:p>
          </table:table-cell>
          <table:table-cell office:value-type="float" office:value="101.854" calcext:value-type="float">
            <text:p>101.854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4641" calcext:value-type="float">
            <text:p>49.4641</text:p>
          </table:table-cell>
          <table:table-cell office:value-type="float" office:value="87.624" calcext:value-type="float">
            <text:p>87.624</text:p>
          </table:table-cell>
          <table:table-cell office:value-type="float" office:value="111.163" calcext:value-type="float">
            <text:p>111.163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5117" calcext:value-type="float">
            <text:p>44.5117</text:p>
          </table:table-cell>
          <table:table-cell office:value-type="float" office:value="78.2592" calcext:value-type="float">
            <text:p>78.2592</text:p>
          </table:table-cell>
          <table:table-cell office:value-type="float" office:value="100.649" calcext:value-type="float">
            <text:p>100.649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5469" calcext:value-type="float">
            <text:p>47.5469</text:p>
          </table:table-cell>
          <table:table-cell office:value-type="float" office:value="67.4899" calcext:value-type="float">
            <text:p>67.4899</text:p>
          </table:table-cell>
          <table:table-cell office:value-type="float" office:value="82.9912" calcext:value-type="float">
            <text:p>82.991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3404" calcext:value-type="float">
            <text:p>53.3404</text:p>
          </table:table-cell>
          <table:table-cell office:value-type="float" office:value="58.9482" calcext:value-type="float">
            <text:p>58.9482</text:p>
          </table:table-cell>
          <table:table-cell office:value-type="float" office:value="74.8353" calcext:value-type="float">
            <text:p>74.8353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8238" calcext:value-type="float">
            <text:p>51.8238</text:p>
          </table:table-cell>
          <table:table-cell office:value-type="float" office:value="82.2285" calcext:value-type="float">
            <text:p>82.2285</text:p>
          </table:table-cell>
          <table:table-cell office:value-type="float" office:value="101.854" calcext:value-type="float">
            <text:p>101.854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464" calcext:value-type="float">
            <text:p>49.464</text:p>
          </table:table-cell>
          <table:table-cell office:value-type="float" office:value="87.6239" calcext:value-type="float">
            <text:p>87.6239</text:p>
          </table:table-cell>
          <table:table-cell office:value-type="float" office:value="111.163" calcext:value-type="float">
            <text:p>111.163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5113" calcext:value-type="float">
            <text:p>44.5113</text:p>
          </table:table-cell>
          <table:table-cell office:value-type="float" office:value="78.2589" calcext:value-type="float">
            <text:p>78.2589</text:p>
          </table:table-cell>
          <table:table-cell office:value-type="float" office:value="100.649" calcext:value-type="float">
            <text:p>100.649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5455" calcext:value-type="float">
            <text:p>47.5455</text:p>
          </table:table-cell>
          <table:table-cell office:value-type="float" office:value="67.4877" calcext:value-type="float">
            <text:p>67.4877</text:p>
          </table:table-cell>
          <table:table-cell office:value-type="float" office:value="82.9891" calcext:value-type="float">
            <text:p>82.989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3449" calcext:value-type="float">
            <text:p>53.3449</text:p>
          </table:table-cell>
          <table:table-cell office:value-type="float" office:value="58.9448" calcext:value-type="float">
            <text:p>58.9448</text:p>
          </table:table-cell>
          <table:table-cell office:value-type="float" office:value="74.8184" calcext:value-type="float">
            <text:p>74.8184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8254" calcext:value-type="float">
            <text:p>51.8254</text:p>
          </table:table-cell>
          <table:table-cell office:value-type="float" office:value="82.231" calcext:value-type="float">
            <text:p>82.231</text:p>
          </table:table-cell>
          <table:table-cell office:value-type="float" office:value="101.857" calcext:value-type="float">
            <text:p>101.857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4638" calcext:value-type="float">
            <text:p>49.4638</text:p>
          </table:table-cell>
          <table:table-cell office:value-type="float" office:value="87.6236" calcext:value-type="float">
            <text:p>87.6236</text:p>
          </table:table-cell>
          <table:table-cell office:value-type="float" office:value="111.163" calcext:value-type="float">
            <text:p>111.163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5112" calcext:value-type="float">
            <text:p>44.5112</text:p>
          </table:table-cell>
          <table:table-cell office:value-type="float" office:value="78.259" calcext:value-type="float">
            <text:p>78.259</text:p>
          </table:table-cell>
          <table:table-cell office:value-type="float" office:value="100.65" calcext:value-type="float">
            <text:p>100.65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5454" calcext:value-type="float">
            <text:p>47.5454</text:p>
          </table:table-cell>
          <table:table-cell office:value-type="float" office:value="67.4875" calcext:value-type="float">
            <text:p>67.4875</text:p>
          </table:table-cell>
          <table:table-cell office:value-type="float" office:value="82.9891" calcext:value-type="float">
            <text:p>82.989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3473" calcext:value-type="float">
            <text:p>53.3473</text:p>
          </table:table-cell>
          <table:table-cell office:value-type="float" office:value="58.94" calcext:value-type="float">
            <text:p>58.94</text:p>
          </table:table-cell>
          <table:table-cell office:value-type="float" office:value="74.801" calcext:value-type="float">
            <text:p>74.801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8261" calcext:value-type="float">
            <text:p>51.8261</text:p>
          </table:table-cell>
          <table:table-cell office:value-type="float" office:value="82.2318" calcext:value-type="float">
            <text:p>82.2318</text:p>
          </table:table-cell>
          <table:table-cell office:value-type="float" office:value="101.857" calcext:value-type="float">
            <text:p>101.857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4633" calcext:value-type="float">
            <text:p>49.4633</text:p>
          </table:table-cell>
          <table:table-cell office:value-type="float" office:value="87.623" calcext:value-type="float">
            <text:p>87.623</text:p>
          </table:table-cell>
          <table:table-cell office:value-type="float" office:value="111.163" calcext:value-type="float">
            <text:p>111.163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5105" calcext:value-type="float">
            <text:p>44.5105</text:p>
          </table:table-cell>
          <table:table-cell office:value-type="float" office:value="78.2581" calcext:value-type="float">
            <text:p>78.2581</text:p>
          </table:table-cell>
          <table:table-cell office:value-type="float" office:value="100.649" calcext:value-type="float">
            <text:p>100.649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5447" calcext:value-type="float">
            <text:p>47.5447</text:p>
          </table:table-cell>
          <table:table-cell office:value-type="float" office:value="67.4866" calcext:value-type="float">
            <text:p>67.4866</text:p>
          </table:table-cell>
          <table:table-cell office:value-type="float" office:value="82.9886" calcext:value-type="float">
            <text:p>82.988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3519" calcext:value-type="float">
            <text:p>53.3519</text:p>
          </table:table-cell>
          <table:table-cell office:value-type="float" office:value="58.9312" calcext:value-type="float">
            <text:p>58.9312</text:p>
          </table:table-cell>
          <table:table-cell office:value-type="float" office:value="74.7716" calcext:value-type="float">
            <text:p>74.7716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8253" calcext:value-type="float">
            <text:p>51.8253</text:p>
          </table:table-cell>
          <table:table-cell office:value-type="float" office:value="82.2301" calcext:value-type="float">
            <text:p>82.2301</text:p>
          </table:table-cell>
          <table:table-cell office:value-type="float" office:value="101.854" calcext:value-type="float">
            <text:p>101.854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4629" calcext:value-type="float">
            <text:p>49.4629</text:p>
          </table:table-cell>
          <table:table-cell office:value-type="float" office:value="87.6225" calcext:value-type="float">
            <text:p>87.6225</text:p>
          </table:table-cell>
          <table:table-cell office:value-type="float" office:value="111.162" calcext:value-type="float">
            <text:p>111.162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51" calcext:value-type="float">
            <text:p>44.51</text:p>
          </table:table-cell>
          <table:table-cell office:value-type="float" office:value="78.2577" calcext:value-type="float">
            <text:p>78.2577</text:p>
          </table:table-cell>
          <table:table-cell office:value-type="float" office:value="100.649" calcext:value-type="float">
            <text:p>100.649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5432" calcext:value-type="float">
            <text:p>47.5432</text:p>
          </table:table-cell>
          <table:table-cell office:value-type="float" office:value="67.4842" calcext:value-type="float">
            <text:p>67.4842</text:p>
          </table:table-cell>
          <table:table-cell office:value-type="float" office:value="82.9867" calcext:value-type="float">
            <text:p>82.986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3522" calcext:value-type="float">
            <text:p>53.3522</text:p>
          </table:table-cell>
          <table:table-cell office:value-type="float" office:value="58.925" calcext:value-type="float">
            <text:p>58.925</text:p>
          </table:table-cell>
          <table:table-cell office:value-type="float" office:value="74.7593" calcext:value-type="float">
            <text:p>74.7593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822" calcext:value-type="float">
            <text:p>51.822</text:p>
          </table:table-cell>
          <table:table-cell office:value-type="float" office:value="82.2245" calcext:value-type="float">
            <text:p>82.2245</text:p>
          </table:table-cell>
          <table:table-cell office:value-type="float" office:value="101.848" calcext:value-type="float">
            <text:p>101.848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4628" calcext:value-type="float">
            <text:p>49.4628</text:p>
          </table:table-cell>
          <table:table-cell office:value-type="float" office:value="87.6222" calcext:value-type="float">
            <text:p>87.6222</text:p>
          </table:table-cell>
          <table:table-cell office:value-type="float" office:value="111.162" calcext:value-type="float">
            <text:p>111.162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51" calcext:value-type="float">
            <text:p>44.51</text:p>
          </table:table-cell>
          <table:table-cell office:value-type="float" office:value="78.2577" calcext:value-type="float">
            <text:p>78.2577</text:p>
          </table:table-cell>
          <table:table-cell office:value-type="float" office:value="100.649" calcext:value-type="float">
            <text:p>100.649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5429" calcext:value-type="float">
            <text:p>47.5429</text:p>
          </table:table-cell>
          <table:table-cell office:value-type="float" office:value="67.4838" calcext:value-type="float">
            <text:p>67.4838</text:p>
          </table:table-cell>
          <table:table-cell office:value-type="float" office:value="82.9866" calcext:value-type="float">
            <text:p>82.986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3517" calcext:value-type="float">
            <text:p>53.3517</text:p>
          </table:table-cell>
          <table:table-cell office:value-type="float" office:value="58.9173" calcext:value-type="float">
            <text:p>58.9173</text:p>
          </table:table-cell>
          <table:table-cell office:value-type="float" office:value="74.7458" calcext:value-type="float">
            <text:p>74.7458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8206" calcext:value-type="float">
            <text:p>51.8206</text:p>
          </table:table-cell>
          <table:table-cell office:value-type="float" office:value="82.2221" calcext:value-type="float">
            <text:p>82.2221</text:p>
          </table:table-cell>
          <table:table-cell office:value-type="float" office:value="101.845" calcext:value-type="float">
            <text:p>101.845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4627" calcext:value-type="float">
            <text:p>49.4627</text:p>
          </table:table-cell>
          <table:table-cell office:value-type="float" office:value="87.6222" calcext:value-type="float">
            <text:p>87.6222</text:p>
          </table:table-cell>
          <table:table-cell office:value-type="float" office:value="111.162" calcext:value-type="float">
            <text:p>111.162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5094" calcext:value-type="float">
            <text:p>44.5094</text:p>
          </table:table-cell>
          <table:table-cell office:value-type="float" office:value="78.257" calcext:value-type="float">
            <text:p>78.257</text:p>
          </table:table-cell>
          <table:table-cell office:value-type="float" office:value="100.649" calcext:value-type="float">
            <text:p>100.649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5427" calcext:value-type="float">
            <text:p>47.5427</text:p>
          </table:table-cell>
          <table:table-cell office:value-type="float" office:value="67.4837" calcext:value-type="float">
            <text:p>67.4837</text:p>
          </table:table-cell>
          <table:table-cell office:value-type="float" office:value="82.9867" calcext:value-type="float">
            <text:p>82.986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3486" calcext:value-type="float">
            <text:p>53.3486</text:p>
          </table:table-cell>
          <table:table-cell office:value-type="float" office:value="58.9091" calcext:value-type="float">
            <text:p>58.9091</text:p>
          </table:table-cell>
          <table:table-cell office:value-type="float" office:value="74.7315" calcext:value-type="float">
            <text:p>74.7315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8205" calcext:value-type="float">
            <text:p>51.8205</text:p>
          </table:table-cell>
          <table:table-cell office:value-type="float" office:value="82.2221" calcext:value-type="float">
            <text:p>82.2221</text:p>
          </table:table-cell>
          <table:table-cell office:value-type="float" office:value="101.845" calcext:value-type="float">
            <text:p>101.845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4628" calcext:value-type="float">
            <text:p>49.4628</text:p>
          </table:table-cell>
          <table:table-cell office:value-type="float" office:value="87.6223" calcext:value-type="float">
            <text:p>87.6223</text:p>
          </table:table-cell>
          <table:table-cell office:value-type="float" office:value="111.162" calcext:value-type="float">
            <text:p>111.162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5081" calcext:value-type="float">
            <text:p>44.5081</text:p>
          </table:table-cell>
          <table:table-cell office:value-type="float" office:value="78.2553" calcext:value-type="float">
            <text:p>78.2553</text:p>
          </table:table-cell>
          <table:table-cell office:value-type="float" office:value="100.647" calcext:value-type="float">
            <text:p>100.647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5422" calcext:value-type="float">
            <text:p>47.5422</text:p>
          </table:table-cell>
          <table:table-cell office:value-type="float" office:value="67.483" calcext:value-type="float">
            <text:p>67.483</text:p>
          </table:table-cell>
          <table:table-cell office:value-type="float" office:value="82.9863" calcext:value-type="float">
            <text:p>82.986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3429" calcext:value-type="float">
            <text:p>53.3429</text:p>
          </table:table-cell>
          <table:table-cell office:value-type="float" office:value="58.8999" calcext:value-type="float">
            <text:p>58.8999</text:p>
          </table:table-cell>
          <table:table-cell office:value-type="float" office:value="74.7183" calcext:value-type="float">
            <text:p>74.7183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8204" calcext:value-type="float">
            <text:p>51.8204</text:p>
          </table:table-cell>
          <table:table-cell office:value-type="float" office:value="82.2218" calcext:value-type="float">
            <text:p>82.2218</text:p>
          </table:table-cell>
          <table:table-cell office:value-type="float" office:value="101.845" calcext:value-type="float">
            <text:p>101.845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4624" calcext:value-type="float">
            <text:p>49.4624</text:p>
          </table:table-cell>
          <table:table-cell office:value-type="float" office:value="87.6216" calcext:value-type="float">
            <text:p>87.6216</text:p>
          </table:table-cell>
          <table:table-cell office:value-type="float" office:value="111.161" calcext:value-type="float">
            <text:p>111.161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5033" calcext:value-type="float">
            <text:p>44.5033</text:p>
          </table:table-cell>
          <table:table-cell office:value-type="float" office:value="78.2493" calcext:value-type="float">
            <text:p>78.2493</text:p>
          </table:table-cell>
          <table:table-cell office:value-type="float" office:value="100.643" calcext:value-type="float">
            <text:p>100.643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5421" calcext:value-type="float">
            <text:p>47.5421</text:p>
          </table:table-cell>
          <table:table-cell office:value-type="float" office:value="67.4826" calcext:value-type="float">
            <text:p>67.4826</text:p>
          </table:table-cell>
          <table:table-cell office:value-type="float" office:value="82.9857" calcext:value-type="float">
            <text:p>82.985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3351" calcext:value-type="float">
            <text:p>53.3351</text:p>
          </table:table-cell>
          <table:table-cell office:value-type="float" office:value="58.8832" calcext:value-type="float">
            <text:p>58.8832</text:p>
          </table:table-cell>
          <table:table-cell office:value-type="float" office:value="74.6922" calcext:value-type="float">
            <text:p>74.6922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8201" calcext:value-type="float">
            <text:p>51.8201</text:p>
          </table:table-cell>
          <table:table-cell office:value-type="float" office:value="82.2214" calcext:value-type="float">
            <text:p>82.2214</text:p>
          </table:table-cell>
          <table:table-cell office:value-type="float" office:value="101.844" calcext:value-type="float">
            <text:p>101.844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4624" calcext:value-type="float">
            <text:p>49.4624</text:p>
          </table:table-cell>
          <table:table-cell office:value-type="float" office:value="87.6216" calcext:value-type="float">
            <text:p>87.6216</text:p>
          </table:table-cell>
          <table:table-cell office:value-type="float" office:value="111.161" calcext:value-type="float">
            <text:p>111.161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5007" calcext:value-type="float">
            <text:p>44.5007</text:p>
          </table:table-cell>
          <table:table-cell office:value-type="float" office:value="78.2457" calcext:value-type="float">
            <text:p>78.2457</text:p>
          </table:table-cell>
          <table:table-cell office:value-type="float" office:value="100.639" calcext:value-type="float">
            <text:p>100.639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5423" calcext:value-type="float">
            <text:p>47.5423</text:p>
          </table:table-cell>
          <table:table-cell office:value-type="float" office:value="67.4831" calcext:value-type="float">
            <text:p>67.4831</text:p>
          </table:table-cell>
          <table:table-cell office:value-type="float" office:value="82.9864" calcext:value-type="float">
            <text:p>82.986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3233" calcext:value-type="float">
            <text:p>53.3233</text:p>
          </table:table-cell>
          <table:table-cell office:value-type="float" office:value="58.8588" calcext:value-type="float">
            <text:p>58.8588</text:p>
          </table:table-cell>
          <table:table-cell office:value-type="float" office:value="74.6557" calcext:value-type="float">
            <text:p>74.6557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8193" calcext:value-type="float">
            <text:p>51.8193</text:p>
          </table:table-cell>
          <table:table-cell office:value-type="float" office:value="82.2199" calcext:value-type="float">
            <text:p>82.2199</text:p>
          </table:table-cell>
          <table:table-cell office:value-type="float" office:value="101.842" calcext:value-type="float">
            <text:p>101.842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4616" calcext:value-type="float">
            <text:p>49.4616</text:p>
          </table:table-cell>
          <table:table-cell office:value-type="float" office:value="87.6203" calcext:value-type="float">
            <text:p>87.6203</text:p>
          </table:table-cell>
          <table:table-cell office:value-type="float" office:value="111.159" calcext:value-type="float">
            <text:p>111.159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4977" calcext:value-type="float">
            <text:p>44.4977</text:p>
          </table:table-cell>
          <table:table-cell office:value-type="float" office:value="78.2413" calcext:value-type="float">
            <text:p>78.2413</text:p>
          </table:table-cell>
          <table:table-cell office:value-type="float" office:value="100.635" calcext:value-type="float">
            <text:p>100.635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5424" calcext:value-type="float">
            <text:p>47.5424</text:p>
          </table:table-cell>
          <table:table-cell office:value-type="float" office:value="67.4833" calcext:value-type="float">
            <text:p>67.4833</text:p>
          </table:table-cell>
          <table:table-cell office:value-type="float" office:value="82.9863" calcext:value-type="float">
            <text:p>82.986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315" calcext:value-type="float">
            <text:p>53.315</text:p>
          </table:table-cell>
          <table:table-cell office:value-type="float" office:value="58.8399" calcext:value-type="float">
            <text:p>58.8399</text:p>
          </table:table-cell>
          <table:table-cell office:value-type="float" office:value="74.6273" calcext:value-type="float">
            <text:p>74.6273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8178" calcext:value-type="float">
            <text:p>51.8178</text:p>
          </table:table-cell>
          <table:table-cell office:value-type="float" office:value="82.2175" calcext:value-type="float">
            <text:p>82.2175</text:p>
          </table:table-cell>
          <table:table-cell office:value-type="float" office:value="101.839" calcext:value-type="float">
            <text:p>101.839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4617" calcext:value-type="float">
            <text:p>49.4617</text:p>
          </table:table-cell>
          <table:table-cell office:value-type="float" office:value="87.6204" calcext:value-type="float">
            <text:p>87.6204</text:p>
          </table:table-cell>
          <table:table-cell office:value-type="float" office:value="111.159" calcext:value-type="float">
            <text:p>111.159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4968" calcext:value-type="float">
            <text:p>44.4968</text:p>
          </table:table-cell>
          <table:table-cell office:value-type="float" office:value="78.2415" calcext:value-type="float">
            <text:p>78.2415</text:p>
          </table:table-cell>
          <table:table-cell office:value-type="float" office:value="100.637" calcext:value-type="float">
            <text:p>100.637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5427" calcext:value-type="float">
            <text:p>47.5427</text:p>
          </table:table-cell>
          <table:table-cell office:value-type="float" office:value="67.4836" calcext:value-type="float">
            <text:p>67.4836</text:p>
          </table:table-cell>
          <table:table-cell office:value-type="float" office:value="82.9864" calcext:value-type="float">
            <text:p>82.986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312" calcext:value-type="float">
            <text:p>53.312</text:p>
          </table:table-cell>
          <table:table-cell office:value-type="float" office:value="58.8338" calcext:value-type="float">
            <text:p>58.8338</text:p>
          </table:table-cell>
          <table:table-cell office:value-type="float" office:value="74.6206" calcext:value-type="float">
            <text:p>74.6206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8153" calcext:value-type="float">
            <text:p>51.8153</text:p>
          </table:table-cell>
          <table:table-cell office:value-type="float" office:value="82.2133" calcext:value-type="float">
            <text:p>82.2133</text:p>
          </table:table-cell>
          <table:table-cell office:value-type="float" office:value="101.835" calcext:value-type="float">
            <text:p>101.835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4619" calcext:value-type="float">
            <text:p>49.4619</text:p>
          </table:table-cell>
          <table:table-cell office:value-type="float" office:value="87.6204" calcext:value-type="float">
            <text:p>87.6204</text:p>
          </table:table-cell>
          <table:table-cell office:value-type="float" office:value="111.159" calcext:value-type="float">
            <text:p>111.159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4969" calcext:value-type="float">
            <text:p>44.4969</text:p>
          </table:table-cell>
          <table:table-cell office:value-type="float" office:value="78.242" calcext:value-type="float">
            <text:p>78.242</text:p>
          </table:table-cell>
          <table:table-cell office:value-type="float" office:value="100.638" calcext:value-type="float">
            <text:p>100.638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5434" calcext:value-type="float">
            <text:p>47.5434</text:p>
          </table:table-cell>
          <table:table-cell office:value-type="float" office:value="67.4849" calcext:value-type="float">
            <text:p>67.4849</text:p>
          </table:table-cell>
          <table:table-cell office:value-type="float" office:value="82.9881" calcext:value-type="float">
            <text:p>82.988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3082" calcext:value-type="float">
            <text:p>53.3082</text:p>
          </table:table-cell>
          <table:table-cell office:value-type="float" office:value="58.8265" calcext:value-type="float">
            <text:p>58.8265</text:p>
          </table:table-cell>
          <table:table-cell office:value-type="float" office:value="74.6115" calcext:value-type="float">
            <text:p>74.6115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8127" calcext:value-type="float">
            <text:p>51.8127</text:p>
          </table:table-cell>
          <table:table-cell office:value-type="float" office:value="82.2092" calcext:value-type="float">
            <text:p>82.2092</text:p>
          </table:table-cell>
          <table:table-cell office:value-type="float" office:value="101.83" calcext:value-type="float">
            <text:p>101.83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4619" calcext:value-type="float">
            <text:p>49.4619</text:p>
          </table:table-cell>
          <table:table-cell office:value-type="float" office:value="87.6205" calcext:value-type="float">
            <text:p>87.6205</text:p>
          </table:table-cell>
          <table:table-cell office:value-type="float" office:value="111.159" calcext:value-type="float">
            <text:p>111.159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4971" calcext:value-type="float">
            <text:p>44.4971</text:p>
          </table:table-cell>
          <table:table-cell office:value-type="float" office:value="78.2423" calcext:value-type="float">
            <text:p>78.2423</text:p>
          </table:table-cell>
          <table:table-cell office:value-type="float" office:value="100.639" calcext:value-type="float">
            <text:p>100.639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5434" calcext:value-type="float">
            <text:p>47.5434</text:p>
          </table:table-cell>
          <table:table-cell office:value-type="float" office:value="67.4853" calcext:value-type="float">
            <text:p>67.4853</text:p>
          </table:table-cell>
          <table:table-cell office:value-type="float" office:value="82.9895" calcext:value-type="float">
            <text:p>82.989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3056" calcext:value-type="float">
            <text:p>53.3056</text:p>
          </table:table-cell>
          <table:table-cell office:value-type="float" office:value="58.8235" calcext:value-type="float">
            <text:p>58.8235</text:p>
          </table:table-cell>
          <table:table-cell office:value-type="float" office:value="74.6082" calcext:value-type="float">
            <text:p>74.6082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8093" calcext:value-type="float">
            <text:p>51.8093</text:p>
          </table:table-cell>
          <table:table-cell office:value-type="float" office:value="82.2038" calcext:value-type="float">
            <text:p>82.2038</text:p>
          </table:table-cell>
          <table:table-cell office:value-type="float" office:value="101.824" calcext:value-type="float">
            <text:p>101.824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4621" calcext:value-type="float">
            <text:p>49.4621</text:p>
          </table:table-cell>
          <table:table-cell office:value-type="float" office:value="87.6207" calcext:value-type="float">
            <text:p>87.6207</text:p>
          </table:table-cell>
          <table:table-cell office:value-type="float" office:value="111.159" calcext:value-type="float">
            <text:p>111.159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4974" calcext:value-type="float">
            <text:p>44.4974</text:p>
          </table:table-cell>
          <table:table-cell office:value-type="float" office:value="78.2427" calcext:value-type="float">
            <text:p>78.2427</text:p>
          </table:table-cell>
          <table:table-cell office:value-type="float" office:value="100.639" calcext:value-type="float">
            <text:p>100.639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5434" calcext:value-type="float">
            <text:p>47.5434</text:p>
          </table:table-cell>
          <table:table-cell office:value-type="float" office:value="67.4854" calcext:value-type="float">
            <text:p>67.4854</text:p>
          </table:table-cell>
          <table:table-cell office:value-type="float" office:value="82.9895" calcext:value-type="float">
            <text:p>82.989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3043" calcext:value-type="float">
            <text:p>53.3043</text:p>
          </table:table-cell>
          <table:table-cell office:value-type="float" office:value="58.8233" calcext:value-type="float">
            <text:p>58.8233</text:p>
          </table:table-cell>
          <table:table-cell office:value-type="float" office:value="74.608" calcext:value-type="float">
            <text:p>74.608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8055" calcext:value-type="float">
            <text:p>51.8055</text:p>
          </table:table-cell>
          <table:table-cell office:value-type="float" office:value="82.198" calcext:value-type="float">
            <text:p>82.198</text:p>
          </table:table-cell>
          <table:table-cell office:value-type="float" office:value="101.818" calcext:value-type="float">
            <text:p>101.818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4626" calcext:value-type="float">
            <text:p>49.4626</text:p>
          </table:table-cell>
          <table:table-cell office:value-type="float" office:value="87.6213" calcext:value-type="float">
            <text:p>87.6213</text:p>
          </table:table-cell>
          <table:table-cell office:value-type="float" office:value="111.159" calcext:value-type="float">
            <text:p>111.159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4984" calcext:value-type="float">
            <text:p>44.4984</text:p>
          </table:table-cell>
          <table:table-cell office:value-type="float" office:value="78.2442" calcext:value-type="float">
            <text:p>78.2442</text:p>
          </table:table-cell>
          <table:table-cell office:value-type="float" office:value="100.641" calcext:value-type="float">
            <text:p>100.641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5432" calcext:value-type="float">
            <text:p>47.5432</text:p>
          </table:table-cell>
          <table:table-cell office:value-type="float" office:value="67.4851" calcext:value-type="float">
            <text:p>67.4851</text:p>
          </table:table-cell>
          <table:table-cell office:value-type="float" office:value="82.9894" calcext:value-type="float">
            <text:p>82.989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2968" calcext:value-type="float">
            <text:p>53.2968</text:p>
          </table:table-cell>
          <table:table-cell office:value-type="float" office:value="58.8077" calcext:value-type="float">
            <text:p>58.8077</text:p>
          </table:table-cell>
          <table:table-cell office:value-type="float" office:value="74.5732" calcext:value-type="float">
            <text:p>74.5732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8002" calcext:value-type="float">
            <text:p>51.8002</text:p>
          </table:table-cell>
          <table:table-cell office:value-type="float" office:value="82.1895" calcext:value-type="float">
            <text:p>82.1895</text:p>
          </table:table-cell>
          <table:table-cell office:value-type="float" office:value="101.809" calcext:value-type="float">
            <text:p>101.809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4632" calcext:value-type="float">
            <text:p>49.4632</text:p>
          </table:table-cell>
          <table:table-cell office:value-type="float" office:value="87.6218" calcext:value-type="float">
            <text:p>87.6218</text:p>
          </table:table-cell>
          <table:table-cell office:value-type="float" office:value="111.159" calcext:value-type="float">
            <text:p>111.159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4996" calcext:value-type="float">
            <text:p>44.4996</text:p>
          </table:table-cell>
          <table:table-cell office:value-type="float" office:value="78.2459" calcext:value-type="float">
            <text:p>78.2459</text:p>
          </table:table-cell>
          <table:table-cell office:value-type="float" office:value="100.642" calcext:value-type="float">
            <text:p>100.642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5432" calcext:value-type="float">
            <text:p>47.5432</text:p>
          </table:table-cell>
          <table:table-cell office:value-type="float" office:value="67.4851" calcext:value-type="float">
            <text:p>67.4851</text:p>
          </table:table-cell>
          <table:table-cell office:value-type="float" office:value="82.9893" calcext:value-type="float">
            <text:p>82.989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2936" calcext:value-type="float">
            <text:p>53.2936</text:p>
          </table:table-cell>
          <table:table-cell office:value-type="float" office:value="58.8013" calcext:value-type="float">
            <text:p>58.8013</text:p>
          </table:table-cell>
          <table:table-cell office:value-type="float" office:value="74.5506" calcext:value-type="float">
            <text:p>74.5506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967" calcext:value-type="float">
            <text:p>51.7967</text:p>
          </table:table-cell>
          <table:table-cell office:value-type="float" office:value="82.184" calcext:value-type="float">
            <text:p>82.184</text:p>
          </table:table-cell>
          <table:table-cell office:value-type="float" office:value="101.803" calcext:value-type="float">
            <text:p>101.803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4632" calcext:value-type="float">
            <text:p>49.4632</text:p>
          </table:table-cell>
          <table:table-cell office:value-type="float" office:value="87.6216" calcext:value-type="float">
            <text:p>87.6216</text:p>
          </table:table-cell>
          <table:table-cell office:value-type="float" office:value="111.159" calcext:value-type="float">
            <text:p>111.159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5002" calcext:value-type="float">
            <text:p>44.5002</text:p>
          </table:table-cell>
          <table:table-cell office:value-type="float" office:value="78.2467" calcext:value-type="float">
            <text:p>78.2467</text:p>
          </table:table-cell>
          <table:table-cell office:value-type="float" office:value="100.643" calcext:value-type="float">
            <text:p>100.643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543" calcext:value-type="float">
            <text:p>47.543</text:p>
          </table:table-cell>
          <table:table-cell office:value-type="float" office:value="67.4847" calcext:value-type="float">
            <text:p>67.4847</text:p>
          </table:table-cell>
          <table:table-cell office:value-type="float" office:value="82.989" calcext:value-type="float">
            <text:p>82.98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2892" calcext:value-type="float">
            <text:p>53.2892</text:p>
          </table:table-cell>
          <table:table-cell office:value-type="float" office:value="58.792" calcext:value-type="float">
            <text:p>58.792</text:p>
          </table:table-cell>
          <table:table-cell office:value-type="float" office:value="74.5239" calcext:value-type="float">
            <text:p>74.5239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919" calcext:value-type="float">
            <text:p>51.7919</text:p>
          </table:table-cell>
          <table:table-cell office:value-type="float" office:value="82.1761" calcext:value-type="float">
            <text:p>82.1761</text:p>
          </table:table-cell>
          <table:table-cell office:value-type="float" office:value="101.794" calcext:value-type="float">
            <text:p>101.794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4631" calcext:value-type="float">
            <text:p>49.4631</text:p>
          </table:table-cell>
          <table:table-cell office:value-type="float" office:value="87.6217" calcext:value-type="float">
            <text:p>87.6217</text:p>
          </table:table-cell>
          <table:table-cell office:value-type="float" office:value="111.159" calcext:value-type="float">
            <text:p>111.159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5018" calcext:value-type="float">
            <text:p>44.5018</text:p>
          </table:table-cell>
          <table:table-cell office:value-type="float" office:value="78.2489" calcext:value-type="float">
            <text:p>78.2489</text:p>
          </table:table-cell>
          <table:table-cell office:value-type="float" office:value="100.645" calcext:value-type="float">
            <text:p>100.645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5424" calcext:value-type="float">
            <text:p>47.5424</text:p>
          </table:table-cell>
          <table:table-cell office:value-type="float" office:value="67.4837" calcext:value-type="float">
            <text:p>67.4837</text:p>
          </table:table-cell>
          <table:table-cell office:value-type="float" office:value="82.988" calcext:value-type="float">
            <text:p>82.98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2828" calcext:value-type="float">
            <text:p>53.2828</text:p>
          </table:table-cell>
          <table:table-cell office:value-type="float" office:value="58.7788" calcext:value-type="float">
            <text:p>58.7788</text:p>
          </table:table-cell>
          <table:table-cell office:value-type="float" office:value="74.4862" calcext:value-type="float">
            <text:p>74.4862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881" calcext:value-type="float">
            <text:p>51.7881</text:p>
          </table:table-cell>
          <table:table-cell office:value-type="float" office:value="82.17" calcext:value-type="float">
            <text:p>82.17</text:p>
          </table:table-cell>
          <table:table-cell office:value-type="float" office:value="101.787" calcext:value-type="float">
            <text:p>101.787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4633" calcext:value-type="float">
            <text:p>49.4633</text:p>
          </table:table-cell>
          <table:table-cell office:value-type="float" office:value="87.6221" calcext:value-type="float">
            <text:p>87.6221</text:p>
          </table:table-cell>
          <table:table-cell office:value-type="float" office:value="111.16" calcext:value-type="float">
            <text:p>111.16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504" calcext:value-type="float">
            <text:p>44.504</text:p>
          </table:table-cell>
          <table:table-cell office:value-type="float" office:value="78.2522" calcext:value-type="float">
            <text:p>78.2522</text:p>
          </table:table-cell>
          <table:table-cell office:value-type="float" office:value="100.649" calcext:value-type="float">
            <text:p>100.649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5425" calcext:value-type="float">
            <text:p>47.5425</text:p>
          </table:table-cell>
          <table:table-cell office:value-type="float" office:value="67.4841" calcext:value-type="float">
            <text:p>67.4841</text:p>
          </table:table-cell>
          <table:table-cell office:value-type="float" office:value="82.9886" calcext:value-type="float">
            <text:p>82.988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2757" calcext:value-type="float">
            <text:p>53.2757</text:p>
          </table:table-cell>
          <table:table-cell office:value-type="float" office:value="58.7629" calcext:value-type="float">
            <text:p>58.7629</text:p>
          </table:table-cell>
          <table:table-cell office:value-type="float" office:value="74.4303" calcext:value-type="float">
            <text:p>74.4303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858" calcext:value-type="float">
            <text:p>51.7858</text:p>
          </table:table-cell>
          <table:table-cell office:value-type="float" office:value="82.166" calcext:value-type="float">
            <text:p>82.166</text:p>
          </table:table-cell>
          <table:table-cell office:value-type="float" office:value="101.783" calcext:value-type="float">
            <text:p>101.783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4633" calcext:value-type="float">
            <text:p>49.4633</text:p>
          </table:table-cell>
          <table:table-cell office:value-type="float" office:value="87.6222" calcext:value-type="float">
            <text:p>87.6222</text:p>
          </table:table-cell>
          <table:table-cell office:value-type="float" office:value="111.16" calcext:value-type="float">
            <text:p>111.16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5055" calcext:value-type="float">
            <text:p>44.5055</text:p>
          </table:table-cell>
          <table:table-cell office:value-type="float" office:value="78.2545" calcext:value-type="float">
            <text:p>78.2545</text:p>
          </table:table-cell>
          <table:table-cell office:value-type="float" office:value="100.651" calcext:value-type="float">
            <text:p>100.651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5426" calcext:value-type="float">
            <text:p>47.5426</text:p>
          </table:table-cell>
          <table:table-cell office:value-type="float" office:value="67.4843" calcext:value-type="float">
            <text:p>67.4843</text:p>
          </table:table-cell>
          <table:table-cell office:value-type="float" office:value="82.9891" calcext:value-type="float">
            <text:p>82.989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2774" calcext:value-type="float">
            <text:p>53.2774</text:p>
          </table:table-cell>
          <table:table-cell office:value-type="float" office:value="58.7562" calcext:value-type="float">
            <text:p>58.7562</text:p>
          </table:table-cell>
          <table:table-cell office:value-type="float" office:value="74.3833" calcext:value-type="float">
            <text:p>74.3833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844" calcext:value-type="float">
            <text:p>51.7844</text:p>
          </table:table-cell>
          <table:table-cell office:value-type="float" office:value="82.1638" calcext:value-type="float">
            <text:p>82.1638</text:p>
          </table:table-cell>
          <table:table-cell office:value-type="float" office:value="101.78" calcext:value-type="float">
            <text:p>101.78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4629" calcext:value-type="float">
            <text:p>49.4629</text:p>
          </table:table-cell>
          <table:table-cell office:value-type="float" office:value="87.6218" calcext:value-type="float">
            <text:p>87.6218</text:p>
          </table:table-cell>
          <table:table-cell office:value-type="float" office:value="111.16" calcext:value-type="float">
            <text:p>111.16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5098" calcext:value-type="float">
            <text:p>44.5098</text:p>
          </table:table-cell>
          <table:table-cell office:value-type="float" office:value="78.2612" calcext:value-type="float">
            <text:p>78.2612</text:p>
          </table:table-cell>
          <table:table-cell office:value-type="float" office:value="100.659" calcext:value-type="float">
            <text:p>100.659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5439" calcext:value-type="float">
            <text:p>47.5439</text:p>
          </table:table-cell>
          <table:table-cell office:value-type="float" office:value="67.4869" calcext:value-type="float">
            <text:p>67.4869</text:p>
          </table:table-cell>
          <table:table-cell office:value-type="float" office:value="82.9927" calcext:value-type="float">
            <text:p>82.992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2811" calcext:value-type="float">
            <text:p>53.2811</text:p>
          </table:table-cell>
          <table:table-cell office:value-type="float" office:value="58.7591" calcext:value-type="float">
            <text:p>58.7591</text:p>
          </table:table-cell>
          <table:table-cell office:value-type="float" office:value="74.3686" calcext:value-type="float">
            <text:p>74.3686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816" calcext:value-type="float">
            <text:p>51.7816</text:p>
          </table:table-cell>
          <table:table-cell office:value-type="float" office:value="82.1592" calcext:value-type="float">
            <text:p>82.1592</text:p>
          </table:table-cell>
          <table:table-cell office:value-type="float" office:value="101.775" calcext:value-type="float">
            <text:p>101.775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4629" calcext:value-type="float">
            <text:p>49.4629</text:p>
          </table:table-cell>
          <table:table-cell office:value-type="float" office:value="87.6221" calcext:value-type="float">
            <text:p>87.6221</text:p>
          </table:table-cell>
          <table:table-cell office:value-type="float" office:value="111.161" calcext:value-type="float">
            <text:p>111.161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5144" calcext:value-type="float">
            <text:p>44.5144</text:p>
          </table:table-cell>
          <table:table-cell office:value-type="float" office:value="78.2691" calcext:value-type="float">
            <text:p>78.2691</text:p>
          </table:table-cell>
          <table:table-cell office:value-type="float" office:value="100.669" calcext:value-type="float">
            <text:p>100.669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544" calcext:value-type="float">
            <text:p>47.544</text:p>
          </table:table-cell>
          <table:table-cell office:value-type="float" office:value="67.4873" calcext:value-type="float">
            <text:p>67.4873</text:p>
          </table:table-cell>
          <table:table-cell office:value-type="float" office:value="82.9935" calcext:value-type="float">
            <text:p>82.993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2824" calcext:value-type="float">
            <text:p>53.2824</text:p>
          </table:table-cell>
          <table:table-cell office:value-type="float" office:value="58.7605" calcext:value-type="float">
            <text:p>58.7605</text:p>
          </table:table-cell>
          <table:table-cell office:value-type="float" office:value="74.3672" calcext:value-type="float">
            <text:p>74.3672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79" calcext:value-type="float">
            <text:p>51.779</text:p>
          </table:table-cell>
          <table:table-cell office:value-type="float" office:value="82.1551" calcext:value-type="float">
            <text:p>82.1551</text:p>
          </table:table-cell>
          <table:table-cell office:value-type="float" office:value="101.771" calcext:value-type="float">
            <text:p>101.771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463" calcext:value-type="float">
            <text:p>49.463</text:p>
          </table:table-cell>
          <table:table-cell office:value-type="float" office:value="87.6225" calcext:value-type="float">
            <text:p>87.6225</text:p>
          </table:table-cell>
          <table:table-cell office:value-type="float" office:value="111.162" calcext:value-type="float">
            <text:p>111.162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5174" calcext:value-type="float">
            <text:p>44.5174</text:p>
          </table:table-cell>
          <table:table-cell office:value-type="float" office:value="78.2737" calcext:value-type="float">
            <text:p>78.2737</text:p>
          </table:table-cell>
          <table:table-cell office:value-type="float" office:value="100.675" calcext:value-type="float">
            <text:p>100.675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5438" calcext:value-type="float">
            <text:p>47.5438</text:p>
          </table:table-cell>
          <table:table-cell office:value-type="float" office:value="67.487" calcext:value-type="float">
            <text:p>67.487</text:p>
          </table:table-cell>
          <table:table-cell office:value-type="float" office:value="82.9934" calcext:value-type="float">
            <text:p>82.99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2828" calcext:value-type="float">
            <text:p>53.2828</text:p>
          </table:table-cell>
          <table:table-cell office:value-type="float" office:value="58.7606" calcext:value-type="float">
            <text:p>58.7606</text:p>
          </table:table-cell>
          <table:table-cell office:value-type="float" office:value="74.3668" calcext:value-type="float">
            <text:p>74.3668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763" calcext:value-type="float">
            <text:p>51.7763</text:p>
          </table:table-cell>
          <table:table-cell office:value-type="float" office:value="82.1509" calcext:value-type="float">
            <text:p>82.1509</text:p>
          </table:table-cell>
          <table:table-cell office:value-type="float" office:value="101.766" calcext:value-type="float">
            <text:p>101.766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4629" calcext:value-type="float">
            <text:p>49.4629</text:p>
          </table:table-cell>
          <table:table-cell office:value-type="float" office:value="87.6223" calcext:value-type="float">
            <text:p>87.6223</text:p>
          </table:table-cell>
          <table:table-cell office:value-type="float" office:value="111.162" calcext:value-type="float">
            <text:p>111.162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5195" calcext:value-type="float">
            <text:p>44.5195</text:p>
          </table:table-cell>
          <table:table-cell office:value-type="float" office:value="78.2771" calcext:value-type="float">
            <text:p>78.2771</text:p>
          </table:table-cell>
          <table:table-cell office:value-type="float" office:value="100.679" calcext:value-type="float">
            <text:p>100.679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5439" calcext:value-type="float">
            <text:p>47.5439</text:p>
          </table:table-cell>
          <table:table-cell office:value-type="float" office:value="67.4877" calcext:value-type="float">
            <text:p>67.4877</text:p>
          </table:table-cell>
          <table:table-cell office:value-type="float" office:value="82.9952" calcext:value-type="float">
            <text:p>82.995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2836" calcext:value-type="float">
            <text:p>53.2836</text:p>
          </table:table-cell>
          <table:table-cell office:value-type="float" office:value="58.7603" calcext:value-type="float">
            <text:p>58.7603</text:p>
          </table:table-cell>
          <table:table-cell office:value-type="float" office:value="74.3648" calcext:value-type="float">
            <text:p>74.3648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741" calcext:value-type="float">
            <text:p>51.7741</text:p>
          </table:table-cell>
          <table:table-cell office:value-type="float" office:value="82.1474" calcext:value-type="float">
            <text:p>82.1474</text:p>
          </table:table-cell>
          <table:table-cell office:value-type="float" office:value="101.762" calcext:value-type="float">
            <text:p>101.762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4625" calcext:value-type="float">
            <text:p>49.4625</text:p>
          </table:table-cell>
          <table:table-cell office:value-type="float" office:value="87.6218" calcext:value-type="float">
            <text:p>87.6218</text:p>
          </table:table-cell>
          <table:table-cell office:value-type="float" office:value="111.161" calcext:value-type="float">
            <text:p>111.161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5245" calcext:value-type="float">
            <text:p>44.5245</text:p>
          </table:table-cell>
          <table:table-cell office:value-type="float" office:value="78.2851" calcext:value-type="float">
            <text:p>78.2851</text:p>
          </table:table-cell>
          <table:table-cell office:value-type="float" office:value="100.688" calcext:value-type="float">
            <text:p>100.688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5438" calcext:value-type="float">
            <text:p>47.5438</text:p>
          </table:table-cell>
          <table:table-cell office:value-type="float" office:value="67.4876" calcext:value-type="float">
            <text:p>67.4876</text:p>
          </table:table-cell>
          <table:table-cell office:value-type="float" office:value="82.9953" calcext:value-type="float">
            <text:p>82.995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2859" calcext:value-type="float">
            <text:p>53.2859</text:p>
          </table:table-cell>
          <table:table-cell office:value-type="float" office:value="58.7609" calcext:value-type="float">
            <text:p>58.7609</text:p>
          </table:table-cell>
          <table:table-cell office:value-type="float" office:value="74.3611" calcext:value-type="float">
            <text:p>74.3611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731" calcext:value-type="float">
            <text:p>51.7731</text:p>
          </table:table-cell>
          <table:table-cell office:value-type="float" office:value="82.1459" calcext:value-type="float">
            <text:p>82.1459</text:p>
          </table:table-cell>
          <table:table-cell office:value-type="float" office:value="101.761" calcext:value-type="float">
            <text:p>101.761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462" calcext:value-type="float">
            <text:p>49.462</text:p>
          </table:table-cell>
          <table:table-cell office:value-type="float" office:value="87.6211" calcext:value-type="float">
            <text:p>87.6211</text:p>
          </table:table-cell>
          <table:table-cell office:value-type="float" office:value="111.16" calcext:value-type="float">
            <text:p>111.16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5278" calcext:value-type="float">
            <text:p>44.5278</text:p>
          </table:table-cell>
          <table:table-cell office:value-type="float" office:value="78.2907" calcext:value-type="float">
            <text:p>78.2907</text:p>
          </table:table-cell>
          <table:table-cell office:value-type="float" office:value="100.696" calcext:value-type="float">
            <text:p>100.696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5437" calcext:value-type="float">
            <text:p>47.5437</text:p>
          </table:table-cell>
          <table:table-cell office:value-type="float" office:value="67.4876" calcext:value-type="float">
            <text:p>67.4876</text:p>
          </table:table-cell>
          <table:table-cell office:value-type="float" office:value="82.9954" calcext:value-type="float">
            <text:p>82.995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288" calcext:value-type="float">
            <text:p>53.288</text:p>
          </table:table-cell>
          <table:table-cell office:value-type="float" office:value="58.7572" calcext:value-type="float">
            <text:p>58.7572</text:p>
          </table:table-cell>
          <table:table-cell office:value-type="float" office:value="74.3461" calcext:value-type="float">
            <text:p>74.3461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719" calcext:value-type="float">
            <text:p>51.7719</text:p>
          </table:table-cell>
          <table:table-cell office:value-type="float" office:value="82.1441" calcext:value-type="float">
            <text:p>82.1441</text:p>
          </table:table-cell>
          <table:table-cell office:value-type="float" office:value="101.759" calcext:value-type="float">
            <text:p>101.759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4618" calcext:value-type="float">
            <text:p>49.4618</text:p>
          </table:table-cell>
          <table:table-cell office:value-type="float" office:value="87.6207" calcext:value-type="float">
            <text:p>87.6207</text:p>
          </table:table-cell>
          <table:table-cell office:value-type="float" office:value="111.16" calcext:value-type="float">
            <text:p>111.16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5287" calcext:value-type="float">
            <text:p>44.5287</text:p>
          </table:table-cell>
          <table:table-cell office:value-type="float" office:value="78.2919" calcext:value-type="float">
            <text:p>78.2919</text:p>
          </table:table-cell>
          <table:table-cell office:value-type="float" office:value="100.697" calcext:value-type="float">
            <text:p>100.697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5436" calcext:value-type="float">
            <text:p>47.5436</text:p>
          </table:table-cell>
          <table:table-cell office:value-type="float" office:value="67.4874" calcext:value-type="float">
            <text:p>67.4874</text:p>
          </table:table-cell>
          <table:table-cell office:value-type="float" office:value="82.9953" calcext:value-type="float">
            <text:p>82.995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293" calcext:value-type="float">
            <text:p>53.293</text:p>
          </table:table-cell>
          <table:table-cell office:value-type="float" office:value="58.753" calcext:value-type="float">
            <text:p>58.753</text:p>
          </table:table-cell>
          <table:table-cell office:value-type="float" office:value="74.3244" calcext:value-type="float">
            <text:p>74.3244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702" calcext:value-type="float">
            <text:p>51.7702</text:p>
          </table:table-cell>
          <table:table-cell office:value-type="float" office:value="82.1413" calcext:value-type="float">
            <text:p>82.1413</text:p>
          </table:table-cell>
          <table:table-cell office:value-type="float" office:value="101.756" calcext:value-type="float">
            <text:p>101.756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4613" calcext:value-type="float">
            <text:p>49.4613</text:p>
          </table:table-cell>
          <table:table-cell office:value-type="float" office:value="87.6198" calcext:value-type="float">
            <text:p>87.6198</text:p>
          </table:table-cell>
          <table:table-cell office:value-type="float" office:value="111.159" calcext:value-type="float">
            <text:p>111.159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5298" calcext:value-type="float">
            <text:p>44.5298</text:p>
          </table:table-cell>
          <table:table-cell office:value-type="float" office:value="78.2937" calcext:value-type="float">
            <text:p>78.2937</text:p>
          </table:table-cell>
          <table:table-cell office:value-type="float" office:value="100.699" calcext:value-type="float">
            <text:p>100.699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5437" calcext:value-type="float">
            <text:p>47.5437</text:p>
          </table:table-cell>
          <table:table-cell office:value-type="float" office:value="67.4876" calcext:value-type="float">
            <text:p>67.4876</text:p>
          </table:table-cell>
          <table:table-cell office:value-type="float" office:value="82.9958" calcext:value-type="float">
            <text:p>82.995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2979" calcext:value-type="float">
            <text:p>53.2979</text:p>
          </table:table-cell>
          <table:table-cell office:value-type="float" office:value="58.7451" calcext:value-type="float">
            <text:p>58.7451</text:p>
          </table:table-cell>
          <table:table-cell office:value-type="float" office:value="74.301" calcext:value-type="float">
            <text:p>74.301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674" calcext:value-type="float">
            <text:p>51.7674</text:p>
          </table:table-cell>
          <table:table-cell office:value-type="float" office:value="82.137" calcext:value-type="float">
            <text:p>82.137</text:p>
          </table:table-cell>
          <table:table-cell office:value-type="float" office:value="101.751" calcext:value-type="float">
            <text:p>101.751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4609" calcext:value-type="float">
            <text:p>49.4609</text:p>
          </table:table-cell>
          <table:table-cell office:value-type="float" office:value="87.6193" calcext:value-type="float">
            <text:p>87.6193</text:p>
          </table:table-cell>
          <table:table-cell office:value-type="float" office:value="111.158" calcext:value-type="float">
            <text:p>111.158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5316" calcext:value-type="float">
            <text:p>44.5316</text:p>
          </table:table-cell>
          <table:table-cell office:value-type="float" office:value="78.2963" calcext:value-type="float">
            <text:p>78.2963</text:p>
          </table:table-cell>
          <table:table-cell office:value-type="float" office:value="100.702" calcext:value-type="float">
            <text:p>100.702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5433" calcext:value-type="float">
            <text:p>47.5433</text:p>
          </table:table-cell>
          <table:table-cell office:value-type="float" office:value="67.4872" calcext:value-type="float">
            <text:p>67.4872</text:p>
          </table:table-cell>
          <table:table-cell office:value-type="float" office:value="82.9957" calcext:value-type="float">
            <text:p>82.995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3032" calcext:value-type="float">
            <text:p>53.3032</text:p>
          </table:table-cell>
          <table:table-cell office:value-type="float" office:value="58.7459" calcext:value-type="float">
            <text:p>58.7459</text:p>
          </table:table-cell>
          <table:table-cell office:value-type="float" office:value="74.2962" calcext:value-type="float">
            <text:p>74.2962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66" calcext:value-type="float">
            <text:p>51.766</text:p>
          </table:table-cell>
          <table:table-cell office:value-type="float" office:value="82.1347" calcext:value-type="float">
            <text:p>82.1347</text:p>
          </table:table-cell>
          <table:table-cell office:value-type="float" office:value="101.749" calcext:value-type="float">
            <text:p>101.749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4607" calcext:value-type="float">
            <text:p>49.4607</text:p>
          </table:table-cell>
          <table:table-cell office:value-type="float" office:value="87.6191" calcext:value-type="float">
            <text:p>87.6191</text:p>
          </table:table-cell>
          <table:table-cell office:value-type="float" office:value="111.158" calcext:value-type="float">
            <text:p>111.158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534" calcext:value-type="float">
            <text:p>44.534</text:p>
          </table:table-cell>
          <table:table-cell office:value-type="float" office:value="78.3002" calcext:value-type="float">
            <text:p>78.3002</text:p>
          </table:table-cell>
          <table:table-cell office:value-type="float" office:value="100.706" calcext:value-type="float">
            <text:p>100.706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5433" calcext:value-type="float">
            <text:p>47.5433</text:p>
          </table:table-cell>
          <table:table-cell office:value-type="float" office:value="67.4874" calcext:value-type="float">
            <text:p>67.4874</text:p>
          </table:table-cell>
          <table:table-cell office:value-type="float" office:value="82.9962" calcext:value-type="float">
            <text:p>82.996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3099" calcext:value-type="float">
            <text:p>53.3099</text:p>
          </table:table-cell>
          <table:table-cell office:value-type="float" office:value="58.7457" calcext:value-type="float">
            <text:p>58.7457</text:p>
          </table:table-cell>
          <table:table-cell office:value-type="float" office:value="74.2832" calcext:value-type="float">
            <text:p>74.2832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652" calcext:value-type="float">
            <text:p>51.7652</text:p>
          </table:table-cell>
          <table:table-cell office:value-type="float" office:value="82.1335" calcext:value-type="float">
            <text:p>82.1335</text:p>
          </table:table-cell>
          <table:table-cell office:value-type="float" office:value="101.748" calcext:value-type="float">
            <text:p>101.748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4608" calcext:value-type="float">
            <text:p>49.4608</text:p>
          </table:table-cell>
          <table:table-cell office:value-type="float" office:value="87.6192" calcext:value-type="float">
            <text:p>87.6192</text:p>
          </table:table-cell>
          <table:table-cell office:value-type="float" office:value="111.158" calcext:value-type="float">
            <text:p>111.158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535" calcext:value-type="float">
            <text:p>44.535</text:p>
          </table:table-cell>
          <table:table-cell office:value-type="float" office:value="78.3017" calcext:value-type="float">
            <text:p>78.3017</text:p>
          </table:table-cell>
          <table:table-cell office:value-type="float" office:value="100.708" calcext:value-type="float">
            <text:p>100.708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5435" calcext:value-type="float">
            <text:p>47.5435</text:p>
          </table:table-cell>
          <table:table-cell office:value-type="float" office:value="67.4877" calcext:value-type="float">
            <text:p>67.4877</text:p>
          </table:table-cell>
          <table:table-cell office:value-type="float" office:value="82.9968" calcext:value-type="float">
            <text:p>82.996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3138" calcext:value-type="float">
            <text:p>53.3138</text:p>
          </table:table-cell>
          <table:table-cell office:value-type="float" office:value="58.7501" calcext:value-type="float">
            <text:p>58.7501</text:p>
          </table:table-cell>
          <table:table-cell office:value-type="float" office:value="74.2872" calcext:value-type="float">
            <text:p>74.2872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644" calcext:value-type="float">
            <text:p>51.7644</text:p>
          </table:table-cell>
          <table:table-cell office:value-type="float" office:value="82.1322" calcext:value-type="float">
            <text:p>82.1322</text:p>
          </table:table-cell>
          <table:table-cell office:value-type="float" office:value="101.746" calcext:value-type="float">
            <text:p>101.746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4612" calcext:value-type="float">
            <text:p>49.4612</text:p>
          </table:table-cell>
          <table:table-cell office:value-type="float" office:value="87.6199" calcext:value-type="float">
            <text:p>87.6199</text:p>
          </table:table-cell>
          <table:table-cell office:value-type="float" office:value="111.159" calcext:value-type="float">
            <text:p>111.159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5357" calcext:value-type="float">
            <text:p>44.5357</text:p>
          </table:table-cell>
          <table:table-cell office:value-type="float" office:value="78.3027" calcext:value-type="float">
            <text:p>78.3027</text:p>
          </table:table-cell>
          <table:table-cell office:value-type="float" office:value="100.709" calcext:value-type="float">
            <text:p>100.709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5436" calcext:value-type="float">
            <text:p>47.5436</text:p>
          </table:table-cell>
          <table:table-cell office:value-type="float" office:value="67.488" calcext:value-type="float">
            <text:p>67.488</text:p>
          </table:table-cell>
          <table:table-cell office:value-type="float" office:value="82.9972" calcext:value-type="float">
            <text:p>82.997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318" calcext:value-type="float">
            <text:p>53.318</text:p>
          </table:table-cell>
          <table:table-cell office:value-type="float" office:value="58.7542" calcext:value-type="float">
            <text:p>58.7542</text:p>
          </table:table-cell>
          <table:table-cell office:value-type="float" office:value="74.2916" calcext:value-type="float">
            <text:p>74.2916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639" calcext:value-type="float">
            <text:p>51.7639</text:p>
          </table:table-cell>
          <table:table-cell office:value-type="float" office:value="82.1314" calcext:value-type="float">
            <text:p>82.1314</text:p>
          </table:table-cell>
          <table:table-cell office:value-type="float" office:value="101.746" calcext:value-type="float">
            <text:p>101.746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4615" calcext:value-type="float">
            <text:p>49.4615</text:p>
          </table:table-cell>
          <table:table-cell office:value-type="float" office:value="87.6203" calcext:value-type="float">
            <text:p>87.6203</text:p>
          </table:table-cell>
          <table:table-cell office:value-type="float" office:value="111.16" calcext:value-type="float">
            <text:p>111.16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5386" calcext:value-type="float">
            <text:p>44.5386</text:p>
          </table:table-cell>
          <table:table-cell office:value-type="float" office:value="78.3071" calcext:value-type="float">
            <text:p>78.3071</text:p>
          </table:table-cell>
          <table:table-cell office:value-type="float" office:value="100.714" calcext:value-type="float">
            <text:p>100.714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5438" calcext:value-type="float">
            <text:p>47.5438</text:p>
          </table:table-cell>
          <table:table-cell office:value-type="float" office:value="67.4883" calcext:value-type="float">
            <text:p>67.4883</text:p>
          </table:table-cell>
          <table:table-cell office:value-type="float" office:value="82.9977" calcext:value-type="float">
            <text:p>82.997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3187" calcext:value-type="float">
            <text:p>53.3187</text:p>
          </table:table-cell>
          <table:table-cell office:value-type="float" office:value="58.7558" calcext:value-type="float">
            <text:p>58.7558</text:p>
          </table:table-cell>
          <table:table-cell office:value-type="float" office:value="74.2976" calcext:value-type="float">
            <text:p>74.2976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636" calcext:value-type="float">
            <text:p>51.7636</text:p>
          </table:table-cell>
          <table:table-cell office:value-type="float" office:value="82.1309" calcext:value-type="float">
            <text:p>82.1309</text:p>
          </table:table-cell>
          <table:table-cell office:value-type="float" office:value="101.745" calcext:value-type="float">
            <text:p>101.745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4619" calcext:value-type="float">
            <text:p>49.4619</text:p>
          </table:table-cell>
          <table:table-cell office:value-type="float" office:value="87.6209" calcext:value-type="float">
            <text:p>87.6209</text:p>
          </table:table-cell>
          <table:table-cell office:value-type="float" office:value="111.16" calcext:value-type="float">
            <text:p>111.16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5416" calcext:value-type="float">
            <text:p>44.5416</text:p>
          </table:table-cell>
          <table:table-cell office:value-type="float" office:value="78.3116" calcext:value-type="float">
            <text:p>78.3116</text:p>
          </table:table-cell>
          <table:table-cell office:value-type="float" office:value="100.719" calcext:value-type="float">
            <text:p>100.719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5437" calcext:value-type="float">
            <text:p>47.5437</text:p>
          </table:table-cell>
          <table:table-cell office:value-type="float" office:value="67.4882" calcext:value-type="float">
            <text:p>67.4882</text:p>
          </table:table-cell>
          <table:table-cell office:value-type="float" office:value="82.9977" calcext:value-type="float">
            <text:p>82.997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3194" calcext:value-type="float">
            <text:p>53.3194</text:p>
          </table:table-cell>
          <table:table-cell office:value-type="float" office:value="58.7563" calcext:value-type="float">
            <text:p>58.7563</text:p>
          </table:table-cell>
          <table:table-cell office:value-type="float" office:value="74.2989" calcext:value-type="float">
            <text:p>74.2989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64" calcext:value-type="float">
            <text:p>51.764</text:p>
          </table:table-cell>
          <table:table-cell office:value-type="float" office:value="82.1314" calcext:value-type="float">
            <text:p>82.1314</text:p>
          </table:table-cell>
          <table:table-cell office:value-type="float" office:value="101.745" calcext:value-type="float">
            <text:p>101.745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4618" calcext:value-type="float">
            <text:p>49.4618</text:p>
          </table:table-cell>
          <table:table-cell office:value-type="float" office:value="87.6209" calcext:value-type="float">
            <text:p>87.6209</text:p>
          </table:table-cell>
          <table:table-cell office:value-type="float" office:value="111.16" calcext:value-type="float">
            <text:p>111.16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5458" calcext:value-type="float">
            <text:p>44.5458</text:p>
          </table:table-cell>
          <table:table-cell office:value-type="float" office:value="78.3179" calcext:value-type="float">
            <text:p>78.3179</text:p>
          </table:table-cell>
          <table:table-cell office:value-type="float" office:value="100.726" calcext:value-type="float">
            <text:p>100.726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5436" calcext:value-type="float">
            <text:p>47.5436</text:p>
          </table:table-cell>
          <table:table-cell office:value-type="float" office:value="67.4882" calcext:value-type="float">
            <text:p>67.4882</text:p>
          </table:table-cell>
          <table:table-cell office:value-type="float" office:value="82.9978" calcext:value-type="float">
            <text:p>82.997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3197" calcext:value-type="float">
            <text:p>53.3197</text:p>
          </table:table-cell>
          <table:table-cell office:value-type="float" office:value="58.7566" calcext:value-type="float">
            <text:p>58.7566</text:p>
          </table:table-cell>
          <table:table-cell office:value-type="float" office:value="74.3013" calcext:value-type="float">
            <text:p>74.3013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64" calcext:value-type="float">
            <text:p>51.764</text:p>
          </table:table-cell>
          <table:table-cell office:value-type="float" office:value="82.1314" calcext:value-type="float">
            <text:p>82.1314</text:p>
          </table:table-cell>
          <table:table-cell office:value-type="float" office:value="101.745" calcext:value-type="float">
            <text:p>101.745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4617" calcext:value-type="float">
            <text:p>49.4617</text:p>
          </table:table-cell>
          <table:table-cell office:value-type="float" office:value="87.6205" calcext:value-type="float">
            <text:p>87.6205</text:p>
          </table:table-cell>
          <table:table-cell office:value-type="float" office:value="111.159" calcext:value-type="float">
            <text:p>111.159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5476" calcext:value-type="float">
            <text:p>44.5476</text:p>
          </table:table-cell>
          <table:table-cell office:value-type="float" office:value="78.3206" calcext:value-type="float">
            <text:p>78.3206</text:p>
          </table:table-cell>
          <table:table-cell office:value-type="float" office:value="100.729" calcext:value-type="float">
            <text:p>100.729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5436" calcext:value-type="float">
            <text:p>47.5436</text:p>
          </table:table-cell>
          <table:table-cell office:value-type="float" office:value="67.4881" calcext:value-type="float">
            <text:p>67.4881</text:p>
          </table:table-cell>
          <table:table-cell office:value-type="float" office:value="82.9978" calcext:value-type="float">
            <text:p>82.997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3213" calcext:value-type="float">
            <text:p>53.3213</text:p>
          </table:table-cell>
          <table:table-cell office:value-type="float" office:value="58.7588" calcext:value-type="float">
            <text:p>58.7588</text:p>
          </table:table-cell>
          <table:table-cell office:value-type="float" office:value="74.3051" calcext:value-type="float">
            <text:p>74.3051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66" calcext:value-type="float">
            <text:p>51.766</text:p>
          </table:table-cell>
          <table:table-cell office:value-type="float" office:value="82.1347" calcext:value-type="float">
            <text:p>82.1347</text:p>
          </table:table-cell>
          <table:table-cell office:value-type="float" office:value="101.749" calcext:value-type="float">
            <text:p>101.749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4623" calcext:value-type="float">
            <text:p>49.4623</text:p>
          </table:table-cell>
          <table:table-cell office:value-type="float" office:value="87.6211" calcext:value-type="float">
            <text:p>87.6211</text:p>
          </table:table-cell>
          <table:table-cell office:value-type="float" office:value="111.159" calcext:value-type="float">
            <text:p>111.159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548" calcext:value-type="float">
            <text:p>44.548</text:p>
          </table:table-cell>
          <table:table-cell office:value-type="float" office:value="78.3212" calcext:value-type="float">
            <text:p>78.3212</text:p>
          </table:table-cell>
          <table:table-cell office:value-type="float" office:value="100.729" calcext:value-type="float">
            <text:p>100.729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5435" calcext:value-type="float">
            <text:p>47.5435</text:p>
          </table:table-cell>
          <table:table-cell office:value-type="float" office:value="67.4881" calcext:value-type="float">
            <text:p>67.4881</text:p>
          </table:table-cell>
          <table:table-cell office:value-type="float" office:value="82.9978" calcext:value-type="float">
            <text:p>82.997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3263" calcext:value-type="float">
            <text:p>53.3263</text:p>
          </table:table-cell>
          <table:table-cell office:value-type="float" office:value="58.7597" calcext:value-type="float">
            <text:p>58.7597</text:p>
          </table:table-cell>
          <table:table-cell office:value-type="float" office:value="74.2974" calcext:value-type="float">
            <text:p>74.2974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661" calcext:value-type="float">
            <text:p>51.7661</text:p>
          </table:table-cell>
          <table:table-cell office:value-type="float" office:value="82.135" calcext:value-type="float">
            <text:p>82.135</text:p>
          </table:table-cell>
          <table:table-cell office:value-type="float" office:value="101.75" calcext:value-type="float">
            <text:p>101.75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4621" calcext:value-type="float">
            <text:p>49.4621</text:p>
          </table:table-cell>
          <table:table-cell office:value-type="float" office:value="87.6207" calcext:value-type="float">
            <text:p>87.6207</text:p>
          </table:table-cell>
          <table:table-cell office:value-type="float" office:value="111.159" calcext:value-type="float">
            <text:p>111.159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5479" calcext:value-type="float">
            <text:p>44.5479</text:p>
          </table:table-cell>
          <table:table-cell office:value-type="float" office:value="78.321" calcext:value-type="float">
            <text:p>78.321</text:p>
          </table:table-cell>
          <table:table-cell office:value-type="float" office:value="100.729" calcext:value-type="float">
            <text:p>100.729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5435" calcext:value-type="float">
            <text:p>47.5435</text:p>
          </table:table-cell>
          <table:table-cell office:value-type="float" office:value="67.4881" calcext:value-type="float">
            <text:p>67.4881</text:p>
          </table:table-cell>
          <table:table-cell office:value-type="float" office:value="82.9978" calcext:value-type="float">
            <text:p>82.997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3317" calcext:value-type="float">
            <text:p>53.3317</text:p>
          </table:table-cell>
          <table:table-cell office:value-type="float" office:value="58.7583" calcext:value-type="float">
            <text:p>58.7583</text:p>
          </table:table-cell>
          <table:table-cell office:value-type="float" office:value="74.2811" calcext:value-type="float">
            <text:p>74.2811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661" calcext:value-type="float">
            <text:p>51.7661</text:p>
          </table:table-cell>
          <table:table-cell office:value-type="float" office:value="82.135" calcext:value-type="float">
            <text:p>82.135</text:p>
          </table:table-cell>
          <table:table-cell office:value-type="float" office:value="101.75" calcext:value-type="float">
            <text:p>101.75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4622" calcext:value-type="float">
            <text:p>49.4622</text:p>
          </table:table-cell>
          <table:table-cell office:value-type="float" office:value="87.6206" calcext:value-type="float">
            <text:p>87.6206</text:p>
          </table:table-cell>
          <table:table-cell office:value-type="float" office:value="111.158" calcext:value-type="float">
            <text:p>111.158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5479" calcext:value-type="float">
            <text:p>44.5479</text:p>
          </table:table-cell>
          <table:table-cell office:value-type="float" office:value="78.3209" calcext:value-type="float">
            <text:p>78.3209</text:p>
          </table:table-cell>
          <table:table-cell office:value-type="float" office:value="100.729" calcext:value-type="float">
            <text:p>100.729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5436" calcext:value-type="float">
            <text:p>47.5436</text:p>
          </table:table-cell>
          <table:table-cell office:value-type="float" office:value="67.4883" calcext:value-type="float">
            <text:p>67.4883</text:p>
          </table:table-cell>
          <table:table-cell office:value-type="float" office:value="82.9982" calcext:value-type="float">
            <text:p>82.998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3351" calcext:value-type="float">
            <text:p>53.3351</text:p>
          </table:table-cell>
          <table:table-cell office:value-type="float" office:value="58.758" calcext:value-type="float">
            <text:p>58.758</text:p>
          </table:table-cell>
          <table:table-cell office:value-type="float" office:value="74.2755" calcext:value-type="float">
            <text:p>74.2755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661" calcext:value-type="float">
            <text:p>51.7661</text:p>
          </table:table-cell>
          <table:table-cell office:value-type="float" office:value="82.135" calcext:value-type="float">
            <text:p>82.135</text:p>
          </table:table-cell>
          <table:table-cell office:value-type="float" office:value="101.75" calcext:value-type="float">
            <text:p>101.75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4628" calcext:value-type="float">
            <text:p>49.4628</text:p>
          </table:table-cell>
          <table:table-cell office:value-type="float" office:value="87.6215" calcext:value-type="float">
            <text:p>87.6215</text:p>
          </table:table-cell>
          <table:table-cell office:value-type="float" office:value="111.159" calcext:value-type="float">
            <text:p>111.159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548" calcext:value-type="float">
            <text:p>44.548</text:p>
          </table:table-cell>
          <table:table-cell office:value-type="float" office:value="78.3211" calcext:value-type="float">
            <text:p>78.3211</text:p>
          </table:table-cell>
          <table:table-cell office:value-type="float" office:value="100.729" calcext:value-type="float">
            <text:p>100.729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5446" calcext:value-type="float">
            <text:p>47.5446</text:p>
          </table:table-cell>
          <table:table-cell office:value-type="float" office:value="67.49" calcext:value-type="float">
            <text:p>67.49</text:p>
          </table:table-cell>
          <table:table-cell office:value-type="float" office:value="82.9999" calcext:value-type="float">
            <text:p>82.999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3384" calcext:value-type="float">
            <text:p>53.3384</text:p>
          </table:table-cell>
          <table:table-cell office:value-type="float" office:value="58.7541" calcext:value-type="float">
            <text:p>58.7541</text:p>
          </table:table-cell>
          <table:table-cell office:value-type="float" office:value="74.2656" calcext:value-type="float">
            <text:p>74.2656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661" calcext:value-type="float">
            <text:p>51.7661</text:p>
          </table:table-cell>
          <table:table-cell office:value-type="float" office:value="82.135" calcext:value-type="float">
            <text:p>82.135</text:p>
          </table:table-cell>
          <table:table-cell office:value-type="float" office:value="101.749" calcext:value-type="float">
            <text:p>101.749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463" calcext:value-type="float">
            <text:p>49.463</text:p>
          </table:table-cell>
          <table:table-cell office:value-type="float" office:value="87.6217" calcext:value-type="float">
            <text:p>87.6217</text:p>
          </table:table-cell>
          <table:table-cell office:value-type="float" office:value="111.159" calcext:value-type="float">
            <text:p>111.159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5477" calcext:value-type="float">
            <text:p>44.5477</text:p>
          </table:table-cell>
          <table:table-cell office:value-type="float" office:value="78.3203" calcext:value-type="float">
            <text:p>78.3203</text:p>
          </table:table-cell>
          <table:table-cell office:value-type="float" office:value="100.728" calcext:value-type="float">
            <text:p>100.728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5454" calcext:value-type="float">
            <text:p>47.5454</text:p>
          </table:table-cell>
          <table:table-cell office:value-type="float" office:value="67.4913" calcext:value-type="float">
            <text:p>67.4913</text:p>
          </table:table-cell>
          <table:table-cell office:value-type="float" office:value="83.0013" calcext:value-type="float">
            <text:p>83.001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3418" calcext:value-type="float">
            <text:p>53.3418</text:p>
          </table:table-cell>
          <table:table-cell office:value-type="float" office:value="58.7535" calcext:value-type="float">
            <text:p>58.7535</text:p>
          </table:table-cell>
          <table:table-cell office:value-type="float" office:value="74.2603" calcext:value-type="float">
            <text:p>74.2603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644" calcext:value-type="float">
            <text:p>51.7644</text:p>
          </table:table-cell>
          <table:table-cell office:value-type="float" office:value="82.1323" calcext:value-type="float">
            <text:p>82.1323</text:p>
          </table:table-cell>
          <table:table-cell office:value-type="float" office:value="101.747" calcext:value-type="float">
            <text:p>101.747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4627" calcext:value-type="float">
            <text:p>49.4627</text:p>
          </table:table-cell>
          <table:table-cell office:value-type="float" office:value="87.6208" calcext:value-type="float">
            <text:p>87.6208</text:p>
          </table:table-cell>
          <table:table-cell office:value-type="float" office:value="111.158" calcext:value-type="float">
            <text:p>111.158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5521" calcext:value-type="float">
            <text:p>44.5521</text:p>
          </table:table-cell>
          <table:table-cell office:value-type="float" office:value="78.3281" calcext:value-type="float">
            <text:p>78.3281</text:p>
          </table:table-cell>
          <table:table-cell office:value-type="float" office:value="100.738" calcext:value-type="float">
            <text:p>100.738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5459" calcext:value-type="float">
            <text:p>47.5459</text:p>
          </table:table-cell>
          <table:table-cell office:value-type="float" office:value="67.4922" calcext:value-type="float">
            <text:p>67.4922</text:p>
          </table:table-cell>
          <table:table-cell office:value-type="float" office:value="83.0021" calcext:value-type="float">
            <text:p>83.002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3461" calcext:value-type="float">
            <text:p>53.3461</text:p>
          </table:table-cell>
          <table:table-cell office:value-type="float" office:value="58.755" calcext:value-type="float">
            <text:p>58.755</text:p>
          </table:table-cell>
          <table:table-cell office:value-type="float" office:value="74.2561" calcext:value-type="float">
            <text:p>74.2561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62" calcext:value-type="float">
            <text:p>51.762</text:p>
          </table:table-cell>
          <table:table-cell office:value-type="float" office:value="82.1285" calcext:value-type="float">
            <text:p>82.1285</text:p>
          </table:table-cell>
          <table:table-cell office:value-type="float" office:value="101.743" calcext:value-type="float">
            <text:p>101.743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4632" calcext:value-type="float">
            <text:p>49.4632</text:p>
          </table:table-cell>
          <table:table-cell office:value-type="float" office:value="87.6212" calcext:value-type="float">
            <text:p>87.6212</text:p>
          </table:table-cell>
          <table:table-cell office:value-type="float" office:value="111.158" calcext:value-type="float">
            <text:p>111.158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5526" calcext:value-type="float">
            <text:p>44.5526</text:p>
          </table:table-cell>
          <table:table-cell office:value-type="float" office:value="78.3284" calcext:value-type="float">
            <text:p>78.3284</text:p>
          </table:table-cell>
          <table:table-cell office:value-type="float" office:value="100.738" calcext:value-type="float">
            <text:p>100.738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5471" calcext:value-type="float">
            <text:p>47.5471</text:p>
          </table:table-cell>
          <table:table-cell office:value-type="float" office:value="67.4945" calcext:value-type="float">
            <text:p>67.4945</text:p>
          </table:table-cell>
          <table:table-cell office:value-type="float" office:value="83.0052" calcext:value-type="float">
            <text:p>83.005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3521" calcext:value-type="float">
            <text:p>53.3521</text:p>
          </table:table-cell>
          <table:table-cell office:value-type="float" office:value="58.7519" calcext:value-type="float">
            <text:p>58.7519</text:p>
          </table:table-cell>
          <table:table-cell office:value-type="float" office:value="74.2397" calcext:value-type="float">
            <text:p>74.2397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597" calcext:value-type="float">
            <text:p>51.7597</text:p>
          </table:table-cell>
          <table:table-cell office:value-type="float" office:value="82.1245" calcext:value-type="float">
            <text:p>82.1245</text:p>
          </table:table-cell>
          <table:table-cell office:value-type="float" office:value="101.738" calcext:value-type="float">
            <text:p>101.738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4647" calcext:value-type="float">
            <text:p>49.4647</text:p>
          </table:table-cell>
          <table:table-cell office:value-type="float" office:value="87.6233" calcext:value-type="float">
            <text:p>87.6233</text:p>
          </table:table-cell>
          <table:table-cell office:value-type="float" office:value="111.16" calcext:value-type="float">
            <text:p>111.16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5588" calcext:value-type="float">
            <text:p>44.5588</text:p>
          </table:table-cell>
          <table:table-cell office:value-type="float" office:value="78.3385" calcext:value-type="float">
            <text:p>78.3385</text:p>
          </table:table-cell>
          <table:table-cell office:value-type="float" office:value="100.75" calcext:value-type="float">
            <text:p>100.75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5472" calcext:value-type="float">
            <text:p>47.5472</text:p>
          </table:table-cell>
          <table:table-cell office:value-type="float" office:value="67.4947" calcext:value-type="float">
            <text:p>67.4947</text:p>
          </table:table-cell>
          <table:table-cell office:value-type="float" office:value="83.0054" calcext:value-type="float">
            <text:p>83.005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3597" calcext:value-type="float">
            <text:p>53.3597</text:p>
          </table:table-cell>
          <table:table-cell office:value-type="float" office:value="58.7354" calcext:value-type="float">
            <text:p>58.7354</text:p>
          </table:table-cell>
          <table:table-cell office:value-type="float" office:value="74.1901" calcext:value-type="float">
            <text:p>74.1901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574" calcext:value-type="float">
            <text:p>51.7574</text:p>
          </table:table-cell>
          <table:table-cell office:value-type="float" office:value="82.1208" calcext:value-type="float">
            <text:p>82.1208</text:p>
          </table:table-cell>
          <table:table-cell office:value-type="float" office:value="101.733" calcext:value-type="float">
            <text:p>101.733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4651" calcext:value-type="float">
            <text:p>49.4651</text:p>
          </table:table-cell>
          <table:table-cell office:value-type="float" office:value="87.6239" calcext:value-type="float">
            <text:p>87.6239</text:p>
          </table:table-cell>
          <table:table-cell office:value-type="float" office:value="111.16" calcext:value-type="float">
            <text:p>111.16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5736" calcext:value-type="float">
            <text:p>44.5736</text:p>
          </table:table-cell>
          <table:table-cell office:value-type="float" office:value="78.3627" calcext:value-type="float">
            <text:p>78.3627</text:p>
          </table:table-cell>
          <table:table-cell office:value-type="float" office:value="100.78" calcext:value-type="float">
            <text:p>100.78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5472" calcext:value-type="float">
            <text:p>47.5472</text:p>
          </table:table-cell>
          <table:table-cell office:value-type="float" office:value="67.4947" calcext:value-type="float">
            <text:p>67.4947</text:p>
          </table:table-cell>
          <table:table-cell office:value-type="float" office:value="83.0053" calcext:value-type="float">
            <text:p>83.005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3659" calcext:value-type="float">
            <text:p>53.3659</text:p>
          </table:table-cell>
          <table:table-cell office:value-type="float" office:value="58.7242" calcext:value-type="float">
            <text:p>58.7242</text:p>
          </table:table-cell>
          <table:table-cell office:value-type="float" office:value="74.1515" calcext:value-type="float">
            <text:p>74.1515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554" calcext:value-type="float">
            <text:p>51.7554</text:p>
          </table:table-cell>
          <table:table-cell office:value-type="float" office:value="82.1175" calcext:value-type="float">
            <text:p>82.1175</text:p>
          </table:table-cell>
          <table:table-cell office:value-type="float" office:value="101.73" calcext:value-type="float">
            <text:p>101.73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4656" calcext:value-type="float">
            <text:p>49.4656</text:p>
          </table:table-cell>
          <table:table-cell office:value-type="float" office:value="87.6245" calcext:value-type="float">
            <text:p>87.6245</text:p>
          </table:table-cell>
          <table:table-cell office:value-type="float" office:value="111.161" calcext:value-type="float">
            <text:p>111.161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5808" calcext:value-type="float">
            <text:p>44.5808</text:p>
          </table:table-cell>
          <table:table-cell office:value-type="float" office:value="78.374" calcext:value-type="float">
            <text:p>78.374</text:p>
          </table:table-cell>
          <table:table-cell office:value-type="float" office:value="100.793" calcext:value-type="float">
            <text:p>100.793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5471" calcext:value-type="float">
            <text:p>47.5471</text:p>
          </table:table-cell>
          <table:table-cell office:value-type="float" office:value="67.4944" calcext:value-type="float">
            <text:p>67.4944</text:p>
          </table:table-cell>
          <table:table-cell office:value-type="float" office:value="83.005" calcext:value-type="float">
            <text:p>83.0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368" calcext:value-type="float">
            <text:p>53.368</text:p>
          </table:table-cell>
          <table:table-cell office:value-type="float" office:value="58.7229" calcext:value-type="float">
            <text:p>58.7229</text:p>
          </table:table-cell>
          <table:table-cell office:value-type="float" office:value="74.1452" calcext:value-type="float">
            <text:p>74.1452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536" calcext:value-type="float">
            <text:p>51.7536</text:p>
          </table:table-cell>
          <table:table-cell office:value-type="float" office:value="82.1146" calcext:value-type="float">
            <text:p>82.1146</text:p>
          </table:table-cell>
          <table:table-cell office:value-type="float" office:value="101.726" calcext:value-type="float">
            <text:p>101.726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4664" calcext:value-type="float">
            <text:p>49.4664</text:p>
          </table:table-cell>
          <table:table-cell office:value-type="float" office:value="87.6257" calcext:value-type="float">
            <text:p>87.6257</text:p>
          </table:table-cell>
          <table:table-cell office:value-type="float" office:value="111.162" calcext:value-type="float">
            <text:p>111.162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5841" calcext:value-type="float">
            <text:p>44.5841</text:p>
          </table:table-cell>
          <table:table-cell office:value-type="float" office:value="78.3787" calcext:value-type="float">
            <text:p>78.3787</text:p>
          </table:table-cell>
          <table:table-cell office:value-type="float" office:value="100.798" calcext:value-type="float">
            <text:p>100.798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5477" calcext:value-type="float">
            <text:p>47.5477</text:p>
          </table:table-cell>
          <table:table-cell office:value-type="float" office:value="67.4955" calcext:value-type="float">
            <text:p>67.4955</text:p>
          </table:table-cell>
          <table:table-cell office:value-type="float" office:value="83.0061" calcext:value-type="float">
            <text:p>83.006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3687" calcext:value-type="float">
            <text:p>53.3687</text:p>
          </table:table-cell>
          <table:table-cell office:value-type="float" office:value="58.7184" calcext:value-type="float">
            <text:p>58.7184</text:p>
          </table:table-cell>
          <table:table-cell office:value-type="float" office:value="74.1353" calcext:value-type="float">
            <text:p>74.1353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518" calcext:value-type="float">
            <text:p>51.7518</text:p>
          </table:table-cell>
          <table:table-cell office:value-type="float" office:value="82.1116" calcext:value-type="float">
            <text:p>82.1116</text:p>
          </table:table-cell>
          <table:table-cell office:value-type="float" office:value="101.723" calcext:value-type="float">
            <text:p>101.723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4669" calcext:value-type="float">
            <text:p>49.4669</text:p>
          </table:table-cell>
          <table:table-cell office:value-type="float" office:value="87.6264" calcext:value-type="float">
            <text:p>87.6264</text:p>
          </table:table-cell>
          <table:table-cell office:value-type="float" office:value="111.163" calcext:value-type="float">
            <text:p>111.163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5844" calcext:value-type="float">
            <text:p>44.5844</text:p>
          </table:table-cell>
          <table:table-cell office:value-type="float" office:value="78.3792" calcext:value-type="float">
            <text:p>78.3792</text:p>
          </table:table-cell>
          <table:table-cell office:value-type="float" office:value="100.798" calcext:value-type="float">
            <text:p>100.798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5477" calcext:value-type="float">
            <text:p>47.5477</text:p>
          </table:table-cell>
          <table:table-cell office:value-type="float" office:value="67.4955" calcext:value-type="float">
            <text:p>67.4955</text:p>
          </table:table-cell>
          <table:table-cell office:value-type="float" office:value="83.0059" calcext:value-type="float">
            <text:p>83.005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37" calcext:value-type="float">
            <text:p>53.37</text:p>
          </table:table-cell>
          <table:table-cell office:value-type="float" office:value="58.7168" calcext:value-type="float">
            <text:p>58.7168</text:p>
          </table:table-cell>
          <table:table-cell office:value-type="float" office:value="74.1286" calcext:value-type="float">
            <text:p>74.1286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516" calcext:value-type="float">
            <text:p>51.7516</text:p>
          </table:table-cell>
          <table:table-cell office:value-type="float" office:value="82.1113" calcext:value-type="float">
            <text:p>82.1113</text:p>
          </table:table-cell>
          <table:table-cell office:value-type="float" office:value="101.723" calcext:value-type="float">
            <text:p>101.723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4674" calcext:value-type="float">
            <text:p>49.4674</text:p>
          </table:table-cell>
          <table:table-cell office:value-type="float" office:value="87.6272" calcext:value-type="float">
            <text:p>87.6272</text:p>
          </table:table-cell>
          <table:table-cell office:value-type="float" office:value="111.164" calcext:value-type="float">
            <text:p>111.164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5835" calcext:value-type="float">
            <text:p>44.5835</text:p>
          </table:table-cell>
          <table:table-cell office:value-type="float" office:value="78.3777" calcext:value-type="float">
            <text:p>78.3777</text:p>
          </table:table-cell>
          <table:table-cell office:value-type="float" office:value="100.796" calcext:value-type="float">
            <text:p>100.796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5476" calcext:value-type="float">
            <text:p>47.5476</text:p>
          </table:table-cell>
          <table:table-cell office:value-type="float" office:value="67.4953" calcext:value-type="float">
            <text:p>67.4953</text:p>
          </table:table-cell>
          <table:table-cell office:value-type="float" office:value="83.0057" calcext:value-type="float">
            <text:p>83.005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3723" calcext:value-type="float">
            <text:p>53.3723</text:p>
          </table:table-cell>
          <table:table-cell office:value-type="float" office:value="58.7193" calcext:value-type="float">
            <text:p>58.7193</text:p>
          </table:table-cell>
          <table:table-cell office:value-type="float" office:value="74.127" calcext:value-type="float">
            <text:p>74.127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531" calcext:value-type="float">
            <text:p>51.7531</text:p>
          </table:table-cell>
          <table:table-cell office:value-type="float" office:value="82.1138" calcext:value-type="float">
            <text:p>82.1138</text:p>
          </table:table-cell>
          <table:table-cell office:value-type="float" office:value="101.726" calcext:value-type="float">
            <text:p>101.726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4682" calcext:value-type="float">
            <text:p>49.4682</text:p>
          </table:table-cell>
          <table:table-cell office:value-type="float" office:value="87.6286" calcext:value-type="float">
            <text:p>87.6286</text:p>
          </table:table-cell>
          <table:table-cell office:value-type="float" office:value="111.166" calcext:value-type="float">
            <text:p>111.166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5819" calcext:value-type="float">
            <text:p>44.5819</text:p>
          </table:table-cell>
          <table:table-cell office:value-type="float" office:value="78.3752" calcext:value-type="float">
            <text:p>78.3752</text:p>
          </table:table-cell>
          <table:table-cell office:value-type="float" office:value="100.793" calcext:value-type="float">
            <text:p>100.793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5479" calcext:value-type="float">
            <text:p>47.5479</text:p>
          </table:table-cell>
          <table:table-cell office:value-type="float" office:value="67.4956" calcext:value-type="float">
            <text:p>67.4956</text:p>
          </table:table-cell>
          <table:table-cell office:value-type="float" office:value="83.0056" calcext:value-type="float">
            <text:p>83.005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3722" calcext:value-type="float">
            <text:p>53.3722</text:p>
          </table:table-cell>
          <table:table-cell office:value-type="float" office:value="58.717" calcext:value-type="float">
            <text:p>58.717</text:p>
          </table:table-cell>
          <table:table-cell office:value-type="float" office:value="74.1201" calcext:value-type="float">
            <text:p>74.1201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549" calcext:value-type="float">
            <text:p>51.7549</text:p>
          </table:table-cell>
          <table:table-cell office:value-type="float" office:value="82.1168" calcext:value-type="float">
            <text:p>82.1168</text:p>
          </table:table-cell>
          <table:table-cell office:value-type="float" office:value="101.729" calcext:value-type="float">
            <text:p>101.729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4692" calcext:value-type="float">
            <text:p>49.4692</text:p>
          </table:table-cell>
          <table:table-cell office:value-type="float" office:value="87.6303" calcext:value-type="float">
            <text:p>87.6303</text:p>
          </table:table-cell>
          <table:table-cell office:value-type="float" office:value="111.168" calcext:value-type="float">
            <text:p>111.168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5787" calcext:value-type="float">
            <text:p>44.5787</text:p>
          </table:table-cell>
          <table:table-cell office:value-type="float" office:value="78.3693" calcext:value-type="float">
            <text:p>78.3693</text:p>
          </table:table-cell>
          <table:table-cell office:value-type="float" office:value="100.785" calcext:value-type="float">
            <text:p>100.785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5473" calcext:value-type="float">
            <text:p>47.5473</text:p>
          </table:table-cell>
          <table:table-cell office:value-type="float" office:value="67.4944" calcext:value-type="float">
            <text:p>67.4944</text:p>
          </table:table-cell>
          <table:table-cell office:value-type="float" office:value="83.0039" calcext:value-type="float">
            <text:p>83.003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3717" calcext:value-type="float">
            <text:p>53.3717</text:p>
          </table:table-cell>
          <table:table-cell office:value-type="float" office:value="58.7162" calcext:value-type="float">
            <text:p>58.7162</text:p>
          </table:table-cell>
          <table:table-cell office:value-type="float" office:value="74.1175" calcext:value-type="float">
            <text:p>74.1175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539" calcext:value-type="float">
            <text:p>51.7539</text:p>
          </table:table-cell>
          <table:table-cell office:value-type="float" office:value="82.1157" calcext:value-type="float">
            <text:p>82.1157</text:p>
          </table:table-cell>
          <table:table-cell office:value-type="float" office:value="101.729" calcext:value-type="float">
            <text:p>101.729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4698" calcext:value-type="float">
            <text:p>49.4698</text:p>
          </table:table-cell>
          <table:table-cell office:value-type="float" office:value="87.6313" calcext:value-type="float">
            <text:p>87.6313</text:p>
          </table:table-cell>
          <table:table-cell office:value-type="float" office:value="111.169" calcext:value-type="float">
            <text:p>111.169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578" calcext:value-type="float">
            <text:p>44.578</text:p>
          </table:table-cell>
          <table:table-cell office:value-type="float" office:value="78.3681" calcext:value-type="float">
            <text:p>78.3681</text:p>
          </table:table-cell>
          <table:table-cell office:value-type="float" office:value="100.783" calcext:value-type="float">
            <text:p>100.783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5473" calcext:value-type="float">
            <text:p>47.5473</text:p>
          </table:table-cell>
          <table:table-cell office:value-type="float" office:value="67.4945" calcext:value-type="float">
            <text:p>67.4945</text:p>
          </table:table-cell>
          <table:table-cell office:value-type="float" office:value="83.0039" calcext:value-type="float">
            <text:p>83.003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3698" calcext:value-type="float">
            <text:p>53.3698</text:p>
          </table:table-cell>
          <table:table-cell office:value-type="float" office:value="58.7172" calcext:value-type="float">
            <text:p>58.7172</text:p>
          </table:table-cell>
          <table:table-cell office:value-type="float" office:value="74.1222" calcext:value-type="float">
            <text:p>74.1222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555" calcext:value-type="float">
            <text:p>51.7555</text:p>
          </table:table-cell>
          <table:table-cell office:value-type="float" office:value="82.1185" calcext:value-type="float">
            <text:p>82.1185</text:p>
          </table:table-cell>
          <table:table-cell office:value-type="float" office:value="101.732" calcext:value-type="float">
            <text:p>101.732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47" calcext:value-type="float">
            <text:p>49.47</text:p>
          </table:table-cell>
          <table:table-cell office:value-type="float" office:value="87.6317" calcext:value-type="float">
            <text:p>87.6317</text:p>
          </table:table-cell>
          <table:table-cell office:value-type="float" office:value="111.17" calcext:value-type="float">
            <text:p>111.17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5731" calcext:value-type="float">
            <text:p>44.5731</text:p>
          </table:table-cell>
          <table:table-cell office:value-type="float" office:value="78.3614" calcext:value-type="float">
            <text:p>78.3614</text:p>
          </table:table-cell>
          <table:table-cell office:value-type="float" office:value="100.777" calcext:value-type="float">
            <text:p>100.777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5472" calcext:value-type="float">
            <text:p>47.5472</text:p>
          </table:table-cell>
          <table:table-cell office:value-type="float" office:value="67.494" calcext:value-type="float">
            <text:p>67.494</text:p>
          </table:table-cell>
          <table:table-cell office:value-type="float" office:value="83.0031" calcext:value-type="float">
            <text:p>83.003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3673" calcext:value-type="float">
            <text:p>53.3673</text:p>
          </table:table-cell>
          <table:table-cell office:value-type="float" office:value="58.725" calcext:value-type="float">
            <text:p>58.725</text:p>
          </table:table-cell>
          <table:table-cell office:value-type="float" office:value="74.139" calcext:value-type="float">
            <text:p>74.139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577" calcext:value-type="float">
            <text:p>51.7577</text:p>
          </table:table-cell>
          <table:table-cell office:value-type="float" office:value="82.1223" calcext:value-type="float">
            <text:p>82.1223</text:p>
          </table:table-cell>
          <table:table-cell office:value-type="float" office:value="101.737" calcext:value-type="float">
            <text:p>101.737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4702" calcext:value-type="float">
            <text:p>49.4702</text:p>
          </table:table-cell>
          <table:table-cell office:value-type="float" office:value="87.632" calcext:value-type="float">
            <text:p>87.632</text:p>
          </table:table-cell>
          <table:table-cell office:value-type="float" office:value="111.17" calcext:value-type="float">
            <text:p>111.17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5703" calcext:value-type="float">
            <text:p>44.5703</text:p>
          </table:table-cell>
          <table:table-cell office:value-type="float" office:value="78.3578" calcext:value-type="float">
            <text:p>78.3578</text:p>
          </table:table-cell>
          <table:table-cell office:value-type="float" office:value="100.774" calcext:value-type="float">
            <text:p>100.774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5468" calcext:value-type="float">
            <text:p>47.5468</text:p>
          </table:table-cell>
          <table:table-cell office:value-type="float" office:value="67.4926" calcext:value-type="float">
            <text:p>67.4926</text:p>
          </table:table-cell>
          <table:table-cell office:value-type="float" office:value="83.0002" calcext:value-type="float">
            <text:p>83.000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362" calcext:value-type="float">
            <text:p>53.362</text:p>
          </table:table-cell>
          <table:table-cell office:value-type="float" office:value="58.725" calcext:value-type="float">
            <text:p>58.725</text:p>
          </table:table-cell>
          <table:table-cell office:value-type="float" office:value="74.1546" calcext:value-type="float">
            <text:p>74.1546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574" calcext:value-type="float">
            <text:p>51.7574</text:p>
          </table:table-cell>
          <table:table-cell office:value-type="float" office:value="82.122" calcext:value-type="float">
            <text:p>82.122</text:p>
          </table:table-cell>
          <table:table-cell office:value-type="float" office:value="101.737" calcext:value-type="float">
            <text:p>101.737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4705" calcext:value-type="float">
            <text:p>49.4705</text:p>
          </table:table-cell>
          <table:table-cell office:value-type="float" office:value="87.6325" calcext:value-type="float">
            <text:p>87.6325</text:p>
          </table:table-cell>
          <table:table-cell office:value-type="float" office:value="111.171" calcext:value-type="float">
            <text:p>111.171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5695" calcext:value-type="float">
            <text:p>44.5695</text:p>
          </table:table-cell>
          <table:table-cell office:value-type="float" office:value="78.3574" calcext:value-type="float">
            <text:p>78.3574</text:p>
          </table:table-cell>
          <table:table-cell office:value-type="float" office:value="100.775" calcext:value-type="float">
            <text:p>100.775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5467" calcext:value-type="float">
            <text:p>47.5467</text:p>
          </table:table-cell>
          <table:table-cell office:value-type="float" office:value="67.4917" calcext:value-type="float">
            <text:p>67.4917</text:p>
          </table:table-cell>
          <table:table-cell office:value-type="float" office:value="82.9975" calcext:value-type="float">
            <text:p>82.997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3604" calcext:value-type="float">
            <text:p>53.3604</text:p>
          </table:table-cell>
          <table:table-cell office:value-type="float" office:value="58.7249" calcext:value-type="float">
            <text:p>58.7249</text:p>
          </table:table-cell>
          <table:table-cell office:value-type="float" office:value="74.1615" calcext:value-type="float">
            <text:p>74.1615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566" calcext:value-type="float">
            <text:p>51.7566</text:p>
          </table:table-cell>
          <table:table-cell office:value-type="float" office:value="82.1207" calcext:value-type="float">
            <text:p>82.1207</text:p>
          </table:table-cell>
          <table:table-cell office:value-type="float" office:value="101.735" calcext:value-type="float">
            <text:p>101.735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4708" calcext:value-type="float">
            <text:p>49.4708</text:p>
          </table:table-cell>
          <table:table-cell office:value-type="float" office:value="87.633" calcext:value-type="float">
            <text:p>87.633</text:p>
          </table:table-cell>
          <table:table-cell office:value-type="float" office:value="111.171" calcext:value-type="float">
            <text:p>111.171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5643" calcext:value-type="float">
            <text:p>44.5643</text:p>
          </table:table-cell>
          <table:table-cell office:value-type="float" office:value="78.352" calcext:value-type="float">
            <text:p>78.352</text:p>
          </table:table-cell>
          <table:table-cell office:value-type="float" office:value="100.773" calcext:value-type="float">
            <text:p>100.773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5468" calcext:value-type="float">
            <text:p>47.5468</text:p>
          </table:table-cell>
          <table:table-cell office:value-type="float" office:value="67.4919" calcext:value-type="float">
            <text:p>67.4919</text:p>
          </table:table-cell>
          <table:table-cell office:value-type="float" office:value="82.9977" calcext:value-type="float">
            <text:p>82.997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3566" calcext:value-type="float">
            <text:p>53.3566</text:p>
          </table:table-cell>
          <table:table-cell office:value-type="float" office:value="58.7176" calcext:value-type="float">
            <text:p>58.7176</text:p>
          </table:table-cell>
          <table:table-cell office:value-type="float" office:value="74.1569" calcext:value-type="float">
            <text:p>74.1569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566" calcext:value-type="float">
            <text:p>51.7566</text:p>
          </table:table-cell>
          <table:table-cell office:value-type="float" office:value="82.1207" calcext:value-type="float">
            <text:p>82.1207</text:p>
          </table:table-cell>
          <table:table-cell office:value-type="float" office:value="101.735" calcext:value-type="float">
            <text:p>101.735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4745" calcext:value-type="float">
            <text:p>49.4745</text:p>
          </table:table-cell>
          <table:table-cell office:value-type="float" office:value="87.6382" calcext:value-type="float">
            <text:p>87.6382</text:p>
          </table:table-cell>
          <table:table-cell office:value-type="float" office:value="111.177" calcext:value-type="float">
            <text:p>111.177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561" calcext:value-type="float">
            <text:p>44.561</text:p>
          </table:table-cell>
          <table:table-cell office:value-type="float" office:value="78.3484" calcext:value-type="float">
            <text:p>78.3484</text:p>
          </table:table-cell>
          <table:table-cell office:value-type="float" office:value="100.771" calcext:value-type="float">
            <text:p>100.771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5469" calcext:value-type="float">
            <text:p>47.5469</text:p>
          </table:table-cell>
          <table:table-cell office:value-type="float" office:value="67.492" calcext:value-type="float">
            <text:p>67.492</text:p>
          </table:table-cell>
          <table:table-cell office:value-type="float" office:value="82.9977" calcext:value-type="float">
            <text:p>82.997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3518" calcext:value-type="float">
            <text:p>53.3518</text:p>
          </table:table-cell>
          <table:table-cell office:value-type="float" office:value="58.7109" calcext:value-type="float">
            <text:p>58.7109</text:p>
          </table:table-cell>
          <table:table-cell office:value-type="float" office:value="74.1582" calcext:value-type="float">
            <text:p>74.1582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552" calcext:value-type="float">
            <text:p>51.7552</text:p>
          </table:table-cell>
          <table:table-cell office:value-type="float" office:value="82.1186" calcext:value-type="float">
            <text:p>82.1186</text:p>
          </table:table-cell>
          <table:table-cell office:value-type="float" office:value="101.733" calcext:value-type="float">
            <text:p>101.733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4774" calcext:value-type="float">
            <text:p>49.4774</text:p>
          </table:table-cell>
          <table:table-cell office:value-type="float" office:value="87.6421" calcext:value-type="float">
            <text:p>87.6421</text:p>
          </table:table-cell>
          <table:table-cell office:value-type="float" office:value="111.18" calcext:value-type="float">
            <text:p>111.18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5577" calcext:value-type="float">
            <text:p>44.5577</text:p>
          </table:table-cell>
          <table:table-cell office:value-type="float" office:value="78.3435" calcext:value-type="float">
            <text:p>78.3435</text:p>
          </table:table-cell>
          <table:table-cell office:value-type="float" office:value="100.766" calcext:value-type="float">
            <text:p>100.766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5468" calcext:value-type="float">
            <text:p>47.5468</text:p>
          </table:table-cell>
          <table:table-cell office:value-type="float" office:value="67.4919" calcext:value-type="float">
            <text:p>67.4919</text:p>
          </table:table-cell>
          <table:table-cell office:value-type="float" office:value="82.9976" calcext:value-type="float">
            <text:p>82.997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3496" calcext:value-type="float">
            <text:p>53.3496</text:p>
          </table:table-cell>
          <table:table-cell office:value-type="float" office:value="58.7041" calcext:value-type="float">
            <text:p>58.7041</text:p>
          </table:table-cell>
          <table:table-cell office:value-type="float" office:value="74.1549" calcext:value-type="float">
            <text:p>74.1549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547" calcext:value-type="float">
            <text:p>51.7547</text:p>
          </table:table-cell>
          <table:table-cell office:value-type="float" office:value="82.1176" calcext:value-type="float">
            <text:p>82.1176</text:p>
          </table:table-cell>
          <table:table-cell office:value-type="float" office:value="101.732" calcext:value-type="float">
            <text:p>101.732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4807" calcext:value-type="float">
            <text:p>49.4807</text:p>
          </table:table-cell>
          <table:table-cell office:value-type="float" office:value="87.6471" calcext:value-type="float">
            <text:p>87.6471</text:p>
          </table:table-cell>
          <table:table-cell office:value-type="float" office:value="111.186" calcext:value-type="float">
            <text:p>111.186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5546" calcext:value-type="float">
            <text:p>44.5546</text:p>
          </table:table-cell>
          <table:table-cell office:value-type="float" office:value="78.339" calcext:value-type="float">
            <text:p>78.339</text:p>
          </table:table-cell>
          <table:table-cell office:value-type="float" office:value="100.761" calcext:value-type="float">
            <text:p>100.761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5467" calcext:value-type="float">
            <text:p>47.5467</text:p>
          </table:table-cell>
          <table:table-cell office:value-type="float" office:value="67.4915" calcext:value-type="float">
            <text:p>67.4915</text:p>
          </table:table-cell>
          <table:table-cell office:value-type="float" office:value="82.997" calcext:value-type="float">
            <text:p>82.99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3498" calcext:value-type="float">
            <text:p>53.3498</text:p>
          </table:table-cell>
          <table:table-cell office:value-type="float" office:value="58.7009" calcext:value-type="float">
            <text:p>58.7009</text:p>
          </table:table-cell>
          <table:table-cell office:value-type="float" office:value="74.1612" calcext:value-type="float">
            <text:p>74.1612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531" calcext:value-type="float">
            <text:p>51.7531</text:p>
          </table:table-cell>
          <table:table-cell office:value-type="float" office:value="82.1151" calcext:value-type="float">
            <text:p>82.1151</text:p>
          </table:table-cell>
          <table:table-cell office:value-type="float" office:value="101.729" calcext:value-type="float">
            <text:p>101.729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4857" calcext:value-type="float">
            <text:p>49.4857</text:p>
          </table:table-cell>
          <table:table-cell office:value-type="float" office:value="87.655" calcext:value-type="float">
            <text:p>87.655</text:p>
          </table:table-cell>
          <table:table-cell office:value-type="float" office:value="111.195" calcext:value-type="float">
            <text:p>111.195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5527" calcext:value-type="float">
            <text:p>44.5527</text:p>
          </table:table-cell>
          <table:table-cell office:value-type="float" office:value="78.3359" calcext:value-type="float">
            <text:p>78.3359</text:p>
          </table:table-cell>
          <table:table-cell office:value-type="float" office:value="100.757" calcext:value-type="float">
            <text:p>100.757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5465" calcext:value-type="float">
            <text:p>47.5465</text:p>
          </table:table-cell>
          <table:table-cell office:value-type="float" office:value="67.4911" calcext:value-type="float">
            <text:p>67.4911</text:p>
          </table:table-cell>
          <table:table-cell office:value-type="float" office:value="82.9964" calcext:value-type="float">
            <text:p>82.996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3515" calcext:value-type="float">
            <text:p>53.3515</text:p>
          </table:table-cell>
          <table:table-cell office:value-type="float" office:value="58.6945" calcext:value-type="float">
            <text:p>58.6945</text:p>
          </table:table-cell>
          <table:table-cell office:value-type="float" office:value="74.1643" calcext:value-type="float">
            <text:p>74.1643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477" calcext:value-type="float">
            <text:p>51.7477</text:p>
          </table:table-cell>
          <table:table-cell office:value-type="float" office:value="82.1067" calcext:value-type="float">
            <text:p>82.1067</text:p>
          </table:table-cell>
          <table:table-cell office:value-type="float" office:value="101.72" calcext:value-type="float">
            <text:p>101.72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4894" calcext:value-type="float">
            <text:p>49.4894</text:p>
          </table:table-cell>
          <table:table-cell office:value-type="float" office:value="87.6608" calcext:value-type="float">
            <text:p>87.6608</text:p>
          </table:table-cell>
          <table:table-cell office:value-type="float" office:value="111.202" calcext:value-type="float">
            <text:p>111.202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5545" calcext:value-type="float">
            <text:p>44.5545</text:p>
          </table:table-cell>
          <table:table-cell office:value-type="float" office:value="78.3392" calcext:value-type="float">
            <text:p>78.3392</text:p>
          </table:table-cell>
          <table:table-cell office:value-type="float" office:value="100.762" calcext:value-type="float">
            <text:p>100.762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5467" calcext:value-type="float">
            <text:p>47.5467</text:p>
          </table:table-cell>
          <table:table-cell office:value-type="float" office:value="67.4913" calcext:value-type="float">
            <text:p>67.4913</text:p>
          </table:table-cell>
          <table:table-cell office:value-type="float" office:value="82.9962" calcext:value-type="float">
            <text:p>82.996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3542" calcext:value-type="float">
            <text:p>53.3542</text:p>
          </table:table-cell>
          <table:table-cell office:value-type="float" office:value="58.6893" calcext:value-type="float">
            <text:p>58.6893</text:p>
          </table:table-cell>
          <table:table-cell office:value-type="float" office:value="74.1647" calcext:value-type="float">
            <text:p>74.1647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431" calcext:value-type="float">
            <text:p>51.7431</text:p>
          </table:table-cell>
          <table:table-cell office:value-type="float" office:value="82.0994" calcext:value-type="float">
            <text:p>82.0994</text:p>
          </table:table-cell>
          <table:table-cell office:value-type="float" office:value="101.712" calcext:value-type="float">
            <text:p>101.712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4913" calcext:value-type="float">
            <text:p>49.4913</text:p>
          </table:table-cell>
          <table:table-cell office:value-type="float" office:value="87.6641" calcext:value-type="float">
            <text:p>87.6641</text:p>
          </table:table-cell>
          <table:table-cell office:value-type="float" office:value="111.207" calcext:value-type="float">
            <text:p>111.207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5584" calcext:value-type="float">
            <text:p>44.5584</text:p>
          </table:table-cell>
          <table:table-cell office:value-type="float" office:value="78.3451" calcext:value-type="float">
            <text:p>78.3451</text:p>
          </table:table-cell>
          <table:table-cell office:value-type="float" office:value="100.768" calcext:value-type="float">
            <text:p>100.768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547" calcext:value-type="float">
            <text:p>47.547</text:p>
          </table:table-cell>
          <table:table-cell office:value-type="float" office:value="67.4915" calcext:value-type="float">
            <text:p>67.4915</text:p>
          </table:table-cell>
          <table:table-cell office:value-type="float" office:value="82.9958" calcext:value-type="float">
            <text:p>82.995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3522" calcext:value-type="float">
            <text:p>53.3522</text:p>
          </table:table-cell>
          <table:table-cell office:value-type="float" office:value="58.6786" calcext:value-type="float">
            <text:p>58.6786</text:p>
          </table:table-cell>
          <table:table-cell office:value-type="float" office:value="74.1588" calcext:value-type="float">
            <text:p>74.1588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385" calcext:value-type="float">
            <text:p>51.7385</text:p>
          </table:table-cell>
          <table:table-cell office:value-type="float" office:value="82.0921" calcext:value-type="float">
            <text:p>82.0921</text:p>
          </table:table-cell>
          <table:table-cell office:value-type="float" office:value="101.704" calcext:value-type="float">
            <text:p>101.704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4923" calcext:value-type="float">
            <text:p>49.4923</text:p>
          </table:table-cell>
          <table:table-cell office:value-type="float" office:value="87.6657" calcext:value-type="float">
            <text:p>87.6657</text:p>
          </table:table-cell>
          <table:table-cell office:value-type="float" office:value="111.209" calcext:value-type="float">
            <text:p>111.209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5615" calcext:value-type="float">
            <text:p>44.5615</text:p>
          </table:table-cell>
          <table:table-cell office:value-type="float" office:value="78.3493" calcext:value-type="float">
            <text:p>78.3493</text:p>
          </table:table-cell>
          <table:table-cell office:value-type="float" office:value="100.772" calcext:value-type="float">
            <text:p>100.772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5499" calcext:value-type="float">
            <text:p>47.5499</text:p>
          </table:table-cell>
          <table:table-cell office:value-type="float" office:value="67.496" calcext:value-type="float">
            <text:p>67.496</text:p>
          </table:table-cell>
          <table:table-cell office:value-type="float" office:value="82.9995" calcext:value-type="float">
            <text:p>82.999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3488" calcext:value-type="float">
            <text:p>53.3488</text:p>
          </table:table-cell>
          <table:table-cell office:value-type="float" office:value="58.6673" calcext:value-type="float">
            <text:p>58.6673</text:p>
          </table:table-cell>
          <table:table-cell office:value-type="float" office:value="74.1479" calcext:value-type="float">
            <text:p>74.1479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343" calcext:value-type="float">
            <text:p>51.7343</text:p>
          </table:table-cell>
          <table:table-cell office:value-type="float" office:value="82.0856" calcext:value-type="float">
            <text:p>82.0856</text:p>
          </table:table-cell>
          <table:table-cell office:value-type="float" office:value="101.698" calcext:value-type="float">
            <text:p>101.698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4932" calcext:value-type="float">
            <text:p>49.4932</text:p>
          </table:table-cell>
          <table:table-cell office:value-type="float" office:value="87.6673" calcext:value-type="float">
            <text:p>87.6673</text:p>
          </table:table-cell>
          <table:table-cell office:value-type="float" office:value="111.211" calcext:value-type="float">
            <text:p>111.211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57" calcext:value-type="float">
            <text:p>44.57</text:p>
          </table:table-cell>
          <table:table-cell office:value-type="float" office:value="78.3627" calcext:value-type="float">
            <text:p>78.3627</text:p>
          </table:table-cell>
          <table:table-cell office:value-type="float" office:value="100.788" calcext:value-type="float">
            <text:p>100.788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5515" calcext:value-type="float">
            <text:p>47.5515</text:p>
          </table:table-cell>
          <table:table-cell office:value-type="float" office:value="67.4984" calcext:value-type="float">
            <text:p>67.4984</text:p>
          </table:table-cell>
          <table:table-cell office:value-type="float" office:value="83.001" calcext:value-type="float">
            <text:p>83.00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3447" calcext:value-type="float">
            <text:p>53.3447</text:p>
          </table:table-cell>
          <table:table-cell office:value-type="float" office:value="58.6568" calcext:value-type="float">
            <text:p>58.6568</text:p>
          </table:table-cell>
          <table:table-cell office:value-type="float" office:value="74.1377" calcext:value-type="float">
            <text:p>74.1377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97" calcext:value-type="float">
            <text:p>51.7297</text:p>
          </table:table-cell>
          <table:table-cell office:value-type="float" office:value="82.0783" calcext:value-type="float">
            <text:p>82.0783</text:p>
          </table:table-cell>
          <table:table-cell office:value-type="float" office:value="101.69" calcext:value-type="float">
            <text:p>101.69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4958" calcext:value-type="float">
            <text:p>49.4958</text:p>
          </table:table-cell>
          <table:table-cell office:value-type="float" office:value="87.6715" calcext:value-type="float">
            <text:p>87.6715</text:p>
          </table:table-cell>
          <table:table-cell office:value-type="float" office:value="111.216" calcext:value-type="float">
            <text:p>111.216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5822" calcext:value-type="float">
            <text:p>44.5822</text:p>
          </table:table-cell>
          <table:table-cell office:value-type="float" office:value="78.382" calcext:value-type="float">
            <text:p>78.382</text:p>
          </table:table-cell>
          <table:table-cell office:value-type="float" office:value="100.81" calcext:value-type="float">
            <text:p>100.81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5543" calcext:value-type="float">
            <text:p>47.5543</text:p>
          </table:table-cell>
          <table:table-cell office:value-type="float" office:value="67.5025" calcext:value-type="float">
            <text:p>67.5025</text:p>
          </table:table-cell>
          <table:table-cell office:value-type="float" office:value="83.0038" calcext:value-type="float">
            <text:p>83.003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3436" calcext:value-type="float">
            <text:p>53.3436</text:p>
          </table:table-cell>
          <table:table-cell office:value-type="float" office:value="58.651" calcext:value-type="float">
            <text:p>58.651</text:p>
          </table:table-cell>
          <table:table-cell office:value-type="float" office:value="74.126" calcext:value-type="float">
            <text:p>74.126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51" calcext:value-type="float">
            <text:p>51.7251</text:p>
          </table:table-cell>
          <table:table-cell office:value-type="float" office:value="82.0713" calcext:value-type="float">
            <text:p>82.0713</text:p>
          </table:table-cell>
          <table:table-cell office:value-type="float" office:value="101.682" calcext:value-type="float">
            <text:p>101.682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4978" calcext:value-type="float">
            <text:p>49.4978</text:p>
          </table:table-cell>
          <table:table-cell office:value-type="float" office:value="87.6747" calcext:value-type="float">
            <text:p>87.6747</text:p>
          </table:table-cell>
          <table:table-cell office:value-type="float" office:value="111.22" calcext:value-type="float">
            <text:p>111.22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5946" calcext:value-type="float">
            <text:p>44.5946</text:p>
          </table:table-cell>
          <table:table-cell office:value-type="float" office:value="78.4004" calcext:value-type="float">
            <text:p>78.4004</text:p>
          </table:table-cell>
          <table:table-cell office:value-type="float" office:value="100.83" calcext:value-type="float">
            <text:p>100.83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558" calcext:value-type="float">
            <text:p>47.558</text:p>
          </table:table-cell>
          <table:table-cell office:value-type="float" office:value="67.508" calcext:value-type="float">
            <text:p>67.508</text:p>
          </table:table-cell>
          <table:table-cell office:value-type="float" office:value="83.0079" calcext:value-type="float">
            <text:p>83.007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3424" calcext:value-type="float">
            <text:p>53.3424</text:p>
          </table:table-cell>
          <table:table-cell office:value-type="float" office:value="58.6406" calcext:value-type="float">
            <text:p>58.6406</text:p>
          </table:table-cell>
          <table:table-cell office:value-type="float" office:value="74.1001" calcext:value-type="float">
            <text:p>74.1001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15" calcext:value-type="float">
            <text:p>51.7215</text:p>
          </table:table-cell>
          <table:table-cell office:value-type="float" office:value="82.0659" calcext:value-type="float">
            <text:p>82.0659</text:p>
          </table:table-cell>
          <table:table-cell office:value-type="float" office:value="101.677" calcext:value-type="float">
            <text:p>101.677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4988" calcext:value-type="float">
            <text:p>49.4988</text:p>
          </table:table-cell>
          <table:table-cell office:value-type="float" office:value="87.6761" calcext:value-type="float">
            <text:p>87.6761</text:p>
          </table:table-cell>
          <table:table-cell office:value-type="float" office:value="111.221" calcext:value-type="float">
            <text:p>111.221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045" calcext:value-type="float">
            <text:p>44.6045</text:p>
          </table:table-cell>
          <table:table-cell office:value-type="float" office:value="78.415" calcext:value-type="float">
            <text:p>78.415</text:p>
          </table:table-cell>
          <table:table-cell office:value-type="float" office:value="100.845" calcext:value-type="float">
            <text:p>100.845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5714" calcext:value-type="float">
            <text:p>47.5714</text:p>
          </table:table-cell>
          <table:table-cell office:value-type="float" office:value="67.5325" calcext:value-type="float">
            <text:p>67.5325</text:p>
          </table:table-cell>
          <table:table-cell office:value-type="float" office:value="83.0363" calcext:value-type="float">
            <text:p>83.036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3489" calcext:value-type="float">
            <text:p>53.3489</text:p>
          </table:table-cell>
          <table:table-cell office:value-type="float" office:value="58.638" calcext:value-type="float">
            <text:p>58.638</text:p>
          </table:table-cell>
          <table:table-cell office:value-type="float" office:value="74.072" calcext:value-type="float">
            <text:p>74.072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182" calcext:value-type="float">
            <text:p>51.7182</text:p>
          </table:table-cell>
          <table:table-cell office:value-type="float" office:value="82.0613" calcext:value-type="float">
            <text:p>82.0613</text:p>
          </table:table-cell>
          <table:table-cell office:value-type="float" office:value="101.673" calcext:value-type="float">
            <text:p>101.673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4974" calcext:value-type="float">
            <text:p>49.4974</text:p>
          </table:table-cell>
          <table:table-cell office:value-type="float" office:value="87.675" calcext:value-type="float">
            <text:p>87.675</text:p>
          </table:table-cell>
          <table:table-cell office:value-type="float" office:value="111.222" calcext:value-type="float">
            <text:p>111.222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05" calcext:value-type="float">
            <text:p>44.605</text:p>
          </table:table-cell>
          <table:table-cell office:value-type="float" office:value="78.4151" calcext:value-type="float">
            <text:p>78.4151</text:p>
          </table:table-cell>
          <table:table-cell office:value-type="float" office:value="100.845" calcext:value-type="float">
            <text:p>100.845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5832" calcext:value-type="float">
            <text:p>47.5832</text:p>
          </table:table-cell>
          <table:table-cell office:value-type="float" office:value="67.5535" calcext:value-type="float">
            <text:p>67.5535</text:p>
          </table:table-cell>
          <table:table-cell office:value-type="float" office:value="83.0598" calcext:value-type="float">
            <text:p>83.059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3492" calcext:value-type="float">
            <text:p>53.3492</text:p>
          </table:table-cell>
          <table:table-cell office:value-type="float" office:value="58.6155" calcext:value-type="float">
            <text:p>58.6155</text:p>
          </table:table-cell>
          <table:table-cell office:value-type="float" office:value="74.0194" calcext:value-type="float">
            <text:p>74.0194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147" calcext:value-type="float">
            <text:p>51.7147</text:p>
          </table:table-cell>
          <table:table-cell office:value-type="float" office:value="82.0556" calcext:value-type="float">
            <text:p>82.0556</text:p>
          </table:table-cell>
          <table:table-cell office:value-type="float" office:value="101.667" calcext:value-type="float">
            <text:p>101.667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4978" calcext:value-type="float">
            <text:p>49.4978</text:p>
          </table:table-cell>
          <table:table-cell office:value-type="float" office:value="87.6765" calcext:value-type="float">
            <text:p>87.6765</text:p>
          </table:table-cell>
          <table:table-cell office:value-type="float" office:value="111.225" calcext:value-type="float">
            <text:p>111.225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156" calcext:value-type="float">
            <text:p>44.6156</text:p>
          </table:table-cell>
          <table:table-cell office:value-type="float" office:value="78.4327" calcext:value-type="float">
            <text:p>78.4327</text:p>
          </table:table-cell>
          <table:table-cell office:value-type="float" office:value="100.866" calcext:value-type="float">
            <text:p>100.866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5971" calcext:value-type="float">
            <text:p>47.5971</text:p>
          </table:table-cell>
          <table:table-cell office:value-type="float" office:value="67.5768" calcext:value-type="float">
            <text:p>67.5768</text:p>
          </table:table-cell>
          <table:table-cell office:value-type="float" office:value="83.0827" calcext:value-type="float">
            <text:p>83.082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3456" calcext:value-type="float">
            <text:p>53.3456</text:p>
          </table:table-cell>
          <table:table-cell office:value-type="float" office:value="58.5836" calcext:value-type="float">
            <text:p>58.5836</text:p>
          </table:table-cell>
          <table:table-cell office:value-type="float" office:value="73.9558" calcext:value-type="float">
            <text:p>73.9558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118" calcext:value-type="float">
            <text:p>51.7118</text:p>
          </table:table-cell>
          <table:table-cell office:value-type="float" office:value="82.051" calcext:value-type="float">
            <text:p>82.051</text:p>
          </table:table-cell>
          <table:table-cell office:value-type="float" office:value="101.662" calcext:value-type="float">
            <text:p>101.662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012" calcext:value-type="float">
            <text:p>49.5012</text:p>
          </table:table-cell>
          <table:table-cell office:value-type="float" office:value="87.6811" calcext:value-type="float">
            <text:p>87.6811</text:p>
          </table:table-cell>
          <table:table-cell office:value-type="float" office:value="111.229" calcext:value-type="float">
            <text:p>111.229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163" calcext:value-type="float">
            <text:p>44.6163</text:p>
          </table:table-cell>
          <table:table-cell office:value-type="float" office:value="78.4334" calcext:value-type="float">
            <text:p>78.4334</text:p>
          </table:table-cell>
          <table:table-cell office:value-type="float" office:value="100.866" calcext:value-type="float">
            <text:p>100.866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162" calcext:value-type="float">
            <text:p>47.6162</text:p>
          </table:table-cell>
          <table:table-cell office:value-type="float" office:value="67.6096" calcext:value-type="float">
            <text:p>67.6096</text:p>
          </table:table-cell>
          <table:table-cell office:value-type="float" office:value="83.1166" calcext:value-type="float">
            <text:p>83.116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3372" calcext:value-type="float">
            <text:p>53.3372</text:p>
          </table:table-cell>
          <table:table-cell office:value-type="float" office:value="58.5512" calcext:value-type="float">
            <text:p>58.5512</text:p>
          </table:table-cell>
          <table:table-cell office:value-type="float" office:value="73.8981" calcext:value-type="float">
            <text:p>73.8981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099" calcext:value-type="float">
            <text:p>51.7099</text:p>
          </table:table-cell>
          <table:table-cell office:value-type="float" office:value="82.0482" calcext:value-type="float">
            <text:p>82.0482</text:p>
          </table:table-cell>
          <table:table-cell office:value-type="float" office:value="101.659" calcext:value-type="float">
            <text:p>101.659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035" calcext:value-type="float">
            <text:p>49.5035</text:p>
          </table:table-cell>
          <table:table-cell office:value-type="float" office:value="87.6841" calcext:value-type="float">
            <text:p>87.6841</text:p>
          </table:table-cell>
          <table:table-cell office:value-type="float" office:value="111.232" calcext:value-type="float">
            <text:p>111.232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174" calcext:value-type="float">
            <text:p>44.6174</text:p>
          </table:table-cell>
          <table:table-cell office:value-type="float" office:value="78.4345" calcext:value-type="float">
            <text:p>78.4345</text:p>
          </table:table-cell>
          <table:table-cell office:value-type="float" office:value="100.867" calcext:value-type="float">
            <text:p>100.867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299" calcext:value-type="float">
            <text:p>47.6299</text:p>
          </table:table-cell>
          <table:table-cell office:value-type="float" office:value="67.6319" calcext:value-type="float">
            <text:p>67.6319</text:p>
          </table:table-cell>
          <table:table-cell office:value-type="float" office:value="83.1371" calcext:value-type="float">
            <text:p>83.137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3328" calcext:value-type="float">
            <text:p>53.3328</text:p>
          </table:table-cell>
          <table:table-cell office:value-type="float" office:value="58.5268" calcext:value-type="float">
            <text:p>58.5268</text:p>
          </table:table-cell>
          <table:table-cell office:value-type="float" office:value="73.8457" calcext:value-type="float">
            <text:p>73.8457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07" calcext:value-type="float">
            <text:p>51.707</text:p>
          </table:table-cell>
          <table:table-cell office:value-type="float" office:value="82.0435" calcext:value-type="float">
            <text:p>82.0435</text:p>
          </table:table-cell>
          <table:table-cell office:value-type="float" office:value="101.654" calcext:value-type="float">
            <text:p>101.654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115" calcext:value-type="float">
            <text:p>49.5115</text:p>
          </table:table-cell>
          <table:table-cell office:value-type="float" office:value="87.6958" calcext:value-type="float">
            <text:p>87.6958</text:p>
          </table:table-cell>
          <table:table-cell office:value-type="float" office:value="111.244" calcext:value-type="float">
            <text:p>111.244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176" calcext:value-type="float">
            <text:p>44.6176</text:p>
          </table:table-cell>
          <table:table-cell office:value-type="float" office:value="78.4346" calcext:value-type="float">
            <text:p>78.4346</text:p>
          </table:table-cell>
          <table:table-cell office:value-type="float" office:value="100.867" calcext:value-type="float">
            <text:p>100.867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372" calcext:value-type="float">
            <text:p>47.6372</text:p>
          </table:table-cell>
          <table:table-cell office:value-type="float" office:value="67.6436" calcext:value-type="float">
            <text:p>67.6436</text:p>
          </table:table-cell>
          <table:table-cell office:value-type="float" office:value="83.1476" calcext:value-type="float">
            <text:p>83.147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3276" calcext:value-type="float">
            <text:p>53.3276</text:p>
          </table:table-cell>
          <table:table-cell office:value-type="float" office:value="58.5042" calcext:value-type="float">
            <text:p>58.5042</text:p>
          </table:table-cell>
          <table:table-cell office:value-type="float" office:value="73.8027" calcext:value-type="float">
            <text:p>73.8027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038" calcext:value-type="float">
            <text:p>51.7038</text:p>
          </table:table-cell>
          <table:table-cell office:value-type="float" office:value="82.0385" calcext:value-type="float">
            <text:p>82.0385</text:p>
          </table:table-cell>
          <table:table-cell office:value-type="float" office:value="101.649" calcext:value-type="float">
            <text:p>101.649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163" calcext:value-type="float">
            <text:p>49.5163</text:p>
          </table:table-cell>
          <table:table-cell office:value-type="float" office:value="87.7025" calcext:value-type="float">
            <text:p>87.7025</text:p>
          </table:table-cell>
          <table:table-cell office:value-type="float" office:value="111.251" calcext:value-type="float">
            <text:p>111.251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181" calcext:value-type="float">
            <text:p>44.6181</text:p>
          </table:table-cell>
          <table:table-cell office:value-type="float" office:value="78.4348" calcext:value-type="float">
            <text:p>78.4348</text:p>
          </table:table-cell>
          <table:table-cell office:value-type="float" office:value="100.866" calcext:value-type="float">
            <text:p>100.866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416" calcext:value-type="float">
            <text:p>47.6416</text:p>
          </table:table-cell>
          <table:table-cell office:value-type="float" office:value="67.6505" calcext:value-type="float">
            <text:p>67.6505</text:p>
          </table:table-cell>
          <table:table-cell office:value-type="float" office:value="83.1533" calcext:value-type="float">
            <text:p>83.153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319" calcext:value-type="float">
            <text:p>53.319</text:p>
          </table:table-cell>
          <table:table-cell office:value-type="float" office:value="58.4816" calcext:value-type="float">
            <text:p>58.4816</text:p>
          </table:table-cell>
          <table:table-cell office:value-type="float" office:value="73.7652" calcext:value-type="float">
            <text:p>73.7652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033" calcext:value-type="float">
            <text:p>51.7033</text:p>
          </table:table-cell>
          <table:table-cell office:value-type="float" office:value="82.0382" calcext:value-type="float">
            <text:p>82.0382</text:p>
          </table:table-cell>
          <table:table-cell office:value-type="float" office:value="101.649" calcext:value-type="float">
            <text:p>101.649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215" calcext:value-type="float">
            <text:p>49.5215</text:p>
          </table:table-cell>
          <table:table-cell office:value-type="float" office:value="87.7098" calcext:value-type="float">
            <text:p>87.7098</text:p>
          </table:table-cell>
          <table:table-cell office:value-type="float" office:value="111.258" calcext:value-type="float">
            <text:p>111.258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183" calcext:value-type="float">
            <text:p>44.6183</text:p>
          </table:table-cell>
          <table:table-cell office:value-type="float" office:value="78.4343" calcext:value-type="float">
            <text:p>78.4343</text:p>
          </table:table-cell>
          <table:table-cell office:value-type="float" office:value="100.864" calcext:value-type="float">
            <text:p>100.864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5" calcext:value-type="float">
            <text:p>47.65</text:p>
          </table:table-cell>
          <table:table-cell office:value-type="float" office:value="67.6649" calcext:value-type="float">
            <text:p>67.6649</text:p>
          </table:table-cell>
          <table:table-cell office:value-type="float" office:value="83.1683" calcext:value-type="float">
            <text:p>83.16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3044" calcext:value-type="float">
            <text:p>53.3044</text:p>
          </table:table-cell>
          <table:table-cell office:value-type="float" office:value="58.444" calcext:value-type="float">
            <text:p>58.444</text:p>
          </table:table-cell>
          <table:table-cell office:value-type="float" office:value="73.7118" calcext:value-type="float">
            <text:p>73.7118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052" calcext:value-type="float">
            <text:p>51.7052</text:p>
          </table:table-cell>
          <table:table-cell office:value-type="float" office:value="82.0416" calcext:value-type="float">
            <text:p>82.0416</text:p>
          </table:table-cell>
          <table:table-cell office:value-type="float" office:value="101.653" calcext:value-type="float">
            <text:p>101.653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25" calcext:value-type="float">
            <text:p>49.525</text:p>
          </table:table-cell>
          <table:table-cell office:value-type="float" office:value="87.7148" calcext:value-type="float">
            <text:p>87.7148</text:p>
          </table:table-cell>
          <table:table-cell office:value-type="float" office:value="111.263" calcext:value-type="float">
            <text:p>111.263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21" calcext:value-type="float">
            <text:p>44.621</text:p>
          </table:table-cell>
          <table:table-cell office:value-type="float" office:value="78.4374" calcext:value-type="float">
            <text:p>78.4374</text:p>
          </table:table-cell>
          <table:table-cell office:value-type="float" office:value="100.866" calcext:value-type="float">
            <text:p>100.866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59" calcext:value-type="float">
            <text:p>47.659</text:p>
          </table:table-cell>
          <table:table-cell office:value-type="float" office:value="67.6804" calcext:value-type="float">
            <text:p>67.6804</text:p>
          </table:table-cell>
          <table:table-cell office:value-type="float" office:value="83.1844" calcext:value-type="float">
            <text:p>83.184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2896" calcext:value-type="float">
            <text:p>53.2896</text:p>
          </table:table-cell>
          <table:table-cell office:value-type="float" office:value="58.4119" calcext:value-type="float">
            <text:p>58.4119</text:p>
          </table:table-cell>
          <table:table-cell office:value-type="float" office:value="73.6649" calcext:value-type="float">
            <text:p>73.6649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065" calcext:value-type="float">
            <text:p>51.7065</text:p>
          </table:table-cell>
          <table:table-cell office:value-type="float" office:value="82.0439" calcext:value-type="float">
            <text:p>82.0439</text:p>
          </table:table-cell>
          <table:table-cell office:value-type="float" office:value="101.656" calcext:value-type="float">
            <text:p>101.656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322" calcext:value-type="float">
            <text:p>49.5322</text:p>
          </table:table-cell>
          <table:table-cell office:value-type="float" office:value="87.7259" calcext:value-type="float">
            <text:p>87.7259</text:p>
          </table:table-cell>
          <table:table-cell office:value-type="float" office:value="111.277" calcext:value-type="float">
            <text:p>111.277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223" calcext:value-type="float">
            <text:p>44.6223</text:p>
          </table:table-cell>
          <table:table-cell office:value-type="float" office:value="78.4391" calcext:value-type="float">
            <text:p>78.4391</text:p>
          </table:table-cell>
          <table:table-cell office:value-type="float" office:value="100.867" calcext:value-type="float">
            <text:p>100.867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64" calcext:value-type="float">
            <text:p>47.664</text:p>
          </table:table-cell>
          <table:table-cell office:value-type="float" office:value="67.6886" calcext:value-type="float">
            <text:p>67.6886</text:p>
          </table:table-cell>
          <table:table-cell office:value-type="float" office:value="83.1921" calcext:value-type="float">
            <text:p>83.192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2651" calcext:value-type="float">
            <text:p>53.2651</text:p>
          </table:table-cell>
          <table:table-cell office:value-type="float" office:value="58.3665" calcext:value-type="float">
            <text:p>58.3665</text:p>
          </table:table-cell>
          <table:table-cell office:value-type="float" office:value="73.6217" calcext:value-type="float">
            <text:p>73.6217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051" calcext:value-type="float">
            <text:p>51.7051</text:p>
          </table:table-cell>
          <table:table-cell office:value-type="float" office:value="82.0416" calcext:value-type="float">
            <text:p>82.0416</text:p>
          </table:table-cell>
          <table:table-cell office:value-type="float" office:value="101.653" calcext:value-type="float">
            <text:p>101.653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39" calcext:value-type="float">
            <text:p>49.539</text:p>
          </table:table-cell>
          <table:table-cell office:value-type="float" office:value="87.7364" calcext:value-type="float">
            <text:p>87.7364</text:p>
          </table:table-cell>
          <table:table-cell office:value-type="float" office:value="111.289" calcext:value-type="float">
            <text:p>111.289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259" calcext:value-type="float">
            <text:p>44.6259</text:p>
          </table:table-cell>
          <table:table-cell office:value-type="float" office:value="78.4436" calcext:value-type="float">
            <text:p>78.4436</text:p>
          </table:table-cell>
          <table:table-cell office:value-type="float" office:value="100.871" calcext:value-type="float">
            <text:p>100.871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704" calcext:value-type="float">
            <text:p>47.6704</text:p>
          </table:table-cell>
          <table:table-cell office:value-type="float" office:value="67.6993" calcext:value-type="float">
            <text:p>67.6993</text:p>
          </table:table-cell>
          <table:table-cell office:value-type="float" office:value="83.2024" calcext:value-type="float">
            <text:p>83.202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238" calcext:value-type="float">
            <text:p>53.238</text:p>
          </table:table-cell>
          <table:table-cell office:value-type="float" office:value="58.3296" calcext:value-type="float">
            <text:p>58.3296</text:p>
          </table:table-cell>
          <table:table-cell office:value-type="float" office:value="73.5942" calcext:value-type="float">
            <text:p>73.5942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068" calcext:value-type="float">
            <text:p>51.7068</text:p>
          </table:table-cell>
          <table:table-cell office:value-type="float" office:value="82.0444" calcext:value-type="float">
            <text:p>82.0444</text:p>
          </table:table-cell>
          <table:table-cell office:value-type="float" office:value="101.656" calcext:value-type="float">
            <text:p>101.656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441" calcext:value-type="float">
            <text:p>49.5441</text:p>
          </table:table-cell>
          <table:table-cell office:value-type="float" office:value="87.7439" calcext:value-type="float">
            <text:p>87.7439</text:p>
          </table:table-cell>
          <table:table-cell office:value-type="float" office:value="111.297" calcext:value-type="float">
            <text:p>111.297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367" calcext:value-type="float">
            <text:p>44.6367</text:p>
          </table:table-cell>
          <table:table-cell office:value-type="float" office:value="78.4602" calcext:value-type="float">
            <text:p>78.4602</text:p>
          </table:table-cell>
          <table:table-cell office:value-type="float" office:value="100.889" calcext:value-type="float">
            <text:p>100.889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766" calcext:value-type="float">
            <text:p>47.6766</text:p>
          </table:table-cell>
          <table:table-cell office:value-type="float" office:value="67.7101" calcext:value-type="float">
            <text:p>67.7101</text:p>
          </table:table-cell>
          <table:table-cell office:value-type="float" office:value="83.2135" calcext:value-type="float">
            <text:p>83.213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2192" calcext:value-type="float">
            <text:p>53.2192</text:p>
          </table:table-cell>
          <table:table-cell office:value-type="float" office:value="58.3186" calcext:value-type="float">
            <text:p>58.3186</text:p>
          </table:table-cell>
          <table:table-cell office:value-type="float" office:value="73.5935" calcext:value-type="float">
            <text:p>73.5935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094" calcext:value-type="float">
            <text:p>51.7094</text:p>
          </table:table-cell>
          <table:table-cell office:value-type="float" office:value="82.0486" calcext:value-type="float">
            <text:p>82.0486</text:p>
          </table:table-cell>
          <table:table-cell office:value-type="float" office:value="101.661" calcext:value-type="float">
            <text:p>101.661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486" calcext:value-type="float">
            <text:p>49.5486</text:p>
          </table:table-cell>
          <table:table-cell office:value-type="float" office:value="87.7505" calcext:value-type="float">
            <text:p>87.7505</text:p>
          </table:table-cell>
          <table:table-cell office:value-type="float" office:value="111.304" calcext:value-type="float">
            <text:p>111.304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43" calcext:value-type="float">
            <text:p>44.643</text:p>
          </table:table-cell>
          <table:table-cell office:value-type="float" office:value="78.4699" calcext:value-type="float">
            <text:p>78.4699</text:p>
          </table:table-cell>
          <table:table-cell office:value-type="float" office:value="100.9" calcext:value-type="float">
            <text:p>100.9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86" calcext:value-type="float">
            <text:p>47.686</text:p>
          </table:table-cell>
          <table:table-cell office:value-type="float" office:value="67.7272" calcext:value-type="float">
            <text:p>67.7272</text:p>
          </table:table-cell>
          <table:table-cell office:value-type="float" office:value="83.2337" calcext:value-type="float">
            <text:p>83.233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1819" calcext:value-type="float">
            <text:p>53.1819</text:p>
          </table:table-cell>
          <table:table-cell office:value-type="float" office:value="58.2903" calcext:value-type="float">
            <text:p>58.2903</text:p>
          </table:table-cell>
          <table:table-cell office:value-type="float" office:value="73.5952" calcext:value-type="float">
            <text:p>73.5952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12" calcext:value-type="float">
            <text:p>51.712</text:p>
          </table:table-cell>
          <table:table-cell office:value-type="float" office:value="82.0528" calcext:value-type="float">
            <text:p>82.0528</text:p>
          </table:table-cell>
          <table:table-cell office:value-type="float" office:value="101.665" calcext:value-type="float">
            <text:p>101.665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532" calcext:value-type="float">
            <text:p>49.5532</text:p>
          </table:table-cell>
          <table:table-cell office:value-type="float" office:value="87.7571" calcext:value-type="float">
            <text:p>87.7571</text:p>
          </table:table-cell>
          <table:table-cell office:value-type="float" office:value="111.311" calcext:value-type="float">
            <text:p>111.311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531" calcext:value-type="float">
            <text:p>44.6531</text:p>
          </table:table-cell>
          <table:table-cell office:value-type="float" office:value="78.4858" calcext:value-type="float">
            <text:p>78.4858</text:p>
          </table:table-cell>
          <table:table-cell office:value-type="float" office:value="100.919" calcext:value-type="float">
            <text:p>100.919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935" calcext:value-type="float">
            <text:p>47.6935</text:p>
          </table:table-cell>
          <table:table-cell office:value-type="float" office:value="67.7397" calcext:value-type="float">
            <text:p>67.7397</text:p>
          </table:table-cell>
          <table:table-cell office:value-type="float" office:value="83.2459" calcext:value-type="float">
            <text:p>83.245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1494" calcext:value-type="float">
            <text:p>53.1494</text:p>
          </table:table-cell>
          <table:table-cell office:value-type="float" office:value="58.2638" calcext:value-type="float">
            <text:p>58.2638</text:p>
          </table:table-cell>
          <table:table-cell office:value-type="float" office:value="73.589" calcext:value-type="float">
            <text:p>73.589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162" calcext:value-type="float">
            <text:p>51.7162</text:p>
          </table:table-cell>
          <table:table-cell office:value-type="float" office:value="82.0594" calcext:value-type="float">
            <text:p>82.0594</text:p>
          </table:table-cell>
          <table:table-cell office:value-type="float" office:value="101.672" calcext:value-type="float">
            <text:p>101.672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554" calcext:value-type="float">
            <text:p>49.5554</text:p>
          </table:table-cell>
          <table:table-cell office:value-type="float" office:value="87.7604" calcext:value-type="float">
            <text:p>87.7604</text:p>
          </table:table-cell>
          <table:table-cell office:value-type="float" office:value="111.315" calcext:value-type="float">
            <text:p>111.315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623" calcext:value-type="float">
            <text:p>44.6623</text:p>
          </table:table-cell>
          <table:table-cell office:value-type="float" office:value="78.5003" calcext:value-type="float">
            <text:p>78.5003</text:p>
          </table:table-cell>
          <table:table-cell office:value-type="float" office:value="100.935" calcext:value-type="float">
            <text:p>100.935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995" calcext:value-type="float">
            <text:p>47.6995</text:p>
          </table:table-cell>
          <table:table-cell office:value-type="float" office:value="67.7505" calcext:value-type="float">
            <text:p>67.7505</text:p>
          </table:table-cell>
          <table:table-cell office:value-type="float" office:value="83.2583" calcext:value-type="float">
            <text:p>83.25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1278" calcext:value-type="float">
            <text:p>53.1278</text:p>
          </table:table-cell>
          <table:table-cell office:value-type="float" office:value="58.2439" calcext:value-type="float">
            <text:p>58.2439</text:p>
          </table:table-cell>
          <table:table-cell office:value-type="float" office:value="73.5859" calcext:value-type="float">
            <text:p>73.5859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3" calcext:value-type="float">
            <text:p>51.723</text:p>
          </table:table-cell>
          <table:table-cell office:value-type="float" office:value="82.0702" calcext:value-type="float">
            <text:p>82.0702</text:p>
          </table:table-cell>
          <table:table-cell office:value-type="float" office:value="101.684" calcext:value-type="float">
            <text:p>101.684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569" calcext:value-type="float">
            <text:p>49.5569</text:p>
          </table:table-cell>
          <table:table-cell office:value-type="float" office:value="87.7624" calcext:value-type="float">
            <text:p>87.7624</text:p>
          </table:table-cell>
          <table:table-cell office:value-type="float" office:value="111.316" calcext:value-type="float">
            <text:p>111.316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69" calcext:value-type="float">
            <text:p>44.669</text:p>
          </table:table-cell>
          <table:table-cell office:value-type="float" office:value="78.5108" calcext:value-type="float">
            <text:p>78.5108</text:p>
          </table:table-cell>
          <table:table-cell office:value-type="float" office:value="100.948" calcext:value-type="float">
            <text:p>100.948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032" calcext:value-type="float">
            <text:p>47.7032</text:p>
          </table:table-cell>
          <table:table-cell office:value-type="float" office:value="67.758" calcext:value-type="float">
            <text:p>67.758</text:p>
          </table:table-cell>
          <table:table-cell office:value-type="float" office:value="83.2681" calcext:value-type="float">
            <text:p>83.268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1083" calcext:value-type="float">
            <text:p>53.1083</text:p>
          </table:table-cell>
          <table:table-cell office:value-type="float" office:value="58.2294" calcext:value-type="float">
            <text:p>58.2294</text:p>
          </table:table-cell>
          <table:table-cell office:value-type="float" office:value="73.5916" calcext:value-type="float">
            <text:p>73.5916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95" calcext:value-type="float">
            <text:p>51.7295</text:p>
          </table:table-cell>
          <table:table-cell office:value-type="float" office:value="82.0808" calcext:value-type="float">
            <text:p>82.0808</text:p>
          </table:table-cell>
          <table:table-cell office:value-type="float" office:value="101.696" calcext:value-type="float">
            <text:p>101.696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602" calcext:value-type="float">
            <text:p>49.5602</text:p>
          </table:table-cell>
          <table:table-cell office:value-type="float" office:value="87.7673" calcext:value-type="float">
            <text:p>87.7673</text:p>
          </table:table-cell>
          <table:table-cell office:value-type="float" office:value="111.322" calcext:value-type="float">
            <text:p>111.322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777" calcext:value-type="float">
            <text:p>44.6777</text:p>
          </table:table-cell>
          <table:table-cell office:value-type="float" office:value="78.524" calcext:value-type="float">
            <text:p>78.524</text:p>
          </table:table-cell>
          <table:table-cell office:value-type="float" office:value="100.963" calcext:value-type="float">
            <text:p>100.963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082" calcext:value-type="float">
            <text:p>47.7082</text:p>
          </table:table-cell>
          <table:table-cell office:value-type="float" office:value="67.7681" calcext:value-type="float">
            <text:p>67.7681</text:p>
          </table:table-cell>
          <table:table-cell office:value-type="float" office:value="83.282" calcext:value-type="float">
            <text:p>83.28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0916" calcext:value-type="float">
            <text:p>53.0916</text:p>
          </table:table-cell>
          <table:table-cell office:value-type="float" office:value="58.2136" calcext:value-type="float">
            <text:p>58.2136</text:p>
          </table:table-cell>
          <table:table-cell office:value-type="float" office:value="73.5896" calcext:value-type="float">
            <text:p>73.5896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304" calcext:value-type="float">
            <text:p>51.7304</text:p>
          </table:table-cell>
          <table:table-cell office:value-type="float" office:value="82.0822" calcext:value-type="float">
            <text:p>82.0822</text:p>
          </table:table-cell>
          <table:table-cell office:value-type="float" office:value="101.697" calcext:value-type="float">
            <text:p>101.697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617" calcext:value-type="float">
            <text:p>49.5617</text:p>
          </table:table-cell>
          <table:table-cell office:value-type="float" office:value="87.7695" calcext:value-type="float">
            <text:p>87.7695</text:p>
          </table:table-cell>
          <table:table-cell office:value-type="float" office:value="111.324" calcext:value-type="float">
            <text:p>111.324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853" calcext:value-type="float">
            <text:p>44.6853</text:p>
          </table:table-cell>
          <table:table-cell office:value-type="float" office:value="78.5351" calcext:value-type="float">
            <text:p>78.5351</text:p>
          </table:table-cell>
          <table:table-cell office:value-type="float" office:value="100.974" calcext:value-type="float">
            <text:p>100.974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129" calcext:value-type="float">
            <text:p>47.7129</text:p>
          </table:table-cell>
          <table:table-cell office:value-type="float" office:value="67.7775" calcext:value-type="float">
            <text:p>67.7775</text:p>
          </table:table-cell>
          <table:table-cell office:value-type="float" office:value="83.295" calcext:value-type="float">
            <text:p>83.29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0782" calcext:value-type="float">
            <text:p>53.0782</text:p>
          </table:table-cell>
          <table:table-cell office:value-type="float" office:value="58.2031" calcext:value-type="float">
            <text:p>58.2031</text:p>
          </table:table-cell>
          <table:table-cell office:value-type="float" office:value="73.5869" calcext:value-type="float">
            <text:p>73.5869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96" calcext:value-type="float">
            <text:p>51.7296</text:p>
          </table:table-cell>
          <table:table-cell office:value-type="float" office:value="82.0809" calcext:value-type="float">
            <text:p>82.0809</text:p>
          </table:table-cell>
          <table:table-cell office:value-type="float" office:value="101.696" calcext:value-type="float">
            <text:p>101.696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63" calcext:value-type="float">
            <text:p>49.563</text:p>
          </table:table-cell>
          <table:table-cell office:value-type="float" office:value="87.7715" calcext:value-type="float">
            <text:p>87.7715</text:p>
          </table:table-cell>
          <table:table-cell office:value-type="float" office:value="111.327" calcext:value-type="float">
            <text:p>111.327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849" calcext:value-type="float">
            <text:p>44.6849</text:p>
          </table:table-cell>
          <table:table-cell office:value-type="float" office:value="78.5326" calcext:value-type="float">
            <text:p>78.5326</text:p>
          </table:table-cell>
          <table:table-cell office:value-type="float" office:value="100.968" calcext:value-type="float">
            <text:p>100.968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188" calcext:value-type="float">
            <text:p>47.7188</text:p>
          </table:table-cell>
          <table:table-cell office:value-type="float" office:value="67.7892" calcext:value-type="float">
            <text:p>67.7892</text:p>
          </table:table-cell>
          <table:table-cell office:value-type="float" office:value="83.3103" calcext:value-type="float">
            <text:p>83.310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0684" calcext:value-type="float">
            <text:p>53.0684</text:p>
          </table:table-cell>
          <table:table-cell office:value-type="float" office:value="58.1972" calcext:value-type="float">
            <text:p>58.1972</text:p>
          </table:table-cell>
          <table:table-cell office:value-type="float" office:value="73.5872" calcext:value-type="float">
            <text:p>73.5872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83" calcext:value-type="float">
            <text:p>51.7283</text:p>
          </table:table-cell>
          <table:table-cell office:value-type="float" office:value="82.0789" calcext:value-type="float">
            <text:p>82.0789</text:p>
          </table:table-cell>
          <table:table-cell office:value-type="float" office:value="101.693" calcext:value-type="float">
            <text:p>101.693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637" calcext:value-type="float">
            <text:p>49.5637</text:p>
          </table:table-cell>
          <table:table-cell office:value-type="float" office:value="87.7724" calcext:value-type="float">
            <text:p>87.7724</text:p>
          </table:table-cell>
          <table:table-cell office:value-type="float" office:value="111.327" calcext:value-type="float">
            <text:p>111.327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858" calcext:value-type="float">
            <text:p>44.6858</text:p>
          </table:table-cell>
          <table:table-cell office:value-type="float" office:value="78.5336" calcext:value-type="float">
            <text:p>78.5336</text:p>
          </table:table-cell>
          <table:table-cell office:value-type="float" office:value="100.969" calcext:value-type="float">
            <text:p>100.969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198" calcext:value-type="float">
            <text:p>47.7198</text:p>
          </table:table-cell>
          <table:table-cell office:value-type="float" office:value="67.7908" calcext:value-type="float">
            <text:p>67.7908</text:p>
          </table:table-cell>
          <table:table-cell office:value-type="float" office:value="83.3118" calcext:value-type="float">
            <text:p>83.311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0585" calcext:value-type="float">
            <text:p>53.0585</text:p>
          </table:table-cell>
          <table:table-cell office:value-type="float" office:value="58.1893" calcext:value-type="float">
            <text:p>58.1893</text:p>
          </table:table-cell>
          <table:table-cell office:value-type="float" office:value="73.5835" calcext:value-type="float">
            <text:p>73.5835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74" calcext:value-type="float">
            <text:p>51.7274</text:p>
          </table:table-cell>
          <table:table-cell office:value-type="float" office:value="82.0775" calcext:value-type="float">
            <text:p>82.0775</text:p>
          </table:table-cell>
          <table:table-cell office:value-type="float" office:value="101.692" calcext:value-type="float">
            <text:p>101.692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644" calcext:value-type="float">
            <text:p>49.5644</text:p>
          </table:table-cell>
          <table:table-cell office:value-type="float" office:value="87.7733" calcext:value-type="float">
            <text:p>87.7733</text:p>
          </table:table-cell>
          <table:table-cell office:value-type="float" office:value="111.328" calcext:value-type="float">
            <text:p>111.328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891" calcext:value-type="float">
            <text:p>44.6891</text:p>
          </table:table-cell>
          <table:table-cell office:value-type="float" office:value="78.539" calcext:value-type="float">
            <text:p>78.539</text:p>
          </table:table-cell>
          <table:table-cell office:value-type="float" office:value="100.975" calcext:value-type="float">
            <text:p>100.975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235" calcext:value-type="float">
            <text:p>47.7235</text:p>
          </table:table-cell>
          <table:table-cell office:value-type="float" office:value="67.7975" calcext:value-type="float">
            <text:p>67.7975</text:p>
          </table:table-cell>
          <table:table-cell office:value-type="float" office:value="83.3195" calcext:value-type="float">
            <text:p>83.319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0493" calcext:value-type="float">
            <text:p>53.0493</text:p>
          </table:table-cell>
          <table:table-cell office:value-type="float" office:value="58.1818" calcext:value-type="float">
            <text:p>58.1818</text:p>
          </table:table-cell>
          <table:table-cell office:value-type="float" office:value="73.5771" calcext:value-type="float">
            <text:p>73.5771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61" calcext:value-type="float">
            <text:p>51.7261</text:p>
          </table:table-cell>
          <table:table-cell office:value-type="float" office:value="82.0753" calcext:value-type="float">
            <text:p>82.0753</text:p>
          </table:table-cell>
          <table:table-cell office:value-type="float" office:value="101.689" calcext:value-type="float">
            <text:p>101.689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653" calcext:value-type="float">
            <text:p>49.5653</text:p>
          </table:table-cell>
          <table:table-cell office:value-type="float" office:value="87.7745" calcext:value-type="float">
            <text:p>87.7745</text:p>
          </table:table-cell>
          <table:table-cell office:value-type="float" office:value="111.329" calcext:value-type="float">
            <text:p>111.329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998" calcext:value-type="float">
            <text:p>44.6998</text:p>
          </table:table-cell>
          <table:table-cell office:value-type="float" office:value="78.5553" calcext:value-type="float">
            <text:p>78.5553</text:p>
          </table:table-cell>
          <table:table-cell office:value-type="float" office:value="100.993" calcext:value-type="float">
            <text:p>100.993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307" calcext:value-type="float">
            <text:p>47.7307</text:p>
          </table:table-cell>
          <table:table-cell office:value-type="float" office:value="67.8118" calcext:value-type="float">
            <text:p>67.8118</text:p>
          </table:table-cell>
          <table:table-cell office:value-type="float" office:value="83.3388" calcext:value-type="float">
            <text:p>83.338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0386" calcext:value-type="float">
            <text:p>53.0386</text:p>
          </table:table-cell>
          <table:table-cell office:value-type="float" office:value="58.175" calcext:value-type="float">
            <text:p>58.175</text:p>
          </table:table-cell>
          <table:table-cell office:value-type="float" office:value="73.57" calcext:value-type="float">
            <text:p>73.57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43" calcext:value-type="float">
            <text:p>51.7243</text:p>
          </table:table-cell>
          <table:table-cell office:value-type="float" office:value="82.0724" calcext:value-type="float">
            <text:p>82.0724</text:p>
          </table:table-cell>
          <table:table-cell office:value-type="float" office:value="101.686" calcext:value-type="float">
            <text:p>101.686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664" calcext:value-type="float">
            <text:p>49.5664</text:p>
          </table:table-cell>
          <table:table-cell office:value-type="float" office:value="87.7758" calcext:value-type="float">
            <text:p>87.7758</text:p>
          </table:table-cell>
          <table:table-cell office:value-type="float" office:value="111.33" calcext:value-type="float">
            <text:p>111.33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036" calcext:value-type="float">
            <text:p>44.7036</text:p>
          </table:table-cell>
          <table:table-cell office:value-type="float" office:value="78.5612" calcext:value-type="float">
            <text:p>78.5612</text:p>
          </table:table-cell>
          <table:table-cell office:value-type="float" office:value="101" calcext:value-type="float">
            <text:p>101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398" calcext:value-type="float">
            <text:p>47.7398</text:p>
          </table:table-cell>
          <table:table-cell office:value-type="float" office:value="67.8283" calcext:value-type="float">
            <text:p>67.8283</text:p>
          </table:table-cell>
          <table:table-cell office:value-type="float" office:value="83.3574" calcext:value-type="float">
            <text:p>83.357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0273" calcext:value-type="float">
            <text:p>53.0273</text:p>
          </table:table-cell>
          <table:table-cell office:value-type="float" office:value="58.1714" calcext:value-type="float">
            <text:p>58.1714</text:p>
          </table:table-cell>
          <table:table-cell office:value-type="float" office:value="73.5537" calcext:value-type="float">
            <text:p>73.5537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26" calcext:value-type="float">
            <text:p>51.7226</text:p>
          </table:table-cell>
          <table:table-cell office:value-type="float" office:value="82.0697" calcext:value-type="float">
            <text:p>82.0697</text:p>
          </table:table-cell>
          <table:table-cell office:value-type="float" office:value="101.683" calcext:value-type="float">
            <text:p>101.683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694" calcext:value-type="float">
            <text:p>49.5694</text:p>
          </table:table-cell>
          <table:table-cell office:value-type="float" office:value="87.7796" calcext:value-type="float">
            <text:p>87.7796</text:p>
          </table:table-cell>
          <table:table-cell office:value-type="float" office:value="111.333" calcext:value-type="float">
            <text:p>111.333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046" calcext:value-type="float">
            <text:p>44.7046</text:p>
          </table:table-cell>
          <table:table-cell office:value-type="float" office:value="78.5628" calcext:value-type="float">
            <text:p>78.5628</text:p>
          </table:table-cell>
          <table:table-cell office:value-type="float" office:value="101.002" calcext:value-type="float">
            <text:p>101.002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54" calcext:value-type="float">
            <text:p>47.754</text:p>
          </table:table-cell>
          <table:table-cell office:value-type="float" office:value="67.8548" calcext:value-type="float">
            <text:p>67.8548</text:p>
          </table:table-cell>
          <table:table-cell office:value-type="float" office:value="83.3895" calcext:value-type="float">
            <text:p>83.389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0258" calcext:value-type="float">
            <text:p>53.0258</text:p>
          </table:table-cell>
          <table:table-cell office:value-type="float" office:value="58.1728" calcext:value-type="float">
            <text:p>58.1728</text:p>
          </table:table-cell>
          <table:table-cell office:value-type="float" office:value="73.554" calcext:value-type="float">
            <text:p>73.554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21" calcext:value-type="float">
            <text:p>51.7221</text:p>
          </table:table-cell>
          <table:table-cell office:value-type="float" office:value="82.069" calcext:value-type="float">
            <text:p>82.069</text:p>
          </table:table-cell>
          <table:table-cell office:value-type="float" office:value="101.682" calcext:value-type="float">
            <text:p>101.682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703" calcext:value-type="float">
            <text:p>49.5703</text:p>
          </table:table-cell>
          <table:table-cell office:value-type="float" office:value="87.781" calcext:value-type="float">
            <text:p>87.781</text:p>
          </table:table-cell>
          <table:table-cell office:value-type="float" office:value="111.334" calcext:value-type="float">
            <text:p>111.334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048" calcext:value-type="float">
            <text:p>44.7048</text:p>
          </table:table-cell>
          <table:table-cell office:value-type="float" office:value="78.5629" calcext:value-type="float">
            <text:p>78.5629</text:p>
          </table:table-cell>
          <table:table-cell office:value-type="float" office:value="101.002" calcext:value-type="float">
            <text:p>101.002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554" calcext:value-type="float">
            <text:p>47.7554</text:p>
          </table:table-cell>
          <table:table-cell office:value-type="float" office:value="67.8573" calcext:value-type="float">
            <text:p>67.8573</text:p>
          </table:table-cell>
          <table:table-cell office:value-type="float" office:value="83.3924" calcext:value-type="float">
            <text:p>83.392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0247" calcext:value-type="float">
            <text:p>53.0247</text:p>
          </table:table-cell>
          <table:table-cell office:value-type="float" office:value="58.1843" calcext:value-type="float">
            <text:p>58.1843</text:p>
          </table:table-cell>
          <table:table-cell office:value-type="float" office:value="73.559" calcext:value-type="float">
            <text:p>73.559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24" calcext:value-type="float">
            <text:p>51.7224</text:p>
          </table:table-cell>
          <table:table-cell office:value-type="float" office:value="82.0692" calcext:value-type="float">
            <text:p>82.0692</text:p>
          </table:table-cell>
          <table:table-cell office:value-type="float" office:value="101.682" calcext:value-type="float">
            <text:p>101.682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72" calcext:value-type="float">
            <text:p>49.572</text:p>
          </table:table-cell>
          <table:table-cell office:value-type="float" office:value="87.7838" calcext:value-type="float">
            <text:p>87.7838</text:p>
          </table:table-cell>
          <table:table-cell office:value-type="float" office:value="111.338" calcext:value-type="float">
            <text:p>111.338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039" calcext:value-type="float">
            <text:p>44.7039</text:p>
          </table:table-cell>
          <table:table-cell office:value-type="float" office:value="78.5605" calcext:value-type="float">
            <text:p>78.5605</text:p>
          </table:table-cell>
          <table:table-cell office:value-type="float" office:value="100.997" calcext:value-type="float">
            <text:p>100.997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572" calcext:value-type="float">
            <text:p>47.7572</text:p>
          </table:table-cell>
          <table:table-cell office:value-type="float" office:value="67.8599" calcext:value-type="float">
            <text:p>67.8599</text:p>
          </table:table-cell>
          <table:table-cell office:value-type="float" office:value="83.3943" calcext:value-type="float">
            <text:p>83.39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0239" calcext:value-type="float">
            <text:p>53.0239</text:p>
          </table:table-cell>
          <table:table-cell office:value-type="float" office:value="58.1868" calcext:value-type="float">
            <text:p>58.1868</text:p>
          </table:table-cell>
          <table:table-cell office:value-type="float" office:value="73.5608" calcext:value-type="float">
            <text:p>73.5608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31" calcext:value-type="float">
            <text:p>51.7231</text:p>
          </table:table-cell>
          <table:table-cell office:value-type="float" office:value="82.0703" calcext:value-type="float">
            <text:p>82.0703</text:p>
          </table:table-cell>
          <table:table-cell office:value-type="float" office:value="101.683" calcext:value-type="float">
            <text:p>101.683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726" calcext:value-type="float">
            <text:p>49.5726</text:p>
          </table:table-cell>
          <table:table-cell office:value-type="float" office:value="87.7847" calcext:value-type="float">
            <text:p>87.7847</text:p>
          </table:table-cell>
          <table:table-cell office:value-type="float" office:value="111.339" calcext:value-type="float">
            <text:p>111.339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963" calcext:value-type="float">
            <text:p>44.6963</text:p>
          </table:table-cell>
          <table:table-cell office:value-type="float" office:value="78.5453" calcext:value-type="float">
            <text:p>78.5453</text:p>
          </table:table-cell>
          <table:table-cell office:value-type="float" office:value="100.974" calcext:value-type="float">
            <text:p>100.974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578" calcext:value-type="float">
            <text:p>47.7578</text:p>
          </table:table-cell>
          <table:table-cell office:value-type="float" office:value="67.8608" calcext:value-type="float">
            <text:p>67.8608</text:p>
          </table:table-cell>
          <table:table-cell office:value-type="float" office:value="83.3948" calcext:value-type="float">
            <text:p>83.394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9" calcext:value-type="float">
            <text:p>61.4449</text:p>
          </table:table-cell>
          <table:table-cell office:value-type="float" office:value="53.0252" calcext:value-type="float">
            <text:p>53.0252</text:p>
          </table:table-cell>
          <table:table-cell office:value-type="float" office:value="58.1953" calcext:value-type="float">
            <text:p>58.1953</text:p>
          </table:table-cell>
          <table:table-cell office:value-type="float" office:value="73.5635" calcext:value-type="float">
            <text:p>73.5635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45" calcext:value-type="float">
            <text:p>51.7245</text:p>
          </table:table-cell>
          <table:table-cell office:value-type="float" office:value="82.0724" calcext:value-type="float">
            <text:p>82.0724</text:p>
          </table:table-cell>
          <table:table-cell office:value-type="float" office:value="101.685" calcext:value-type="float">
            <text:p>101.685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727" calcext:value-type="float">
            <text:p>49.5727</text:p>
          </table:table-cell>
          <table:table-cell office:value-type="float" office:value="87.785" calcext:value-type="float">
            <text:p>87.785</text:p>
          </table:table-cell>
          <table:table-cell office:value-type="float" office:value="111.339" calcext:value-type="float">
            <text:p>111.339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937" calcext:value-type="float">
            <text:p>44.6937</text:p>
          </table:table-cell>
          <table:table-cell office:value-type="float" office:value="78.5392" calcext:value-type="float">
            <text:p>78.5392</text:p>
          </table:table-cell>
          <table:table-cell office:value-type="float" office:value="100.964" calcext:value-type="float">
            <text:p>100.964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578" calcext:value-type="float">
            <text:p>47.7578</text:p>
          </table:table-cell>
          <table:table-cell office:value-type="float" office:value="67.8608" calcext:value-type="float">
            <text:p>67.8608</text:p>
          </table:table-cell>
          <table:table-cell office:value-type="float" office:value="83.3946" calcext:value-type="float">
            <text:p>83.394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0309" calcext:value-type="float">
            <text:p>53.0309</text:p>
          </table:table-cell>
          <table:table-cell office:value-type="float" office:value="58.2147" calcext:value-type="float">
            <text:p>58.2147</text:p>
          </table:table-cell>
          <table:table-cell office:value-type="float" office:value="73.5643" calcext:value-type="float">
            <text:p>73.5643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49" calcext:value-type="float">
            <text:p>51.7249</text:p>
          </table:table-cell>
          <table:table-cell office:value-type="float" office:value="82.0732" calcext:value-type="float">
            <text:p>82.0732</text:p>
          </table:table-cell>
          <table:table-cell office:value-type="float" office:value="101.686" calcext:value-type="float">
            <text:p>101.686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718" calcext:value-type="float">
            <text:p>49.5718</text:p>
          </table:table-cell>
          <table:table-cell office:value-type="float" office:value="87.7842" calcext:value-type="float">
            <text:p>87.7842</text:p>
          </table:table-cell>
          <table:table-cell office:value-type="float" office:value="111.339" calcext:value-type="float">
            <text:p>111.339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89" calcext:value-type="float">
            <text:p>44.689</text:p>
          </table:table-cell>
          <table:table-cell office:value-type="float" office:value="78.5295" calcext:value-type="float">
            <text:p>78.5295</text:p>
          </table:table-cell>
          <table:table-cell office:value-type="float" office:value="100.949" calcext:value-type="float">
            <text:p>100.949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578" calcext:value-type="float">
            <text:p>47.7578</text:p>
          </table:table-cell>
          <table:table-cell office:value-type="float" office:value="67.8604" calcext:value-type="float">
            <text:p>67.8604</text:p>
          </table:table-cell>
          <table:table-cell office:value-type="float" office:value="83.3934" calcext:value-type="float">
            <text:p>83.39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0363" calcext:value-type="float">
            <text:p>53.0363</text:p>
          </table:table-cell>
          <table:table-cell office:value-type="float" office:value="58.2324" calcext:value-type="float">
            <text:p>58.2324</text:p>
          </table:table-cell>
          <table:table-cell office:value-type="float" office:value="73.5712" calcext:value-type="float">
            <text:p>73.5712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53" calcext:value-type="float">
            <text:p>51.7253</text:p>
          </table:table-cell>
          <table:table-cell office:value-type="float" office:value="82.0737" calcext:value-type="float">
            <text:p>82.0737</text:p>
          </table:table-cell>
          <table:table-cell office:value-type="float" office:value="101.686" calcext:value-type="float">
            <text:p>101.686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713" calcext:value-type="float">
            <text:p>49.5713</text:p>
          </table:table-cell>
          <table:table-cell office:value-type="float" office:value="87.7838" calcext:value-type="float">
            <text:p>87.7838</text:p>
          </table:table-cell>
          <table:table-cell office:value-type="float" office:value="111.34" calcext:value-type="float">
            <text:p>111.34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834" calcext:value-type="float">
            <text:p>44.6834</text:p>
          </table:table-cell>
          <table:table-cell office:value-type="float" office:value="78.518" calcext:value-type="float">
            <text:p>78.518</text:p>
          </table:table-cell>
          <table:table-cell office:value-type="float" office:value="100.931" calcext:value-type="float">
            <text:p>100.931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579" calcext:value-type="float">
            <text:p>47.7579</text:p>
          </table:table-cell>
          <table:table-cell office:value-type="float" office:value="67.8605" calcext:value-type="float">
            <text:p>67.8605</text:p>
          </table:table-cell>
          <table:table-cell office:value-type="float" office:value="83.3934" calcext:value-type="float">
            <text:p>83.39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0417" calcext:value-type="float">
            <text:p>53.0417</text:p>
          </table:table-cell>
          <table:table-cell office:value-type="float" office:value="58.2455" calcext:value-type="float">
            <text:p>58.2455</text:p>
          </table:table-cell>
          <table:table-cell office:value-type="float" office:value="73.5792" calcext:value-type="float">
            <text:p>73.5792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54" calcext:value-type="float">
            <text:p>51.7254</text:p>
          </table:table-cell>
          <table:table-cell office:value-type="float" office:value="82.074" calcext:value-type="float">
            <text:p>82.074</text:p>
          </table:table-cell>
          <table:table-cell office:value-type="float" office:value="101.687" calcext:value-type="float">
            <text:p>101.687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713" calcext:value-type="float">
            <text:p>49.5713</text:p>
          </table:table-cell>
          <table:table-cell office:value-type="float" office:value="87.7839" calcext:value-type="float">
            <text:p>87.7839</text:p>
          </table:table-cell>
          <table:table-cell office:value-type="float" office:value="111.34" calcext:value-type="float">
            <text:p>111.34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837" calcext:value-type="float">
            <text:p>44.6837</text:p>
          </table:table-cell>
          <table:table-cell office:value-type="float" office:value="78.5143" calcext:value-type="float">
            <text:p>78.5143</text:p>
          </table:table-cell>
          <table:table-cell office:value-type="float" office:value="100.92" calcext:value-type="float">
            <text:p>100.92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567" calcext:value-type="float">
            <text:p>47.7567</text:p>
          </table:table-cell>
          <table:table-cell office:value-type="float" office:value="67.8581" calcext:value-type="float">
            <text:p>67.8581</text:p>
          </table:table-cell>
          <table:table-cell office:value-type="float" office:value="83.3901" calcext:value-type="float">
            <text:p>83.390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0566" calcext:value-type="float">
            <text:p>53.0566</text:p>
          </table:table-cell>
          <table:table-cell office:value-type="float" office:value="58.2731" calcext:value-type="float">
            <text:p>58.2731</text:p>
          </table:table-cell>
          <table:table-cell office:value-type="float" office:value="73.5959" calcext:value-type="float">
            <text:p>73.5959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54" calcext:value-type="float">
            <text:p>51.7254</text:p>
          </table:table-cell>
          <table:table-cell office:value-type="float" office:value="82.074" calcext:value-type="float">
            <text:p>82.074</text:p>
          </table:table-cell>
          <table:table-cell office:value-type="float" office:value="101.687" calcext:value-type="float">
            <text:p>101.687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718" calcext:value-type="float">
            <text:p>49.5718</text:p>
          </table:table-cell>
          <table:table-cell office:value-type="float" office:value="87.7846" calcext:value-type="float">
            <text:p>87.7846</text:p>
          </table:table-cell>
          <table:table-cell office:value-type="float" office:value="111.34" calcext:value-type="float">
            <text:p>111.34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754" calcext:value-type="float">
            <text:p>44.6754</text:p>
          </table:table-cell>
          <table:table-cell office:value-type="float" office:value="78.495" calcext:value-type="float">
            <text:p>78.495</text:p>
          </table:table-cell>
          <table:table-cell office:value-type="float" office:value="100.887" calcext:value-type="float">
            <text:p>100.887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562" calcext:value-type="float">
            <text:p>47.7562</text:p>
          </table:table-cell>
          <table:table-cell office:value-type="float" office:value="67.8571" calcext:value-type="float">
            <text:p>67.8571</text:p>
          </table:table-cell>
          <table:table-cell office:value-type="float" office:value="83.3887" calcext:value-type="float">
            <text:p>83.388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0738" calcext:value-type="float">
            <text:p>53.0738</text:p>
          </table:table-cell>
          <table:table-cell office:value-type="float" office:value="58.301" calcext:value-type="float">
            <text:p>58.301</text:p>
          </table:table-cell>
          <table:table-cell office:value-type="float" office:value="73.6057" calcext:value-type="float">
            <text:p>73.6057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55" calcext:value-type="float">
            <text:p>51.7255</text:p>
          </table:table-cell>
          <table:table-cell office:value-type="float" office:value="82.0741" calcext:value-type="float">
            <text:p>82.0741</text:p>
          </table:table-cell>
          <table:table-cell office:value-type="float" office:value="101.687" calcext:value-type="float">
            <text:p>101.687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725" calcext:value-type="float">
            <text:p>49.5725</text:p>
          </table:table-cell>
          <table:table-cell office:value-type="float" office:value="87.7859" calcext:value-type="float">
            <text:p>87.7859</text:p>
          </table:table-cell>
          <table:table-cell office:value-type="float" office:value="111.343" calcext:value-type="float">
            <text:p>111.343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669" calcext:value-type="float">
            <text:p>44.6669</text:p>
          </table:table-cell>
          <table:table-cell office:value-type="float" office:value="78.4761" calcext:value-type="float">
            <text:p>78.4761</text:p>
          </table:table-cell>
          <table:table-cell office:value-type="float" office:value="100.856" calcext:value-type="float">
            <text:p>100.856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533" calcext:value-type="float">
            <text:p>47.7533</text:p>
          </table:table-cell>
          <table:table-cell office:value-type="float" office:value="67.8514" calcext:value-type="float">
            <text:p>67.8514</text:p>
          </table:table-cell>
          <table:table-cell office:value-type="float" office:value="83.3813" calcext:value-type="float">
            <text:p>83.381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0807" calcext:value-type="float">
            <text:p>53.0807</text:p>
          </table:table-cell>
          <table:table-cell office:value-type="float" office:value="58.3091" calcext:value-type="float">
            <text:p>58.3091</text:p>
          </table:table-cell>
          <table:table-cell office:value-type="float" office:value="73.6067" calcext:value-type="float">
            <text:p>73.6067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56" calcext:value-type="float">
            <text:p>51.7256</text:p>
          </table:table-cell>
          <table:table-cell office:value-type="float" office:value="82.0742" calcext:value-type="float">
            <text:p>82.0742</text:p>
          </table:table-cell>
          <table:table-cell office:value-type="float" office:value="101.687" calcext:value-type="float">
            <text:p>101.687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724" calcext:value-type="float">
            <text:p>49.5724</text:p>
          </table:table-cell>
          <table:table-cell office:value-type="float" office:value="87.786" calcext:value-type="float">
            <text:p>87.786</text:p>
          </table:table-cell>
          <table:table-cell office:value-type="float" office:value="111.343" calcext:value-type="float">
            <text:p>111.343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611" calcext:value-type="float">
            <text:p>44.6611</text:p>
          </table:table-cell>
          <table:table-cell office:value-type="float" office:value="78.462" calcext:value-type="float">
            <text:p>78.462</text:p>
          </table:table-cell>
          <table:table-cell office:value-type="float" office:value="100.832" calcext:value-type="float">
            <text:p>100.832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466" calcext:value-type="float">
            <text:p>47.7466</text:p>
          </table:table-cell>
          <table:table-cell office:value-type="float" office:value="67.8369" calcext:value-type="float">
            <text:p>67.8369</text:p>
          </table:table-cell>
          <table:table-cell office:value-type="float" office:value="83.3597" calcext:value-type="float">
            <text:p>83.359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0876" calcext:value-type="float">
            <text:p>53.0876</text:p>
          </table:table-cell>
          <table:table-cell office:value-type="float" office:value="58.3177" calcext:value-type="float">
            <text:p>58.3177</text:p>
          </table:table-cell>
          <table:table-cell office:value-type="float" office:value="73.6113" calcext:value-type="float">
            <text:p>73.6113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62" calcext:value-type="float">
            <text:p>51.7262</text:p>
          </table:table-cell>
          <table:table-cell office:value-type="float" office:value="82.0752" calcext:value-type="float">
            <text:p>82.0752</text:p>
          </table:table-cell>
          <table:table-cell office:value-type="float" office:value="101.688" calcext:value-type="float">
            <text:p>101.688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714" calcext:value-type="float">
            <text:p>49.5714</text:p>
          </table:table-cell>
          <table:table-cell office:value-type="float" office:value="87.7841" calcext:value-type="float">
            <text:p>87.7841</text:p>
          </table:table-cell>
          <table:table-cell office:value-type="float" office:value="111.34" calcext:value-type="float">
            <text:p>111.34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773" calcext:value-type="float">
            <text:p>44.6773</text:p>
          </table:table-cell>
          <table:table-cell office:value-type="float" office:value="78.4881" calcext:value-type="float">
            <text:p>78.4881</text:p>
          </table:table-cell>
          <table:table-cell office:value-type="float" office:value="100.863" calcext:value-type="float">
            <text:p>100.863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354" calcext:value-type="float">
            <text:p>47.7354</text:p>
          </table:table-cell>
          <table:table-cell office:value-type="float" office:value="67.813" calcext:value-type="float">
            <text:p>67.813</text:p>
          </table:table-cell>
          <table:table-cell office:value-type="float" office:value="83.3246" calcext:value-type="float">
            <text:p>83.324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1008" calcext:value-type="float">
            <text:p>53.1008</text:p>
          </table:table-cell>
          <table:table-cell office:value-type="float" office:value="58.3378" calcext:value-type="float">
            <text:p>58.3378</text:p>
          </table:table-cell>
          <table:table-cell office:value-type="float" office:value="73.6259" calcext:value-type="float">
            <text:p>73.6259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76" calcext:value-type="float">
            <text:p>51.7276</text:p>
          </table:table-cell>
          <table:table-cell office:value-type="float" office:value="82.0775" calcext:value-type="float">
            <text:p>82.0775</text:p>
          </table:table-cell>
          <table:table-cell office:value-type="float" office:value="101.691" calcext:value-type="float">
            <text:p>101.691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708" calcext:value-type="float">
            <text:p>49.5708</text:p>
          </table:table-cell>
          <table:table-cell office:value-type="float" office:value="87.7825" calcext:value-type="float">
            <text:p>87.7825</text:p>
          </table:table-cell>
          <table:table-cell office:value-type="float" office:value="111.337" calcext:value-type="float">
            <text:p>111.337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683" calcext:value-type="float">
            <text:p>44.6683</text:p>
          </table:table-cell>
          <table:table-cell office:value-type="float" office:value="78.472" calcext:value-type="float">
            <text:p>78.472</text:p>
          </table:table-cell>
          <table:table-cell office:value-type="float" office:value="100.841" calcext:value-type="float">
            <text:p>100.841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332" calcext:value-type="float">
            <text:p>47.7332</text:p>
          </table:table-cell>
          <table:table-cell office:value-type="float" office:value="67.8075" calcext:value-type="float">
            <text:p>67.8075</text:p>
          </table:table-cell>
          <table:table-cell office:value-type="float" office:value="83.3152" calcext:value-type="float">
            <text:p>83.315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1131" calcext:value-type="float">
            <text:p>53.1131</text:p>
          </table:table-cell>
          <table:table-cell office:value-type="float" office:value="58.3573" calcext:value-type="float">
            <text:p>58.3573</text:p>
          </table:table-cell>
          <table:table-cell office:value-type="float" office:value="73.6464" calcext:value-type="float">
            <text:p>73.6464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304" calcext:value-type="float">
            <text:p>51.7304</text:p>
          </table:table-cell>
          <table:table-cell office:value-type="float" office:value="82.0821" calcext:value-type="float">
            <text:p>82.0821</text:p>
          </table:table-cell>
          <table:table-cell office:value-type="float" office:value="101.696" calcext:value-type="float">
            <text:p>101.696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706" calcext:value-type="float">
            <text:p>49.5706</text:p>
          </table:table-cell>
          <table:table-cell office:value-type="float" office:value="87.7815" calcext:value-type="float">
            <text:p>87.7815</text:p>
          </table:table-cell>
          <table:table-cell office:value-type="float" office:value="111.335" calcext:value-type="float">
            <text:p>111.335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695" calcext:value-type="float">
            <text:p>44.6695</text:p>
          </table:table-cell>
          <table:table-cell office:value-type="float" office:value="78.4748" calcext:value-type="float">
            <text:p>78.4748</text:p>
          </table:table-cell>
          <table:table-cell office:value-type="float" office:value="100.846" calcext:value-type="float">
            <text:p>100.846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272" calcext:value-type="float">
            <text:p>47.7272</text:p>
          </table:table-cell>
          <table:table-cell office:value-type="float" office:value="67.7954" calcext:value-type="float">
            <text:p>67.7954</text:p>
          </table:table-cell>
          <table:table-cell office:value-type="float" office:value="83.299" calcext:value-type="float">
            <text:p>83.29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1252" calcext:value-type="float">
            <text:p>53.1252</text:p>
          </table:table-cell>
          <table:table-cell office:value-type="float" office:value="58.3764" calcext:value-type="float">
            <text:p>58.3764</text:p>
          </table:table-cell>
          <table:table-cell office:value-type="float" office:value="73.6681" calcext:value-type="float">
            <text:p>73.6681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36" calcext:value-type="float">
            <text:p>51.736</text:p>
          </table:table-cell>
          <table:table-cell office:value-type="float" office:value="82.091" calcext:value-type="float">
            <text:p>82.091</text:p>
          </table:table-cell>
          <table:table-cell office:value-type="float" office:value="101.706" calcext:value-type="float">
            <text:p>101.706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7" calcext:value-type="float">
            <text:p>49.57</text:p>
          </table:table-cell>
          <table:table-cell office:value-type="float" office:value="87.7802" calcext:value-type="float">
            <text:p>87.7802</text:p>
          </table:table-cell>
          <table:table-cell office:value-type="float" office:value="111.332" calcext:value-type="float">
            <text:p>111.332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737" calcext:value-type="float">
            <text:p>44.6737</text:p>
          </table:table-cell>
          <table:table-cell office:value-type="float" office:value="78.4842" calcext:value-type="float">
            <text:p>78.4842</text:p>
          </table:table-cell>
          <table:table-cell office:value-type="float" office:value="100.862" calcext:value-type="float">
            <text:p>100.862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247" calcext:value-type="float">
            <text:p>47.7247</text:p>
          </table:table-cell>
          <table:table-cell office:value-type="float" office:value="67.7913" calcext:value-type="float">
            <text:p>67.7913</text:p>
          </table:table-cell>
          <table:table-cell office:value-type="float" office:value="83.2949" calcext:value-type="float">
            <text:p>83.294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1349" calcext:value-type="float">
            <text:p>53.1349</text:p>
          </table:table-cell>
          <table:table-cell office:value-type="float" office:value="58.3872" calcext:value-type="float">
            <text:p>58.3872</text:p>
          </table:table-cell>
          <table:table-cell office:value-type="float" office:value="73.6773" calcext:value-type="float">
            <text:p>73.6773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408" calcext:value-type="float">
            <text:p>51.7408</text:p>
          </table:table-cell>
          <table:table-cell office:value-type="float" office:value="82.0986" calcext:value-type="float">
            <text:p>82.0986</text:p>
          </table:table-cell>
          <table:table-cell office:value-type="float" office:value="101.714" calcext:value-type="float">
            <text:p>101.714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688" calcext:value-type="float">
            <text:p>49.5688</text:p>
          </table:table-cell>
          <table:table-cell office:value-type="float" office:value="87.7783" calcext:value-type="float">
            <text:p>87.7783</text:p>
          </table:table-cell>
          <table:table-cell office:value-type="float" office:value="111.33" calcext:value-type="float">
            <text:p>111.33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762" calcext:value-type="float">
            <text:p>44.6762</text:p>
          </table:table-cell>
          <table:table-cell office:value-type="float" office:value="78.4911" calcext:value-type="float">
            <text:p>78.4911</text:p>
          </table:table-cell>
          <table:table-cell office:value-type="float" office:value="100.875" calcext:value-type="float">
            <text:p>100.875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221" calcext:value-type="float">
            <text:p>47.7221</text:p>
          </table:table-cell>
          <table:table-cell office:value-type="float" office:value="67.7852" calcext:value-type="float">
            <text:p>67.7852</text:p>
          </table:table-cell>
          <table:table-cell office:value-type="float" office:value="83.2854" calcext:value-type="float">
            <text:p>83.285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137" calcext:value-type="float">
            <text:p>53.137</text:p>
          </table:table-cell>
          <table:table-cell office:value-type="float" office:value="58.3886" calcext:value-type="float">
            <text:p>58.3886</text:p>
          </table:table-cell>
          <table:table-cell office:value-type="float" office:value="73.6867" calcext:value-type="float">
            <text:p>73.6867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478" calcext:value-type="float">
            <text:p>51.7478</text:p>
          </table:table-cell>
          <table:table-cell office:value-type="float" office:value="82.1099" calcext:value-type="float">
            <text:p>82.1099</text:p>
          </table:table-cell>
          <table:table-cell office:value-type="float" office:value="101.726" calcext:value-type="float">
            <text:p>101.726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683" calcext:value-type="float">
            <text:p>49.5683</text:p>
          </table:table-cell>
          <table:table-cell office:value-type="float" office:value="87.7774" calcext:value-type="float">
            <text:p>87.7774</text:p>
          </table:table-cell>
          <table:table-cell office:value-type="float" office:value="111.329" calcext:value-type="float">
            <text:p>111.329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691" calcext:value-type="float">
            <text:p>44.6691</text:p>
          </table:table-cell>
          <table:table-cell office:value-type="float" office:value="78.481" calcext:value-type="float">
            <text:p>78.481</text:p>
          </table:table-cell>
          <table:table-cell office:value-type="float" office:value="100.865" calcext:value-type="float">
            <text:p>100.865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188" calcext:value-type="float">
            <text:p>47.7188</text:p>
          </table:table-cell>
          <table:table-cell office:value-type="float" office:value="67.7783" calcext:value-type="float">
            <text:p>67.7783</text:p>
          </table:table-cell>
          <table:table-cell office:value-type="float" office:value="83.275" calcext:value-type="float">
            <text:p>83.27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1367" calcext:value-type="float">
            <text:p>53.1367</text:p>
          </table:table-cell>
          <table:table-cell office:value-type="float" office:value="58.3915" calcext:value-type="float">
            <text:p>58.3915</text:p>
          </table:table-cell>
          <table:table-cell office:value-type="float" office:value="73.7053" calcext:value-type="float">
            <text:p>73.7053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537" calcext:value-type="float">
            <text:p>51.7537</text:p>
          </table:table-cell>
          <table:table-cell office:value-type="float" office:value="82.1193" calcext:value-type="float">
            <text:p>82.1193</text:p>
          </table:table-cell>
          <table:table-cell office:value-type="float" office:value="101.737" calcext:value-type="float">
            <text:p>101.737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681" calcext:value-type="float">
            <text:p>49.5681</text:p>
          </table:table-cell>
          <table:table-cell office:value-type="float" office:value="87.7769" calcext:value-type="float">
            <text:p>87.7769</text:p>
          </table:table-cell>
          <table:table-cell office:value-type="float" office:value="111.328" calcext:value-type="float">
            <text:p>111.328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733" calcext:value-type="float">
            <text:p>44.6733</text:p>
          </table:table-cell>
          <table:table-cell office:value-type="float" office:value="78.4886" calcext:value-type="float">
            <text:p>78.4886</text:p>
          </table:table-cell>
          <table:table-cell office:value-type="float" office:value="100.875" calcext:value-type="float">
            <text:p>100.875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125" calcext:value-type="float">
            <text:p>47.7125</text:p>
          </table:table-cell>
          <table:table-cell office:value-type="float" office:value="67.7653" calcext:value-type="float">
            <text:p>67.7653</text:p>
          </table:table-cell>
          <table:table-cell office:value-type="float" office:value="83.2571" calcext:value-type="float">
            <text:p>83.257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1371" calcext:value-type="float">
            <text:p>53.1371</text:p>
          </table:table-cell>
          <table:table-cell office:value-type="float" office:value="58.3965" calcext:value-type="float">
            <text:p>58.3965</text:p>
          </table:table-cell>
          <table:table-cell office:value-type="float" office:value="73.7168" calcext:value-type="float">
            <text:p>73.7168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565" calcext:value-type="float">
            <text:p>51.7565</text:p>
          </table:table-cell>
          <table:table-cell office:value-type="float" office:value="82.1239" calcext:value-type="float">
            <text:p>82.1239</text:p>
          </table:table-cell>
          <table:table-cell office:value-type="float" office:value="101.742" calcext:value-type="float">
            <text:p>101.742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67" calcext:value-type="float">
            <text:p>49.567</text:p>
          </table:table-cell>
          <table:table-cell office:value-type="float" office:value="87.7752" calcext:value-type="float">
            <text:p>87.7752</text:p>
          </table:table-cell>
          <table:table-cell office:value-type="float" office:value="111.326" calcext:value-type="float">
            <text:p>111.326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784" calcext:value-type="float">
            <text:p>44.6784</text:p>
          </table:table-cell>
          <table:table-cell office:value-type="float" office:value="78.4981" calcext:value-type="float">
            <text:p>78.4981</text:p>
          </table:table-cell>
          <table:table-cell office:value-type="float" office:value="100.889" calcext:value-type="float">
            <text:p>100.889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084" calcext:value-type="float">
            <text:p>47.7084</text:p>
          </table:table-cell>
          <table:table-cell office:value-type="float" office:value="67.756" calcext:value-type="float">
            <text:p>67.756</text:p>
          </table:table-cell>
          <table:table-cell office:value-type="float" office:value="83.2424" calcext:value-type="float">
            <text:p>83.242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1388" calcext:value-type="float">
            <text:p>53.1388</text:p>
          </table:table-cell>
          <table:table-cell office:value-type="float" office:value="58.3998" calcext:value-type="float">
            <text:p>58.3998</text:p>
          </table:table-cell>
          <table:table-cell office:value-type="float" office:value="73.719" calcext:value-type="float">
            <text:p>73.719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59" calcext:value-type="float">
            <text:p>51.759</text:p>
          </table:table-cell>
          <table:table-cell office:value-type="float" office:value="82.1276" calcext:value-type="float">
            <text:p>82.1276</text:p>
          </table:table-cell>
          <table:table-cell office:value-type="float" office:value="101.745" calcext:value-type="float">
            <text:p>101.745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659" calcext:value-type="float">
            <text:p>49.5659</text:p>
          </table:table-cell>
          <table:table-cell office:value-type="float" office:value="87.7737" calcext:value-type="float">
            <text:p>87.7737</text:p>
          </table:table-cell>
          <table:table-cell office:value-type="float" office:value="111.325" calcext:value-type="float">
            <text:p>111.325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634" calcext:value-type="float">
            <text:p>44.6634</text:p>
          </table:table-cell>
          <table:table-cell office:value-type="float" office:value="78.4674" calcext:value-type="float">
            <text:p>78.4674</text:p>
          </table:table-cell>
          <table:table-cell office:value-type="float" office:value="100.842" calcext:value-type="float">
            <text:p>100.842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056" calcext:value-type="float">
            <text:p>47.7056</text:p>
          </table:table-cell>
          <table:table-cell office:value-type="float" office:value="67.7498" calcext:value-type="float">
            <text:p>67.7498</text:p>
          </table:table-cell>
          <table:table-cell office:value-type="float" office:value="83.233" calcext:value-type="float">
            <text:p>83.23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1376" calcext:value-type="float">
            <text:p>53.1376</text:p>
          </table:table-cell>
          <table:table-cell office:value-type="float" office:value="58.4012" calcext:value-type="float">
            <text:p>58.4012</text:p>
          </table:table-cell>
          <table:table-cell office:value-type="float" office:value="73.716" calcext:value-type="float">
            <text:p>73.716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596" calcext:value-type="float">
            <text:p>51.7596</text:p>
          </table:table-cell>
          <table:table-cell office:value-type="float" office:value="82.1285" calcext:value-type="float">
            <text:p>82.1285</text:p>
          </table:table-cell>
          <table:table-cell office:value-type="float" office:value="101.747" calcext:value-type="float">
            <text:p>101.747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628" calcext:value-type="float">
            <text:p>49.5628</text:p>
          </table:table-cell>
          <table:table-cell office:value-type="float" office:value="87.7683" calcext:value-type="float">
            <text:p>87.7683</text:p>
          </table:table-cell>
          <table:table-cell office:value-type="float" office:value="111.317" calcext:value-type="float">
            <text:p>111.317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514" calcext:value-type="float">
            <text:p>44.6514</text:p>
          </table:table-cell>
          <table:table-cell office:value-type="float" office:value="78.4495" calcext:value-type="float">
            <text:p>78.4495</text:p>
          </table:table-cell>
          <table:table-cell office:value-type="float" office:value="100.822" calcext:value-type="float">
            <text:p>100.822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974" calcext:value-type="float">
            <text:p>47.6974</text:p>
          </table:table-cell>
          <table:table-cell office:value-type="float" office:value="67.7345" calcext:value-type="float">
            <text:p>67.7345</text:p>
          </table:table-cell>
          <table:table-cell office:value-type="float" office:value="83.2144" calcext:value-type="float">
            <text:p>83.214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1399" calcext:value-type="float">
            <text:p>53.1399</text:p>
          </table:table-cell>
          <table:table-cell office:value-type="float" office:value="58.3992" calcext:value-type="float">
            <text:p>58.3992</text:p>
          </table:table-cell>
          <table:table-cell office:value-type="float" office:value="73.702" calcext:value-type="float">
            <text:p>73.702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615" calcext:value-type="float">
            <text:p>51.7615</text:p>
          </table:table-cell>
          <table:table-cell office:value-type="float" office:value="82.1315" calcext:value-type="float">
            <text:p>82.1315</text:p>
          </table:table-cell>
          <table:table-cell office:value-type="float" office:value="101.75" calcext:value-type="float">
            <text:p>101.75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614" calcext:value-type="float">
            <text:p>49.5614</text:p>
          </table:table-cell>
          <table:table-cell office:value-type="float" office:value="87.7664" calcext:value-type="float">
            <text:p>87.7664</text:p>
          </table:table-cell>
          <table:table-cell office:value-type="float" office:value="111.316" calcext:value-type="float">
            <text:p>111.316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354" calcext:value-type="float">
            <text:p>44.6354</text:p>
          </table:table-cell>
          <table:table-cell office:value-type="float" office:value="78.4171" calcext:value-type="float">
            <text:p>78.4171</text:p>
          </table:table-cell>
          <table:table-cell office:value-type="float" office:value="100.773" calcext:value-type="float">
            <text:p>100.773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871" calcext:value-type="float">
            <text:p>47.6871</text:p>
          </table:table-cell>
          <table:table-cell office:value-type="float" office:value="67.7161" calcext:value-type="float">
            <text:p>67.7161</text:p>
          </table:table-cell>
          <table:table-cell office:value-type="float" office:value="83.1937" calcext:value-type="float">
            <text:p>83.193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1414" calcext:value-type="float">
            <text:p>53.1414</text:p>
          </table:table-cell>
          <table:table-cell office:value-type="float" office:value="58.4035" calcext:value-type="float">
            <text:p>58.4035</text:p>
          </table:table-cell>
          <table:table-cell office:value-type="float" office:value="73.706" calcext:value-type="float">
            <text:p>73.706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622" calcext:value-type="float">
            <text:p>51.7622</text:p>
          </table:table-cell>
          <table:table-cell office:value-type="float" office:value="82.1321" calcext:value-type="float">
            <text:p>82.1321</text:p>
          </table:table-cell>
          <table:table-cell office:value-type="float" office:value="101.749" calcext:value-type="float">
            <text:p>101.749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609" calcext:value-type="float">
            <text:p>49.5609</text:p>
          </table:table-cell>
          <table:table-cell office:value-type="float" office:value="87.7658" calcext:value-type="float">
            <text:p>87.7658</text:p>
          </table:table-cell>
          <table:table-cell office:value-type="float" office:value="111.316" calcext:value-type="float">
            <text:p>111.316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272" calcext:value-type="float">
            <text:p>44.6272</text:p>
          </table:table-cell>
          <table:table-cell office:value-type="float" office:value="78.402" calcext:value-type="float">
            <text:p>78.402</text:p>
          </table:table-cell>
          <table:table-cell office:value-type="float" office:value="100.752" calcext:value-type="float">
            <text:p>100.752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774" calcext:value-type="float">
            <text:p>47.6774</text:p>
          </table:table-cell>
          <table:table-cell office:value-type="float" office:value="67.6979" calcext:value-type="float">
            <text:p>67.6979</text:p>
          </table:table-cell>
          <table:table-cell office:value-type="float" office:value="83.1716" calcext:value-type="float">
            <text:p>83.171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143" calcext:value-type="float">
            <text:p>53.143</text:p>
          </table:table-cell>
          <table:table-cell office:value-type="float" office:value="58.4065" calcext:value-type="float">
            <text:p>58.4065</text:p>
          </table:table-cell>
          <table:table-cell office:value-type="float" office:value="73.7097" calcext:value-type="float">
            <text:p>73.7097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623" calcext:value-type="float">
            <text:p>51.7623</text:p>
          </table:table-cell>
          <table:table-cell office:value-type="float" office:value="82.1317" calcext:value-type="float">
            <text:p>82.1317</text:p>
          </table:table-cell>
          <table:table-cell office:value-type="float" office:value="101.748" calcext:value-type="float">
            <text:p>101.748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583" calcext:value-type="float">
            <text:p>49.5583</text:p>
          </table:table-cell>
          <table:table-cell office:value-type="float" office:value="87.7618" calcext:value-type="float">
            <text:p>87.7618</text:p>
          </table:table-cell>
          <table:table-cell office:value-type="float" office:value="111.311" calcext:value-type="float">
            <text:p>111.311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309" calcext:value-type="float">
            <text:p>44.6309</text:p>
          </table:table-cell>
          <table:table-cell office:value-type="float" office:value="78.4104" calcext:value-type="float">
            <text:p>78.4104</text:p>
          </table:table-cell>
          <table:table-cell office:value-type="float" office:value="100.766" calcext:value-type="float">
            <text:p>100.766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682" calcext:value-type="float">
            <text:p>47.6682</text:p>
          </table:table-cell>
          <table:table-cell office:value-type="float" office:value="67.678" calcext:value-type="float">
            <text:p>67.678</text:p>
          </table:table-cell>
          <table:table-cell office:value-type="float" office:value="83.142" calcext:value-type="float">
            <text:p>83.14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1461" calcext:value-type="float">
            <text:p>53.1461</text:p>
          </table:table-cell>
          <table:table-cell office:value-type="float" office:value="58.4106" calcext:value-type="float">
            <text:p>58.4106</text:p>
          </table:table-cell>
          <table:table-cell office:value-type="float" office:value="73.7143" calcext:value-type="float">
            <text:p>73.7143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625" calcext:value-type="float">
            <text:p>51.7625</text:p>
          </table:table-cell>
          <table:table-cell office:value-type="float" office:value="82.132" calcext:value-type="float">
            <text:p>82.132</text:p>
          </table:table-cell>
          <table:table-cell office:value-type="float" office:value="101.748" calcext:value-type="float">
            <text:p>101.748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56" calcext:value-type="float">
            <text:p>49.556</text:p>
          </table:table-cell>
          <table:table-cell office:value-type="float" office:value="87.7585" calcext:value-type="float">
            <text:p>87.7585</text:p>
          </table:table-cell>
          <table:table-cell office:value-type="float" office:value="111.307" calcext:value-type="float">
            <text:p>111.307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279" calcext:value-type="float">
            <text:p>44.6279</text:p>
          </table:table-cell>
          <table:table-cell office:value-type="float" office:value="78.4062" calcext:value-type="float">
            <text:p>78.4062</text:p>
          </table:table-cell>
          <table:table-cell office:value-type="float" office:value="100.762" calcext:value-type="float">
            <text:p>100.762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616" calcext:value-type="float">
            <text:p>47.6616</text:p>
          </table:table-cell>
          <table:table-cell office:value-type="float" office:value="67.6651" calcext:value-type="float">
            <text:p>67.6651</text:p>
          </table:table-cell>
          <table:table-cell office:value-type="float" office:value="83.125" calcext:value-type="float">
            <text:p>83.12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1482" calcext:value-type="float">
            <text:p>53.1482</text:p>
          </table:table-cell>
          <table:table-cell office:value-type="float" office:value="58.4097" calcext:value-type="float">
            <text:p>58.4097</text:p>
          </table:table-cell>
          <table:table-cell office:value-type="float" office:value="73.713" calcext:value-type="float">
            <text:p>73.713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637" calcext:value-type="float">
            <text:p>51.7637</text:p>
          </table:table-cell>
          <table:table-cell office:value-type="float" office:value="82.1338" calcext:value-type="float">
            <text:p>82.1338</text:p>
          </table:table-cell>
          <table:table-cell office:value-type="float" office:value="101.75" calcext:value-type="float">
            <text:p>101.75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54" calcext:value-type="float">
            <text:p>49.554</text:p>
          </table:table-cell>
          <table:table-cell office:value-type="float" office:value="87.7552" calcext:value-type="float">
            <text:p>87.7552</text:p>
          </table:table-cell>
          <table:table-cell office:value-type="float" office:value="111.303" calcext:value-type="float">
            <text:p>111.303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284" calcext:value-type="float">
            <text:p>44.6284</text:p>
          </table:table-cell>
          <table:table-cell office:value-type="float" office:value="78.409" calcext:value-type="float">
            <text:p>78.409</text:p>
          </table:table-cell>
          <table:table-cell office:value-type="float" office:value="100.769" calcext:value-type="float">
            <text:p>100.769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505" calcext:value-type="float">
            <text:p>47.6505</text:p>
          </table:table-cell>
          <table:table-cell office:value-type="float" office:value="67.6433" calcext:value-type="float">
            <text:p>67.6433</text:p>
          </table:table-cell>
          <table:table-cell office:value-type="float" office:value="83.0965" calcext:value-type="float">
            <text:p>83.096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1508" calcext:value-type="float">
            <text:p>53.1508</text:p>
          </table:table-cell>
          <table:table-cell office:value-type="float" office:value="58.409" calcext:value-type="float">
            <text:p>58.409</text:p>
          </table:table-cell>
          <table:table-cell office:value-type="float" office:value="73.7134" calcext:value-type="float">
            <text:p>73.7134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633" calcext:value-type="float">
            <text:p>51.7633</text:p>
          </table:table-cell>
          <table:table-cell office:value-type="float" office:value="82.1331" calcext:value-type="float">
            <text:p>82.1331</text:p>
          </table:table-cell>
          <table:table-cell office:value-type="float" office:value="101.75" calcext:value-type="float">
            <text:p>101.75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523" calcext:value-type="float">
            <text:p>49.5523</text:p>
          </table:table-cell>
          <table:table-cell office:value-type="float" office:value="87.7527" calcext:value-type="float">
            <text:p>87.7527</text:p>
          </table:table-cell>
          <table:table-cell office:value-type="float" office:value="111.301" calcext:value-type="float">
            <text:p>111.301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324" calcext:value-type="float">
            <text:p>44.6324</text:p>
          </table:table-cell>
          <table:table-cell office:value-type="float" office:value="78.4202" calcext:value-type="float">
            <text:p>78.4202</text:p>
          </table:table-cell>
          <table:table-cell office:value-type="float" office:value="100.789" calcext:value-type="float">
            <text:p>100.789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447" calcext:value-type="float">
            <text:p>47.6447</text:p>
          </table:table-cell>
          <table:table-cell office:value-type="float" office:value="67.6329" calcext:value-type="float">
            <text:p>67.6329</text:p>
          </table:table-cell>
          <table:table-cell office:value-type="float" office:value="83.0846" calcext:value-type="float">
            <text:p>83.084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1558" calcext:value-type="float">
            <text:p>53.1558</text:p>
          </table:table-cell>
          <table:table-cell office:value-type="float" office:value="58.4047" calcext:value-type="float">
            <text:p>58.4047</text:p>
          </table:table-cell>
          <table:table-cell office:value-type="float" office:value="73.6941" calcext:value-type="float">
            <text:p>73.6941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637" calcext:value-type="float">
            <text:p>51.7637</text:p>
          </table:table-cell>
          <table:table-cell office:value-type="float" office:value="82.1339" calcext:value-type="float">
            <text:p>82.1339</text:p>
          </table:table-cell>
          <table:table-cell office:value-type="float" office:value="101.75" calcext:value-type="float">
            <text:p>101.75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505" calcext:value-type="float">
            <text:p>49.5505</text:p>
          </table:table-cell>
          <table:table-cell office:value-type="float" office:value="87.7497" calcext:value-type="float">
            <text:p>87.7497</text:p>
          </table:table-cell>
          <table:table-cell office:value-type="float" office:value="111.297" calcext:value-type="float">
            <text:p>111.297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41" calcext:value-type="float">
            <text:p>44.641</text:p>
          </table:table-cell>
          <table:table-cell office:value-type="float" office:value="78.4393" calcext:value-type="float">
            <text:p>78.4393</text:p>
          </table:table-cell>
          <table:table-cell office:value-type="float" office:value="100.821" calcext:value-type="float">
            <text:p>100.821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441" calcext:value-type="float">
            <text:p>47.6441</text:p>
          </table:table-cell>
          <table:table-cell office:value-type="float" office:value="67.6318" calcext:value-type="float">
            <text:p>67.6318</text:p>
          </table:table-cell>
          <table:table-cell office:value-type="float" office:value="83.0837" calcext:value-type="float">
            <text:p>83.083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1593" calcext:value-type="float">
            <text:p>53.1593</text:p>
          </table:table-cell>
          <table:table-cell office:value-type="float" office:value="58.4051" calcext:value-type="float">
            <text:p>58.4051</text:p>
          </table:table-cell>
          <table:table-cell office:value-type="float" office:value="73.6876" calcext:value-type="float">
            <text:p>73.6876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643" calcext:value-type="float">
            <text:p>51.7643</text:p>
          </table:table-cell>
          <table:table-cell office:value-type="float" office:value="82.1348" calcext:value-type="float">
            <text:p>82.1348</text:p>
          </table:table-cell>
          <table:table-cell office:value-type="float" office:value="101.752" calcext:value-type="float">
            <text:p>101.752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504" calcext:value-type="float">
            <text:p>49.5504</text:p>
          </table:table-cell>
          <table:table-cell office:value-type="float" office:value="87.7496" calcext:value-type="float">
            <text:p>87.7496</text:p>
          </table:table-cell>
          <table:table-cell office:value-type="float" office:value="111.297" calcext:value-type="float">
            <text:p>111.297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56" calcext:value-type="float">
            <text:p>44.656</text:p>
          </table:table-cell>
          <table:table-cell office:value-type="float" office:value="78.4693" calcext:value-type="float">
            <text:p>78.4693</text:p>
          </table:table-cell>
          <table:table-cell office:value-type="float" office:value="100.866" calcext:value-type="float">
            <text:p>100.866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428" calcext:value-type="float">
            <text:p>47.6428</text:p>
          </table:table-cell>
          <table:table-cell office:value-type="float" office:value="67.6299" calcext:value-type="float">
            <text:p>67.6299</text:p>
          </table:table-cell>
          <table:table-cell office:value-type="float" office:value="83.0822" calcext:value-type="float">
            <text:p>83.082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1627" calcext:value-type="float">
            <text:p>53.1627</text:p>
          </table:table-cell>
          <table:table-cell office:value-type="float" office:value="58.3996" calcext:value-type="float">
            <text:p>58.3996</text:p>
          </table:table-cell>
          <table:table-cell office:value-type="float" office:value="73.6683" calcext:value-type="float">
            <text:p>73.6683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62" calcext:value-type="float">
            <text:p>51.762</text:p>
          </table:table-cell>
          <table:table-cell office:value-type="float" office:value="82.1309" calcext:value-type="float">
            <text:p>82.1309</text:p>
          </table:table-cell>
          <table:table-cell office:value-type="float" office:value="101.747" calcext:value-type="float">
            <text:p>101.747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501" calcext:value-type="float">
            <text:p>49.5501</text:p>
          </table:table-cell>
          <table:table-cell office:value-type="float" office:value="87.7493" calcext:value-type="float">
            <text:p>87.7493</text:p>
          </table:table-cell>
          <table:table-cell office:value-type="float" office:value="111.297" calcext:value-type="float">
            <text:p>111.297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628" calcext:value-type="float">
            <text:p>44.6628</text:p>
          </table:table-cell>
          <table:table-cell office:value-type="float" office:value="78.4842" calcext:value-type="float">
            <text:p>78.4842</text:p>
          </table:table-cell>
          <table:table-cell office:value-type="float" office:value="100.89" calcext:value-type="float">
            <text:p>100.89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427" calcext:value-type="float">
            <text:p>47.6427</text:p>
          </table:table-cell>
          <table:table-cell office:value-type="float" office:value="67.6297" calcext:value-type="float">
            <text:p>67.6297</text:p>
          </table:table-cell>
          <table:table-cell office:value-type="float" office:value="83.0822" calcext:value-type="float">
            <text:p>83.082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1648" calcext:value-type="float">
            <text:p>53.1648</text:p>
          </table:table-cell>
          <table:table-cell office:value-type="float" office:value="58.3989" calcext:value-type="float">
            <text:p>58.3989</text:p>
          </table:table-cell>
          <table:table-cell office:value-type="float" office:value="73.6614" calcext:value-type="float">
            <text:p>73.6614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58" calcext:value-type="float">
            <text:p>51.758</text:p>
          </table:table-cell>
          <table:table-cell office:value-type="float" office:value="82.1244" calcext:value-type="float">
            <text:p>82.1244</text:p>
          </table:table-cell>
          <table:table-cell office:value-type="float" office:value="101.74" calcext:value-type="float">
            <text:p>101.74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501" calcext:value-type="float">
            <text:p>49.5501</text:p>
          </table:table-cell>
          <table:table-cell office:value-type="float" office:value="87.7493" calcext:value-type="float">
            <text:p>87.7493</text:p>
          </table:table-cell>
          <table:table-cell office:value-type="float" office:value="111.297" calcext:value-type="float">
            <text:p>111.297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707" calcext:value-type="float">
            <text:p>44.6707</text:p>
          </table:table-cell>
          <table:table-cell office:value-type="float" office:value="78.4996" calcext:value-type="float">
            <text:p>78.4996</text:p>
          </table:table-cell>
          <table:table-cell office:value-type="float" office:value="100.913" calcext:value-type="float">
            <text:p>100.913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428" calcext:value-type="float">
            <text:p>47.6428</text:p>
          </table:table-cell>
          <table:table-cell office:value-type="float" office:value="67.63" calcext:value-type="float">
            <text:p>67.63</text:p>
          </table:table-cell>
          <table:table-cell office:value-type="float" office:value="83.0826" calcext:value-type="float">
            <text:p>83.082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1702" calcext:value-type="float">
            <text:p>53.1702</text:p>
          </table:table-cell>
          <table:table-cell office:value-type="float" office:value="58.4012" calcext:value-type="float">
            <text:p>58.4012</text:p>
          </table:table-cell>
          <table:table-cell office:value-type="float" office:value="73.6552" calcext:value-type="float">
            <text:p>73.6552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559" calcext:value-type="float">
            <text:p>51.7559</text:p>
          </table:table-cell>
          <table:table-cell office:value-type="float" office:value="82.1211" calcext:value-type="float">
            <text:p>82.1211</text:p>
          </table:table-cell>
          <table:table-cell office:value-type="float" office:value="101.736" calcext:value-type="float">
            <text:p>101.736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496" calcext:value-type="float">
            <text:p>49.5496</text:p>
          </table:table-cell>
          <table:table-cell office:value-type="float" office:value="87.7486" calcext:value-type="float">
            <text:p>87.7486</text:p>
          </table:table-cell>
          <table:table-cell office:value-type="float" office:value="111.296" calcext:value-type="float">
            <text:p>111.296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705" calcext:value-type="float">
            <text:p>44.6705</text:p>
          </table:table-cell>
          <table:table-cell office:value-type="float" office:value="78.5003" calcext:value-type="float">
            <text:p>78.5003</text:p>
          </table:table-cell>
          <table:table-cell office:value-type="float" office:value="100.916" calcext:value-type="float">
            <text:p>100.916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433" calcext:value-type="float">
            <text:p>47.6433</text:p>
          </table:table-cell>
          <table:table-cell office:value-type="float" office:value="67.6309" calcext:value-type="float">
            <text:p>67.6309</text:p>
          </table:table-cell>
          <table:table-cell office:value-type="float" office:value="83.0835" calcext:value-type="float">
            <text:p>83.083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1752" calcext:value-type="float">
            <text:p>53.1752</text:p>
          </table:table-cell>
          <table:table-cell office:value-type="float" office:value="58.4045" calcext:value-type="float">
            <text:p>58.4045</text:p>
          </table:table-cell>
          <table:table-cell office:value-type="float" office:value="73.6594" calcext:value-type="float">
            <text:p>73.6594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561" calcext:value-type="float">
            <text:p>51.7561</text:p>
          </table:table-cell>
          <table:table-cell office:value-type="float" office:value="82.1214" calcext:value-type="float">
            <text:p>82.1214</text:p>
          </table:table-cell>
          <table:table-cell office:value-type="float" office:value="101.737" calcext:value-type="float">
            <text:p>101.737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493" calcext:value-type="float">
            <text:p>49.5493</text:p>
          </table:table-cell>
          <table:table-cell office:value-type="float" office:value="87.7482" calcext:value-type="float">
            <text:p>87.7482</text:p>
          </table:table-cell>
          <table:table-cell office:value-type="float" office:value="111.296" calcext:value-type="float">
            <text:p>111.296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775" calcext:value-type="float">
            <text:p>44.6775</text:p>
          </table:table-cell>
          <table:table-cell office:value-type="float" office:value="78.5124" calcext:value-type="float">
            <text:p>78.5124</text:p>
          </table:table-cell>
          <table:table-cell office:value-type="float" office:value="100.932" calcext:value-type="float">
            <text:p>100.932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434" calcext:value-type="float">
            <text:p>47.6434</text:p>
          </table:table-cell>
          <table:table-cell office:value-type="float" office:value="67.631" calcext:value-type="float">
            <text:p>67.631</text:p>
          </table:table-cell>
          <table:table-cell office:value-type="float" office:value="83.0836" calcext:value-type="float">
            <text:p>83.083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1752" calcext:value-type="float">
            <text:p>53.1752</text:p>
          </table:table-cell>
          <table:table-cell office:value-type="float" office:value="58.4059" calcext:value-type="float">
            <text:p>58.4059</text:p>
          </table:table-cell>
          <table:table-cell office:value-type="float" office:value="73.6665" calcext:value-type="float">
            <text:p>73.6665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603" calcext:value-type="float">
            <text:p>51.7603</text:p>
          </table:table-cell>
          <table:table-cell office:value-type="float" office:value="82.1285" calcext:value-type="float">
            <text:p>82.1285</text:p>
          </table:table-cell>
          <table:table-cell office:value-type="float" office:value="101.745" calcext:value-type="float">
            <text:p>101.745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504" calcext:value-type="float">
            <text:p>49.5504</text:p>
          </table:table-cell>
          <table:table-cell office:value-type="float" office:value="87.7499" calcext:value-type="float">
            <text:p>87.7499</text:p>
          </table:table-cell>
          <table:table-cell office:value-type="float" office:value="111.298" calcext:value-type="float">
            <text:p>111.298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792" calcext:value-type="float">
            <text:p>44.6792</text:p>
          </table:table-cell>
          <table:table-cell office:value-type="float" office:value="78.5161" calcext:value-type="float">
            <text:p>78.5161</text:p>
          </table:table-cell>
          <table:table-cell office:value-type="float" office:value="100.937" calcext:value-type="float">
            <text:p>100.937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437" calcext:value-type="float">
            <text:p>47.6437</text:p>
          </table:table-cell>
          <table:table-cell office:value-type="float" office:value="67.6315" calcext:value-type="float">
            <text:p>67.6315</text:p>
          </table:table-cell>
          <table:table-cell office:value-type="float" office:value="83.0841" calcext:value-type="float">
            <text:p>83.084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1725" calcext:value-type="float">
            <text:p>53.1725</text:p>
          </table:table-cell>
          <table:table-cell office:value-type="float" office:value="58.3999" calcext:value-type="float">
            <text:p>58.3999</text:p>
          </table:table-cell>
          <table:table-cell office:value-type="float" office:value="73.6583" calcext:value-type="float">
            <text:p>73.6583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654" calcext:value-type="float">
            <text:p>51.7654</text:p>
          </table:table-cell>
          <table:table-cell office:value-type="float" office:value="82.1371" calcext:value-type="float">
            <text:p>82.1371</text:p>
          </table:table-cell>
          <table:table-cell office:value-type="float" office:value="101.755" calcext:value-type="float">
            <text:p>101.755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511" calcext:value-type="float">
            <text:p>49.5511</text:p>
          </table:table-cell>
          <table:table-cell office:value-type="float" office:value="87.7512" calcext:value-type="float">
            <text:p>87.7512</text:p>
          </table:table-cell>
          <table:table-cell office:value-type="float" office:value="111.299" calcext:value-type="float">
            <text:p>111.299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715" calcext:value-type="float">
            <text:p>44.6715</text:p>
          </table:table-cell>
          <table:table-cell office:value-type="float" office:value="78.5028" calcext:value-type="float">
            <text:p>78.5028</text:p>
          </table:table-cell>
          <table:table-cell office:value-type="float" office:value="100.92" calcext:value-type="float">
            <text:p>100.92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438" calcext:value-type="float">
            <text:p>47.6438</text:p>
          </table:table-cell>
          <table:table-cell office:value-type="float" office:value="67.6321" calcext:value-type="float">
            <text:p>67.6321</text:p>
          </table:table-cell>
          <table:table-cell office:value-type="float" office:value="83.0857" calcext:value-type="float">
            <text:p>83.085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1652" calcext:value-type="float">
            <text:p>53.1652</text:p>
          </table:table-cell>
          <table:table-cell office:value-type="float" office:value="58.3848" calcext:value-type="float">
            <text:p>58.3848</text:p>
          </table:table-cell>
          <table:table-cell office:value-type="float" office:value="73.6419" calcext:value-type="float">
            <text:p>73.6419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681" calcext:value-type="float">
            <text:p>51.7681</text:p>
          </table:table-cell>
          <table:table-cell office:value-type="float" office:value="82.1415" calcext:value-type="float">
            <text:p>82.1415</text:p>
          </table:table-cell>
          <table:table-cell office:value-type="float" office:value="101.76" calcext:value-type="float">
            <text:p>101.76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522" calcext:value-type="float">
            <text:p>49.5522</text:p>
          </table:table-cell>
          <table:table-cell office:value-type="float" office:value="87.7532" calcext:value-type="float">
            <text:p>87.7532</text:p>
          </table:table-cell>
          <table:table-cell office:value-type="float" office:value="111.302" calcext:value-type="float">
            <text:p>111.302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514" calcext:value-type="float">
            <text:p>44.6514</text:p>
          </table:table-cell>
          <table:table-cell office:value-type="float" office:value="78.4672" calcext:value-type="float">
            <text:p>78.4672</text:p>
          </table:table-cell>
          <table:table-cell office:value-type="float" office:value="100.872" calcext:value-type="float">
            <text:p>100.872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436" calcext:value-type="float">
            <text:p>47.6436</text:p>
          </table:table-cell>
          <table:table-cell office:value-type="float" office:value="67.6316" calcext:value-type="float">
            <text:p>67.6316</text:p>
          </table:table-cell>
          <table:table-cell office:value-type="float" office:value="83.0849" calcext:value-type="float">
            <text:p>83.084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148" calcext:value-type="float">
            <text:p>53.148</text:p>
          </table:table-cell>
          <table:table-cell office:value-type="float" office:value="58.3521" calcext:value-type="float">
            <text:p>58.3521</text:p>
          </table:table-cell>
          <table:table-cell office:value-type="float" office:value="73.6037" calcext:value-type="float">
            <text:p>73.6037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68" calcext:value-type="float">
            <text:p>51.768</text:p>
          </table:table-cell>
          <table:table-cell office:value-type="float" office:value="82.1414" calcext:value-type="float">
            <text:p>82.1414</text:p>
          </table:table-cell>
          <table:table-cell office:value-type="float" office:value="101.76" calcext:value-type="float">
            <text:p>101.76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532" calcext:value-type="float">
            <text:p>49.5532</text:p>
          </table:table-cell>
          <table:table-cell office:value-type="float" office:value="87.7552" calcext:value-type="float">
            <text:p>87.7552</text:p>
          </table:table-cell>
          <table:table-cell office:value-type="float" office:value="111.305" calcext:value-type="float">
            <text:p>111.305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582" calcext:value-type="float">
            <text:p>44.6582</text:p>
          </table:table-cell>
          <table:table-cell office:value-type="float" office:value="78.4789" calcext:value-type="float">
            <text:p>78.4789</text:p>
          </table:table-cell>
          <table:table-cell office:value-type="float" office:value="100.887" calcext:value-type="float">
            <text:p>100.887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42" calcext:value-type="float">
            <text:p>47.642</text:p>
          </table:table-cell>
          <table:table-cell office:value-type="float" office:value="67.6287" calcext:value-type="float">
            <text:p>67.6287</text:p>
          </table:table-cell>
          <table:table-cell office:value-type="float" office:value="83.0813" calcext:value-type="float">
            <text:p>83.081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1406" calcext:value-type="float">
            <text:p>53.1406</text:p>
          </table:table-cell>
          <table:table-cell office:value-type="float" office:value="58.3422" calcext:value-type="float">
            <text:p>58.3422</text:p>
          </table:table-cell>
          <table:table-cell office:value-type="float" office:value="73.5972" calcext:value-type="float">
            <text:p>73.5972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682" calcext:value-type="float">
            <text:p>51.7682</text:p>
          </table:table-cell>
          <table:table-cell office:value-type="float" office:value="82.1417" calcext:value-type="float">
            <text:p>82.1417</text:p>
          </table:table-cell>
          <table:table-cell office:value-type="float" office:value="101.76" calcext:value-type="float">
            <text:p>101.76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598" calcext:value-type="float">
            <text:p>49.5598</text:p>
          </table:table-cell>
          <table:table-cell office:value-type="float" office:value="87.7651" calcext:value-type="float">
            <text:p>87.7651</text:p>
          </table:table-cell>
          <table:table-cell office:value-type="float" office:value="111.316" calcext:value-type="float">
            <text:p>111.316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375" calcext:value-type="float">
            <text:p>44.6375</text:p>
          </table:table-cell>
          <table:table-cell office:value-type="float" office:value="78.4467" calcext:value-type="float">
            <text:p>78.4467</text:p>
          </table:table-cell>
          <table:table-cell office:value-type="float" office:value="100.85" calcext:value-type="float">
            <text:p>100.85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417" calcext:value-type="float">
            <text:p>47.6417</text:p>
          </table:table-cell>
          <table:table-cell office:value-type="float" office:value="67.6279" calcext:value-type="float">
            <text:p>67.6279</text:p>
          </table:table-cell>
          <table:table-cell office:value-type="float" office:value="83.0802" calcext:value-type="float">
            <text:p>83.080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1259" calcext:value-type="float">
            <text:p>53.1259</text:p>
          </table:table-cell>
          <table:table-cell office:value-type="float" office:value="58.3211" calcext:value-type="float">
            <text:p>58.3211</text:p>
          </table:table-cell>
          <table:table-cell office:value-type="float" office:value="73.5834" calcext:value-type="float">
            <text:p>73.5834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681" calcext:value-type="float">
            <text:p>51.7681</text:p>
          </table:table-cell>
          <table:table-cell office:value-type="float" office:value="82.1415" calcext:value-type="float">
            <text:p>82.1415</text:p>
          </table:table-cell>
          <table:table-cell office:value-type="float" office:value="101.76" calcext:value-type="float">
            <text:p>101.76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607" calcext:value-type="float">
            <text:p>49.5607</text:p>
          </table:table-cell>
          <table:table-cell office:value-type="float" office:value="87.7659" calcext:value-type="float">
            <text:p>87.7659</text:p>
          </table:table-cell>
          <table:table-cell office:value-type="float" office:value="111.316" calcext:value-type="float">
            <text:p>111.316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264" calcext:value-type="float">
            <text:p>44.6264</text:p>
          </table:table-cell>
          <table:table-cell office:value-type="float" office:value="78.4284" calcext:value-type="float">
            <text:p>78.4284</text:p>
          </table:table-cell>
          <table:table-cell office:value-type="float" office:value="100.827" calcext:value-type="float">
            <text:p>100.827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403" calcext:value-type="float">
            <text:p>47.6403</text:p>
          </table:table-cell>
          <table:table-cell office:value-type="float" office:value="67.6255" calcext:value-type="float">
            <text:p>67.6255</text:p>
          </table:table-cell>
          <table:table-cell office:value-type="float" office:value="83.0775" calcext:value-type="float">
            <text:p>83.077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1181" calcext:value-type="float">
            <text:p>53.1181</text:p>
          </table:table-cell>
          <table:table-cell office:value-type="float" office:value="58.3106" calcext:value-type="float">
            <text:p>58.3106</text:p>
          </table:table-cell>
          <table:table-cell office:value-type="float" office:value="73.5811" calcext:value-type="float">
            <text:p>73.5811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676" calcext:value-type="float">
            <text:p>51.7676</text:p>
          </table:table-cell>
          <table:table-cell office:value-type="float" office:value="82.1408" calcext:value-type="float">
            <text:p>82.1408</text:p>
          </table:table-cell>
          <table:table-cell office:value-type="float" office:value="101.759" calcext:value-type="float">
            <text:p>101.759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599" calcext:value-type="float">
            <text:p>49.5599</text:p>
          </table:table-cell>
          <table:table-cell office:value-type="float" office:value="87.7646" calcext:value-type="float">
            <text:p>87.7646</text:p>
          </table:table-cell>
          <table:table-cell office:value-type="float" office:value="111.314" calcext:value-type="float">
            <text:p>111.314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295" calcext:value-type="float">
            <text:p>44.6295</text:p>
          </table:table-cell>
          <table:table-cell office:value-type="float" office:value="78.433" calcext:value-type="float">
            <text:p>78.433</text:p>
          </table:table-cell>
          <table:table-cell office:value-type="float" office:value="100.832" calcext:value-type="float">
            <text:p>100.832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391" calcext:value-type="float">
            <text:p>47.6391</text:p>
          </table:table-cell>
          <table:table-cell office:value-type="float" office:value="67.6235" calcext:value-type="float">
            <text:p>67.6235</text:p>
          </table:table-cell>
          <table:table-cell office:value-type="float" office:value="83.0756" calcext:value-type="float">
            <text:p>83.075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0954" calcext:value-type="float">
            <text:p>53.0954</text:p>
          </table:table-cell>
          <table:table-cell office:value-type="float" office:value="58.2759" calcext:value-type="float">
            <text:p>58.2759</text:p>
          </table:table-cell>
          <table:table-cell office:value-type="float" office:value="73.5601" calcext:value-type="float">
            <text:p>73.5601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67" calcext:value-type="float">
            <text:p>51.767</text:p>
          </table:table-cell>
          <table:table-cell office:value-type="float" office:value="82.1397" calcext:value-type="float">
            <text:p>82.1397</text:p>
          </table:table-cell>
          <table:table-cell office:value-type="float" office:value="101.758" calcext:value-type="float">
            <text:p>101.758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558" calcext:value-type="float">
            <text:p>49.5558</text:p>
          </table:table-cell>
          <table:table-cell office:value-type="float" office:value="87.758" calcext:value-type="float">
            <text:p>87.758</text:p>
          </table:table-cell>
          <table:table-cell office:value-type="float" office:value="111.306" calcext:value-type="float">
            <text:p>111.306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362" calcext:value-type="float">
            <text:p>44.6362</text:p>
          </table:table-cell>
          <table:table-cell office:value-type="float" office:value="78.4439" calcext:value-type="float">
            <text:p>78.4439</text:p>
          </table:table-cell>
          <table:table-cell office:value-type="float" office:value="100.846" calcext:value-type="float">
            <text:p>100.846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396" calcext:value-type="float">
            <text:p>47.6396</text:p>
          </table:table-cell>
          <table:table-cell office:value-type="float" office:value="67.6245" calcext:value-type="float">
            <text:p>67.6245</text:p>
          </table:table-cell>
          <table:table-cell office:value-type="float" office:value="83.077" calcext:value-type="float">
            <text:p>83.07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0722" calcext:value-type="float">
            <text:p>53.0722</text:p>
          </table:table-cell>
          <table:table-cell office:value-type="float" office:value="58.2426" calcext:value-type="float">
            <text:p>58.2426</text:p>
          </table:table-cell>
          <table:table-cell office:value-type="float" office:value="73.5417" calcext:value-type="float">
            <text:p>73.5417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652" calcext:value-type="float">
            <text:p>51.7652</text:p>
          </table:table-cell>
          <table:table-cell office:value-type="float" office:value="82.1369" calcext:value-type="float">
            <text:p>82.1369</text:p>
          </table:table-cell>
          <table:table-cell office:value-type="float" office:value="101.755" calcext:value-type="float">
            <text:p>101.755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553" calcext:value-type="float">
            <text:p>49.5553</text:p>
          </table:table-cell>
          <table:table-cell office:value-type="float" office:value="87.7572" calcext:value-type="float">
            <text:p>87.7572</text:p>
          </table:table-cell>
          <table:table-cell office:value-type="float" office:value="111.305" calcext:value-type="float">
            <text:p>111.305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371" calcext:value-type="float">
            <text:p>44.6371</text:p>
          </table:table-cell>
          <table:table-cell office:value-type="float" office:value="78.4457" calcext:value-type="float">
            <text:p>78.4457</text:p>
          </table:table-cell>
          <table:table-cell office:value-type="float" office:value="100.848" calcext:value-type="float">
            <text:p>100.848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408" calcext:value-type="float">
            <text:p>47.6408</text:p>
          </table:table-cell>
          <table:table-cell office:value-type="float" office:value="67.6271" calcext:value-type="float">
            <text:p>67.6271</text:p>
          </table:table-cell>
          <table:table-cell office:value-type="float" office:value="83.0808" calcext:value-type="float">
            <text:p>83.08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0536" calcext:value-type="float">
            <text:p>53.0536</text:p>
          </table:table-cell>
          <table:table-cell office:value-type="float" office:value="58.2141" calcext:value-type="float">
            <text:p>58.2141</text:p>
          </table:table-cell>
          <table:table-cell office:value-type="float" office:value="73.5237" calcext:value-type="float">
            <text:p>73.5237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643" calcext:value-type="float">
            <text:p>51.7643</text:p>
          </table:table-cell>
          <table:table-cell office:value-type="float" office:value="82.1354" calcext:value-type="float">
            <text:p>82.1354</text:p>
          </table:table-cell>
          <table:table-cell office:value-type="float" office:value="101.753" calcext:value-type="float">
            <text:p>101.753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547" calcext:value-type="float">
            <text:p>49.5547</text:p>
          </table:table-cell>
          <table:table-cell office:value-type="float" office:value="87.7564" calcext:value-type="float">
            <text:p>87.7564</text:p>
          </table:table-cell>
          <table:table-cell office:value-type="float" office:value="111.305" calcext:value-type="float">
            <text:p>111.305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447" calcext:value-type="float">
            <text:p>44.6447</text:p>
          </table:table-cell>
          <table:table-cell office:value-type="float" office:value="78.4587" calcext:value-type="float">
            <text:p>78.4587</text:p>
          </table:table-cell>
          <table:table-cell office:value-type="float" office:value="100.865" calcext:value-type="float">
            <text:p>100.865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421" calcext:value-type="float">
            <text:p>47.6421</text:p>
          </table:table-cell>
          <table:table-cell office:value-type="float" office:value="67.6301" calcext:value-type="float">
            <text:p>67.6301</text:p>
          </table:table-cell>
          <table:table-cell office:value-type="float" office:value="83.0854" calcext:value-type="float">
            <text:p>83.085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0501" calcext:value-type="float">
            <text:p>53.0501</text:p>
          </table:table-cell>
          <table:table-cell office:value-type="float" office:value="58.211" calcext:value-type="float">
            <text:p>58.211</text:p>
          </table:table-cell>
          <table:table-cell office:value-type="float" office:value="73.5249" calcext:value-type="float">
            <text:p>73.5249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634" calcext:value-type="float">
            <text:p>51.7634</text:p>
          </table:table-cell>
          <table:table-cell office:value-type="float" office:value="82.134" calcext:value-type="float">
            <text:p>82.134</text:p>
          </table:table-cell>
          <table:table-cell office:value-type="float" office:value="101.752" calcext:value-type="float">
            <text:p>101.752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547" calcext:value-type="float">
            <text:p>49.5547</text:p>
          </table:table-cell>
          <table:table-cell office:value-type="float" office:value="87.7565" calcext:value-type="float">
            <text:p>87.7565</text:p>
          </table:table-cell>
          <table:table-cell office:value-type="float" office:value="111.305" calcext:value-type="float">
            <text:p>111.305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528" calcext:value-type="float">
            <text:p>44.6528</text:p>
          </table:table-cell>
          <table:table-cell office:value-type="float" office:value="78.4716" calcext:value-type="float">
            <text:p>78.4716</text:p>
          </table:table-cell>
          <table:table-cell office:value-type="float" office:value="100.88" calcext:value-type="float">
            <text:p>100.88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46" calcext:value-type="float">
            <text:p>47.646</text:p>
          </table:table-cell>
          <table:table-cell office:value-type="float" office:value="67.6381" calcext:value-type="float">
            <text:p>67.6381</text:p>
          </table:table-cell>
          <table:table-cell office:value-type="float" office:value="83.0968" calcext:value-type="float">
            <text:p>83.096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0378" calcext:value-type="float">
            <text:p>53.0378</text:p>
          </table:table-cell>
          <table:table-cell office:value-type="float" office:value="58.1986" calcext:value-type="float">
            <text:p>58.1986</text:p>
          </table:table-cell>
          <table:table-cell office:value-type="float" office:value="73.5231" calcext:value-type="float">
            <text:p>73.5231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648" calcext:value-type="float">
            <text:p>51.7648</text:p>
          </table:table-cell>
          <table:table-cell office:value-type="float" office:value="82.1365" calcext:value-type="float">
            <text:p>82.1365</text:p>
          </table:table-cell>
          <table:table-cell office:value-type="float" office:value="101.755" calcext:value-type="float">
            <text:p>101.755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55" calcext:value-type="float">
            <text:p>49.555</text:p>
          </table:table-cell>
          <table:table-cell office:value-type="float" office:value="87.7569" calcext:value-type="float">
            <text:p>87.7569</text:p>
          </table:table-cell>
          <table:table-cell office:value-type="float" office:value="111.305" calcext:value-type="float">
            <text:p>111.305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523" calcext:value-type="float">
            <text:p>44.6523</text:p>
          </table:table-cell>
          <table:table-cell office:value-type="float" office:value="78.4709" calcext:value-type="float">
            <text:p>78.4709</text:p>
          </table:table-cell>
          <table:table-cell office:value-type="float" office:value="100.88" calcext:value-type="float">
            <text:p>100.88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513" calcext:value-type="float">
            <text:p>47.6513</text:p>
          </table:table-cell>
          <table:table-cell office:value-type="float" office:value="67.6492" calcext:value-type="float">
            <text:p>67.6492</text:p>
          </table:table-cell>
          <table:table-cell office:value-type="float" office:value="83.1128" calcext:value-type="float">
            <text:p>83.112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0158" calcext:value-type="float">
            <text:p>53.0158</text:p>
          </table:table-cell>
          <table:table-cell office:value-type="float" office:value="58.1736" calcext:value-type="float">
            <text:p>58.1736</text:p>
          </table:table-cell>
          <table:table-cell office:value-type="float" office:value="73.5209" calcext:value-type="float">
            <text:p>73.5209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641" calcext:value-type="float">
            <text:p>51.7641</text:p>
          </table:table-cell>
          <table:table-cell office:value-type="float" office:value="82.1354" calcext:value-type="float">
            <text:p>82.1354</text:p>
          </table:table-cell>
          <table:table-cell office:value-type="float" office:value="101.754" calcext:value-type="float">
            <text:p>101.754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549" calcext:value-type="float">
            <text:p>49.5549</text:p>
          </table:table-cell>
          <table:table-cell office:value-type="float" office:value="87.7567" calcext:value-type="float">
            <text:p>87.7567</text:p>
          </table:table-cell>
          <table:table-cell office:value-type="float" office:value="111.305" calcext:value-type="float">
            <text:p>111.305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486" calcext:value-type="float">
            <text:p>44.6486</text:p>
          </table:table-cell>
          <table:table-cell office:value-type="float" office:value="78.4647" calcext:value-type="float">
            <text:p>78.4647</text:p>
          </table:table-cell>
          <table:table-cell office:value-type="float" office:value="100.872" calcext:value-type="float">
            <text:p>100.872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549" calcext:value-type="float">
            <text:p>47.6549</text:p>
          </table:table-cell>
          <table:table-cell office:value-type="float" office:value="67.6568" calcext:value-type="float">
            <text:p>67.6568</text:p>
          </table:table-cell>
          <table:table-cell office:value-type="float" office:value="83.1234" calcext:value-type="float">
            <text:p>83.12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9931" calcext:value-type="float">
            <text:p>52.9931</text:p>
          </table:table-cell>
          <table:table-cell office:value-type="float" office:value="58.1477" calcext:value-type="float">
            <text:p>58.1477</text:p>
          </table:table-cell>
          <table:table-cell office:value-type="float" office:value="73.5148" calcext:value-type="float">
            <text:p>73.5148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615" calcext:value-type="float">
            <text:p>51.7615</text:p>
          </table:table-cell>
          <table:table-cell office:value-type="float" office:value="82.1311" calcext:value-type="float">
            <text:p>82.1311</text:p>
          </table:table-cell>
          <table:table-cell office:value-type="float" office:value="101.749" calcext:value-type="float">
            <text:p>101.749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548" calcext:value-type="float">
            <text:p>49.5548</text:p>
          </table:table-cell>
          <table:table-cell office:value-type="float" office:value="87.7565" calcext:value-type="float">
            <text:p>87.7565</text:p>
          </table:table-cell>
          <table:table-cell office:value-type="float" office:value="111.305" calcext:value-type="float">
            <text:p>111.305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517" calcext:value-type="float">
            <text:p>44.6517</text:p>
          </table:table-cell>
          <table:table-cell office:value-type="float" office:value="78.4699" calcext:value-type="float">
            <text:p>78.4699</text:p>
          </table:table-cell>
          <table:table-cell office:value-type="float" office:value="100.878" calcext:value-type="float">
            <text:p>100.878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58" calcext:value-type="float">
            <text:p>47.658</text:p>
          </table:table-cell>
          <table:table-cell office:value-type="float" office:value="67.6626" calcext:value-type="float">
            <text:p>67.6626</text:p>
          </table:table-cell>
          <table:table-cell office:value-type="float" office:value="83.1306" calcext:value-type="float">
            <text:p>83.130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9661" calcext:value-type="float">
            <text:p>52.9661</text:p>
          </table:table-cell>
          <table:table-cell office:value-type="float" office:value="58.1162" calcext:value-type="float">
            <text:p>58.1162</text:p>
          </table:table-cell>
          <table:table-cell office:value-type="float" office:value="73.4967" calcext:value-type="float">
            <text:p>73.4967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58" calcext:value-type="float">
            <text:p>51.758</text:p>
          </table:table-cell>
          <table:table-cell office:value-type="float" office:value="82.1255" calcext:value-type="float">
            <text:p>82.1255</text:p>
          </table:table-cell>
          <table:table-cell office:value-type="float" office:value="101.743" calcext:value-type="float">
            <text:p>101.743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547" calcext:value-type="float">
            <text:p>49.5547</text:p>
          </table:table-cell>
          <table:table-cell office:value-type="float" office:value="87.7565" calcext:value-type="float">
            <text:p>87.7565</text:p>
          </table:table-cell>
          <table:table-cell office:value-type="float" office:value="111.305" calcext:value-type="float">
            <text:p>111.305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607" calcext:value-type="float">
            <text:p>44.6607</text:p>
          </table:table-cell>
          <table:table-cell office:value-type="float" office:value="78.4845" calcext:value-type="float">
            <text:p>78.4845</text:p>
          </table:table-cell>
          <table:table-cell office:value-type="float" office:value="100.896" calcext:value-type="float">
            <text:p>100.896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635" calcext:value-type="float">
            <text:p>47.6635</text:p>
          </table:table-cell>
          <table:table-cell office:value-type="float" office:value="67.6729" calcext:value-type="float">
            <text:p>67.6729</text:p>
          </table:table-cell>
          <table:table-cell office:value-type="float" office:value="83.143" calcext:value-type="float">
            <text:p>83.1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926" calcext:value-type="float">
            <text:p>52.926</text:p>
          </table:table-cell>
          <table:table-cell office:value-type="float" office:value="58.0542" calcext:value-type="float">
            <text:p>58.0542</text:p>
          </table:table-cell>
          <table:table-cell office:value-type="float" office:value="73.4227" calcext:value-type="float">
            <text:p>73.4227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544" calcext:value-type="float">
            <text:p>51.7544</text:p>
          </table:table-cell>
          <table:table-cell office:value-type="float" office:value="82.1196" calcext:value-type="float">
            <text:p>82.1196</text:p>
          </table:table-cell>
          <table:table-cell office:value-type="float" office:value="101.736" calcext:value-type="float">
            <text:p>101.736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542" calcext:value-type="float">
            <text:p>49.5542</text:p>
          </table:table-cell>
          <table:table-cell office:value-type="float" office:value="87.7556" calcext:value-type="float">
            <text:p>87.7556</text:p>
          </table:table-cell>
          <table:table-cell office:value-type="float" office:value="111.303" calcext:value-type="float">
            <text:p>111.303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68" calcext:value-type="float">
            <text:p>44.668</text:p>
          </table:table-cell>
          <table:table-cell office:value-type="float" office:value="78.4966" calcext:value-type="float">
            <text:p>78.4966</text:p>
          </table:table-cell>
          <table:table-cell office:value-type="float" office:value="100.911" calcext:value-type="float">
            <text:p>100.911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647" calcext:value-type="float">
            <text:p>47.6647</text:p>
          </table:table-cell>
          <table:table-cell office:value-type="float" office:value="67.6749" calcext:value-type="float">
            <text:p>67.6749</text:p>
          </table:table-cell>
          <table:table-cell office:value-type="float" office:value="83.1451" calcext:value-type="float">
            <text:p>83.145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8858" calcext:value-type="float">
            <text:p>52.8858</text:p>
          </table:table-cell>
          <table:table-cell office:value-type="float" office:value="57.9982" calcext:value-type="float">
            <text:p>57.9982</text:p>
          </table:table-cell>
          <table:table-cell office:value-type="float" office:value="73.3669" calcext:value-type="float">
            <text:p>73.3669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505" calcext:value-type="float">
            <text:p>51.7505</text:p>
          </table:table-cell>
          <table:table-cell office:value-type="float" office:value="82.1132" calcext:value-type="float">
            <text:p>82.1132</text:p>
          </table:table-cell>
          <table:table-cell office:value-type="float" office:value="101.729" calcext:value-type="float">
            <text:p>101.729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542" calcext:value-type="float">
            <text:p>49.5542</text:p>
          </table:table-cell>
          <table:table-cell office:value-type="float" office:value="87.7555" calcext:value-type="float">
            <text:p>87.7555</text:p>
          </table:table-cell>
          <table:table-cell office:value-type="float" office:value="111.303" calcext:value-type="float">
            <text:p>111.303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733" calcext:value-type="float">
            <text:p>44.6733</text:p>
          </table:table-cell>
          <table:table-cell office:value-type="float" office:value="78.5048" calcext:value-type="float">
            <text:p>78.5048</text:p>
          </table:table-cell>
          <table:table-cell office:value-type="float" office:value="100.921" calcext:value-type="float">
            <text:p>100.921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718" calcext:value-type="float">
            <text:p>47.6718</text:p>
          </table:table-cell>
          <table:table-cell office:value-type="float" office:value="67.6881" calcext:value-type="float">
            <text:p>67.6881</text:p>
          </table:table-cell>
          <table:table-cell office:value-type="float" office:value="83.1612" calcext:value-type="float">
            <text:p>83.161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8749" calcext:value-type="float">
            <text:p>52.8749</text:p>
          </table:table-cell>
          <table:table-cell office:value-type="float" office:value="57.9916" calcext:value-type="float">
            <text:p>57.9916</text:p>
          </table:table-cell>
          <table:table-cell office:value-type="float" office:value="73.3546" calcext:value-type="float">
            <text:p>73.3546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497" calcext:value-type="float">
            <text:p>51.7497</text:p>
          </table:table-cell>
          <table:table-cell office:value-type="float" office:value="82.112" calcext:value-type="float">
            <text:p>82.112</text:p>
          </table:table-cell>
          <table:table-cell office:value-type="float" office:value="101.727" calcext:value-type="float">
            <text:p>101.727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535" calcext:value-type="float">
            <text:p>49.5535</text:p>
          </table:table-cell>
          <table:table-cell office:value-type="float" office:value="87.7543" calcext:value-type="float">
            <text:p>87.7543</text:p>
          </table:table-cell>
          <table:table-cell office:value-type="float" office:value="111.301" calcext:value-type="float">
            <text:p>111.301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848" calcext:value-type="float">
            <text:p>44.6848</text:p>
          </table:table-cell>
          <table:table-cell office:value-type="float" office:value="78.5234" calcext:value-type="float">
            <text:p>78.5234</text:p>
          </table:table-cell>
          <table:table-cell office:value-type="float" office:value="100.943" calcext:value-type="float">
            <text:p>100.943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764" calcext:value-type="float">
            <text:p>47.6764</text:p>
          </table:table-cell>
          <table:table-cell office:value-type="float" office:value="67.697" calcext:value-type="float">
            <text:p>67.697</text:p>
          </table:table-cell>
          <table:table-cell office:value-type="float" office:value="83.1725" calcext:value-type="float">
            <text:p>83.172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8689" calcext:value-type="float">
            <text:p>52.8689</text:p>
          </table:table-cell>
          <table:table-cell office:value-type="float" office:value="57.9917" calcext:value-type="float">
            <text:p>57.9917</text:p>
          </table:table-cell>
          <table:table-cell office:value-type="float" office:value="73.355" calcext:value-type="float">
            <text:p>73.355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466" calcext:value-type="float">
            <text:p>51.7466</text:p>
          </table:table-cell>
          <table:table-cell office:value-type="float" office:value="82.1068" calcext:value-type="float">
            <text:p>82.1068</text:p>
          </table:table-cell>
          <table:table-cell office:value-type="float" office:value="101.722" calcext:value-type="float">
            <text:p>101.722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532" calcext:value-type="float">
            <text:p>49.5532</text:p>
          </table:table-cell>
          <table:table-cell office:value-type="float" office:value="87.7535" calcext:value-type="float">
            <text:p>87.7535</text:p>
          </table:table-cell>
          <table:table-cell office:value-type="float" office:value="111.3" calcext:value-type="float">
            <text:p>111.3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879" calcext:value-type="float">
            <text:p>44.6879</text:p>
          </table:table-cell>
          <table:table-cell office:value-type="float" office:value="78.5279" calcext:value-type="float">
            <text:p>78.5279</text:p>
          </table:table-cell>
          <table:table-cell office:value-type="float" office:value="100.948" calcext:value-type="float">
            <text:p>100.948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811" calcext:value-type="float">
            <text:p>47.6811</text:p>
          </table:table-cell>
          <table:table-cell office:value-type="float" office:value="67.7064" calcext:value-type="float">
            <text:p>67.7064</text:p>
          </table:table-cell>
          <table:table-cell office:value-type="float" office:value="83.1853" calcext:value-type="float">
            <text:p>83.185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8608" calcext:value-type="float">
            <text:p>52.8608</text:p>
          </table:table-cell>
          <table:table-cell office:value-type="float" office:value="57.9919" calcext:value-type="float">
            <text:p>57.9919</text:p>
          </table:table-cell>
          <table:table-cell office:value-type="float" office:value="73.3627" calcext:value-type="float">
            <text:p>73.3627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395" calcext:value-type="float">
            <text:p>51.7395</text:p>
          </table:table-cell>
          <table:table-cell office:value-type="float" office:value="82.0951" calcext:value-type="float">
            <text:p>82.0951</text:p>
          </table:table-cell>
          <table:table-cell office:value-type="float" office:value="101.708" calcext:value-type="float">
            <text:p>101.708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53" calcext:value-type="float">
            <text:p>49.553</text:p>
          </table:table-cell>
          <table:table-cell office:value-type="float" office:value="87.7532" calcext:value-type="float">
            <text:p>87.7532</text:p>
          </table:table-cell>
          <table:table-cell office:value-type="float" office:value="111.3" calcext:value-type="float">
            <text:p>111.3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905" calcext:value-type="float">
            <text:p>44.6905</text:p>
          </table:table-cell>
          <table:table-cell office:value-type="float" office:value="78.531" calcext:value-type="float">
            <text:p>78.531</text:p>
          </table:table-cell>
          <table:table-cell office:value-type="float" office:value="100.95" calcext:value-type="float">
            <text:p>100.95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886" calcext:value-type="float">
            <text:p>47.6886</text:p>
          </table:table-cell>
          <table:table-cell office:value-type="float" office:value="67.7216" calcext:value-type="float">
            <text:p>67.7216</text:p>
          </table:table-cell>
          <table:table-cell office:value-type="float" office:value="83.206" calcext:value-type="float">
            <text:p>83.20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8631" calcext:value-type="float">
            <text:p>52.8631</text:p>
          </table:table-cell>
          <table:table-cell office:value-type="float" office:value="58.0058" calcext:value-type="float">
            <text:p>58.0058</text:p>
          </table:table-cell>
          <table:table-cell office:value-type="float" office:value="73.3746" calcext:value-type="float">
            <text:p>73.3746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362" calcext:value-type="float">
            <text:p>51.7362</text:p>
          </table:table-cell>
          <table:table-cell office:value-type="float" office:value="82.0893" calcext:value-type="float">
            <text:p>82.0893</text:p>
          </table:table-cell>
          <table:table-cell office:value-type="float" office:value="101.701" calcext:value-type="float">
            <text:p>101.701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529" calcext:value-type="float">
            <text:p>49.5529</text:p>
          </table:table-cell>
          <table:table-cell office:value-type="float" office:value="87.7529" calcext:value-type="float">
            <text:p>87.7529</text:p>
          </table:table-cell>
          <table:table-cell office:value-type="float" office:value="111.299" calcext:value-type="float">
            <text:p>111.299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95" calcext:value-type="float">
            <text:p>44.695</text:p>
          </table:table-cell>
          <table:table-cell office:value-type="float" office:value="78.5366" calcext:value-type="float">
            <text:p>78.5366</text:p>
          </table:table-cell>
          <table:table-cell office:value-type="float" office:value="100.954" calcext:value-type="float">
            <text:p>100.954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982" calcext:value-type="float">
            <text:p>47.6982</text:p>
          </table:table-cell>
          <table:table-cell office:value-type="float" office:value="67.7407" calcext:value-type="float">
            <text:p>67.7407</text:p>
          </table:table-cell>
          <table:table-cell office:value-type="float" office:value="83.2313" calcext:value-type="float">
            <text:p>83.231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865" calcext:value-type="float">
            <text:p>52.865</text:p>
          </table:table-cell>
          <table:table-cell office:value-type="float" office:value="58.0176" calcext:value-type="float">
            <text:p>58.0176</text:p>
          </table:table-cell>
          <table:table-cell office:value-type="float" office:value="73.3892" calcext:value-type="float">
            <text:p>73.3892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322" calcext:value-type="float">
            <text:p>51.7322</text:p>
          </table:table-cell>
          <table:table-cell office:value-type="float" office:value="82.0825" calcext:value-type="float">
            <text:p>82.0825</text:p>
          </table:table-cell>
          <table:table-cell office:value-type="float" office:value="101.693" calcext:value-type="float">
            <text:p>101.693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526" calcext:value-type="float">
            <text:p>49.5526</text:p>
          </table:table-cell>
          <table:table-cell office:value-type="float" office:value="87.7524" calcext:value-type="float">
            <text:p>87.7524</text:p>
          </table:table-cell>
          <table:table-cell office:value-type="float" office:value="111.298" calcext:value-type="float">
            <text:p>111.298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945" calcext:value-type="float">
            <text:p>44.6945</text:p>
          </table:table-cell>
          <table:table-cell office:value-type="float" office:value="78.5326" calcext:value-type="float">
            <text:p>78.5326</text:p>
          </table:table-cell>
          <table:table-cell office:value-type="float" office:value="100.944" calcext:value-type="float">
            <text:p>100.944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053" calcext:value-type="float">
            <text:p>47.7053</text:p>
          </table:table-cell>
          <table:table-cell office:value-type="float" office:value="67.7545" calcext:value-type="float">
            <text:p>67.7545</text:p>
          </table:table-cell>
          <table:table-cell office:value-type="float" office:value="83.2493" calcext:value-type="float">
            <text:p>83.249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8644" calcext:value-type="float">
            <text:p>52.8644</text:p>
          </table:table-cell>
          <table:table-cell office:value-type="float" office:value="58.0286" calcext:value-type="float">
            <text:p>58.0286</text:p>
          </table:table-cell>
          <table:table-cell office:value-type="float" office:value="73.405" calcext:value-type="float">
            <text:p>73.405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305" calcext:value-type="float">
            <text:p>51.7305</text:p>
          </table:table-cell>
          <table:table-cell office:value-type="float" office:value="82.0796" calcext:value-type="float">
            <text:p>82.0796</text:p>
          </table:table-cell>
          <table:table-cell office:value-type="float" office:value="101.689" calcext:value-type="float">
            <text:p>101.689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514" calcext:value-type="float">
            <text:p>49.5514</text:p>
          </table:table-cell>
          <table:table-cell office:value-type="float" office:value="87.7504" calcext:value-type="float">
            <text:p>87.7504</text:p>
          </table:table-cell>
          <table:table-cell office:value-type="float" office:value="111.296" calcext:value-type="float">
            <text:p>111.296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921" calcext:value-type="float">
            <text:p>44.6921</text:p>
          </table:table-cell>
          <table:table-cell office:value-type="float" office:value="78.5264" calcext:value-type="float">
            <text:p>78.5264</text:p>
          </table:table-cell>
          <table:table-cell office:value-type="float" office:value="100.933" calcext:value-type="float">
            <text:p>100.933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08" calcext:value-type="float">
            <text:p>47.708</text:p>
          </table:table-cell>
          <table:table-cell office:value-type="float" office:value="67.7598" calcext:value-type="float">
            <text:p>67.7598</text:p>
          </table:table-cell>
          <table:table-cell office:value-type="float" office:value="83.2564" calcext:value-type="float">
            <text:p>83.256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8563" calcext:value-type="float">
            <text:p>52.8563</text:p>
          </table:table-cell>
          <table:table-cell office:value-type="float" office:value="58.0344" calcext:value-type="float">
            <text:p>58.0344</text:p>
          </table:table-cell>
          <table:table-cell office:value-type="float" office:value="73.4188" calcext:value-type="float">
            <text:p>73.4188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99" calcext:value-type="float">
            <text:p>51.7299</text:p>
          </table:table-cell>
          <table:table-cell office:value-type="float" office:value="82.0784" calcext:value-type="float">
            <text:p>82.0784</text:p>
          </table:table-cell>
          <table:table-cell office:value-type="float" office:value="101.688" calcext:value-type="float">
            <text:p>101.688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494" calcext:value-type="float">
            <text:p>49.5494</text:p>
          </table:table-cell>
          <table:table-cell office:value-type="float" office:value="87.7476" calcext:value-type="float">
            <text:p>87.7476</text:p>
          </table:table-cell>
          <table:table-cell office:value-type="float" office:value="111.293" calcext:value-type="float">
            <text:p>111.293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89" calcext:value-type="float">
            <text:p>44.689</text:p>
          </table:table-cell>
          <table:table-cell office:value-type="float" office:value="78.5199" calcext:value-type="float">
            <text:p>78.5199</text:p>
          </table:table-cell>
          <table:table-cell office:value-type="float" office:value="100.923" calcext:value-type="float">
            <text:p>100.923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082" calcext:value-type="float">
            <text:p>47.7082</text:p>
          </table:table-cell>
          <table:table-cell office:value-type="float" office:value="67.7605" calcext:value-type="float">
            <text:p>67.7605</text:p>
          </table:table-cell>
          <table:table-cell office:value-type="float" office:value="83.2578" calcext:value-type="float">
            <text:p>83.257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8511" calcext:value-type="float">
            <text:p>52.8511</text:p>
          </table:table-cell>
          <table:table-cell office:value-type="float" office:value="58.0476" calcext:value-type="float">
            <text:p>58.0476</text:p>
          </table:table-cell>
          <table:table-cell office:value-type="float" office:value="73.4494" calcext:value-type="float">
            <text:p>73.4494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319" calcext:value-type="float">
            <text:p>51.7319</text:p>
          </table:table-cell>
          <table:table-cell office:value-type="float" office:value="82.081" calcext:value-type="float">
            <text:p>82.081</text:p>
          </table:table-cell>
          <table:table-cell office:value-type="float" office:value="101.689" calcext:value-type="float">
            <text:p>101.689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478" calcext:value-type="float">
            <text:p>49.5478</text:p>
          </table:table-cell>
          <table:table-cell office:value-type="float" office:value="87.7455" calcext:value-type="float">
            <text:p>87.7455</text:p>
          </table:table-cell>
          <table:table-cell office:value-type="float" office:value="111.291" calcext:value-type="float">
            <text:p>111.291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835" calcext:value-type="float">
            <text:p>44.6835</text:p>
          </table:table-cell>
          <table:table-cell office:value-type="float" office:value="78.509" calcext:value-type="float">
            <text:p>78.509</text:p>
          </table:table-cell>
          <table:table-cell office:value-type="float" office:value="100.907" calcext:value-type="float">
            <text:p>100.907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102" calcext:value-type="float">
            <text:p>47.7102</text:p>
          </table:table-cell>
          <table:table-cell office:value-type="float" office:value="67.7646" calcext:value-type="float">
            <text:p>67.7646</text:p>
          </table:table-cell>
          <table:table-cell office:value-type="float" office:value="83.2639" calcext:value-type="float">
            <text:p>83.263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8557" calcext:value-type="float">
            <text:p>52.8557</text:p>
          </table:table-cell>
          <table:table-cell office:value-type="float" office:value="58.0705" calcext:value-type="float">
            <text:p>58.0705</text:p>
          </table:table-cell>
          <table:table-cell office:value-type="float" office:value="73.4771" calcext:value-type="float">
            <text:p>73.4771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345" calcext:value-type="float">
            <text:p>51.7345</text:p>
          </table:table-cell>
          <table:table-cell office:value-type="float" office:value="82.0852" calcext:value-type="float">
            <text:p>82.0852</text:p>
          </table:table-cell>
          <table:table-cell office:value-type="float" office:value="101.694" calcext:value-type="float">
            <text:p>101.694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389" calcext:value-type="float">
            <text:p>49.5389</text:p>
          </table:table-cell>
          <table:table-cell office:value-type="float" office:value="87.7313" calcext:value-type="float">
            <text:p>87.7313</text:p>
          </table:table-cell>
          <table:table-cell office:value-type="float" office:value="111.274" calcext:value-type="float">
            <text:p>111.274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861" calcext:value-type="float">
            <text:p>44.6861</text:p>
          </table:table-cell>
          <table:table-cell office:value-type="float" office:value="78.513" calcext:value-type="float">
            <text:p>78.513</text:p>
          </table:table-cell>
          <table:table-cell office:value-type="float" office:value="100.911" calcext:value-type="float">
            <text:p>100.911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118" calcext:value-type="float">
            <text:p>47.7118</text:p>
          </table:table-cell>
          <table:table-cell office:value-type="float" office:value="67.768" calcext:value-type="float">
            <text:p>67.768</text:p>
          </table:table-cell>
          <table:table-cell office:value-type="float" office:value="83.2684" calcext:value-type="float">
            <text:p>83.268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8652" calcext:value-type="float">
            <text:p>52.8652</text:p>
          </table:table-cell>
          <table:table-cell office:value-type="float" office:value="58.0944" calcext:value-type="float">
            <text:p>58.0944</text:p>
          </table:table-cell>
          <table:table-cell office:value-type="float" office:value="73.5056" calcext:value-type="float">
            <text:p>73.5056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353" calcext:value-type="float">
            <text:p>51.7353</text:p>
          </table:table-cell>
          <table:table-cell office:value-type="float" office:value="82.0866" calcext:value-type="float">
            <text:p>82.0866</text:p>
          </table:table-cell>
          <table:table-cell office:value-type="float" office:value="101.696" calcext:value-type="float">
            <text:p>101.696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324" calcext:value-type="float">
            <text:p>49.5324</text:p>
          </table:table-cell>
          <table:table-cell office:value-type="float" office:value="87.7219" calcext:value-type="float">
            <text:p>87.7219</text:p>
          </table:table-cell>
          <table:table-cell office:value-type="float" office:value="111.264" calcext:value-type="float">
            <text:p>111.264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875" calcext:value-type="float">
            <text:p>44.6875</text:p>
          </table:table-cell>
          <table:table-cell office:value-type="float" office:value="78.5154" calcext:value-type="float">
            <text:p>78.5154</text:p>
          </table:table-cell>
          <table:table-cell office:value-type="float" office:value="100.914" calcext:value-type="float">
            <text:p>100.914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121" calcext:value-type="float">
            <text:p>47.7121</text:p>
          </table:table-cell>
          <table:table-cell office:value-type="float" office:value="67.7687" calcext:value-type="float">
            <text:p>67.7687</text:p>
          </table:table-cell>
          <table:table-cell office:value-type="float" office:value="83.2697" calcext:value-type="float">
            <text:p>83.269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8789" calcext:value-type="float">
            <text:p>52.8789</text:p>
          </table:table-cell>
          <table:table-cell office:value-type="float" office:value="58.1255" calcext:value-type="float">
            <text:p>58.1255</text:p>
          </table:table-cell>
          <table:table-cell office:value-type="float" office:value="73.5465" calcext:value-type="float">
            <text:p>73.5465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96" calcext:value-type="float">
            <text:p>51.7296</text:p>
          </table:table-cell>
          <table:table-cell office:value-type="float" office:value="82.0775" calcext:value-type="float">
            <text:p>82.0775</text:p>
          </table:table-cell>
          <table:table-cell office:value-type="float" office:value="101.686" calcext:value-type="float">
            <text:p>101.686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251" calcext:value-type="float">
            <text:p>49.5251</text:p>
          </table:table-cell>
          <table:table-cell office:value-type="float" office:value="87.7113" calcext:value-type="float">
            <text:p>87.7113</text:p>
          </table:table-cell>
          <table:table-cell office:value-type="float" office:value="111.253" calcext:value-type="float">
            <text:p>111.253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872" calcext:value-type="float">
            <text:p>44.6872</text:p>
          </table:table-cell>
          <table:table-cell office:value-type="float" office:value="78.5152" calcext:value-type="float">
            <text:p>78.5152</text:p>
          </table:table-cell>
          <table:table-cell office:value-type="float" office:value="100.915" calcext:value-type="float">
            <text:p>100.915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119" calcext:value-type="float">
            <text:p>47.7119</text:p>
          </table:table-cell>
          <table:table-cell office:value-type="float" office:value="67.7682" calcext:value-type="float">
            <text:p>67.7682</text:p>
          </table:table-cell>
          <table:table-cell office:value-type="float" office:value="83.2689" calcext:value-type="float">
            <text:p>83.268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9003" calcext:value-type="float">
            <text:p>52.9003</text:p>
          </table:table-cell>
          <table:table-cell office:value-type="float" office:value="58.1682" calcext:value-type="float">
            <text:p>58.1682</text:p>
          </table:table-cell>
          <table:table-cell office:value-type="float" office:value="73.5917" calcext:value-type="float">
            <text:p>73.5917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63" calcext:value-type="float">
            <text:p>51.7263</text:p>
          </table:table-cell>
          <table:table-cell office:value-type="float" office:value="82.0724" calcext:value-type="float">
            <text:p>82.0724</text:p>
          </table:table-cell>
          <table:table-cell office:value-type="float" office:value="101.681" calcext:value-type="float">
            <text:p>101.681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231" calcext:value-type="float">
            <text:p>49.5231</text:p>
          </table:table-cell>
          <table:table-cell office:value-type="float" office:value="87.7082" calcext:value-type="float">
            <text:p>87.7082</text:p>
          </table:table-cell>
          <table:table-cell office:value-type="float" office:value="111.249" calcext:value-type="float">
            <text:p>111.249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873" calcext:value-type="float">
            <text:p>44.6873</text:p>
          </table:table-cell>
          <table:table-cell office:value-type="float" office:value="78.5164" calcext:value-type="float">
            <text:p>78.5164</text:p>
          </table:table-cell>
          <table:table-cell office:value-type="float" office:value="100.918" calcext:value-type="float">
            <text:p>100.918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105" calcext:value-type="float">
            <text:p>47.7105</text:p>
          </table:table-cell>
          <table:table-cell office:value-type="float" office:value="67.7655" calcext:value-type="float">
            <text:p>67.7655</text:p>
          </table:table-cell>
          <table:table-cell office:value-type="float" office:value="83.2656" calcext:value-type="float">
            <text:p>83.265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9307" calcext:value-type="float">
            <text:p>52.9307</text:p>
          </table:table-cell>
          <table:table-cell office:value-type="float" office:value="58.2288" calcext:value-type="float">
            <text:p>58.2288</text:p>
          </table:table-cell>
          <table:table-cell office:value-type="float" office:value="73.6481" calcext:value-type="float">
            <text:p>73.6481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192" calcext:value-type="float">
            <text:p>51.7192</text:p>
          </table:table-cell>
          <table:table-cell office:value-type="float" office:value="82.061" calcext:value-type="float">
            <text:p>82.061</text:p>
          </table:table-cell>
          <table:table-cell office:value-type="float" office:value="101.669" calcext:value-type="float">
            <text:p>101.669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216" calcext:value-type="float">
            <text:p>49.5216</text:p>
          </table:table-cell>
          <table:table-cell office:value-type="float" office:value="87.7064" calcext:value-type="float">
            <text:p>87.7064</text:p>
          </table:table-cell>
          <table:table-cell office:value-type="float" office:value="111.248" calcext:value-type="float">
            <text:p>111.248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685" calcext:value-type="float">
            <text:p>44.6685</text:p>
          </table:table-cell>
          <table:table-cell office:value-type="float" office:value="78.4841" calcext:value-type="float">
            <text:p>78.4841</text:p>
          </table:table-cell>
          <table:table-cell office:value-type="float" office:value="100.876" calcext:value-type="float">
            <text:p>100.876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106" calcext:value-type="float">
            <text:p>47.7106</text:p>
          </table:table-cell>
          <table:table-cell office:value-type="float" office:value="67.7659" calcext:value-type="float">
            <text:p>67.7659</text:p>
          </table:table-cell>
          <table:table-cell office:value-type="float" office:value="83.2664" calcext:value-type="float">
            <text:p>83.266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9576" calcext:value-type="float">
            <text:p>52.9576</text:p>
          </table:table-cell>
          <table:table-cell office:value-type="float" office:value="58.284" calcext:value-type="float">
            <text:p>58.284</text:p>
          </table:table-cell>
          <table:table-cell office:value-type="float" office:value="73.7054" calcext:value-type="float">
            <text:p>73.7054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173" calcext:value-type="float">
            <text:p>51.7173</text:p>
          </table:table-cell>
          <table:table-cell office:value-type="float" office:value="82.058" calcext:value-type="float">
            <text:p>82.058</text:p>
          </table:table-cell>
          <table:table-cell office:value-type="float" office:value="101.666" calcext:value-type="float">
            <text:p>101.666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207" calcext:value-type="float">
            <text:p>49.5207</text:p>
          </table:table-cell>
          <table:table-cell office:value-type="float" office:value="87.7052" calcext:value-type="float">
            <text:p>87.7052</text:p>
          </table:table-cell>
          <table:table-cell office:value-type="float" office:value="111.247" calcext:value-type="float">
            <text:p>111.247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538" calcext:value-type="float">
            <text:p>44.6538</text:p>
          </table:table-cell>
          <table:table-cell office:value-type="float" office:value="78.459" calcext:value-type="float">
            <text:p>78.459</text:p>
          </table:table-cell>
          <table:table-cell office:value-type="float" office:value="100.843" calcext:value-type="float">
            <text:p>100.843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069" calcext:value-type="float">
            <text:p>47.7069</text:p>
          </table:table-cell>
          <table:table-cell office:value-type="float" office:value="67.7599" calcext:value-type="float">
            <text:p>67.7599</text:p>
          </table:table-cell>
          <table:table-cell office:value-type="float" office:value="83.2608" calcext:value-type="float">
            <text:p>83.26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9832" calcext:value-type="float">
            <text:p>52.9832</text:p>
          </table:table-cell>
          <table:table-cell office:value-type="float" office:value="58.3404" calcext:value-type="float">
            <text:p>58.3404</text:p>
          </table:table-cell>
          <table:table-cell office:value-type="float" office:value="73.7682" calcext:value-type="float">
            <text:p>73.7682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139" calcext:value-type="float">
            <text:p>51.7139</text:p>
          </table:table-cell>
          <table:table-cell office:value-type="float" office:value="82.0524" calcext:value-type="float">
            <text:p>82.0524</text:p>
          </table:table-cell>
          <table:table-cell office:value-type="float" office:value="101.659" calcext:value-type="float">
            <text:p>101.659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193" calcext:value-type="float">
            <text:p>49.5193</text:p>
          </table:table-cell>
          <table:table-cell office:value-type="float" office:value="87.7032" calcext:value-type="float">
            <text:p>87.7032</text:p>
          </table:table-cell>
          <table:table-cell office:value-type="float" office:value="111.245" calcext:value-type="float">
            <text:p>111.245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473" calcext:value-type="float">
            <text:p>44.6473</text:p>
          </table:table-cell>
          <table:table-cell office:value-type="float" office:value="78.4481" calcext:value-type="float">
            <text:p>78.4481</text:p>
          </table:table-cell>
          <table:table-cell office:value-type="float" office:value="100.83" calcext:value-type="float">
            <text:p>100.83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038" calcext:value-type="float">
            <text:p>47.7038</text:p>
          </table:table-cell>
          <table:table-cell office:value-type="float" office:value="67.7548" calcext:value-type="float">
            <text:p>67.7548</text:p>
          </table:table-cell>
          <table:table-cell office:value-type="float" office:value="83.256" calcext:value-type="float">
            <text:p>83.25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0059" calcext:value-type="float">
            <text:p>53.0059</text:p>
          </table:table-cell>
          <table:table-cell office:value-type="float" office:value="58.3868" calcext:value-type="float">
            <text:p>58.3868</text:p>
          </table:table-cell>
          <table:table-cell office:value-type="float" office:value="73.8117" calcext:value-type="float">
            <text:p>73.8117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125" calcext:value-type="float">
            <text:p>51.7125</text:p>
          </table:table-cell>
          <table:table-cell office:value-type="float" office:value="82.0498" calcext:value-type="float">
            <text:p>82.0498</text:p>
          </table:table-cell>
          <table:table-cell office:value-type="float" office:value="101.656" calcext:value-type="float">
            <text:p>101.656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175" calcext:value-type="float">
            <text:p>49.5175</text:p>
          </table:table-cell>
          <table:table-cell office:value-type="float" office:value="87.7007" calcext:value-type="float">
            <text:p>87.7007</text:p>
          </table:table-cell>
          <table:table-cell office:value-type="float" office:value="111.243" calcext:value-type="float">
            <text:p>111.243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472" calcext:value-type="float">
            <text:p>44.6472</text:p>
          </table:table-cell>
          <table:table-cell office:value-type="float" office:value="78.4481" calcext:value-type="float">
            <text:p>78.4481</text:p>
          </table:table-cell>
          <table:table-cell office:value-type="float" office:value="100.83" calcext:value-type="float">
            <text:p>100.83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995" calcext:value-type="float">
            <text:p>47.6995</text:p>
          </table:table-cell>
          <table:table-cell office:value-type="float" office:value="67.7476" calcext:value-type="float">
            <text:p>67.7476</text:p>
          </table:table-cell>
          <table:table-cell office:value-type="float" office:value="83.2491" calcext:value-type="float">
            <text:p>83.249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0278" calcext:value-type="float">
            <text:p>53.0278</text:p>
          </table:table-cell>
          <table:table-cell office:value-type="float" office:value="58.4313" calcext:value-type="float">
            <text:p>58.4313</text:p>
          </table:table-cell>
          <table:table-cell office:value-type="float" office:value="73.8555" calcext:value-type="float">
            <text:p>73.8555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102" calcext:value-type="float">
            <text:p>51.7102</text:p>
          </table:table-cell>
          <table:table-cell office:value-type="float" office:value="82.0461" calcext:value-type="float">
            <text:p>82.0461</text:p>
          </table:table-cell>
          <table:table-cell office:value-type="float" office:value="101.652" calcext:value-type="float">
            <text:p>101.652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145" calcext:value-type="float">
            <text:p>49.5145</text:p>
          </table:table-cell>
          <table:table-cell office:value-type="float" office:value="87.6967" calcext:value-type="float">
            <text:p>87.6967</text:p>
          </table:table-cell>
          <table:table-cell office:value-type="float" office:value="111.239" calcext:value-type="float">
            <text:p>111.239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503" calcext:value-type="float">
            <text:p>44.6503</text:p>
          </table:table-cell>
          <table:table-cell office:value-type="float" office:value="78.4553" calcext:value-type="float">
            <text:p>78.4553</text:p>
          </table:table-cell>
          <table:table-cell office:value-type="float" office:value="100.842" calcext:value-type="float">
            <text:p>100.842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932" calcext:value-type="float">
            <text:p>47.6932</text:p>
          </table:table-cell>
          <table:table-cell office:value-type="float" office:value="67.7363" calcext:value-type="float">
            <text:p>67.7363</text:p>
          </table:table-cell>
          <table:table-cell office:value-type="float" office:value="83.2365" calcext:value-type="float">
            <text:p>83.236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0539" calcext:value-type="float">
            <text:p>53.0539</text:p>
          </table:table-cell>
          <table:table-cell office:value-type="float" office:value="58.4748" calcext:value-type="float">
            <text:p>58.4748</text:p>
          </table:table-cell>
          <table:table-cell office:value-type="float" office:value="73.8903" calcext:value-type="float">
            <text:p>73.8903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093" calcext:value-type="float">
            <text:p>51.7093</text:p>
          </table:table-cell>
          <table:table-cell office:value-type="float" office:value="82.0444" calcext:value-type="float">
            <text:p>82.0444</text:p>
          </table:table-cell>
          <table:table-cell office:value-type="float" office:value="101.65" calcext:value-type="float">
            <text:p>101.65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117" calcext:value-type="float">
            <text:p>49.5117</text:p>
          </table:table-cell>
          <table:table-cell office:value-type="float" office:value="87.6928" calcext:value-type="float">
            <text:p>87.6928</text:p>
          </table:table-cell>
          <table:table-cell office:value-type="float" office:value="111.236" calcext:value-type="float">
            <text:p>111.236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553" calcext:value-type="float">
            <text:p>44.6553</text:p>
          </table:table-cell>
          <table:table-cell office:value-type="float" office:value="78.467" calcext:value-type="float">
            <text:p>78.467</text:p>
          </table:table-cell>
          <table:table-cell office:value-type="float" office:value="100.862" calcext:value-type="float">
            <text:p>100.862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91" calcext:value-type="float">
            <text:p>47.691</text:p>
          </table:table-cell>
          <table:table-cell office:value-type="float" office:value="67.7334" calcext:value-type="float">
            <text:p>67.7334</text:p>
          </table:table-cell>
          <table:table-cell office:value-type="float" office:value="83.2355" calcext:value-type="float">
            <text:p>83.235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1007" calcext:value-type="float">
            <text:p>53.1007</text:p>
          </table:table-cell>
          <table:table-cell office:value-type="float" office:value="58.552" calcext:value-type="float">
            <text:p>58.552</text:p>
          </table:table-cell>
          <table:table-cell office:value-type="float" office:value="73.9729" calcext:value-type="float">
            <text:p>73.9729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077" calcext:value-type="float">
            <text:p>51.7077</text:p>
          </table:table-cell>
          <table:table-cell office:value-type="float" office:value="82.0417" calcext:value-type="float">
            <text:p>82.0417</text:p>
          </table:table-cell>
          <table:table-cell office:value-type="float" office:value="101.646" calcext:value-type="float">
            <text:p>101.646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117" calcext:value-type="float">
            <text:p>49.5117</text:p>
          </table:table-cell>
          <table:table-cell office:value-type="float" office:value="87.6929" calcext:value-type="float">
            <text:p>87.6929</text:p>
          </table:table-cell>
          <table:table-cell office:value-type="float" office:value="111.236" calcext:value-type="float">
            <text:p>111.236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594" calcext:value-type="float">
            <text:p>44.6594</text:p>
          </table:table-cell>
          <table:table-cell office:value-type="float" office:value="78.4756" calcext:value-type="float">
            <text:p>78.4756</text:p>
          </table:table-cell>
          <table:table-cell office:value-type="float" office:value="100.876" calcext:value-type="float">
            <text:p>100.876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898" calcext:value-type="float">
            <text:p>47.6898</text:p>
          </table:table-cell>
          <table:table-cell office:value-type="float" office:value="67.7319" calcext:value-type="float">
            <text:p>67.7319</text:p>
          </table:table-cell>
          <table:table-cell office:value-type="float" office:value="83.2348" calcext:value-type="float">
            <text:p>83.234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1338" calcext:value-type="float">
            <text:p>53.1338</text:p>
          </table:table-cell>
          <table:table-cell office:value-type="float" office:value="58.5979" calcext:value-type="float">
            <text:p>58.5979</text:p>
          </table:table-cell>
          <table:table-cell office:value-type="float" office:value="74.0115" calcext:value-type="float">
            <text:p>74.0115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077" calcext:value-type="float">
            <text:p>51.7077</text:p>
          </table:table-cell>
          <table:table-cell office:value-type="float" office:value="82.0416" calcext:value-type="float">
            <text:p>82.0416</text:p>
          </table:table-cell>
          <table:table-cell office:value-type="float" office:value="101.647" calcext:value-type="float">
            <text:p>101.647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114" calcext:value-type="float">
            <text:p>49.5114</text:p>
          </table:table-cell>
          <table:table-cell office:value-type="float" office:value="87.6927" calcext:value-type="float">
            <text:p>87.6927</text:p>
          </table:table-cell>
          <table:table-cell office:value-type="float" office:value="111.236" calcext:value-type="float">
            <text:p>111.236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613" calcext:value-type="float">
            <text:p>44.6613</text:p>
          </table:table-cell>
          <table:table-cell office:value-type="float" office:value="78.4809" calcext:value-type="float">
            <text:p>78.4809</text:p>
          </table:table-cell>
          <table:table-cell office:value-type="float" office:value="100.886" calcext:value-type="float">
            <text:p>100.886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851" calcext:value-type="float">
            <text:p>47.6851</text:p>
          </table:table-cell>
          <table:table-cell office:value-type="float" office:value="67.7239" calcext:value-type="float">
            <text:p>67.7239</text:p>
          </table:table-cell>
          <table:table-cell office:value-type="float" office:value="83.2268" calcext:value-type="float">
            <text:p>83.226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1963" calcext:value-type="float">
            <text:p>53.1963</text:p>
          </table:table-cell>
          <table:table-cell office:value-type="float" office:value="58.6891" calcext:value-type="float">
            <text:p>58.6891</text:p>
          </table:table-cell>
          <table:table-cell office:value-type="float" office:value="74.1066" calcext:value-type="float">
            <text:p>74.1066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079" calcext:value-type="float">
            <text:p>51.7079</text:p>
          </table:table-cell>
          <table:table-cell office:value-type="float" office:value="82.042" calcext:value-type="float">
            <text:p>82.042</text:p>
          </table:table-cell>
          <table:table-cell office:value-type="float" office:value="101.647" calcext:value-type="float">
            <text:p>101.647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119" calcext:value-type="float">
            <text:p>49.5119</text:p>
          </table:table-cell>
          <table:table-cell office:value-type="float" office:value="87.6936" calcext:value-type="float">
            <text:p>87.6936</text:p>
          </table:table-cell>
          <table:table-cell office:value-type="float" office:value="111.237" calcext:value-type="float">
            <text:p>111.237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593" calcext:value-type="float">
            <text:p>44.6593</text:p>
          </table:table-cell>
          <table:table-cell office:value-type="float" office:value="78.4783" calcext:value-type="float">
            <text:p>78.4783</text:p>
          </table:table-cell>
          <table:table-cell office:value-type="float" office:value="100.883" calcext:value-type="float">
            <text:p>100.883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823" calcext:value-type="float">
            <text:p>47.6823</text:p>
          </table:table-cell>
          <table:table-cell office:value-type="float" office:value="67.7192" calcext:value-type="float">
            <text:p>67.7192</text:p>
          </table:table-cell>
          <table:table-cell office:value-type="float" office:value="83.2224" calcext:value-type="float">
            <text:p>83.222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2639" calcext:value-type="float">
            <text:p>53.2639</text:p>
          </table:table-cell>
          <table:table-cell office:value-type="float" office:value="58.7835" calcext:value-type="float">
            <text:p>58.7835</text:p>
          </table:table-cell>
          <table:table-cell office:value-type="float" office:value="74.2127" calcext:value-type="float">
            <text:p>74.2127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086" calcext:value-type="float">
            <text:p>51.7086</text:p>
          </table:table-cell>
          <table:table-cell office:value-type="float" office:value="82.0432" calcext:value-type="float">
            <text:p>82.0432</text:p>
          </table:table-cell>
          <table:table-cell office:value-type="float" office:value="101.648" calcext:value-type="float">
            <text:p>101.648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123" calcext:value-type="float">
            <text:p>49.5123</text:p>
          </table:table-cell>
          <table:table-cell office:value-type="float" office:value="87.6943" calcext:value-type="float">
            <text:p>87.6943</text:p>
          </table:table-cell>
          <table:table-cell office:value-type="float" office:value="111.238" calcext:value-type="float">
            <text:p>111.238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597" calcext:value-type="float">
            <text:p>44.6597</text:p>
          </table:table-cell>
          <table:table-cell office:value-type="float" office:value="78.48" calcext:value-type="float">
            <text:p>78.48</text:p>
          </table:table-cell>
          <table:table-cell office:value-type="float" office:value="100.887" calcext:value-type="float">
            <text:p>100.887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785" calcext:value-type="float">
            <text:p>47.6785</text:p>
          </table:table-cell>
          <table:table-cell office:value-type="float" office:value="67.7125" calcext:value-type="float">
            <text:p>67.7125</text:p>
          </table:table-cell>
          <table:table-cell office:value-type="float" office:value="83.2151" calcext:value-type="float">
            <text:p>83.215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3117" calcext:value-type="float">
            <text:p>53.3117</text:p>
          </table:table-cell>
          <table:table-cell office:value-type="float" office:value="58.8364" calcext:value-type="float">
            <text:p>58.8364</text:p>
          </table:table-cell>
          <table:table-cell office:value-type="float" office:value="74.2652" calcext:value-type="float">
            <text:p>74.2652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09" calcext:value-type="float">
            <text:p>51.709</text:p>
          </table:table-cell>
          <table:table-cell office:value-type="float" office:value="82.0438" calcext:value-type="float">
            <text:p>82.0438</text:p>
          </table:table-cell>
          <table:table-cell office:value-type="float" office:value="101.649" calcext:value-type="float">
            <text:p>101.649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124" calcext:value-type="float">
            <text:p>49.5124</text:p>
          </table:table-cell>
          <table:table-cell office:value-type="float" office:value="87.6942" calcext:value-type="float">
            <text:p>87.6942</text:p>
          </table:table-cell>
          <table:table-cell office:value-type="float" office:value="111.238" calcext:value-type="float">
            <text:p>111.238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6" calcext:value-type="float">
            <text:p>44.66</text:p>
          </table:table-cell>
          <table:table-cell office:value-type="float" office:value="78.4824" calcext:value-type="float">
            <text:p>78.4824</text:p>
          </table:table-cell>
          <table:table-cell office:value-type="float" office:value="100.893" calcext:value-type="float">
            <text:p>100.893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738" calcext:value-type="float">
            <text:p>47.6738</text:p>
          </table:table-cell>
          <table:table-cell office:value-type="float" office:value="67.7046" calcext:value-type="float">
            <text:p>67.7046</text:p>
          </table:table-cell>
          <table:table-cell office:value-type="float" office:value="83.2071" calcext:value-type="float">
            <text:p>83.207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3352" calcext:value-type="float">
            <text:p>53.3352</text:p>
          </table:table-cell>
          <table:table-cell office:value-type="float" office:value="58.8517" calcext:value-type="float">
            <text:p>58.8517</text:p>
          </table:table-cell>
          <table:table-cell office:value-type="float" office:value="74.2856" calcext:value-type="float">
            <text:p>74.2856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094" calcext:value-type="float">
            <text:p>51.7094</text:p>
          </table:table-cell>
          <table:table-cell office:value-type="float" office:value="82.0445" calcext:value-type="float">
            <text:p>82.0445</text:p>
          </table:table-cell>
          <table:table-cell office:value-type="float" office:value="101.65" calcext:value-type="float">
            <text:p>101.65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142" calcext:value-type="float">
            <text:p>49.5142</text:p>
          </table:table-cell>
          <table:table-cell office:value-type="float" office:value="87.6968" calcext:value-type="float">
            <text:p>87.6968</text:p>
          </table:table-cell>
          <table:table-cell office:value-type="float" office:value="111.241" calcext:value-type="float">
            <text:p>111.241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349" calcext:value-type="float">
            <text:p>44.6349</text:p>
          </table:table-cell>
          <table:table-cell office:value-type="float" office:value="78.4402" calcext:value-type="float">
            <text:p>78.4402</text:p>
          </table:table-cell>
          <table:table-cell office:value-type="float" office:value="100.839" calcext:value-type="float">
            <text:p>100.839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702" calcext:value-type="float">
            <text:p>47.6702</text:p>
          </table:table-cell>
          <table:table-cell office:value-type="float" office:value="67.6985" calcext:value-type="float">
            <text:p>67.6985</text:p>
          </table:table-cell>
          <table:table-cell office:value-type="float" office:value="83.2009" calcext:value-type="float">
            <text:p>83.200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3491" calcext:value-type="float">
            <text:p>53.3491</text:p>
          </table:table-cell>
          <table:table-cell office:value-type="float" office:value="58.8576" calcext:value-type="float">
            <text:p>58.8576</text:p>
          </table:table-cell>
          <table:table-cell office:value-type="float" office:value="74.2983" calcext:value-type="float">
            <text:p>74.2983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113" calcext:value-type="float">
            <text:p>51.7113</text:p>
          </table:table-cell>
          <table:table-cell office:value-type="float" office:value="82.0479" calcext:value-type="float">
            <text:p>82.0479</text:p>
          </table:table-cell>
          <table:table-cell office:value-type="float" office:value="101.654" calcext:value-type="float">
            <text:p>101.654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158" calcext:value-type="float">
            <text:p>49.5158</text:p>
          </table:table-cell>
          <table:table-cell office:value-type="float" office:value="87.6992" calcext:value-type="float">
            <text:p>87.6992</text:p>
          </table:table-cell>
          <table:table-cell office:value-type="float" office:value="111.243" calcext:value-type="float">
            <text:p>111.243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259" calcext:value-type="float">
            <text:p>44.6259</text:p>
          </table:table-cell>
          <table:table-cell office:value-type="float" office:value="78.427" calcext:value-type="float">
            <text:p>78.427</text:p>
          </table:table-cell>
          <table:table-cell office:value-type="float" office:value="100.825" calcext:value-type="float">
            <text:p>100.825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559" calcext:value-type="float">
            <text:p>47.6559</text:p>
          </table:table-cell>
          <table:table-cell office:value-type="float" office:value="67.6725" calcext:value-type="float">
            <text:p>67.6725</text:p>
          </table:table-cell>
          <table:table-cell office:value-type="float" office:value="83.1708" calcext:value-type="float">
            <text:p>83.17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3526" calcext:value-type="float">
            <text:p>53.3526</text:p>
          </table:table-cell>
          <table:table-cell office:value-type="float" office:value="58.8438" calcext:value-type="float">
            <text:p>58.8438</text:p>
          </table:table-cell>
          <table:table-cell office:value-type="float" office:value="74.2988" calcext:value-type="float">
            <text:p>74.2988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139" calcext:value-type="float">
            <text:p>51.7139</text:p>
          </table:table-cell>
          <table:table-cell office:value-type="float" office:value="82.052" calcext:value-type="float">
            <text:p>82.052</text:p>
          </table:table-cell>
          <table:table-cell office:value-type="float" office:value="101.659" calcext:value-type="float">
            <text:p>101.659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174" calcext:value-type="float">
            <text:p>49.5174</text:p>
          </table:table-cell>
          <table:table-cell office:value-type="float" office:value="87.7017" calcext:value-type="float">
            <text:p>87.7017</text:p>
          </table:table-cell>
          <table:table-cell office:value-type="float" office:value="111.246" calcext:value-type="float">
            <text:p>111.246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23" calcext:value-type="float">
            <text:p>44.623</text:p>
          </table:table-cell>
          <table:table-cell office:value-type="float" office:value="78.4232" calcext:value-type="float">
            <text:p>78.4232</text:p>
          </table:table-cell>
          <table:table-cell office:value-type="float" office:value="100.822" calcext:value-type="float">
            <text:p>100.822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426" calcext:value-type="float">
            <text:p>47.6426</text:p>
          </table:table-cell>
          <table:table-cell office:value-type="float" office:value="67.6471" calcext:value-type="float">
            <text:p>67.6471</text:p>
          </table:table-cell>
          <table:table-cell office:value-type="float" office:value="83.1389" calcext:value-type="float">
            <text:p>83.138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9" calcext:value-type="float">
            <text:p>61.4449</text:p>
          </table:table-cell>
          <table:table-cell office:value-type="float" office:value="53.3509" calcext:value-type="float">
            <text:p>53.3509</text:p>
          </table:table-cell>
          <table:table-cell office:value-type="float" office:value="58.822" calcext:value-type="float">
            <text:p>58.822</text:p>
          </table:table-cell>
          <table:table-cell office:value-type="float" office:value="74.2868" calcext:value-type="float">
            <text:p>74.2868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191" calcext:value-type="float">
            <text:p>51.7191</text:p>
          </table:table-cell>
          <table:table-cell office:value-type="float" office:value="82.0608" calcext:value-type="float">
            <text:p>82.0608</text:p>
          </table:table-cell>
          <table:table-cell office:value-type="float" office:value="101.669" calcext:value-type="float">
            <text:p>101.669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18" calcext:value-type="float">
            <text:p>49.518</text:p>
          </table:table-cell>
          <table:table-cell office:value-type="float" office:value="87.7027" calcext:value-type="float">
            <text:p>87.7027</text:p>
          </table:table-cell>
          <table:table-cell office:value-type="float" office:value="111.247" calcext:value-type="float">
            <text:p>111.247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186" calcext:value-type="float">
            <text:p>44.6186</text:p>
          </table:table-cell>
          <table:table-cell office:value-type="float" office:value="78.4174" calcext:value-type="float">
            <text:p>78.4174</text:p>
          </table:table-cell>
          <table:table-cell office:value-type="float" office:value="100.817" calcext:value-type="float">
            <text:p>100.817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324" calcext:value-type="float">
            <text:p>47.6324</text:p>
          </table:table-cell>
          <table:table-cell office:value-type="float" office:value="67.6279" calcext:value-type="float">
            <text:p>67.6279</text:p>
          </table:table-cell>
          <table:table-cell office:value-type="float" office:value="83.1149" calcext:value-type="float">
            <text:p>83.114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3579" calcext:value-type="float">
            <text:p>53.3579</text:p>
          </table:table-cell>
          <table:table-cell office:value-type="float" office:value="58.8123" calcext:value-type="float">
            <text:p>58.8123</text:p>
          </table:table-cell>
          <table:table-cell office:value-type="float" office:value="74.2701" calcext:value-type="float">
            <text:p>74.2701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1" calcext:value-type="float">
            <text:p>51.721</text:p>
          </table:table-cell>
          <table:table-cell office:value-type="float" office:value="82.0641" calcext:value-type="float">
            <text:p>82.0641</text:p>
          </table:table-cell>
          <table:table-cell office:value-type="float" office:value="101.673" calcext:value-type="float">
            <text:p>101.673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191" calcext:value-type="float">
            <text:p>49.5191</text:p>
          </table:table-cell>
          <table:table-cell office:value-type="float" office:value="87.7042" calcext:value-type="float">
            <text:p>87.7042</text:p>
          </table:table-cell>
          <table:table-cell office:value-type="float" office:value="111.249" calcext:value-type="float">
            <text:p>111.249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151" calcext:value-type="float">
            <text:p>44.6151</text:p>
          </table:table-cell>
          <table:table-cell office:value-type="float" office:value="78.4129" calcext:value-type="float">
            <text:p>78.4129</text:p>
          </table:table-cell>
          <table:table-cell office:value-type="float" office:value="100.814" calcext:value-type="float">
            <text:p>100.814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249" calcext:value-type="float">
            <text:p>47.6249</text:p>
          </table:table-cell>
          <table:table-cell office:value-type="float" office:value="67.6147" calcext:value-type="float">
            <text:p>67.6147</text:p>
          </table:table-cell>
          <table:table-cell office:value-type="float" office:value="83.1007" calcext:value-type="float">
            <text:p>83.100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3554" calcext:value-type="float">
            <text:p>53.3554</text:p>
          </table:table-cell>
          <table:table-cell office:value-type="float" office:value="58.7914" calcext:value-type="float">
            <text:p>58.7914</text:p>
          </table:table-cell>
          <table:table-cell office:value-type="float" office:value="74.2436" calcext:value-type="float">
            <text:p>74.2436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2" calcext:value-type="float">
            <text:p>51.722</text:p>
          </table:table-cell>
          <table:table-cell office:value-type="float" office:value="82.0659" calcext:value-type="float">
            <text:p>82.0659</text:p>
          </table:table-cell>
          <table:table-cell office:value-type="float" office:value="101.675" calcext:value-type="float">
            <text:p>101.675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212" calcext:value-type="float">
            <text:p>49.5212</text:p>
          </table:table-cell>
          <table:table-cell office:value-type="float" office:value="87.7077" calcext:value-type="float">
            <text:p>87.7077</text:p>
          </table:table-cell>
          <table:table-cell office:value-type="float" office:value="111.254" calcext:value-type="float">
            <text:p>111.254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128" calcext:value-type="float">
            <text:p>44.6128</text:p>
          </table:table-cell>
          <table:table-cell office:value-type="float" office:value="78.4109" calcext:value-type="float">
            <text:p>78.4109</text:p>
          </table:table-cell>
          <table:table-cell office:value-type="float" office:value="100.814" calcext:value-type="float">
            <text:p>100.814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196" calcext:value-type="float">
            <text:p>47.6196</text:p>
          </table:table-cell>
          <table:table-cell office:value-type="float" office:value="67.606" calcext:value-type="float">
            <text:p>67.606</text:p>
          </table:table-cell>
          <table:table-cell office:value-type="float" office:value="83.0925" calcext:value-type="float">
            <text:p>83.092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3469" calcext:value-type="float">
            <text:p>53.3469</text:p>
          </table:table-cell>
          <table:table-cell office:value-type="float" office:value="58.759" calcext:value-type="float">
            <text:p>58.759</text:p>
          </table:table-cell>
          <table:table-cell office:value-type="float" office:value="74.1921" calcext:value-type="float">
            <text:p>74.1921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31" calcext:value-type="float">
            <text:p>51.7231</text:p>
          </table:table-cell>
          <table:table-cell office:value-type="float" office:value="82.0676" calcext:value-type="float">
            <text:p>82.0676</text:p>
          </table:table-cell>
          <table:table-cell office:value-type="float" office:value="101.677" calcext:value-type="float">
            <text:p>101.677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231" calcext:value-type="float">
            <text:p>49.5231</text:p>
          </table:table-cell>
          <table:table-cell office:value-type="float" office:value="87.7107" calcext:value-type="float">
            <text:p>87.7107</text:p>
          </table:table-cell>
          <table:table-cell office:value-type="float" office:value="111.257" calcext:value-type="float">
            <text:p>111.257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103" calcext:value-type="float">
            <text:p>44.6103</text:p>
          </table:table-cell>
          <table:table-cell office:value-type="float" office:value="78.4097" calcext:value-type="float">
            <text:p>78.4097</text:p>
          </table:table-cell>
          <table:table-cell office:value-type="float" office:value="100.817" calcext:value-type="float">
            <text:p>100.817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183" calcext:value-type="float">
            <text:p>47.6183</text:p>
          </table:table-cell>
          <table:table-cell office:value-type="float" office:value="67.6038" calcext:value-type="float">
            <text:p>67.6038</text:p>
          </table:table-cell>
          <table:table-cell office:value-type="float" office:value="83.0903" calcext:value-type="float">
            <text:p>83.090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3375" calcext:value-type="float">
            <text:p>53.3375</text:p>
          </table:table-cell>
          <table:table-cell office:value-type="float" office:value="58.7279" calcext:value-type="float">
            <text:p>58.7279</text:p>
          </table:table-cell>
          <table:table-cell office:value-type="float" office:value="74.1462" calcext:value-type="float">
            <text:p>74.1462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57" calcext:value-type="float">
            <text:p>51.7257</text:p>
          </table:table-cell>
          <table:table-cell office:value-type="float" office:value="82.0719" calcext:value-type="float">
            <text:p>82.0719</text:p>
          </table:table-cell>
          <table:table-cell office:value-type="float" office:value="101.682" calcext:value-type="float">
            <text:p>101.682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273" calcext:value-type="float">
            <text:p>49.5273</text:p>
          </table:table-cell>
          <table:table-cell office:value-type="float" office:value="87.7179" calcext:value-type="float">
            <text:p>87.7179</text:p>
          </table:table-cell>
          <table:table-cell office:value-type="float" office:value="111.267" calcext:value-type="float">
            <text:p>111.267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031" calcext:value-type="float">
            <text:p>44.6031</text:p>
          </table:table-cell>
          <table:table-cell office:value-type="float" office:value="78.4028" calcext:value-type="float">
            <text:p>78.4028</text:p>
          </table:table-cell>
          <table:table-cell office:value-type="float" office:value="100.816" calcext:value-type="float">
            <text:p>100.816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153" calcext:value-type="float">
            <text:p>47.6153</text:p>
          </table:table-cell>
          <table:table-cell office:value-type="float" office:value="67.5986" calcext:value-type="float">
            <text:p>67.5986</text:p>
          </table:table-cell>
          <table:table-cell office:value-type="float" office:value="83.0849" calcext:value-type="float">
            <text:p>83.084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3268" calcext:value-type="float">
            <text:p>53.3268</text:p>
          </table:table-cell>
          <table:table-cell office:value-type="float" office:value="58.6964" calcext:value-type="float">
            <text:p>58.6964</text:p>
          </table:table-cell>
          <table:table-cell office:value-type="float" office:value="74.0985" calcext:value-type="float">
            <text:p>74.0985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81" calcext:value-type="float">
            <text:p>51.7281</text:p>
          </table:table-cell>
          <table:table-cell office:value-type="float" office:value="82.0759" calcext:value-type="float">
            <text:p>82.0759</text:p>
          </table:table-cell>
          <table:table-cell office:value-type="float" office:value="101.687" calcext:value-type="float">
            <text:p>101.687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291" calcext:value-type="float">
            <text:p>49.5291</text:p>
          </table:table-cell>
          <table:table-cell office:value-type="float" office:value="87.7206" calcext:value-type="float">
            <text:p>87.7206</text:p>
          </table:table-cell>
          <table:table-cell office:value-type="float" office:value="111.27" calcext:value-type="float">
            <text:p>111.27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5992" calcext:value-type="float">
            <text:p>44.5992</text:p>
          </table:table-cell>
          <table:table-cell office:value-type="float" office:value="78.4002" calcext:value-type="float">
            <text:p>78.4002</text:p>
          </table:table-cell>
          <table:table-cell office:value-type="float" office:value="100.818" calcext:value-type="float">
            <text:p>100.818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146" calcext:value-type="float">
            <text:p>47.6146</text:p>
          </table:table-cell>
          <table:table-cell office:value-type="float" office:value="67.5973" calcext:value-type="float">
            <text:p>67.5973</text:p>
          </table:table-cell>
          <table:table-cell office:value-type="float" office:value="83.0833" calcext:value-type="float">
            <text:p>83.083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3116" calcext:value-type="float">
            <text:p>53.3116</text:p>
          </table:table-cell>
          <table:table-cell office:value-type="float" office:value="58.6599" calcext:value-type="float">
            <text:p>58.6599</text:p>
          </table:table-cell>
          <table:table-cell office:value-type="float" office:value="74.0508" calcext:value-type="float">
            <text:p>74.0508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353" calcext:value-type="float">
            <text:p>51.7353</text:p>
          </table:table-cell>
          <table:table-cell office:value-type="float" office:value="82.088" calcext:value-type="float">
            <text:p>82.088</text:p>
          </table:table-cell>
          <table:table-cell office:value-type="float" office:value="101.701" calcext:value-type="float">
            <text:p>101.701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337" calcext:value-type="float">
            <text:p>49.5337</text:p>
          </table:table-cell>
          <table:table-cell office:value-type="float" office:value="87.7279" calcext:value-type="float">
            <text:p>87.7279</text:p>
          </table:table-cell>
          <table:table-cell office:value-type="float" office:value="111.279" calcext:value-type="float">
            <text:p>111.279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5966" calcext:value-type="float">
            <text:p>44.5966</text:p>
          </table:table-cell>
          <table:table-cell office:value-type="float" office:value="78.3987" calcext:value-type="float">
            <text:p>78.3987</text:p>
          </table:table-cell>
          <table:table-cell office:value-type="float" office:value="100.82" calcext:value-type="float">
            <text:p>100.82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153" calcext:value-type="float">
            <text:p>47.6153</text:p>
          </table:table-cell>
          <table:table-cell office:value-type="float" office:value="67.5987" calcext:value-type="float">
            <text:p>67.5987</text:p>
          </table:table-cell>
          <table:table-cell office:value-type="float" office:value="83.0852" calcext:value-type="float">
            <text:p>83.085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2883" calcext:value-type="float">
            <text:p>53.2883</text:p>
          </table:table-cell>
          <table:table-cell office:value-type="float" office:value="58.6101" calcext:value-type="float">
            <text:p>58.6101</text:p>
          </table:table-cell>
          <table:table-cell office:value-type="float" office:value="73.9912" calcext:value-type="float">
            <text:p>73.9912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391" calcext:value-type="float">
            <text:p>51.7391</text:p>
          </table:table-cell>
          <table:table-cell office:value-type="float" office:value="82.0945" calcext:value-type="float">
            <text:p>82.0945</text:p>
          </table:table-cell>
          <table:table-cell office:value-type="float" office:value="101.709" calcext:value-type="float">
            <text:p>101.709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393" calcext:value-type="float">
            <text:p>49.5393</text:p>
          </table:table-cell>
          <table:table-cell office:value-type="float" office:value="87.7365" calcext:value-type="float">
            <text:p>87.7365</text:p>
          </table:table-cell>
          <table:table-cell office:value-type="float" office:value="111.289" calcext:value-type="float">
            <text:p>111.289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5981" calcext:value-type="float">
            <text:p>44.5981</text:p>
          </table:table-cell>
          <table:table-cell office:value-type="float" office:value="78.4025" calcext:value-type="float">
            <text:p>78.4025</text:p>
          </table:table-cell>
          <table:table-cell office:value-type="float" office:value="100.827" calcext:value-type="float">
            <text:p>100.827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166" calcext:value-type="float">
            <text:p>47.6166</text:p>
          </table:table-cell>
          <table:table-cell office:value-type="float" office:value="67.6015" calcext:value-type="float">
            <text:p>67.6015</text:p>
          </table:table-cell>
          <table:table-cell office:value-type="float" office:value="83.0891" calcext:value-type="float">
            <text:p>83.089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2611" calcext:value-type="float">
            <text:p>53.2611</text:p>
          </table:table-cell>
          <table:table-cell office:value-type="float" office:value="58.5574" calcext:value-type="float">
            <text:p>58.5574</text:p>
          </table:table-cell>
          <table:table-cell office:value-type="float" office:value="73.9301" calcext:value-type="float">
            <text:p>73.9301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406" calcext:value-type="float">
            <text:p>51.7406</text:p>
          </table:table-cell>
          <table:table-cell office:value-type="float" office:value="82.0974" calcext:value-type="float">
            <text:p>82.0974</text:p>
          </table:table-cell>
          <table:table-cell office:value-type="float" office:value="101.713" calcext:value-type="float">
            <text:p>101.713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448" calcext:value-type="float">
            <text:p>49.5448</text:p>
          </table:table-cell>
          <table:table-cell office:value-type="float" office:value="87.7449" calcext:value-type="float">
            <text:p>87.7449</text:p>
          </table:table-cell>
          <table:table-cell office:value-type="float" office:value="111.298" calcext:value-type="float">
            <text:p>111.298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5994" calcext:value-type="float">
            <text:p>44.5994</text:p>
          </table:table-cell>
          <table:table-cell office:value-type="float" office:value="78.4058" calcext:value-type="float">
            <text:p>78.4058</text:p>
          </table:table-cell>
          <table:table-cell office:value-type="float" office:value="100.832" calcext:value-type="float">
            <text:p>100.832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177" calcext:value-type="float">
            <text:p>47.6177</text:p>
          </table:table-cell>
          <table:table-cell office:value-type="float" office:value="67.6037" calcext:value-type="float">
            <text:p>67.6037</text:p>
          </table:table-cell>
          <table:table-cell office:value-type="float" office:value="83.0924" calcext:value-type="float">
            <text:p>83.092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2297" calcext:value-type="float">
            <text:p>53.2297</text:p>
          </table:table-cell>
          <table:table-cell office:value-type="float" office:value="58.5004" calcext:value-type="float">
            <text:p>58.5004</text:p>
          </table:table-cell>
          <table:table-cell office:value-type="float" office:value="73.87" calcext:value-type="float">
            <text:p>73.87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442" calcext:value-type="float">
            <text:p>51.7442</text:p>
          </table:table-cell>
          <table:table-cell office:value-type="float" office:value="82.1039" calcext:value-type="float">
            <text:p>82.1039</text:p>
          </table:table-cell>
          <table:table-cell office:value-type="float" office:value="101.721" calcext:value-type="float">
            <text:p>101.721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478" calcext:value-type="float">
            <text:p>49.5478</text:p>
          </table:table-cell>
          <table:table-cell office:value-type="float" office:value="87.7495" calcext:value-type="float">
            <text:p>87.7495</text:p>
          </table:table-cell>
          <table:table-cell office:value-type="float" office:value="111.304" calcext:value-type="float">
            <text:p>111.304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012" calcext:value-type="float">
            <text:p>44.6012</text:p>
          </table:table-cell>
          <table:table-cell office:value-type="float" office:value="78.4082" calcext:value-type="float">
            <text:p>78.4082</text:p>
          </table:table-cell>
          <table:table-cell office:value-type="float" office:value="100.835" calcext:value-type="float">
            <text:p>100.835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184" calcext:value-type="float">
            <text:p>47.6184</text:p>
          </table:table-cell>
          <table:table-cell office:value-type="float" office:value="67.6052" calcext:value-type="float">
            <text:p>67.6052</text:p>
          </table:table-cell>
          <table:table-cell office:value-type="float" office:value="83.0943" calcext:value-type="float">
            <text:p>83.09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2011" calcext:value-type="float">
            <text:p>53.2011</text:p>
          </table:table-cell>
          <table:table-cell office:value-type="float" office:value="58.4526" calcext:value-type="float">
            <text:p>58.4526</text:p>
          </table:table-cell>
          <table:table-cell office:value-type="float" office:value="73.8272" calcext:value-type="float">
            <text:p>73.8272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489" calcext:value-type="float">
            <text:p>51.7489</text:p>
          </table:table-cell>
          <table:table-cell office:value-type="float" office:value="82.1118" calcext:value-type="float">
            <text:p>82.1118</text:p>
          </table:table-cell>
          <table:table-cell office:value-type="float" office:value="101.73" calcext:value-type="float">
            <text:p>101.73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517" calcext:value-type="float">
            <text:p>49.5517</text:p>
          </table:table-cell>
          <table:table-cell office:value-type="float" office:value="87.7551" calcext:value-type="float">
            <text:p>87.7551</text:p>
          </table:table-cell>
          <table:table-cell office:value-type="float" office:value="111.31" calcext:value-type="float">
            <text:p>111.31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074" calcext:value-type="float">
            <text:p>44.6074</text:p>
          </table:table-cell>
          <table:table-cell office:value-type="float" office:value="78.4195" calcext:value-type="float">
            <text:p>78.4195</text:p>
          </table:table-cell>
          <table:table-cell office:value-type="float" office:value="100.85" calcext:value-type="float">
            <text:p>100.85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202" calcext:value-type="float">
            <text:p>47.6202</text:p>
          </table:table-cell>
          <table:table-cell office:value-type="float" office:value="67.6079" calcext:value-type="float">
            <text:p>67.6079</text:p>
          </table:table-cell>
          <table:table-cell office:value-type="float" office:value="83.0967" calcext:value-type="float">
            <text:p>83.096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1691" calcext:value-type="float">
            <text:p>53.1691</text:p>
          </table:table-cell>
          <table:table-cell office:value-type="float" office:value="58.3982" calcext:value-type="float">
            <text:p>58.3982</text:p>
          </table:table-cell>
          <table:table-cell office:value-type="float" office:value="73.7785" calcext:value-type="float">
            <text:p>73.7785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494" calcext:value-type="float">
            <text:p>51.7494</text:p>
          </table:table-cell>
          <table:table-cell office:value-type="float" office:value="82.1126" calcext:value-type="float">
            <text:p>82.1126</text:p>
          </table:table-cell>
          <table:table-cell office:value-type="float" office:value="101.731" calcext:value-type="float">
            <text:p>101.731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569" calcext:value-type="float">
            <text:p>49.5569</text:p>
          </table:table-cell>
          <table:table-cell office:value-type="float" office:value="87.7623" calcext:value-type="float">
            <text:p>87.7623</text:p>
          </table:table-cell>
          <table:table-cell office:value-type="float" office:value="111.316" calcext:value-type="float">
            <text:p>111.316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215" calcext:value-type="float">
            <text:p>44.6215</text:p>
          </table:table-cell>
          <table:table-cell office:value-type="float" office:value="78.4426" calcext:value-type="float">
            <text:p>78.4426</text:p>
          </table:table-cell>
          <table:table-cell office:value-type="float" office:value="100.879" calcext:value-type="float">
            <text:p>100.879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231" calcext:value-type="float">
            <text:p>47.6231</text:p>
          </table:table-cell>
          <table:table-cell office:value-type="float" office:value="67.6128" calcext:value-type="float">
            <text:p>67.6128</text:p>
          </table:table-cell>
          <table:table-cell office:value-type="float" office:value="83.1017" calcext:value-type="float">
            <text:p>83.101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1383" calcext:value-type="float">
            <text:p>53.1383</text:p>
          </table:table-cell>
          <table:table-cell office:value-type="float" office:value="58.3447" calcext:value-type="float">
            <text:p>58.3447</text:p>
          </table:table-cell>
          <table:table-cell office:value-type="float" office:value="73.7372" calcext:value-type="float">
            <text:p>73.7372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501" calcext:value-type="float">
            <text:p>51.7501</text:p>
          </table:table-cell>
          <table:table-cell office:value-type="float" office:value="82.114" calcext:value-type="float">
            <text:p>82.114</text:p>
          </table:table-cell>
          <table:table-cell office:value-type="float" office:value="101.733" calcext:value-type="float">
            <text:p>101.733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589" calcext:value-type="float">
            <text:p>49.5589</text:p>
          </table:table-cell>
          <table:table-cell office:value-type="float" office:value="87.7649" calcext:value-type="float">
            <text:p>87.7649</text:p>
          </table:table-cell>
          <table:table-cell office:value-type="float" office:value="111.319" calcext:value-type="float">
            <text:p>111.319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343" calcext:value-type="float">
            <text:p>44.6343</text:p>
          </table:table-cell>
          <table:table-cell office:value-type="float" office:value="78.462" calcext:value-type="float">
            <text:p>78.462</text:p>
          </table:table-cell>
          <table:table-cell office:value-type="float" office:value="100.9" calcext:value-type="float">
            <text:p>100.9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256" calcext:value-type="float">
            <text:p>47.6256</text:p>
          </table:table-cell>
          <table:table-cell office:value-type="float" office:value="67.6171" calcext:value-type="float">
            <text:p>67.6171</text:p>
          </table:table-cell>
          <table:table-cell office:value-type="float" office:value="83.1058" calcext:value-type="float">
            <text:p>83.105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1077" calcext:value-type="float">
            <text:p>53.1077</text:p>
          </table:table-cell>
          <table:table-cell office:value-type="float" office:value="58.2852" calcext:value-type="float">
            <text:p>58.2852</text:p>
          </table:table-cell>
          <table:table-cell office:value-type="float" office:value="73.6825" calcext:value-type="float">
            <text:p>73.6825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517" calcext:value-type="float">
            <text:p>51.7517</text:p>
          </table:table-cell>
          <table:table-cell office:value-type="float" office:value="82.1165" calcext:value-type="float">
            <text:p>82.1165</text:p>
          </table:table-cell>
          <table:table-cell office:value-type="float" office:value="101.735" calcext:value-type="float">
            <text:p>101.735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606" calcext:value-type="float">
            <text:p>49.5606</text:p>
          </table:table-cell>
          <table:table-cell office:value-type="float" office:value="87.7672" calcext:value-type="float">
            <text:p>87.7672</text:p>
          </table:table-cell>
          <table:table-cell office:value-type="float" office:value="111.321" calcext:value-type="float">
            <text:p>111.321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47" calcext:value-type="float">
            <text:p>44.647</text:p>
          </table:table-cell>
          <table:table-cell office:value-type="float" office:value="78.4807" calcext:value-type="float">
            <text:p>78.4807</text:p>
          </table:table-cell>
          <table:table-cell office:value-type="float" office:value="100.919" calcext:value-type="float">
            <text:p>100.919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276" calcext:value-type="float">
            <text:p>47.6276</text:p>
          </table:table-cell>
          <table:table-cell office:value-type="float" office:value="67.6203" calcext:value-type="float">
            <text:p>67.6203</text:p>
          </table:table-cell>
          <table:table-cell office:value-type="float" office:value="83.1085" calcext:value-type="float">
            <text:p>83.10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0616" calcext:value-type="float">
            <text:p>53.0616</text:p>
          </table:table-cell>
          <table:table-cell office:value-type="float" office:value="58.2092" calcext:value-type="float">
            <text:p>58.2092</text:p>
          </table:table-cell>
          <table:table-cell office:value-type="float" office:value="73.6148" calcext:value-type="float">
            <text:p>73.6148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516" calcext:value-type="float">
            <text:p>51.7516</text:p>
          </table:table-cell>
          <table:table-cell office:value-type="float" office:value="82.1162" calcext:value-type="float">
            <text:p>82.1162</text:p>
          </table:table-cell>
          <table:table-cell office:value-type="float" office:value="101.734" calcext:value-type="float">
            <text:p>101.734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631" calcext:value-type="float">
            <text:p>49.5631</text:p>
          </table:table-cell>
          <table:table-cell office:value-type="float" office:value="87.7707" calcext:value-type="float">
            <text:p>87.7707</text:p>
          </table:table-cell>
          <table:table-cell office:value-type="float" office:value="111.324" calcext:value-type="float">
            <text:p>111.324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562" calcext:value-type="float">
            <text:p>44.6562</text:p>
          </table:table-cell>
          <table:table-cell office:value-type="float" office:value="78.4937" calcext:value-type="float">
            <text:p>78.4937</text:p>
          </table:table-cell>
          <table:table-cell office:value-type="float" office:value="100.932" calcext:value-type="float">
            <text:p>100.932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352" calcext:value-type="float">
            <text:p>47.6352</text:p>
          </table:table-cell>
          <table:table-cell office:value-type="float" office:value="67.6328" calcext:value-type="float">
            <text:p>67.6328</text:p>
          </table:table-cell>
          <table:table-cell office:value-type="float" office:value="83.1205" calcext:value-type="float">
            <text:p>83.12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0219" calcext:value-type="float">
            <text:p>53.0219</text:p>
          </table:table-cell>
          <table:table-cell office:value-type="float" office:value="58.1352" calcext:value-type="float">
            <text:p>58.1352</text:p>
          </table:table-cell>
          <table:table-cell office:value-type="float" office:value="73.5452" calcext:value-type="float">
            <text:p>73.5452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46" calcext:value-type="float">
            <text:p>51.746</text:p>
          </table:table-cell>
          <table:table-cell office:value-type="float" office:value="82.1072" calcext:value-type="float">
            <text:p>82.1072</text:p>
          </table:table-cell>
          <table:table-cell office:value-type="float" office:value="101.724" calcext:value-type="float">
            <text:p>101.724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65" calcext:value-type="float">
            <text:p>49.565</text:p>
          </table:table-cell>
          <table:table-cell office:value-type="float" office:value="87.7736" calcext:value-type="float">
            <text:p>87.7736</text:p>
          </table:table-cell>
          <table:table-cell office:value-type="float" office:value="111.327" calcext:value-type="float">
            <text:p>111.327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64" calcext:value-type="float">
            <text:p>44.664</text:p>
          </table:table-cell>
          <table:table-cell office:value-type="float" office:value="78.5049" calcext:value-type="float">
            <text:p>78.5049</text:p>
          </table:table-cell>
          <table:table-cell office:value-type="float" office:value="100.944" calcext:value-type="float">
            <text:p>100.944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459" calcext:value-type="float">
            <text:p>47.6459</text:p>
          </table:table-cell>
          <table:table-cell office:value-type="float" office:value="67.6513" calcext:value-type="float">
            <text:p>67.6513</text:p>
          </table:table-cell>
          <table:table-cell office:value-type="float" office:value="83.1399" calcext:value-type="float">
            <text:p>83.139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9911" calcext:value-type="float">
            <text:p>52.9911</text:p>
          </table:table-cell>
          <table:table-cell office:value-type="float" office:value="58.0771" calcext:value-type="float">
            <text:p>58.0771</text:p>
          </table:table-cell>
          <table:table-cell office:value-type="float" office:value="73.498" calcext:value-type="float">
            <text:p>73.498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436" calcext:value-type="float">
            <text:p>51.7436</text:p>
          </table:table-cell>
          <table:table-cell office:value-type="float" office:value="82.1033" calcext:value-type="float">
            <text:p>82.1033</text:p>
          </table:table-cell>
          <table:table-cell office:value-type="float" office:value="101.72" calcext:value-type="float">
            <text:p>101.72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672" calcext:value-type="float">
            <text:p>49.5672</text:p>
          </table:table-cell>
          <table:table-cell office:value-type="float" office:value="87.7767" calcext:value-type="float">
            <text:p>87.7767</text:p>
          </table:table-cell>
          <table:table-cell office:value-type="float" office:value="111.33" calcext:value-type="float">
            <text:p>111.33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671" calcext:value-type="float">
            <text:p>44.6671</text:p>
          </table:table-cell>
          <table:table-cell office:value-type="float" office:value="78.5092" calcext:value-type="float">
            <text:p>78.5092</text:p>
          </table:table-cell>
          <table:table-cell office:value-type="float" office:value="100.948" calcext:value-type="float">
            <text:p>100.948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536" calcext:value-type="float">
            <text:p>47.6536</text:p>
          </table:table-cell>
          <table:table-cell office:value-type="float" office:value="67.665" calcext:value-type="float">
            <text:p>67.665</text:p>
          </table:table-cell>
          <table:table-cell office:value-type="float" office:value="83.1551" calcext:value-type="float">
            <text:p>83.155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9513" calcext:value-type="float">
            <text:p>52.9513</text:p>
          </table:table-cell>
          <table:table-cell office:value-type="float" office:value="57.9981" calcext:value-type="float">
            <text:p>57.9981</text:p>
          </table:table-cell>
          <table:table-cell office:value-type="float" office:value="73.4311" calcext:value-type="float">
            <text:p>73.4311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405" calcext:value-type="float">
            <text:p>51.7405</text:p>
          </table:table-cell>
          <table:table-cell office:value-type="float" office:value="82.0985" calcext:value-type="float">
            <text:p>82.0985</text:p>
          </table:table-cell>
          <table:table-cell office:value-type="float" office:value="101.715" calcext:value-type="float">
            <text:p>101.715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687" calcext:value-type="float">
            <text:p>49.5687</text:p>
          </table:table-cell>
          <table:table-cell office:value-type="float" office:value="87.7787" calcext:value-type="float">
            <text:p>87.7787</text:p>
          </table:table-cell>
          <table:table-cell office:value-type="float" office:value="111.332" calcext:value-type="float">
            <text:p>111.332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681" calcext:value-type="float">
            <text:p>44.6681</text:p>
          </table:table-cell>
          <table:table-cell office:value-type="float" office:value="78.5102" calcext:value-type="float">
            <text:p>78.5102</text:p>
          </table:table-cell>
          <table:table-cell office:value-type="float" office:value="100.948" calcext:value-type="float">
            <text:p>100.948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596" calcext:value-type="float">
            <text:p>47.6596</text:p>
          </table:table-cell>
          <table:table-cell office:value-type="float" office:value="67.6754" calcext:value-type="float">
            <text:p>67.6754</text:p>
          </table:table-cell>
          <table:table-cell office:value-type="float" office:value="83.1659" calcext:value-type="float">
            <text:p>83.165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9244" calcext:value-type="float">
            <text:p>52.9244</text:p>
          </table:table-cell>
          <table:table-cell office:value-type="float" office:value="57.9509" calcext:value-type="float">
            <text:p>57.9509</text:p>
          </table:table-cell>
          <table:table-cell office:value-type="float" office:value="73.4002" calcext:value-type="float">
            <text:p>73.4002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377" calcext:value-type="float">
            <text:p>51.7377</text:p>
          </table:table-cell>
          <table:table-cell office:value-type="float" office:value="82.0941" calcext:value-type="float">
            <text:p>82.0941</text:p>
          </table:table-cell>
          <table:table-cell office:value-type="float" office:value="101.71" calcext:value-type="float">
            <text:p>101.71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691" calcext:value-type="float">
            <text:p>49.5691</text:p>
          </table:table-cell>
          <table:table-cell office:value-type="float" office:value="87.7792" calcext:value-type="float">
            <text:p>87.7792</text:p>
          </table:table-cell>
          <table:table-cell office:value-type="float" office:value="111.333" calcext:value-type="float">
            <text:p>111.333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721" calcext:value-type="float">
            <text:p>44.6721</text:p>
          </table:table-cell>
          <table:table-cell office:value-type="float" office:value="78.5157" calcext:value-type="float">
            <text:p>78.5157</text:p>
          </table:table-cell>
          <table:table-cell office:value-type="float" office:value="100.953" calcext:value-type="float">
            <text:p>100.953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645" calcext:value-type="float">
            <text:p>47.6645</text:p>
          </table:table-cell>
          <table:table-cell office:value-type="float" office:value="67.6834" calcext:value-type="float">
            <text:p>67.6834</text:p>
          </table:table-cell>
          <table:table-cell office:value-type="float" office:value="83.1736" calcext:value-type="float">
            <text:p>83.173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8808" calcext:value-type="float">
            <text:p>52.8808</text:p>
          </table:table-cell>
          <table:table-cell office:value-type="float" office:value="57.889" calcext:value-type="float">
            <text:p>57.889</text:p>
          </table:table-cell>
          <table:table-cell office:value-type="float" office:value="73.3675" calcext:value-type="float">
            <text:p>73.3675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4" calcext:value-type="float">
            <text:p>51.74</text:p>
          </table:table-cell>
          <table:table-cell office:value-type="float" office:value="82.098" calcext:value-type="float">
            <text:p>82.098</text:p>
          </table:table-cell>
          <table:table-cell office:value-type="float" office:value="101.715" calcext:value-type="float">
            <text:p>101.715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712" calcext:value-type="float">
            <text:p>49.5712</text:p>
          </table:table-cell>
          <table:table-cell office:value-type="float" office:value="87.7822" calcext:value-type="float">
            <text:p>87.7822</text:p>
          </table:table-cell>
          <table:table-cell office:value-type="float" office:value="111.336" calcext:value-type="float">
            <text:p>111.336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828" calcext:value-type="float">
            <text:p>44.6828</text:p>
          </table:table-cell>
          <table:table-cell office:value-type="float" office:value="78.531" calcext:value-type="float">
            <text:p>78.531</text:p>
          </table:table-cell>
          <table:table-cell office:value-type="float" office:value="100.969" calcext:value-type="float">
            <text:p>100.969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687" calcext:value-type="float">
            <text:p>47.6687</text:p>
          </table:table-cell>
          <table:table-cell office:value-type="float" office:value="67.6907" calcext:value-type="float">
            <text:p>67.6907</text:p>
          </table:table-cell>
          <table:table-cell office:value-type="float" office:value="83.181" calcext:value-type="float">
            <text:p>83.18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8583" calcext:value-type="float">
            <text:p>52.8583</text:p>
          </table:table-cell>
          <table:table-cell office:value-type="float" office:value="57.8593" calcext:value-type="float">
            <text:p>57.8593</text:p>
          </table:table-cell>
          <table:table-cell office:value-type="float" office:value="73.3537" calcext:value-type="float">
            <text:p>73.3537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45" calcext:value-type="float">
            <text:p>51.745</text:p>
          </table:table-cell>
          <table:table-cell office:value-type="float" office:value="82.1062" calcext:value-type="float">
            <text:p>82.1062</text:p>
          </table:table-cell>
          <table:table-cell office:value-type="float" office:value="101.724" calcext:value-type="float">
            <text:p>101.724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732" calcext:value-type="float">
            <text:p>49.5732</text:p>
          </table:table-cell>
          <table:table-cell office:value-type="float" office:value="87.7851" calcext:value-type="float">
            <text:p>87.7851</text:p>
          </table:table-cell>
          <table:table-cell office:value-type="float" office:value="111.339" calcext:value-type="float">
            <text:p>111.339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893" calcext:value-type="float">
            <text:p>44.6893</text:p>
          </table:table-cell>
          <table:table-cell office:value-type="float" office:value="78.5405" calcext:value-type="float">
            <text:p>78.5405</text:p>
          </table:table-cell>
          <table:table-cell office:value-type="float" office:value="100.979" calcext:value-type="float">
            <text:p>100.979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765" calcext:value-type="float">
            <text:p>47.6765</text:p>
          </table:table-cell>
          <table:table-cell office:value-type="float" office:value="67.7042" calcext:value-type="float">
            <text:p>67.7042</text:p>
          </table:table-cell>
          <table:table-cell office:value-type="float" office:value="83.1952" calcext:value-type="float">
            <text:p>83.195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8222" calcext:value-type="float">
            <text:p>52.8222</text:p>
          </table:table-cell>
          <table:table-cell office:value-type="float" office:value="57.8033" calcext:value-type="float">
            <text:p>57.8033</text:p>
          </table:table-cell>
          <table:table-cell office:value-type="float" office:value="73.3195" calcext:value-type="float">
            <text:p>73.3195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5" calcext:value-type="float">
            <text:p>51.75</text:p>
          </table:table-cell>
          <table:table-cell office:value-type="float" office:value="82.1145" calcext:value-type="float">
            <text:p>82.1145</text:p>
          </table:table-cell>
          <table:table-cell office:value-type="float" office:value="101.733" calcext:value-type="float">
            <text:p>101.733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75" calcext:value-type="float">
            <text:p>49.575</text:p>
          </table:table-cell>
          <table:table-cell office:value-type="float" office:value="87.7878" calcext:value-type="float">
            <text:p>87.7878</text:p>
          </table:table-cell>
          <table:table-cell office:value-type="float" office:value="111.342" calcext:value-type="float">
            <text:p>111.342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956" calcext:value-type="float">
            <text:p>44.6956</text:p>
          </table:table-cell>
          <table:table-cell office:value-type="float" office:value="78.5497" calcext:value-type="float">
            <text:p>78.5497</text:p>
          </table:table-cell>
          <table:table-cell office:value-type="float" office:value="100.988" calcext:value-type="float">
            <text:p>100.988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881" calcext:value-type="float">
            <text:p>47.6881</text:p>
          </table:table-cell>
          <table:table-cell office:value-type="float" office:value="67.7243" calcext:value-type="float">
            <text:p>67.7243</text:p>
          </table:table-cell>
          <table:table-cell office:value-type="float" office:value="83.2167" calcext:value-type="float">
            <text:p>83.216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7909" calcext:value-type="float">
            <text:p>52.7909</text:p>
          </table:table-cell>
          <table:table-cell office:value-type="float" office:value="57.7532" calcext:value-type="float">
            <text:p>57.7532</text:p>
          </table:table-cell>
          <table:table-cell office:value-type="float" office:value="73.2822" calcext:value-type="float">
            <text:p>73.2822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508" calcext:value-type="float">
            <text:p>51.7508</text:p>
          </table:table-cell>
          <table:table-cell office:value-type="float" office:value="82.1161" calcext:value-type="float">
            <text:p>82.1161</text:p>
          </table:table-cell>
          <table:table-cell office:value-type="float" office:value="101.736" calcext:value-type="float">
            <text:p>101.736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768" calcext:value-type="float">
            <text:p>49.5768</text:p>
          </table:table-cell>
          <table:table-cell office:value-type="float" office:value="87.7904" calcext:value-type="float">
            <text:p>87.7904</text:p>
          </table:table-cell>
          <table:table-cell office:value-type="float" office:value="111.344" calcext:value-type="float">
            <text:p>111.344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066" calcext:value-type="float">
            <text:p>44.7066</text:p>
          </table:table-cell>
          <table:table-cell office:value-type="float" office:value="78.5661" calcext:value-type="float">
            <text:p>78.5661</text:p>
          </table:table-cell>
          <table:table-cell office:value-type="float" office:value="101.006" calcext:value-type="float">
            <text:p>101.006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954" calcext:value-type="float">
            <text:p>47.6954</text:p>
          </table:table-cell>
          <table:table-cell office:value-type="float" office:value="67.7363" calcext:value-type="float">
            <text:p>67.7363</text:p>
          </table:table-cell>
          <table:table-cell office:value-type="float" office:value="83.2281" calcext:value-type="float">
            <text:p>83.228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7814" calcext:value-type="float">
            <text:p>52.7814</text:p>
          </table:table-cell>
          <table:table-cell office:value-type="float" office:value="57.7397" calcext:value-type="float">
            <text:p>57.7397</text:p>
          </table:table-cell>
          <table:table-cell office:value-type="float" office:value="73.2746" calcext:value-type="float">
            <text:p>73.2746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499" calcext:value-type="float">
            <text:p>51.7499</text:p>
          </table:table-cell>
          <table:table-cell office:value-type="float" office:value="82.1148" calcext:value-type="float">
            <text:p>82.1148</text:p>
          </table:table-cell>
          <table:table-cell office:value-type="float" office:value="101.734" calcext:value-type="float">
            <text:p>101.734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774" calcext:value-type="float">
            <text:p>49.5774</text:p>
          </table:table-cell>
          <table:table-cell office:value-type="float" office:value="87.7914" calcext:value-type="float">
            <text:p>87.7914</text:p>
          </table:table-cell>
          <table:table-cell office:value-type="float" office:value="111.346" calcext:value-type="float">
            <text:p>111.346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188" calcext:value-type="float">
            <text:p>44.7188</text:p>
          </table:table-cell>
          <table:table-cell office:value-type="float" office:value="78.5848" calcext:value-type="float">
            <text:p>78.5848</text:p>
          </table:table-cell>
          <table:table-cell office:value-type="float" office:value="101.027" calcext:value-type="float">
            <text:p>101.027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019" calcext:value-type="float">
            <text:p>47.7019</text:p>
          </table:table-cell>
          <table:table-cell office:value-type="float" office:value="67.7472" calcext:value-type="float">
            <text:p>67.7472</text:p>
          </table:table-cell>
          <table:table-cell office:value-type="float" office:value="83.2383" calcext:value-type="float">
            <text:p>83.23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7724" calcext:value-type="float">
            <text:p>52.7724</text:p>
          </table:table-cell>
          <table:table-cell office:value-type="float" office:value="57.7266" calcext:value-type="float">
            <text:p>57.7266</text:p>
          </table:table-cell>
          <table:table-cell office:value-type="float" office:value="73.2681" calcext:value-type="float">
            <text:p>73.2681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477" calcext:value-type="float">
            <text:p>51.7477</text:p>
          </table:table-cell>
          <table:table-cell office:value-type="float" office:value="82.1114" calcext:value-type="float">
            <text:p>82.1114</text:p>
          </table:table-cell>
          <table:table-cell office:value-type="float" office:value="101.73" calcext:value-type="float">
            <text:p>101.73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785" calcext:value-type="float">
            <text:p>49.5785</text:p>
          </table:table-cell>
          <table:table-cell office:value-type="float" office:value="87.793" calcext:value-type="float">
            <text:p>87.793</text:p>
          </table:table-cell>
          <table:table-cell office:value-type="float" office:value="111.347" calcext:value-type="float">
            <text:p>111.347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097" calcext:value-type="float">
            <text:p>44.7097</text:p>
          </table:table-cell>
          <table:table-cell office:value-type="float" office:value="78.5663" calcext:value-type="float">
            <text:p>78.5663</text:p>
          </table:table-cell>
          <table:table-cell office:value-type="float" office:value="100.999" calcext:value-type="float">
            <text:p>100.999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136" calcext:value-type="float">
            <text:p>47.7136</text:p>
          </table:table-cell>
          <table:table-cell office:value-type="float" office:value="67.7686" calcext:value-type="float">
            <text:p>67.7686</text:p>
          </table:table-cell>
          <table:table-cell office:value-type="float" office:value="83.2636" calcext:value-type="float">
            <text:p>83.263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7625" calcext:value-type="float">
            <text:p>52.7625</text:p>
          </table:table-cell>
          <table:table-cell office:value-type="float" office:value="57.7117" calcext:value-type="float">
            <text:p>57.7117</text:p>
          </table:table-cell>
          <table:table-cell office:value-type="float" office:value="73.2557" calcext:value-type="float">
            <text:p>73.2557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472" calcext:value-type="float">
            <text:p>51.7472</text:p>
          </table:table-cell>
          <table:table-cell office:value-type="float" office:value="82.1106" calcext:value-type="float">
            <text:p>82.1106</text:p>
          </table:table-cell>
          <table:table-cell office:value-type="float" office:value="101.73" calcext:value-type="float">
            <text:p>101.73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79" calcext:value-type="float">
            <text:p>49.579</text:p>
          </table:table-cell>
          <table:table-cell office:value-type="float" office:value="87.7938" calcext:value-type="float">
            <text:p>87.7938</text:p>
          </table:table-cell>
          <table:table-cell office:value-type="float" office:value="111.348" calcext:value-type="float">
            <text:p>111.348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112" calcext:value-type="float">
            <text:p>44.7112</text:p>
          </table:table-cell>
          <table:table-cell office:value-type="float" office:value="78.568" calcext:value-type="float">
            <text:p>78.568</text:p>
          </table:table-cell>
          <table:table-cell office:value-type="float" office:value="101" calcext:value-type="float">
            <text:p>101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185" calcext:value-type="float">
            <text:p>47.7185</text:p>
          </table:table-cell>
          <table:table-cell office:value-type="float" office:value="67.7768" calcext:value-type="float">
            <text:p>67.7768</text:p>
          </table:table-cell>
          <table:table-cell office:value-type="float" office:value="83.2714" calcext:value-type="float">
            <text:p>83.271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7266" calcext:value-type="float">
            <text:p>52.7266</text:p>
          </table:table-cell>
          <table:table-cell office:value-type="float" office:value="57.6473" calcext:value-type="float">
            <text:p>57.6473</text:p>
          </table:table-cell>
          <table:table-cell office:value-type="float" office:value="73.2023" calcext:value-type="float">
            <text:p>73.2023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461" calcext:value-type="float">
            <text:p>51.7461</text:p>
          </table:table-cell>
          <table:table-cell office:value-type="float" office:value="82.1087" calcext:value-type="float">
            <text:p>82.1087</text:p>
          </table:table-cell>
          <table:table-cell office:value-type="float" office:value="101.728" calcext:value-type="float">
            <text:p>101.728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789" calcext:value-type="float">
            <text:p>49.5789</text:p>
          </table:table-cell>
          <table:table-cell office:value-type="float" office:value="87.7938" calcext:value-type="float">
            <text:p>87.7938</text:p>
          </table:table-cell>
          <table:table-cell office:value-type="float" office:value="111.348" calcext:value-type="float">
            <text:p>111.348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163" calcext:value-type="float">
            <text:p>44.7163</text:p>
          </table:table-cell>
          <table:table-cell office:value-type="float" office:value="78.5753" calcext:value-type="float">
            <text:p>78.5753</text:p>
          </table:table-cell>
          <table:table-cell office:value-type="float" office:value="101.007" calcext:value-type="float">
            <text:p>101.007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232" calcext:value-type="float">
            <text:p>47.7232</text:p>
          </table:table-cell>
          <table:table-cell office:value-type="float" office:value="67.7845" calcext:value-type="float">
            <text:p>67.7845</text:p>
          </table:table-cell>
          <table:table-cell office:value-type="float" office:value="83.2786" calcext:value-type="float">
            <text:p>83.278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6878" calcext:value-type="float">
            <text:p>52.6878</text:p>
          </table:table-cell>
          <table:table-cell office:value-type="float" office:value="57.5725" calcext:value-type="float">
            <text:p>57.5725</text:p>
          </table:table-cell>
          <table:table-cell office:value-type="float" office:value="73.1352" calcext:value-type="float">
            <text:p>73.1352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451" calcext:value-type="float">
            <text:p>51.7451</text:p>
          </table:table-cell>
          <table:table-cell office:value-type="float" office:value="82.1071" calcext:value-type="float">
            <text:p>82.1071</text:p>
          </table:table-cell>
          <table:table-cell office:value-type="float" office:value="101.726" calcext:value-type="float">
            <text:p>101.726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78" calcext:value-type="float">
            <text:p>49.578</text:p>
          </table:table-cell>
          <table:table-cell office:value-type="float" office:value="87.7927" calcext:value-type="float">
            <text:p>87.7927</text:p>
          </table:table-cell>
          <table:table-cell office:value-type="float" office:value="111.348" calcext:value-type="float">
            <text:p>111.348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201" calcext:value-type="float">
            <text:p>44.7201</text:p>
          </table:table-cell>
          <table:table-cell office:value-type="float" office:value="78.5801" calcext:value-type="float">
            <text:p>78.5801</text:p>
          </table:table-cell>
          <table:table-cell office:value-type="float" office:value="101.011" calcext:value-type="float">
            <text:p>101.011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3" calcext:value-type="float">
            <text:p>47.73</text:p>
          </table:table-cell>
          <table:table-cell office:value-type="float" office:value="67.7958" calcext:value-type="float">
            <text:p>67.7958</text:p>
          </table:table-cell>
          <table:table-cell office:value-type="float" office:value="83.2893" calcext:value-type="float">
            <text:p>83.289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9" calcext:value-type="float">
            <text:p>61.4449</text:p>
          </table:table-cell>
          <table:table-cell office:value-type="float" office:value="52.6264" calcext:value-type="float">
            <text:p>52.6264</text:p>
          </table:table-cell>
          <table:table-cell office:value-type="float" office:value="57.4695" calcext:value-type="float">
            <text:p>57.4695</text:p>
          </table:table-cell>
          <table:table-cell office:value-type="float" office:value="73.0499" calcext:value-type="float">
            <text:p>73.0499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444" calcext:value-type="float">
            <text:p>51.7444</text:p>
          </table:table-cell>
          <table:table-cell office:value-type="float" office:value="82.1059" calcext:value-type="float">
            <text:p>82.1059</text:p>
          </table:table-cell>
          <table:table-cell office:value-type="float" office:value="101.724" calcext:value-type="float">
            <text:p>101.724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78" calcext:value-type="float">
            <text:p>49.578</text:p>
          </table:table-cell>
          <table:table-cell office:value-type="float" office:value="87.7927" calcext:value-type="float">
            <text:p>87.7927</text:p>
          </table:table-cell>
          <table:table-cell office:value-type="float" office:value="111.347" calcext:value-type="float">
            <text:p>111.347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234" calcext:value-type="float">
            <text:p>44.7234</text:p>
          </table:table-cell>
          <table:table-cell office:value-type="float" office:value="78.5828" calcext:value-type="float">
            <text:p>78.5828</text:p>
          </table:table-cell>
          <table:table-cell office:value-type="float" office:value="101.01" calcext:value-type="float">
            <text:p>101.01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335" calcext:value-type="float">
            <text:p>47.7335</text:p>
          </table:table-cell>
          <table:table-cell office:value-type="float" office:value="67.801" calcext:value-type="float">
            <text:p>67.801</text:p>
          </table:table-cell>
          <table:table-cell office:value-type="float" office:value="83.2928" calcext:value-type="float">
            <text:p>83.292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6004" calcext:value-type="float">
            <text:p>52.6004</text:p>
          </table:table-cell>
          <table:table-cell office:value-type="float" office:value="57.4258" calcext:value-type="float">
            <text:p>57.4258</text:p>
          </table:table-cell>
          <table:table-cell office:value-type="float" office:value="73.0166" calcext:value-type="float">
            <text:p>73.0166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422" calcext:value-type="float">
            <text:p>51.7422</text:p>
          </table:table-cell>
          <table:table-cell office:value-type="float" office:value="82.1024" calcext:value-type="float">
            <text:p>82.1024</text:p>
          </table:table-cell>
          <table:table-cell office:value-type="float" office:value="101.72" calcext:value-type="float">
            <text:p>101.72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778" calcext:value-type="float">
            <text:p>49.5778</text:p>
          </table:table-cell>
          <table:table-cell office:value-type="float" office:value="87.7923" calcext:value-type="float">
            <text:p>87.7923</text:p>
          </table:table-cell>
          <table:table-cell office:value-type="float" office:value="111.347" calcext:value-type="float">
            <text:p>111.347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316" calcext:value-type="float">
            <text:p>44.7316</text:p>
          </table:table-cell>
          <table:table-cell office:value-type="float" office:value="78.5921" calcext:value-type="float">
            <text:p>78.5921</text:p>
          </table:table-cell>
          <table:table-cell office:value-type="float" office:value="101.015" calcext:value-type="float">
            <text:p>101.015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366" calcext:value-type="float">
            <text:p>47.7366</text:p>
          </table:table-cell>
          <table:table-cell office:value-type="float" office:value="67.8059" calcext:value-type="float">
            <text:p>67.8059</text:p>
          </table:table-cell>
          <table:table-cell office:value-type="float" office:value="83.2974" calcext:value-type="float">
            <text:p>83.297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5885" calcext:value-type="float">
            <text:p>52.5885</text:p>
          </table:table-cell>
          <table:table-cell office:value-type="float" office:value="57.3981" calcext:value-type="float">
            <text:p>57.3981</text:p>
          </table:table-cell>
          <table:table-cell office:value-type="float" office:value="72.985" calcext:value-type="float">
            <text:p>72.985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405" calcext:value-type="float">
            <text:p>51.7405</text:p>
          </table:table-cell>
          <table:table-cell office:value-type="float" office:value="82.0995" calcext:value-type="float">
            <text:p>82.0995</text:p>
          </table:table-cell>
          <table:table-cell office:value-type="float" office:value="101.717" calcext:value-type="float">
            <text:p>101.717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77" calcext:value-type="float">
            <text:p>49.577</text:p>
          </table:table-cell>
          <table:table-cell office:value-type="float" office:value="87.7911" calcext:value-type="float">
            <text:p>87.7911</text:p>
          </table:table-cell>
          <table:table-cell office:value-type="float" office:value="111.345" calcext:value-type="float">
            <text:p>111.345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422" calcext:value-type="float">
            <text:p>44.7422</text:p>
          </table:table-cell>
          <table:table-cell office:value-type="float" office:value="78.6059" calcext:value-type="float">
            <text:p>78.6059</text:p>
          </table:table-cell>
          <table:table-cell office:value-type="float" office:value="101.027" calcext:value-type="float">
            <text:p>101.027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413" calcext:value-type="float">
            <text:p>47.7413</text:p>
          </table:table-cell>
          <table:table-cell office:value-type="float" office:value="67.8136" calcext:value-type="float">
            <text:p>67.8136</text:p>
          </table:table-cell>
          <table:table-cell office:value-type="float" office:value="83.3043" calcext:value-type="float">
            <text:p>83.30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5892" calcext:value-type="float">
            <text:p>52.5892</text:p>
          </table:table-cell>
          <table:table-cell office:value-type="float" office:value="57.3993" calcext:value-type="float">
            <text:p>57.3993</text:p>
          </table:table-cell>
          <table:table-cell office:value-type="float" office:value="72.9857" calcext:value-type="float">
            <text:p>72.9857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37" calcext:value-type="float">
            <text:p>51.737</text:p>
          </table:table-cell>
          <table:table-cell office:value-type="float" office:value="82.0937" calcext:value-type="float">
            <text:p>82.0937</text:p>
          </table:table-cell>
          <table:table-cell office:value-type="float" office:value="101.71" calcext:value-type="float">
            <text:p>101.71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751" calcext:value-type="float">
            <text:p>49.5751</text:p>
          </table:table-cell>
          <table:table-cell office:value-type="float" office:value="87.7882" calcext:value-type="float">
            <text:p>87.7882</text:p>
          </table:table-cell>
          <table:table-cell office:value-type="float" office:value="111.342" calcext:value-type="float">
            <text:p>111.342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476" calcext:value-type="float">
            <text:p>44.7476</text:p>
          </table:table-cell>
          <table:table-cell office:value-type="float" office:value="78.6124" calcext:value-type="float">
            <text:p>78.6124</text:p>
          </table:table-cell>
          <table:table-cell office:value-type="float" office:value="101.031" calcext:value-type="float">
            <text:p>101.031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443" calcext:value-type="float">
            <text:p>47.7443</text:p>
          </table:table-cell>
          <table:table-cell office:value-type="float" office:value="67.8187" calcext:value-type="float">
            <text:p>67.8187</text:p>
          </table:table-cell>
          <table:table-cell office:value-type="float" office:value="83.3095" calcext:value-type="float">
            <text:p>83.309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5862" calcext:value-type="float">
            <text:p>52.5862</text:p>
          </table:table-cell>
          <table:table-cell office:value-type="float" office:value="57.3903" calcext:value-type="float">
            <text:p>57.3903</text:p>
          </table:table-cell>
          <table:table-cell office:value-type="float" office:value="72.9713" calcext:value-type="float">
            <text:p>72.9713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32" calcext:value-type="float">
            <text:p>51.732</text:p>
          </table:table-cell>
          <table:table-cell office:value-type="float" office:value="82.0857" calcext:value-type="float">
            <text:p>82.0857</text:p>
          </table:table-cell>
          <table:table-cell office:value-type="float" office:value="101.701" calcext:value-type="float">
            <text:p>101.701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744" calcext:value-type="float">
            <text:p>49.5744</text:p>
          </table:table-cell>
          <table:table-cell office:value-type="float" office:value="87.7871" calcext:value-type="float">
            <text:p>87.7871</text:p>
          </table:table-cell>
          <table:table-cell office:value-type="float" office:value="111.341" calcext:value-type="float">
            <text:p>111.341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501" calcext:value-type="float">
            <text:p>44.7501</text:p>
          </table:table-cell>
          <table:table-cell office:value-type="float" office:value="78.6096" calcext:value-type="float">
            <text:p>78.6096</text:p>
          </table:table-cell>
          <table:table-cell office:value-type="float" office:value="101.017" calcext:value-type="float">
            <text:p>101.017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46" calcext:value-type="float">
            <text:p>47.746</text:p>
          </table:table-cell>
          <table:table-cell office:value-type="float" office:value="67.8213" calcext:value-type="float">
            <text:p>67.8213</text:p>
          </table:table-cell>
          <table:table-cell office:value-type="float" office:value="83.3116" calcext:value-type="float">
            <text:p>83.311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5888" calcext:value-type="float">
            <text:p>52.5888</text:p>
          </table:table-cell>
          <table:table-cell office:value-type="float" office:value="57.4097" calcext:value-type="float">
            <text:p>57.4097</text:p>
          </table:table-cell>
          <table:table-cell office:value-type="float" office:value="72.9898" calcext:value-type="float">
            <text:p>72.9898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88" calcext:value-type="float">
            <text:p>51.7288</text:p>
          </table:table-cell>
          <table:table-cell office:value-type="float" office:value="82.0805" calcext:value-type="float">
            <text:p>82.0805</text:p>
          </table:table-cell>
          <table:table-cell office:value-type="float" office:value="101.696" calcext:value-type="float">
            <text:p>101.696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707" calcext:value-type="float">
            <text:p>49.5707</text:p>
          </table:table-cell>
          <table:table-cell office:value-type="float" office:value="87.7818" calcext:value-type="float">
            <text:p>87.7818</text:p>
          </table:table-cell>
          <table:table-cell office:value-type="float" office:value="111.335" calcext:value-type="float">
            <text:p>111.335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53" calcext:value-type="float">
            <text:p>44.753</text:p>
          </table:table-cell>
          <table:table-cell office:value-type="float" office:value="78.6078" calcext:value-type="float">
            <text:p>78.6078</text:p>
          </table:table-cell>
          <table:table-cell office:value-type="float" office:value="101.005" calcext:value-type="float">
            <text:p>101.005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461" calcext:value-type="float">
            <text:p>47.7461</text:p>
          </table:table-cell>
          <table:table-cell office:value-type="float" office:value="67.8213" calcext:value-type="float">
            <text:p>67.8213</text:p>
          </table:table-cell>
          <table:table-cell office:value-type="float" office:value="83.3112" calcext:value-type="float">
            <text:p>83.311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5979" calcext:value-type="float">
            <text:p>52.5979</text:p>
          </table:table-cell>
          <table:table-cell office:value-type="float" office:value="57.442" calcext:value-type="float">
            <text:p>57.442</text:p>
          </table:table-cell>
          <table:table-cell office:value-type="float" office:value="73.0281" calcext:value-type="float">
            <text:p>73.0281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72" calcext:value-type="float">
            <text:p>51.7272</text:p>
          </table:table-cell>
          <table:table-cell office:value-type="float" office:value="82.0781" calcext:value-type="float">
            <text:p>82.0781</text:p>
          </table:table-cell>
          <table:table-cell office:value-type="float" office:value="101.693" calcext:value-type="float">
            <text:p>101.693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678" calcext:value-type="float">
            <text:p>49.5678</text:p>
          </table:table-cell>
          <table:table-cell office:value-type="float" office:value="87.7777" calcext:value-type="float">
            <text:p>87.7777</text:p>
          </table:table-cell>
          <table:table-cell office:value-type="float" office:value="111.331" calcext:value-type="float">
            <text:p>111.331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47" calcext:value-type="float">
            <text:p>44.747</text:p>
          </table:table-cell>
          <table:table-cell office:value-type="float" office:value="78.5896" calcext:value-type="float">
            <text:p>78.5896</text:p>
          </table:table-cell>
          <table:table-cell office:value-type="float" office:value="100.969" calcext:value-type="float">
            <text:p>100.969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462" calcext:value-type="float">
            <text:p>47.7462</text:p>
          </table:table-cell>
          <table:table-cell office:value-type="float" office:value="67.8213" calcext:value-type="float">
            <text:p>67.8213</text:p>
          </table:table-cell>
          <table:table-cell office:value-type="float" office:value="83.311" calcext:value-type="float">
            <text:p>83.3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6086" calcext:value-type="float">
            <text:p>52.6086</text:p>
          </table:table-cell>
          <table:table-cell office:value-type="float" office:value="57.4787" calcext:value-type="float">
            <text:p>57.4787</text:p>
          </table:table-cell>
          <table:table-cell office:value-type="float" office:value="73.0666" calcext:value-type="float">
            <text:p>73.0666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64" calcext:value-type="float">
            <text:p>51.7264</text:p>
          </table:table-cell>
          <table:table-cell office:value-type="float" office:value="82.0767" calcext:value-type="float">
            <text:p>82.0767</text:p>
          </table:table-cell>
          <table:table-cell office:value-type="float" office:value="101.692" calcext:value-type="float">
            <text:p>101.692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661" calcext:value-type="float">
            <text:p>49.5661</text:p>
          </table:table-cell>
          <table:table-cell office:value-type="float" office:value="87.7754" calcext:value-type="float">
            <text:p>87.7754</text:p>
          </table:table-cell>
          <table:table-cell office:value-type="float" office:value="111.329" calcext:value-type="float">
            <text:p>111.329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434" calcext:value-type="float">
            <text:p>44.7434</text:p>
          </table:table-cell>
          <table:table-cell office:value-type="float" office:value="78.5805" calcext:value-type="float">
            <text:p>78.5805</text:p>
          </table:table-cell>
          <table:table-cell office:value-type="float" office:value="100.953" calcext:value-type="float">
            <text:p>100.953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461" calcext:value-type="float">
            <text:p>47.7461</text:p>
          </table:table-cell>
          <table:table-cell office:value-type="float" office:value="67.8212" calcext:value-type="float">
            <text:p>67.8212</text:p>
          </table:table-cell>
          <table:table-cell office:value-type="float" office:value="83.3108" calcext:value-type="float">
            <text:p>83.31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6222" calcext:value-type="float">
            <text:p>52.6222</text:p>
          </table:table-cell>
          <table:table-cell office:value-type="float" office:value="57.5156" calcext:value-type="float">
            <text:p>57.5156</text:p>
          </table:table-cell>
          <table:table-cell office:value-type="float" office:value="73.1059" calcext:value-type="float">
            <text:p>73.1059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75" calcext:value-type="float">
            <text:p>51.7275</text:p>
          </table:table-cell>
          <table:table-cell office:value-type="float" office:value="82.0784" calcext:value-type="float">
            <text:p>82.0784</text:p>
          </table:table-cell>
          <table:table-cell office:value-type="float" office:value="101.694" calcext:value-type="float">
            <text:p>101.694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648" calcext:value-type="float">
            <text:p>49.5648</text:p>
          </table:table-cell>
          <table:table-cell office:value-type="float" office:value="87.7736" calcext:value-type="float">
            <text:p>87.7736</text:p>
          </table:table-cell>
          <table:table-cell office:value-type="float" office:value="111.327" calcext:value-type="float">
            <text:p>111.327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439" calcext:value-type="float">
            <text:p>44.7439</text:p>
          </table:table-cell>
          <table:table-cell office:value-type="float" office:value="78.581" calcext:value-type="float">
            <text:p>78.581</text:p>
          </table:table-cell>
          <table:table-cell office:value-type="float" office:value="100.953" calcext:value-type="float">
            <text:p>100.953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457" calcext:value-type="float">
            <text:p>47.7457</text:p>
          </table:table-cell>
          <table:table-cell office:value-type="float" office:value="67.8204" calcext:value-type="float">
            <text:p>67.8204</text:p>
          </table:table-cell>
          <table:table-cell office:value-type="float" office:value="83.3097" calcext:value-type="float">
            <text:p>83.309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633" calcext:value-type="float">
            <text:p>52.633</text:p>
          </table:table-cell>
          <table:table-cell office:value-type="float" office:value="57.5419" calcext:value-type="float">
            <text:p>57.5419</text:p>
          </table:table-cell>
          <table:table-cell office:value-type="float" office:value="73.1303" calcext:value-type="float">
            <text:p>73.1303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65" calcext:value-type="float">
            <text:p>51.7265</text:p>
          </table:table-cell>
          <table:table-cell office:value-type="float" office:value="82.0764" calcext:value-type="float">
            <text:p>82.0764</text:p>
          </table:table-cell>
          <table:table-cell office:value-type="float" office:value="101.691" calcext:value-type="float">
            <text:p>101.691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633" calcext:value-type="float">
            <text:p>49.5633</text:p>
          </table:table-cell>
          <table:table-cell office:value-type="float" office:value="87.7715" calcext:value-type="float">
            <text:p>87.7715</text:p>
          </table:table-cell>
          <table:table-cell office:value-type="float" office:value="111.325" calcext:value-type="float">
            <text:p>111.325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438" calcext:value-type="float">
            <text:p>44.7438</text:p>
          </table:table-cell>
          <table:table-cell office:value-type="float" office:value="78.581" calcext:value-type="float">
            <text:p>78.581</text:p>
          </table:table-cell>
          <table:table-cell office:value-type="float" office:value="100.953" calcext:value-type="float">
            <text:p>100.953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455" calcext:value-type="float">
            <text:p>47.7455</text:p>
          </table:table-cell>
          <table:table-cell office:value-type="float" office:value="67.8199" calcext:value-type="float">
            <text:p>67.8199</text:p>
          </table:table-cell>
          <table:table-cell office:value-type="float" office:value="83.309" calcext:value-type="float">
            <text:p>83.30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6476" calcext:value-type="float">
            <text:p>52.6476</text:p>
          </table:table-cell>
          <table:table-cell office:value-type="float" office:value="57.5714" calcext:value-type="float">
            <text:p>57.5714</text:p>
          </table:table-cell>
          <table:table-cell office:value-type="float" office:value="73.1529" calcext:value-type="float">
            <text:p>73.1529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25" calcext:value-type="float">
            <text:p>51.7225</text:p>
          </table:table-cell>
          <table:table-cell office:value-type="float" office:value="82.0695" calcext:value-type="float">
            <text:p>82.0695</text:p>
          </table:table-cell>
          <table:table-cell office:value-type="float" office:value="101.683" calcext:value-type="float">
            <text:p>101.683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615" calcext:value-type="float">
            <text:p>49.5615</text:p>
          </table:table-cell>
          <table:table-cell office:value-type="float" office:value="87.7691" calcext:value-type="float">
            <text:p>87.7691</text:p>
          </table:table-cell>
          <table:table-cell office:value-type="float" office:value="111.323" calcext:value-type="float">
            <text:p>111.323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443" calcext:value-type="float">
            <text:p>44.7443</text:p>
          </table:table-cell>
          <table:table-cell office:value-type="float" office:value="78.5822" calcext:value-type="float">
            <text:p>78.5822</text:p>
          </table:table-cell>
          <table:table-cell office:value-type="float" office:value="100.955" calcext:value-type="float">
            <text:p>100.955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435" calcext:value-type="float">
            <text:p>47.7435</text:p>
          </table:table-cell>
          <table:table-cell office:value-type="float" office:value="67.8161" calcext:value-type="float">
            <text:p>67.8161</text:p>
          </table:table-cell>
          <table:table-cell office:value-type="float" office:value="83.3043" calcext:value-type="float">
            <text:p>83.30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6886" calcext:value-type="float">
            <text:p>52.6886</text:p>
          </table:table-cell>
          <table:table-cell office:value-type="float" office:value="57.6386" calcext:value-type="float">
            <text:p>57.6386</text:p>
          </table:table-cell>
          <table:table-cell office:value-type="float" office:value="73.1939" calcext:value-type="float">
            <text:p>73.1939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12" calcext:value-type="float">
            <text:p>51.7212</text:p>
          </table:table-cell>
          <table:table-cell office:value-type="float" office:value="82.0673" calcext:value-type="float">
            <text:p>82.0673</text:p>
          </table:table-cell>
          <table:table-cell office:value-type="float" office:value="101.68" calcext:value-type="float">
            <text:p>101.68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566" calcext:value-type="float">
            <text:p>49.5566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111.314" calcext:value-type="float">
            <text:p>111.314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487" calcext:value-type="float">
            <text:p>44.7487</text:p>
          </table:table-cell>
          <table:table-cell office:value-type="float" office:value="78.59" calcext:value-type="float">
            <text:p>78.59</text:p>
          </table:table-cell>
          <table:table-cell office:value-type="float" office:value="100.966" calcext:value-type="float">
            <text:p>100.966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433" calcext:value-type="float">
            <text:p>47.7433</text:p>
          </table:table-cell>
          <table:table-cell office:value-type="float" office:value="67.8159" calcext:value-type="float">
            <text:p>67.8159</text:p>
          </table:table-cell>
          <table:table-cell office:value-type="float" office:value="83.3042" calcext:value-type="float">
            <text:p>83.304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721" calcext:value-type="float">
            <text:p>52.721</text:p>
          </table:table-cell>
          <table:table-cell office:value-type="float" office:value="57.6939" calcext:value-type="float">
            <text:p>57.6939</text:p>
          </table:table-cell>
          <table:table-cell office:value-type="float" office:value="73.2349" calcext:value-type="float">
            <text:p>73.2349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172" calcext:value-type="float">
            <text:p>51.7172</text:p>
          </table:table-cell>
          <table:table-cell office:value-type="float" office:value="82.0609" calcext:value-type="float">
            <text:p>82.0609</text:p>
          </table:table-cell>
          <table:table-cell office:value-type="float" office:value="101.673" calcext:value-type="float">
            <text:p>101.673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552" calcext:value-type="float">
            <text:p>49.5552</text:p>
          </table:table-cell>
          <table:table-cell office:value-type="float" office:value="87.7594" calcext:value-type="float">
            <text:p>87.7594</text:p>
          </table:table-cell>
          <table:table-cell office:value-type="float" office:value="111.312" calcext:value-type="float">
            <text:p>111.312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554" calcext:value-type="float">
            <text:p>44.7554</text:p>
          </table:table-cell>
          <table:table-cell office:value-type="float" office:value="78.6051" calcext:value-type="float">
            <text:p>78.6051</text:p>
          </table:table-cell>
          <table:table-cell office:value-type="float" office:value="100.991" calcext:value-type="float">
            <text:p>100.991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431" calcext:value-type="float">
            <text:p>47.7431</text:p>
          </table:table-cell>
          <table:table-cell office:value-type="float" office:value="67.8157" calcext:value-type="float">
            <text:p>67.8157</text:p>
          </table:table-cell>
          <table:table-cell office:value-type="float" office:value="83.3041" calcext:value-type="float">
            <text:p>83.304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7477" calcext:value-type="float">
            <text:p>52.7477</text:p>
          </table:table-cell>
          <table:table-cell office:value-type="float" office:value="57.7394" calcext:value-type="float">
            <text:p>57.7394</text:p>
          </table:table-cell>
          <table:table-cell office:value-type="float" office:value="73.2662" calcext:value-type="float">
            <text:p>73.2662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099" calcext:value-type="float">
            <text:p>51.7099</text:p>
          </table:table-cell>
          <table:table-cell office:value-type="float" office:value="82.0489" calcext:value-type="float">
            <text:p>82.0489</text:p>
          </table:table-cell>
          <table:table-cell office:value-type="float" office:value="101.66" calcext:value-type="float">
            <text:p>101.66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533" calcext:value-type="float">
            <text:p>49.5533</text:p>
          </table:table-cell>
          <table:table-cell office:value-type="float" office:value="87.7566" calcext:value-type="float">
            <text:p>87.7566</text:p>
          </table:table-cell>
          <table:table-cell office:value-type="float" office:value="111.309" calcext:value-type="float">
            <text:p>111.309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579" calcext:value-type="float">
            <text:p>44.7579</text:p>
          </table:table-cell>
          <table:table-cell office:value-type="float" office:value="78.6136" calcext:value-type="float">
            <text:p>78.6136</text:p>
          </table:table-cell>
          <table:table-cell office:value-type="float" office:value="101.009" calcext:value-type="float">
            <text:p>101.009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431" calcext:value-type="float">
            <text:p>47.7431</text:p>
          </table:table-cell>
          <table:table-cell office:value-type="float" office:value="67.8159" calcext:value-type="float">
            <text:p>67.8159</text:p>
          </table:table-cell>
          <table:table-cell office:value-type="float" office:value="83.3047" calcext:value-type="float">
            <text:p>83.304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7702" calcext:value-type="float">
            <text:p>52.7702</text:p>
          </table:table-cell>
          <table:table-cell office:value-type="float" office:value="57.7804" calcext:value-type="float">
            <text:p>57.7804</text:p>
          </table:table-cell>
          <table:table-cell office:value-type="float" office:value="73.2943" calcext:value-type="float">
            <text:p>73.2943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029" calcext:value-type="float">
            <text:p>51.7029</text:p>
          </table:table-cell>
          <table:table-cell office:value-type="float" office:value="82.0371" calcext:value-type="float">
            <text:p>82.0371</text:p>
          </table:table-cell>
          <table:table-cell office:value-type="float" office:value="101.646" calcext:value-type="float">
            <text:p>101.646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525" calcext:value-type="float">
            <text:p>49.5525</text:p>
          </table:table-cell>
          <table:table-cell office:value-type="float" office:value="87.7554" calcext:value-type="float">
            <text:p>87.7554</text:p>
          </table:table-cell>
          <table:table-cell office:value-type="float" office:value="111.308" calcext:value-type="float">
            <text:p>111.308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433" calcext:value-type="float">
            <text:p>44.7433</text:p>
          </table:table-cell>
          <table:table-cell office:value-type="float" office:value="78.5922" calcext:value-type="float">
            <text:p>78.5922</text:p>
          </table:table-cell>
          <table:table-cell office:value-type="float" office:value="100.986" calcext:value-type="float">
            <text:p>100.986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43" calcext:value-type="float">
            <text:p>47.743</text:p>
          </table:table-cell>
          <table:table-cell office:value-type="float" office:value="67.8158" calcext:value-type="float">
            <text:p>67.8158</text:p>
          </table:table-cell>
          <table:table-cell office:value-type="float" office:value="83.3048" calcext:value-type="float">
            <text:p>83.304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7879" calcext:value-type="float">
            <text:p>52.7879</text:p>
          </table:table-cell>
          <table:table-cell office:value-type="float" office:value="57.8133" calcext:value-type="float">
            <text:p>57.8133</text:p>
          </table:table-cell>
          <table:table-cell office:value-type="float" office:value="73.3159" calcext:value-type="float">
            <text:p>73.3159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6957" calcext:value-type="float">
            <text:p>51.6957</text:p>
          </table:table-cell>
          <table:table-cell office:value-type="float" office:value="82.0252" calcext:value-type="float">
            <text:p>82.0252</text:p>
          </table:table-cell>
          <table:table-cell office:value-type="float" office:value="101.633" calcext:value-type="float">
            <text:p>101.633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517" calcext:value-type="float">
            <text:p>49.5517</text:p>
          </table:table-cell>
          <table:table-cell office:value-type="float" office:value="87.7544" calcext:value-type="float">
            <text:p>87.7544</text:p>
          </table:table-cell>
          <table:table-cell office:value-type="float" office:value="111.307" calcext:value-type="float">
            <text:p>111.307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442" calcext:value-type="float">
            <text:p>44.7442</text:p>
          </table:table-cell>
          <table:table-cell office:value-type="float" office:value="78.5942" calcext:value-type="float">
            <text:p>78.5942</text:p>
          </table:table-cell>
          <table:table-cell office:value-type="float" office:value="100.99" calcext:value-type="float">
            <text:p>100.99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397" calcext:value-type="float">
            <text:p>47.7397</text:p>
          </table:table-cell>
          <table:table-cell office:value-type="float" office:value="67.8104" calcext:value-type="float">
            <text:p>67.8104</text:p>
          </table:table-cell>
          <table:table-cell office:value-type="float" office:value="83.3001" calcext:value-type="float">
            <text:p>83.300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8054" calcext:value-type="float">
            <text:p>52.8054</text:p>
          </table:table-cell>
          <table:table-cell office:value-type="float" office:value="57.8454" calcext:value-type="float">
            <text:p>57.8454</text:p>
          </table:table-cell>
          <table:table-cell office:value-type="float" office:value="73.332" calcext:value-type="float">
            <text:p>73.332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6868" calcext:value-type="float">
            <text:p>51.6868</text:p>
          </table:table-cell>
          <table:table-cell office:value-type="float" office:value="82.0105" calcext:value-type="float">
            <text:p>82.0105</text:p>
          </table:table-cell>
          <table:table-cell office:value-type="float" office:value="101.616" calcext:value-type="float">
            <text:p>101.616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467" calcext:value-type="float">
            <text:p>49.5467</text:p>
          </table:table-cell>
          <table:table-cell office:value-type="float" office:value="87.7473" calcext:value-type="float">
            <text:p>87.7473</text:p>
          </table:table-cell>
          <table:table-cell office:value-type="float" office:value="111.3" calcext:value-type="float">
            <text:p>111.3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465" calcext:value-type="float">
            <text:p>44.7465</text:p>
          </table:table-cell>
          <table:table-cell office:value-type="float" office:value="78.5997" calcext:value-type="float">
            <text:p>78.5997</text:p>
          </table:table-cell>
          <table:table-cell office:value-type="float" office:value="100.999" calcext:value-type="float">
            <text:p>100.999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372" calcext:value-type="float">
            <text:p>47.7372</text:p>
          </table:table-cell>
          <table:table-cell office:value-type="float" office:value="67.8066" calcext:value-type="float">
            <text:p>67.8066</text:p>
          </table:table-cell>
          <table:table-cell office:value-type="float" office:value="83.2971" calcext:value-type="float">
            <text:p>83.297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8154" calcext:value-type="float">
            <text:p>52.8154</text:p>
          </table:table-cell>
          <table:table-cell office:value-type="float" office:value="57.8641" calcext:value-type="float">
            <text:p>57.8641</text:p>
          </table:table-cell>
          <table:table-cell office:value-type="float" office:value="73.3435" calcext:value-type="float">
            <text:p>73.3435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6818" calcext:value-type="float">
            <text:p>51.6818</text:p>
          </table:table-cell>
          <table:table-cell office:value-type="float" office:value="82.0024" calcext:value-type="float">
            <text:p>82.0024</text:p>
          </table:table-cell>
          <table:table-cell office:value-type="float" office:value="101.607" calcext:value-type="float">
            <text:p>101.607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437" calcext:value-type="float">
            <text:p>49.5437</text:p>
          </table:table-cell>
          <table:table-cell office:value-type="float" office:value="87.7432" calcext:value-type="float">
            <text:p>87.7432</text:p>
          </table:table-cell>
          <table:table-cell office:value-type="float" office:value="111.296" calcext:value-type="float">
            <text:p>111.296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487" calcext:value-type="float">
            <text:p>44.7487</text:p>
          </table:table-cell>
          <table:table-cell office:value-type="float" office:value="78.6061" calcext:value-type="float">
            <text:p>78.6061</text:p>
          </table:table-cell>
          <table:table-cell office:value-type="float" office:value="101.012" calcext:value-type="float">
            <text:p>101.012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346" calcext:value-type="float">
            <text:p>47.7346</text:p>
          </table:table-cell>
          <table:table-cell office:value-type="float" office:value="67.8019" calcext:value-type="float">
            <text:p>67.8019</text:p>
          </table:table-cell>
          <table:table-cell office:value-type="float" office:value="83.292" calcext:value-type="float">
            <text:p>83.29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8272" calcext:value-type="float">
            <text:p>52.8272</text:p>
          </table:table-cell>
          <table:table-cell office:value-type="float" office:value="57.8884" calcext:value-type="float">
            <text:p>57.8884</text:p>
          </table:table-cell>
          <table:table-cell office:value-type="float" office:value="73.3618" calcext:value-type="float">
            <text:p>73.3618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6794" calcext:value-type="float">
            <text:p>51.6794</text:p>
          </table:table-cell>
          <table:table-cell office:value-type="float" office:value="81.9985" calcext:value-type="float">
            <text:p>81.9985</text:p>
          </table:table-cell>
          <table:table-cell office:value-type="float" office:value="101.603" calcext:value-type="float">
            <text:p>101.603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411" calcext:value-type="float">
            <text:p>49.5411</text:p>
          </table:table-cell>
          <table:table-cell office:value-type="float" office:value="87.7396" calcext:value-type="float">
            <text:p>87.7396</text:p>
          </table:table-cell>
          <table:table-cell office:value-type="float" office:value="111.292" calcext:value-type="float">
            <text:p>111.292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618" calcext:value-type="float">
            <text:p>44.7618</text:p>
          </table:table-cell>
          <table:table-cell office:value-type="float" office:value="78.631" calcext:value-type="float">
            <text:p>78.631</text:p>
          </table:table-cell>
          <table:table-cell office:value-type="float" office:value="101.048" calcext:value-type="float">
            <text:p>101.048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318" calcext:value-type="float">
            <text:p>47.7318</text:p>
          </table:table-cell>
          <table:table-cell office:value-type="float" office:value="67.7972" calcext:value-type="float">
            <text:p>67.7972</text:p>
          </table:table-cell>
          <table:table-cell office:value-type="float" office:value="83.2872" calcext:value-type="float">
            <text:p>83.287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8494" calcext:value-type="float">
            <text:p>52.8494</text:p>
          </table:table-cell>
          <table:table-cell office:value-type="float" office:value="57.933" calcext:value-type="float">
            <text:p>57.933</text:p>
          </table:table-cell>
          <table:table-cell office:value-type="float" office:value="73.3877" calcext:value-type="float">
            <text:p>73.3877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6761" calcext:value-type="float">
            <text:p>51.6761</text:p>
          </table:table-cell>
          <table:table-cell office:value-type="float" office:value="81.9931" calcext:value-type="float">
            <text:p>81.9931</text:p>
          </table:table-cell>
          <table:table-cell office:value-type="float" office:value="101.597" calcext:value-type="float">
            <text:p>101.597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367" calcext:value-type="float">
            <text:p>49.5367</text:p>
          </table:table-cell>
          <table:table-cell office:value-type="float" office:value="87.7326" calcext:value-type="float">
            <text:p>87.7326</text:p>
          </table:table-cell>
          <table:table-cell office:value-type="float" office:value="111.284" calcext:value-type="float">
            <text:p>111.284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634" calcext:value-type="float">
            <text:p>44.7634</text:p>
          </table:table-cell>
          <table:table-cell office:value-type="float" office:value="78.6336" calcext:value-type="float">
            <text:p>78.6336</text:p>
          </table:table-cell>
          <table:table-cell office:value-type="float" office:value="101.051" calcext:value-type="float">
            <text:p>101.051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308" calcext:value-type="float">
            <text:p>47.7308</text:p>
          </table:table-cell>
          <table:table-cell office:value-type="float" office:value="67.7961" calcext:value-type="float">
            <text:p>67.7961</text:p>
          </table:table-cell>
          <table:table-cell office:value-type="float" office:value="83.2875" calcext:value-type="float">
            <text:p>83.287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8732" calcext:value-type="float">
            <text:p>52.8732</text:p>
          </table:table-cell>
          <table:table-cell office:value-type="float" office:value="57.9747" calcext:value-type="float">
            <text:p>57.9747</text:p>
          </table:table-cell>
          <table:table-cell office:value-type="float" office:value="73.4004" calcext:value-type="float">
            <text:p>73.4004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6743" calcext:value-type="float">
            <text:p>51.6743</text:p>
          </table:table-cell>
          <table:table-cell office:value-type="float" office:value="81.9902" calcext:value-type="float">
            <text:p>81.9902</text:p>
          </table:table-cell>
          <table:table-cell office:value-type="float" office:value="101.593" calcext:value-type="float">
            <text:p>101.593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315" calcext:value-type="float">
            <text:p>49.5315</text:p>
          </table:table-cell>
          <table:table-cell office:value-type="float" office:value="87.7244" calcext:value-type="float">
            <text:p>87.7244</text:p>
          </table:table-cell>
          <table:table-cell office:value-type="float" office:value="111.274" calcext:value-type="float">
            <text:p>111.274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46" calcext:value-type="float">
            <text:p>44.746</text:p>
          </table:table-cell>
          <table:table-cell office:value-type="float" office:value="78.6069" calcext:value-type="float">
            <text:p>78.6069</text:p>
          </table:table-cell>
          <table:table-cell office:value-type="float" office:value="101.021" calcext:value-type="float">
            <text:p>101.021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261" calcext:value-type="float">
            <text:p>47.7261</text:p>
          </table:table-cell>
          <table:table-cell office:value-type="float" office:value="67.7883" calcext:value-type="float">
            <text:p>67.7883</text:p>
          </table:table-cell>
          <table:table-cell office:value-type="float" office:value="83.28" calcext:value-type="float">
            <text:p>83.2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902" calcext:value-type="float">
            <text:p>52.902</text:p>
          </table:table-cell>
          <table:table-cell office:value-type="float" office:value="58.0281" calcext:value-type="float">
            <text:p>58.0281</text:p>
          </table:table-cell>
          <table:table-cell office:value-type="float" office:value="73.4237" calcext:value-type="float">
            <text:p>73.4237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6698" calcext:value-type="float">
            <text:p>51.6698</text:p>
          </table:table-cell>
          <table:table-cell office:value-type="float" office:value="81.9824" calcext:value-type="float">
            <text:p>81.9824</text:p>
          </table:table-cell>
          <table:table-cell office:value-type="float" office:value="101.584" calcext:value-type="float">
            <text:p>101.584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267" calcext:value-type="float">
            <text:p>49.5267</text:p>
          </table:table-cell>
          <table:table-cell office:value-type="float" office:value="87.7163" calcext:value-type="float">
            <text:p>87.7163</text:p>
          </table:table-cell>
          <table:table-cell office:value-type="float" office:value="111.263" calcext:value-type="float">
            <text:p>111.263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457" calcext:value-type="float">
            <text:p>44.7457</text:p>
          </table:table-cell>
          <table:table-cell office:value-type="float" office:value="78.6072" calcext:value-type="float">
            <text:p>78.6072</text:p>
          </table:table-cell>
          <table:table-cell office:value-type="float" office:value="101.023" calcext:value-type="float">
            <text:p>101.023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156" calcext:value-type="float">
            <text:p>47.7156</text:p>
          </table:table-cell>
          <table:table-cell office:value-type="float" office:value="67.77" calcext:value-type="float">
            <text:p>67.77</text:p>
          </table:table-cell>
          <table:table-cell office:value-type="float" office:value="83.2604" calcext:value-type="float">
            <text:p>83.260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9098" calcext:value-type="float">
            <text:p>52.9098</text:p>
          </table:table-cell>
          <table:table-cell office:value-type="float" office:value="58.0426" calcext:value-type="float">
            <text:p>58.0426</text:p>
          </table:table-cell>
          <table:table-cell office:value-type="float" office:value="73.4336" calcext:value-type="float">
            <text:p>73.4336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668" calcext:value-type="float">
            <text:p>51.668</text:p>
          </table:table-cell>
          <table:table-cell office:value-type="float" office:value="81.9792" calcext:value-type="float">
            <text:p>81.9792</text:p>
          </table:table-cell>
          <table:table-cell office:value-type="float" office:value="101.58" calcext:value-type="float">
            <text:p>101.58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241" calcext:value-type="float">
            <text:p>49.5241</text:p>
          </table:table-cell>
          <table:table-cell office:value-type="float" office:value="87.7121" calcext:value-type="float">
            <text:p>87.7121</text:p>
          </table:table-cell>
          <table:table-cell office:value-type="float" office:value="111.258" calcext:value-type="float">
            <text:p>111.258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459" calcext:value-type="float">
            <text:p>44.7459</text:p>
          </table:table-cell>
          <table:table-cell office:value-type="float" office:value="78.6076" calcext:value-type="float">
            <text:p>78.6076</text:p>
          </table:table-cell>
          <table:table-cell office:value-type="float" office:value="101.024" calcext:value-type="float">
            <text:p>101.024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135" calcext:value-type="float">
            <text:p>47.7135</text:p>
          </table:table-cell>
          <table:table-cell office:value-type="float" office:value="67.7667" calcext:value-type="float">
            <text:p>67.7667</text:p>
          </table:table-cell>
          <table:table-cell office:value-type="float" office:value="83.2579" calcext:value-type="float">
            <text:p>83.257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9245" calcext:value-type="float">
            <text:p>52.9245</text:p>
          </table:table-cell>
          <table:table-cell office:value-type="float" office:value="58.0696" calcext:value-type="float">
            <text:p>58.0696</text:p>
          </table:table-cell>
          <table:table-cell office:value-type="float" office:value="73.4517" calcext:value-type="float">
            <text:p>73.4517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6681" calcext:value-type="float">
            <text:p>51.6681</text:p>
          </table:table-cell>
          <table:table-cell office:value-type="float" office:value="81.9791" calcext:value-type="float">
            <text:p>81.9791</text:p>
          </table:table-cell>
          <table:table-cell office:value-type="float" office:value="101.579" calcext:value-type="float">
            <text:p>101.579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188" calcext:value-type="float">
            <text:p>49.5188</text:p>
          </table:table-cell>
          <table:table-cell office:value-type="float" office:value="87.7035" calcext:value-type="float">
            <text:p>87.7035</text:p>
          </table:table-cell>
          <table:table-cell office:value-type="float" office:value="111.247" calcext:value-type="float">
            <text:p>111.247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35" calcext:value-type="float">
            <text:p>44.735</text:p>
          </table:table-cell>
          <table:table-cell office:value-type="float" office:value="78.5887" calcext:value-type="float">
            <text:p>78.5887</text:p>
          </table:table-cell>
          <table:table-cell office:value-type="float" office:value="100.999" calcext:value-type="float">
            <text:p>100.999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11" calcext:value-type="float">
            <text:p>47.711</text:p>
          </table:table-cell>
          <table:table-cell office:value-type="float" office:value="67.763" calcext:value-type="float">
            <text:p>67.763</text:p>
          </table:table-cell>
          <table:table-cell office:value-type="float" office:value="83.2552" calcext:value-type="float">
            <text:p>83.255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9414" calcext:value-type="float">
            <text:p>52.9414</text:p>
          </table:table-cell>
          <table:table-cell office:value-type="float" office:value="58.1034" calcext:value-type="float">
            <text:p>58.1034</text:p>
          </table:table-cell>
          <table:table-cell office:value-type="float" office:value="73.4759" calcext:value-type="float">
            <text:p>73.4759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6703" calcext:value-type="float">
            <text:p>51.6703</text:p>
          </table:table-cell>
          <table:table-cell office:value-type="float" office:value="81.9824" calcext:value-type="float">
            <text:p>81.9824</text:p>
          </table:table-cell>
          <table:table-cell office:value-type="float" office:value="101.583" calcext:value-type="float">
            <text:p>101.583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162" calcext:value-type="float">
            <text:p>49.5162</text:p>
          </table:table-cell>
          <table:table-cell office:value-type="float" office:value="87.6992" calcext:value-type="float">
            <text:p>87.6992</text:p>
          </table:table-cell>
          <table:table-cell office:value-type="float" office:value="111.242" calcext:value-type="float">
            <text:p>111.242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33" calcext:value-type="float">
            <text:p>44.733</text:p>
          </table:table-cell>
          <table:table-cell office:value-type="float" office:value="78.5861" calcext:value-type="float">
            <text:p>78.5861</text:p>
          </table:table-cell>
          <table:table-cell office:value-type="float" office:value="100.997" calcext:value-type="float">
            <text:p>100.997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066" calcext:value-type="float">
            <text:p>47.7066</text:p>
          </table:table-cell>
          <table:table-cell office:value-type="float" office:value="67.7555" calcext:value-type="float">
            <text:p>67.7555</text:p>
          </table:table-cell>
          <table:table-cell office:value-type="float" office:value="83.2477" calcext:value-type="float">
            <text:p>83.247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9615" calcext:value-type="float">
            <text:p>52.9615</text:p>
          </table:table-cell>
          <table:table-cell office:value-type="float" office:value="58.1466" calcext:value-type="float">
            <text:p>58.1466</text:p>
          </table:table-cell>
          <table:table-cell office:value-type="float" office:value="73.5107" calcext:value-type="float">
            <text:p>73.5107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6721" calcext:value-type="float">
            <text:p>51.6721</text:p>
          </table:table-cell>
          <table:table-cell office:value-type="float" office:value="81.9854" calcext:value-type="float">
            <text:p>81.9854</text:p>
          </table:table-cell>
          <table:table-cell office:value-type="float" office:value="101.586" calcext:value-type="float">
            <text:p>101.586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14" calcext:value-type="float">
            <text:p>49.514</text:p>
          </table:table-cell>
          <table:table-cell office:value-type="float" office:value="87.6957" calcext:value-type="float">
            <text:p>87.6957</text:p>
          </table:table-cell>
          <table:table-cell office:value-type="float" office:value="111.238" calcext:value-type="float">
            <text:p>111.238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167" calcext:value-type="float">
            <text:p>44.7167</text:p>
          </table:table-cell>
          <table:table-cell office:value-type="float" office:value="78.561" calcext:value-type="float">
            <text:p>78.561</text:p>
          </table:table-cell>
          <table:table-cell office:value-type="float" office:value="100.968" calcext:value-type="float">
            <text:p>100.968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037" calcext:value-type="float">
            <text:p>47.7037</text:p>
          </table:table-cell>
          <table:table-cell office:value-type="float" office:value="67.7508" calcext:value-type="float">
            <text:p>67.7508</text:p>
          </table:table-cell>
          <table:table-cell office:value-type="float" office:value="83.2432" calcext:value-type="float">
            <text:p>83.243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9818" calcext:value-type="float">
            <text:p>52.9818</text:p>
          </table:table-cell>
          <table:table-cell office:value-type="float" office:value="58.1869" calcext:value-type="float">
            <text:p>58.1869</text:p>
          </table:table-cell>
          <table:table-cell office:value-type="float" office:value="73.5417" calcext:value-type="float">
            <text:p>73.5417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6715" calcext:value-type="float">
            <text:p>51.6715</text:p>
          </table:table-cell>
          <table:table-cell office:value-type="float" office:value="81.9843" calcext:value-type="float">
            <text:p>81.9843</text:p>
          </table:table-cell>
          <table:table-cell office:value-type="float" office:value="101.585" calcext:value-type="float">
            <text:p>101.585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128" calcext:value-type="float">
            <text:p>49.5128</text:p>
          </table:table-cell>
          <table:table-cell office:value-type="float" office:value="87.6938" calcext:value-type="float">
            <text:p>87.6938</text:p>
          </table:table-cell>
          <table:table-cell office:value-type="float" office:value="111.235" calcext:value-type="float">
            <text:p>111.235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032" calcext:value-type="float">
            <text:p>44.7032</text:p>
          </table:table-cell>
          <table:table-cell office:value-type="float" office:value="78.5408" calcext:value-type="float">
            <text:p>78.5408</text:p>
          </table:table-cell>
          <table:table-cell office:value-type="float" office:value="100.946" calcext:value-type="float">
            <text:p>100.946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995" calcext:value-type="float">
            <text:p>47.6995</text:p>
          </table:table-cell>
          <table:table-cell office:value-type="float" office:value="67.7434" calcext:value-type="float">
            <text:p>67.7434</text:p>
          </table:table-cell>
          <table:table-cell office:value-type="float" office:value="83.2352" calcext:value-type="float">
            <text:p>83.235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0061" calcext:value-type="float">
            <text:p>53.0061</text:p>
          </table:table-cell>
          <table:table-cell office:value-type="float" office:value="58.233" calcext:value-type="float">
            <text:p>58.233</text:p>
          </table:table-cell>
          <table:table-cell office:value-type="float" office:value="73.5726" calcext:value-type="float">
            <text:p>73.5726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6716" calcext:value-type="float">
            <text:p>51.6716</text:p>
          </table:table-cell>
          <table:table-cell office:value-type="float" office:value="81.9842" calcext:value-type="float">
            <text:p>81.9842</text:p>
          </table:table-cell>
          <table:table-cell office:value-type="float" office:value="101.584" calcext:value-type="float">
            <text:p>101.584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125" calcext:value-type="float">
            <text:p>49.5125</text:p>
          </table:table-cell>
          <table:table-cell office:value-type="float" office:value="87.6935" calcext:value-type="float">
            <text:p>87.6935</text:p>
          </table:table-cell>
          <table:table-cell office:value-type="float" office:value="111.235" calcext:value-type="float">
            <text:p>111.235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997" calcext:value-type="float">
            <text:p>44.6997</text:p>
          </table:table-cell>
          <table:table-cell office:value-type="float" office:value="78.5358" calcext:value-type="float">
            <text:p>78.5358</text:p>
          </table:table-cell>
          <table:table-cell office:value-type="float" office:value="100.941" calcext:value-type="float">
            <text:p>100.941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93" calcext:value-type="float">
            <text:p>47.693</text:p>
          </table:table-cell>
          <table:table-cell office:value-type="float" office:value="67.7326" calcext:value-type="float">
            <text:p>67.7326</text:p>
          </table:table-cell>
          <table:table-cell office:value-type="float" office:value="83.2246" calcext:value-type="float">
            <text:p>83.224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0349" calcext:value-type="float">
            <text:p>53.0349</text:p>
          </table:table-cell>
          <table:table-cell office:value-type="float" office:value="58.2841" calcext:value-type="float">
            <text:p>58.2841</text:p>
          </table:table-cell>
          <table:table-cell office:value-type="float" office:value="73.61" calcext:value-type="float">
            <text:p>73.61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6721" calcext:value-type="float">
            <text:p>51.6721</text:p>
          </table:table-cell>
          <table:table-cell office:value-type="float" office:value="81.985" calcext:value-type="float">
            <text:p>81.985</text:p>
          </table:table-cell>
          <table:table-cell office:value-type="float" office:value="101.585" calcext:value-type="float">
            <text:p>101.585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118" calcext:value-type="float">
            <text:p>49.5118</text:p>
          </table:table-cell>
          <table:table-cell office:value-type="float" office:value="87.6928" calcext:value-type="float">
            <text:p>87.6928</text:p>
          </table:table-cell>
          <table:table-cell office:value-type="float" office:value="111.235" calcext:value-type="float">
            <text:p>111.235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995" calcext:value-type="float">
            <text:p>44.6995</text:p>
          </table:table-cell>
          <table:table-cell office:value-type="float" office:value="78.5363" calcext:value-type="float">
            <text:p>78.5363</text:p>
          </table:table-cell>
          <table:table-cell office:value-type="float" office:value="100.943" calcext:value-type="float">
            <text:p>100.943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883" calcext:value-type="float">
            <text:p>47.6883</text:p>
          </table:table-cell>
          <table:table-cell office:value-type="float" office:value="67.7246" calcext:value-type="float">
            <text:p>67.7246</text:p>
          </table:table-cell>
          <table:table-cell office:value-type="float" office:value="83.2168" calcext:value-type="float">
            <text:p>83.216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0549" calcext:value-type="float">
            <text:p>53.0549</text:p>
          </table:table-cell>
          <table:table-cell office:value-type="float" office:value="58.3201" calcext:value-type="float">
            <text:p>58.3201</text:p>
          </table:table-cell>
          <table:table-cell office:value-type="float" office:value="73.6393" calcext:value-type="float">
            <text:p>73.6393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6751" calcext:value-type="float">
            <text:p>51.6751</text:p>
          </table:table-cell>
          <table:table-cell office:value-type="float" office:value="81.9899" calcext:value-type="float">
            <text:p>81.9899</text:p>
          </table:table-cell>
          <table:table-cell office:value-type="float" office:value="101.591" calcext:value-type="float">
            <text:p>101.591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078" calcext:value-type="float">
            <text:p>49.5078</text:p>
          </table:table-cell>
          <table:table-cell office:value-type="float" office:value="87.6855" calcext:value-type="float">
            <text:p>87.6855</text:p>
          </table:table-cell>
          <table:table-cell office:value-type="float" office:value="111.225" calcext:value-type="float">
            <text:p>111.225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961" calcext:value-type="float">
            <text:p>44.6961</text:p>
          </table:table-cell>
          <table:table-cell office:value-type="float" office:value="78.532" calcext:value-type="float">
            <text:p>78.532</text:p>
          </table:table-cell>
          <table:table-cell office:value-type="float" office:value="100.939" calcext:value-type="float">
            <text:p>100.939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854" calcext:value-type="float">
            <text:p>47.6854</text:p>
          </table:table-cell>
          <table:table-cell office:value-type="float" office:value="67.7201" calcext:value-type="float">
            <text:p>67.7201</text:p>
          </table:table-cell>
          <table:table-cell office:value-type="float" office:value="83.213" calcext:value-type="float">
            <text:p>83.21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0734" calcext:value-type="float">
            <text:p>53.0734</text:p>
          </table:table-cell>
          <table:table-cell office:value-type="float" office:value="58.3489" calcext:value-type="float">
            <text:p>58.3489</text:p>
          </table:table-cell>
          <table:table-cell office:value-type="float" office:value="73.6651" calcext:value-type="float">
            <text:p>73.6651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6797" calcext:value-type="float">
            <text:p>51.6797</text:p>
          </table:table-cell>
          <table:table-cell office:value-type="float" office:value="81.9974" calcext:value-type="float">
            <text:p>81.9974</text:p>
          </table:table-cell>
          <table:table-cell office:value-type="float" office:value="101.6" calcext:value-type="float">
            <text:p>101.6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076" calcext:value-type="float">
            <text:p>49.5076</text:p>
          </table:table-cell>
          <table:table-cell office:value-type="float" office:value="87.6853" calcext:value-type="float">
            <text:p>87.6853</text:p>
          </table:table-cell>
          <table:table-cell office:value-type="float" office:value="111.225" calcext:value-type="float">
            <text:p>111.225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932" calcext:value-type="float">
            <text:p>44.6932</text:p>
          </table:table-cell>
          <table:table-cell office:value-type="float" office:value="78.5285" calcext:value-type="float">
            <text:p>78.5285</text:p>
          </table:table-cell>
          <table:table-cell office:value-type="float" office:value="100.937" calcext:value-type="float">
            <text:p>100.937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835" calcext:value-type="float">
            <text:p>47.6835</text:p>
          </table:table-cell>
          <table:table-cell office:value-type="float" office:value="67.7176" calcext:value-type="float">
            <text:p>67.7176</text:p>
          </table:table-cell>
          <table:table-cell office:value-type="float" office:value="83.2122" calcext:value-type="float">
            <text:p>83.212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0914" calcext:value-type="float">
            <text:p>53.0914</text:p>
          </table:table-cell>
          <table:table-cell office:value-type="float" office:value="58.378" calcext:value-type="float">
            <text:p>58.378</text:p>
          </table:table-cell>
          <table:table-cell office:value-type="float" office:value="73.6976" calcext:value-type="float">
            <text:p>73.6976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6864" calcext:value-type="float">
            <text:p>51.6864</text:p>
          </table:table-cell>
          <table:table-cell office:value-type="float" office:value="82.0085" calcext:value-type="float">
            <text:p>82.0085</text:p>
          </table:table-cell>
          <table:table-cell office:value-type="float" office:value="101.612" calcext:value-type="float">
            <text:p>101.612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073" calcext:value-type="float">
            <text:p>49.5073</text:p>
          </table:table-cell>
          <table:table-cell office:value-type="float" office:value="87.6849" calcext:value-type="float">
            <text:p>87.6849</text:p>
          </table:table-cell>
          <table:table-cell office:value-type="float" office:value="111.224" calcext:value-type="float">
            <text:p>111.224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885" calcext:value-type="float">
            <text:p>44.6885</text:p>
          </table:table-cell>
          <table:table-cell office:value-type="float" office:value="78.5222" calcext:value-type="float">
            <text:p>78.5222</text:p>
          </table:table-cell>
          <table:table-cell office:value-type="float" office:value="100.932" calcext:value-type="float">
            <text:p>100.932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803" calcext:value-type="float">
            <text:p>47.6803</text:p>
          </table:table-cell>
          <table:table-cell office:value-type="float" office:value="67.7123" calcext:value-type="float">
            <text:p>67.7123</text:p>
          </table:table-cell>
          <table:table-cell office:value-type="float" office:value="83.2074" calcext:value-type="float">
            <text:p>83.207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1036" calcext:value-type="float">
            <text:p>53.1036</text:p>
          </table:table-cell>
          <table:table-cell office:value-type="float" office:value="58.3987" calcext:value-type="float">
            <text:p>58.3987</text:p>
          </table:table-cell>
          <table:table-cell office:value-type="float" office:value="73.7197" calcext:value-type="float">
            <text:p>73.7197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696" calcext:value-type="float">
            <text:p>51.696</text:p>
          </table:table-cell>
          <table:table-cell office:value-type="float" office:value="82.0237" calcext:value-type="float">
            <text:p>82.0237</text:p>
          </table:table-cell>
          <table:table-cell office:value-type="float" office:value="101.629" calcext:value-type="float">
            <text:p>101.629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078" calcext:value-type="float">
            <text:p>49.5078</text:p>
          </table:table-cell>
          <table:table-cell office:value-type="float" office:value="87.686" calcext:value-type="float">
            <text:p>87.686</text:p>
          </table:table-cell>
          <table:table-cell office:value-type="float" office:value="111.226" calcext:value-type="float">
            <text:p>111.226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78" calcext:value-type="float">
            <text:p>44.678</text:p>
          </table:table-cell>
          <table:table-cell office:value-type="float" office:value="78.508" calcext:value-type="float">
            <text:p>78.508</text:p>
          </table:table-cell>
          <table:table-cell office:value-type="float" office:value="100.919" calcext:value-type="float">
            <text:p>100.919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789" calcext:value-type="float">
            <text:p>47.6789</text:p>
          </table:table-cell>
          <table:table-cell office:value-type="float" office:value="67.7103" calcext:value-type="float">
            <text:p>67.7103</text:p>
          </table:table-cell>
          <table:table-cell office:value-type="float" office:value="83.2063" calcext:value-type="float">
            <text:p>83.206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1129" calcext:value-type="float">
            <text:p>53.1129</text:p>
          </table:table-cell>
          <table:table-cell office:value-type="float" office:value="58.4171" calcext:value-type="float">
            <text:p>58.4171</text:p>
          </table:table-cell>
          <table:table-cell office:value-type="float" office:value="73.7414" calcext:value-type="float">
            <text:p>73.7414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045" calcext:value-type="float">
            <text:p>51.7045</text:p>
          </table:table-cell>
          <table:table-cell office:value-type="float" office:value="82.0377" calcext:value-type="float">
            <text:p>82.0377</text:p>
          </table:table-cell>
          <table:table-cell office:value-type="float" office:value="101.645" calcext:value-type="float">
            <text:p>101.645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084" calcext:value-type="float">
            <text:p>49.5084</text:p>
          </table:table-cell>
          <table:table-cell office:value-type="float" office:value="87.6871" calcext:value-type="float">
            <text:p>87.6871</text:p>
          </table:table-cell>
          <table:table-cell office:value-type="float" office:value="111.228" calcext:value-type="float">
            <text:p>111.228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672" calcext:value-type="float">
            <text:p>44.6672</text:p>
          </table:table-cell>
          <table:table-cell office:value-type="float" office:value="78.4936" calcext:value-type="float">
            <text:p>78.4936</text:p>
          </table:table-cell>
          <table:table-cell office:value-type="float" office:value="100.906" calcext:value-type="float">
            <text:p>100.906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739" calcext:value-type="float">
            <text:p>47.6739</text:p>
          </table:table-cell>
          <table:table-cell office:value-type="float" office:value="67.7021" calcext:value-type="float">
            <text:p>67.7021</text:p>
          </table:table-cell>
          <table:table-cell office:value-type="float" office:value="83.1983" calcext:value-type="float">
            <text:p>83.19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1287" calcext:value-type="float">
            <text:p>53.1287</text:p>
          </table:table-cell>
          <table:table-cell office:value-type="float" office:value="58.4494" calcext:value-type="float">
            <text:p>58.4494</text:p>
          </table:table-cell>
          <table:table-cell office:value-type="float" office:value="73.7918" calcext:value-type="float">
            <text:p>73.7918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13" calcext:value-type="float">
            <text:p>51.713</text:p>
          </table:table-cell>
          <table:table-cell office:value-type="float" office:value="82.0515" calcext:value-type="float">
            <text:p>82.0515</text:p>
          </table:table-cell>
          <table:table-cell office:value-type="float" office:value="101.66" calcext:value-type="float">
            <text:p>101.66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088" calcext:value-type="float">
            <text:p>49.5088</text:p>
          </table:table-cell>
          <table:table-cell office:value-type="float" office:value="87.6877" calcext:value-type="float">
            <text:p>87.6877</text:p>
          </table:table-cell>
          <table:table-cell office:value-type="float" office:value="111.229" calcext:value-type="float">
            <text:p>111.229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574" calcext:value-type="float">
            <text:p>44.6574</text:p>
          </table:table-cell>
          <table:table-cell office:value-type="float" office:value="78.4799" calcext:value-type="float">
            <text:p>78.4799</text:p>
          </table:table-cell>
          <table:table-cell office:value-type="float" office:value="100.893" calcext:value-type="float">
            <text:p>100.893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702" calcext:value-type="float">
            <text:p>47.6702</text:p>
          </table:table-cell>
          <table:table-cell office:value-type="float" office:value="67.6959" calcext:value-type="float">
            <text:p>67.6959</text:p>
          </table:table-cell>
          <table:table-cell office:value-type="float" office:value="83.1924" calcext:value-type="float">
            <text:p>83.192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1392" calcext:value-type="float">
            <text:p>53.1392</text:p>
          </table:table-cell>
          <table:table-cell office:value-type="float" office:value="58.4681" calcext:value-type="float">
            <text:p>58.4681</text:p>
          </table:table-cell>
          <table:table-cell office:value-type="float" office:value="73.8272" calcext:value-type="float">
            <text:p>73.8272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2" calcext:value-type="float">
            <text:p>51.722</text:p>
          </table:table-cell>
          <table:table-cell office:value-type="float" office:value="82.0658" calcext:value-type="float">
            <text:p>82.0658</text:p>
          </table:table-cell>
          <table:table-cell office:value-type="float" office:value="101.676" calcext:value-type="float">
            <text:p>101.676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091" calcext:value-type="float">
            <text:p>49.5091</text:p>
          </table:table-cell>
          <table:table-cell office:value-type="float" office:value="87.6881" calcext:value-type="float">
            <text:p>87.6881</text:p>
          </table:table-cell>
          <table:table-cell office:value-type="float" office:value="111.229" calcext:value-type="float">
            <text:p>111.229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52" calcext:value-type="float">
            <text:p>44.652</text:p>
          </table:table-cell>
          <table:table-cell office:value-type="float" office:value="78.4726" calcext:value-type="float">
            <text:p>78.4726</text:p>
          </table:table-cell>
          <table:table-cell office:value-type="float" office:value="100.886" calcext:value-type="float">
            <text:p>100.886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658" calcext:value-type="float">
            <text:p>47.6658</text:p>
          </table:table-cell>
          <table:table-cell office:value-type="float" office:value="67.6884" calcext:value-type="float">
            <text:p>67.6884</text:p>
          </table:table-cell>
          <table:table-cell office:value-type="float" office:value="83.1847" calcext:value-type="float">
            <text:p>83.184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1397" calcext:value-type="float">
            <text:p>53.1397</text:p>
          </table:table-cell>
          <table:table-cell office:value-type="float" office:value="58.4656" calcext:value-type="float">
            <text:p>58.4656</text:p>
          </table:table-cell>
          <table:table-cell office:value-type="float" office:value="73.8277" calcext:value-type="float">
            <text:p>73.8277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317" calcext:value-type="float">
            <text:p>51.7317</text:p>
          </table:table-cell>
          <table:table-cell office:value-type="float" office:value="82.0816" calcext:value-type="float">
            <text:p>82.0816</text:p>
          </table:table-cell>
          <table:table-cell office:value-type="float" office:value="101.693" calcext:value-type="float">
            <text:p>101.693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092" calcext:value-type="float">
            <text:p>49.5092</text:p>
          </table:table-cell>
          <table:table-cell office:value-type="float" office:value="87.6882" calcext:value-type="float">
            <text:p>87.6882</text:p>
          </table:table-cell>
          <table:table-cell office:value-type="float" office:value="111.229" calcext:value-type="float">
            <text:p>111.229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463" calcext:value-type="float">
            <text:p>44.6463</text:p>
          </table:table-cell>
          <table:table-cell office:value-type="float" office:value="78.4648" calcext:value-type="float">
            <text:p>78.4648</text:p>
          </table:table-cell>
          <table:table-cell office:value-type="float" office:value="100.879" calcext:value-type="float">
            <text:p>100.879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626" calcext:value-type="float">
            <text:p>47.6626</text:p>
          </table:table-cell>
          <table:table-cell office:value-type="float" office:value="67.6829" calcext:value-type="float">
            <text:p>67.6829</text:p>
          </table:table-cell>
          <table:table-cell office:value-type="float" office:value="83.1788" calcext:value-type="float">
            <text:p>83.178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138" calcext:value-type="float">
            <text:p>53.138</text:p>
          </table:table-cell>
          <table:table-cell office:value-type="float" office:value="58.4556" calcext:value-type="float">
            <text:p>58.4556</text:p>
          </table:table-cell>
          <table:table-cell office:value-type="float" office:value="73.8325" calcext:value-type="float">
            <text:p>73.8325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41" calcext:value-type="float">
            <text:p>51.741</text:p>
          </table:table-cell>
          <table:table-cell office:value-type="float" office:value="82.0967" calcext:value-type="float">
            <text:p>82.0967</text:p>
          </table:table-cell>
          <table:table-cell office:value-type="float" office:value="101.71" calcext:value-type="float">
            <text:p>101.71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093" calcext:value-type="float">
            <text:p>49.5093</text:p>
          </table:table-cell>
          <table:table-cell office:value-type="float" office:value="87.6883" calcext:value-type="float">
            <text:p>87.6883</text:p>
          </table:table-cell>
          <table:table-cell office:value-type="float" office:value="111.229" calcext:value-type="float">
            <text:p>111.229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412" calcext:value-type="float">
            <text:p>44.6412</text:p>
          </table:table-cell>
          <table:table-cell office:value-type="float" office:value="78.4572" calcext:value-type="float">
            <text:p>78.4572</text:p>
          </table:table-cell>
          <table:table-cell office:value-type="float" office:value="100.87" calcext:value-type="float">
            <text:p>100.87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581" calcext:value-type="float">
            <text:p>47.6581</text:p>
          </table:table-cell>
          <table:table-cell office:value-type="float" office:value="67.6748" calcext:value-type="float">
            <text:p>67.6748</text:p>
          </table:table-cell>
          <table:table-cell office:value-type="float" office:value="83.1698" calcext:value-type="float">
            <text:p>83.169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1354" calcext:value-type="float">
            <text:p>53.1354</text:p>
          </table:table-cell>
          <table:table-cell office:value-type="float" office:value="58.442" calcext:value-type="float">
            <text:p>58.442</text:p>
          </table:table-cell>
          <table:table-cell office:value-type="float" office:value="73.8367" calcext:value-type="float">
            <text:p>73.8367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451" calcext:value-type="float">
            <text:p>51.7451</text:p>
          </table:table-cell>
          <table:table-cell office:value-type="float" office:value="82.1031" calcext:value-type="float">
            <text:p>82.1031</text:p>
          </table:table-cell>
          <table:table-cell office:value-type="float" office:value="101.717" calcext:value-type="float">
            <text:p>101.717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094" calcext:value-type="float">
            <text:p>49.5094</text:p>
          </table:table-cell>
          <table:table-cell office:value-type="float" office:value="87.6883" calcext:value-type="float">
            <text:p>87.6883</text:p>
          </table:table-cell>
          <table:table-cell office:value-type="float" office:value="111.229" calcext:value-type="float">
            <text:p>111.229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35" calcext:value-type="float">
            <text:p>44.635</text:p>
          </table:table-cell>
          <table:table-cell office:value-type="float" office:value="78.4485" calcext:value-type="float">
            <text:p>78.4485</text:p>
          </table:table-cell>
          <table:table-cell office:value-type="float" office:value="100.862" calcext:value-type="float">
            <text:p>100.862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572" calcext:value-type="float">
            <text:p>47.6572</text:p>
          </table:table-cell>
          <table:table-cell office:value-type="float" office:value="67.6736" calcext:value-type="float">
            <text:p>67.6736</text:p>
          </table:table-cell>
          <table:table-cell office:value-type="float" office:value="83.1693" calcext:value-type="float">
            <text:p>83.169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1307" calcext:value-type="float">
            <text:p>53.1307</text:p>
          </table:table-cell>
          <table:table-cell office:value-type="float" office:value="58.4285" calcext:value-type="float">
            <text:p>58.4285</text:p>
          </table:table-cell>
          <table:table-cell office:value-type="float" office:value="73.8345" calcext:value-type="float">
            <text:p>73.8345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474" calcext:value-type="float">
            <text:p>51.7474</text:p>
          </table:table-cell>
          <table:table-cell office:value-type="float" office:value="82.107" calcext:value-type="float">
            <text:p>82.107</text:p>
          </table:table-cell>
          <table:table-cell office:value-type="float" office:value="101.721" calcext:value-type="float">
            <text:p>101.721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097" calcext:value-type="float">
            <text:p>49.5097</text:p>
          </table:table-cell>
          <table:table-cell office:value-type="float" office:value="87.6887" calcext:value-type="float">
            <text:p>87.6887</text:p>
          </table:table-cell>
          <table:table-cell office:value-type="float" office:value="111.229" calcext:value-type="float">
            <text:p>111.229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336" calcext:value-type="float">
            <text:p>44.6336</text:p>
          </table:table-cell>
          <table:table-cell office:value-type="float" office:value="78.4465" calcext:value-type="float">
            <text:p>78.4465</text:p>
          </table:table-cell>
          <table:table-cell office:value-type="float" office:value="100.86" calcext:value-type="float">
            <text:p>100.86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569" calcext:value-type="float">
            <text:p>47.6569</text:p>
          </table:table-cell>
          <table:table-cell office:value-type="float" office:value="67.6733" calcext:value-type="float">
            <text:p>67.6733</text:p>
          </table:table-cell>
          <table:table-cell office:value-type="float" office:value="83.1693" calcext:value-type="float">
            <text:p>83.169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1219" calcext:value-type="float">
            <text:p>53.1219</text:p>
          </table:table-cell>
          <table:table-cell office:value-type="float" office:value="58.4073" calcext:value-type="float">
            <text:p>58.4073</text:p>
          </table:table-cell>
          <table:table-cell office:value-type="float" office:value="73.8212" calcext:value-type="float">
            <text:p>73.8212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498" calcext:value-type="float">
            <text:p>51.7498</text:p>
          </table:table-cell>
          <table:table-cell office:value-type="float" office:value="82.1108" calcext:value-type="float">
            <text:p>82.1108</text:p>
          </table:table-cell>
          <table:table-cell office:value-type="float" office:value="101.725" calcext:value-type="float">
            <text:p>101.725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102" calcext:value-type="float">
            <text:p>49.5102</text:p>
          </table:table-cell>
          <table:table-cell office:value-type="float" office:value="87.6893" calcext:value-type="float">
            <text:p>87.6893</text:p>
          </table:table-cell>
          <table:table-cell office:value-type="float" office:value="111.229" calcext:value-type="float">
            <text:p>111.229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321" calcext:value-type="float">
            <text:p>44.6321</text:p>
          </table:table-cell>
          <table:table-cell office:value-type="float" office:value="78.4455" calcext:value-type="float">
            <text:p>78.4455</text:p>
          </table:table-cell>
          <table:table-cell office:value-type="float" office:value="100.861" calcext:value-type="float">
            <text:p>100.861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567" calcext:value-type="float">
            <text:p>47.6567</text:p>
          </table:table-cell>
          <table:table-cell office:value-type="float" office:value="67.6733" calcext:value-type="float">
            <text:p>67.6733</text:p>
          </table:table-cell>
          <table:table-cell office:value-type="float" office:value="83.1698" calcext:value-type="float">
            <text:p>83.169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1149" calcext:value-type="float">
            <text:p>53.1149</text:p>
          </table:table-cell>
          <table:table-cell office:value-type="float" office:value="58.391" calcext:value-type="float">
            <text:p>58.391</text:p>
          </table:table-cell>
          <table:table-cell office:value-type="float" office:value="73.8089" calcext:value-type="float">
            <text:p>73.8089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517" calcext:value-type="float">
            <text:p>51.7517</text:p>
          </table:table-cell>
          <table:table-cell office:value-type="float" office:value="82.1139" calcext:value-type="float">
            <text:p>82.1139</text:p>
          </table:table-cell>
          <table:table-cell office:value-type="float" office:value="101.729" calcext:value-type="float">
            <text:p>101.729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109" calcext:value-type="float">
            <text:p>49.5109</text:p>
          </table:table-cell>
          <table:table-cell office:value-type="float" office:value="87.6903" calcext:value-type="float">
            <text:p>87.6903</text:p>
          </table:table-cell>
          <table:table-cell office:value-type="float" office:value="111.231" calcext:value-type="float">
            <text:p>111.231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349" calcext:value-type="float">
            <text:p>44.6349</text:p>
          </table:table-cell>
          <table:table-cell office:value-type="float" office:value="78.4517" calcext:value-type="float">
            <text:p>78.4517</text:p>
          </table:table-cell>
          <table:table-cell office:value-type="float" office:value="100.871" calcext:value-type="float">
            <text:p>100.871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565" calcext:value-type="float">
            <text:p>47.6565</text:p>
          </table:table-cell>
          <table:table-cell office:value-type="float" office:value="67.673" calcext:value-type="float">
            <text:p>67.673</text:p>
          </table:table-cell>
          <table:table-cell office:value-type="float" office:value="83.1698" calcext:value-type="float">
            <text:p>83.169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1082" calcext:value-type="float">
            <text:p>53.1082</text:p>
          </table:table-cell>
          <table:table-cell office:value-type="float" office:value="58.3745" calcext:value-type="float">
            <text:p>58.3745</text:p>
          </table:table-cell>
          <table:table-cell office:value-type="float" office:value="73.7984" calcext:value-type="float">
            <text:p>73.7984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516" calcext:value-type="float">
            <text:p>51.7516</text:p>
          </table:table-cell>
          <table:table-cell office:value-type="float" office:value="82.1137" calcext:value-type="float">
            <text:p>82.1137</text:p>
          </table:table-cell>
          <table:table-cell office:value-type="float" office:value="101.729" calcext:value-type="float">
            <text:p>101.729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124" calcext:value-type="float">
            <text:p>49.5124</text:p>
          </table:table-cell>
          <table:table-cell office:value-type="float" office:value="87.6925" calcext:value-type="float">
            <text:p>87.6925</text:p>
          </table:table-cell>
          <table:table-cell office:value-type="float" office:value="111.233" calcext:value-type="float">
            <text:p>111.233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355" calcext:value-type="float">
            <text:p>44.6355</text:p>
          </table:table-cell>
          <table:table-cell office:value-type="float" office:value="78.453" calcext:value-type="float">
            <text:p>78.453</text:p>
          </table:table-cell>
          <table:table-cell office:value-type="float" office:value="100.873" calcext:value-type="float">
            <text:p>100.873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565" calcext:value-type="float">
            <text:p>47.6565</text:p>
          </table:table-cell>
          <table:table-cell office:value-type="float" office:value="67.6731" calcext:value-type="float">
            <text:p>67.6731</text:p>
          </table:table-cell>
          <table:table-cell office:value-type="float" office:value="83.17" calcext:value-type="float">
            <text:p>83.1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105" calcext:value-type="float">
            <text:p>53.105</text:p>
          </table:table-cell>
          <table:table-cell office:value-type="float" office:value="58.3578" calcext:value-type="float">
            <text:p>58.3578</text:p>
          </table:table-cell>
          <table:table-cell office:value-type="float" office:value="73.7794" calcext:value-type="float">
            <text:p>73.7794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506" calcext:value-type="float">
            <text:p>51.7506</text:p>
          </table:table-cell>
          <table:table-cell office:value-type="float" office:value="82.1121" calcext:value-type="float">
            <text:p>82.1121</text:p>
          </table:table-cell>
          <table:table-cell office:value-type="float" office:value="101.727" calcext:value-type="float">
            <text:p>101.727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137" calcext:value-type="float">
            <text:p>49.5137</text:p>
          </table:table-cell>
          <table:table-cell office:value-type="float" office:value="87.6946" calcext:value-type="float">
            <text:p>87.6946</text:p>
          </table:table-cell>
          <table:table-cell office:value-type="float" office:value="111.236" calcext:value-type="float">
            <text:p>111.236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36" calcext:value-type="float">
            <text:p>44.636</text:p>
          </table:table-cell>
          <table:table-cell office:value-type="float" office:value="78.4539" calcext:value-type="float">
            <text:p>78.4539</text:p>
          </table:table-cell>
          <table:table-cell office:value-type="float" office:value="100.874" calcext:value-type="float">
            <text:p>100.874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562" calcext:value-type="float">
            <text:p>47.6562</text:p>
          </table:table-cell>
          <table:table-cell office:value-type="float" office:value="67.6725" calcext:value-type="float">
            <text:p>67.6725</text:p>
          </table:table-cell>
          <table:table-cell office:value-type="float" office:value="83.1695" calcext:value-type="float">
            <text:p>83.169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1028" calcext:value-type="float">
            <text:p>53.1028</text:p>
          </table:table-cell>
          <table:table-cell office:value-type="float" office:value="58.3419" calcext:value-type="float">
            <text:p>58.3419</text:p>
          </table:table-cell>
          <table:table-cell office:value-type="float" office:value="73.7592" calcext:value-type="float">
            <text:p>73.7592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506" calcext:value-type="float">
            <text:p>51.7506</text:p>
          </table:table-cell>
          <table:table-cell office:value-type="float" office:value="82.112" calcext:value-type="float">
            <text:p>82.112</text:p>
          </table:table-cell>
          <table:table-cell office:value-type="float" office:value="101.727" calcext:value-type="float">
            <text:p>101.727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189" calcext:value-type="float">
            <text:p>49.5189</text:p>
          </table:table-cell>
          <table:table-cell office:value-type="float" office:value="87.7019" calcext:value-type="float">
            <text:p>87.7019</text:p>
          </table:table-cell>
          <table:table-cell office:value-type="float" office:value="111.243" calcext:value-type="float">
            <text:p>111.243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366" calcext:value-type="float">
            <text:p>44.6366</text:p>
          </table:table-cell>
          <table:table-cell office:value-type="float" office:value="78.455" calcext:value-type="float">
            <text:p>78.455</text:p>
          </table:table-cell>
          <table:table-cell office:value-type="float" office:value="100.876" calcext:value-type="float">
            <text:p>100.876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558" calcext:value-type="float">
            <text:p>47.6558</text:p>
          </table:table-cell>
          <table:table-cell office:value-type="float" office:value="67.6714" calcext:value-type="float">
            <text:p>67.6714</text:p>
          </table:table-cell>
          <table:table-cell office:value-type="float" office:value="83.1674" calcext:value-type="float">
            <text:p>83.167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1002" calcext:value-type="float">
            <text:p>53.1002</text:p>
          </table:table-cell>
          <table:table-cell office:value-type="float" office:value="58.327" calcext:value-type="float">
            <text:p>58.327</text:p>
          </table:table-cell>
          <table:table-cell office:value-type="float" office:value="73.7417" calcext:value-type="float">
            <text:p>73.7417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508" calcext:value-type="float">
            <text:p>51.7508</text:p>
          </table:table-cell>
          <table:table-cell office:value-type="float" office:value="82.1124" calcext:value-type="float">
            <text:p>82.1124</text:p>
          </table:table-cell>
          <table:table-cell office:value-type="float" office:value="101.727" calcext:value-type="float">
            <text:p>101.727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204" calcext:value-type="float">
            <text:p>49.5204</text:p>
          </table:table-cell>
          <table:table-cell office:value-type="float" office:value="87.7042" calcext:value-type="float">
            <text:p>87.7042</text:p>
          </table:table-cell>
          <table:table-cell office:value-type="float" office:value="111.245" calcext:value-type="float">
            <text:p>111.245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403" calcext:value-type="float">
            <text:p>44.6403</text:p>
          </table:table-cell>
          <table:table-cell office:value-type="float" office:value="78.4603" calcext:value-type="float">
            <text:p>78.4603</text:p>
          </table:table-cell>
          <table:table-cell office:value-type="float" office:value="100.881" calcext:value-type="float">
            <text:p>100.881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558" calcext:value-type="float">
            <text:p>47.6558</text:p>
          </table:table-cell>
          <table:table-cell office:value-type="float" office:value="67.6711" calcext:value-type="float">
            <text:p>67.6711</text:p>
          </table:table-cell>
          <table:table-cell office:value-type="float" office:value="83.1662" calcext:value-type="float">
            <text:p>83.166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0967" calcext:value-type="float">
            <text:p>53.0967</text:p>
          </table:table-cell>
          <table:table-cell office:value-type="float" office:value="58.3094" calcext:value-type="float">
            <text:p>58.3094</text:p>
          </table:table-cell>
          <table:table-cell office:value-type="float" office:value="73.7202" calcext:value-type="float">
            <text:p>73.7202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486" calcext:value-type="float">
            <text:p>51.7486</text:p>
          </table:table-cell>
          <table:table-cell office:value-type="float" office:value="82.1087" calcext:value-type="float">
            <text:p>82.1087</text:p>
          </table:table-cell>
          <table:table-cell office:value-type="float" office:value="101.722" calcext:value-type="float">
            <text:p>101.722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22" calcext:value-type="float">
            <text:p>49.522</text:p>
          </table:table-cell>
          <table:table-cell office:value-type="float" office:value="87.7067" calcext:value-type="float">
            <text:p>87.7067</text:p>
          </table:table-cell>
          <table:table-cell office:value-type="float" office:value="111.248" calcext:value-type="float">
            <text:p>111.248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426" calcext:value-type="float">
            <text:p>44.6426</text:p>
          </table:table-cell>
          <table:table-cell office:value-type="float" office:value="78.4634" calcext:value-type="float">
            <text:p>78.4634</text:p>
          </table:table-cell>
          <table:table-cell office:value-type="float" office:value="100.884" calcext:value-type="float">
            <text:p>100.884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559" calcext:value-type="float">
            <text:p>47.6559</text:p>
          </table:table-cell>
          <table:table-cell office:value-type="float" office:value="67.6712" calcext:value-type="float">
            <text:p>67.6712</text:p>
          </table:table-cell>
          <table:table-cell office:value-type="float" office:value="83.1661" calcext:value-type="float">
            <text:p>83.166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0896" calcext:value-type="float">
            <text:p>53.0896</text:p>
          </table:table-cell>
          <table:table-cell office:value-type="float" office:value="58.2808" calcext:value-type="float">
            <text:p>58.2808</text:p>
          </table:table-cell>
          <table:table-cell office:value-type="float" office:value="73.6887" calcext:value-type="float">
            <text:p>73.6887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424" calcext:value-type="float">
            <text:p>51.7424</text:p>
          </table:table-cell>
          <table:table-cell office:value-type="float" office:value="82.0987" calcext:value-type="float">
            <text:p>82.0987</text:p>
          </table:table-cell>
          <table:table-cell office:value-type="float" office:value="101.711" calcext:value-type="float">
            <text:p>101.711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233" calcext:value-type="float">
            <text:p>49.5233</text:p>
          </table:table-cell>
          <table:table-cell office:value-type="float" office:value="87.7086" calcext:value-type="float">
            <text:p>87.7086</text:p>
          </table:table-cell>
          <table:table-cell office:value-type="float" office:value="111.25" calcext:value-type="float">
            <text:p>111.25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439" calcext:value-type="float">
            <text:p>44.6439</text:p>
          </table:table-cell>
          <table:table-cell office:value-type="float" office:value="78.4658" calcext:value-type="float">
            <text:p>78.4658</text:p>
          </table:table-cell>
          <table:table-cell office:value-type="float" office:value="100.887" calcext:value-type="float">
            <text:p>100.887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561" calcext:value-type="float">
            <text:p>47.6561</text:p>
          </table:table-cell>
          <table:table-cell office:value-type="float" office:value="67.6713" calcext:value-type="float">
            <text:p>67.6713</text:p>
          </table:table-cell>
          <table:table-cell office:value-type="float" office:value="83.1661" calcext:value-type="float">
            <text:p>83.166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0822" calcext:value-type="float">
            <text:p>53.0822</text:p>
          </table:table-cell>
          <table:table-cell office:value-type="float" office:value="58.2582" calcext:value-type="float">
            <text:p>58.2582</text:p>
          </table:table-cell>
          <table:table-cell office:value-type="float" office:value="73.6692" calcext:value-type="float">
            <text:p>73.6692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367" calcext:value-type="float">
            <text:p>51.7367</text:p>
          </table:table-cell>
          <table:table-cell office:value-type="float" office:value="82.0899" calcext:value-type="float">
            <text:p>82.0899</text:p>
          </table:table-cell>
          <table:table-cell office:value-type="float" office:value="101.702" calcext:value-type="float">
            <text:p>101.702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252" calcext:value-type="float">
            <text:p>49.5252</text:p>
          </table:table-cell>
          <table:table-cell office:value-type="float" office:value="87.7115" calcext:value-type="float">
            <text:p>87.7115</text:p>
          </table:table-cell>
          <table:table-cell office:value-type="float" office:value="111.254" calcext:value-type="float">
            <text:p>111.254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426" calcext:value-type="float">
            <text:p>44.6426</text:p>
          </table:table-cell>
          <table:table-cell office:value-type="float" office:value="78.4637" calcext:value-type="float">
            <text:p>78.4637</text:p>
          </table:table-cell>
          <table:table-cell office:value-type="float" office:value="100.885" calcext:value-type="float">
            <text:p>100.885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564" calcext:value-type="float">
            <text:p>47.6564</text:p>
          </table:table-cell>
          <table:table-cell office:value-type="float" office:value="67.6719" calcext:value-type="float">
            <text:p>67.6719</text:p>
          </table:table-cell>
          <table:table-cell office:value-type="float" office:value="83.1666" calcext:value-type="float">
            <text:p>83.166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9" calcext:value-type="float">
            <text:p>61.4449</text:p>
          </table:table-cell>
          <table:table-cell office:value-type="float" office:value="53.0678" calcext:value-type="float">
            <text:p>53.0678</text:p>
          </table:table-cell>
          <table:table-cell office:value-type="float" office:value="58.2157" calcext:value-type="float">
            <text:p>58.2157</text:p>
          </table:table-cell>
          <table:table-cell office:value-type="float" office:value="73.646" calcext:value-type="float">
            <text:p>73.646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364" calcext:value-type="float">
            <text:p>51.7364</text:p>
          </table:table-cell>
          <table:table-cell office:value-type="float" office:value="82.0893" calcext:value-type="float">
            <text:p>82.0893</text:p>
          </table:table-cell>
          <table:table-cell office:value-type="float" office:value="101.701" calcext:value-type="float">
            <text:p>101.701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293" calcext:value-type="float">
            <text:p>49.5293</text:p>
          </table:table-cell>
          <table:table-cell office:value-type="float" office:value="87.7177" calcext:value-type="float">
            <text:p>87.7177</text:p>
          </table:table-cell>
          <table:table-cell office:value-type="float" office:value="111.261" calcext:value-type="float">
            <text:p>111.261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407" calcext:value-type="float">
            <text:p>44.6407</text:p>
          </table:table-cell>
          <table:table-cell office:value-type="float" office:value="78.4609" calcext:value-type="float">
            <text:p>78.4609</text:p>
          </table:table-cell>
          <table:table-cell office:value-type="float" office:value="100.881" calcext:value-type="float">
            <text:p>100.881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584" calcext:value-type="float">
            <text:p>47.6584</text:p>
          </table:table-cell>
          <table:table-cell office:value-type="float" office:value="67.6753" calcext:value-type="float">
            <text:p>67.6753</text:p>
          </table:table-cell>
          <table:table-cell office:value-type="float" office:value="83.1702" calcext:value-type="float">
            <text:p>83.170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0491" calcext:value-type="float">
            <text:p>53.0491</text:p>
          </table:table-cell>
          <table:table-cell office:value-type="float" office:value="58.1653" calcext:value-type="float">
            <text:p>58.1653</text:p>
          </table:table-cell>
          <table:table-cell office:value-type="float" office:value="73.6207" calcext:value-type="float">
            <text:p>73.6207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364" calcext:value-type="float">
            <text:p>51.7364</text:p>
          </table:table-cell>
          <table:table-cell office:value-type="float" office:value="82.0892" calcext:value-type="float">
            <text:p>82.0892</text:p>
          </table:table-cell>
          <table:table-cell office:value-type="float" office:value="101.701" calcext:value-type="float">
            <text:p>101.701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311" calcext:value-type="float">
            <text:p>49.5311</text:p>
          </table:table-cell>
          <table:table-cell office:value-type="float" office:value="87.72" calcext:value-type="float">
            <text:p>87.72</text:p>
          </table:table-cell>
          <table:table-cell office:value-type="float" office:value="111.263" calcext:value-type="float">
            <text:p>111.263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392" calcext:value-type="float">
            <text:p>44.6392</text:p>
          </table:table-cell>
          <table:table-cell office:value-type="float" office:value="78.4588" calcext:value-type="float">
            <text:p>78.4588</text:p>
          </table:table-cell>
          <table:table-cell office:value-type="float" office:value="100.879" calcext:value-type="float">
            <text:p>100.879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593" calcext:value-type="float">
            <text:p>47.6593</text:p>
          </table:table-cell>
          <table:table-cell office:value-type="float" office:value="67.6767" calcext:value-type="float">
            <text:p>67.6767</text:p>
          </table:table-cell>
          <table:table-cell office:value-type="float" office:value="83.1715" calcext:value-type="float">
            <text:p>83.171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035" calcext:value-type="float">
            <text:p>53.035</text:p>
          </table:table-cell>
          <table:table-cell office:value-type="float" office:value="58.1334" calcext:value-type="float">
            <text:p>58.1334</text:p>
          </table:table-cell>
          <table:table-cell office:value-type="float" office:value="73.5953" calcext:value-type="float">
            <text:p>73.5953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366" calcext:value-type="float">
            <text:p>51.7366</text:p>
          </table:table-cell>
          <table:table-cell office:value-type="float" office:value="82.0895" calcext:value-type="float">
            <text:p>82.0895</text:p>
          </table:table-cell>
          <table:table-cell office:value-type="float" office:value="101.701" calcext:value-type="float">
            <text:p>101.701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316" calcext:value-type="float">
            <text:p>49.5316</text:p>
          </table:table-cell>
          <table:table-cell office:value-type="float" office:value="87.7207" calcext:value-type="float">
            <text:p>87.7207</text:p>
          </table:table-cell>
          <table:table-cell office:value-type="float" office:value="111.263" calcext:value-type="float">
            <text:p>111.263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399" calcext:value-type="float">
            <text:p>44.6399</text:p>
          </table:table-cell>
          <table:table-cell office:value-type="float" office:value="78.4596" calcext:value-type="float">
            <text:p>78.4596</text:p>
          </table:table-cell>
          <table:table-cell office:value-type="float" office:value="100.88" calcext:value-type="float">
            <text:p>100.88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629" calcext:value-type="float">
            <text:p>47.6629</text:p>
          </table:table-cell>
          <table:table-cell office:value-type="float" office:value="67.6836" calcext:value-type="float">
            <text:p>67.6836</text:p>
          </table:table-cell>
          <table:table-cell office:value-type="float" office:value="83.1799" calcext:value-type="float">
            <text:p>83.179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0243" calcext:value-type="float">
            <text:p>53.0243</text:p>
          </table:table-cell>
          <table:table-cell office:value-type="float" office:value="58.1092" calcext:value-type="float">
            <text:p>58.1092</text:p>
          </table:table-cell>
          <table:table-cell office:value-type="float" office:value="73.5788" calcext:value-type="float">
            <text:p>73.5788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361" calcext:value-type="float">
            <text:p>51.7361</text:p>
          </table:table-cell>
          <table:table-cell office:value-type="float" office:value="82.0886" calcext:value-type="float">
            <text:p>82.0886</text:p>
          </table:table-cell>
          <table:table-cell office:value-type="float" office:value="101.7" calcext:value-type="float">
            <text:p>101.7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32" calcext:value-type="float">
            <text:p>49.532</text:p>
          </table:table-cell>
          <table:table-cell office:value-type="float" office:value="87.7213" calcext:value-type="float">
            <text:p>87.7213</text:p>
          </table:table-cell>
          <table:table-cell office:value-type="float" office:value="111.264" calcext:value-type="float">
            <text:p>111.264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447" calcext:value-type="float">
            <text:p>44.6447</text:p>
          </table:table-cell>
          <table:table-cell office:value-type="float" office:value="78.4668" calcext:value-type="float">
            <text:p>78.4668</text:p>
          </table:table-cell>
          <table:table-cell office:value-type="float" office:value="100.888" calcext:value-type="float">
            <text:p>100.888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656" calcext:value-type="float">
            <text:p>47.6656</text:p>
          </table:table-cell>
          <table:table-cell office:value-type="float" office:value="67.6888" calcext:value-type="float">
            <text:p>67.6888</text:p>
          </table:table-cell>
          <table:table-cell office:value-type="float" office:value="83.1866" calcext:value-type="float">
            <text:p>83.186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0184" calcext:value-type="float">
            <text:p>53.0184</text:p>
          </table:table-cell>
          <table:table-cell office:value-type="float" office:value="58.0983" calcext:value-type="float">
            <text:p>58.0983</text:p>
          </table:table-cell>
          <table:table-cell office:value-type="float" office:value="73.574" calcext:value-type="float">
            <text:p>73.574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378" calcext:value-type="float">
            <text:p>51.7378</text:p>
          </table:table-cell>
          <table:table-cell office:value-type="float" office:value="82.0913" calcext:value-type="float">
            <text:p>82.0913</text:p>
          </table:table-cell>
          <table:table-cell office:value-type="float" office:value="101.703" calcext:value-type="float">
            <text:p>101.703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33" calcext:value-type="float">
            <text:p>49.533</text:p>
          </table:table-cell>
          <table:table-cell office:value-type="float" office:value="87.7227" calcext:value-type="float">
            <text:p>87.7227</text:p>
          </table:table-cell>
          <table:table-cell office:value-type="float" office:value="111.265" calcext:value-type="float">
            <text:p>111.265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468" calcext:value-type="float">
            <text:p>44.6468</text:p>
          </table:table-cell>
          <table:table-cell office:value-type="float" office:value="78.47" calcext:value-type="float">
            <text:p>78.47</text:p>
          </table:table-cell>
          <table:table-cell office:value-type="float" office:value="100.891" calcext:value-type="float">
            <text:p>100.891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702" calcext:value-type="float">
            <text:p>47.6702</text:p>
          </table:table-cell>
          <table:table-cell office:value-type="float" office:value="67.6968" calcext:value-type="float">
            <text:p>67.6968</text:p>
          </table:table-cell>
          <table:table-cell office:value-type="float" office:value="83.195" calcext:value-type="float">
            <text:p>83.19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0151" calcext:value-type="float">
            <text:p>53.0151</text:p>
          </table:table-cell>
          <table:table-cell office:value-type="float" office:value="58.0926" calcext:value-type="float">
            <text:p>58.0926</text:p>
          </table:table-cell>
          <table:table-cell office:value-type="float" office:value="73.5723" calcext:value-type="float">
            <text:p>73.5723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395" calcext:value-type="float">
            <text:p>51.7395</text:p>
          </table:table-cell>
          <table:table-cell office:value-type="float" office:value="82.0942" calcext:value-type="float">
            <text:p>82.0942</text:p>
          </table:table-cell>
          <table:table-cell office:value-type="float" office:value="101.706" calcext:value-type="float">
            <text:p>101.706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352" calcext:value-type="float">
            <text:p>49.5352</text:p>
          </table:table-cell>
          <table:table-cell office:value-type="float" office:value="87.7258" calcext:value-type="float">
            <text:p>87.7258</text:p>
          </table:table-cell>
          <table:table-cell office:value-type="float" office:value="111.269" calcext:value-type="float">
            <text:p>111.269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53" calcext:value-type="float">
            <text:p>44.653</text:p>
          </table:table-cell>
          <table:table-cell office:value-type="float" office:value="78.4804" calcext:value-type="float">
            <text:p>78.4804</text:p>
          </table:table-cell>
          <table:table-cell office:value-type="float" office:value="100.904" calcext:value-type="float">
            <text:p>100.904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742" calcext:value-type="float">
            <text:p>47.6742</text:p>
          </table:table-cell>
          <table:table-cell office:value-type="float" office:value="67.7046" calcext:value-type="float">
            <text:p>67.7046</text:p>
          </table:table-cell>
          <table:table-cell office:value-type="float" office:value="83.2052" calcext:value-type="float">
            <text:p>83.205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0074" calcext:value-type="float">
            <text:p>53.0074</text:p>
          </table:table-cell>
          <table:table-cell office:value-type="float" office:value="58.0805" calcext:value-type="float">
            <text:p>58.0805</text:p>
          </table:table-cell>
          <table:table-cell office:value-type="float" office:value="73.5658" calcext:value-type="float">
            <text:p>73.5658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388" calcext:value-type="float">
            <text:p>51.7388</text:p>
          </table:table-cell>
          <table:table-cell office:value-type="float" office:value="82.093" calcext:value-type="float">
            <text:p>82.093</text:p>
          </table:table-cell>
          <table:table-cell office:value-type="float" office:value="101.705" calcext:value-type="float">
            <text:p>101.705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366" calcext:value-type="float">
            <text:p>49.5366</text:p>
          </table:table-cell>
          <table:table-cell office:value-type="float" office:value="87.7278" calcext:value-type="float">
            <text:p>87.7278</text:p>
          </table:table-cell>
          <table:table-cell office:value-type="float" office:value="111.27" calcext:value-type="float">
            <text:p>111.27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63" calcext:value-type="float">
            <text:p>44.663</text:p>
          </table:table-cell>
          <table:table-cell office:value-type="float" office:value="78.4956" calcext:value-type="float">
            <text:p>78.4956</text:p>
          </table:table-cell>
          <table:table-cell office:value-type="float" office:value="100.921" calcext:value-type="float">
            <text:p>100.921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794" calcext:value-type="float">
            <text:p>47.6794</text:p>
          </table:table-cell>
          <table:table-cell office:value-type="float" office:value="67.715" calcext:value-type="float">
            <text:p>67.715</text:p>
          </table:table-cell>
          <table:table-cell office:value-type="float" office:value="83.2191" calcext:value-type="float">
            <text:p>83.219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9951" calcext:value-type="float">
            <text:p>52.9951</text:p>
          </table:table-cell>
          <table:table-cell office:value-type="float" office:value="58.0617" calcext:value-type="float">
            <text:p>58.0617</text:p>
          </table:table-cell>
          <table:table-cell office:value-type="float" office:value="73.5559" calcext:value-type="float">
            <text:p>73.5559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381" calcext:value-type="float">
            <text:p>51.7381</text:p>
          </table:table-cell>
          <table:table-cell office:value-type="float" office:value="82.0918" calcext:value-type="float">
            <text:p>82.0918</text:p>
          </table:table-cell>
          <table:table-cell office:value-type="float" office:value="101.704" calcext:value-type="float">
            <text:p>101.704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435" calcext:value-type="float">
            <text:p>49.5435</text:p>
          </table:table-cell>
          <table:table-cell office:value-type="float" office:value="87.7371" calcext:value-type="float">
            <text:p>87.7371</text:p>
          </table:table-cell>
          <table:table-cell office:value-type="float" office:value="111.279" calcext:value-type="float">
            <text:p>111.279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784" calcext:value-type="float">
            <text:p>44.6784</text:p>
          </table:table-cell>
          <table:table-cell office:value-type="float" office:value="78.5187" calcext:value-type="float">
            <text:p>78.5187</text:p>
          </table:table-cell>
          <table:table-cell office:value-type="float" office:value="100.946" calcext:value-type="float">
            <text:p>100.946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854" calcext:value-type="float">
            <text:p>47.6854</text:p>
          </table:table-cell>
          <table:table-cell office:value-type="float" office:value="67.7271" calcext:value-type="float">
            <text:p>67.7271</text:p>
          </table:table-cell>
          <table:table-cell office:value-type="float" office:value="83.2356" calcext:value-type="float">
            <text:p>83.235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9828" calcext:value-type="float">
            <text:p>52.9828</text:p>
          </table:table-cell>
          <table:table-cell office:value-type="float" office:value="58.037" calcext:value-type="float">
            <text:p>58.037</text:p>
          </table:table-cell>
          <table:table-cell office:value-type="float" office:value="73.5373" calcext:value-type="float">
            <text:p>73.5373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367" calcext:value-type="float">
            <text:p>51.7367</text:p>
          </table:table-cell>
          <table:table-cell office:value-type="float" office:value="82.0895" calcext:value-type="float">
            <text:p>82.0895</text:p>
          </table:table-cell>
          <table:table-cell office:value-type="float" office:value="101.701" calcext:value-type="float">
            <text:p>101.701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486" calcext:value-type="float">
            <text:p>49.5486</text:p>
          </table:table-cell>
          <table:table-cell office:value-type="float" office:value="87.7438" calcext:value-type="float">
            <text:p>87.7438</text:p>
          </table:table-cell>
          <table:table-cell office:value-type="float" office:value="111.285" calcext:value-type="float">
            <text:p>111.285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945" calcext:value-type="float">
            <text:p>44.6945</text:p>
          </table:table-cell>
          <table:table-cell office:value-type="float" office:value="78.5437" calcext:value-type="float">
            <text:p>78.5437</text:p>
          </table:table-cell>
          <table:table-cell office:value-type="float" office:value="100.975" calcext:value-type="float">
            <text:p>100.975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913" calcext:value-type="float">
            <text:p>47.6913</text:p>
          </table:table-cell>
          <table:table-cell office:value-type="float" office:value="67.7385" calcext:value-type="float">
            <text:p>67.7385</text:p>
          </table:table-cell>
          <table:table-cell office:value-type="float" office:value="83.2504" calcext:value-type="float">
            <text:p>83.250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9688" calcext:value-type="float">
            <text:p>52.9688</text:p>
          </table:table-cell>
          <table:table-cell office:value-type="float" office:value="58.0111" calcext:value-type="float">
            <text:p>58.0111</text:p>
          </table:table-cell>
          <table:table-cell office:value-type="float" office:value="73.5194" calcext:value-type="float">
            <text:p>73.5194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349" calcext:value-type="float">
            <text:p>51.7349</text:p>
          </table:table-cell>
          <table:table-cell office:value-type="float" office:value="82.0866" calcext:value-type="float">
            <text:p>82.0866</text:p>
          </table:table-cell>
          <table:table-cell office:value-type="float" office:value="101.698" calcext:value-type="float">
            <text:p>101.698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49" calcext:value-type="float">
            <text:p>49.549</text:p>
          </table:table-cell>
          <table:table-cell office:value-type="float" office:value="87.7441" calcext:value-type="float">
            <text:p>87.7441</text:p>
          </table:table-cell>
          <table:table-cell office:value-type="float" office:value="111.285" calcext:value-type="float">
            <text:p>111.285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081" calcext:value-type="float">
            <text:p>44.7081</text:p>
          </table:table-cell>
          <table:table-cell office:value-type="float" office:value="78.5643" calcext:value-type="float">
            <text:p>78.5643</text:p>
          </table:table-cell>
          <table:table-cell office:value-type="float" office:value="100.998" calcext:value-type="float">
            <text:p>100.998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981" calcext:value-type="float">
            <text:p>47.6981</text:p>
          </table:table-cell>
          <table:table-cell office:value-type="float" office:value="67.7518" calcext:value-type="float">
            <text:p>67.7518</text:p>
          </table:table-cell>
          <table:table-cell office:value-type="float" office:value="83.2679" calcext:value-type="float">
            <text:p>83.267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96" calcext:value-type="float">
            <text:p>52.96</text:p>
          </table:table-cell>
          <table:table-cell office:value-type="float" office:value="57.9937" calcext:value-type="float">
            <text:p>57.9937</text:p>
          </table:table-cell>
          <table:table-cell office:value-type="float" office:value="73.5073" calcext:value-type="float">
            <text:p>73.5073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326" calcext:value-type="float">
            <text:p>51.7326</text:p>
          </table:table-cell>
          <table:table-cell office:value-type="float" office:value="82.0828" calcext:value-type="float">
            <text:p>82.0828</text:p>
          </table:table-cell>
          <table:table-cell office:value-type="float" office:value="101.693" calcext:value-type="float">
            <text:p>101.693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483" calcext:value-type="float">
            <text:p>49.5483</text:p>
          </table:table-cell>
          <table:table-cell office:value-type="float" office:value="87.7428" calcext:value-type="float">
            <text:p>87.7428</text:p>
          </table:table-cell>
          <table:table-cell office:value-type="float" office:value="111.283" calcext:value-type="float">
            <text:p>111.283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279" calcext:value-type="float">
            <text:p>44.7279</text:p>
          </table:table-cell>
          <table:table-cell office:value-type="float" office:value="78.595" calcext:value-type="float">
            <text:p>78.595</text:p>
          </table:table-cell>
          <table:table-cell office:value-type="float" office:value="101.033" calcext:value-type="float">
            <text:p>101.033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038" calcext:value-type="float">
            <text:p>47.7038</text:p>
          </table:table-cell>
          <table:table-cell office:value-type="float" office:value="67.7631" calcext:value-type="float">
            <text:p>67.7631</text:p>
          </table:table-cell>
          <table:table-cell office:value-type="float" office:value="83.2827" calcext:value-type="float">
            <text:p>83.282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9538" calcext:value-type="float">
            <text:p>52.9538</text:p>
          </table:table-cell>
          <table:table-cell office:value-type="float" office:value="57.9851" calcext:value-type="float">
            <text:p>57.9851</text:p>
          </table:table-cell>
          <table:table-cell office:value-type="float" office:value="73.5036" calcext:value-type="float">
            <text:p>73.5036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88" calcext:value-type="float">
            <text:p>51.7288</text:p>
          </table:table-cell>
          <table:table-cell office:value-type="float" office:value="82.0766" calcext:value-type="float">
            <text:p>82.0766</text:p>
          </table:table-cell>
          <table:table-cell office:value-type="float" office:value="101.686" calcext:value-type="float">
            <text:p>101.686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471" calcext:value-type="float">
            <text:p>49.5471</text:p>
          </table:table-cell>
          <table:table-cell office:value-type="float" office:value="87.741" calcext:value-type="float">
            <text:p>87.741</text:p>
          </table:table-cell>
          <table:table-cell office:value-type="float" office:value="111.281" calcext:value-type="float">
            <text:p>111.281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475" calcext:value-type="float">
            <text:p>44.7475</text:p>
          </table:table-cell>
          <table:table-cell office:value-type="float" office:value="78.6243" calcext:value-type="float">
            <text:p>78.6243</text:p>
          </table:table-cell>
          <table:table-cell office:value-type="float" office:value="101.065" calcext:value-type="float">
            <text:p>101.065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102" calcext:value-type="float">
            <text:p>47.7102</text:p>
          </table:table-cell>
          <table:table-cell office:value-type="float" office:value="67.7754" calcext:value-type="float">
            <text:p>67.7754</text:p>
          </table:table-cell>
          <table:table-cell office:value-type="float" office:value="83.2983" calcext:value-type="float">
            <text:p>83.29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953" calcext:value-type="float">
            <text:p>52.953</text:p>
          </table:table-cell>
          <table:table-cell office:value-type="float" office:value="57.9807" calcext:value-type="float">
            <text:p>57.9807</text:p>
          </table:table-cell>
          <table:table-cell office:value-type="float" office:value="73.4967" calcext:value-type="float">
            <text:p>73.4967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59" calcext:value-type="float">
            <text:p>51.7259</text:p>
          </table:table-cell>
          <table:table-cell office:value-type="float" office:value="82.0718" calcext:value-type="float">
            <text:p>82.0718</text:p>
          </table:table-cell>
          <table:table-cell office:value-type="float" office:value="101.681" calcext:value-type="float">
            <text:p>101.681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46" calcext:value-type="float">
            <text:p>49.546</text:p>
          </table:table-cell>
          <table:table-cell office:value-type="float" office:value="87.7394" calcext:value-type="float">
            <text:p>87.7394</text:p>
          </table:table-cell>
          <table:table-cell office:value-type="float" office:value="111.279" calcext:value-type="float">
            <text:p>111.279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71" calcext:value-type="float">
            <text:p>44.771</text:p>
          </table:table-cell>
          <table:table-cell office:value-type="float" office:value="78.6592" calcext:value-type="float">
            <text:p>78.6592</text:p>
          </table:table-cell>
          <table:table-cell office:value-type="float" office:value="101.102" calcext:value-type="float">
            <text:p>101.102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203" calcext:value-type="float">
            <text:p>47.7203</text:p>
          </table:table-cell>
          <table:table-cell office:value-type="float" office:value="67.794" calcext:value-type="float">
            <text:p>67.794</text:p>
          </table:table-cell>
          <table:table-cell office:value-type="float" office:value="83.3205" calcext:value-type="float">
            <text:p>83.32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9528" calcext:value-type="float">
            <text:p>52.9528</text:p>
          </table:table-cell>
          <table:table-cell office:value-type="float" office:value="57.971" calcext:value-type="float">
            <text:p>57.971</text:p>
          </table:table-cell>
          <table:table-cell office:value-type="float" office:value="73.4772" calcext:value-type="float">
            <text:p>73.4772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22" calcext:value-type="float">
            <text:p>51.7222</text:p>
          </table:table-cell>
          <table:table-cell office:value-type="float" office:value="82.0659" calcext:value-type="float">
            <text:p>82.0659</text:p>
          </table:table-cell>
          <table:table-cell office:value-type="float" office:value="101.674" calcext:value-type="float">
            <text:p>101.674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464" calcext:value-type="float">
            <text:p>49.5464</text:p>
          </table:table-cell>
          <table:table-cell office:value-type="float" office:value="87.7398" calcext:value-type="float">
            <text:p>87.7398</text:p>
          </table:table-cell>
          <table:table-cell office:value-type="float" office:value="111.279" calcext:value-type="float">
            <text:p>111.279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701" calcext:value-type="float">
            <text:p>44.7701</text:p>
          </table:table-cell>
          <table:table-cell office:value-type="float" office:value="78.6578" calcext:value-type="float">
            <text:p>78.6578</text:p>
          </table:table-cell>
          <table:table-cell office:value-type="float" office:value="101.1" calcext:value-type="float">
            <text:p>101.1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318" calcext:value-type="float">
            <text:p>47.7318</text:p>
          </table:table-cell>
          <table:table-cell office:value-type="float" office:value="67.8154" calcext:value-type="float">
            <text:p>67.8154</text:p>
          </table:table-cell>
          <table:table-cell office:value-type="float" office:value="83.3465" calcext:value-type="float">
            <text:p>83.346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9596" calcext:value-type="float">
            <text:p>52.9596</text:p>
          </table:table-cell>
          <table:table-cell office:value-type="float" office:value="57.9772" calcext:value-type="float">
            <text:p>57.9772</text:p>
          </table:table-cell>
          <table:table-cell office:value-type="float" office:value="73.4598" calcext:value-type="float">
            <text:p>73.4598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191" calcext:value-type="float">
            <text:p>51.7191</text:p>
          </table:table-cell>
          <table:table-cell office:value-type="float" office:value="82.0609" calcext:value-type="float">
            <text:p>82.0609</text:p>
          </table:table-cell>
          <table:table-cell office:value-type="float" office:value="101.669" calcext:value-type="float">
            <text:p>101.669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465" calcext:value-type="float">
            <text:p>49.5465</text:p>
          </table:table-cell>
          <table:table-cell office:value-type="float" office:value="87.7393" calcext:value-type="float">
            <text:p>87.7393</text:p>
          </table:table-cell>
          <table:table-cell office:value-type="float" office:value="111.277" calcext:value-type="float">
            <text:p>111.277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576" calcext:value-type="float">
            <text:p>44.7576</text:p>
          </table:table-cell>
          <table:table-cell office:value-type="float" office:value="78.637" calcext:value-type="float">
            <text:p>78.637</text:p>
          </table:table-cell>
          <table:table-cell office:value-type="float" office:value="101.075" calcext:value-type="float">
            <text:p>101.075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335" calcext:value-type="float">
            <text:p>47.7335</text:p>
          </table:table-cell>
          <table:table-cell office:value-type="float" office:value="67.8181" calcext:value-type="float">
            <text:p>67.8181</text:p>
          </table:table-cell>
          <table:table-cell office:value-type="float" office:value="83.3486" calcext:value-type="float">
            <text:p>83.348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9663" calcext:value-type="float">
            <text:p>52.9663</text:p>
          </table:table-cell>
          <table:table-cell office:value-type="float" office:value="57.9853" calcext:value-type="float">
            <text:p>57.9853</text:p>
          </table:table-cell>
          <table:table-cell office:value-type="float" office:value="73.4545" calcext:value-type="float">
            <text:p>73.4545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169" calcext:value-type="float">
            <text:p>51.7169</text:p>
          </table:table-cell>
          <table:table-cell office:value-type="float" office:value="82.0573" calcext:value-type="float">
            <text:p>82.0573</text:p>
          </table:table-cell>
          <table:table-cell office:value-type="float" office:value="101.664" calcext:value-type="float">
            <text:p>101.664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462" calcext:value-type="float">
            <text:p>49.5462</text:p>
          </table:table-cell>
          <table:table-cell office:value-type="float" office:value="87.739" calcext:value-type="float">
            <text:p>87.739</text:p>
          </table:table-cell>
          <table:table-cell office:value-type="float" office:value="111.277" calcext:value-type="float">
            <text:p>111.277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478" calcext:value-type="float">
            <text:p>44.7478</text:p>
          </table:table-cell>
          <table:table-cell office:value-type="float" office:value="78.6195" calcext:value-type="float">
            <text:p>78.6195</text:p>
          </table:table-cell>
          <table:table-cell office:value-type="float" office:value="101.051" calcext:value-type="float">
            <text:p>101.051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366" calcext:value-type="float">
            <text:p>47.7366</text:p>
          </table:table-cell>
          <table:table-cell office:value-type="float" office:value="67.8243" calcext:value-type="float">
            <text:p>67.8243</text:p>
          </table:table-cell>
          <table:table-cell office:value-type="float" office:value="83.3569" calcext:value-type="float">
            <text:p>83.356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9767" calcext:value-type="float">
            <text:p>52.9767</text:p>
          </table:table-cell>
          <table:table-cell office:value-type="float" office:value="57.9993" calcext:value-type="float">
            <text:p>57.9993</text:p>
          </table:table-cell>
          <table:table-cell office:value-type="float" office:value="73.4464" calcext:value-type="float">
            <text:p>73.4464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149" calcext:value-type="float">
            <text:p>51.7149</text:p>
          </table:table-cell>
          <table:table-cell office:value-type="float" office:value="82.0538" calcext:value-type="float">
            <text:p>82.0538</text:p>
          </table:table-cell>
          <table:table-cell office:value-type="float" office:value="101.66" calcext:value-type="float">
            <text:p>101.66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451" calcext:value-type="float">
            <text:p>49.5451</text:p>
          </table:table-cell>
          <table:table-cell office:value-type="float" office:value="87.7376" calcext:value-type="float">
            <text:p>87.7376</text:p>
          </table:table-cell>
          <table:table-cell office:value-type="float" office:value="111.276" calcext:value-type="float">
            <text:p>111.276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417" calcext:value-type="float">
            <text:p>44.7417</text:p>
          </table:table-cell>
          <table:table-cell office:value-type="float" office:value="78.6081" calcext:value-type="float">
            <text:p>78.6081</text:p>
          </table:table-cell>
          <table:table-cell office:value-type="float" office:value="101.034" calcext:value-type="float">
            <text:p>101.034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377" calcext:value-type="float">
            <text:p>47.7377</text:p>
          </table:table-cell>
          <table:table-cell office:value-type="float" office:value="67.8266" calcext:value-type="float">
            <text:p>67.8266</text:p>
          </table:table-cell>
          <table:table-cell office:value-type="float" office:value="83.3602" calcext:value-type="float">
            <text:p>83.360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9832" calcext:value-type="float">
            <text:p>52.9832</text:p>
          </table:table-cell>
          <table:table-cell office:value-type="float" office:value="58.0168" calcext:value-type="float">
            <text:p>58.0168</text:p>
          </table:table-cell>
          <table:table-cell office:value-type="float" office:value="73.4417" calcext:value-type="float">
            <text:p>73.4417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103" calcext:value-type="float">
            <text:p>51.7103</text:p>
          </table:table-cell>
          <table:table-cell office:value-type="float" office:value="82.0461" calcext:value-type="float">
            <text:p>82.0461</text:p>
          </table:table-cell>
          <table:table-cell office:value-type="float" office:value="101.651" calcext:value-type="float">
            <text:p>101.651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442" calcext:value-type="float">
            <text:p>49.5442</text:p>
          </table:table-cell>
          <table:table-cell office:value-type="float" office:value="87.7364" calcext:value-type="float">
            <text:p>87.7364</text:p>
          </table:table-cell>
          <table:table-cell office:value-type="float" office:value="111.275" calcext:value-type="float">
            <text:p>111.275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365" calcext:value-type="float">
            <text:p>44.7365</text:p>
          </table:table-cell>
          <table:table-cell office:value-type="float" office:value="78.5999" calcext:value-type="float">
            <text:p>78.5999</text:p>
          </table:table-cell>
          <table:table-cell office:value-type="float" office:value="101.025" calcext:value-type="float">
            <text:p>101.025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379" calcext:value-type="float">
            <text:p>47.7379</text:p>
          </table:table-cell>
          <table:table-cell office:value-type="float" office:value="67.8271" calcext:value-type="float">
            <text:p>67.8271</text:p>
          </table:table-cell>
          <table:table-cell office:value-type="float" office:value="83.3612" calcext:value-type="float">
            <text:p>83.361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9875" calcext:value-type="float">
            <text:p>52.9875</text:p>
          </table:table-cell>
          <table:table-cell office:value-type="float" office:value="58.0398" calcext:value-type="float">
            <text:p>58.0398</text:p>
          </table:table-cell>
          <table:table-cell office:value-type="float" office:value="73.4613" calcext:value-type="float">
            <text:p>73.4613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048" calcext:value-type="float">
            <text:p>51.7048</text:p>
          </table:table-cell>
          <table:table-cell office:value-type="float" office:value="82.037" calcext:value-type="float">
            <text:p>82.037</text:p>
          </table:table-cell>
          <table:table-cell office:value-type="float" office:value="101.641" calcext:value-type="float">
            <text:p>101.641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432" calcext:value-type="float">
            <text:p>49.5432</text:p>
          </table:table-cell>
          <table:table-cell office:value-type="float" office:value="87.7348" calcext:value-type="float">
            <text:p>87.7348</text:p>
          </table:table-cell>
          <table:table-cell office:value-type="float" office:value="111.273" calcext:value-type="float">
            <text:p>111.273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345" calcext:value-type="float">
            <text:p>44.7345</text:p>
          </table:table-cell>
          <table:table-cell office:value-type="float" office:value="78.5965" calcext:value-type="float">
            <text:p>78.5965</text:p>
          </table:table-cell>
          <table:table-cell office:value-type="float" office:value="101.021" calcext:value-type="float">
            <text:p>101.021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378" calcext:value-type="float">
            <text:p>47.7378</text:p>
          </table:table-cell>
          <table:table-cell office:value-type="float" office:value="67.8271" calcext:value-type="float">
            <text:p>67.8271</text:p>
          </table:table-cell>
          <table:table-cell office:value-type="float" office:value="83.3614" calcext:value-type="float">
            <text:p>83.361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9899" calcext:value-type="float">
            <text:p>52.9899</text:p>
          </table:table-cell>
          <table:table-cell office:value-type="float" office:value="58.0603" calcext:value-type="float">
            <text:p>58.0603</text:p>
          </table:table-cell>
          <table:table-cell office:value-type="float" office:value="73.4827" calcext:value-type="float">
            <text:p>73.4827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6981" calcext:value-type="float">
            <text:p>51.6981</text:p>
          </table:table-cell>
          <table:table-cell office:value-type="float" office:value="82.0262" calcext:value-type="float">
            <text:p>82.0262</text:p>
          </table:table-cell>
          <table:table-cell office:value-type="float" office:value="101.629" calcext:value-type="float">
            <text:p>101.629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416" calcext:value-type="float">
            <text:p>49.5416</text:p>
          </table:table-cell>
          <table:table-cell office:value-type="float" office:value="87.7324" calcext:value-type="float">
            <text:p>87.7324</text:p>
          </table:table-cell>
          <table:table-cell office:value-type="float" office:value="111.27" calcext:value-type="float">
            <text:p>111.27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912" calcext:value-type="float">
            <text:p>44.6912</text:p>
          </table:table-cell>
          <table:table-cell office:value-type="float" office:value="78.5189" calcext:value-type="float">
            <text:p>78.5189</text:p>
          </table:table-cell>
          <table:table-cell office:value-type="float" office:value="100.915" calcext:value-type="float">
            <text:p>100.915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384" calcext:value-type="float">
            <text:p>47.7384</text:p>
          </table:table-cell>
          <table:table-cell office:value-type="float" office:value="67.8293" calcext:value-type="float">
            <text:p>67.8293</text:p>
          </table:table-cell>
          <table:table-cell office:value-type="float" office:value="83.3665" calcext:value-type="float">
            <text:p>83.366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9958" calcext:value-type="float">
            <text:p>52.9958</text:p>
          </table:table-cell>
          <table:table-cell office:value-type="float" office:value="58.0785" calcext:value-type="float">
            <text:p>58.0785</text:p>
          </table:table-cell>
          <table:table-cell office:value-type="float" office:value="73.501" calcext:value-type="float">
            <text:p>73.501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6893" calcext:value-type="float">
            <text:p>51.6893</text:p>
          </table:table-cell>
          <table:table-cell office:value-type="float" office:value="82.0113" calcext:value-type="float">
            <text:p>82.0113</text:p>
          </table:table-cell>
          <table:table-cell office:value-type="float" office:value="101.611" calcext:value-type="float">
            <text:p>101.611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407" calcext:value-type="float">
            <text:p>49.5407</text:p>
          </table:table-cell>
          <table:table-cell office:value-type="float" office:value="87.7311" calcext:value-type="float">
            <text:p>87.7311</text:p>
          </table:table-cell>
          <table:table-cell office:value-type="float" office:value="111.269" calcext:value-type="float">
            <text:p>111.269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833" calcext:value-type="float">
            <text:p>44.6833</text:p>
          </table:table-cell>
          <table:table-cell office:value-type="float" office:value="78.5065" calcext:value-type="float">
            <text:p>78.5065</text:p>
          </table:table-cell>
          <table:table-cell office:value-type="float" office:value="100.901" calcext:value-type="float">
            <text:p>100.901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38" calcext:value-type="float">
            <text:p>47.738</text:p>
          </table:table-cell>
          <table:table-cell office:value-type="float" office:value="67.829" calcext:value-type="float">
            <text:p>67.829</text:p>
          </table:table-cell>
          <table:table-cell office:value-type="float" office:value="83.3667" calcext:value-type="float">
            <text:p>83.366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0049" calcext:value-type="float">
            <text:p>53.0049</text:p>
          </table:table-cell>
          <table:table-cell office:value-type="float" office:value="58.1065" calcext:value-type="float">
            <text:p>58.1065</text:p>
          </table:table-cell>
          <table:table-cell office:value-type="float" office:value="73.5272" calcext:value-type="float">
            <text:p>73.5272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6848" calcext:value-type="float">
            <text:p>51.6848</text:p>
          </table:table-cell>
          <table:table-cell office:value-type="float" office:value="82.0038" calcext:value-type="float">
            <text:p>82.0038</text:p>
          </table:table-cell>
          <table:table-cell office:value-type="float" office:value="101.602" calcext:value-type="float">
            <text:p>101.602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374" calcext:value-type="float">
            <text:p>49.5374</text:p>
          </table:table-cell>
          <table:table-cell office:value-type="float" office:value="87.7266" calcext:value-type="float">
            <text:p>87.7266</text:p>
          </table:table-cell>
          <table:table-cell office:value-type="float" office:value="111.265" calcext:value-type="float">
            <text:p>111.265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834" calcext:value-type="float">
            <text:p>44.6834</text:p>
          </table:table-cell>
          <table:table-cell office:value-type="float" office:value="78.5068" calcext:value-type="float">
            <text:p>78.5068</text:p>
          </table:table-cell>
          <table:table-cell office:value-type="float" office:value="100.901" calcext:value-type="float">
            <text:p>100.901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368" calcext:value-type="float">
            <text:p>47.7368</text:p>
          </table:table-cell>
          <table:table-cell office:value-type="float" office:value="67.8274" calcext:value-type="float">
            <text:p>67.8274</text:p>
          </table:table-cell>
          <table:table-cell office:value-type="float" office:value="83.3659" calcext:value-type="float">
            <text:p>83.365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0272" calcext:value-type="float">
            <text:p>53.0272</text:p>
          </table:table-cell>
          <table:table-cell office:value-type="float" office:value="58.156" calcext:value-type="float">
            <text:p>58.156</text:p>
          </table:table-cell>
          <table:table-cell office:value-type="float" office:value="73.577" calcext:value-type="float">
            <text:p>73.577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6844" calcext:value-type="float">
            <text:p>51.6844</text:p>
          </table:table-cell>
          <table:table-cell office:value-type="float" office:value="82.0033" calcext:value-type="float">
            <text:p>82.0033</text:p>
          </table:table-cell>
          <table:table-cell office:value-type="float" office:value="101.602" calcext:value-type="float">
            <text:p>101.602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342" calcext:value-type="float">
            <text:p>49.5342</text:p>
          </table:table-cell>
          <table:table-cell office:value-type="float" office:value="87.7223" calcext:value-type="float">
            <text:p>87.7223</text:p>
          </table:table-cell>
          <table:table-cell office:value-type="float" office:value="111.261" calcext:value-type="float">
            <text:p>111.261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824" calcext:value-type="float">
            <text:p>44.6824</text:p>
          </table:table-cell>
          <table:table-cell office:value-type="float" office:value="78.5056" calcext:value-type="float">
            <text:p>78.5056</text:p>
          </table:table-cell>
          <table:table-cell office:value-type="float" office:value="100.901" calcext:value-type="float">
            <text:p>100.901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364" calcext:value-type="float">
            <text:p>47.7364</text:p>
          </table:table-cell>
          <table:table-cell office:value-type="float" office:value="67.827" calcext:value-type="float">
            <text:p>67.827</text:p>
          </table:table-cell>
          <table:table-cell office:value-type="float" office:value="83.3661" calcext:value-type="float">
            <text:p>83.366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0465" calcext:value-type="float">
            <text:p>53.0465</text:p>
          </table:table-cell>
          <table:table-cell office:value-type="float" office:value="58.2027" calcext:value-type="float">
            <text:p>58.2027</text:p>
          </table:table-cell>
          <table:table-cell office:value-type="float" office:value="73.6271" calcext:value-type="float">
            <text:p>73.6271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6792" calcext:value-type="float">
            <text:p>51.6792</text:p>
          </table:table-cell>
          <table:table-cell office:value-type="float" office:value="81.9948" calcext:value-type="float">
            <text:p>81.9948</text:p>
          </table:table-cell>
          <table:table-cell office:value-type="float" office:value="101.592" calcext:value-type="float">
            <text:p>101.592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341" calcext:value-type="float">
            <text:p>49.5341</text:p>
          </table:table-cell>
          <table:table-cell office:value-type="float" office:value="87.7222" calcext:value-type="float">
            <text:p>87.7222</text:p>
          </table:table-cell>
          <table:table-cell office:value-type="float" office:value="111.261" calcext:value-type="float">
            <text:p>111.261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822" calcext:value-type="float">
            <text:p>44.6822</text:p>
          </table:table-cell>
          <table:table-cell office:value-type="float" office:value="78.5057" calcext:value-type="float">
            <text:p>78.5057</text:p>
          </table:table-cell>
          <table:table-cell office:value-type="float" office:value="100.901" calcext:value-type="float">
            <text:p>100.901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358" calcext:value-type="float">
            <text:p>47.7358</text:p>
          </table:table-cell>
          <table:table-cell office:value-type="float" office:value="67.8261" calcext:value-type="float">
            <text:p>67.8261</text:p>
          </table:table-cell>
          <table:table-cell office:value-type="float" office:value="83.3656" calcext:value-type="float">
            <text:p>83.365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0651" calcext:value-type="float">
            <text:p>53.0651</text:p>
          </table:table-cell>
          <table:table-cell office:value-type="float" office:value="58.2471" calcext:value-type="float">
            <text:p>58.2471</text:p>
          </table:table-cell>
          <table:table-cell office:value-type="float" office:value="73.6698" calcext:value-type="float">
            <text:p>73.6698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6721" calcext:value-type="float">
            <text:p>51.6721</text:p>
          </table:table-cell>
          <table:table-cell office:value-type="float" office:value="81.983" calcext:value-type="float">
            <text:p>81.983</text:p>
          </table:table-cell>
          <table:table-cell office:value-type="float" office:value="101.579" calcext:value-type="float">
            <text:p>101.579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339" calcext:value-type="float">
            <text:p>49.5339</text:p>
          </table:table-cell>
          <table:table-cell office:value-type="float" office:value="87.722" calcext:value-type="float">
            <text:p>87.722</text:p>
          </table:table-cell>
          <table:table-cell office:value-type="float" office:value="111.261" calcext:value-type="float">
            <text:p>111.261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819" calcext:value-type="float">
            <text:p>44.6819</text:p>
          </table:table-cell>
          <table:table-cell office:value-type="float" office:value="78.5055" calcext:value-type="float">
            <text:p>78.5055</text:p>
          </table:table-cell>
          <table:table-cell office:value-type="float" office:value="100.901" calcext:value-type="float">
            <text:p>100.901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346" calcext:value-type="float">
            <text:p>47.7346</text:p>
          </table:table-cell>
          <table:table-cell office:value-type="float" office:value="67.8242" calcext:value-type="float">
            <text:p>67.8242</text:p>
          </table:table-cell>
          <table:table-cell office:value-type="float" office:value="83.3642" calcext:value-type="float">
            <text:p>83.364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0954" calcext:value-type="float">
            <text:p>53.0954</text:p>
          </table:table-cell>
          <table:table-cell office:value-type="float" office:value="58.3123" calcext:value-type="float">
            <text:p>58.3123</text:p>
          </table:table-cell>
          <table:table-cell office:value-type="float" office:value="73.7287" calcext:value-type="float">
            <text:p>73.7287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669" calcext:value-type="float">
            <text:p>51.669</text:p>
          </table:table-cell>
          <table:table-cell office:value-type="float" office:value="81.9779" calcext:value-type="float">
            <text:p>81.9779</text:p>
          </table:table-cell>
          <table:table-cell office:value-type="float" office:value="101.573" calcext:value-type="float">
            <text:p>101.573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338" calcext:value-type="float">
            <text:p>49.5338</text:p>
          </table:table-cell>
          <table:table-cell office:value-type="float" office:value="87.7219" calcext:value-type="float">
            <text:p>87.7219</text:p>
          </table:table-cell>
          <table:table-cell office:value-type="float" office:value="111.261" calcext:value-type="float">
            <text:p>111.261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82" calcext:value-type="float">
            <text:p>44.682</text:p>
          </table:table-cell>
          <table:table-cell office:value-type="float" office:value="78.5061" calcext:value-type="float">
            <text:p>78.5061</text:p>
          </table:table-cell>
          <table:table-cell office:value-type="float" office:value="100.903" calcext:value-type="float">
            <text:p>100.903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335" calcext:value-type="float">
            <text:p>47.7335</text:p>
          </table:table-cell>
          <table:table-cell office:value-type="float" office:value="67.8228" calcext:value-type="float">
            <text:p>67.8228</text:p>
          </table:table-cell>
          <table:table-cell office:value-type="float" office:value="83.3635" calcext:value-type="float">
            <text:p>83.363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1189" calcext:value-type="float">
            <text:p>53.1189</text:p>
          </table:table-cell>
          <table:table-cell office:value-type="float" office:value="58.3587" calcext:value-type="float">
            <text:p>58.3587</text:p>
          </table:table-cell>
          <table:table-cell office:value-type="float" office:value="73.7691" calcext:value-type="float">
            <text:p>73.7691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6668" calcext:value-type="float">
            <text:p>51.6668</text:p>
          </table:table-cell>
          <table:table-cell office:value-type="float" office:value="81.9743" calcext:value-type="float">
            <text:p>81.9743</text:p>
          </table:table-cell>
          <table:table-cell office:value-type="float" office:value="101.569" calcext:value-type="float">
            <text:p>101.569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331" calcext:value-type="float">
            <text:p>49.5331</text:p>
          </table:table-cell>
          <table:table-cell office:value-type="float" office:value="87.7214" calcext:value-type="float">
            <text:p>87.7214</text:p>
          </table:table-cell>
          <table:table-cell office:value-type="float" office:value="111.261" calcext:value-type="float">
            <text:p>111.261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847" calcext:value-type="float">
            <text:p>44.6847</text:p>
          </table:table-cell>
          <table:table-cell office:value-type="float" office:value="78.5127" calcext:value-type="float">
            <text:p>78.5127</text:p>
          </table:table-cell>
          <table:table-cell office:value-type="float" office:value="100.914" calcext:value-type="float">
            <text:p>100.914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327" calcext:value-type="float">
            <text:p>47.7327</text:p>
          </table:table-cell>
          <table:table-cell office:value-type="float" office:value="67.8216" calcext:value-type="float">
            <text:p>67.8216</text:p>
          </table:table-cell>
          <table:table-cell office:value-type="float" office:value="83.3628" calcext:value-type="float">
            <text:p>83.362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1383" calcext:value-type="float">
            <text:p>53.1383</text:p>
          </table:table-cell>
          <table:table-cell office:value-type="float" office:value="58.3987" calcext:value-type="float">
            <text:p>58.3987</text:p>
          </table:table-cell>
          <table:table-cell office:value-type="float" office:value="73.8045" calcext:value-type="float">
            <text:p>73.8045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6678" calcext:value-type="float">
            <text:p>51.6678</text:p>
          </table:table-cell>
          <table:table-cell office:value-type="float" office:value="81.9757" calcext:value-type="float">
            <text:p>81.9757</text:p>
          </table:table-cell>
          <table:table-cell office:value-type="float" office:value="101.57" calcext:value-type="float">
            <text:p>101.57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33" calcext:value-type="float">
            <text:p>49.533</text:p>
          </table:table-cell>
          <table:table-cell office:value-type="float" office:value="87.7214" calcext:value-type="float">
            <text:p>87.7214</text:p>
          </table:table-cell>
          <table:table-cell office:value-type="float" office:value="111.262" calcext:value-type="float">
            <text:p>111.262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857" calcext:value-type="float">
            <text:p>44.6857</text:p>
          </table:table-cell>
          <table:table-cell office:value-type="float" office:value="78.5168" calcext:value-type="float">
            <text:p>78.5168</text:p>
          </table:table-cell>
          <table:table-cell office:value-type="float" office:value="100.923" calcext:value-type="float">
            <text:p>100.923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325" calcext:value-type="float">
            <text:p>47.7325</text:p>
          </table:table-cell>
          <table:table-cell office:value-type="float" office:value="67.8214" calcext:value-type="float">
            <text:p>67.8214</text:p>
          </table:table-cell>
          <table:table-cell office:value-type="float" office:value="83.3629" calcext:value-type="float">
            <text:p>83.362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1531" calcext:value-type="float">
            <text:p>53.1531</text:p>
          </table:table-cell>
          <table:table-cell office:value-type="float" office:value="58.4269" calcext:value-type="float">
            <text:p>58.4269</text:p>
          </table:table-cell>
          <table:table-cell office:value-type="float" office:value="73.8229" calcext:value-type="float">
            <text:p>73.8229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6713" calcext:value-type="float">
            <text:p>51.6713</text:p>
          </table:table-cell>
          <table:table-cell office:value-type="float" office:value="81.9812" calcext:value-type="float">
            <text:p>81.9812</text:p>
          </table:table-cell>
          <table:table-cell office:value-type="float" office:value="101.576" calcext:value-type="float">
            <text:p>101.576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333" calcext:value-type="float">
            <text:p>49.5333</text:p>
          </table:table-cell>
          <table:table-cell office:value-type="float" office:value="87.722" calcext:value-type="float">
            <text:p>87.722</text:p>
          </table:table-cell>
          <table:table-cell office:value-type="float" office:value="111.262" calcext:value-type="float">
            <text:p>111.262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875" calcext:value-type="float">
            <text:p>44.6875</text:p>
          </table:table-cell>
          <table:table-cell office:value-type="float" office:value="78.5217" calcext:value-type="float">
            <text:p>78.5217</text:p>
          </table:table-cell>
          <table:table-cell office:value-type="float" office:value="100.932" calcext:value-type="float">
            <text:p>100.932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323" calcext:value-type="float">
            <text:p>47.7323</text:p>
          </table:table-cell>
          <table:table-cell office:value-type="float" office:value="67.8213" calcext:value-type="float">
            <text:p>67.8213</text:p>
          </table:table-cell>
          <table:table-cell office:value-type="float" office:value="83.3634" calcext:value-type="float">
            <text:p>83.36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1729" calcext:value-type="float">
            <text:p>53.1729</text:p>
          </table:table-cell>
          <table:table-cell office:value-type="float" office:value="58.4627" calcext:value-type="float">
            <text:p>58.4627</text:p>
          </table:table-cell>
          <table:table-cell office:value-type="float" office:value="73.8433" calcext:value-type="float">
            <text:p>73.8433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6724" calcext:value-type="float">
            <text:p>51.6724</text:p>
          </table:table-cell>
          <table:table-cell office:value-type="float" office:value="81.9831" calcext:value-type="float">
            <text:p>81.9831</text:p>
          </table:table-cell>
          <table:table-cell office:value-type="float" office:value="101.579" calcext:value-type="float">
            <text:p>101.579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317" calcext:value-type="float">
            <text:p>49.5317</text:p>
          </table:table-cell>
          <table:table-cell office:value-type="float" office:value="87.7196" calcext:value-type="float">
            <text:p>87.7196</text:p>
          </table:table-cell>
          <table:table-cell office:value-type="float" office:value="111.26" calcext:value-type="float">
            <text:p>111.26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87" calcext:value-type="float">
            <text:p>44.687</text:p>
          </table:table-cell>
          <table:table-cell office:value-type="float" office:value="78.5214" calcext:value-type="float">
            <text:p>78.5214</text:p>
          </table:table-cell>
          <table:table-cell office:value-type="float" office:value="100.933" calcext:value-type="float">
            <text:p>100.933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316" calcext:value-type="float">
            <text:p>47.7316</text:p>
          </table:table-cell>
          <table:table-cell office:value-type="float" office:value="67.8205" calcext:value-type="float">
            <text:p>67.8205</text:p>
          </table:table-cell>
          <table:table-cell office:value-type="float" office:value="83.3636" calcext:value-type="float">
            <text:p>83.363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204" calcext:value-type="float">
            <text:p>53.204</text:p>
          </table:table-cell>
          <table:table-cell office:value-type="float" office:value="58.5189" calcext:value-type="float">
            <text:p>58.5189</text:p>
          </table:table-cell>
          <table:table-cell office:value-type="float" office:value="73.8666" calcext:value-type="float">
            <text:p>73.8666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6738" calcext:value-type="float">
            <text:p>51.6738</text:p>
          </table:table-cell>
          <table:table-cell office:value-type="float" office:value="81.9856" calcext:value-type="float">
            <text:p>81.9856</text:p>
          </table:table-cell>
          <table:table-cell office:value-type="float" office:value="101.582" calcext:value-type="float">
            <text:p>101.582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314" calcext:value-type="float">
            <text:p>49.5314</text:p>
          </table:table-cell>
          <table:table-cell office:value-type="float" office:value="87.7194" calcext:value-type="float">
            <text:p>87.7194</text:p>
          </table:table-cell>
          <table:table-cell office:value-type="float" office:value="111.26" calcext:value-type="float">
            <text:p>111.26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631" calcext:value-type="float">
            <text:p>44.6631</text:p>
          </table:table-cell>
          <table:table-cell office:value-type="float" office:value="78.4855" calcext:value-type="float">
            <text:p>78.4855</text:p>
          </table:table-cell>
          <table:table-cell office:value-type="float" office:value="100.894" calcext:value-type="float">
            <text:p>100.894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313" calcext:value-type="float">
            <text:p>47.7313</text:p>
          </table:table-cell>
          <table:table-cell office:value-type="float" office:value="67.8202" calcext:value-type="float">
            <text:p>67.8202</text:p>
          </table:table-cell>
          <table:table-cell office:value-type="float" office:value="83.3635" calcext:value-type="float">
            <text:p>83.363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224" calcext:value-type="float">
            <text:p>53.224</text:p>
          </table:table-cell>
          <table:table-cell office:value-type="float" office:value="58.5557" calcext:value-type="float">
            <text:p>58.5557</text:p>
          </table:table-cell>
          <table:table-cell office:value-type="float" office:value="73.8808" calcext:value-type="float">
            <text:p>73.8808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6745" calcext:value-type="float">
            <text:p>51.6745</text:p>
          </table:table-cell>
          <table:table-cell office:value-type="float" office:value="81.9866" calcext:value-type="float">
            <text:p>81.9866</text:p>
          </table:table-cell>
          <table:table-cell office:value-type="float" office:value="101.583" calcext:value-type="float">
            <text:p>101.583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303" calcext:value-type="float">
            <text:p>49.5303</text:p>
          </table:table-cell>
          <table:table-cell office:value-type="float" office:value="87.7172" calcext:value-type="float">
            <text:p>87.7172</text:p>
          </table:table-cell>
          <table:table-cell office:value-type="float" office:value="111.257" calcext:value-type="float">
            <text:p>111.257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621" calcext:value-type="float">
            <text:p>44.6621</text:p>
          </table:table-cell>
          <table:table-cell office:value-type="float" office:value="78.4845" calcext:value-type="float">
            <text:p>78.4845</text:p>
          </table:table-cell>
          <table:table-cell office:value-type="float" office:value="100.893" calcext:value-type="float">
            <text:p>100.893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28" calcext:value-type="float">
            <text:p>47.728</text:p>
          </table:table-cell>
          <table:table-cell office:value-type="float" office:value="67.8147" calcext:value-type="float">
            <text:p>67.8147</text:p>
          </table:table-cell>
          <table:table-cell office:value-type="float" office:value="83.3582" calcext:value-type="float">
            <text:p>83.358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2377" calcext:value-type="float">
            <text:p>53.2377</text:p>
          </table:table-cell>
          <table:table-cell office:value-type="float" office:value="58.581" calcext:value-type="float">
            <text:p>58.581</text:p>
          </table:table-cell>
          <table:table-cell office:value-type="float" office:value="73.894" calcext:value-type="float">
            <text:p>73.894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6749" calcext:value-type="float">
            <text:p>51.6749</text:p>
          </table:table-cell>
          <table:table-cell office:value-type="float" office:value="81.9874" calcext:value-type="float">
            <text:p>81.9874</text:p>
          </table:table-cell>
          <table:table-cell office:value-type="float" office:value="101.584" calcext:value-type="float">
            <text:p>101.584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243" calcext:value-type="float">
            <text:p>49.5243</text:p>
          </table:table-cell>
          <table:table-cell office:value-type="float" office:value="87.7089" calcext:value-type="float">
            <text:p>87.7089</text:p>
          </table:table-cell>
          <table:table-cell office:value-type="float" office:value="111.249" calcext:value-type="float">
            <text:p>111.249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611" calcext:value-type="float">
            <text:p>44.6611</text:p>
          </table:table-cell>
          <table:table-cell office:value-type="float" office:value="78.4833" calcext:value-type="float">
            <text:p>78.4833</text:p>
          </table:table-cell>
          <table:table-cell office:value-type="float" office:value="100.893" calcext:value-type="float">
            <text:p>100.893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245" calcext:value-type="float">
            <text:p>47.7245</text:p>
          </table:table-cell>
          <table:table-cell office:value-type="float" office:value="67.8089" calcext:value-type="float">
            <text:p>67.8089</text:p>
          </table:table-cell>
          <table:table-cell office:value-type="float" office:value="83.3528" calcext:value-type="float">
            <text:p>83.352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9" calcext:value-type="float">
            <text:p>61.4449</text:p>
          </table:table-cell>
          <table:table-cell office:value-type="float" office:value="53.2498" calcext:value-type="float">
            <text:p>53.2498</text:p>
          </table:table-cell>
          <table:table-cell office:value-type="float" office:value="58.6038" calcext:value-type="float">
            <text:p>58.6038</text:p>
          </table:table-cell>
          <table:table-cell office:value-type="float" office:value="73.9059" calcext:value-type="float">
            <text:p>73.9059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6765" calcext:value-type="float">
            <text:p>51.6765</text:p>
          </table:table-cell>
          <table:table-cell office:value-type="float" office:value="81.9896" calcext:value-type="float">
            <text:p>81.9896</text:p>
          </table:table-cell>
          <table:table-cell office:value-type="float" office:value="101.586" calcext:value-type="float">
            <text:p>101.586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235" calcext:value-type="float">
            <text:p>49.5235</text:p>
          </table:table-cell>
          <table:table-cell office:value-type="float" office:value="87.7083" calcext:value-type="float">
            <text:p>87.7083</text:p>
          </table:table-cell>
          <table:table-cell office:value-type="float" office:value="111.249" calcext:value-type="float">
            <text:p>111.249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608" calcext:value-type="float">
            <text:p>44.6608</text:p>
          </table:table-cell>
          <table:table-cell office:value-type="float" office:value="78.4832" calcext:value-type="float">
            <text:p>78.4832</text:p>
          </table:table-cell>
          <table:table-cell office:value-type="float" office:value="100.893" calcext:value-type="float">
            <text:p>100.893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231" calcext:value-type="float">
            <text:p>47.7231</text:p>
          </table:table-cell>
          <table:table-cell office:value-type="float" office:value="67.8069" calcext:value-type="float">
            <text:p>67.8069</text:p>
          </table:table-cell>
          <table:table-cell office:value-type="float" office:value="83.3516" calcext:value-type="float">
            <text:p>83.351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2626" calcext:value-type="float">
            <text:p>53.2626</text:p>
          </table:table-cell>
          <table:table-cell office:value-type="float" office:value="58.6275" calcext:value-type="float">
            <text:p>58.6275</text:p>
          </table:table-cell>
          <table:table-cell office:value-type="float" office:value="73.9211" calcext:value-type="float">
            <text:p>73.9211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6766" calcext:value-type="float">
            <text:p>51.6766</text:p>
          </table:table-cell>
          <table:table-cell office:value-type="float" office:value="81.9897" calcext:value-type="float">
            <text:p>81.9897</text:p>
          </table:table-cell>
          <table:table-cell office:value-type="float" office:value="101.586" calcext:value-type="float">
            <text:p>101.586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211" calcext:value-type="float">
            <text:p>49.5211</text:p>
          </table:table-cell>
          <table:table-cell office:value-type="float" office:value="87.7051" calcext:value-type="float">
            <text:p>87.7051</text:p>
          </table:table-cell>
          <table:table-cell office:value-type="float" office:value="111.246" calcext:value-type="float">
            <text:p>111.246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609" calcext:value-type="float">
            <text:p>44.6609</text:p>
          </table:table-cell>
          <table:table-cell office:value-type="float" office:value="78.4837" calcext:value-type="float">
            <text:p>78.4837</text:p>
          </table:table-cell>
          <table:table-cell office:value-type="float" office:value="100.894" calcext:value-type="float">
            <text:p>100.894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225" calcext:value-type="float">
            <text:p>47.7225</text:p>
          </table:table-cell>
          <table:table-cell office:value-type="float" office:value="67.8064" calcext:value-type="float">
            <text:p>67.8064</text:p>
          </table:table-cell>
          <table:table-cell office:value-type="float" office:value="83.3519" calcext:value-type="float">
            <text:p>83.351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2801" calcext:value-type="float">
            <text:p>53.2801</text:p>
          </table:table-cell>
          <table:table-cell office:value-type="float" office:value="58.6578" calcext:value-type="float">
            <text:p>58.6578</text:p>
          </table:table-cell>
          <table:table-cell office:value-type="float" office:value="73.9406" calcext:value-type="float">
            <text:p>73.9406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6778" calcext:value-type="float">
            <text:p>51.6778</text:p>
          </table:table-cell>
          <table:table-cell office:value-type="float" office:value="81.9917" calcext:value-type="float">
            <text:p>81.9917</text:p>
          </table:table-cell>
          <table:table-cell office:value-type="float" office:value="101.589" calcext:value-type="float">
            <text:p>101.589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208" calcext:value-type="float">
            <text:p>49.5208</text:p>
          </table:table-cell>
          <table:table-cell office:value-type="float" office:value="87.7046" calcext:value-type="float">
            <text:p>87.7046</text:p>
          </table:table-cell>
          <table:table-cell office:value-type="float" office:value="111.246" calcext:value-type="float">
            <text:p>111.246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607" calcext:value-type="float">
            <text:p>44.6607</text:p>
          </table:table-cell>
          <table:table-cell office:value-type="float" office:value="78.4839" calcext:value-type="float">
            <text:p>78.4839</text:p>
          </table:table-cell>
          <table:table-cell office:value-type="float" office:value="100.895" calcext:value-type="float">
            <text:p>100.895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215" calcext:value-type="float">
            <text:p>47.7215</text:p>
          </table:table-cell>
          <table:table-cell office:value-type="float" office:value="67.805" calcext:value-type="float">
            <text:p>67.805</text:p>
          </table:table-cell>
          <table:table-cell office:value-type="float" office:value="83.3514" calcext:value-type="float">
            <text:p>83.351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3111" calcext:value-type="float">
            <text:p>53.3111</text:p>
          </table:table-cell>
          <table:table-cell office:value-type="float" office:value="58.7135" calcext:value-type="float">
            <text:p>58.7135</text:p>
          </table:table-cell>
          <table:table-cell office:value-type="float" office:value="73.9858" calcext:value-type="float">
            <text:p>73.9858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6784" calcext:value-type="float">
            <text:p>51.6784</text:p>
          </table:table-cell>
          <table:table-cell office:value-type="float" office:value="81.9929" calcext:value-type="float">
            <text:p>81.9929</text:p>
          </table:table-cell>
          <table:table-cell office:value-type="float" office:value="101.59" calcext:value-type="float">
            <text:p>101.59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203" calcext:value-type="float">
            <text:p>49.5203</text:p>
          </table:table-cell>
          <table:table-cell office:value-type="float" office:value="87.7039" calcext:value-type="float">
            <text:p>87.7039</text:p>
          </table:table-cell>
          <table:table-cell office:value-type="float" office:value="111.245" calcext:value-type="float">
            <text:p>111.245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592" calcext:value-type="float">
            <text:p>44.6592</text:p>
          </table:table-cell>
          <table:table-cell office:value-type="float" office:value="78.4821" calcext:value-type="float">
            <text:p>78.4821</text:p>
          </table:table-cell>
          <table:table-cell office:value-type="float" office:value="100.894" calcext:value-type="float">
            <text:p>100.894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197" calcext:value-type="float">
            <text:p>47.7197</text:p>
          </table:table-cell>
          <table:table-cell office:value-type="float" office:value="67.8025" calcext:value-type="float">
            <text:p>67.8025</text:p>
          </table:table-cell>
          <table:table-cell office:value-type="float" office:value="83.35" calcext:value-type="float">
            <text:p>83.3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3363" calcext:value-type="float">
            <text:p>53.3363</text:p>
          </table:table-cell>
          <table:table-cell office:value-type="float" office:value="58.7444" calcext:value-type="float">
            <text:p>58.7444</text:p>
          </table:table-cell>
          <table:table-cell office:value-type="float" office:value="73.9937" calcext:value-type="float">
            <text:p>73.9937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6794" calcext:value-type="float">
            <text:p>51.6794</text:p>
          </table:table-cell>
          <table:table-cell office:value-type="float" office:value="81.9945" calcext:value-type="float">
            <text:p>81.9945</text:p>
          </table:table-cell>
          <table:table-cell office:value-type="float" office:value="101.592" calcext:value-type="float">
            <text:p>101.592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196" calcext:value-type="float">
            <text:p>49.5196</text:p>
          </table:table-cell>
          <table:table-cell office:value-type="float" office:value="87.7031" calcext:value-type="float">
            <text:p>87.7031</text:p>
          </table:table-cell>
          <table:table-cell office:value-type="float" office:value="111.244" calcext:value-type="float">
            <text:p>111.244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593" calcext:value-type="float">
            <text:p>44.6593</text:p>
          </table:table-cell>
          <table:table-cell office:value-type="float" office:value="78.4829" calcext:value-type="float">
            <text:p>78.4829</text:p>
          </table:table-cell>
          <table:table-cell office:value-type="float" office:value="100.896" calcext:value-type="float">
            <text:p>100.896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182" calcext:value-type="float">
            <text:p>47.7182</text:p>
          </table:table-cell>
          <table:table-cell office:value-type="float" office:value="67.8002" calcext:value-type="float">
            <text:p>67.8002</text:p>
          </table:table-cell>
          <table:table-cell office:value-type="float" office:value="83.3485" calcext:value-type="float">
            <text:p>83.34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3615" calcext:value-type="float">
            <text:p>53.3615</text:p>
          </table:table-cell>
          <table:table-cell office:value-type="float" office:value="58.7776" calcext:value-type="float">
            <text:p>58.7776</text:p>
          </table:table-cell>
          <table:table-cell office:value-type="float" office:value="74.0032" calcext:value-type="float">
            <text:p>74.0032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6806" calcext:value-type="float">
            <text:p>51.6806</text:p>
          </table:table-cell>
          <table:table-cell office:value-type="float" office:value="81.9964" calcext:value-type="float">
            <text:p>81.9964</text:p>
          </table:table-cell>
          <table:table-cell office:value-type="float" office:value="101.594" calcext:value-type="float">
            <text:p>101.594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195" calcext:value-type="float">
            <text:p>49.5195</text:p>
          </table:table-cell>
          <table:table-cell office:value-type="float" office:value="87.7029" calcext:value-type="float">
            <text:p>87.7029</text:p>
          </table:table-cell>
          <table:table-cell office:value-type="float" office:value="111.244" calcext:value-type="float">
            <text:p>111.244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581" calcext:value-type="float">
            <text:p>44.6581</text:p>
          </table:table-cell>
          <table:table-cell office:value-type="float" office:value="78.4815" calcext:value-type="float">
            <text:p>78.4815</text:p>
          </table:table-cell>
          <table:table-cell office:value-type="float" office:value="100.895" calcext:value-type="float">
            <text:p>100.895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142" calcext:value-type="float">
            <text:p>47.7142</text:p>
          </table:table-cell>
          <table:table-cell office:value-type="float" office:value="67.794" calcext:value-type="float">
            <text:p>67.794</text:p>
          </table:table-cell>
          <table:table-cell office:value-type="float" office:value="83.3431" calcext:value-type="float">
            <text:p>83.343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4014" calcext:value-type="float">
            <text:p>53.4014</text:p>
          </table:table-cell>
          <table:table-cell office:value-type="float" office:value="58.8332" calcext:value-type="float">
            <text:p>58.8332</text:p>
          </table:table-cell>
          <table:table-cell office:value-type="float" office:value="74.0318" calcext:value-type="float">
            <text:p>74.0318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6822" calcext:value-type="float">
            <text:p>51.6822</text:p>
          </table:table-cell>
          <table:table-cell office:value-type="float" office:value="81.9993" calcext:value-type="float">
            <text:p>81.9993</text:p>
          </table:table-cell>
          <table:table-cell office:value-type="float" office:value="101.598" calcext:value-type="float">
            <text:p>101.598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194" calcext:value-type="float">
            <text:p>49.5194</text:p>
          </table:table-cell>
          <table:table-cell office:value-type="float" office:value="87.7028" calcext:value-type="float">
            <text:p>87.7028</text:p>
          </table:table-cell>
          <table:table-cell office:value-type="float" office:value="111.244" calcext:value-type="float">
            <text:p>111.244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578" calcext:value-type="float">
            <text:p>44.6578</text:p>
          </table:table-cell>
          <table:table-cell office:value-type="float" office:value="78.4826" calcext:value-type="float">
            <text:p>78.4826</text:p>
          </table:table-cell>
          <table:table-cell office:value-type="float" office:value="100.899" calcext:value-type="float">
            <text:p>100.899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098" calcext:value-type="float">
            <text:p>47.7098</text:p>
          </table:table-cell>
          <table:table-cell office:value-type="float" office:value="67.787" calcext:value-type="float">
            <text:p>67.787</text:p>
          </table:table-cell>
          <table:table-cell office:value-type="float" office:value="83.337" calcext:value-type="float">
            <text:p>83.33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4377" calcext:value-type="float">
            <text:p>53.4377</text:p>
          </table:table-cell>
          <table:table-cell office:value-type="float" office:value="58.8848" calcext:value-type="float">
            <text:p>58.8848</text:p>
          </table:table-cell>
          <table:table-cell office:value-type="float" office:value="74.0607" calcext:value-type="float">
            <text:p>74.0607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6833" calcext:value-type="float">
            <text:p>51.6833</text:p>
          </table:table-cell>
          <table:table-cell office:value-type="float" office:value="82.0012" calcext:value-type="float">
            <text:p>82.0012</text:p>
          </table:table-cell>
          <table:table-cell office:value-type="float" office:value="101.6" calcext:value-type="float">
            <text:p>101.6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185" calcext:value-type="float">
            <text:p>49.5185</text:p>
          </table:table-cell>
          <table:table-cell office:value-type="float" office:value="87.7026" calcext:value-type="float">
            <text:p>87.7026</text:p>
          </table:table-cell>
          <table:table-cell office:value-type="float" office:value="111.246" calcext:value-type="float">
            <text:p>111.246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564" calcext:value-type="float">
            <text:p>44.6564</text:p>
          </table:table-cell>
          <table:table-cell office:value-type="float" office:value="78.4825" calcext:value-type="float">
            <text:p>78.4825</text:p>
          </table:table-cell>
          <table:table-cell office:value-type="float" office:value="100.902" calcext:value-type="float">
            <text:p>100.902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064" calcext:value-type="float">
            <text:p>47.7064</text:p>
          </table:table-cell>
          <table:table-cell office:value-type="float" office:value="67.7816" calcext:value-type="float">
            <text:p>67.7816</text:p>
          </table:table-cell>
          <table:table-cell office:value-type="float" office:value="83.3324" calcext:value-type="float">
            <text:p>83.332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479" calcext:value-type="float">
            <text:p>53.479</text:p>
          </table:table-cell>
          <table:table-cell office:value-type="float" office:value="58.9479" calcext:value-type="float">
            <text:p>58.9479</text:p>
          </table:table-cell>
          <table:table-cell office:value-type="float" office:value="74.1004" calcext:value-type="float">
            <text:p>74.1004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6867" calcext:value-type="float">
            <text:p>51.6867</text:p>
          </table:table-cell>
          <table:table-cell office:value-type="float" office:value="82.0069" calcext:value-type="float">
            <text:p>82.0069</text:p>
          </table:table-cell>
          <table:table-cell office:value-type="float" office:value="101.607" calcext:value-type="float">
            <text:p>101.607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175" calcext:value-type="float">
            <text:p>49.5175</text:p>
          </table:table-cell>
          <table:table-cell office:value-type="float" office:value="87.702" calcext:value-type="float">
            <text:p>87.702</text:p>
          </table:table-cell>
          <table:table-cell office:value-type="float" office:value="111.247" calcext:value-type="float">
            <text:p>111.247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547" calcext:value-type="float">
            <text:p>44.6547</text:p>
          </table:table-cell>
          <table:table-cell office:value-type="float" office:value="78.481" calcext:value-type="float">
            <text:p>78.481</text:p>
          </table:table-cell>
          <table:table-cell office:value-type="float" office:value="100.902" calcext:value-type="float">
            <text:p>100.902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045" calcext:value-type="float">
            <text:p>47.7045</text:p>
          </table:table-cell>
          <table:table-cell office:value-type="float" office:value="67.7789" calcext:value-type="float">
            <text:p>67.7789</text:p>
          </table:table-cell>
          <table:table-cell office:value-type="float" office:value="83.3309" calcext:value-type="float">
            <text:p>83.330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522" calcext:value-type="float">
            <text:p>53.522</text:p>
          </table:table-cell>
          <table:table-cell office:value-type="float" office:value="59.0138" calcext:value-type="float">
            <text:p>59.0138</text:p>
          </table:table-cell>
          <table:table-cell office:value-type="float" office:value="74.1418" calcext:value-type="float">
            <text:p>74.1418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6936" calcext:value-type="float">
            <text:p>51.6936</text:p>
          </table:table-cell>
          <table:table-cell office:value-type="float" office:value="82.0184" calcext:value-type="float">
            <text:p>82.0184</text:p>
          </table:table-cell>
          <table:table-cell office:value-type="float" office:value="101.62" calcext:value-type="float">
            <text:p>101.62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161" calcext:value-type="float">
            <text:p>49.5161</text:p>
          </table:table-cell>
          <table:table-cell office:value-type="float" office:value="87.7005" calcext:value-type="float">
            <text:p>87.7005</text:p>
          </table:table-cell>
          <table:table-cell office:value-type="float" office:value="111.246" calcext:value-type="float">
            <text:p>111.246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499" calcext:value-type="float">
            <text:p>44.6499</text:p>
          </table:table-cell>
          <table:table-cell office:value-type="float" office:value="78.4756" calcext:value-type="float">
            <text:p>78.4756</text:p>
          </table:table-cell>
          <table:table-cell office:value-type="float" office:value="100.899" calcext:value-type="float">
            <text:p>100.899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021" calcext:value-type="float">
            <text:p>47.7021</text:p>
          </table:table-cell>
          <table:table-cell office:value-type="float" office:value="67.7754" calcext:value-type="float">
            <text:p>67.7754</text:p>
          </table:table-cell>
          <table:table-cell office:value-type="float" office:value="83.3288" calcext:value-type="float">
            <text:p>83.328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561" calcext:value-type="float">
            <text:p>53.561</text:p>
          </table:table-cell>
          <table:table-cell office:value-type="float" office:value="59.0663" calcext:value-type="float">
            <text:p>59.0663</text:p>
          </table:table-cell>
          <table:table-cell office:value-type="float" office:value="74.1689" calcext:value-type="float">
            <text:p>74.1689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039" calcext:value-type="float">
            <text:p>51.7039</text:p>
          </table:table-cell>
          <table:table-cell office:value-type="float" office:value="82.0356" calcext:value-type="float">
            <text:p>82.0356</text:p>
          </table:table-cell>
          <table:table-cell office:value-type="float" office:value="101.64" calcext:value-type="float">
            <text:p>101.64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152" calcext:value-type="float">
            <text:p>49.5152</text:p>
          </table:table-cell>
          <table:table-cell office:value-type="float" office:value="87.6996" calcext:value-type="float">
            <text:p>87.6996</text:p>
          </table:table-cell>
          <table:table-cell office:value-type="float" office:value="111.246" calcext:value-type="float">
            <text:p>111.246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435" calcext:value-type="float">
            <text:p>44.6435</text:p>
          </table:table-cell>
          <table:table-cell office:value-type="float" office:value="78.4678" calcext:value-type="float">
            <text:p>78.4678</text:p>
          </table:table-cell>
          <table:table-cell office:value-type="float" office:value="100.894" calcext:value-type="float">
            <text:p>100.894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986" calcext:value-type="float">
            <text:p>47.6986</text:p>
          </table:table-cell>
          <table:table-cell office:value-type="float" office:value="67.77" calcext:value-type="float">
            <text:p>67.77</text:p>
          </table:table-cell>
          <table:table-cell office:value-type="float" office:value="83.3245" calcext:value-type="float">
            <text:p>83.324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5821" calcext:value-type="float">
            <text:p>53.5821</text:p>
          </table:table-cell>
          <table:table-cell office:value-type="float" office:value="59.0914" calcext:value-type="float">
            <text:p>59.0914</text:p>
          </table:table-cell>
          <table:table-cell office:value-type="float" office:value="74.1759" calcext:value-type="float">
            <text:p>74.1759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1" calcext:value-type="float">
            <text:p>51.721</text:p>
          </table:table-cell>
          <table:table-cell office:value-type="float" office:value="82.0643" calcext:value-type="float">
            <text:p>82.0643</text:p>
          </table:table-cell>
          <table:table-cell office:value-type="float" office:value="101.674" calcext:value-type="float">
            <text:p>101.674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156" calcext:value-type="float">
            <text:p>49.5156</text:p>
          </table:table-cell>
          <table:table-cell office:value-type="float" office:value="87.7002" calcext:value-type="float">
            <text:p>87.7002</text:p>
          </table:table-cell>
          <table:table-cell office:value-type="float" office:value="111.247" calcext:value-type="float">
            <text:p>111.247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436" calcext:value-type="float">
            <text:p>44.6436</text:p>
          </table:table-cell>
          <table:table-cell office:value-type="float" office:value="78.4706" calcext:value-type="float">
            <text:p>78.4706</text:p>
          </table:table-cell>
          <table:table-cell office:value-type="float" office:value="100.901" calcext:value-type="float">
            <text:p>100.901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97" calcext:value-type="float">
            <text:p>47.697</text:p>
          </table:table-cell>
          <table:table-cell office:value-type="float" office:value="67.7679" calcext:value-type="float">
            <text:p>67.7679</text:p>
          </table:table-cell>
          <table:table-cell office:value-type="float" office:value="83.3233" calcext:value-type="float">
            <text:p>83.323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5999" calcext:value-type="float">
            <text:p>53.5999</text:p>
          </table:table-cell>
          <table:table-cell office:value-type="float" office:value="59.1072" calcext:value-type="float">
            <text:p>59.1072</text:p>
          </table:table-cell>
          <table:table-cell office:value-type="float" office:value="74.1719" calcext:value-type="float">
            <text:p>74.1719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93" calcext:value-type="float">
            <text:p>51.7293</text:p>
          </table:table-cell>
          <table:table-cell office:value-type="float" office:value="82.0779" calcext:value-type="float">
            <text:p>82.0779</text:p>
          </table:table-cell>
          <table:table-cell office:value-type="float" office:value="101.689" calcext:value-type="float">
            <text:p>101.689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203" calcext:value-type="float">
            <text:p>49.5203</text:p>
          </table:table-cell>
          <table:table-cell office:value-type="float" office:value="87.7087" calcext:value-type="float">
            <text:p>87.7087</text:p>
          </table:table-cell>
          <table:table-cell office:value-type="float" office:value="111.259" calcext:value-type="float">
            <text:p>111.259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483" calcext:value-type="float">
            <text:p>44.6483</text:p>
          </table:table-cell>
          <table:table-cell office:value-type="float" office:value="78.481" calcext:value-type="float">
            <text:p>78.481</text:p>
          </table:table-cell>
          <table:table-cell office:value-type="float" office:value="100.918" calcext:value-type="float">
            <text:p>100.918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966" calcext:value-type="float">
            <text:p>47.6966</text:p>
          </table:table-cell>
          <table:table-cell office:value-type="float" office:value="67.7673" calcext:value-type="float">
            <text:p>67.7673</text:p>
          </table:table-cell>
          <table:table-cell office:value-type="float" office:value="83.3232" calcext:value-type="float">
            <text:p>83.323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6189" calcext:value-type="float">
            <text:p>53.6189</text:p>
          </table:table-cell>
          <table:table-cell office:value-type="float" office:value="59.1211" calcext:value-type="float">
            <text:p>59.1211</text:p>
          </table:table-cell>
          <table:table-cell office:value-type="float" office:value="74.1624" calcext:value-type="float">
            <text:p>74.1624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359" calcext:value-type="float">
            <text:p>51.7359</text:p>
          </table:table-cell>
          <table:table-cell office:value-type="float" office:value="82.0886" calcext:value-type="float">
            <text:p>82.0886</text:p>
          </table:table-cell>
          <table:table-cell office:value-type="float" office:value="101.701" calcext:value-type="float">
            <text:p>101.701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247" calcext:value-type="float">
            <text:p>49.5247</text:p>
          </table:table-cell>
          <table:table-cell office:value-type="float" office:value="87.7154" calcext:value-type="float">
            <text:p>87.7154</text:p>
          </table:table-cell>
          <table:table-cell office:value-type="float" office:value="111.266" calcext:value-type="float">
            <text:p>111.266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451" calcext:value-type="float">
            <text:p>44.6451</text:p>
          </table:table-cell>
          <table:table-cell office:value-type="float" office:value="78.4774" calcext:value-type="float">
            <text:p>78.4774</text:p>
          </table:table-cell>
          <table:table-cell office:value-type="float" office:value="100.916" calcext:value-type="float">
            <text:p>100.916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962" calcext:value-type="float">
            <text:p>47.6962</text:p>
          </table:table-cell>
          <table:table-cell office:value-type="float" office:value="67.7668" calcext:value-type="float">
            <text:p>67.7668</text:p>
          </table:table-cell>
          <table:table-cell office:value-type="float" office:value="83.3229" calcext:value-type="float">
            <text:p>83.322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6291" calcext:value-type="float">
            <text:p>53.6291</text:p>
          </table:table-cell>
          <table:table-cell office:value-type="float" office:value="59.1263" calcext:value-type="float">
            <text:p>59.1263</text:p>
          </table:table-cell>
          <table:table-cell office:value-type="float" office:value="74.1557" calcext:value-type="float">
            <text:p>74.1557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461" calcext:value-type="float">
            <text:p>51.7461</text:p>
          </table:table-cell>
          <table:table-cell office:value-type="float" office:value="82.1057" calcext:value-type="float">
            <text:p>82.1057</text:p>
          </table:table-cell>
          <table:table-cell office:value-type="float" office:value="101.721" calcext:value-type="float">
            <text:p>101.721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277" calcext:value-type="float">
            <text:p>49.5277</text:p>
          </table:table-cell>
          <table:table-cell office:value-type="float" office:value="87.7199" calcext:value-type="float">
            <text:p>87.7199</text:p>
          </table:table-cell>
          <table:table-cell office:value-type="float" office:value="111.271" calcext:value-type="float">
            <text:p>111.271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441" calcext:value-type="float">
            <text:p>44.6441</text:p>
          </table:table-cell>
          <table:table-cell office:value-type="float" office:value="78.4764" calcext:value-type="float">
            <text:p>78.4764</text:p>
          </table:table-cell>
          <table:table-cell office:value-type="float" office:value="100.916" calcext:value-type="float">
            <text:p>100.916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957" calcext:value-type="float">
            <text:p>47.6957</text:p>
          </table:table-cell>
          <table:table-cell office:value-type="float" office:value="67.766" calcext:value-type="float">
            <text:p>67.766</text:p>
          </table:table-cell>
          <table:table-cell office:value-type="float" office:value="83.3223" calcext:value-type="float">
            <text:p>83.322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6436" calcext:value-type="float">
            <text:p>53.6436</text:p>
          </table:table-cell>
          <table:table-cell office:value-type="float" office:value="59.1395" calcext:value-type="float">
            <text:p>59.1395</text:p>
          </table:table-cell>
          <table:table-cell office:value-type="float" office:value="74.148" calcext:value-type="float">
            <text:p>74.148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538" calcext:value-type="float">
            <text:p>51.7538</text:p>
          </table:table-cell>
          <table:table-cell office:value-type="float" office:value="82.1184" calcext:value-type="float">
            <text:p>82.1184</text:p>
          </table:table-cell>
          <table:table-cell office:value-type="float" office:value="101.736" calcext:value-type="float">
            <text:p>101.736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313" calcext:value-type="float">
            <text:p>49.5313</text:p>
          </table:table-cell>
          <table:table-cell office:value-type="float" office:value="87.7252" calcext:value-type="float">
            <text:p>87.7252</text:p>
          </table:table-cell>
          <table:table-cell office:value-type="float" office:value="111.277" calcext:value-type="float">
            <text:p>111.277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442" calcext:value-type="float">
            <text:p>44.6442</text:p>
          </table:table-cell>
          <table:table-cell office:value-type="float" office:value="78.4767" calcext:value-type="float">
            <text:p>78.4767</text:p>
          </table:table-cell>
          <table:table-cell office:value-type="float" office:value="100.916" calcext:value-type="float">
            <text:p>100.916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956" calcext:value-type="float">
            <text:p>47.6956</text:p>
          </table:table-cell>
          <table:table-cell office:value-type="float" office:value="67.766" calcext:value-type="float">
            <text:p>67.766</text:p>
          </table:table-cell>
          <table:table-cell office:value-type="float" office:value="83.3226" calcext:value-type="float">
            <text:p>83.322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6341" calcext:value-type="float">
            <text:p>53.6341</text:p>
          </table:table-cell>
          <table:table-cell office:value-type="float" office:value="59.1061" calcext:value-type="float">
            <text:p>59.1061</text:p>
          </table:table-cell>
          <table:table-cell office:value-type="float" office:value="74.1047" calcext:value-type="float">
            <text:p>74.1047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584" calcext:value-type="float">
            <text:p>51.7584</text:p>
          </table:table-cell>
          <table:table-cell office:value-type="float" office:value="82.1256" calcext:value-type="float">
            <text:p>82.1256</text:p>
          </table:table-cell>
          <table:table-cell office:value-type="float" office:value="101.743" calcext:value-type="float">
            <text:p>101.743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344" calcext:value-type="float">
            <text:p>49.5344</text:p>
          </table:table-cell>
          <table:table-cell office:value-type="float" office:value="87.7298" calcext:value-type="float">
            <text:p>87.7298</text:p>
          </table:table-cell>
          <table:table-cell office:value-type="float" office:value="111.282" calcext:value-type="float">
            <text:p>111.282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42" calcext:value-type="float">
            <text:p>44.642</text:p>
          </table:table-cell>
          <table:table-cell office:value-type="float" office:value="78.4729" calcext:value-type="float">
            <text:p>78.4729</text:p>
          </table:table-cell>
          <table:table-cell office:value-type="float" office:value="100.912" calcext:value-type="float">
            <text:p>100.912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956" calcext:value-type="float">
            <text:p>47.6956</text:p>
          </table:table-cell>
          <table:table-cell office:value-type="float" office:value="67.766" calcext:value-type="float">
            <text:p>67.766</text:p>
          </table:table-cell>
          <table:table-cell office:value-type="float" office:value="83.3227" calcext:value-type="float">
            <text:p>83.322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6093" calcext:value-type="float">
            <text:p>53.6093</text:p>
          </table:table-cell>
          <table:table-cell office:value-type="float" office:value="59.0462" calcext:value-type="float">
            <text:p>59.0462</text:p>
          </table:table-cell>
          <table:table-cell office:value-type="float" office:value="74.0476" calcext:value-type="float">
            <text:p>74.0476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639" calcext:value-type="float">
            <text:p>51.7639</text:p>
          </table:table-cell>
          <table:table-cell office:value-type="float" office:value="82.1343" calcext:value-type="float">
            <text:p>82.1343</text:p>
          </table:table-cell>
          <table:table-cell office:value-type="float" office:value="101.753" calcext:value-type="float">
            <text:p>101.753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353" calcext:value-type="float">
            <text:p>49.5353</text:p>
          </table:table-cell>
          <table:table-cell office:value-type="float" office:value="87.7311" calcext:value-type="float">
            <text:p>87.7311</text:p>
          </table:table-cell>
          <table:table-cell office:value-type="float" office:value="111.283" calcext:value-type="float">
            <text:p>111.283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406" calcext:value-type="float">
            <text:p>44.6406</text:p>
          </table:table-cell>
          <table:table-cell office:value-type="float" office:value="78.4706" calcext:value-type="float">
            <text:p>78.4706</text:p>
          </table:table-cell>
          <table:table-cell office:value-type="float" office:value="100.909" calcext:value-type="float">
            <text:p>100.909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955" calcext:value-type="float">
            <text:p>47.6955</text:p>
          </table:table-cell>
          <table:table-cell office:value-type="float" office:value="67.7659" calcext:value-type="float">
            <text:p>67.7659</text:p>
          </table:table-cell>
          <table:table-cell office:value-type="float" office:value="83.3227" calcext:value-type="float">
            <text:p>83.322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5445" calcext:value-type="float">
            <text:p>53.5445</text:p>
          </table:table-cell>
          <table:table-cell office:value-type="float" office:value="58.9614" calcext:value-type="float">
            <text:p>58.9614</text:p>
          </table:table-cell>
          <table:table-cell office:value-type="float" office:value="74.0672" calcext:value-type="float">
            <text:p>74.0672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689" calcext:value-type="float">
            <text:p>51.7689</text:p>
          </table:table-cell>
          <table:table-cell office:value-type="float" office:value="82.1425" calcext:value-type="float">
            <text:p>82.1425</text:p>
          </table:table-cell>
          <table:table-cell office:value-type="float" office:value="101.762" calcext:value-type="float">
            <text:p>101.762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36" calcext:value-type="float">
            <text:p>49.536</text:p>
          </table:table-cell>
          <table:table-cell office:value-type="float" office:value="87.7321" calcext:value-type="float">
            <text:p>87.7321</text:p>
          </table:table-cell>
          <table:table-cell office:value-type="float" office:value="111.285" calcext:value-type="float">
            <text:p>111.285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405" calcext:value-type="float">
            <text:p>44.6405</text:p>
          </table:table-cell>
          <table:table-cell office:value-type="float" office:value="78.4707" calcext:value-type="float">
            <text:p>78.4707</text:p>
          </table:table-cell>
          <table:table-cell office:value-type="float" office:value="100.909" calcext:value-type="float">
            <text:p>100.909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955" calcext:value-type="float">
            <text:p>47.6955</text:p>
          </table:table-cell>
          <table:table-cell office:value-type="float" office:value="67.7659" calcext:value-type="float">
            <text:p>67.7659</text:p>
          </table:table-cell>
          <table:table-cell office:value-type="float" office:value="83.3227" calcext:value-type="float">
            <text:p>83.322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4868" calcext:value-type="float">
            <text:p>53.4868</text:p>
          </table:table-cell>
          <table:table-cell office:value-type="float" office:value="58.8859" calcext:value-type="float">
            <text:p>58.8859</text:p>
          </table:table-cell>
          <table:table-cell office:value-type="float" office:value="74.0644" calcext:value-type="float">
            <text:p>74.0644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78" calcext:value-type="float">
            <text:p>51.778</text:p>
          </table:table-cell>
          <table:table-cell office:value-type="float" office:value="82.1573" calcext:value-type="float">
            <text:p>82.1573</text:p>
          </table:table-cell>
          <table:table-cell office:value-type="float" office:value="101.778" calcext:value-type="float">
            <text:p>101.778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372" calcext:value-type="float">
            <text:p>49.5372</text:p>
          </table:table-cell>
          <table:table-cell office:value-type="float" office:value="87.7337" calcext:value-type="float">
            <text:p>87.7337</text:p>
          </table:table-cell>
          <table:table-cell office:value-type="float" office:value="111.286" calcext:value-type="float">
            <text:p>111.286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442" calcext:value-type="float">
            <text:p>44.6442</text:p>
          </table:table-cell>
          <table:table-cell office:value-type="float" office:value="78.4762" calcext:value-type="float">
            <text:p>78.4762</text:p>
          </table:table-cell>
          <table:table-cell office:value-type="float" office:value="100.915" calcext:value-type="float">
            <text:p>100.915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958" calcext:value-type="float">
            <text:p>47.6958</text:p>
          </table:table-cell>
          <table:table-cell office:value-type="float" office:value="67.7665" calcext:value-type="float">
            <text:p>67.7665</text:p>
          </table:table-cell>
          <table:table-cell office:value-type="float" office:value="83.3237" calcext:value-type="float">
            <text:p>83.323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4253" calcext:value-type="float">
            <text:p>53.4253</text:p>
          </table:table-cell>
          <table:table-cell office:value-type="float" office:value="58.7909" calcext:value-type="float">
            <text:p>58.7909</text:p>
          </table:table-cell>
          <table:table-cell office:value-type="float" office:value="74.0026" calcext:value-type="float">
            <text:p>74.0026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846" calcext:value-type="float">
            <text:p>51.7846</text:p>
          </table:table-cell>
          <table:table-cell office:value-type="float" office:value="82.1681" calcext:value-type="float">
            <text:p>82.1681</text:p>
          </table:table-cell>
          <table:table-cell office:value-type="float" office:value="101.79" calcext:value-type="float">
            <text:p>101.79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457" calcext:value-type="float">
            <text:p>49.5457</text:p>
          </table:table-cell>
          <table:table-cell office:value-type="float" office:value="87.745" calcext:value-type="float">
            <text:p>87.745</text:p>
          </table:table-cell>
          <table:table-cell office:value-type="float" office:value="111.296" calcext:value-type="float">
            <text:p>111.296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505" calcext:value-type="float">
            <text:p>44.6505</text:p>
          </table:table-cell>
          <table:table-cell office:value-type="float" office:value="78.4849" calcext:value-type="float">
            <text:p>78.4849</text:p>
          </table:table-cell>
          <table:table-cell office:value-type="float" office:value="100.923" calcext:value-type="float">
            <text:p>100.923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96" calcext:value-type="float">
            <text:p>47.696</text:p>
          </table:table-cell>
          <table:table-cell office:value-type="float" office:value="67.767" calcext:value-type="float">
            <text:p>67.767</text:p>
          </table:table-cell>
          <table:table-cell office:value-type="float" office:value="83.3245" calcext:value-type="float">
            <text:p>83.324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3859" calcext:value-type="float">
            <text:p>53.3859</text:p>
          </table:table-cell>
          <table:table-cell office:value-type="float" office:value="58.729" calcext:value-type="float">
            <text:p>58.729</text:p>
          </table:table-cell>
          <table:table-cell office:value-type="float" office:value="73.9701" calcext:value-type="float">
            <text:p>73.9701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873" calcext:value-type="float">
            <text:p>51.7873</text:p>
          </table:table-cell>
          <table:table-cell office:value-type="float" office:value="82.1727" calcext:value-type="float">
            <text:p>82.1727</text:p>
          </table:table-cell>
          <table:table-cell office:value-type="float" office:value="101.796" calcext:value-type="float">
            <text:p>101.796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494" calcext:value-type="float">
            <text:p>49.5494</text:p>
          </table:table-cell>
          <table:table-cell office:value-type="float" office:value="87.7509" calcext:value-type="float">
            <text:p>87.7509</text:p>
          </table:table-cell>
          <table:table-cell office:value-type="float" office:value="111.303" calcext:value-type="float">
            <text:p>111.303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537" calcext:value-type="float">
            <text:p>44.6537</text:p>
          </table:table-cell>
          <table:table-cell office:value-type="float" office:value="78.489" calcext:value-type="float">
            <text:p>78.489</text:p>
          </table:table-cell>
          <table:table-cell office:value-type="float" office:value="100.927" calcext:value-type="float">
            <text:p>100.927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959" calcext:value-type="float">
            <text:p>47.6959</text:p>
          </table:table-cell>
          <table:table-cell office:value-type="float" office:value="67.767" calcext:value-type="float">
            <text:p>67.767</text:p>
          </table:table-cell>
          <table:table-cell office:value-type="float" office:value="83.3246" calcext:value-type="float">
            <text:p>83.324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3521" calcext:value-type="float">
            <text:p>53.3521</text:p>
          </table:table-cell>
          <table:table-cell office:value-type="float" office:value="58.6786" calcext:value-type="float">
            <text:p>58.6786</text:p>
          </table:table-cell>
          <table:table-cell office:value-type="float" office:value="73.944" calcext:value-type="float">
            <text:p>73.944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863" calcext:value-type="float">
            <text:p>51.7863</text:p>
          </table:table-cell>
          <table:table-cell office:value-type="float" office:value="82.1708" calcext:value-type="float">
            <text:p>82.1708</text:p>
          </table:table-cell>
          <table:table-cell office:value-type="float" office:value="101.793" calcext:value-type="float">
            <text:p>101.793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548" calcext:value-type="float">
            <text:p>49.5548</text:p>
          </table:table-cell>
          <table:table-cell office:value-type="float" office:value="87.7584" calcext:value-type="float">
            <text:p>87.7584</text:p>
          </table:table-cell>
          <table:table-cell office:value-type="float" office:value="111.311" calcext:value-type="float">
            <text:p>111.311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579" calcext:value-type="float">
            <text:p>44.6579</text:p>
          </table:table-cell>
          <table:table-cell office:value-type="float" office:value="78.4949" calcext:value-type="float">
            <text:p>78.4949</text:p>
          </table:table-cell>
          <table:table-cell office:value-type="float" office:value="100.932" calcext:value-type="float">
            <text:p>100.932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959" calcext:value-type="float">
            <text:p>47.6959</text:p>
          </table:table-cell>
          <table:table-cell office:value-type="float" office:value="67.7669" calcext:value-type="float">
            <text:p>67.7669</text:p>
          </table:table-cell>
          <table:table-cell office:value-type="float" office:value="83.3245" calcext:value-type="float">
            <text:p>83.324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3129" calcext:value-type="float">
            <text:p>53.3129</text:p>
          </table:table-cell>
          <table:table-cell office:value-type="float" office:value="58.6242" calcext:value-type="float">
            <text:p>58.6242</text:p>
          </table:table-cell>
          <table:table-cell office:value-type="float" office:value="73.9255" calcext:value-type="float">
            <text:p>73.9255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833" calcext:value-type="float">
            <text:p>51.7833</text:p>
          </table:table-cell>
          <table:table-cell office:value-type="float" office:value="82.1659" calcext:value-type="float">
            <text:p>82.1659</text:p>
          </table:table-cell>
          <table:table-cell office:value-type="float" office:value="101.788" calcext:value-type="float">
            <text:p>101.788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596" calcext:value-type="float">
            <text:p>49.5596</text:p>
          </table:table-cell>
          <table:table-cell office:value-type="float" office:value="87.7645" calcext:value-type="float">
            <text:p>87.7645</text:p>
          </table:table-cell>
          <table:table-cell office:value-type="float" office:value="111.316" calcext:value-type="float">
            <text:p>111.316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624" calcext:value-type="float">
            <text:p>44.6624</text:p>
          </table:table-cell>
          <table:table-cell office:value-type="float" office:value="78.5011" calcext:value-type="float">
            <text:p>78.5011</text:p>
          </table:table-cell>
          <table:table-cell office:value-type="float" office:value="100.938" calcext:value-type="float">
            <text:p>100.938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981" calcext:value-type="float">
            <text:p>47.6981</text:p>
          </table:table-cell>
          <table:table-cell office:value-type="float" office:value="67.7708" calcext:value-type="float">
            <text:p>67.7708</text:p>
          </table:table-cell>
          <table:table-cell office:value-type="float" office:value="83.3287" calcext:value-type="float">
            <text:p>83.328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2899" calcext:value-type="float">
            <text:p>53.2899</text:p>
          </table:table-cell>
          <table:table-cell office:value-type="float" office:value="58.5936" calcext:value-type="float">
            <text:p>58.5936</text:p>
          </table:table-cell>
          <table:table-cell office:value-type="float" office:value="73.9098" calcext:value-type="float">
            <text:p>73.9098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8" calcext:value-type="float">
            <text:p>51.78</text:p>
          </table:table-cell>
          <table:table-cell office:value-type="float" office:value="82.1605" calcext:value-type="float">
            <text:p>82.1605</text:p>
          </table:table-cell>
          <table:table-cell office:value-type="float" office:value="101.781" calcext:value-type="float">
            <text:p>101.781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61" calcext:value-type="float">
            <text:p>49.561</text:p>
          </table:table-cell>
          <table:table-cell office:value-type="float" office:value="87.7661" calcext:value-type="float">
            <text:p>87.7661</text:p>
          </table:table-cell>
          <table:table-cell office:value-type="float" office:value="111.317" calcext:value-type="float">
            <text:p>111.317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76" calcext:value-type="float">
            <text:p>44.676</text:p>
          </table:table-cell>
          <table:table-cell office:value-type="float" office:value="78.5206" calcext:value-type="float">
            <text:p>78.5206</text:p>
          </table:table-cell>
          <table:table-cell office:value-type="float" office:value="100.958" calcext:value-type="float">
            <text:p>100.958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6985" calcext:value-type="float">
            <text:p>47.6985</text:p>
          </table:table-cell>
          <table:table-cell office:value-type="float" office:value="67.7714" calcext:value-type="float">
            <text:p>67.7714</text:p>
          </table:table-cell>
          <table:table-cell office:value-type="float" office:value="83.3291" calcext:value-type="float">
            <text:p>83.329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2746" calcext:value-type="float">
            <text:p>53.2746</text:p>
          </table:table-cell>
          <table:table-cell office:value-type="float" office:value="58.5731" calcext:value-type="float">
            <text:p>58.5731</text:p>
          </table:table-cell>
          <table:table-cell office:value-type="float" office:value="73.9038" calcext:value-type="float">
            <text:p>73.9038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755" calcext:value-type="float">
            <text:p>51.7755</text:p>
          </table:table-cell>
          <table:table-cell office:value-type="float" office:value="82.153" calcext:value-type="float">
            <text:p>82.153</text:p>
          </table:table-cell>
          <table:table-cell office:value-type="float" office:value="101.772" calcext:value-type="float">
            <text:p>101.772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615" calcext:value-type="float">
            <text:p>49.5615</text:p>
          </table:table-cell>
          <table:table-cell office:value-type="float" office:value="87.7668" calcext:value-type="float">
            <text:p>87.7668</text:p>
          </table:table-cell>
          <table:table-cell office:value-type="float" office:value="111.317" calcext:value-type="float">
            <text:p>111.317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949" calcext:value-type="float">
            <text:p>44.6949</text:p>
          </table:table-cell>
          <table:table-cell office:value-type="float" office:value="78.5482" calcext:value-type="float">
            <text:p>78.5482</text:p>
          </table:table-cell>
          <table:table-cell office:value-type="float" office:value="100.987" calcext:value-type="float">
            <text:p>100.987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005" calcext:value-type="float">
            <text:p>47.7005</text:p>
          </table:table-cell>
          <table:table-cell office:value-type="float" office:value="67.7748" calcext:value-type="float">
            <text:p>67.7748</text:p>
          </table:table-cell>
          <table:table-cell office:value-type="float" office:value="83.3326" calcext:value-type="float">
            <text:p>83.332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2606" calcext:value-type="float">
            <text:p>53.2606</text:p>
          </table:table-cell>
          <table:table-cell office:value-type="float" office:value="58.5533" calcext:value-type="float">
            <text:p>58.5533</text:p>
          </table:table-cell>
          <table:table-cell office:value-type="float" office:value="73.8886" calcext:value-type="float">
            <text:p>73.8886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743" calcext:value-type="float">
            <text:p>51.7743</text:p>
          </table:table-cell>
          <table:table-cell office:value-type="float" office:value="82.1509" calcext:value-type="float">
            <text:p>82.1509</text:p>
          </table:table-cell>
          <table:table-cell office:value-type="float" office:value="101.77" calcext:value-type="float">
            <text:p>101.77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623" calcext:value-type="float">
            <text:p>49.5623</text:p>
          </table:table-cell>
          <table:table-cell office:value-type="float" office:value="87.768" calcext:value-type="float">
            <text:p>87.768</text:p>
          </table:table-cell>
          <table:table-cell office:value-type="float" office:value="111.319" calcext:value-type="float">
            <text:p>111.319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918" calcext:value-type="float">
            <text:p>44.6918</text:p>
          </table:table-cell>
          <table:table-cell office:value-type="float" office:value="78.543" calcext:value-type="float">
            <text:p>78.543</text:p>
          </table:table-cell>
          <table:table-cell office:value-type="float" office:value="100.98" calcext:value-type="float">
            <text:p>100.98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062" calcext:value-type="float">
            <text:p>47.7062</text:p>
          </table:table-cell>
          <table:table-cell office:value-type="float" office:value="67.7848" calcext:value-type="float">
            <text:p>67.7848</text:p>
          </table:table-cell>
          <table:table-cell office:value-type="float" office:value="83.3434" calcext:value-type="float">
            <text:p>83.34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248" calcext:value-type="float">
            <text:p>53.248</text:p>
          </table:table-cell>
          <table:table-cell office:value-type="float" office:value="58.5347" calcext:value-type="float">
            <text:p>58.5347</text:p>
          </table:table-cell>
          <table:table-cell office:value-type="float" office:value="73.8757" calcext:value-type="float">
            <text:p>73.8757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724" calcext:value-type="float">
            <text:p>51.7724</text:p>
          </table:table-cell>
          <table:table-cell office:value-type="float" office:value="82.1481" calcext:value-type="float">
            <text:p>82.1481</text:p>
          </table:table-cell>
          <table:table-cell office:value-type="float" office:value="101.767" calcext:value-type="float">
            <text:p>101.767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634" calcext:value-type="float">
            <text:p>49.5634</text:p>
          </table:table-cell>
          <table:table-cell office:value-type="float" office:value="87.7698" calcext:value-type="float">
            <text:p>87.7698</text:p>
          </table:table-cell>
          <table:table-cell office:value-type="float" office:value="111.321" calcext:value-type="float">
            <text:p>111.321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918" calcext:value-type="float">
            <text:p>44.6918</text:p>
          </table:table-cell>
          <table:table-cell office:value-type="float" office:value="78.5428" calcext:value-type="float">
            <text:p>78.5428</text:p>
          </table:table-cell>
          <table:table-cell office:value-type="float" office:value="100.979" calcext:value-type="float">
            <text:p>100.979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093" calcext:value-type="float">
            <text:p>47.7093</text:p>
          </table:table-cell>
          <table:table-cell office:value-type="float" office:value="67.79" calcext:value-type="float">
            <text:p>67.79</text:p>
          </table:table-cell>
          <table:table-cell office:value-type="float" office:value="83.3487" calcext:value-type="float">
            <text:p>83.348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2337" calcext:value-type="float">
            <text:p>53.2337</text:p>
          </table:table-cell>
          <table:table-cell office:value-type="float" office:value="58.5107" calcext:value-type="float">
            <text:p>58.5107</text:p>
          </table:table-cell>
          <table:table-cell office:value-type="float" office:value="73.8498" calcext:value-type="float">
            <text:p>73.8498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689" calcext:value-type="float">
            <text:p>51.7689</text:p>
          </table:table-cell>
          <table:table-cell office:value-type="float" office:value="82.143" calcext:value-type="float">
            <text:p>82.143</text:p>
          </table:table-cell>
          <table:table-cell office:value-type="float" office:value="101.762" calcext:value-type="float">
            <text:p>101.762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647" calcext:value-type="float">
            <text:p>49.5647</text:p>
          </table:table-cell>
          <table:table-cell office:value-type="float" office:value="87.7717" calcext:value-type="float">
            <text:p>87.7717</text:p>
          </table:table-cell>
          <table:table-cell office:value-type="float" office:value="111.323" calcext:value-type="float">
            <text:p>111.323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9" calcext:value-type="float">
            <text:p>44.69</text:p>
          </table:table-cell>
          <table:table-cell office:value-type="float" office:value="78.5397" calcext:value-type="float">
            <text:p>78.5397</text:p>
          </table:table-cell>
          <table:table-cell office:value-type="float" office:value="100.975" calcext:value-type="float">
            <text:p>100.975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111" calcext:value-type="float">
            <text:p>47.7111</text:p>
          </table:table-cell>
          <table:table-cell office:value-type="float" office:value="67.793" calcext:value-type="float">
            <text:p>67.793</text:p>
          </table:table-cell>
          <table:table-cell office:value-type="float" office:value="83.3513" calcext:value-type="float">
            <text:p>83.351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2216" calcext:value-type="float">
            <text:p>53.2216</text:p>
          </table:table-cell>
          <table:table-cell office:value-type="float" office:value="58.4896" calcext:value-type="float">
            <text:p>58.4896</text:p>
          </table:table-cell>
          <table:table-cell office:value-type="float" office:value="73.821" calcext:value-type="float">
            <text:p>73.821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665" calcext:value-type="float">
            <text:p>51.7665</text:p>
          </table:table-cell>
          <table:table-cell office:value-type="float" office:value="82.1394" calcext:value-type="float">
            <text:p>82.1394</text:p>
          </table:table-cell>
          <table:table-cell office:value-type="float" office:value="101.759" calcext:value-type="float">
            <text:p>101.759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655" calcext:value-type="float">
            <text:p>49.5655</text:p>
          </table:table-cell>
          <table:table-cell office:value-type="float" office:value="87.7732" calcext:value-type="float">
            <text:p>87.7732</text:p>
          </table:table-cell>
          <table:table-cell office:value-type="float" office:value="111.325" calcext:value-type="float">
            <text:p>111.325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863" calcext:value-type="float">
            <text:p>44.6863</text:p>
          </table:table-cell>
          <table:table-cell office:value-type="float" office:value="78.5337" calcext:value-type="float">
            <text:p>78.5337</text:p>
          </table:table-cell>
          <table:table-cell office:value-type="float" office:value="100.968" calcext:value-type="float">
            <text:p>100.968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139" calcext:value-type="float">
            <text:p>47.7139</text:p>
          </table:table-cell>
          <table:table-cell office:value-type="float" office:value="67.7979" calcext:value-type="float">
            <text:p>67.7979</text:p>
          </table:table-cell>
          <table:table-cell office:value-type="float" office:value="83.3568" calcext:value-type="float">
            <text:p>83.356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2013" calcext:value-type="float">
            <text:p>53.2013</text:p>
          </table:table-cell>
          <table:table-cell office:value-type="float" office:value="58.459" calcext:value-type="float">
            <text:p>58.459</text:p>
          </table:table-cell>
          <table:table-cell office:value-type="float" office:value="73.787" calcext:value-type="float">
            <text:p>73.787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642" calcext:value-type="float">
            <text:p>51.7642</text:p>
          </table:table-cell>
          <table:table-cell office:value-type="float" office:value="82.1359" calcext:value-type="float">
            <text:p>82.1359</text:p>
          </table:table-cell>
          <table:table-cell office:value-type="float" office:value="101.755" calcext:value-type="float">
            <text:p>101.755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664" calcext:value-type="float">
            <text:p>49.5664</text:p>
          </table:table-cell>
          <table:table-cell office:value-type="float" office:value="87.7746" calcext:value-type="float">
            <text:p>87.7746</text:p>
          </table:table-cell>
          <table:table-cell office:value-type="float" office:value="111.326" calcext:value-type="float">
            <text:p>111.326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812" calcext:value-type="float">
            <text:p>44.6812</text:p>
          </table:table-cell>
          <table:table-cell office:value-type="float" office:value="78.5257" calcext:value-type="float">
            <text:p>78.5257</text:p>
          </table:table-cell>
          <table:table-cell office:value-type="float" office:value="100.958" calcext:value-type="float">
            <text:p>100.958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166" calcext:value-type="float">
            <text:p>47.7166</text:p>
          </table:table-cell>
          <table:table-cell office:value-type="float" office:value="67.8028" calcext:value-type="float">
            <text:p>67.8028</text:p>
          </table:table-cell>
          <table:table-cell office:value-type="float" office:value="83.3623" calcext:value-type="float">
            <text:p>83.362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1893" calcext:value-type="float">
            <text:p>53.1893</text:p>
          </table:table-cell>
          <table:table-cell office:value-type="float" office:value="58.443" calcext:value-type="float">
            <text:p>58.443</text:p>
          </table:table-cell>
          <table:table-cell office:value-type="float" office:value="73.7727" calcext:value-type="float">
            <text:p>73.7727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609" calcext:value-type="float">
            <text:p>51.7609</text:p>
          </table:table-cell>
          <table:table-cell office:value-type="float" office:value="82.1306" calcext:value-type="float">
            <text:p>82.1306</text:p>
          </table:table-cell>
          <table:table-cell office:value-type="float" office:value="101.749" calcext:value-type="float">
            <text:p>101.749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688" calcext:value-type="float">
            <text:p>49.5688</text:p>
          </table:table-cell>
          <table:table-cell office:value-type="float" office:value="87.7787" calcext:value-type="float">
            <text:p>87.7787</text:p>
          </table:table-cell>
          <table:table-cell office:value-type="float" office:value="111.332" calcext:value-type="float">
            <text:p>111.332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824" calcext:value-type="float">
            <text:p>44.6824</text:p>
          </table:table-cell>
          <table:table-cell office:value-type="float" office:value="78.528" calcext:value-type="float">
            <text:p>78.528</text:p>
          </table:table-cell>
          <table:table-cell office:value-type="float" office:value="100.962" calcext:value-type="float">
            <text:p>100.962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193" calcext:value-type="float">
            <text:p>47.7193</text:p>
          </table:table-cell>
          <table:table-cell office:value-type="float" office:value="67.8085" calcext:value-type="float">
            <text:p>67.8085</text:p>
          </table:table-cell>
          <table:table-cell office:value-type="float" office:value="83.3708" calcext:value-type="float">
            <text:p>83.37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1765" calcext:value-type="float">
            <text:p>53.1765</text:p>
          </table:table-cell>
          <table:table-cell office:value-type="float" office:value="58.4251" calcext:value-type="float">
            <text:p>58.4251</text:p>
          </table:table-cell>
          <table:table-cell office:value-type="float" office:value="73.7552" calcext:value-type="float">
            <text:p>73.7552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586" calcext:value-type="float">
            <text:p>51.7586</text:p>
          </table:table-cell>
          <table:table-cell office:value-type="float" office:value="82.1269" calcext:value-type="float">
            <text:p>82.1269</text:p>
          </table:table-cell>
          <table:table-cell office:value-type="float" office:value="101.745" calcext:value-type="float">
            <text:p>101.745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712" calcext:value-type="float">
            <text:p>49.5712</text:p>
          </table:table-cell>
          <table:table-cell office:value-type="float" office:value="87.7823" calcext:value-type="float">
            <text:p>87.7823</text:p>
          </table:table-cell>
          <table:table-cell office:value-type="float" office:value="111.336" calcext:value-type="float">
            <text:p>111.336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836" calcext:value-type="float">
            <text:p>44.6836</text:p>
          </table:table-cell>
          <table:table-cell office:value-type="float" office:value="78.5299" calcext:value-type="float">
            <text:p>78.5299</text:p>
          </table:table-cell>
          <table:table-cell office:value-type="float" office:value="100.964" calcext:value-type="float">
            <text:p>100.964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227" calcext:value-type="float">
            <text:p>47.7227</text:p>
          </table:table-cell>
          <table:table-cell office:value-type="float" office:value="67.816" calcext:value-type="float">
            <text:p>67.816</text:p>
          </table:table-cell>
          <table:table-cell office:value-type="float" office:value="83.3819" calcext:value-type="float">
            <text:p>83.381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1636" calcext:value-type="float">
            <text:p>53.1636</text:p>
          </table:table-cell>
          <table:table-cell office:value-type="float" office:value="58.4024" calcext:value-type="float">
            <text:p>58.4024</text:p>
          </table:table-cell>
          <table:table-cell office:value-type="float" office:value="73.7281" calcext:value-type="float">
            <text:p>73.7281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571" calcext:value-type="float">
            <text:p>51.7571</text:p>
          </table:table-cell>
          <table:table-cell office:value-type="float" office:value="82.1246" calcext:value-type="float">
            <text:p>82.1246</text:p>
          </table:table-cell>
          <table:table-cell office:value-type="float" office:value="101.742" calcext:value-type="float">
            <text:p>101.742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726" calcext:value-type="float">
            <text:p>49.5726</text:p>
          </table:table-cell>
          <table:table-cell office:value-type="float" office:value="87.7844" calcext:value-type="float">
            <text:p>87.7844</text:p>
          </table:table-cell>
          <table:table-cell office:value-type="float" office:value="111.338" calcext:value-type="float">
            <text:p>111.338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924" calcext:value-type="float">
            <text:p>44.6924</text:p>
          </table:table-cell>
          <table:table-cell office:value-type="float" office:value="78.5443" calcext:value-type="float">
            <text:p>78.5443</text:p>
          </table:table-cell>
          <table:table-cell office:value-type="float" office:value="100.982" calcext:value-type="float">
            <text:p>100.982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274" calcext:value-type="float">
            <text:p>47.7274</text:p>
          </table:table-cell>
          <table:table-cell office:value-type="float" office:value="67.8247" calcext:value-type="float">
            <text:p>67.8247</text:p>
          </table:table-cell>
          <table:table-cell office:value-type="float" office:value="83.3926" calcext:value-type="float">
            <text:p>83.392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1543" calcext:value-type="float">
            <text:p>53.1543</text:p>
          </table:table-cell>
          <table:table-cell office:value-type="float" office:value="58.3863" calcext:value-type="float">
            <text:p>58.3863</text:p>
          </table:table-cell>
          <table:table-cell office:value-type="float" office:value="73.7168" calcext:value-type="float">
            <text:p>73.7168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551" calcext:value-type="float">
            <text:p>51.7551</text:p>
          </table:table-cell>
          <table:table-cell office:value-type="float" office:value="82.1214" calcext:value-type="float">
            <text:p>82.1214</text:p>
          </table:table-cell>
          <table:table-cell office:value-type="float" office:value="101.739" calcext:value-type="float">
            <text:p>101.739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755" calcext:value-type="float">
            <text:p>49.5755</text:p>
          </table:table-cell>
          <table:table-cell office:value-type="float" office:value="87.7894" calcext:value-type="float">
            <text:p>87.7894</text:p>
          </table:table-cell>
          <table:table-cell office:value-type="float" office:value="111.345" calcext:value-type="float">
            <text:p>111.345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03" calcext:value-type="float">
            <text:p>44.703</text:p>
          </table:table-cell>
          <table:table-cell office:value-type="float" office:value="78.5613" calcext:value-type="float">
            <text:p>78.5613</text:p>
          </table:table-cell>
          <table:table-cell office:value-type="float" office:value="101.002" calcext:value-type="float">
            <text:p>101.002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33" calcext:value-type="float">
            <text:p>47.733</text:p>
          </table:table-cell>
          <table:table-cell office:value-type="float" office:value="67.8354" calcext:value-type="float">
            <text:p>67.8354</text:p>
          </table:table-cell>
          <table:table-cell office:value-type="float" office:value="83.4062" calcext:value-type="float">
            <text:p>83.406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1511" calcext:value-type="float">
            <text:p>53.1511</text:p>
          </table:table-cell>
          <table:table-cell office:value-type="float" office:value="58.3841" calcext:value-type="float">
            <text:p>58.3841</text:p>
          </table:table-cell>
          <table:table-cell office:value-type="float" office:value="73.7343" calcext:value-type="float">
            <text:p>73.7343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538" calcext:value-type="float">
            <text:p>51.7538</text:p>
          </table:table-cell>
          <table:table-cell office:value-type="float" office:value="82.1194" calcext:value-type="float">
            <text:p>82.1194</text:p>
          </table:table-cell>
          <table:table-cell office:value-type="float" office:value="101.737" calcext:value-type="float">
            <text:p>101.737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789" calcext:value-type="float">
            <text:p>49.5789</text:p>
          </table:table-cell>
          <table:table-cell office:value-type="float" office:value="87.795" calcext:value-type="float">
            <text:p>87.795</text:p>
          </table:table-cell>
          <table:table-cell office:value-type="float" office:value="111.352" calcext:value-type="float">
            <text:p>111.352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078" calcext:value-type="float">
            <text:p>44.7078</text:p>
          </table:table-cell>
          <table:table-cell office:value-type="float" office:value="78.5687" calcext:value-type="float">
            <text:p>78.5687</text:p>
          </table:table-cell>
          <table:table-cell office:value-type="float" office:value="101.011" calcext:value-type="float">
            <text:p>101.011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402" calcext:value-type="float">
            <text:p>47.7402</text:p>
          </table:table-cell>
          <table:table-cell office:value-type="float" office:value="67.8493" calcext:value-type="float">
            <text:p>67.8493</text:p>
          </table:table-cell>
          <table:table-cell office:value-type="float" office:value="83.4239" calcext:value-type="float">
            <text:p>83.423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1461" calcext:value-type="float">
            <text:p>53.1461</text:p>
          </table:table-cell>
          <table:table-cell office:value-type="float" office:value="58.3762" calcext:value-type="float">
            <text:p>58.3762</text:p>
          </table:table-cell>
          <table:table-cell office:value-type="float" office:value="73.7382" calcext:value-type="float">
            <text:p>73.7382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545" calcext:value-type="float">
            <text:p>51.7545</text:p>
          </table:table-cell>
          <table:table-cell office:value-type="float" office:value="82.1206" calcext:value-type="float">
            <text:p>82.1206</text:p>
          </table:table-cell>
          <table:table-cell office:value-type="float" office:value="101.738" calcext:value-type="float">
            <text:p>101.738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812" calcext:value-type="float">
            <text:p>49.5812</text:p>
          </table:table-cell>
          <table:table-cell office:value-type="float" office:value="87.7987" calcext:value-type="float">
            <text:p>87.7987</text:p>
          </table:table-cell>
          <table:table-cell office:value-type="float" office:value="111.357" calcext:value-type="float">
            <text:p>111.357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161" calcext:value-type="float">
            <text:p>44.7161</text:p>
          </table:table-cell>
          <table:table-cell office:value-type="float" office:value="78.582" calcext:value-type="float">
            <text:p>78.582</text:p>
          </table:table-cell>
          <table:table-cell office:value-type="float" office:value="101.026" calcext:value-type="float">
            <text:p>101.026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468" calcext:value-type="float">
            <text:p>47.7468</text:p>
          </table:table-cell>
          <table:table-cell office:value-type="float" office:value="67.8634" calcext:value-type="float">
            <text:p>67.8634</text:p>
          </table:table-cell>
          <table:table-cell office:value-type="float" office:value="83.4443" calcext:value-type="float">
            <text:p>83.44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1429" calcext:value-type="float">
            <text:p>53.1429</text:p>
          </table:table-cell>
          <table:table-cell office:value-type="float" office:value="58.3714" calcext:value-type="float">
            <text:p>58.3714</text:p>
          </table:table-cell>
          <table:table-cell office:value-type="float" office:value="73.7355" calcext:value-type="float">
            <text:p>73.7355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584" calcext:value-type="float">
            <text:p>51.7584</text:p>
          </table:table-cell>
          <table:table-cell office:value-type="float" office:value="82.1274" calcext:value-type="float">
            <text:p>82.1274</text:p>
          </table:table-cell>
          <table:table-cell office:value-type="float" office:value="101.746" calcext:value-type="float">
            <text:p>101.746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827" calcext:value-type="float">
            <text:p>49.5827</text:p>
          </table:table-cell>
          <table:table-cell office:value-type="float" office:value="87.8015" calcext:value-type="float">
            <text:p>87.8015</text:p>
          </table:table-cell>
          <table:table-cell office:value-type="float" office:value="111.361" calcext:value-type="float">
            <text:p>111.361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268" calcext:value-type="float">
            <text:p>44.7268</text:p>
          </table:table-cell>
          <table:table-cell office:value-type="float" office:value="78.5987" calcext:value-type="float">
            <text:p>78.5987</text:p>
          </table:table-cell>
          <table:table-cell office:value-type="float" office:value="101.046" calcext:value-type="float">
            <text:p>101.046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529" calcext:value-type="float">
            <text:p>47.7529</text:p>
          </table:table-cell>
          <table:table-cell office:value-type="float" office:value="67.8761" calcext:value-type="float">
            <text:p>67.8761</text:p>
          </table:table-cell>
          <table:table-cell office:value-type="float" office:value="83.4623" calcext:value-type="float">
            <text:p>83.462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1407" calcext:value-type="float">
            <text:p>53.1407</text:p>
          </table:table-cell>
          <table:table-cell office:value-type="float" office:value="58.3664" calcext:value-type="float">
            <text:p>58.3664</text:p>
          </table:table-cell>
          <table:table-cell office:value-type="float" office:value="73.7303" calcext:value-type="float">
            <text:p>73.7303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607" calcext:value-type="float">
            <text:p>51.7607</text:p>
          </table:table-cell>
          <table:table-cell office:value-type="float" office:value="82.1311" calcext:value-type="float">
            <text:p>82.1311</text:p>
          </table:table-cell>
          <table:table-cell office:value-type="float" office:value="101.751" calcext:value-type="float">
            <text:p>101.751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828" calcext:value-type="float">
            <text:p>49.5828</text:p>
          </table:table-cell>
          <table:table-cell office:value-type="float" office:value="87.8025" calcext:value-type="float">
            <text:p>87.8025</text:p>
          </table:table-cell>
          <table:table-cell office:value-type="float" office:value="111.363" calcext:value-type="float">
            <text:p>111.363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321" calcext:value-type="float">
            <text:p>44.7321</text:p>
          </table:table-cell>
          <table:table-cell office:value-type="float" office:value="78.6069" calcext:value-type="float">
            <text:p>78.6069</text:p>
          </table:table-cell>
          <table:table-cell office:value-type="float" office:value="101.055" calcext:value-type="float">
            <text:p>101.055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575" calcext:value-type="float">
            <text:p>47.7575</text:p>
          </table:table-cell>
          <table:table-cell office:value-type="float" office:value="67.8844" calcext:value-type="float">
            <text:p>67.8844</text:p>
          </table:table-cell>
          <table:table-cell office:value-type="float" office:value="83.4717" calcext:value-type="float">
            <text:p>83.471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1365" calcext:value-type="float">
            <text:p>53.1365</text:p>
          </table:table-cell>
          <table:table-cell office:value-type="float" office:value="58.3576" calcext:value-type="float">
            <text:p>58.3576</text:p>
          </table:table-cell>
          <table:table-cell office:value-type="float" office:value="73.7224" calcext:value-type="float">
            <text:p>73.7224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619" calcext:value-type="float">
            <text:p>51.7619</text:p>
          </table:table-cell>
          <table:table-cell office:value-type="float" office:value="82.1333" calcext:value-type="float">
            <text:p>82.1333</text:p>
          </table:table-cell>
          <table:table-cell office:value-type="float" office:value="101.754" calcext:value-type="float">
            <text:p>101.754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821" calcext:value-type="float">
            <text:p>49.5821</text:p>
          </table:table-cell>
          <table:table-cell office:value-type="float" office:value="87.8013" calcext:value-type="float">
            <text:p>87.8013</text:p>
          </table:table-cell>
          <table:table-cell office:value-type="float" office:value="111.362" calcext:value-type="float">
            <text:p>111.362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397" calcext:value-type="float">
            <text:p>44.7397</text:p>
          </table:table-cell>
          <table:table-cell office:value-type="float" office:value="78.62" calcext:value-type="float">
            <text:p>78.62</text:p>
          </table:table-cell>
          <table:table-cell office:value-type="float" office:value="101.072" calcext:value-type="float">
            <text:p>101.072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625" calcext:value-type="float">
            <text:p>47.7625</text:p>
          </table:table-cell>
          <table:table-cell office:value-type="float" office:value="67.8941" calcext:value-type="float">
            <text:p>67.8941</text:p>
          </table:table-cell>
          <table:table-cell office:value-type="float" office:value="83.4844" calcext:value-type="float">
            <text:p>83.484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1289" calcext:value-type="float">
            <text:p>53.1289</text:p>
          </table:table-cell>
          <table:table-cell office:value-type="float" office:value="58.3468" calcext:value-type="float">
            <text:p>58.3468</text:p>
          </table:table-cell>
          <table:table-cell office:value-type="float" office:value="73.7185" calcext:value-type="float">
            <text:p>73.7185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63" calcext:value-type="float">
            <text:p>51.763</text:p>
          </table:table-cell>
          <table:table-cell office:value-type="float" office:value="82.1355" calcext:value-type="float">
            <text:p>82.1355</text:p>
          </table:table-cell>
          <table:table-cell office:value-type="float" office:value="101.756" calcext:value-type="float">
            <text:p>101.756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831" calcext:value-type="float">
            <text:p>49.5831</text:p>
          </table:table-cell>
          <table:table-cell office:value-type="float" office:value="87.8028" calcext:value-type="float">
            <text:p>87.8028</text:p>
          </table:table-cell>
          <table:table-cell office:value-type="float" office:value="111.363" calcext:value-type="float">
            <text:p>111.363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516" calcext:value-type="float">
            <text:p>44.7516</text:p>
          </table:table-cell>
          <table:table-cell office:value-type="float" office:value="78.6395" calcext:value-type="float">
            <text:p>78.6395</text:p>
          </table:table-cell>
          <table:table-cell office:value-type="float" office:value="101.096" calcext:value-type="float">
            <text:p>101.096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654" calcext:value-type="float">
            <text:p>47.7654</text:p>
          </table:table-cell>
          <table:table-cell office:value-type="float" office:value="67.8998" calcext:value-type="float">
            <text:p>67.8998</text:p>
          </table:table-cell>
          <table:table-cell office:value-type="float" office:value="83.4916" calcext:value-type="float">
            <text:p>83.491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1272" calcext:value-type="float">
            <text:p>53.1272</text:p>
          </table:table-cell>
          <table:table-cell office:value-type="float" office:value="58.3356" calcext:value-type="float">
            <text:p>58.3356</text:p>
          </table:table-cell>
          <table:table-cell office:value-type="float" office:value="73.7032" calcext:value-type="float">
            <text:p>73.7032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624" calcext:value-type="float">
            <text:p>51.7624</text:p>
          </table:table-cell>
          <table:table-cell office:value-type="float" office:value="82.1344" calcext:value-type="float">
            <text:p>82.1344</text:p>
          </table:table-cell>
          <table:table-cell office:value-type="float" office:value="101.755" calcext:value-type="float">
            <text:p>101.755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836" calcext:value-type="float">
            <text:p>49.5836</text:p>
          </table:table-cell>
          <table:table-cell office:value-type="float" office:value="87.8035" calcext:value-type="float">
            <text:p>87.8035</text:p>
          </table:table-cell>
          <table:table-cell office:value-type="float" office:value="111.364" calcext:value-type="float">
            <text:p>111.364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615" calcext:value-type="float">
            <text:p>44.7615</text:p>
          </table:table-cell>
          <table:table-cell office:value-type="float" office:value="78.6553" calcext:value-type="float">
            <text:p>78.6553</text:p>
          </table:table-cell>
          <table:table-cell office:value-type="float" office:value="101.115" calcext:value-type="float">
            <text:p>101.115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73" calcext:value-type="float">
            <text:p>47.773</text:p>
          </table:table-cell>
          <table:table-cell office:value-type="float" office:value="67.9144" calcext:value-type="float">
            <text:p>67.9144</text:p>
          </table:table-cell>
          <table:table-cell office:value-type="float" office:value="83.5103" calcext:value-type="float">
            <text:p>83.510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1238" calcext:value-type="float">
            <text:p>53.1238</text:p>
          </table:table-cell>
          <table:table-cell office:value-type="float" office:value="58.3245" calcext:value-type="float">
            <text:p>58.3245</text:p>
          </table:table-cell>
          <table:table-cell office:value-type="float" office:value="73.6927" calcext:value-type="float">
            <text:p>73.6927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607" calcext:value-type="float">
            <text:p>51.7607</text:p>
          </table:table-cell>
          <table:table-cell office:value-type="float" office:value="82.1317" calcext:value-type="float">
            <text:p>82.1317</text:p>
          </table:table-cell>
          <table:table-cell office:value-type="float" office:value="101.752" calcext:value-type="float">
            <text:p>101.752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838" calcext:value-type="float">
            <text:p>49.5838</text:p>
          </table:table-cell>
          <table:table-cell office:value-type="float" office:value="87.8038" calcext:value-type="float">
            <text:p>87.8038</text:p>
          </table:table-cell>
          <table:table-cell office:value-type="float" office:value="111.364" calcext:value-type="float">
            <text:p>111.364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711" calcext:value-type="float">
            <text:p>44.7711</text:p>
          </table:table-cell>
          <table:table-cell office:value-type="float" office:value="78.67" calcext:value-type="float">
            <text:p>78.67</text:p>
          </table:table-cell>
          <table:table-cell office:value-type="float" office:value="101.132" calcext:value-type="float">
            <text:p>101.132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791" calcext:value-type="float">
            <text:p>47.7791</text:p>
          </table:table-cell>
          <table:table-cell office:value-type="float" office:value="67.9265" calcext:value-type="float">
            <text:p>67.9265</text:p>
          </table:table-cell>
          <table:table-cell office:value-type="float" office:value="83.5267" calcext:value-type="float">
            <text:p>83.526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1285" calcext:value-type="float">
            <text:p>53.1285</text:p>
          </table:table-cell>
          <table:table-cell office:value-type="float" office:value="58.3338" calcext:value-type="float">
            <text:p>58.3338</text:p>
          </table:table-cell>
          <table:table-cell office:value-type="float" office:value="73.7057" calcext:value-type="float">
            <text:p>73.7057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571" calcext:value-type="float">
            <text:p>51.7571</text:p>
          </table:table-cell>
          <table:table-cell office:value-type="float" office:value="82.1259" calcext:value-type="float">
            <text:p>82.1259</text:p>
          </table:table-cell>
          <table:table-cell office:value-type="float" office:value="101.746" calcext:value-type="float">
            <text:p>101.746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848" calcext:value-type="float">
            <text:p>49.5848</text:p>
          </table:table-cell>
          <table:table-cell office:value-type="float" office:value="87.8052" calcext:value-type="float">
            <text:p>87.8052</text:p>
          </table:table-cell>
          <table:table-cell office:value-type="float" office:value="111.366" calcext:value-type="float">
            <text:p>111.366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721" calcext:value-type="float">
            <text:p>44.7721</text:p>
          </table:table-cell>
          <table:table-cell office:value-type="float" office:value="78.6698" calcext:value-type="float">
            <text:p>78.6698</text:p>
          </table:table-cell>
          <table:table-cell office:value-type="float" office:value="101.129" calcext:value-type="float">
            <text:p>101.129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853" calcext:value-type="float">
            <text:p>47.7853</text:p>
          </table:table-cell>
          <table:table-cell office:value-type="float" office:value="67.9383" calcext:value-type="float">
            <text:p>67.9383</text:p>
          </table:table-cell>
          <table:table-cell office:value-type="float" office:value="83.5415" calcext:value-type="float">
            <text:p>83.541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1372" calcext:value-type="float">
            <text:p>53.1372</text:p>
          </table:table-cell>
          <table:table-cell office:value-type="float" office:value="58.3429" calcext:value-type="float">
            <text:p>58.3429</text:p>
          </table:table-cell>
          <table:table-cell office:value-type="float" office:value="73.715" calcext:value-type="float">
            <text:p>73.715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543" calcext:value-type="float">
            <text:p>51.7543</text:p>
          </table:table-cell>
          <table:table-cell office:value-type="float" office:value="82.1213" calcext:value-type="float">
            <text:p>82.1213</text:p>
          </table:table-cell>
          <table:table-cell office:value-type="float" office:value="101.74" calcext:value-type="float">
            <text:p>101.74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848" calcext:value-type="float">
            <text:p>49.5848</text:p>
          </table:table-cell>
          <table:table-cell office:value-type="float" office:value="87.8051" calcext:value-type="float">
            <text:p>87.8051</text:p>
          </table:table-cell>
          <table:table-cell office:value-type="float" office:value="111.365" calcext:value-type="float">
            <text:p>111.365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718" calcext:value-type="float">
            <text:p>44.7718</text:p>
          </table:table-cell>
          <table:table-cell office:value-type="float" office:value="78.6694" calcext:value-type="float">
            <text:p>78.6694</text:p>
          </table:table-cell>
          <table:table-cell office:value-type="float" office:value="101.128" calcext:value-type="float">
            <text:p>101.128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888" calcext:value-type="float">
            <text:p>47.7888</text:p>
          </table:table-cell>
          <table:table-cell office:value-type="float" office:value="67.9449" calcext:value-type="float">
            <text:p>67.9449</text:p>
          </table:table-cell>
          <table:table-cell office:value-type="float" office:value="83.5493" calcext:value-type="float">
            <text:p>83.549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1506" calcext:value-type="float">
            <text:p>53.1506</text:p>
          </table:table-cell>
          <table:table-cell office:value-type="float" office:value="58.3634" calcext:value-type="float">
            <text:p>58.3634</text:p>
          </table:table-cell>
          <table:table-cell office:value-type="float" office:value="73.7404" calcext:value-type="float">
            <text:p>73.7404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519" calcext:value-type="float">
            <text:p>51.7519</text:p>
          </table:table-cell>
          <table:table-cell office:value-type="float" office:value="82.1175" calcext:value-type="float">
            <text:p>82.1175</text:p>
          </table:table-cell>
          <table:table-cell office:value-type="float" office:value="101.736" calcext:value-type="float">
            <text:p>101.736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795" calcext:value-type="float">
            <text:p>49.5795</text:p>
          </table:table-cell>
          <table:table-cell office:value-type="float" office:value="87.7974" calcext:value-type="float">
            <text:p>87.7974</text:p>
          </table:table-cell>
          <table:table-cell office:value-type="float" office:value="111.357" calcext:value-type="float">
            <text:p>111.357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741" calcext:value-type="float">
            <text:p>44.7741</text:p>
          </table:table-cell>
          <table:table-cell office:value-type="float" office:value="78.6724" calcext:value-type="float">
            <text:p>78.6724</text:p>
          </table:table-cell>
          <table:table-cell office:value-type="float" office:value="101.131" calcext:value-type="float">
            <text:p>101.131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918" calcext:value-type="float">
            <text:p>47.7918</text:p>
          </table:table-cell>
          <table:table-cell office:value-type="float" office:value="67.9509" calcext:value-type="float">
            <text:p>67.9509</text:p>
          </table:table-cell>
          <table:table-cell office:value-type="float" office:value="83.5575" calcext:value-type="float">
            <text:p>83.557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1714" calcext:value-type="float">
            <text:p>53.1714</text:p>
          </table:table-cell>
          <table:table-cell office:value-type="float" office:value="58.3877" calcext:value-type="float">
            <text:p>58.3877</text:p>
          </table:table-cell>
          <table:table-cell office:value-type="float" office:value="73.7539" calcext:value-type="float">
            <text:p>73.7539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506" calcext:value-type="float">
            <text:p>51.7506</text:p>
          </table:table-cell>
          <table:table-cell office:value-type="float" office:value="82.1153" calcext:value-type="float">
            <text:p>82.1153</text:p>
          </table:table-cell>
          <table:table-cell office:value-type="float" office:value="101.733" calcext:value-type="float">
            <text:p>101.733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729" calcext:value-type="float">
            <text:p>49.5729</text:p>
          </table:table-cell>
          <table:table-cell office:value-type="float" office:value="87.7885" calcext:value-type="float">
            <text:p>87.7885</text:p>
          </table:table-cell>
          <table:table-cell office:value-type="float" office:value="111.349" calcext:value-type="float">
            <text:p>111.349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82" calcext:value-type="float">
            <text:p>44.782</text:p>
          </table:table-cell>
          <table:table-cell office:value-type="float" office:value="78.684" calcext:value-type="float">
            <text:p>78.684</text:p>
          </table:table-cell>
          <table:table-cell office:value-type="float" office:value="101.143" calcext:value-type="float">
            <text:p>101.143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951" calcext:value-type="float">
            <text:p>47.7951</text:p>
          </table:table-cell>
          <table:table-cell office:value-type="float" office:value="67.957" calcext:value-type="float">
            <text:p>67.957</text:p>
          </table:table-cell>
          <table:table-cell office:value-type="float" office:value="83.5648" calcext:value-type="float">
            <text:p>83.564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1966" calcext:value-type="float">
            <text:p>53.1966</text:p>
          </table:table-cell>
          <table:table-cell office:value-type="float" office:value="58.4108" calcext:value-type="float">
            <text:p>58.4108</text:p>
          </table:table-cell>
          <table:table-cell office:value-type="float" office:value="73.7579" calcext:value-type="float">
            <text:p>73.7579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483" calcext:value-type="float">
            <text:p>51.7483</text:p>
          </table:table-cell>
          <table:table-cell office:value-type="float" office:value="82.1113" calcext:value-type="float">
            <text:p>82.1113</text:p>
          </table:table-cell>
          <table:table-cell office:value-type="float" office:value="101.729" calcext:value-type="float">
            <text:p>101.729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714" calcext:value-type="float">
            <text:p>49.5714</text:p>
          </table:table-cell>
          <table:table-cell office:value-type="float" office:value="87.7865" calcext:value-type="float">
            <text:p>87.7865</text:p>
          </table:table-cell>
          <table:table-cell office:value-type="float" office:value="111.347" calcext:value-type="float">
            <text:p>111.347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929" calcext:value-type="float">
            <text:p>44.7929</text:p>
          </table:table-cell>
          <table:table-cell office:value-type="float" office:value="78.7001" calcext:value-type="float">
            <text:p>78.7001</text:p>
          </table:table-cell>
          <table:table-cell office:value-type="float" office:value="101.16" calcext:value-type="float">
            <text:p>101.16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964" calcext:value-type="float">
            <text:p>47.7964</text:p>
          </table:table-cell>
          <table:table-cell office:value-type="float" office:value="67.9591" calcext:value-type="float">
            <text:p>67.9591</text:p>
          </table:table-cell>
          <table:table-cell office:value-type="float" office:value="83.5669" calcext:value-type="float">
            <text:p>83.566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2347" calcext:value-type="float">
            <text:p>53.2347</text:p>
          </table:table-cell>
          <table:table-cell office:value-type="float" office:value="58.4445" calcext:value-type="float">
            <text:p>58.4445</text:p>
          </table:table-cell>
          <table:table-cell office:value-type="float" office:value="73.7425" calcext:value-type="float">
            <text:p>73.7425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468" calcext:value-type="float">
            <text:p>51.7468</text:p>
          </table:table-cell>
          <table:table-cell office:value-type="float" office:value="82.1088" calcext:value-type="float">
            <text:p>82.1088</text:p>
          </table:table-cell>
          <table:table-cell office:value-type="float" office:value="101.726" calcext:value-type="float">
            <text:p>101.726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692" calcext:value-type="float">
            <text:p>49.5692</text:p>
          </table:table-cell>
          <table:table-cell office:value-type="float" office:value="87.7832" calcext:value-type="float">
            <text:p>87.7832</text:p>
          </table:table-cell>
          <table:table-cell office:value-type="float" office:value="111.343" calcext:value-type="float">
            <text:p>111.343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8022" calcext:value-type="float">
            <text:p>44.8022</text:p>
          </table:table-cell>
          <table:table-cell office:value-type="float" office:value="78.714" calcext:value-type="float">
            <text:p>78.714</text:p>
          </table:table-cell>
          <table:table-cell office:value-type="float" office:value="101.176" calcext:value-type="float">
            <text:p>101.176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968" calcext:value-type="float">
            <text:p>47.7968</text:p>
          </table:table-cell>
          <table:table-cell office:value-type="float" office:value="67.9598" calcext:value-type="float">
            <text:p>67.9598</text:p>
          </table:table-cell>
          <table:table-cell office:value-type="float" office:value="83.5675" calcext:value-type="float">
            <text:p>83.567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271" calcext:value-type="float">
            <text:p>53.271</text:p>
          </table:table-cell>
          <table:table-cell office:value-type="float" office:value="58.4829" calcext:value-type="float">
            <text:p>58.4829</text:p>
          </table:table-cell>
          <table:table-cell office:value-type="float" office:value="73.7355" calcext:value-type="float">
            <text:p>73.7355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451" calcext:value-type="float">
            <text:p>51.7451</text:p>
          </table:table-cell>
          <table:table-cell office:value-type="float" office:value="82.106" calcext:value-type="float">
            <text:p>82.106</text:p>
          </table:table-cell>
          <table:table-cell office:value-type="float" office:value="101.723" calcext:value-type="float">
            <text:p>101.723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656" calcext:value-type="float">
            <text:p>49.5656</text:p>
          </table:table-cell>
          <table:table-cell office:value-type="float" office:value="87.7783" calcext:value-type="float">
            <text:p>87.7783</text:p>
          </table:table-cell>
          <table:table-cell office:value-type="float" office:value="111.339" calcext:value-type="float">
            <text:p>111.339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8034" calcext:value-type="float">
            <text:p>44.8034</text:p>
          </table:table-cell>
          <table:table-cell office:value-type="float" office:value="78.7157" calcext:value-type="float">
            <text:p>78.7157</text:p>
          </table:table-cell>
          <table:table-cell office:value-type="float" office:value="101.177" calcext:value-type="float">
            <text:p>101.177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97" calcext:value-type="float">
            <text:p>47.797</text:p>
          </table:table-cell>
          <table:table-cell office:value-type="float" office:value="67.9602" calcext:value-type="float">
            <text:p>67.9602</text:p>
          </table:table-cell>
          <table:table-cell office:value-type="float" office:value="83.5681" calcext:value-type="float">
            <text:p>83.568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2998" calcext:value-type="float">
            <text:p>53.2998</text:p>
          </table:table-cell>
          <table:table-cell office:value-type="float" office:value="58.5106" calcext:value-type="float">
            <text:p>58.5106</text:p>
          </table:table-cell>
          <table:table-cell office:value-type="float" office:value="73.7283" calcext:value-type="float">
            <text:p>73.7283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442" calcext:value-type="float">
            <text:p>51.7442</text:p>
          </table:table-cell>
          <table:table-cell office:value-type="float" office:value="82.1046" calcext:value-type="float">
            <text:p>82.1046</text:p>
          </table:table-cell>
          <table:table-cell office:value-type="float" office:value="101.721" calcext:value-type="float">
            <text:p>101.721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647" calcext:value-type="float">
            <text:p>49.5647</text:p>
          </table:table-cell>
          <table:table-cell office:value-type="float" office:value="87.7768" calcext:value-type="float">
            <text:p>87.7768</text:p>
          </table:table-cell>
          <table:table-cell office:value-type="float" office:value="111.337" calcext:value-type="float">
            <text:p>111.337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8045" calcext:value-type="float">
            <text:p>44.8045</text:p>
          </table:table-cell>
          <table:table-cell office:value-type="float" office:value="78.7166" calcext:value-type="float">
            <text:p>78.7166</text:p>
          </table:table-cell>
          <table:table-cell office:value-type="float" office:value="101.177" calcext:value-type="float">
            <text:p>101.177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97" calcext:value-type="float">
            <text:p>47.797</text:p>
          </table:table-cell>
          <table:table-cell office:value-type="float" office:value="67.9603" calcext:value-type="float">
            <text:p>67.9603</text:p>
          </table:table-cell>
          <table:table-cell office:value-type="float" office:value="83.5683" calcext:value-type="float">
            <text:p>83.56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3207" calcext:value-type="float">
            <text:p>53.3207</text:p>
          </table:table-cell>
          <table:table-cell office:value-type="float" office:value="58.5345" calcext:value-type="float">
            <text:p>58.5345</text:p>
          </table:table-cell>
          <table:table-cell office:value-type="float" office:value="73.7368" calcext:value-type="float">
            <text:p>73.7368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427" calcext:value-type="float">
            <text:p>51.7427</text:p>
          </table:table-cell>
          <table:table-cell office:value-type="float" office:value="82.1021" calcext:value-type="float">
            <text:p>82.1021</text:p>
          </table:table-cell>
          <table:table-cell office:value-type="float" office:value="101.718" calcext:value-type="float">
            <text:p>101.718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643" calcext:value-type="float">
            <text:p>49.5643</text:p>
          </table:table-cell>
          <table:table-cell office:value-type="float" office:value="87.7763" calcext:value-type="float">
            <text:p>87.7763</text:p>
          </table:table-cell>
          <table:table-cell office:value-type="float" office:value="111.336" calcext:value-type="float">
            <text:p>111.336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8043" calcext:value-type="float">
            <text:p>44.8043</text:p>
          </table:table-cell>
          <table:table-cell office:value-type="float" office:value="78.7153" calcext:value-type="float">
            <text:p>78.7153</text:p>
          </table:table-cell>
          <table:table-cell office:value-type="float" office:value="101.174" calcext:value-type="float">
            <text:p>101.174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969" calcext:value-type="float">
            <text:p>47.7969</text:p>
          </table:table-cell>
          <table:table-cell office:value-type="float" office:value="67.9601" calcext:value-type="float">
            <text:p>67.9601</text:p>
          </table:table-cell>
          <table:table-cell office:value-type="float" office:value="83.5678" calcext:value-type="float">
            <text:p>83.567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3538" calcext:value-type="float">
            <text:p>53.3538</text:p>
          </table:table-cell>
          <table:table-cell office:value-type="float" office:value="58.5718" calcext:value-type="float">
            <text:p>58.5718</text:p>
          </table:table-cell>
          <table:table-cell office:value-type="float" office:value="73.7324" calcext:value-type="float">
            <text:p>73.7324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424" calcext:value-type="float">
            <text:p>51.7424</text:p>
          </table:table-cell>
          <table:table-cell office:value-type="float" office:value="82.1013" calcext:value-type="float">
            <text:p>82.1013</text:p>
          </table:table-cell>
          <table:table-cell office:value-type="float" office:value="101.717" calcext:value-type="float">
            <text:p>101.717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61" calcext:value-type="float">
            <text:p>49.561</text:p>
          </table:table-cell>
          <table:table-cell office:value-type="float" office:value="87.7717" calcext:value-type="float">
            <text:p>87.7717</text:p>
          </table:table-cell>
          <table:table-cell office:value-type="float" office:value="111.332" calcext:value-type="float">
            <text:p>111.332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926" calcext:value-type="float">
            <text:p>44.7926</text:p>
          </table:table-cell>
          <table:table-cell office:value-type="float" office:value="78.6961" calcext:value-type="float">
            <text:p>78.6961</text:p>
          </table:table-cell>
          <table:table-cell office:value-type="float" office:value="101.151" calcext:value-type="float">
            <text:p>101.151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972" calcext:value-type="float">
            <text:p>47.7972</text:p>
          </table:table-cell>
          <table:table-cell office:value-type="float" office:value="67.9604" calcext:value-type="float">
            <text:p>67.9604</text:p>
          </table:table-cell>
          <table:table-cell office:value-type="float" office:value="83.5677" calcext:value-type="float">
            <text:p>83.567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39" calcext:value-type="float">
            <text:p>53.39</text:p>
          </table:table-cell>
          <table:table-cell office:value-type="float" office:value="58.6153" calcext:value-type="float">
            <text:p>58.6153</text:p>
          </table:table-cell>
          <table:table-cell office:value-type="float" office:value="73.754" calcext:value-type="float">
            <text:p>73.754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43" calcext:value-type="float">
            <text:p>51.743</text:p>
          </table:table-cell>
          <table:table-cell office:value-type="float" office:value="82.1022" calcext:value-type="float">
            <text:p>82.1022</text:p>
          </table:table-cell>
          <table:table-cell office:value-type="float" office:value="101.718" calcext:value-type="float">
            <text:p>101.718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571" calcext:value-type="float">
            <text:p>49.5571</text:p>
          </table:table-cell>
          <table:table-cell office:value-type="float" office:value="87.7659" calcext:value-type="float">
            <text:p>87.7659</text:p>
          </table:table-cell>
          <table:table-cell office:value-type="float" office:value="111.326" calcext:value-type="float">
            <text:p>111.326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758" calcext:value-type="float">
            <text:p>44.7758</text:p>
          </table:table-cell>
          <table:table-cell office:value-type="float" office:value="78.6692" calcext:value-type="float">
            <text:p>78.6692</text:p>
          </table:table-cell>
          <table:table-cell office:value-type="float" office:value="101.118" calcext:value-type="float">
            <text:p>101.118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96" calcext:value-type="float">
            <text:p>47.796</text:p>
          </table:table-cell>
          <table:table-cell office:value-type="float" office:value="67.9579" calcext:value-type="float">
            <text:p>67.9579</text:p>
          </table:table-cell>
          <table:table-cell office:value-type="float" office:value="83.5645" calcext:value-type="float">
            <text:p>83.564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4229" calcext:value-type="float">
            <text:p>53.4229</text:p>
          </table:table-cell>
          <table:table-cell office:value-type="float" office:value="58.6573" calcext:value-type="float">
            <text:p>58.6573</text:p>
          </table:table-cell>
          <table:table-cell office:value-type="float" office:value="73.785" calcext:value-type="float">
            <text:p>73.785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425" calcext:value-type="float">
            <text:p>51.7425</text:p>
          </table:table-cell>
          <table:table-cell office:value-type="float" office:value="82.1013" calcext:value-type="float">
            <text:p>82.1013</text:p>
          </table:table-cell>
          <table:table-cell office:value-type="float" office:value="101.717" calcext:value-type="float">
            <text:p>101.717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552" calcext:value-type="float">
            <text:p>49.5552</text:p>
          </table:table-cell>
          <table:table-cell office:value-type="float" office:value="87.763" calcext:value-type="float">
            <text:p>87.763</text:p>
          </table:table-cell>
          <table:table-cell office:value-type="float" office:value="111.322" calcext:value-type="float">
            <text:p>111.322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755" calcext:value-type="float">
            <text:p>44.7755</text:p>
          </table:table-cell>
          <table:table-cell office:value-type="float" office:value="78.6679" calcext:value-type="float">
            <text:p>78.6679</text:p>
          </table:table-cell>
          <table:table-cell office:value-type="float" office:value="101.116" calcext:value-type="float">
            <text:p>101.116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935" calcext:value-type="float">
            <text:p>47.7935</text:p>
          </table:table-cell>
          <table:table-cell office:value-type="float" office:value="67.9529" calcext:value-type="float">
            <text:p>67.9529</text:p>
          </table:table-cell>
          <table:table-cell office:value-type="float" office:value="83.5577" calcext:value-type="float">
            <text:p>83.557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454" calcext:value-type="float">
            <text:p>53.454</text:p>
          </table:table-cell>
          <table:table-cell office:value-type="float" office:value="58.7035" calcext:value-type="float">
            <text:p>58.7035</text:p>
          </table:table-cell>
          <table:table-cell office:value-type="float" office:value="73.8223" calcext:value-type="float">
            <text:p>73.8223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417" calcext:value-type="float">
            <text:p>51.7417</text:p>
          </table:table-cell>
          <table:table-cell office:value-type="float" office:value="82.1001" calcext:value-type="float">
            <text:p>82.1001</text:p>
          </table:table-cell>
          <table:table-cell office:value-type="float" office:value="101.716" calcext:value-type="float">
            <text:p>101.716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55" calcext:value-type="float">
            <text:p>49.555</text:p>
          </table:table-cell>
          <table:table-cell office:value-type="float" office:value="87.7628" calcext:value-type="float">
            <text:p>87.7628</text:p>
          </table:table-cell>
          <table:table-cell office:value-type="float" office:value="111.322" calcext:value-type="float">
            <text:p>111.322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752" calcext:value-type="float">
            <text:p>44.7752</text:p>
          </table:table-cell>
          <table:table-cell office:value-type="float" office:value="78.6673" calcext:value-type="float">
            <text:p>78.6673</text:p>
          </table:table-cell>
          <table:table-cell office:value-type="float" office:value="101.115" calcext:value-type="float">
            <text:p>101.115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909" calcext:value-type="float">
            <text:p>47.7909</text:p>
          </table:table-cell>
          <table:table-cell office:value-type="float" office:value="67.948" calcext:value-type="float">
            <text:p>67.948</text:p>
          </table:table-cell>
          <table:table-cell office:value-type="float" office:value="83.5516" calcext:value-type="float">
            <text:p>83.551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4741" calcext:value-type="float">
            <text:p>53.4741</text:p>
          </table:table-cell>
          <table:table-cell office:value-type="float" office:value="58.7245" calcext:value-type="float">
            <text:p>58.7245</text:p>
          </table:table-cell>
          <table:table-cell office:value-type="float" office:value="73.8167" calcext:value-type="float">
            <text:p>73.8167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424" calcext:value-type="float">
            <text:p>51.7424</text:p>
          </table:table-cell>
          <table:table-cell office:value-type="float" office:value="82.1011" calcext:value-type="float">
            <text:p>82.1011</text:p>
          </table:table-cell>
          <table:table-cell office:value-type="float" office:value="101.717" calcext:value-type="float">
            <text:p>101.717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539" calcext:value-type="float">
            <text:p>49.5539</text:p>
          </table:table-cell>
          <table:table-cell office:value-type="float" office:value="87.761" calcext:value-type="float">
            <text:p>87.761</text:p>
          </table:table-cell>
          <table:table-cell office:value-type="float" office:value="111.32" calcext:value-type="float">
            <text:p>111.32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737" calcext:value-type="float">
            <text:p>44.7737</text:p>
          </table:table-cell>
          <table:table-cell office:value-type="float" office:value="78.6651" calcext:value-type="float">
            <text:p>78.6651</text:p>
          </table:table-cell>
          <table:table-cell office:value-type="float" office:value="101.112" calcext:value-type="float">
            <text:p>101.112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879" calcext:value-type="float">
            <text:p>47.7879</text:p>
          </table:table-cell>
          <table:table-cell office:value-type="float" office:value="67.9419" calcext:value-type="float">
            <text:p>67.9419</text:p>
          </table:table-cell>
          <table:table-cell office:value-type="float" office:value="83.5434" calcext:value-type="float">
            <text:p>83.54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4874" calcext:value-type="float">
            <text:p>53.4874</text:p>
          </table:table-cell>
          <table:table-cell office:value-type="float" office:value="58.7431" calcext:value-type="float">
            <text:p>58.7431</text:p>
          </table:table-cell>
          <table:table-cell office:value-type="float" office:value="73.8324" calcext:value-type="float">
            <text:p>73.8324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415" calcext:value-type="float">
            <text:p>51.7415</text:p>
          </table:table-cell>
          <table:table-cell office:value-type="float" office:value="82.0994" calcext:value-type="float">
            <text:p>82.0994</text:p>
          </table:table-cell>
          <table:table-cell office:value-type="float" office:value="101.715" calcext:value-type="float">
            <text:p>101.715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528" calcext:value-type="float">
            <text:p>49.5528</text:p>
          </table:table-cell>
          <table:table-cell office:value-type="float" office:value="87.7592" calcext:value-type="float">
            <text:p>87.7592</text:p>
          </table:table-cell>
          <table:table-cell office:value-type="float" office:value="111.318" calcext:value-type="float">
            <text:p>111.318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686" calcext:value-type="float">
            <text:p>44.7686</text:p>
          </table:table-cell>
          <table:table-cell office:value-type="float" office:value="78.6579" calcext:value-type="float">
            <text:p>78.6579</text:p>
          </table:table-cell>
          <table:table-cell office:value-type="float" office:value="101.105" calcext:value-type="float">
            <text:p>101.105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862" calcext:value-type="float">
            <text:p>47.7862</text:p>
          </table:table-cell>
          <table:table-cell office:value-type="float" office:value="67.9382" calcext:value-type="float">
            <text:p>67.9382</text:p>
          </table:table-cell>
          <table:table-cell office:value-type="float" office:value="83.5375" calcext:value-type="float">
            <text:p>83.537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4943" calcext:value-type="float">
            <text:p>53.4943</text:p>
          </table:table-cell>
          <table:table-cell office:value-type="float" office:value="58.7469" calcext:value-type="float">
            <text:p>58.7469</text:p>
          </table:table-cell>
          <table:table-cell office:value-type="float" office:value="73.8316" calcext:value-type="float">
            <text:p>73.8316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421" calcext:value-type="float">
            <text:p>51.7421</text:p>
          </table:table-cell>
          <table:table-cell office:value-type="float" office:value="82.1005" calcext:value-type="float">
            <text:p>82.1005</text:p>
          </table:table-cell>
          <table:table-cell office:value-type="float" office:value="101.716" calcext:value-type="float">
            <text:p>101.716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525" calcext:value-type="float">
            <text:p>49.5525</text:p>
          </table:table-cell>
          <table:table-cell office:value-type="float" office:value="87.7583" calcext:value-type="float">
            <text:p>87.7583</text:p>
          </table:table-cell>
          <table:table-cell office:value-type="float" office:value="111.316" calcext:value-type="float">
            <text:p>111.316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514" calcext:value-type="float">
            <text:p>44.7514</text:p>
          </table:table-cell>
          <table:table-cell office:value-type="float" office:value="78.6319" calcext:value-type="float">
            <text:p>78.6319</text:p>
          </table:table-cell>
          <table:table-cell office:value-type="float" office:value="101.076" calcext:value-type="float">
            <text:p>101.076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795" calcext:value-type="float">
            <text:p>47.7795</text:p>
          </table:table-cell>
          <table:table-cell office:value-type="float" office:value="67.9243" calcext:value-type="float">
            <text:p>67.9243</text:p>
          </table:table-cell>
          <table:table-cell office:value-type="float" office:value="83.5182" calcext:value-type="float">
            <text:p>83.518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4992" calcext:value-type="float">
            <text:p>53.4992</text:p>
          </table:table-cell>
          <table:table-cell office:value-type="float" office:value="58.7525" calcext:value-type="float">
            <text:p>58.7525</text:p>
          </table:table-cell>
          <table:table-cell office:value-type="float" office:value="73.8359" calcext:value-type="float">
            <text:p>73.8359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42" calcext:value-type="float">
            <text:p>51.742</text:p>
          </table:table-cell>
          <table:table-cell office:value-type="float" office:value="82.1" calcext:value-type="float">
            <text:p>82.1</text:p>
          </table:table-cell>
          <table:table-cell office:value-type="float" office:value="101.715" calcext:value-type="float">
            <text:p>101.715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495" calcext:value-type="float">
            <text:p>49.5495</text:p>
          </table:table-cell>
          <table:table-cell office:value-type="float" office:value="87.7539" calcext:value-type="float">
            <text:p>87.7539</text:p>
          </table:table-cell>
          <table:table-cell office:value-type="float" office:value="111.311" calcext:value-type="float">
            <text:p>111.311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262" calcext:value-type="float">
            <text:p>44.7262</text:p>
          </table:table-cell>
          <table:table-cell office:value-type="float" office:value="78.5921" calcext:value-type="float">
            <text:p>78.5921</text:p>
          </table:table-cell>
          <table:table-cell office:value-type="float" office:value="101.03" calcext:value-type="float">
            <text:p>101.03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737" calcext:value-type="float">
            <text:p>47.7737</text:p>
          </table:table-cell>
          <table:table-cell office:value-type="float" office:value="67.9125" calcext:value-type="float">
            <text:p>67.9125</text:p>
          </table:table-cell>
          <table:table-cell office:value-type="float" office:value="83.502" calcext:value-type="float">
            <text:p>83.50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5017" calcext:value-type="float">
            <text:p>53.5017</text:p>
          </table:table-cell>
          <table:table-cell office:value-type="float" office:value="58.7548" calcext:value-type="float">
            <text:p>58.7548</text:p>
          </table:table-cell>
          <table:table-cell office:value-type="float" office:value="73.8412" calcext:value-type="float">
            <text:p>73.8412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438" calcext:value-type="float">
            <text:p>51.7438</text:p>
          </table:table-cell>
          <table:table-cell office:value-type="float" office:value="82.1024" calcext:value-type="float">
            <text:p>82.1024</text:p>
          </table:table-cell>
          <table:table-cell office:value-type="float" office:value="101.717" calcext:value-type="float">
            <text:p>101.717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469" calcext:value-type="float">
            <text:p>49.5469</text:p>
          </table:table-cell>
          <table:table-cell office:value-type="float" office:value="87.7498" calcext:value-type="float">
            <text:p>87.7498</text:p>
          </table:table-cell>
          <table:table-cell office:value-type="float" office:value="111.306" calcext:value-type="float">
            <text:p>111.306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096" calcext:value-type="float">
            <text:p>44.7096</text:p>
          </table:table-cell>
          <table:table-cell office:value-type="float" office:value="78.5643" calcext:value-type="float">
            <text:p>78.5643</text:p>
          </table:table-cell>
          <table:table-cell office:value-type="float" office:value="100.994" calcext:value-type="float">
            <text:p>100.994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713" calcext:value-type="float">
            <text:p>47.7713</text:p>
          </table:table-cell>
          <table:table-cell office:value-type="float" office:value="67.9073" calcext:value-type="float">
            <text:p>67.9073</text:p>
          </table:table-cell>
          <table:table-cell office:value-type="float" office:value="83.4939" calcext:value-type="float">
            <text:p>83.493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5037" calcext:value-type="float">
            <text:p>53.5037</text:p>
          </table:table-cell>
          <table:table-cell office:value-type="float" office:value="58.7602" calcext:value-type="float">
            <text:p>58.7602</text:p>
          </table:table-cell>
          <table:table-cell office:value-type="float" office:value="73.8483" calcext:value-type="float">
            <text:p>73.8483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473" calcext:value-type="float">
            <text:p>51.7473</text:p>
          </table:table-cell>
          <table:table-cell office:value-type="float" office:value="82.1077" calcext:value-type="float">
            <text:p>82.1077</text:p>
          </table:table-cell>
          <table:table-cell office:value-type="float" office:value="101.722" calcext:value-type="float">
            <text:p>101.722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445" calcext:value-type="float">
            <text:p>49.5445</text:p>
          </table:table-cell>
          <table:table-cell office:value-type="float" office:value="87.7463" calcext:value-type="float">
            <text:p>87.7463</text:p>
          </table:table-cell>
          <table:table-cell office:value-type="float" office:value="111.302" calcext:value-type="float">
            <text:p>111.302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999" calcext:value-type="float">
            <text:p>44.6999</text:p>
          </table:table-cell>
          <table:table-cell office:value-type="float" office:value="78.5478" calcext:value-type="float">
            <text:p>78.5478</text:p>
          </table:table-cell>
          <table:table-cell office:value-type="float" office:value="100.973" calcext:value-type="float">
            <text:p>100.973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692" calcext:value-type="float">
            <text:p>47.7692</text:p>
          </table:table-cell>
          <table:table-cell office:value-type="float" office:value="67.9028" calcext:value-type="float">
            <text:p>67.9028</text:p>
          </table:table-cell>
          <table:table-cell office:value-type="float" office:value="83.4877" calcext:value-type="float">
            <text:p>83.487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5046" calcext:value-type="float">
            <text:p>53.5046</text:p>
          </table:table-cell>
          <table:table-cell office:value-type="float" office:value="58.7607" calcext:value-type="float">
            <text:p>58.7607</text:p>
          </table:table-cell>
          <table:table-cell office:value-type="float" office:value="73.8525" calcext:value-type="float">
            <text:p>73.8525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499" calcext:value-type="float">
            <text:p>51.7499</text:p>
          </table:table-cell>
          <table:table-cell office:value-type="float" office:value="82.1117" calcext:value-type="float">
            <text:p>82.1117</text:p>
          </table:table-cell>
          <table:table-cell office:value-type="float" office:value="101.726" calcext:value-type="float">
            <text:p>101.726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42" calcext:value-type="float">
            <text:p>49.542</text:p>
          </table:table-cell>
          <table:table-cell office:value-type="float" office:value="87.7424" calcext:value-type="float">
            <text:p>87.7424</text:p>
          </table:table-cell>
          <table:table-cell office:value-type="float" office:value="111.298" calcext:value-type="float">
            <text:p>111.298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924" calcext:value-type="float">
            <text:p>44.6924</text:p>
          </table:table-cell>
          <table:table-cell office:value-type="float" office:value="78.5348" calcext:value-type="float">
            <text:p>78.5348</text:p>
          </table:table-cell>
          <table:table-cell office:value-type="float" office:value="100.956" calcext:value-type="float">
            <text:p>100.956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666" calcext:value-type="float">
            <text:p>47.7666</text:p>
          </table:table-cell>
          <table:table-cell office:value-type="float" office:value="67.8982" calcext:value-type="float">
            <text:p>67.8982</text:p>
          </table:table-cell>
          <table:table-cell office:value-type="float" office:value="83.4822" calcext:value-type="float">
            <text:p>83.482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5064" calcext:value-type="float">
            <text:p>53.5064</text:p>
          </table:table-cell>
          <table:table-cell office:value-type="float" office:value="58.7606" calcext:value-type="float">
            <text:p>58.7606</text:p>
          </table:table-cell>
          <table:table-cell office:value-type="float" office:value="73.8501" calcext:value-type="float">
            <text:p>73.8501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514" calcext:value-type="float">
            <text:p>51.7514</text:p>
          </table:table-cell>
          <table:table-cell office:value-type="float" office:value="82.114" calcext:value-type="float">
            <text:p>82.114</text:p>
          </table:table-cell>
          <table:table-cell office:value-type="float" office:value="101.729" calcext:value-type="float">
            <text:p>101.729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413" calcext:value-type="float">
            <text:p>49.5413</text:p>
          </table:table-cell>
          <table:table-cell office:value-type="float" office:value="87.7416" calcext:value-type="float">
            <text:p>87.7416</text:p>
          </table:table-cell>
          <table:table-cell office:value-type="float" office:value="111.298" calcext:value-type="float">
            <text:p>111.298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863" calcext:value-type="float">
            <text:p>44.6863</text:p>
          </table:table-cell>
          <table:table-cell office:value-type="float" office:value="78.5246" calcext:value-type="float">
            <text:p>78.5246</text:p>
          </table:table-cell>
          <table:table-cell office:value-type="float" office:value="100.943" calcext:value-type="float">
            <text:p>100.943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613" calcext:value-type="float">
            <text:p>47.7613</text:p>
          </table:table-cell>
          <table:table-cell office:value-type="float" office:value="67.8878" calcext:value-type="float">
            <text:p>67.8878</text:p>
          </table:table-cell>
          <table:table-cell office:value-type="float" office:value="83.4685" calcext:value-type="float">
            <text:p>83.46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5078" calcext:value-type="float">
            <text:p>53.5078</text:p>
          </table:table-cell>
          <table:table-cell office:value-type="float" office:value="58.7653" calcext:value-type="float">
            <text:p>58.7653</text:p>
          </table:table-cell>
          <table:table-cell office:value-type="float" office:value="73.8524" calcext:value-type="float">
            <text:p>73.8524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513" calcext:value-type="float">
            <text:p>51.7513</text:p>
          </table:table-cell>
          <table:table-cell office:value-type="float" office:value="82.1142" calcext:value-type="float">
            <text:p>82.1142</text:p>
          </table:table-cell>
          <table:table-cell office:value-type="float" office:value="101.73" calcext:value-type="float">
            <text:p>101.73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393" calcext:value-type="float">
            <text:p>49.5393</text:p>
          </table:table-cell>
          <table:table-cell office:value-type="float" office:value="87.7391" calcext:value-type="float">
            <text:p>87.7391</text:p>
          </table:table-cell>
          <table:table-cell office:value-type="float" office:value="111.296" calcext:value-type="float">
            <text:p>111.296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416" calcext:value-type="float">
            <text:p>44.6416</text:p>
          </table:table-cell>
          <table:table-cell office:value-type="float" office:value="78.4533" calcext:value-type="float">
            <text:p>78.4533</text:p>
          </table:table-cell>
          <table:table-cell office:value-type="float" office:value="100.859" calcext:value-type="float">
            <text:p>100.859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509" calcext:value-type="float">
            <text:p>47.7509</text:p>
          </table:table-cell>
          <table:table-cell office:value-type="float" office:value="67.8669" calcext:value-type="float">
            <text:p>67.8669</text:p>
          </table:table-cell>
          <table:table-cell office:value-type="float" office:value="83.4403" calcext:value-type="float">
            <text:p>83.440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5088" calcext:value-type="float">
            <text:p>53.5088</text:p>
          </table:table-cell>
          <table:table-cell office:value-type="float" office:value="58.7677" calcext:value-type="float">
            <text:p>58.7677</text:p>
          </table:table-cell>
          <table:table-cell office:value-type="float" office:value="73.8536" calcext:value-type="float">
            <text:p>73.8536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515" calcext:value-type="float">
            <text:p>51.7515</text:p>
          </table:table-cell>
          <table:table-cell office:value-type="float" office:value="82.1145" calcext:value-type="float">
            <text:p>82.1145</text:p>
          </table:table-cell>
          <table:table-cell office:value-type="float" office:value="101.73" calcext:value-type="float">
            <text:p>101.73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388" calcext:value-type="float">
            <text:p>49.5388</text:p>
          </table:table-cell>
          <table:table-cell office:value-type="float" office:value="87.7384" calcext:value-type="float">
            <text:p>87.7384</text:p>
          </table:table-cell>
          <table:table-cell office:value-type="float" office:value="111.295" calcext:value-type="float">
            <text:p>111.295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238" calcext:value-type="float">
            <text:p>44.6238</text:p>
          </table:table-cell>
          <table:table-cell office:value-type="float" office:value="78.4246" calcext:value-type="float">
            <text:p>78.4246</text:p>
          </table:table-cell>
          <table:table-cell office:value-type="float" office:value="100.824" calcext:value-type="float">
            <text:p>100.824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474" calcext:value-type="float">
            <text:p>47.7474</text:p>
          </table:table-cell>
          <table:table-cell office:value-type="float" office:value="67.8595" calcext:value-type="float">
            <text:p>67.8595</text:p>
          </table:table-cell>
          <table:table-cell office:value-type="float" office:value="83.43" calcext:value-type="float">
            <text:p>83.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5138" calcext:value-type="float">
            <text:p>53.5138</text:p>
          </table:table-cell>
          <table:table-cell office:value-type="float" office:value="58.7812" calcext:value-type="float">
            <text:p>58.7812</text:p>
          </table:table-cell>
          <table:table-cell office:value-type="float" office:value="73.8682" calcext:value-type="float">
            <text:p>73.8682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524" calcext:value-type="float">
            <text:p>51.7524</text:p>
          </table:table-cell>
          <table:table-cell office:value-type="float" office:value="82.116" calcext:value-type="float">
            <text:p>82.116</text:p>
          </table:table-cell>
          <table:table-cell office:value-type="float" office:value="101.732" calcext:value-type="float">
            <text:p>101.732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385" calcext:value-type="float">
            <text:p>49.5385</text:p>
          </table:table-cell>
          <table:table-cell office:value-type="float" office:value="87.7375" calcext:value-type="float">
            <text:p>87.7375</text:p>
          </table:table-cell>
          <table:table-cell office:value-type="float" office:value="111.293" calcext:value-type="float">
            <text:p>111.293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203" calcext:value-type="float">
            <text:p>44.6203</text:p>
          </table:table-cell>
          <table:table-cell office:value-type="float" office:value="78.4199" calcext:value-type="float">
            <text:p>78.4199</text:p>
          </table:table-cell>
          <table:table-cell office:value-type="float" office:value="100.819" calcext:value-type="float">
            <text:p>100.819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406" calcext:value-type="float">
            <text:p>47.7406</text:p>
          </table:table-cell>
          <table:table-cell office:value-type="float" office:value="67.8465" calcext:value-type="float">
            <text:p>67.8465</text:p>
          </table:table-cell>
          <table:table-cell office:value-type="float" office:value="83.4134" calcext:value-type="float">
            <text:p>83.41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5199" calcext:value-type="float">
            <text:p>53.5199</text:p>
          </table:table-cell>
          <table:table-cell office:value-type="float" office:value="58.7935" calcext:value-type="float">
            <text:p>58.7935</text:p>
          </table:table-cell>
          <table:table-cell office:value-type="float" office:value="73.8737" calcext:value-type="float">
            <text:p>73.8737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537" calcext:value-type="float">
            <text:p>51.7537</text:p>
          </table:table-cell>
          <table:table-cell office:value-type="float" office:value="82.1183" calcext:value-type="float">
            <text:p>82.1183</text:p>
          </table:table-cell>
          <table:table-cell office:value-type="float" office:value="101.735" calcext:value-type="float">
            <text:p>101.735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384" calcext:value-type="float">
            <text:p>49.5384</text:p>
          </table:table-cell>
          <table:table-cell office:value-type="float" office:value="87.7373" calcext:value-type="float">
            <text:p>87.7373</text:p>
          </table:table-cell>
          <table:table-cell office:value-type="float" office:value="111.293" calcext:value-type="float">
            <text:p>111.293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037" calcext:value-type="float">
            <text:p>44.6037</text:p>
          </table:table-cell>
          <table:table-cell office:value-type="float" office:value="78.3944" calcext:value-type="float">
            <text:p>78.3944</text:p>
          </table:table-cell>
          <table:table-cell office:value-type="float" office:value="100.791" calcext:value-type="float">
            <text:p>100.791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347" calcext:value-type="float">
            <text:p>47.7347</text:p>
          </table:table-cell>
          <table:table-cell office:value-type="float" office:value="67.8357" calcext:value-type="float">
            <text:p>67.8357</text:p>
          </table:table-cell>
          <table:table-cell office:value-type="float" office:value="83.4008" calcext:value-type="float">
            <text:p>83.40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5233" calcext:value-type="float">
            <text:p>53.5233</text:p>
          </table:table-cell>
          <table:table-cell office:value-type="float" office:value="58.8011" calcext:value-type="float">
            <text:p>58.8011</text:p>
          </table:table-cell>
          <table:table-cell office:value-type="float" office:value="73.8784" calcext:value-type="float">
            <text:p>73.8784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537" calcext:value-type="float">
            <text:p>51.7537</text:p>
          </table:table-cell>
          <table:table-cell office:value-type="float" office:value="82.1183" calcext:value-type="float">
            <text:p>82.1183</text:p>
          </table:table-cell>
          <table:table-cell office:value-type="float" office:value="101.735" calcext:value-type="float">
            <text:p>101.735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366" calcext:value-type="float">
            <text:p>49.5366</text:p>
          </table:table-cell>
          <table:table-cell office:value-type="float" office:value="87.7342" calcext:value-type="float">
            <text:p>87.7342</text:p>
          </table:table-cell>
          <table:table-cell office:value-type="float" office:value="111.289" calcext:value-type="float">
            <text:p>111.289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01" calcext:value-type="float">
            <text:p>44.601</text:p>
          </table:table-cell>
          <table:table-cell office:value-type="float" office:value="78.3915" calcext:value-type="float">
            <text:p>78.3915</text:p>
          </table:table-cell>
          <table:table-cell office:value-type="float" office:value="100.79" calcext:value-type="float">
            <text:p>100.79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251" calcext:value-type="float">
            <text:p>47.7251</text:p>
          </table:table-cell>
          <table:table-cell office:value-type="float" office:value="67.818" calcext:value-type="float">
            <text:p>67.818</text:p>
          </table:table-cell>
          <table:table-cell office:value-type="float" office:value="83.3798" calcext:value-type="float">
            <text:p>83.379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5252" calcext:value-type="float">
            <text:p>53.5252</text:p>
          </table:table-cell>
          <table:table-cell office:value-type="float" office:value="58.8038" calcext:value-type="float">
            <text:p>58.8038</text:p>
          </table:table-cell>
          <table:table-cell office:value-type="float" office:value="73.8791" calcext:value-type="float">
            <text:p>73.8791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542" calcext:value-type="float">
            <text:p>51.7542</text:p>
          </table:table-cell>
          <table:table-cell office:value-type="float" office:value="82.1192" calcext:value-type="float">
            <text:p>82.1192</text:p>
          </table:table-cell>
          <table:table-cell office:value-type="float" office:value="101.736" calcext:value-type="float">
            <text:p>101.736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352" calcext:value-type="float">
            <text:p>49.5352</text:p>
          </table:table-cell>
          <table:table-cell office:value-type="float" office:value="87.7318" calcext:value-type="float">
            <text:p>87.7318</text:p>
          </table:table-cell>
          <table:table-cell office:value-type="float" office:value="111.286" calcext:value-type="float">
            <text:p>111.286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033" calcext:value-type="float">
            <text:p>44.6033</text:p>
          </table:table-cell>
          <table:table-cell office:value-type="float" office:value="78.3973" calcext:value-type="float">
            <text:p>78.3973</text:p>
          </table:table-cell>
          <table:table-cell office:value-type="float" office:value="100.8" calcext:value-type="float">
            <text:p>100.8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235" calcext:value-type="float">
            <text:p>47.7235</text:p>
          </table:table-cell>
          <table:table-cell office:value-type="float" office:value="67.8152" calcext:value-type="float">
            <text:p>67.8152</text:p>
          </table:table-cell>
          <table:table-cell office:value-type="float" office:value="83.3768" calcext:value-type="float">
            <text:p>83.376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5263" calcext:value-type="float">
            <text:p>53.5263</text:p>
          </table:table-cell>
          <table:table-cell office:value-type="float" office:value="58.8049" calcext:value-type="float">
            <text:p>58.8049</text:p>
          </table:table-cell>
          <table:table-cell office:value-type="float" office:value="73.8793" calcext:value-type="float">
            <text:p>73.8793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552" calcext:value-type="float">
            <text:p>51.7552</text:p>
          </table:table-cell>
          <table:table-cell office:value-type="float" office:value="82.1209" calcext:value-type="float">
            <text:p>82.1209</text:p>
          </table:table-cell>
          <table:table-cell office:value-type="float" office:value="101.738" calcext:value-type="float">
            <text:p>101.738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309" calcext:value-type="float">
            <text:p>49.5309</text:p>
          </table:table-cell>
          <table:table-cell office:value-type="float" office:value="87.7243" calcext:value-type="float">
            <text:p>87.7243</text:p>
          </table:table-cell>
          <table:table-cell office:value-type="float" office:value="111.275" calcext:value-type="float">
            <text:p>111.275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245" calcext:value-type="float">
            <text:p>44.6245</text:p>
          </table:table-cell>
          <table:table-cell office:value-type="float" office:value="78.4329" calcext:value-type="float">
            <text:p>78.4329</text:p>
          </table:table-cell>
          <table:table-cell office:value-type="float" office:value="100.845" calcext:value-type="float">
            <text:p>100.845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224" calcext:value-type="float">
            <text:p>47.7224</text:p>
          </table:table-cell>
          <table:table-cell office:value-type="float" office:value="67.8132" calcext:value-type="float">
            <text:p>67.8132</text:p>
          </table:table-cell>
          <table:table-cell office:value-type="float" office:value="83.3746" calcext:value-type="float">
            <text:p>83.374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5273" calcext:value-type="float">
            <text:p>53.5273</text:p>
          </table:table-cell>
          <table:table-cell office:value-type="float" office:value="58.8046" calcext:value-type="float">
            <text:p>58.8046</text:p>
          </table:table-cell>
          <table:table-cell office:value-type="float" office:value="73.8779" calcext:value-type="float">
            <text:p>73.8779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566" calcext:value-type="float">
            <text:p>51.7566</text:p>
          </table:table-cell>
          <table:table-cell office:value-type="float" office:value="82.1233" calcext:value-type="float">
            <text:p>82.1233</text:p>
          </table:table-cell>
          <table:table-cell office:value-type="float" office:value="101.741" calcext:value-type="float">
            <text:p>101.741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303" calcext:value-type="float">
            <text:p>49.5303</text:p>
          </table:table-cell>
          <table:table-cell office:value-type="float" office:value="87.7234" calcext:value-type="float">
            <text:p>87.7234</text:p>
          </table:table-cell>
          <table:table-cell office:value-type="float" office:value="111.275" calcext:value-type="float">
            <text:p>111.275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318" calcext:value-type="float">
            <text:p>44.6318</text:p>
          </table:table-cell>
          <table:table-cell office:value-type="float" office:value="78.4457" calcext:value-type="float">
            <text:p>78.4457</text:p>
          </table:table-cell>
          <table:table-cell office:value-type="float" office:value="100.862" calcext:value-type="float">
            <text:p>100.862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223" calcext:value-type="float">
            <text:p>47.7223</text:p>
          </table:table-cell>
          <table:table-cell office:value-type="float" office:value="67.8131" calcext:value-type="float">
            <text:p>67.8131</text:p>
          </table:table-cell>
          <table:table-cell office:value-type="float" office:value="83.3742" calcext:value-type="float">
            <text:p>83.374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5278" calcext:value-type="float">
            <text:p>53.5278</text:p>
          </table:table-cell>
          <table:table-cell office:value-type="float" office:value="58.8024" calcext:value-type="float">
            <text:p>58.8024</text:p>
          </table:table-cell>
          <table:table-cell office:value-type="float" office:value="73.8741" calcext:value-type="float">
            <text:p>73.8741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573" calcext:value-type="float">
            <text:p>51.7573</text:p>
          </table:table-cell>
          <table:table-cell office:value-type="float" office:value="82.1245" calcext:value-type="float">
            <text:p>82.1245</text:p>
          </table:table-cell>
          <table:table-cell office:value-type="float" office:value="101.743" calcext:value-type="float">
            <text:p>101.743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303" calcext:value-type="float">
            <text:p>49.5303</text:p>
          </table:table-cell>
          <table:table-cell office:value-type="float" office:value="87.7233" calcext:value-type="float">
            <text:p>87.7233</text:p>
          </table:table-cell>
          <table:table-cell office:value-type="float" office:value="111.274" calcext:value-type="float">
            <text:p>111.274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194" calcext:value-type="float">
            <text:p>44.6194</text:p>
          </table:table-cell>
          <table:table-cell office:value-type="float" office:value="78.4249" calcext:value-type="float">
            <text:p>78.4249</text:p>
          </table:table-cell>
          <table:table-cell office:value-type="float" office:value="100.836" calcext:value-type="float">
            <text:p>100.836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222" calcext:value-type="float">
            <text:p>47.7222</text:p>
          </table:table-cell>
          <table:table-cell office:value-type="float" office:value="67.813" calcext:value-type="float">
            <text:p>67.813</text:p>
          </table:table-cell>
          <table:table-cell office:value-type="float" office:value="83.3742" calcext:value-type="float">
            <text:p>83.374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527" calcext:value-type="float">
            <text:p>53.527</text:p>
          </table:table-cell>
          <table:table-cell office:value-type="float" office:value="58.7945" calcext:value-type="float">
            <text:p>58.7945</text:p>
          </table:table-cell>
          <table:table-cell office:value-type="float" office:value="73.8642" calcext:value-type="float">
            <text:p>73.8642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573" calcext:value-type="float">
            <text:p>51.7573</text:p>
          </table:table-cell>
          <table:table-cell office:value-type="float" office:value="82.1245" calcext:value-type="float">
            <text:p>82.1245</text:p>
          </table:table-cell>
          <table:table-cell office:value-type="float" office:value="101.743" calcext:value-type="float">
            <text:p>101.743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303" calcext:value-type="float">
            <text:p>49.5303</text:p>
          </table:table-cell>
          <table:table-cell office:value-type="float" office:value="87.7232" calcext:value-type="float">
            <text:p>87.7232</text:p>
          </table:table-cell>
          <table:table-cell office:value-type="float" office:value="111.274" calcext:value-type="float">
            <text:p>111.274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202" calcext:value-type="float">
            <text:p>44.6202</text:p>
          </table:table-cell>
          <table:table-cell office:value-type="float" office:value="78.426" calcext:value-type="float">
            <text:p>78.426</text:p>
          </table:table-cell>
          <table:table-cell office:value-type="float" office:value="100.837" calcext:value-type="float">
            <text:p>100.837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215" calcext:value-type="float">
            <text:p>47.7215</text:p>
          </table:table-cell>
          <table:table-cell office:value-type="float" office:value="67.8116" calcext:value-type="float">
            <text:p>67.8116</text:p>
          </table:table-cell>
          <table:table-cell office:value-type="float" office:value="83.3727" calcext:value-type="float">
            <text:p>83.372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524" calcext:value-type="float">
            <text:p>53.524</text:p>
          </table:table-cell>
          <table:table-cell office:value-type="float" office:value="58.782" calcext:value-type="float">
            <text:p>58.782</text:p>
          </table:table-cell>
          <table:table-cell office:value-type="float" office:value="73.8515" calcext:value-type="float">
            <text:p>73.8515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571" calcext:value-type="float">
            <text:p>51.7571</text:p>
          </table:table-cell>
          <table:table-cell office:value-type="float" office:value="82.1243" calcext:value-type="float">
            <text:p>82.1243</text:p>
          </table:table-cell>
          <table:table-cell office:value-type="float" office:value="101.743" calcext:value-type="float">
            <text:p>101.743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302" calcext:value-type="float">
            <text:p>49.5302</text:p>
          </table:table-cell>
          <table:table-cell office:value-type="float" office:value="87.7231" calcext:value-type="float">
            <text:p>87.7231</text:p>
          </table:table-cell>
          <table:table-cell office:value-type="float" office:value="111.274" calcext:value-type="float">
            <text:p>111.274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159" calcext:value-type="float">
            <text:p>44.6159</text:p>
          </table:table-cell>
          <table:table-cell office:value-type="float" office:value="78.4145" calcext:value-type="float">
            <text:p>78.4145</text:p>
          </table:table-cell>
          <table:table-cell office:value-type="float" office:value="100.815" calcext:value-type="float">
            <text:p>100.815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215" calcext:value-type="float">
            <text:p>47.7215</text:p>
          </table:table-cell>
          <table:table-cell office:value-type="float" office:value="67.8117" calcext:value-type="float">
            <text:p>67.8117</text:p>
          </table:table-cell>
          <table:table-cell office:value-type="float" office:value="83.3727" calcext:value-type="float">
            <text:p>83.372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5179" calcext:value-type="float">
            <text:p>53.5179</text:p>
          </table:table-cell>
          <table:table-cell office:value-type="float" office:value="58.7671" calcext:value-type="float">
            <text:p>58.7671</text:p>
          </table:table-cell>
          <table:table-cell office:value-type="float" office:value="73.8398" calcext:value-type="float">
            <text:p>73.8398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584" calcext:value-type="float">
            <text:p>51.7584</text:p>
          </table:table-cell>
          <table:table-cell office:value-type="float" office:value="82.1265" calcext:value-type="float">
            <text:p>82.1265</text:p>
          </table:table-cell>
          <table:table-cell office:value-type="float" office:value="101.745" calcext:value-type="float">
            <text:p>101.745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302" calcext:value-type="float">
            <text:p>49.5302</text:p>
          </table:table-cell>
          <table:table-cell office:value-type="float" office:value="87.7232" calcext:value-type="float">
            <text:p>87.7232</text:p>
          </table:table-cell>
          <table:table-cell office:value-type="float" office:value="111.274" calcext:value-type="float">
            <text:p>111.274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13" calcext:value-type="float">
            <text:p>44.613</text:p>
          </table:table-cell>
          <table:table-cell office:value-type="float" office:value="78.4101" calcext:value-type="float">
            <text:p>78.4101</text:p>
          </table:table-cell>
          <table:table-cell office:value-type="float" office:value="100.811" calcext:value-type="float">
            <text:p>100.811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206" calcext:value-type="float">
            <text:p>47.7206</text:p>
          </table:table-cell>
          <table:table-cell office:value-type="float" office:value="67.8097" calcext:value-type="float">
            <text:p>67.8097</text:p>
          </table:table-cell>
          <table:table-cell office:value-type="float" office:value="83.37" calcext:value-type="float">
            <text:p>83.3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5126" calcext:value-type="float">
            <text:p>53.5126</text:p>
          </table:table-cell>
          <table:table-cell office:value-type="float" office:value="58.746" calcext:value-type="float">
            <text:p>58.746</text:p>
          </table:table-cell>
          <table:table-cell office:value-type="float" office:value="73.8178" calcext:value-type="float">
            <text:p>73.8178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607" calcext:value-type="float">
            <text:p>51.7607</text:p>
          </table:table-cell>
          <table:table-cell office:value-type="float" office:value="82.1305" calcext:value-type="float">
            <text:p>82.1305</text:p>
          </table:table-cell>
          <table:table-cell office:value-type="float" office:value="101.75" calcext:value-type="float">
            <text:p>101.75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29" calcext:value-type="float">
            <text:p>49.529</text:p>
          </table:table-cell>
          <table:table-cell office:value-type="float" office:value="87.721" calcext:value-type="float">
            <text:p>87.721</text:p>
          </table:table-cell>
          <table:table-cell office:value-type="float" office:value="111.271" calcext:value-type="float">
            <text:p>111.271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192" calcext:value-type="float">
            <text:p>44.6192</text:p>
          </table:table-cell>
          <table:table-cell office:value-type="float" office:value="78.4217" calcext:value-type="float">
            <text:p>78.4217</text:p>
          </table:table-cell>
          <table:table-cell office:value-type="float" office:value="100.827" calcext:value-type="float">
            <text:p>100.827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196" calcext:value-type="float">
            <text:p>47.7196</text:p>
          </table:table-cell>
          <table:table-cell office:value-type="float" office:value="67.8077" calcext:value-type="float">
            <text:p>67.8077</text:p>
          </table:table-cell>
          <table:table-cell office:value-type="float" office:value="83.3673" calcext:value-type="float">
            <text:p>83.367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5049" calcext:value-type="float">
            <text:p>53.5049</text:p>
          </table:table-cell>
          <table:table-cell office:value-type="float" office:value="58.7162" calcext:value-type="float">
            <text:p>58.7162</text:p>
          </table:table-cell>
          <table:table-cell office:value-type="float" office:value="73.7809" calcext:value-type="float">
            <text:p>73.7809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625" calcext:value-type="float">
            <text:p>51.7625</text:p>
          </table:table-cell>
          <table:table-cell office:value-type="float" office:value="82.1336" calcext:value-type="float">
            <text:p>82.1336</text:p>
          </table:table-cell>
          <table:table-cell office:value-type="float" office:value="101.754" calcext:value-type="float">
            <text:p>101.754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24" calcext:value-type="float">
            <text:p>49.524</text:p>
          </table:table-cell>
          <table:table-cell office:value-type="float" office:value="87.7123" calcext:value-type="float">
            <text:p>87.7123</text:p>
          </table:table-cell>
          <table:table-cell office:value-type="float" office:value="111.259" calcext:value-type="float">
            <text:p>111.259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302" calcext:value-type="float">
            <text:p>44.6302</text:p>
          </table:table-cell>
          <table:table-cell office:value-type="float" office:value="78.4414" calcext:value-type="float">
            <text:p>78.4414</text:p>
          </table:table-cell>
          <table:table-cell office:value-type="float" office:value="100.854" calcext:value-type="float">
            <text:p>100.854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198" calcext:value-type="float">
            <text:p>47.7198</text:p>
          </table:table-cell>
          <table:table-cell office:value-type="float" office:value="67.8077" calcext:value-type="float">
            <text:p>67.8077</text:p>
          </table:table-cell>
          <table:table-cell office:value-type="float" office:value="83.3665" calcext:value-type="float">
            <text:p>83.366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4907" calcext:value-type="float">
            <text:p>53.4907</text:p>
          </table:table-cell>
          <table:table-cell office:value-type="float" office:value="58.6675" calcext:value-type="float">
            <text:p>58.6675</text:p>
          </table:table-cell>
          <table:table-cell office:value-type="float" office:value="73.7236" calcext:value-type="float">
            <text:p>73.7236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625" calcext:value-type="float">
            <text:p>51.7625</text:p>
          </table:table-cell>
          <table:table-cell office:value-type="float" office:value="82.1337" calcext:value-type="float">
            <text:p>82.1337</text:p>
          </table:table-cell>
          <table:table-cell office:value-type="float" office:value="101.754" calcext:value-type="float">
            <text:p>101.754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193" calcext:value-type="float">
            <text:p>49.5193</text:p>
          </table:table-cell>
          <table:table-cell office:value-type="float" office:value="87.7038" calcext:value-type="float">
            <text:p>87.7038</text:p>
          </table:table-cell>
          <table:table-cell office:value-type="float" office:value="111.247" calcext:value-type="float">
            <text:p>111.247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425" calcext:value-type="float">
            <text:p>44.6425</text:p>
          </table:table-cell>
          <table:table-cell office:value-type="float" office:value="78.4621" calcext:value-type="float">
            <text:p>78.4621</text:p>
          </table:table-cell>
          <table:table-cell office:value-type="float" office:value="100.88" calcext:value-type="float">
            <text:p>100.88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198" calcext:value-type="float">
            <text:p>47.7198</text:p>
          </table:table-cell>
          <table:table-cell office:value-type="float" office:value="67.8075" calcext:value-type="float">
            <text:p>67.8075</text:p>
          </table:table-cell>
          <table:table-cell office:value-type="float" office:value="83.3658" calcext:value-type="float">
            <text:p>83.365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4701" calcext:value-type="float">
            <text:p>53.4701</text:p>
          </table:table-cell>
          <table:table-cell office:value-type="float" office:value="58.6071" calcext:value-type="float">
            <text:p>58.6071</text:p>
          </table:table-cell>
          <table:table-cell office:value-type="float" office:value="73.6651" calcext:value-type="float">
            <text:p>73.6651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621" calcext:value-type="float">
            <text:p>51.7621</text:p>
          </table:table-cell>
          <table:table-cell office:value-type="float" office:value="82.133" calcext:value-type="float">
            <text:p>82.133</text:p>
          </table:table-cell>
          <table:table-cell office:value-type="float" office:value="101.753" calcext:value-type="float">
            <text:p>101.753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174" calcext:value-type="float">
            <text:p>49.5174</text:p>
          </table:table-cell>
          <table:table-cell office:value-type="float" office:value="87.6998" calcext:value-type="float">
            <text:p>87.6998</text:p>
          </table:table-cell>
          <table:table-cell office:value-type="float" office:value="111.24" calcext:value-type="float">
            <text:p>111.24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505" calcext:value-type="float">
            <text:p>44.6505</text:p>
          </table:table-cell>
          <table:table-cell office:value-type="float" office:value="78.4747" calcext:value-type="float">
            <text:p>78.4747</text:p>
          </table:table-cell>
          <table:table-cell office:value-type="float" office:value="100.895" calcext:value-type="float">
            <text:p>100.895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201" calcext:value-type="float">
            <text:p>47.7201</text:p>
          </table:table-cell>
          <table:table-cell office:value-type="float" office:value="67.8079" calcext:value-type="float">
            <text:p>67.8079</text:p>
          </table:table-cell>
          <table:table-cell office:value-type="float" office:value="83.3659" calcext:value-type="float">
            <text:p>83.365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4433" calcext:value-type="float">
            <text:p>53.4433</text:p>
          </table:table-cell>
          <table:table-cell office:value-type="float" office:value="58.5487" calcext:value-type="float">
            <text:p>58.5487</text:p>
          </table:table-cell>
          <table:table-cell office:value-type="float" office:value="73.6132" calcext:value-type="float">
            <text:p>73.6132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62" calcext:value-type="float">
            <text:p>51.762</text:p>
          </table:table-cell>
          <table:table-cell office:value-type="float" office:value="82.1329" calcext:value-type="float">
            <text:p>82.1329</text:p>
          </table:table-cell>
          <table:table-cell office:value-type="float" office:value="101.753" calcext:value-type="float">
            <text:p>101.753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155" calcext:value-type="float">
            <text:p>49.5155</text:p>
          </table:table-cell>
          <table:table-cell office:value-type="float" office:value="87.6957" calcext:value-type="float">
            <text:p>87.6957</text:p>
          </table:table-cell>
          <table:table-cell office:value-type="float" office:value="111.234" calcext:value-type="float">
            <text:p>111.234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596" calcext:value-type="float">
            <text:p>44.6596</text:p>
          </table:table-cell>
          <table:table-cell office:value-type="float" office:value="78.4894" calcext:value-type="float">
            <text:p>78.4894</text:p>
          </table:table-cell>
          <table:table-cell office:value-type="float" office:value="100.913" calcext:value-type="float">
            <text:p>100.913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209" calcext:value-type="float">
            <text:p>47.7209</text:p>
          </table:table-cell>
          <table:table-cell office:value-type="float" office:value="67.8091" calcext:value-type="float">
            <text:p>67.8091</text:p>
          </table:table-cell>
          <table:table-cell office:value-type="float" office:value="83.367" calcext:value-type="float">
            <text:p>83.36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4144" calcext:value-type="float">
            <text:p>53.4144</text:p>
          </table:table-cell>
          <table:table-cell office:value-type="float" office:value="58.4952" calcext:value-type="float">
            <text:p>58.4952</text:p>
          </table:table-cell>
          <table:table-cell office:value-type="float" office:value="73.5762" calcext:value-type="float">
            <text:p>73.5762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622" calcext:value-type="float">
            <text:p>51.7622</text:p>
          </table:table-cell>
          <table:table-cell office:value-type="float" office:value="82.1331" calcext:value-type="float">
            <text:p>82.1331</text:p>
          </table:table-cell>
          <table:table-cell office:value-type="float" office:value="101.753" calcext:value-type="float">
            <text:p>101.753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155" calcext:value-type="float">
            <text:p>49.5155</text:p>
          </table:table-cell>
          <table:table-cell office:value-type="float" office:value="87.6952" calcext:value-type="float">
            <text:p>87.6952</text:p>
          </table:table-cell>
          <table:table-cell office:value-type="float" office:value="111.232" calcext:value-type="float">
            <text:p>111.232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639" calcext:value-type="float">
            <text:p>44.6639</text:p>
          </table:table-cell>
          <table:table-cell office:value-type="float" office:value="78.496" calcext:value-type="float">
            <text:p>78.496</text:p>
          </table:table-cell>
          <table:table-cell office:value-type="float" office:value="100.92" calcext:value-type="float">
            <text:p>100.92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213" calcext:value-type="float">
            <text:p>47.7213</text:p>
          </table:table-cell>
          <table:table-cell office:value-type="float" office:value="67.8098" calcext:value-type="float">
            <text:p>67.8098</text:p>
          </table:table-cell>
          <table:table-cell office:value-type="float" office:value="83.3676" calcext:value-type="float">
            <text:p>83.367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3889" calcext:value-type="float">
            <text:p>53.3889</text:p>
          </table:table-cell>
          <table:table-cell office:value-type="float" office:value="58.4587" calcext:value-type="float">
            <text:p>58.4587</text:p>
          </table:table-cell>
          <table:table-cell office:value-type="float" office:value="73.5655" calcext:value-type="float">
            <text:p>73.5655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619" calcext:value-type="float">
            <text:p>51.7619</text:p>
          </table:table-cell>
          <table:table-cell office:value-type="float" office:value="82.1325" calcext:value-type="float">
            <text:p>82.1325</text:p>
          </table:table-cell>
          <table:table-cell office:value-type="float" office:value="101.753" calcext:value-type="float">
            <text:p>101.753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155" calcext:value-type="float">
            <text:p>49.5155</text:p>
          </table:table-cell>
          <table:table-cell office:value-type="float" office:value="87.6951" calcext:value-type="float">
            <text:p>87.6951</text:p>
          </table:table-cell>
          <table:table-cell office:value-type="float" office:value="111.232" calcext:value-type="float">
            <text:p>111.232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777" calcext:value-type="float">
            <text:p>44.6777</text:p>
          </table:table-cell>
          <table:table-cell office:value-type="float" office:value="78.5174" calcext:value-type="float">
            <text:p>78.5174</text:p>
          </table:table-cell>
          <table:table-cell office:value-type="float" office:value="100.945" calcext:value-type="float">
            <text:p>100.945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214" calcext:value-type="float">
            <text:p>47.7214</text:p>
          </table:table-cell>
          <table:table-cell office:value-type="float" office:value="67.8099" calcext:value-type="float">
            <text:p>67.8099</text:p>
          </table:table-cell>
          <table:table-cell office:value-type="float" office:value="83.3674" calcext:value-type="float">
            <text:p>83.367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3694" calcext:value-type="float">
            <text:p>53.3694</text:p>
          </table:table-cell>
          <table:table-cell office:value-type="float" office:value="58.4354" calcext:value-type="float">
            <text:p>58.4354</text:p>
          </table:table-cell>
          <table:table-cell office:value-type="float" office:value="73.5641" calcext:value-type="float">
            <text:p>73.5641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602" calcext:value-type="float">
            <text:p>51.7602</text:p>
          </table:table-cell>
          <table:table-cell office:value-type="float" office:value="82.1298" calcext:value-type="float">
            <text:p>82.1298</text:p>
          </table:table-cell>
          <table:table-cell office:value-type="float" office:value="101.749" calcext:value-type="float">
            <text:p>101.749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183" calcext:value-type="float">
            <text:p>49.5183</text:p>
          </table:table-cell>
          <table:table-cell office:value-type="float" office:value="87.6995" calcext:value-type="float">
            <text:p>87.6995</text:p>
          </table:table-cell>
          <table:table-cell office:value-type="float" office:value="111.237" calcext:value-type="float">
            <text:p>111.237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817" calcext:value-type="float">
            <text:p>44.6817</text:p>
          </table:table-cell>
          <table:table-cell office:value-type="float" office:value="78.5238" calcext:value-type="float">
            <text:p>78.5238</text:p>
          </table:table-cell>
          <table:table-cell office:value-type="float" office:value="100.952" calcext:value-type="float">
            <text:p>100.952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215" calcext:value-type="float">
            <text:p>47.7215</text:p>
          </table:table-cell>
          <table:table-cell office:value-type="float" office:value="67.81" calcext:value-type="float">
            <text:p>67.81</text:p>
          </table:table-cell>
          <table:table-cell office:value-type="float" office:value="83.3674" calcext:value-type="float">
            <text:p>83.367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354" calcext:value-type="float">
            <text:p>53.354</text:p>
          </table:table-cell>
          <table:table-cell office:value-type="float" office:value="58.4165" calcext:value-type="float">
            <text:p>58.4165</text:p>
          </table:table-cell>
          <table:table-cell office:value-type="float" office:value="73.5608" calcext:value-type="float">
            <text:p>73.5608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594" calcext:value-type="float">
            <text:p>51.7594</text:p>
          </table:table-cell>
          <table:table-cell office:value-type="float" office:value="82.1284" calcext:value-type="float">
            <text:p>82.1284</text:p>
          </table:table-cell>
          <table:table-cell office:value-type="float" office:value="101.748" calcext:value-type="float">
            <text:p>101.748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228" calcext:value-type="float">
            <text:p>49.5228</text:p>
          </table:table-cell>
          <table:table-cell office:value-type="float" office:value="87.7063" calcext:value-type="float">
            <text:p>87.7063</text:p>
          </table:table-cell>
          <table:table-cell office:value-type="float" office:value="111.245" calcext:value-type="float">
            <text:p>111.245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878" calcext:value-type="float">
            <text:p>44.6878</text:p>
          </table:table-cell>
          <table:table-cell office:value-type="float" office:value="78.5326" calcext:value-type="float">
            <text:p>78.5326</text:p>
          </table:table-cell>
          <table:table-cell office:value-type="float" office:value="100.961" calcext:value-type="float">
            <text:p>100.961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216" calcext:value-type="float">
            <text:p>47.7216</text:p>
          </table:table-cell>
          <table:table-cell office:value-type="float" office:value="67.8102" calcext:value-type="float">
            <text:p>67.8102</text:p>
          </table:table-cell>
          <table:table-cell office:value-type="float" office:value="83.3678" calcext:value-type="float">
            <text:p>83.367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3341" calcext:value-type="float">
            <text:p>53.3341</text:p>
          </table:table-cell>
          <table:table-cell office:value-type="float" office:value="58.3895" calcext:value-type="float">
            <text:p>58.3895</text:p>
          </table:table-cell>
          <table:table-cell office:value-type="float" office:value="73.548" calcext:value-type="float">
            <text:p>73.548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576" calcext:value-type="float">
            <text:p>51.7576</text:p>
          </table:table-cell>
          <table:table-cell office:value-type="float" office:value="82.1253" calcext:value-type="float">
            <text:p>82.1253</text:p>
          </table:table-cell>
          <table:table-cell office:value-type="float" office:value="101.744" calcext:value-type="float">
            <text:p>101.744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272" calcext:value-type="float">
            <text:p>49.5272</text:p>
          </table:table-cell>
          <table:table-cell office:value-type="float" office:value="87.7124" calcext:value-type="float">
            <text:p>87.7124</text:p>
          </table:table-cell>
          <table:table-cell office:value-type="float" office:value="111.25" calcext:value-type="float">
            <text:p>111.25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996" calcext:value-type="float">
            <text:p>44.6996</text:p>
          </table:table-cell>
          <table:table-cell office:value-type="float" office:value="78.5514" calcext:value-type="float">
            <text:p>78.5514</text:p>
          </table:table-cell>
          <table:table-cell office:value-type="float" office:value="100.983" calcext:value-type="float">
            <text:p>100.983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218" calcext:value-type="float">
            <text:p>47.7218</text:p>
          </table:table-cell>
          <table:table-cell office:value-type="float" office:value="67.8105" calcext:value-type="float">
            <text:p>67.8105</text:p>
          </table:table-cell>
          <table:table-cell office:value-type="float" office:value="83.3678" calcext:value-type="float">
            <text:p>83.367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3153" calcext:value-type="float">
            <text:p>53.3153</text:p>
          </table:table-cell>
          <table:table-cell office:value-type="float" office:value="58.3684" calcext:value-type="float">
            <text:p>58.3684</text:p>
          </table:table-cell>
          <table:table-cell office:value-type="float" office:value="73.5405" calcext:value-type="float">
            <text:p>73.5405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547" calcext:value-type="float">
            <text:p>51.7547</text:p>
          </table:table-cell>
          <table:table-cell office:value-type="float" office:value="82.1206" calcext:value-type="float">
            <text:p>82.1206</text:p>
          </table:table-cell>
          <table:table-cell office:value-type="float" office:value="101.739" calcext:value-type="float">
            <text:p>101.739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305" calcext:value-type="float">
            <text:p>49.5305</text:p>
          </table:table-cell>
          <table:table-cell office:value-type="float" office:value="87.7173" calcext:value-type="float">
            <text:p>87.7173</text:p>
          </table:table-cell>
          <table:table-cell office:value-type="float" office:value="111.256" calcext:value-type="float">
            <text:p>111.256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061" calcext:value-type="float">
            <text:p>44.7061</text:p>
          </table:table-cell>
          <table:table-cell office:value-type="float" office:value="78.5613" calcext:value-type="float">
            <text:p>78.5613</text:p>
          </table:table-cell>
          <table:table-cell office:value-type="float" office:value="100.995" calcext:value-type="float">
            <text:p>100.995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247" calcext:value-type="float">
            <text:p>47.7247</text:p>
          </table:table-cell>
          <table:table-cell office:value-type="float" office:value="67.8155" calcext:value-type="float">
            <text:p>67.8155</text:p>
          </table:table-cell>
          <table:table-cell office:value-type="float" office:value="83.3732" calcext:value-type="float">
            <text:p>83.373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2955" calcext:value-type="float">
            <text:p>53.2955</text:p>
          </table:table-cell>
          <table:table-cell office:value-type="float" office:value="58.3458" calcext:value-type="float">
            <text:p>58.3458</text:p>
          </table:table-cell>
          <table:table-cell office:value-type="float" office:value="73.5356" calcext:value-type="float">
            <text:p>73.5356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542" calcext:value-type="float">
            <text:p>51.7542</text:p>
          </table:table-cell>
          <table:table-cell office:value-type="float" office:value="82.1196" calcext:value-type="float">
            <text:p>82.1196</text:p>
          </table:table-cell>
          <table:table-cell office:value-type="float" office:value="101.737" calcext:value-type="float">
            <text:p>101.737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363" calcext:value-type="float">
            <text:p>49.5363</text:p>
          </table:table-cell>
          <table:table-cell office:value-type="float" office:value="87.7264" calcext:value-type="float">
            <text:p>87.7264</text:p>
          </table:table-cell>
          <table:table-cell office:value-type="float" office:value="111.267" calcext:value-type="float">
            <text:p>111.267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063" calcext:value-type="float">
            <text:p>44.7063</text:p>
          </table:table-cell>
          <table:table-cell office:value-type="float" office:value="78.5616" calcext:value-type="float">
            <text:p>78.5616</text:p>
          </table:table-cell>
          <table:table-cell office:value-type="float" office:value="100.995" calcext:value-type="float">
            <text:p>100.995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282" calcext:value-type="float">
            <text:p>47.7282</text:p>
          </table:table-cell>
          <table:table-cell office:value-type="float" office:value="67.8215" calcext:value-type="float">
            <text:p>67.8215</text:p>
          </table:table-cell>
          <table:table-cell office:value-type="float" office:value="83.3793" calcext:value-type="float">
            <text:p>83.379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275" calcext:value-type="float">
            <text:p>53.275</text:p>
          </table:table-cell>
          <table:table-cell office:value-type="float" office:value="58.3222" calcext:value-type="float">
            <text:p>58.3222</text:p>
          </table:table-cell>
          <table:table-cell office:value-type="float" office:value="73.5315" calcext:value-type="float">
            <text:p>73.5315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523" calcext:value-type="float">
            <text:p>51.7523</text:p>
          </table:table-cell>
          <table:table-cell office:value-type="float" office:value="82.1165" calcext:value-type="float">
            <text:p>82.1165</text:p>
          </table:table-cell>
          <table:table-cell office:value-type="float" office:value="101.733" calcext:value-type="float">
            <text:p>101.733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416" calcext:value-type="float">
            <text:p>49.5416</text:p>
          </table:table-cell>
          <table:table-cell office:value-type="float" office:value="87.7339" calcext:value-type="float">
            <text:p>87.7339</text:p>
          </table:table-cell>
          <table:table-cell office:value-type="float" office:value="111.274" calcext:value-type="float">
            <text:p>111.274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059" calcext:value-type="float">
            <text:p>44.7059</text:p>
          </table:table-cell>
          <table:table-cell office:value-type="float" office:value="78.5607" calcext:value-type="float">
            <text:p>78.5607</text:p>
          </table:table-cell>
          <table:table-cell office:value-type="float" office:value="100.994" calcext:value-type="float">
            <text:p>100.994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313" calcext:value-type="float">
            <text:p>47.7313</text:p>
          </table:table-cell>
          <table:table-cell office:value-type="float" office:value="67.8269" calcext:value-type="float">
            <text:p>67.8269</text:p>
          </table:table-cell>
          <table:table-cell office:value-type="float" office:value="83.3853" calcext:value-type="float">
            <text:p>83.385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2449" calcext:value-type="float">
            <text:p>53.2449</text:p>
          </table:table-cell>
          <table:table-cell office:value-type="float" office:value="58.2853" calcext:value-type="float">
            <text:p>58.2853</text:p>
          </table:table-cell>
          <table:table-cell office:value-type="float" office:value="73.5198" calcext:value-type="float">
            <text:p>73.5198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52" calcext:value-type="float">
            <text:p>51.752</text:p>
          </table:table-cell>
          <table:table-cell office:value-type="float" office:value="82.1159" calcext:value-type="float">
            <text:p>82.1159</text:p>
          </table:table-cell>
          <table:table-cell office:value-type="float" office:value="101.733" calcext:value-type="float">
            <text:p>101.733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44" calcext:value-type="float">
            <text:p>49.544</text:p>
          </table:table-cell>
          <table:table-cell office:value-type="float" office:value="87.7382" calcext:value-type="float">
            <text:p>87.7382</text:p>
          </table:table-cell>
          <table:table-cell office:value-type="float" office:value="111.281" calcext:value-type="float">
            <text:p>111.281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07" calcext:value-type="float">
            <text:p>44.707</text:p>
          </table:table-cell>
          <table:table-cell office:value-type="float" office:value="78.5623" calcext:value-type="float">
            <text:p>78.5623</text:p>
          </table:table-cell>
          <table:table-cell office:value-type="float" office:value="100.995" calcext:value-type="float">
            <text:p>100.995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317" calcext:value-type="float">
            <text:p>47.7317</text:p>
          </table:table-cell>
          <table:table-cell office:value-type="float" office:value="67.8275" calcext:value-type="float">
            <text:p>67.8275</text:p>
          </table:table-cell>
          <table:table-cell office:value-type="float" office:value="83.3855" calcext:value-type="float">
            <text:p>83.385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212" calcext:value-type="float">
            <text:p>53.212</text:p>
          </table:table-cell>
          <table:table-cell office:value-type="float" office:value="58.2429" calcext:value-type="float">
            <text:p>58.2429</text:p>
          </table:table-cell>
          <table:table-cell office:value-type="float" office:value="73.4963" calcext:value-type="float">
            <text:p>73.4963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522" calcext:value-type="float">
            <text:p>51.7522</text:p>
          </table:table-cell>
          <table:table-cell office:value-type="float" office:value="82.1162" calcext:value-type="float">
            <text:p>82.1162</text:p>
          </table:table-cell>
          <table:table-cell office:value-type="float" office:value="101.733" calcext:value-type="float">
            <text:p>101.733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464" calcext:value-type="float">
            <text:p>49.5464</text:p>
          </table:table-cell>
          <table:table-cell office:value-type="float" office:value="87.7423" calcext:value-type="float">
            <text:p>87.7423</text:p>
          </table:table-cell>
          <table:table-cell office:value-type="float" office:value="111.286" calcext:value-type="float">
            <text:p>111.286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086" calcext:value-type="float">
            <text:p>44.7086</text:p>
          </table:table-cell>
          <table:table-cell office:value-type="float" office:value="78.565" calcext:value-type="float">
            <text:p>78.565</text:p>
          </table:table-cell>
          <table:table-cell office:value-type="float" office:value="100.999" calcext:value-type="float">
            <text:p>100.999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336" calcext:value-type="float">
            <text:p>47.7336</text:p>
          </table:table-cell>
          <table:table-cell office:value-type="float" office:value="67.8307" calcext:value-type="float">
            <text:p>67.8307</text:p>
          </table:table-cell>
          <table:table-cell office:value-type="float" office:value="83.3889" calcext:value-type="float">
            <text:p>83.388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1854" calcext:value-type="float">
            <text:p>53.1854</text:p>
          </table:table-cell>
          <table:table-cell office:value-type="float" office:value="58.2105" calcext:value-type="float">
            <text:p>58.2105</text:p>
          </table:table-cell>
          <table:table-cell office:value-type="float" office:value="73.4779" calcext:value-type="float">
            <text:p>73.4779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524" calcext:value-type="float">
            <text:p>51.7524</text:p>
          </table:table-cell>
          <table:table-cell office:value-type="float" office:value="82.1164" calcext:value-type="float">
            <text:p>82.1164</text:p>
          </table:table-cell>
          <table:table-cell office:value-type="float" office:value="101.733" calcext:value-type="float">
            <text:p>101.733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476" calcext:value-type="float">
            <text:p>49.5476</text:p>
          </table:table-cell>
          <table:table-cell office:value-type="float" office:value="87.7442" calcext:value-type="float">
            <text:p>87.7442</text:p>
          </table:table-cell>
          <table:table-cell office:value-type="float" office:value="111.288" calcext:value-type="float">
            <text:p>111.288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122" calcext:value-type="float">
            <text:p>44.7122</text:p>
          </table:table-cell>
          <table:table-cell office:value-type="float" office:value="78.5708" calcext:value-type="float">
            <text:p>78.5708</text:p>
          </table:table-cell>
          <table:table-cell office:value-type="float" office:value="101.005" calcext:value-type="float">
            <text:p>101.005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342" calcext:value-type="float">
            <text:p>47.7342</text:p>
          </table:table-cell>
          <table:table-cell office:value-type="float" office:value="67.8318" calcext:value-type="float">
            <text:p>67.8318</text:p>
          </table:table-cell>
          <table:table-cell office:value-type="float" office:value="83.3897" calcext:value-type="float">
            <text:p>83.389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1636" calcext:value-type="float">
            <text:p>53.1636</text:p>
          </table:table-cell>
          <table:table-cell office:value-type="float" office:value="58.1872" calcext:value-type="float">
            <text:p>58.1872</text:p>
          </table:table-cell>
          <table:table-cell office:value-type="float" office:value="73.469" calcext:value-type="float">
            <text:p>73.469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525" calcext:value-type="float">
            <text:p>51.7525</text:p>
          </table:table-cell>
          <table:table-cell office:value-type="float" office:value="82.1166" calcext:value-type="float">
            <text:p>82.1166</text:p>
          </table:table-cell>
          <table:table-cell office:value-type="float" office:value="101.733" calcext:value-type="float">
            <text:p>101.733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482" calcext:value-type="float">
            <text:p>49.5482</text:p>
          </table:table-cell>
          <table:table-cell office:value-type="float" office:value="87.7452" calcext:value-type="float">
            <text:p>87.7452</text:p>
          </table:table-cell>
          <table:table-cell office:value-type="float" office:value="111.29" calcext:value-type="float">
            <text:p>111.29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128" calcext:value-type="float">
            <text:p>44.7128</text:p>
          </table:table-cell>
          <table:table-cell office:value-type="float" office:value="78.5719" calcext:value-type="float">
            <text:p>78.5719</text:p>
          </table:table-cell>
          <table:table-cell office:value-type="float" office:value="101.007" calcext:value-type="float">
            <text:p>101.007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374" calcext:value-type="float">
            <text:p>47.7374</text:p>
          </table:table-cell>
          <table:table-cell office:value-type="float" office:value="67.8371" calcext:value-type="float">
            <text:p>67.8371</text:p>
          </table:table-cell>
          <table:table-cell office:value-type="float" office:value="83.3952" calcext:value-type="float">
            <text:p>83.395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1453" calcext:value-type="float">
            <text:p>53.1453</text:p>
          </table:table-cell>
          <table:table-cell office:value-type="float" office:value="58.1703" calcext:value-type="float">
            <text:p>58.1703</text:p>
          </table:table-cell>
          <table:table-cell office:value-type="float" office:value="73.4662" calcext:value-type="float">
            <text:p>73.4662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517" calcext:value-type="float">
            <text:p>51.7517</text:p>
          </table:table-cell>
          <table:table-cell office:value-type="float" office:value="82.1151" calcext:value-type="float">
            <text:p>82.1151</text:p>
          </table:table-cell>
          <table:table-cell office:value-type="float" office:value="101.731" calcext:value-type="float">
            <text:p>101.731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483" calcext:value-type="float">
            <text:p>49.5483</text:p>
          </table:table-cell>
          <table:table-cell office:value-type="float" office:value="87.7453" calcext:value-type="float">
            <text:p>87.7453</text:p>
          </table:table-cell>
          <table:table-cell office:value-type="float" office:value="111.29" calcext:value-type="float">
            <text:p>111.29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159" calcext:value-type="float">
            <text:p>44.7159</text:p>
          </table:table-cell>
          <table:table-cell office:value-type="float" office:value="78.577" calcext:value-type="float">
            <text:p>78.577</text:p>
          </table:table-cell>
          <table:table-cell office:value-type="float" office:value="101.013" calcext:value-type="float">
            <text:p>101.013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421" calcext:value-type="float">
            <text:p>47.7421</text:p>
          </table:table-cell>
          <table:table-cell office:value-type="float" office:value="67.845" calcext:value-type="float">
            <text:p>67.845</text:p>
          </table:table-cell>
          <table:table-cell office:value-type="float" office:value="83.4031" calcext:value-type="float">
            <text:p>83.403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116" calcext:value-type="float">
            <text:p>53.116</text:p>
          </table:table-cell>
          <table:table-cell office:value-type="float" office:value="58.1423" calcext:value-type="float">
            <text:p>58.1423</text:p>
          </table:table-cell>
          <table:table-cell office:value-type="float" office:value="73.4577" calcext:value-type="float">
            <text:p>73.4577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51" calcext:value-type="float">
            <text:p>51.751</text:p>
          </table:table-cell>
          <table:table-cell office:value-type="float" office:value="82.1139" calcext:value-type="float">
            <text:p>82.1139</text:p>
          </table:table-cell>
          <table:table-cell office:value-type="float" office:value="101.73" calcext:value-type="float">
            <text:p>101.73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48" calcext:value-type="float">
            <text:p>49.548</text:p>
          </table:table-cell>
          <table:table-cell office:value-type="float" office:value="87.7449" calcext:value-type="float">
            <text:p>87.7449</text:p>
          </table:table-cell>
          <table:table-cell office:value-type="float" office:value="111.289" calcext:value-type="float">
            <text:p>111.289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163" calcext:value-type="float">
            <text:p>44.7163</text:p>
          </table:table-cell>
          <table:table-cell office:value-type="float" office:value="78.5775" calcext:value-type="float">
            <text:p>78.5775</text:p>
          </table:table-cell>
          <table:table-cell office:value-type="float" office:value="101.014" calcext:value-type="float">
            <text:p>101.014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433" calcext:value-type="float">
            <text:p>47.7433</text:p>
          </table:table-cell>
          <table:table-cell office:value-type="float" office:value="67.847" calcext:value-type="float">
            <text:p>67.847</text:p>
          </table:table-cell>
          <table:table-cell office:value-type="float" office:value="83.405" calcext:value-type="float">
            <text:p>83.4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0931" calcext:value-type="float">
            <text:p>53.0931</text:p>
          </table:table-cell>
          <table:table-cell office:value-type="float" office:value="58.1264" calcext:value-type="float">
            <text:p>58.1264</text:p>
          </table:table-cell>
          <table:table-cell office:value-type="float" office:value="73.4606" calcext:value-type="float">
            <text:p>73.4606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501" calcext:value-type="float">
            <text:p>51.7501</text:p>
          </table:table-cell>
          <table:table-cell office:value-type="float" office:value="82.1124" calcext:value-type="float">
            <text:p>82.1124</text:p>
          </table:table-cell>
          <table:table-cell office:value-type="float" office:value="101.728" calcext:value-type="float">
            <text:p>101.728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484" calcext:value-type="float">
            <text:p>49.5484</text:p>
          </table:table-cell>
          <table:table-cell office:value-type="float" office:value="87.7462" calcext:value-type="float">
            <text:p>87.7462</text:p>
          </table:table-cell>
          <table:table-cell office:value-type="float" office:value="111.292" calcext:value-type="float">
            <text:p>111.292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163" calcext:value-type="float">
            <text:p>44.7163</text:p>
          </table:table-cell>
          <table:table-cell office:value-type="float" office:value="78.5774" calcext:value-type="float">
            <text:p>78.5774</text:p>
          </table:table-cell>
          <table:table-cell office:value-type="float" office:value="101.014" calcext:value-type="float">
            <text:p>101.014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463" calcext:value-type="float">
            <text:p>47.7463</text:p>
          </table:table-cell>
          <table:table-cell office:value-type="float" office:value="67.8527" calcext:value-type="float">
            <text:p>67.8527</text:p>
          </table:table-cell>
          <table:table-cell office:value-type="float" office:value="83.4121" calcext:value-type="float">
            <text:p>83.412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0596" calcext:value-type="float">
            <text:p>53.0596</text:p>
          </table:table-cell>
          <table:table-cell office:value-type="float" office:value="58.0972" calcext:value-type="float">
            <text:p>58.0972</text:p>
          </table:table-cell>
          <table:table-cell office:value-type="float" office:value="73.4557" calcext:value-type="float">
            <text:p>73.4557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48" calcext:value-type="float">
            <text:p>51.748</text:p>
          </table:table-cell>
          <table:table-cell office:value-type="float" office:value="82.109" calcext:value-type="float">
            <text:p>82.109</text:p>
          </table:table-cell>
          <table:table-cell office:value-type="float" office:value="101.724" calcext:value-type="float">
            <text:p>101.724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49" calcext:value-type="float">
            <text:p>49.549</text:p>
          </table:table-cell>
          <table:table-cell office:value-type="float" office:value="87.7474" calcext:value-type="float">
            <text:p>87.7474</text:p>
          </table:table-cell>
          <table:table-cell office:value-type="float" office:value="111.294" calcext:value-type="float">
            <text:p>111.294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176" calcext:value-type="float">
            <text:p>44.7176</text:p>
          </table:table-cell>
          <table:table-cell office:value-type="float" office:value="78.579" calcext:value-type="float">
            <text:p>78.579</text:p>
          </table:table-cell>
          <table:table-cell office:value-type="float" office:value="101.015" calcext:value-type="float">
            <text:p>101.015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487" calcext:value-type="float">
            <text:p>47.7487</text:p>
          </table:table-cell>
          <table:table-cell office:value-type="float" office:value="67.8571" calcext:value-type="float">
            <text:p>67.8571</text:p>
          </table:table-cell>
          <table:table-cell office:value-type="float" office:value="83.4173" calcext:value-type="float">
            <text:p>83.417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0253" calcext:value-type="float">
            <text:p>53.0253</text:p>
          </table:table-cell>
          <table:table-cell office:value-type="float" office:value="58.075" calcext:value-type="float">
            <text:p>58.075</text:p>
          </table:table-cell>
          <table:table-cell office:value-type="float" office:value="73.4574" calcext:value-type="float">
            <text:p>73.4574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471" calcext:value-type="float">
            <text:p>51.7471</text:p>
          </table:table-cell>
          <table:table-cell office:value-type="float" office:value="82.1075" calcext:value-type="float">
            <text:p>82.1075</text:p>
          </table:table-cell>
          <table:table-cell office:value-type="float" office:value="101.722" calcext:value-type="float">
            <text:p>101.722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502" calcext:value-type="float">
            <text:p>49.5502</text:p>
          </table:table-cell>
          <table:table-cell office:value-type="float" office:value="87.7493" calcext:value-type="float">
            <text:p>87.7493</text:p>
          </table:table-cell>
          <table:table-cell office:value-type="float" office:value="111.296" calcext:value-type="float">
            <text:p>111.296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176" calcext:value-type="float">
            <text:p>44.7176</text:p>
          </table:table-cell>
          <table:table-cell office:value-type="float" office:value="78.5786" calcext:value-type="float">
            <text:p>78.5786</text:p>
          </table:table-cell>
          <table:table-cell office:value-type="float" office:value="101.014" calcext:value-type="float">
            <text:p>101.014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514" calcext:value-type="float">
            <text:p>47.7514</text:p>
          </table:table-cell>
          <table:table-cell office:value-type="float" office:value="67.8621" calcext:value-type="float">
            <text:p>67.8621</text:p>
          </table:table-cell>
          <table:table-cell office:value-type="float" office:value="83.4231" calcext:value-type="float">
            <text:p>83.423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0069" calcext:value-type="float">
            <text:p>53.0069</text:p>
          </table:table-cell>
          <table:table-cell office:value-type="float" office:value="58.0713" calcext:value-type="float">
            <text:p>58.0713</text:p>
          </table:table-cell>
          <table:table-cell office:value-type="float" office:value="73.4818" calcext:value-type="float">
            <text:p>73.4818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447" calcext:value-type="float">
            <text:p>51.7447</text:p>
          </table:table-cell>
          <table:table-cell office:value-type="float" office:value="82.1035" calcext:value-type="float">
            <text:p>82.1035</text:p>
          </table:table-cell>
          <table:table-cell office:value-type="float" office:value="101.718" calcext:value-type="float">
            <text:p>101.718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506" calcext:value-type="float">
            <text:p>49.5506</text:p>
          </table:table-cell>
          <table:table-cell office:value-type="float" office:value="87.7499" calcext:value-type="float">
            <text:p>87.7499</text:p>
          </table:table-cell>
          <table:table-cell office:value-type="float" office:value="111.297" calcext:value-type="float">
            <text:p>111.297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185" calcext:value-type="float">
            <text:p>44.7185</text:p>
          </table:table-cell>
          <table:table-cell office:value-type="float" office:value="78.5801" calcext:value-type="float">
            <text:p>78.5801</text:p>
          </table:table-cell>
          <table:table-cell office:value-type="float" office:value="101.015" calcext:value-type="float">
            <text:p>101.015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536" calcext:value-type="float">
            <text:p>47.7536</text:p>
          </table:table-cell>
          <table:table-cell office:value-type="float" office:value="67.866" calcext:value-type="float">
            <text:p>67.866</text:p>
          </table:table-cell>
          <table:table-cell office:value-type="float" office:value="83.4279" calcext:value-type="float">
            <text:p>83.427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9912" calcext:value-type="float">
            <text:p>52.9912</text:p>
          </table:table-cell>
          <table:table-cell office:value-type="float" office:value="58.0627" calcext:value-type="float">
            <text:p>58.0627</text:p>
          </table:table-cell>
          <table:table-cell office:value-type="float" office:value="73.4925" calcext:value-type="float">
            <text:p>73.4925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439" calcext:value-type="float">
            <text:p>51.7439</text:p>
          </table:table-cell>
          <table:table-cell office:value-type="float" office:value="82.1023" calcext:value-type="float">
            <text:p>82.1023</text:p>
          </table:table-cell>
          <table:table-cell office:value-type="float" office:value="101.716" calcext:value-type="float">
            <text:p>101.716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506" calcext:value-type="float">
            <text:p>49.5506</text:p>
          </table:table-cell>
          <table:table-cell office:value-type="float" office:value="87.7501" calcext:value-type="float">
            <text:p>87.7501</text:p>
          </table:table-cell>
          <table:table-cell office:value-type="float" office:value="111.298" calcext:value-type="float">
            <text:p>111.298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229" calcext:value-type="float">
            <text:p>44.7229</text:p>
          </table:table-cell>
          <table:table-cell office:value-type="float" office:value="78.5872" calcext:value-type="float">
            <text:p>78.5872</text:p>
          </table:table-cell>
          <table:table-cell office:value-type="float" office:value="101.024" calcext:value-type="float">
            <text:p>101.024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555" calcext:value-type="float">
            <text:p>47.7555</text:p>
          </table:table-cell>
          <table:table-cell office:value-type="float" office:value="67.8699" calcext:value-type="float">
            <text:p>67.8699</text:p>
          </table:table-cell>
          <table:table-cell office:value-type="float" office:value="83.433" calcext:value-type="float">
            <text:p>83.43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9763" calcext:value-type="float">
            <text:p>52.9763</text:p>
          </table:table-cell>
          <table:table-cell office:value-type="float" office:value="58.0617" calcext:value-type="float">
            <text:p>58.0617</text:p>
          </table:table-cell>
          <table:table-cell office:value-type="float" office:value="73.5156" calcext:value-type="float">
            <text:p>73.5156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431" calcext:value-type="float">
            <text:p>51.7431</text:p>
          </table:table-cell>
          <table:table-cell office:value-type="float" office:value="82.1009" calcext:value-type="float">
            <text:p>82.1009</text:p>
          </table:table-cell>
          <table:table-cell office:value-type="float" office:value="101.715" calcext:value-type="float">
            <text:p>101.715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505" calcext:value-type="float">
            <text:p>49.5505</text:p>
          </table:table-cell>
          <table:table-cell office:value-type="float" office:value="87.7501" calcext:value-type="float">
            <text:p>87.7501</text:p>
          </table:table-cell>
          <table:table-cell office:value-type="float" office:value="111.298" calcext:value-type="float">
            <text:p>111.298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294" calcext:value-type="float">
            <text:p>44.7294</text:p>
          </table:table-cell>
          <table:table-cell office:value-type="float" office:value="78.5976" calcext:value-type="float">
            <text:p>78.5976</text:p>
          </table:table-cell>
          <table:table-cell office:value-type="float" office:value="101.036" calcext:value-type="float">
            <text:p>101.036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58" calcext:value-type="float">
            <text:p>47.758</text:p>
          </table:table-cell>
          <table:table-cell office:value-type="float" office:value="67.8745" calcext:value-type="float">
            <text:p>67.8745</text:p>
          </table:table-cell>
          <table:table-cell office:value-type="float" office:value="83.4384" calcext:value-type="float">
            <text:p>83.438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9668" calcext:value-type="float">
            <text:p>52.9668</text:p>
          </table:table-cell>
          <table:table-cell office:value-type="float" office:value="58.0709" calcext:value-type="float">
            <text:p>58.0709</text:p>
          </table:table-cell>
          <table:table-cell office:value-type="float" office:value="73.5463" calcext:value-type="float">
            <text:p>73.5463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412" calcext:value-type="float">
            <text:p>51.7412</text:p>
          </table:table-cell>
          <table:table-cell office:value-type="float" office:value="82.0977" calcext:value-type="float">
            <text:p>82.0977</text:p>
          </table:table-cell>
          <table:table-cell office:value-type="float" office:value="101.711" calcext:value-type="float">
            <text:p>101.711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504" calcext:value-type="float">
            <text:p>49.5504</text:p>
          </table:table-cell>
          <table:table-cell office:value-type="float" office:value="87.7502" calcext:value-type="float">
            <text:p>87.7502</text:p>
          </table:table-cell>
          <table:table-cell office:value-type="float" office:value="111.298" calcext:value-type="float">
            <text:p>111.298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322" calcext:value-type="float">
            <text:p>44.7322</text:p>
          </table:table-cell>
          <table:table-cell office:value-type="float" office:value="78.6018" calcext:value-type="float">
            <text:p>78.6018</text:p>
          </table:table-cell>
          <table:table-cell office:value-type="float" office:value="101.041" calcext:value-type="float">
            <text:p>101.041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618" calcext:value-type="float">
            <text:p>47.7618</text:p>
          </table:table-cell>
          <table:table-cell office:value-type="float" office:value="67.881" calcext:value-type="float">
            <text:p>67.881</text:p>
          </table:table-cell>
          <table:table-cell office:value-type="float" office:value="83.4452" calcext:value-type="float">
            <text:p>83.445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9625" calcext:value-type="float">
            <text:p>52.9625</text:p>
          </table:table-cell>
          <table:table-cell office:value-type="float" office:value="58.08" calcext:value-type="float">
            <text:p>58.08</text:p>
          </table:table-cell>
          <table:table-cell office:value-type="float" office:value="73.574" calcext:value-type="float">
            <text:p>73.574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397" calcext:value-type="float">
            <text:p>51.7397</text:p>
          </table:table-cell>
          <table:table-cell office:value-type="float" office:value="82.0953" calcext:value-type="float">
            <text:p>82.0953</text:p>
          </table:table-cell>
          <table:table-cell office:value-type="float" office:value="101.708" calcext:value-type="float">
            <text:p>101.708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501" calcext:value-type="float">
            <text:p>49.5501</text:p>
          </table:table-cell>
          <table:table-cell office:value-type="float" office:value="87.7496" calcext:value-type="float">
            <text:p>87.7496</text:p>
          </table:table-cell>
          <table:table-cell office:value-type="float" office:value="111.297" calcext:value-type="float">
            <text:p>111.297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349" calcext:value-type="float">
            <text:p>44.7349</text:p>
          </table:table-cell>
          <table:table-cell office:value-type="float" office:value="78.6066" calcext:value-type="float">
            <text:p>78.6066</text:p>
          </table:table-cell>
          <table:table-cell office:value-type="float" office:value="101.048" calcext:value-type="float">
            <text:p>101.048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648" calcext:value-type="float">
            <text:p>47.7648</text:p>
          </table:table-cell>
          <table:table-cell office:value-type="float" office:value="67.8861" calcext:value-type="float">
            <text:p>67.8861</text:p>
          </table:table-cell>
          <table:table-cell office:value-type="float" office:value="83.4505" calcext:value-type="float">
            <text:p>83.45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966" calcext:value-type="float">
            <text:p>52.966</text:p>
          </table:table-cell>
          <table:table-cell office:value-type="float" office:value="58.1052" calcext:value-type="float">
            <text:p>58.1052</text:p>
          </table:table-cell>
          <table:table-cell office:value-type="float" office:value="73.6126" calcext:value-type="float">
            <text:p>73.6126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368" calcext:value-type="float">
            <text:p>51.7368</text:p>
          </table:table-cell>
          <table:table-cell office:value-type="float" office:value="82.0906" calcext:value-type="float">
            <text:p>82.0906</text:p>
          </table:table-cell>
          <table:table-cell office:value-type="float" office:value="101.703" calcext:value-type="float">
            <text:p>101.703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441" calcext:value-type="float">
            <text:p>49.5441</text:p>
          </table:table-cell>
          <table:table-cell office:value-type="float" office:value="87.7415" calcext:value-type="float">
            <text:p>87.7415</text:p>
          </table:table-cell>
          <table:table-cell office:value-type="float" office:value="111.29" calcext:value-type="float">
            <text:p>111.29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354" calcext:value-type="float">
            <text:p>44.7354</text:p>
          </table:table-cell>
          <table:table-cell office:value-type="float" office:value="78.6074" calcext:value-type="float">
            <text:p>78.6074</text:p>
          </table:table-cell>
          <table:table-cell office:value-type="float" office:value="101.049" calcext:value-type="float">
            <text:p>101.049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688" calcext:value-type="float">
            <text:p>47.7688</text:p>
          </table:table-cell>
          <table:table-cell office:value-type="float" office:value="67.8932" calcext:value-type="float">
            <text:p>67.8932</text:p>
          </table:table-cell>
          <table:table-cell office:value-type="float" office:value="83.4583" calcext:value-type="float">
            <text:p>83.45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978" calcext:value-type="float">
            <text:p>52.978</text:p>
          </table:table-cell>
          <table:table-cell office:value-type="float" office:value="58.1449" calcext:value-type="float">
            <text:p>58.1449</text:p>
          </table:table-cell>
          <table:table-cell office:value-type="float" office:value="73.6513" calcext:value-type="float">
            <text:p>73.6513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337" calcext:value-type="float">
            <text:p>51.7337</text:p>
          </table:table-cell>
          <table:table-cell office:value-type="float" office:value="82.0855" calcext:value-type="float">
            <text:p>82.0855</text:p>
          </table:table-cell>
          <table:table-cell office:value-type="float" office:value="101.697" calcext:value-type="float">
            <text:p>101.697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364" calcext:value-type="float">
            <text:p>49.5364</text:p>
          </table:table-cell>
          <table:table-cell office:value-type="float" office:value="87.7309" calcext:value-type="float">
            <text:p>87.7309</text:p>
          </table:table-cell>
          <table:table-cell office:value-type="float" office:value="111.279" calcext:value-type="float">
            <text:p>111.279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386" calcext:value-type="float">
            <text:p>44.7386</text:p>
          </table:table-cell>
          <table:table-cell office:value-type="float" office:value="78.6125" calcext:value-type="float">
            <text:p>78.6125</text:p>
          </table:table-cell>
          <table:table-cell office:value-type="float" office:value="101.055" calcext:value-type="float">
            <text:p>101.055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701" calcext:value-type="float">
            <text:p>47.7701</text:p>
          </table:table-cell>
          <table:table-cell office:value-type="float" office:value="67.8958" calcext:value-type="float">
            <text:p>67.8958</text:p>
          </table:table-cell>
          <table:table-cell office:value-type="float" office:value="83.4615" calcext:value-type="float">
            <text:p>83.461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99" calcext:value-type="float">
            <text:p>52.99</text:p>
          </table:table-cell>
          <table:table-cell office:value-type="float" office:value="58.1835" calcext:value-type="float">
            <text:p>58.1835</text:p>
          </table:table-cell>
          <table:table-cell office:value-type="float" office:value="73.6995" calcext:value-type="float">
            <text:p>73.6995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311" calcext:value-type="float">
            <text:p>51.7311</text:p>
          </table:table-cell>
          <table:table-cell office:value-type="float" office:value="82.0811" calcext:value-type="float">
            <text:p>82.0811</text:p>
          </table:table-cell>
          <table:table-cell office:value-type="float" office:value="101.692" calcext:value-type="float">
            <text:p>101.692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301" calcext:value-type="float">
            <text:p>49.5301</text:p>
          </table:table-cell>
          <table:table-cell office:value-type="float" office:value="87.7214" calcext:value-type="float">
            <text:p>87.7214</text:p>
          </table:table-cell>
          <table:table-cell office:value-type="float" office:value="111.269" calcext:value-type="float">
            <text:p>111.269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392" calcext:value-type="float">
            <text:p>44.7392</text:p>
          </table:table-cell>
          <table:table-cell office:value-type="float" office:value="78.6136" calcext:value-type="float">
            <text:p>78.6136</text:p>
          </table:table-cell>
          <table:table-cell office:value-type="float" office:value="101.056" calcext:value-type="float">
            <text:p>101.056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731" calcext:value-type="float">
            <text:p>47.7731</text:p>
          </table:table-cell>
          <table:table-cell office:value-type="float" office:value="67.9013" calcext:value-type="float">
            <text:p>67.9013</text:p>
          </table:table-cell>
          <table:table-cell office:value-type="float" office:value="83.4685" calcext:value-type="float">
            <text:p>83.46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9974" calcext:value-type="float">
            <text:p>52.9974</text:p>
          </table:table-cell>
          <table:table-cell office:value-type="float" office:value="58.2126" calcext:value-type="float">
            <text:p>58.2126</text:p>
          </table:table-cell>
          <table:table-cell office:value-type="float" office:value="73.7298" calcext:value-type="float">
            <text:p>73.7298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318" calcext:value-type="float">
            <text:p>51.7318</text:p>
          </table:table-cell>
          <table:table-cell office:value-type="float" office:value="82.0821" calcext:value-type="float">
            <text:p>82.0821</text:p>
          </table:table-cell>
          <table:table-cell office:value-type="float" office:value="101.693" calcext:value-type="float">
            <text:p>101.693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252" calcext:value-type="float">
            <text:p>49.5252</text:p>
          </table:table-cell>
          <table:table-cell office:value-type="float" office:value="87.714" calcext:value-type="float">
            <text:p>87.714</text:p>
          </table:table-cell>
          <table:table-cell office:value-type="float" office:value="111.26" calcext:value-type="float">
            <text:p>111.26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269" calcext:value-type="float">
            <text:p>44.7269</text:p>
          </table:table-cell>
          <table:table-cell office:value-type="float" office:value="78.5942" calcext:value-type="float">
            <text:p>78.5942</text:p>
          </table:table-cell>
          <table:table-cell office:value-type="float" office:value="101.033" calcext:value-type="float">
            <text:p>101.033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752" calcext:value-type="float">
            <text:p>47.7752</text:p>
          </table:table-cell>
          <table:table-cell office:value-type="float" office:value="67.9055" calcext:value-type="float">
            <text:p>67.9055</text:p>
          </table:table-cell>
          <table:table-cell office:value-type="float" office:value="83.4741" calcext:value-type="float">
            <text:p>83.474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0038" calcext:value-type="float">
            <text:p>53.0038</text:p>
          </table:table-cell>
          <table:table-cell office:value-type="float" office:value="58.2472" calcext:value-type="float">
            <text:p>58.2472</text:p>
          </table:table-cell>
          <table:table-cell office:value-type="float" office:value="73.7654" calcext:value-type="float">
            <text:p>73.7654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35" calcext:value-type="float">
            <text:p>51.735</text:p>
          </table:table-cell>
          <table:table-cell office:value-type="float" office:value="82.0868" calcext:value-type="float">
            <text:p>82.0868</text:p>
          </table:table-cell>
          <table:table-cell office:value-type="float" office:value="101.697" calcext:value-type="float">
            <text:p>101.697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233" calcext:value-type="float">
            <text:p>49.5233</text:p>
          </table:table-cell>
          <table:table-cell office:value-type="float" office:value="87.7115" calcext:value-type="float">
            <text:p>87.7115</text:p>
          </table:table-cell>
          <table:table-cell office:value-type="float" office:value="111.258" calcext:value-type="float">
            <text:p>111.258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245" calcext:value-type="float">
            <text:p>44.7245</text:p>
          </table:table-cell>
          <table:table-cell office:value-type="float" office:value="78.5902" calcext:value-type="float">
            <text:p>78.5902</text:p>
          </table:table-cell>
          <table:table-cell office:value-type="float" office:value="101.029" calcext:value-type="float">
            <text:p>101.029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766" calcext:value-type="float">
            <text:p>47.7766</text:p>
          </table:table-cell>
          <table:table-cell office:value-type="float" office:value="67.9083" calcext:value-type="float">
            <text:p>67.9083</text:p>
          </table:table-cell>
          <table:table-cell office:value-type="float" office:value="83.4776" calcext:value-type="float">
            <text:p>83.477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0109" calcext:value-type="float">
            <text:p>53.0109</text:p>
          </table:table-cell>
          <table:table-cell office:value-type="float" office:value="58.2808" calcext:value-type="float">
            <text:p>58.2808</text:p>
          </table:table-cell>
          <table:table-cell office:value-type="float" office:value="73.7868" calcext:value-type="float">
            <text:p>73.7868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382" calcext:value-type="float">
            <text:p>51.7382</text:p>
          </table:table-cell>
          <table:table-cell office:value-type="float" office:value="82.0917" calcext:value-type="float">
            <text:p>82.0917</text:p>
          </table:table-cell>
          <table:table-cell office:value-type="float" office:value="101.702" calcext:value-type="float">
            <text:p>101.702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221" calcext:value-type="float">
            <text:p>49.5221</text:p>
          </table:table-cell>
          <table:table-cell office:value-type="float" office:value="87.7096" calcext:value-type="float">
            <text:p>87.7096</text:p>
          </table:table-cell>
          <table:table-cell office:value-type="float" office:value="111.256" calcext:value-type="float">
            <text:p>111.256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206" calcext:value-type="float">
            <text:p>44.7206</text:p>
          </table:table-cell>
          <table:table-cell office:value-type="float" office:value="78.5841" calcext:value-type="float">
            <text:p>78.5841</text:p>
          </table:table-cell>
          <table:table-cell office:value-type="float" office:value="101.021" calcext:value-type="float">
            <text:p>101.021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763" calcext:value-type="float">
            <text:p>47.7763</text:p>
          </table:table-cell>
          <table:table-cell office:value-type="float" office:value="67.9081" calcext:value-type="float">
            <text:p>67.9081</text:p>
          </table:table-cell>
          <table:table-cell office:value-type="float" office:value="83.4783" calcext:value-type="float">
            <text:p>83.47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0213" calcext:value-type="float">
            <text:p>53.0213</text:p>
          </table:table-cell>
          <table:table-cell office:value-type="float" office:value="58.333" calcext:value-type="float">
            <text:p>58.333</text:p>
          </table:table-cell>
          <table:table-cell office:value-type="float" office:value="73.8488" calcext:value-type="float">
            <text:p>73.8488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393" calcext:value-type="float">
            <text:p>51.7393</text:p>
          </table:table-cell>
          <table:table-cell office:value-type="float" office:value="82.0936" calcext:value-type="float">
            <text:p>82.0936</text:p>
          </table:table-cell>
          <table:table-cell office:value-type="float" office:value="101.705" calcext:value-type="float">
            <text:p>101.705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201" calcext:value-type="float">
            <text:p>49.5201</text:p>
          </table:table-cell>
          <table:table-cell office:value-type="float" office:value="87.7066" calcext:value-type="float">
            <text:p>87.7066</text:p>
          </table:table-cell>
          <table:table-cell office:value-type="float" office:value="111.252" calcext:value-type="float">
            <text:p>111.252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206" calcext:value-type="float">
            <text:p>44.7206</text:p>
          </table:table-cell>
          <table:table-cell office:value-type="float" office:value="78.5842" calcext:value-type="float">
            <text:p>78.5842</text:p>
          </table:table-cell>
          <table:table-cell office:value-type="float" office:value="101.022" calcext:value-type="float">
            <text:p>101.022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76" calcext:value-type="float">
            <text:p>47.776</text:p>
          </table:table-cell>
          <table:table-cell office:value-type="float" office:value="67.9077" calcext:value-type="float">
            <text:p>67.9077</text:p>
          </table:table-cell>
          <table:table-cell office:value-type="float" office:value="83.478" calcext:value-type="float">
            <text:p>83.47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0438" calcext:value-type="float">
            <text:p>53.0438</text:p>
          </table:table-cell>
          <table:table-cell office:value-type="float" office:value="58.3961" calcext:value-type="float">
            <text:p>58.3961</text:p>
          </table:table-cell>
          <table:table-cell office:value-type="float" office:value="73.9044" calcext:value-type="float">
            <text:p>73.9044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403" calcext:value-type="float">
            <text:p>51.7403</text:p>
          </table:table-cell>
          <table:table-cell office:value-type="float" office:value="82.0951" calcext:value-type="float">
            <text:p>82.0951</text:p>
          </table:table-cell>
          <table:table-cell office:value-type="float" office:value="101.706" calcext:value-type="float">
            <text:p>101.706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194" calcext:value-type="float">
            <text:p>49.5194</text:p>
          </table:table-cell>
          <table:table-cell office:value-type="float" office:value="87.706" calcext:value-type="float">
            <text:p>87.706</text:p>
          </table:table-cell>
          <table:table-cell office:value-type="float" office:value="111.252" calcext:value-type="float">
            <text:p>111.252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212" calcext:value-type="float">
            <text:p>44.7212</text:p>
          </table:table-cell>
          <table:table-cell office:value-type="float" office:value="78.5853" calcext:value-type="float">
            <text:p>78.5853</text:p>
          </table:table-cell>
          <table:table-cell office:value-type="float" office:value="101.023" calcext:value-type="float">
            <text:p>101.023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76" calcext:value-type="float">
            <text:p>47.776</text:p>
          </table:table-cell>
          <table:table-cell office:value-type="float" office:value="67.9076" calcext:value-type="float">
            <text:p>67.9076</text:p>
          </table:table-cell>
          <table:table-cell office:value-type="float" office:value="83.478" calcext:value-type="float">
            <text:p>83.47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0687" calcext:value-type="float">
            <text:p>53.0687</text:p>
          </table:table-cell>
          <table:table-cell office:value-type="float" office:value="58.4649" calcext:value-type="float">
            <text:p>58.4649</text:p>
          </table:table-cell>
          <table:table-cell office:value-type="float" office:value="73.9642" calcext:value-type="float">
            <text:p>73.9642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407" calcext:value-type="float">
            <text:p>51.7407</text:p>
          </table:table-cell>
          <table:table-cell office:value-type="float" office:value="82.0958" calcext:value-type="float">
            <text:p>82.0958</text:p>
          </table:table-cell>
          <table:table-cell office:value-type="float" office:value="101.707" calcext:value-type="float">
            <text:p>101.707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178" calcext:value-type="float">
            <text:p>49.5178</text:p>
          </table:table-cell>
          <table:table-cell office:value-type="float" office:value="87.7041" calcext:value-type="float">
            <text:p>87.7041</text:p>
          </table:table-cell>
          <table:table-cell office:value-type="float" office:value="111.251" calcext:value-type="float">
            <text:p>111.251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196" calcext:value-type="float">
            <text:p>44.7196</text:p>
          </table:table-cell>
          <table:table-cell office:value-type="float" office:value="78.5832" calcext:value-type="float">
            <text:p>78.5832</text:p>
          </table:table-cell>
          <table:table-cell office:value-type="float" office:value="101.022" calcext:value-type="float">
            <text:p>101.022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759" calcext:value-type="float">
            <text:p>47.7759</text:p>
          </table:table-cell>
          <table:table-cell office:value-type="float" office:value="67.9077" calcext:value-type="float">
            <text:p>67.9077</text:p>
          </table:table-cell>
          <table:table-cell office:value-type="float" office:value="83.4783" calcext:value-type="float">
            <text:p>83.47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0989" calcext:value-type="float">
            <text:p>53.0989</text:p>
          </table:table-cell>
          <table:table-cell office:value-type="float" office:value="58.5398" calcext:value-type="float">
            <text:p>58.5398</text:p>
          </table:table-cell>
          <table:table-cell office:value-type="float" office:value="74.0262" calcext:value-type="float">
            <text:p>74.0262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414" calcext:value-type="float">
            <text:p>51.7414</text:p>
          </table:table-cell>
          <table:table-cell office:value-type="float" office:value="82.0972" calcext:value-type="float">
            <text:p>82.0972</text:p>
          </table:table-cell>
          <table:table-cell office:value-type="float" office:value="101.709" calcext:value-type="float">
            <text:p>101.709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175" calcext:value-type="float">
            <text:p>49.5175</text:p>
          </table:table-cell>
          <table:table-cell office:value-type="float" office:value="87.7038" calcext:value-type="float">
            <text:p>87.7038</text:p>
          </table:table-cell>
          <table:table-cell office:value-type="float" office:value="111.251" calcext:value-type="float">
            <text:p>111.251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203" calcext:value-type="float">
            <text:p>44.7203</text:p>
          </table:table-cell>
          <table:table-cell office:value-type="float" office:value="78.5849" calcext:value-type="float">
            <text:p>78.5849</text:p>
          </table:table-cell>
          <table:table-cell office:value-type="float" office:value="101.024" calcext:value-type="float">
            <text:p>101.024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759" calcext:value-type="float">
            <text:p>47.7759</text:p>
          </table:table-cell>
          <table:table-cell office:value-type="float" office:value="67.9078" calcext:value-type="float">
            <text:p>67.9078</text:p>
          </table:table-cell>
          <table:table-cell office:value-type="float" office:value="83.4787" calcext:value-type="float">
            <text:p>83.478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1247" calcext:value-type="float">
            <text:p>53.1247</text:p>
          </table:table-cell>
          <table:table-cell office:value-type="float" office:value="58.5963" calcext:value-type="float">
            <text:p>58.5963</text:p>
          </table:table-cell>
          <table:table-cell office:value-type="float" office:value="74.0704" calcext:value-type="float">
            <text:p>74.0704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413" calcext:value-type="float">
            <text:p>51.7413</text:p>
          </table:table-cell>
          <table:table-cell office:value-type="float" office:value="82.0971" calcext:value-type="float">
            <text:p>82.0971</text:p>
          </table:table-cell>
          <table:table-cell office:value-type="float" office:value="101.709" calcext:value-type="float">
            <text:p>101.709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182" calcext:value-type="float">
            <text:p>49.5182</text:p>
          </table:table-cell>
          <table:table-cell office:value-type="float" office:value="87.705" calcext:value-type="float">
            <text:p>87.705</text:p>
          </table:table-cell>
          <table:table-cell office:value-type="float" office:value="111.253" calcext:value-type="float">
            <text:p>111.253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214" calcext:value-type="float">
            <text:p>44.7214</text:p>
          </table:table-cell>
          <table:table-cell office:value-type="float" office:value="78.5871" calcext:value-type="float">
            <text:p>78.5871</text:p>
          </table:table-cell>
          <table:table-cell office:value-type="float" office:value="101.028" calcext:value-type="float">
            <text:p>101.028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758" calcext:value-type="float">
            <text:p>47.7758</text:p>
          </table:table-cell>
          <table:table-cell office:value-type="float" office:value="67.9077" calcext:value-type="float">
            <text:p>67.9077</text:p>
          </table:table-cell>
          <table:table-cell office:value-type="float" office:value="83.4788" calcext:value-type="float">
            <text:p>83.478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1535" calcext:value-type="float">
            <text:p>53.1535</text:p>
          </table:table-cell>
          <table:table-cell office:value-type="float" office:value="58.6555" calcext:value-type="float">
            <text:p>58.6555</text:p>
          </table:table-cell>
          <table:table-cell office:value-type="float" office:value="74.1113" calcext:value-type="float">
            <text:p>74.1113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415" calcext:value-type="float">
            <text:p>51.7415</text:p>
          </table:table-cell>
          <table:table-cell office:value-type="float" office:value="82.0978" calcext:value-type="float">
            <text:p>82.0978</text:p>
          </table:table-cell>
          <table:table-cell office:value-type="float" office:value="101.711" calcext:value-type="float">
            <text:p>101.711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189" calcext:value-type="float">
            <text:p>49.5189</text:p>
          </table:table-cell>
          <table:table-cell office:value-type="float" office:value="87.706" calcext:value-type="float">
            <text:p>87.706</text:p>
          </table:table-cell>
          <table:table-cell office:value-type="float" office:value="111.254" calcext:value-type="float">
            <text:p>111.254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216" calcext:value-type="float">
            <text:p>44.7216</text:p>
          </table:table-cell>
          <table:table-cell office:value-type="float" office:value="78.5877" calcext:value-type="float">
            <text:p>78.5877</text:p>
          </table:table-cell>
          <table:table-cell office:value-type="float" office:value="101.029" calcext:value-type="float">
            <text:p>101.029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756" calcext:value-type="float">
            <text:p>47.7756</text:p>
          </table:table-cell>
          <table:table-cell office:value-type="float" office:value="67.9077" calcext:value-type="float">
            <text:p>67.9077</text:p>
          </table:table-cell>
          <table:table-cell office:value-type="float" office:value="83.4794" calcext:value-type="float">
            <text:p>83.479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1706" calcext:value-type="float">
            <text:p>53.1706</text:p>
          </table:table-cell>
          <table:table-cell office:value-type="float" office:value="58.6881" calcext:value-type="float">
            <text:p>58.6881</text:p>
          </table:table-cell>
          <table:table-cell office:value-type="float" office:value="74.1339" calcext:value-type="float">
            <text:p>74.1339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422" calcext:value-type="float">
            <text:p>51.7422</text:p>
          </table:table-cell>
          <table:table-cell office:value-type="float" office:value="82.0993" calcext:value-type="float">
            <text:p>82.0993</text:p>
          </table:table-cell>
          <table:table-cell office:value-type="float" office:value="101.713" calcext:value-type="float">
            <text:p>101.713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191" calcext:value-type="float">
            <text:p>49.5191</text:p>
          </table:table-cell>
          <table:table-cell office:value-type="float" office:value="87.7063" calcext:value-type="float">
            <text:p>87.7063</text:p>
          </table:table-cell>
          <table:table-cell office:value-type="float" office:value="111.254" calcext:value-type="float">
            <text:p>111.254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218" calcext:value-type="float">
            <text:p>44.7218</text:p>
          </table:table-cell>
          <table:table-cell office:value-type="float" office:value="78.5882" calcext:value-type="float">
            <text:p>78.5882</text:p>
          </table:table-cell>
          <table:table-cell office:value-type="float" office:value="101.03" calcext:value-type="float">
            <text:p>101.03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755" calcext:value-type="float">
            <text:p>47.7755</text:p>
          </table:table-cell>
          <table:table-cell office:value-type="float" office:value="67.9077" calcext:value-type="float">
            <text:p>67.9077</text:p>
          </table:table-cell>
          <table:table-cell office:value-type="float" office:value="83.4797" calcext:value-type="float">
            <text:p>83.479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1845" calcext:value-type="float">
            <text:p>53.1845</text:p>
          </table:table-cell>
          <table:table-cell office:value-type="float" office:value="58.7124" calcext:value-type="float">
            <text:p>58.7124</text:p>
          </table:table-cell>
          <table:table-cell office:value-type="float" office:value="74.1494" calcext:value-type="float">
            <text:p>74.1494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423" calcext:value-type="float">
            <text:p>51.7423</text:p>
          </table:table-cell>
          <table:table-cell office:value-type="float" office:value="82.0993" calcext:value-type="float">
            <text:p>82.0993</text:p>
          </table:table-cell>
          <table:table-cell office:value-type="float" office:value="101.713" calcext:value-type="float">
            <text:p>101.713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239" calcext:value-type="float">
            <text:p>49.5239</text:p>
          </table:table-cell>
          <table:table-cell office:value-type="float" office:value="87.7132" calcext:value-type="float">
            <text:p>87.7132</text:p>
          </table:table-cell>
          <table:table-cell office:value-type="float" office:value="111.262" calcext:value-type="float">
            <text:p>111.262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192" calcext:value-type="float">
            <text:p>44.7192</text:p>
          </table:table-cell>
          <table:table-cell office:value-type="float" office:value="78.5864" calcext:value-type="float">
            <text:p>78.5864</text:p>
          </table:table-cell>
          <table:table-cell office:value-type="float" office:value="101.031" calcext:value-type="float">
            <text:p>101.031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736" calcext:value-type="float">
            <text:p>47.7736</text:p>
          </table:table-cell>
          <table:table-cell office:value-type="float" office:value="67.9046" calcext:value-type="float">
            <text:p>67.9046</text:p>
          </table:table-cell>
          <table:table-cell office:value-type="float" office:value="83.4772" calcext:value-type="float">
            <text:p>83.477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1995" calcext:value-type="float">
            <text:p>53.1995</text:p>
          </table:table-cell>
          <table:table-cell office:value-type="float" office:value="58.7369" calcext:value-type="float">
            <text:p>58.7369</text:p>
          </table:table-cell>
          <table:table-cell office:value-type="float" office:value="74.1624" calcext:value-type="float">
            <text:p>74.1624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461" calcext:value-type="float">
            <text:p>51.7461</text:p>
          </table:table-cell>
          <table:table-cell office:value-type="float" office:value="82.1056" calcext:value-type="float">
            <text:p>82.1056</text:p>
          </table:table-cell>
          <table:table-cell office:value-type="float" office:value="101.72" calcext:value-type="float">
            <text:p>101.72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275" calcext:value-type="float">
            <text:p>49.5275</text:p>
          </table:table-cell>
          <table:table-cell office:value-type="float" office:value="87.7176" calcext:value-type="float">
            <text:p>87.7176</text:p>
          </table:table-cell>
          <table:table-cell office:value-type="float" office:value="111.265" calcext:value-type="float">
            <text:p>111.265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176" calcext:value-type="float">
            <text:p>44.7176</text:p>
          </table:table-cell>
          <table:table-cell office:value-type="float" office:value="78.5843" calcext:value-type="float">
            <text:p>78.5843</text:p>
          </table:table-cell>
          <table:table-cell office:value-type="float" office:value="101.03" calcext:value-type="float">
            <text:p>101.03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73" calcext:value-type="float">
            <text:p>47.773</text:p>
          </table:table-cell>
          <table:table-cell office:value-type="float" office:value="67.9039" calcext:value-type="float">
            <text:p>67.9039</text:p>
          </table:table-cell>
          <table:table-cell office:value-type="float" office:value="83.4772" calcext:value-type="float">
            <text:p>83.477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2114" calcext:value-type="float">
            <text:p>53.2114</text:p>
          </table:table-cell>
          <table:table-cell office:value-type="float" office:value="58.7556" calcext:value-type="float">
            <text:p>58.7556</text:p>
          </table:table-cell>
          <table:table-cell office:value-type="float" office:value="74.1721" calcext:value-type="float">
            <text:p>74.1721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478" calcext:value-type="float">
            <text:p>51.7478</text:p>
          </table:table-cell>
          <table:table-cell office:value-type="float" office:value="82.1084" calcext:value-type="float">
            <text:p>82.1084</text:p>
          </table:table-cell>
          <table:table-cell office:value-type="float" office:value="101.723" calcext:value-type="float">
            <text:p>101.723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329" calcext:value-type="float">
            <text:p>49.5329</text:p>
          </table:table-cell>
          <table:table-cell office:value-type="float" office:value="87.7257" calcext:value-type="float">
            <text:p>87.7257</text:p>
          </table:table-cell>
          <table:table-cell office:value-type="float" office:value="111.274" calcext:value-type="float">
            <text:p>111.274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125" calcext:value-type="float">
            <text:p>44.7125</text:p>
          </table:table-cell>
          <table:table-cell office:value-type="float" office:value="78.577" calcext:value-type="float">
            <text:p>78.577</text:p>
          </table:table-cell>
          <table:table-cell office:value-type="float" office:value="101.022" calcext:value-type="float">
            <text:p>101.022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716" calcext:value-type="float">
            <text:p>47.7716</text:p>
          </table:table-cell>
          <table:table-cell office:value-type="float" office:value="67.902" calcext:value-type="float">
            <text:p>67.902</text:p>
          </table:table-cell>
          <table:table-cell office:value-type="float" office:value="83.4761" calcext:value-type="float">
            <text:p>83.476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2266" calcext:value-type="float">
            <text:p>53.2266</text:p>
          </table:table-cell>
          <table:table-cell office:value-type="float" office:value="58.7839" calcext:value-type="float">
            <text:p>58.7839</text:p>
          </table:table-cell>
          <table:table-cell office:value-type="float" office:value="74.1922" calcext:value-type="float">
            <text:p>74.1922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523" calcext:value-type="float">
            <text:p>51.7523</text:p>
          </table:table-cell>
          <table:table-cell office:value-type="float" office:value="82.1158" calcext:value-type="float">
            <text:p>82.1158</text:p>
          </table:table-cell>
          <table:table-cell office:value-type="float" office:value="101.732" calcext:value-type="float">
            <text:p>101.732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348" calcext:value-type="float">
            <text:p>49.5348</text:p>
          </table:table-cell>
          <table:table-cell office:value-type="float" office:value="87.7283" calcext:value-type="float">
            <text:p>87.7283</text:p>
          </table:table-cell>
          <table:table-cell office:value-type="float" office:value="111.277" calcext:value-type="float">
            <text:p>111.277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074" calcext:value-type="float">
            <text:p>44.7074</text:p>
          </table:table-cell>
          <table:table-cell office:value-type="float" office:value="78.5704" calcext:value-type="float">
            <text:p>78.5704</text:p>
          </table:table-cell>
          <table:table-cell office:value-type="float" office:value="101.017" calcext:value-type="float">
            <text:p>101.017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674" calcext:value-type="float">
            <text:p>47.7674</text:p>
          </table:table-cell>
          <table:table-cell office:value-type="float" office:value="67.8952" calcext:value-type="float">
            <text:p>67.8952</text:p>
          </table:table-cell>
          <table:table-cell office:value-type="float" office:value="83.4697" calcext:value-type="float">
            <text:p>83.469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2359" calcext:value-type="float">
            <text:p>53.2359</text:p>
          </table:table-cell>
          <table:table-cell office:value-type="float" office:value="58.7933" calcext:value-type="float">
            <text:p>58.7933</text:p>
          </table:table-cell>
          <table:table-cell office:value-type="float" office:value="74.1924" calcext:value-type="float">
            <text:p>74.1924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564" calcext:value-type="float">
            <text:p>51.7564</text:p>
          </table:table-cell>
          <table:table-cell office:value-type="float" office:value="82.1222" calcext:value-type="float">
            <text:p>82.1222</text:p>
          </table:table-cell>
          <table:table-cell office:value-type="float" office:value="101.739" calcext:value-type="float">
            <text:p>101.739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513" calcext:value-type="float">
            <text:p>49.5513</text:p>
          </table:table-cell>
          <table:table-cell office:value-type="float" office:value="87.7516" calcext:value-type="float">
            <text:p>87.7516</text:p>
          </table:table-cell>
          <table:table-cell office:value-type="float" office:value="111.3" calcext:value-type="float">
            <text:p>111.3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033" calcext:value-type="float">
            <text:p>44.7033</text:p>
          </table:table-cell>
          <table:table-cell office:value-type="float" office:value="78.5644" calcext:value-type="float">
            <text:p>78.5644</text:p>
          </table:table-cell>
          <table:table-cell office:value-type="float" office:value="101.01" calcext:value-type="float">
            <text:p>101.01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658" calcext:value-type="float">
            <text:p>47.7658</text:p>
          </table:table-cell>
          <table:table-cell office:value-type="float" office:value="67.8928" calcext:value-type="float">
            <text:p>67.8928</text:p>
          </table:table-cell>
          <table:table-cell office:value-type="float" office:value="83.4683" calcext:value-type="float">
            <text:p>83.46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2415" calcext:value-type="float">
            <text:p>53.2415</text:p>
          </table:table-cell>
          <table:table-cell office:value-type="float" office:value="58.7964" calcext:value-type="float">
            <text:p>58.7964</text:p>
          </table:table-cell>
          <table:table-cell office:value-type="float" office:value="74.1872" calcext:value-type="float">
            <text:p>74.1872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591" calcext:value-type="float">
            <text:p>51.7591</text:p>
          </table:table-cell>
          <table:table-cell office:value-type="float" office:value="82.1267" calcext:value-type="float">
            <text:p>82.1267</text:p>
          </table:table-cell>
          <table:table-cell office:value-type="float" office:value="101.743" calcext:value-type="float">
            <text:p>101.743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655" calcext:value-type="float">
            <text:p>49.5655</text:p>
          </table:table-cell>
          <table:table-cell office:value-type="float" office:value="87.7719" calcext:value-type="float">
            <text:p>87.7719</text:p>
          </table:table-cell>
          <table:table-cell office:value-type="float" office:value="111.321" calcext:value-type="float">
            <text:p>111.321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027" calcext:value-type="float">
            <text:p>44.7027</text:p>
          </table:table-cell>
          <table:table-cell office:value-type="float" office:value="78.5634" calcext:value-type="float">
            <text:p>78.5634</text:p>
          </table:table-cell>
          <table:table-cell office:value-type="float" office:value="101.009" calcext:value-type="float">
            <text:p>101.009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629" calcext:value-type="float">
            <text:p>47.7629</text:p>
          </table:table-cell>
          <table:table-cell office:value-type="float" office:value="67.8882" calcext:value-type="float">
            <text:p>67.8882</text:p>
          </table:table-cell>
          <table:table-cell office:value-type="float" office:value="83.4642" calcext:value-type="float">
            <text:p>83.464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247" calcext:value-type="float">
            <text:p>53.247</text:p>
          </table:table-cell>
          <table:table-cell office:value-type="float" office:value="58.8008" calcext:value-type="float">
            <text:p>58.8008</text:p>
          </table:table-cell>
          <table:table-cell office:value-type="float" office:value="74.1839" calcext:value-type="float">
            <text:p>74.1839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663" calcext:value-type="float">
            <text:p>51.7663</text:p>
          </table:table-cell>
          <table:table-cell office:value-type="float" office:value="82.1382" calcext:value-type="float">
            <text:p>82.1382</text:p>
          </table:table-cell>
          <table:table-cell office:value-type="float" office:value="101.756" calcext:value-type="float">
            <text:p>101.756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753" calcext:value-type="float">
            <text:p>49.5753</text:p>
          </table:table-cell>
          <table:table-cell office:value-type="float" office:value="87.7859" calcext:value-type="float">
            <text:p>87.7859</text:p>
          </table:table-cell>
          <table:table-cell office:value-type="float" office:value="111.336" calcext:value-type="float">
            <text:p>111.336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995" calcext:value-type="float">
            <text:p>44.6995</text:p>
          </table:table-cell>
          <table:table-cell office:value-type="float" office:value="78.5582" calcext:value-type="float">
            <text:p>78.5582</text:p>
          </table:table-cell>
          <table:table-cell office:value-type="float" office:value="101.002" calcext:value-type="float">
            <text:p>101.002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621" calcext:value-type="float">
            <text:p>47.7621</text:p>
          </table:table-cell>
          <table:table-cell office:value-type="float" office:value="67.887" calcext:value-type="float">
            <text:p>67.887</text:p>
          </table:table-cell>
          <table:table-cell office:value-type="float" office:value="83.4634" calcext:value-type="float">
            <text:p>83.46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2571" calcext:value-type="float">
            <text:p>53.2571</text:p>
          </table:table-cell>
          <table:table-cell office:value-type="float" office:value="58.8066" calcext:value-type="float">
            <text:p>58.8066</text:p>
          </table:table-cell>
          <table:table-cell office:value-type="float" office:value="74.1785" calcext:value-type="float">
            <text:p>74.1785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707" calcext:value-type="float">
            <text:p>51.7707</text:p>
          </table:table-cell>
          <table:table-cell office:value-type="float" office:value="82.1452" calcext:value-type="float">
            <text:p>82.1452</text:p>
          </table:table-cell>
          <table:table-cell office:value-type="float" office:value="101.764" calcext:value-type="float">
            <text:p>101.764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843" calcext:value-type="float">
            <text:p>49.5843</text:p>
          </table:table-cell>
          <table:table-cell office:value-type="float" office:value="87.7984" calcext:value-type="float">
            <text:p>87.7984</text:p>
          </table:table-cell>
          <table:table-cell office:value-type="float" office:value="111.348" calcext:value-type="float">
            <text:p>111.348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918" calcext:value-type="float">
            <text:p>44.6918</text:p>
          </table:table-cell>
          <table:table-cell office:value-type="float" office:value="78.5457" calcext:value-type="float">
            <text:p>78.5457</text:p>
          </table:table-cell>
          <table:table-cell office:value-type="float" office:value="100.987" calcext:value-type="float">
            <text:p>100.987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602" calcext:value-type="float">
            <text:p>47.7602</text:p>
          </table:table-cell>
          <table:table-cell office:value-type="float" office:value="67.8835" calcext:value-type="float">
            <text:p>67.8835</text:p>
          </table:table-cell>
          <table:table-cell office:value-type="float" office:value="83.4594" calcext:value-type="float">
            <text:p>83.459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2657" calcext:value-type="float">
            <text:p>53.2657</text:p>
          </table:table-cell>
          <table:table-cell office:value-type="float" office:value="58.8094" calcext:value-type="float">
            <text:p>58.8094</text:p>
          </table:table-cell>
          <table:table-cell office:value-type="float" office:value="74.1696" calcext:value-type="float">
            <text:p>74.1696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796" calcext:value-type="float">
            <text:p>51.7796</text:p>
          </table:table-cell>
          <table:table-cell office:value-type="float" office:value="82.1597" calcext:value-type="float">
            <text:p>82.1597</text:p>
          </table:table-cell>
          <table:table-cell office:value-type="float" office:value="101.78" calcext:value-type="float">
            <text:p>101.78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885" calcext:value-type="float">
            <text:p>49.5885</text:p>
          </table:table-cell>
          <table:table-cell office:value-type="float" office:value="87.8047" calcext:value-type="float">
            <text:p>87.8047</text:p>
          </table:table-cell>
          <table:table-cell office:value-type="float" office:value="111.355" calcext:value-type="float">
            <text:p>111.355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823" calcext:value-type="float">
            <text:p>44.6823</text:p>
          </table:table-cell>
          <table:table-cell office:value-type="float" office:value="78.5316" calcext:value-type="float">
            <text:p>78.5316</text:p>
          </table:table-cell>
          <table:table-cell office:value-type="float" office:value="100.972" calcext:value-type="float">
            <text:p>100.972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586" calcext:value-type="float">
            <text:p>47.7586</text:p>
          </table:table-cell>
          <table:table-cell office:value-type="float" office:value="67.8803" calcext:value-type="float">
            <text:p>67.8803</text:p>
          </table:table-cell>
          <table:table-cell office:value-type="float" office:value="83.4549" calcext:value-type="float">
            <text:p>83.454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274" calcext:value-type="float">
            <text:p>53.274</text:p>
          </table:table-cell>
          <table:table-cell office:value-type="float" office:value="58.8063" calcext:value-type="float">
            <text:p>58.8063</text:p>
          </table:table-cell>
          <table:table-cell office:value-type="float" office:value="74.1539" calcext:value-type="float">
            <text:p>74.1539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843" calcext:value-type="float">
            <text:p>51.7843</text:p>
          </table:table-cell>
          <table:table-cell office:value-type="float" office:value="82.1672" calcext:value-type="float">
            <text:p>82.1672</text:p>
          </table:table-cell>
          <table:table-cell office:value-type="float" office:value="101.788" calcext:value-type="float">
            <text:p>101.788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922" calcext:value-type="float">
            <text:p>49.5922</text:p>
          </table:table-cell>
          <table:table-cell office:value-type="float" office:value="87.8104" calcext:value-type="float">
            <text:p>87.8104</text:p>
          </table:table-cell>
          <table:table-cell office:value-type="float" office:value="111.362" calcext:value-type="float">
            <text:p>111.362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608" calcext:value-type="float">
            <text:p>44.6608</text:p>
          </table:table-cell>
          <table:table-cell office:value-type="float" office:value="78.4982" calcext:value-type="float">
            <text:p>78.4982</text:p>
          </table:table-cell>
          <table:table-cell office:value-type="float" office:value="100.934" calcext:value-type="float">
            <text:p>100.934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569" calcext:value-type="float">
            <text:p>47.7569</text:p>
          </table:table-cell>
          <table:table-cell office:value-type="float" office:value="67.877" calcext:value-type="float">
            <text:p>67.877</text:p>
          </table:table-cell>
          <table:table-cell office:value-type="float" office:value="83.4506" calcext:value-type="float">
            <text:p>83.450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2875" calcext:value-type="float">
            <text:p>53.2875</text:p>
          </table:table-cell>
          <table:table-cell office:value-type="float" office:value="58.8112" calcext:value-type="float">
            <text:p>58.8112</text:p>
          </table:table-cell>
          <table:table-cell office:value-type="float" office:value="74.1439" calcext:value-type="float">
            <text:p>74.1439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917" calcext:value-type="float">
            <text:p>51.7917</text:p>
          </table:table-cell>
          <table:table-cell office:value-type="float" office:value="82.1792" calcext:value-type="float">
            <text:p>82.1792</text:p>
          </table:table-cell>
          <table:table-cell office:value-type="float" office:value="101.801" calcext:value-type="float">
            <text:p>101.801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926" calcext:value-type="float">
            <text:p>49.5926</text:p>
          </table:table-cell>
          <table:table-cell office:value-type="float" office:value="87.8107" calcext:value-type="float">
            <text:p>87.8107</text:p>
          </table:table-cell>
          <table:table-cell office:value-type="float" office:value="111.362" calcext:value-type="float">
            <text:p>111.362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5" calcext:value-type="float">
            <text:p>44.65</text:p>
          </table:table-cell>
          <table:table-cell office:value-type="float" office:value="78.4824" calcext:value-type="float">
            <text:p>78.4824</text:p>
          </table:table-cell>
          <table:table-cell office:value-type="float" office:value="100.917" calcext:value-type="float">
            <text:p>100.917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546" calcext:value-type="float">
            <text:p>47.7546</text:p>
          </table:table-cell>
          <table:table-cell office:value-type="float" office:value="67.8723" calcext:value-type="float">
            <text:p>67.8723</text:p>
          </table:table-cell>
          <table:table-cell office:value-type="float" office:value="83.4443" calcext:value-type="float">
            <text:p>83.44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2891" calcext:value-type="float">
            <text:p>53.2891</text:p>
          </table:table-cell>
          <table:table-cell office:value-type="float" office:value="58.8044" calcext:value-type="float">
            <text:p>58.8044</text:p>
          </table:table-cell>
          <table:table-cell office:value-type="float" office:value="74.1275" calcext:value-type="float">
            <text:p>74.1275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964" calcext:value-type="float">
            <text:p>51.7964</text:p>
          </table:table-cell>
          <table:table-cell office:value-type="float" office:value="82.1869" calcext:value-type="float">
            <text:p>82.1869</text:p>
          </table:table-cell>
          <table:table-cell office:value-type="float" office:value="101.81" calcext:value-type="float">
            <text:p>101.81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952" calcext:value-type="float">
            <text:p>49.5952</text:p>
          </table:table-cell>
          <table:table-cell office:value-type="float" office:value="87.8141" calcext:value-type="float">
            <text:p>87.8141</text:p>
          </table:table-cell>
          <table:table-cell office:value-type="float" office:value="111.365" calcext:value-type="float">
            <text:p>111.365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384" calcext:value-type="float">
            <text:p>44.6384</text:p>
          </table:table-cell>
          <table:table-cell office:value-type="float" office:value="78.4635" calcext:value-type="float">
            <text:p>78.4635</text:p>
          </table:table-cell>
          <table:table-cell office:value-type="float" office:value="100.894" calcext:value-type="float">
            <text:p>100.894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537" calcext:value-type="float">
            <text:p>47.7537</text:p>
          </table:table-cell>
          <table:table-cell office:value-type="float" office:value="67.8707" calcext:value-type="float">
            <text:p>67.8707</text:p>
          </table:table-cell>
          <table:table-cell office:value-type="float" office:value="83.4424" calcext:value-type="float">
            <text:p>83.442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2882" calcext:value-type="float">
            <text:p>53.2882</text:p>
          </table:table-cell>
          <table:table-cell office:value-type="float" office:value="58.7943" calcext:value-type="float">
            <text:p>58.7943</text:p>
          </table:table-cell>
          <table:table-cell office:value-type="float" office:value="74.1147" calcext:value-type="float">
            <text:p>74.1147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8008" calcext:value-type="float">
            <text:p>51.8008</text:p>
          </table:table-cell>
          <table:table-cell office:value-type="float" office:value="82.1939" calcext:value-type="float">
            <text:p>82.1939</text:p>
          </table:table-cell>
          <table:table-cell office:value-type="float" office:value="101.817" calcext:value-type="float">
            <text:p>101.817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984" calcext:value-type="float">
            <text:p>49.5984</text:p>
          </table:table-cell>
          <table:table-cell office:value-type="float" office:value="87.8183" calcext:value-type="float">
            <text:p>87.8183</text:p>
          </table:table-cell>
          <table:table-cell office:value-type="float" office:value="111.368" calcext:value-type="float">
            <text:p>111.368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385" calcext:value-type="float">
            <text:p>44.6385</text:p>
          </table:table-cell>
          <table:table-cell office:value-type="float" office:value="78.4645" calcext:value-type="float">
            <text:p>78.4645</text:p>
          </table:table-cell>
          <table:table-cell office:value-type="float" office:value="100.896" calcext:value-type="float">
            <text:p>100.896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506" calcext:value-type="float">
            <text:p>47.7506</text:p>
          </table:table-cell>
          <table:table-cell office:value-type="float" office:value="67.8647" calcext:value-type="float">
            <text:p>67.8647</text:p>
          </table:table-cell>
          <table:table-cell office:value-type="float" office:value="83.4346" calcext:value-type="float">
            <text:p>83.434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2869" calcext:value-type="float">
            <text:p>53.2869</text:p>
          </table:table-cell>
          <table:table-cell office:value-type="float" office:value="58.7861" calcext:value-type="float">
            <text:p>58.7861</text:p>
          </table:table-cell>
          <table:table-cell office:value-type="float" office:value="74.101" calcext:value-type="float">
            <text:p>74.101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8032" calcext:value-type="float">
            <text:p>51.8032</text:p>
          </table:table-cell>
          <table:table-cell office:value-type="float" office:value="82.1978" calcext:value-type="float">
            <text:p>82.1978</text:p>
          </table:table-cell>
          <table:table-cell office:value-type="float" office:value="101.822" calcext:value-type="float">
            <text:p>101.822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944" calcext:value-type="float">
            <text:p>49.5944</text:p>
          </table:table-cell>
          <table:table-cell office:value-type="float" office:value="87.8114" calcext:value-type="float">
            <text:p>87.8114</text:p>
          </table:table-cell>
          <table:table-cell office:value-type="float" office:value="111.359" calcext:value-type="float">
            <text:p>111.359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456" calcext:value-type="float">
            <text:p>44.6456</text:p>
          </table:table-cell>
          <table:table-cell office:value-type="float" office:value="78.4757" calcext:value-type="float">
            <text:p>78.4757</text:p>
          </table:table-cell>
          <table:table-cell office:value-type="float" office:value="100.909" calcext:value-type="float">
            <text:p>100.909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498" calcext:value-type="float">
            <text:p>47.7498</text:p>
          </table:table-cell>
          <table:table-cell office:value-type="float" office:value="67.8631" calcext:value-type="float">
            <text:p>67.8631</text:p>
          </table:table-cell>
          <table:table-cell office:value-type="float" office:value="83.4327" calcext:value-type="float">
            <text:p>83.432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2841" calcext:value-type="float">
            <text:p>53.2841</text:p>
          </table:table-cell>
          <table:table-cell office:value-type="float" office:value="58.7743" calcext:value-type="float">
            <text:p>58.7743</text:p>
          </table:table-cell>
          <table:table-cell office:value-type="float" office:value="74.0765" calcext:value-type="float">
            <text:p>74.0765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8056" calcext:value-type="float">
            <text:p>51.8056</text:p>
          </table:table-cell>
          <table:table-cell office:value-type="float" office:value="82.2019" calcext:value-type="float">
            <text:p>82.2019</text:p>
          </table:table-cell>
          <table:table-cell office:value-type="float" office:value="101.826" calcext:value-type="float">
            <text:p>101.826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919" calcext:value-type="float">
            <text:p>49.5919</text:p>
          </table:table-cell>
          <table:table-cell office:value-type="float" office:value="87.8075" calcext:value-type="float">
            <text:p>87.8075</text:p>
          </table:table-cell>
          <table:table-cell office:value-type="float" office:value="111.354" calcext:value-type="float">
            <text:p>111.354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606" calcext:value-type="float">
            <text:p>44.6606</text:p>
          </table:table-cell>
          <table:table-cell office:value-type="float" office:value="78.4982" calcext:value-type="float">
            <text:p>78.4982</text:p>
          </table:table-cell>
          <table:table-cell office:value-type="float" office:value="100.934" calcext:value-type="float">
            <text:p>100.934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5" calcext:value-type="float">
            <text:p>47.75</text:p>
          </table:table-cell>
          <table:table-cell office:value-type="float" office:value="67.8633" calcext:value-type="float">
            <text:p>67.8633</text:p>
          </table:table-cell>
          <table:table-cell office:value-type="float" office:value="83.4324" calcext:value-type="float">
            <text:p>83.432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283" calcext:value-type="float">
            <text:p>53.283</text:p>
          </table:table-cell>
          <table:table-cell office:value-type="float" office:value="58.7736" calcext:value-type="float">
            <text:p>58.7736</text:p>
          </table:table-cell>
          <table:table-cell office:value-type="float" office:value="74.0758" calcext:value-type="float">
            <text:p>74.0758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8082" calcext:value-type="float">
            <text:p>51.8082</text:p>
          </table:table-cell>
          <table:table-cell office:value-type="float" office:value="82.2066" calcext:value-type="float">
            <text:p>82.2066</text:p>
          </table:table-cell>
          <table:table-cell office:value-type="float" office:value="101.833" calcext:value-type="float">
            <text:p>101.833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905" calcext:value-type="float">
            <text:p>49.5905</text:p>
          </table:table-cell>
          <table:table-cell office:value-type="float" office:value="87.8049" calcext:value-type="float">
            <text:p>87.8049</text:p>
          </table:table-cell>
          <table:table-cell office:value-type="float" office:value="111.35" calcext:value-type="float">
            <text:p>111.35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808" calcext:value-type="float">
            <text:p>44.6808</text:p>
          </table:table-cell>
          <table:table-cell office:value-type="float" office:value="78.5298" calcext:value-type="float">
            <text:p>78.5298</text:p>
          </table:table-cell>
          <table:table-cell office:value-type="float" office:value="100.97" calcext:value-type="float">
            <text:p>100.97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528" calcext:value-type="float">
            <text:p>47.7528</text:p>
          </table:table-cell>
          <table:table-cell office:value-type="float" office:value="67.8678" calcext:value-type="float">
            <text:p>67.8678</text:p>
          </table:table-cell>
          <table:table-cell office:value-type="float" office:value="83.4365" calcext:value-type="float">
            <text:p>83.436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2804" calcext:value-type="float">
            <text:p>53.2804</text:p>
          </table:table-cell>
          <table:table-cell office:value-type="float" office:value="58.7683" calcext:value-type="float">
            <text:p>58.7683</text:p>
          </table:table-cell>
          <table:table-cell office:value-type="float" office:value="74.0753" calcext:value-type="float">
            <text:p>74.0753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8073" calcext:value-type="float">
            <text:p>51.8073</text:p>
          </table:table-cell>
          <table:table-cell office:value-type="float" office:value="82.2057" calcext:value-type="float">
            <text:p>82.2057</text:p>
          </table:table-cell>
          <table:table-cell office:value-type="float" office:value="101.833" calcext:value-type="float">
            <text:p>101.833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908" calcext:value-type="float">
            <text:p>49.5908</text:p>
          </table:table-cell>
          <table:table-cell office:value-type="float" office:value="87.8051" calcext:value-type="float">
            <text:p>87.8051</text:p>
          </table:table-cell>
          <table:table-cell office:value-type="float" office:value="111.35" calcext:value-type="float">
            <text:p>111.35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935" calcext:value-type="float">
            <text:p>44.6935</text:p>
          </table:table-cell>
          <table:table-cell office:value-type="float" office:value="78.5494" calcext:value-type="float">
            <text:p>78.5494</text:p>
          </table:table-cell>
          <table:table-cell office:value-type="float" office:value="100.992" calcext:value-type="float">
            <text:p>100.992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564" calcext:value-type="float">
            <text:p>47.7564</text:p>
          </table:table-cell>
          <table:table-cell office:value-type="float" office:value="67.8736" calcext:value-type="float">
            <text:p>67.8736</text:p>
          </table:table-cell>
          <table:table-cell office:value-type="float" office:value="83.4418" calcext:value-type="float">
            <text:p>83.441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2712" calcext:value-type="float">
            <text:p>53.2712</text:p>
          </table:table-cell>
          <table:table-cell office:value-type="float" office:value="58.7452" calcext:value-type="float">
            <text:p>58.7452</text:p>
          </table:table-cell>
          <table:table-cell office:value-type="float" office:value="74.0608" calcext:value-type="float">
            <text:p>74.0608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806" calcext:value-type="float">
            <text:p>51.806</text:p>
          </table:table-cell>
          <table:table-cell office:value-type="float" office:value="82.2037" calcext:value-type="float">
            <text:p>82.2037</text:p>
          </table:table-cell>
          <table:table-cell office:value-type="float" office:value="101.831" calcext:value-type="float">
            <text:p>101.831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91" calcext:value-type="float">
            <text:p>49.591</text:p>
          </table:table-cell>
          <table:table-cell office:value-type="float" office:value="87.8056" calcext:value-type="float">
            <text:p>87.8056</text:p>
          </table:table-cell>
          <table:table-cell office:value-type="float" office:value="111.351" calcext:value-type="float">
            <text:p>111.351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003" calcext:value-type="float">
            <text:p>44.7003</text:p>
          </table:table-cell>
          <table:table-cell office:value-type="float" office:value="78.5596" calcext:value-type="float">
            <text:p>78.5596</text:p>
          </table:table-cell>
          <table:table-cell office:value-type="float" office:value="101.003" calcext:value-type="float">
            <text:p>101.003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636" calcext:value-type="float">
            <text:p>47.7636</text:p>
          </table:table-cell>
          <table:table-cell office:value-type="float" office:value="67.8858" calcext:value-type="float">
            <text:p>67.8858</text:p>
          </table:table-cell>
          <table:table-cell office:value-type="float" office:value="83.4538" calcext:value-type="float">
            <text:p>83.453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2604" calcext:value-type="float">
            <text:p>53.2604</text:p>
          </table:table-cell>
          <table:table-cell office:value-type="float" office:value="58.7219" calcext:value-type="float">
            <text:p>58.7219</text:p>
          </table:table-cell>
          <table:table-cell office:value-type="float" office:value="74.0382" calcext:value-type="float">
            <text:p>74.0382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8048" calcext:value-type="float">
            <text:p>51.8048</text:p>
          </table:table-cell>
          <table:table-cell office:value-type="float" office:value="82.2019" calcext:value-type="float">
            <text:p>82.2019</text:p>
          </table:table-cell>
          <table:table-cell office:value-type="float" office:value="101.829" calcext:value-type="float">
            <text:p>101.829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918" calcext:value-type="float">
            <text:p>49.5918</text:p>
          </table:table-cell>
          <table:table-cell office:value-type="float" office:value="87.8074" calcext:value-type="float">
            <text:p>87.8074</text:p>
          </table:table-cell>
          <table:table-cell office:value-type="float" office:value="111.354" calcext:value-type="float">
            <text:p>111.354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052" calcext:value-type="float">
            <text:p>44.7052</text:p>
          </table:table-cell>
          <table:table-cell office:value-type="float" office:value="78.567" calcext:value-type="float">
            <text:p>78.567</text:p>
          </table:table-cell>
          <table:table-cell office:value-type="float" office:value="101.012" calcext:value-type="float">
            <text:p>101.012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685" calcext:value-type="float">
            <text:p>47.7685</text:p>
          </table:table-cell>
          <table:table-cell office:value-type="float" office:value="67.8934" calcext:value-type="float">
            <text:p>67.8934</text:p>
          </table:table-cell>
          <table:table-cell office:value-type="float" office:value="83.46" calcext:value-type="float">
            <text:p>83.4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2436" calcext:value-type="float">
            <text:p>53.2436</text:p>
          </table:table-cell>
          <table:table-cell office:value-type="float" office:value="58.6782" calcext:value-type="float">
            <text:p>58.6782</text:p>
          </table:table-cell>
          <table:table-cell office:value-type="float" office:value="73.9855" calcext:value-type="float">
            <text:p>73.9855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805" calcext:value-type="float">
            <text:p>51.805</text:p>
          </table:table-cell>
          <table:table-cell office:value-type="float" office:value="82.2022" calcext:value-type="float">
            <text:p>82.2022</text:p>
          </table:table-cell>
          <table:table-cell office:value-type="float" office:value="101.829" calcext:value-type="float">
            <text:p>101.829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934" calcext:value-type="float">
            <text:p>49.5934</text:p>
          </table:table-cell>
          <table:table-cell office:value-type="float" office:value="87.8098" calcext:value-type="float">
            <text:p>87.8098</text:p>
          </table:table-cell>
          <table:table-cell office:value-type="float" office:value="111.356" calcext:value-type="float">
            <text:p>111.356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074" calcext:value-type="float">
            <text:p>44.7074</text:p>
          </table:table-cell>
          <table:table-cell office:value-type="float" office:value="78.5702" calcext:value-type="float">
            <text:p>78.5702</text:p>
          </table:table-cell>
          <table:table-cell office:value-type="float" office:value="101.015" calcext:value-type="float">
            <text:p>101.015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708" calcext:value-type="float">
            <text:p>47.7708</text:p>
          </table:table-cell>
          <table:table-cell office:value-type="float" office:value="67.8968" calcext:value-type="float">
            <text:p>67.8968</text:p>
          </table:table-cell>
          <table:table-cell office:value-type="float" office:value="83.4625" calcext:value-type="float">
            <text:p>83.462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2213" calcext:value-type="float">
            <text:p>53.2213</text:p>
          </table:table-cell>
          <table:table-cell office:value-type="float" office:value="58.6376" calcext:value-type="float">
            <text:p>58.6376</text:p>
          </table:table-cell>
          <table:table-cell office:value-type="float" office:value="73.9562" calcext:value-type="float">
            <text:p>73.9562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806" calcext:value-type="float">
            <text:p>51.806</text:p>
          </table:table-cell>
          <table:table-cell office:value-type="float" office:value="82.2037" calcext:value-type="float">
            <text:p>82.2037</text:p>
          </table:table-cell>
          <table:table-cell office:value-type="float" office:value="101.83" calcext:value-type="float">
            <text:p>101.83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931" calcext:value-type="float">
            <text:p>49.5931</text:p>
          </table:table-cell>
          <table:table-cell office:value-type="float" office:value="87.8101" calcext:value-type="float">
            <text:p>87.8101</text:p>
          </table:table-cell>
          <table:table-cell office:value-type="float" office:value="111.358" calcext:value-type="float">
            <text:p>111.358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113" calcext:value-type="float">
            <text:p>44.7113</text:p>
          </table:table-cell>
          <table:table-cell office:value-type="float" office:value="78.5762" calcext:value-type="float">
            <text:p>78.5762</text:p>
          </table:table-cell>
          <table:table-cell office:value-type="float" office:value="101.022" calcext:value-type="float">
            <text:p>101.022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72" calcext:value-type="float">
            <text:p>47.772</text:p>
          </table:table-cell>
          <table:table-cell office:value-type="float" office:value="67.8985" calcext:value-type="float">
            <text:p>67.8985</text:p>
          </table:table-cell>
          <table:table-cell office:value-type="float" office:value="83.4631" calcext:value-type="float">
            <text:p>83.463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1996" calcext:value-type="float">
            <text:p>53.1996</text:p>
          </table:table-cell>
          <table:table-cell office:value-type="float" office:value="58.5905" calcext:value-type="float">
            <text:p>58.5905</text:p>
          </table:table-cell>
          <table:table-cell office:value-type="float" office:value="73.9162" calcext:value-type="float">
            <text:p>73.9162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8061" calcext:value-type="float">
            <text:p>51.8061</text:p>
          </table:table-cell>
          <table:table-cell office:value-type="float" office:value="82.2038" calcext:value-type="float">
            <text:p>82.2038</text:p>
          </table:table-cell>
          <table:table-cell office:value-type="float" office:value="101.83" calcext:value-type="float">
            <text:p>101.83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933" calcext:value-type="float">
            <text:p>49.5933</text:p>
          </table:table-cell>
          <table:table-cell office:value-type="float" office:value="87.8107" calcext:value-type="float">
            <text:p>87.8107</text:p>
          </table:table-cell>
          <table:table-cell office:value-type="float" office:value="111.359" calcext:value-type="float">
            <text:p>111.359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114" calcext:value-type="float">
            <text:p>44.7114</text:p>
          </table:table-cell>
          <table:table-cell office:value-type="float" office:value="78.5763" calcext:value-type="float">
            <text:p>78.5763</text:p>
          </table:table-cell>
          <table:table-cell office:value-type="float" office:value="101.022" calcext:value-type="float">
            <text:p>101.022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746" calcext:value-type="float">
            <text:p>47.7746</text:p>
          </table:table-cell>
          <table:table-cell office:value-type="float" office:value="67.9028" calcext:value-type="float">
            <text:p>67.9028</text:p>
          </table:table-cell>
          <table:table-cell office:value-type="float" office:value="83.4675" calcext:value-type="float">
            <text:p>83.467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1797" calcext:value-type="float">
            <text:p>53.1797</text:p>
          </table:table-cell>
          <table:table-cell office:value-type="float" office:value="58.5519" calcext:value-type="float">
            <text:p>58.5519</text:p>
          </table:table-cell>
          <table:table-cell office:value-type="float" office:value="73.889" calcext:value-type="float">
            <text:p>73.889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8052" calcext:value-type="float">
            <text:p>51.8052</text:p>
          </table:table-cell>
          <table:table-cell office:value-type="float" office:value="82.2022" calcext:value-type="float">
            <text:p>82.2022</text:p>
          </table:table-cell>
          <table:table-cell office:value-type="float" office:value="101.828" calcext:value-type="float">
            <text:p>101.828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939" calcext:value-type="float">
            <text:p>49.5939</text:p>
          </table:table-cell>
          <table:table-cell office:value-type="float" office:value="87.8113" calcext:value-type="float">
            <text:p>87.8113</text:p>
          </table:table-cell>
          <table:table-cell office:value-type="float" office:value="111.359" calcext:value-type="float">
            <text:p>111.359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137" calcext:value-type="float">
            <text:p>44.7137</text:p>
          </table:table-cell>
          <table:table-cell office:value-type="float" office:value="78.5798" calcext:value-type="float">
            <text:p>78.5798</text:p>
          </table:table-cell>
          <table:table-cell office:value-type="float" office:value="101.026" calcext:value-type="float">
            <text:p>101.026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755" calcext:value-type="float">
            <text:p>47.7755</text:p>
          </table:table-cell>
          <table:table-cell office:value-type="float" office:value="67.9042" calcext:value-type="float">
            <text:p>67.9042</text:p>
          </table:table-cell>
          <table:table-cell office:value-type="float" office:value="83.4687" calcext:value-type="float">
            <text:p>83.468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159" calcext:value-type="float">
            <text:p>53.159</text:p>
          </table:table-cell>
          <table:table-cell office:value-type="float" office:value="58.5049" calcext:value-type="float">
            <text:p>58.5049</text:p>
          </table:table-cell>
          <table:table-cell office:value-type="float" office:value="73.8438" calcext:value-type="float">
            <text:p>73.8438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8038" calcext:value-type="float">
            <text:p>51.8038</text:p>
          </table:table-cell>
          <table:table-cell office:value-type="float" office:value="82.2" calcext:value-type="float">
            <text:p>82.2</text:p>
          </table:table-cell>
          <table:table-cell office:value-type="float" office:value="101.826" calcext:value-type="float">
            <text:p>101.826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941" calcext:value-type="float">
            <text:p>49.5941</text:p>
          </table:table-cell>
          <table:table-cell office:value-type="float" office:value="87.8116" calcext:value-type="float">
            <text:p>87.8116</text:p>
          </table:table-cell>
          <table:table-cell office:value-type="float" office:value="111.359" calcext:value-type="float">
            <text:p>111.359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149" calcext:value-type="float">
            <text:p>44.7149</text:p>
          </table:table-cell>
          <table:table-cell office:value-type="float" office:value="78.5813" calcext:value-type="float">
            <text:p>78.5813</text:p>
          </table:table-cell>
          <table:table-cell office:value-type="float" office:value="101.027" calcext:value-type="float">
            <text:p>101.027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763" calcext:value-type="float">
            <text:p>47.7763</text:p>
          </table:table-cell>
          <table:table-cell office:value-type="float" office:value="67.9053" calcext:value-type="float">
            <text:p>67.9053</text:p>
          </table:table-cell>
          <table:table-cell office:value-type="float" office:value="83.4693" calcext:value-type="float">
            <text:p>83.469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1351" calcext:value-type="float">
            <text:p>53.1351</text:p>
          </table:table-cell>
          <table:table-cell office:value-type="float" office:value="58.4426" calcext:value-type="float">
            <text:p>58.4426</text:p>
          </table:table-cell>
          <table:table-cell office:value-type="float" office:value="73.7695" calcext:value-type="float">
            <text:p>73.7695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8039" calcext:value-type="float">
            <text:p>51.8039</text:p>
          </table:table-cell>
          <table:table-cell office:value-type="float" office:value="82.2001" calcext:value-type="float">
            <text:p>82.2001</text:p>
          </table:table-cell>
          <table:table-cell office:value-type="float" office:value="101.826" calcext:value-type="float">
            <text:p>101.826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939" calcext:value-type="float">
            <text:p>49.5939</text:p>
          </table:table-cell>
          <table:table-cell office:value-type="float" office:value="87.8111" calcext:value-type="float">
            <text:p>87.8111</text:p>
          </table:table-cell>
          <table:table-cell office:value-type="float" office:value="111.359" calcext:value-type="float">
            <text:p>111.359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149" calcext:value-type="float">
            <text:p>44.7149</text:p>
          </table:table-cell>
          <table:table-cell office:value-type="float" office:value="78.5807" calcext:value-type="float">
            <text:p>78.5807</text:p>
          </table:table-cell>
          <table:table-cell office:value-type="float" office:value="101.025" calcext:value-type="float">
            <text:p>101.025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813" calcext:value-type="float">
            <text:p>47.7813</text:p>
          </table:table-cell>
          <table:table-cell office:value-type="float" office:value="67.9148" calcext:value-type="float">
            <text:p>67.9148</text:p>
          </table:table-cell>
          <table:table-cell office:value-type="float" office:value="83.4811" calcext:value-type="float">
            <text:p>83.48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1131" calcext:value-type="float">
            <text:p>53.1131</text:p>
          </table:table-cell>
          <table:table-cell office:value-type="float" office:value="58.3975" calcext:value-type="float">
            <text:p>58.3975</text:p>
          </table:table-cell>
          <table:table-cell office:value-type="float" office:value="73.7277" calcext:value-type="float">
            <text:p>73.7277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8043" calcext:value-type="float">
            <text:p>51.8043</text:p>
          </table:table-cell>
          <table:table-cell office:value-type="float" office:value="82.2007" calcext:value-type="float">
            <text:p>82.2007</text:p>
          </table:table-cell>
          <table:table-cell office:value-type="float" office:value="101.826" calcext:value-type="float">
            <text:p>101.826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94" calcext:value-type="float">
            <text:p>49.594</text:p>
          </table:table-cell>
          <table:table-cell office:value-type="float" office:value="87.8113" calcext:value-type="float">
            <text:p>87.8113</text:p>
          </table:table-cell>
          <table:table-cell office:value-type="float" office:value="111.359" calcext:value-type="float">
            <text:p>111.359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215" calcext:value-type="float">
            <text:p>44.7215</text:p>
          </table:table-cell>
          <table:table-cell office:value-type="float" office:value="78.5903" calcext:value-type="float">
            <text:p>78.5903</text:p>
          </table:table-cell>
          <table:table-cell office:value-type="float" office:value="101.035" calcext:value-type="float">
            <text:p>101.035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845" calcext:value-type="float">
            <text:p>47.7845</text:p>
          </table:table-cell>
          <table:table-cell office:value-type="float" office:value="67.9202" calcext:value-type="float">
            <text:p>67.9202</text:p>
          </table:table-cell>
          <table:table-cell office:value-type="float" office:value="83.4867" calcext:value-type="float">
            <text:p>83.486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0892" calcext:value-type="float">
            <text:p>53.0892</text:p>
          </table:table-cell>
          <table:table-cell office:value-type="float" office:value="58.349" calcext:value-type="float">
            <text:p>58.349</text:p>
          </table:table-cell>
          <table:table-cell office:value-type="float" office:value="73.687" calcext:value-type="float">
            <text:p>73.687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8048" calcext:value-type="float">
            <text:p>51.8048</text:p>
          </table:table-cell>
          <table:table-cell office:value-type="float" office:value="82.2016" calcext:value-type="float">
            <text:p>82.2016</text:p>
          </table:table-cell>
          <table:table-cell office:value-type="float" office:value="101.827" calcext:value-type="float">
            <text:p>101.827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942" calcext:value-type="float">
            <text:p>49.5942</text:p>
          </table:table-cell>
          <table:table-cell office:value-type="float" office:value="87.8117" calcext:value-type="float">
            <text:p>87.8117</text:p>
          </table:table-cell>
          <table:table-cell office:value-type="float" office:value="111.359" calcext:value-type="float">
            <text:p>111.359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243" calcext:value-type="float">
            <text:p>44.7243</text:p>
          </table:table-cell>
          <table:table-cell office:value-type="float" office:value="78.5946" calcext:value-type="float">
            <text:p>78.5946</text:p>
          </table:table-cell>
          <table:table-cell office:value-type="float" office:value="101.04" calcext:value-type="float">
            <text:p>101.04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873" calcext:value-type="float">
            <text:p>47.7873</text:p>
          </table:table-cell>
          <table:table-cell office:value-type="float" office:value="67.925" calcext:value-type="float">
            <text:p>67.925</text:p>
          </table:table-cell>
          <table:table-cell office:value-type="float" office:value="83.4913" calcext:value-type="float">
            <text:p>83.491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0669" calcext:value-type="float">
            <text:p>53.0669</text:p>
          </table:table-cell>
          <table:table-cell office:value-type="float" office:value="58.3057" calcext:value-type="float">
            <text:p>58.3057</text:p>
          </table:table-cell>
          <table:table-cell office:value-type="float" office:value="73.6565" calcext:value-type="float">
            <text:p>73.6565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8048" calcext:value-type="float">
            <text:p>51.8048</text:p>
          </table:table-cell>
          <table:table-cell office:value-type="float" office:value="82.2016" calcext:value-type="float">
            <text:p>82.2016</text:p>
          </table:table-cell>
          <table:table-cell office:value-type="float" office:value="101.827" calcext:value-type="float">
            <text:p>101.827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95" calcext:value-type="float">
            <text:p>49.595</text:p>
          </table:table-cell>
          <table:table-cell office:value-type="float" office:value="87.8129" calcext:value-type="float">
            <text:p>87.8129</text:p>
          </table:table-cell>
          <table:table-cell office:value-type="float" office:value="111.361" calcext:value-type="float">
            <text:p>111.361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078" calcext:value-type="float">
            <text:p>44.7078</text:p>
          </table:table-cell>
          <table:table-cell office:value-type="float" office:value="78.5679" calcext:value-type="float">
            <text:p>78.5679</text:p>
          </table:table-cell>
          <table:table-cell office:value-type="float" office:value="101.008" calcext:value-type="float">
            <text:p>101.008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919" calcext:value-type="float">
            <text:p>47.7919</text:p>
          </table:table-cell>
          <table:table-cell office:value-type="float" office:value="67.9331" calcext:value-type="float">
            <text:p>67.9331</text:p>
          </table:table-cell>
          <table:table-cell office:value-type="float" office:value="83.5002" calcext:value-type="float">
            <text:p>83.500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0382" calcext:value-type="float">
            <text:p>53.0382</text:p>
          </table:table-cell>
          <table:table-cell office:value-type="float" office:value="58.2503" calcext:value-type="float">
            <text:p>58.2503</text:p>
          </table:table-cell>
          <table:table-cell office:value-type="float" office:value="73.6117" calcext:value-type="float">
            <text:p>73.6117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8047" calcext:value-type="float">
            <text:p>51.8047</text:p>
          </table:table-cell>
          <table:table-cell office:value-type="float" office:value="82.2013" calcext:value-type="float">
            <text:p>82.2013</text:p>
          </table:table-cell>
          <table:table-cell office:value-type="float" office:value="101.827" calcext:value-type="float">
            <text:p>101.827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975" calcext:value-type="float">
            <text:p>49.5975</text:p>
          </table:table-cell>
          <table:table-cell office:value-type="float" office:value="87.8161" calcext:value-type="float">
            <text:p>87.8161</text:p>
          </table:table-cell>
          <table:table-cell office:value-type="float" office:value="111.363" calcext:value-type="float">
            <text:p>111.363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089" calcext:value-type="float">
            <text:p>44.7089</text:p>
          </table:table-cell>
          <table:table-cell office:value-type="float" office:value="78.5695" calcext:value-type="float">
            <text:p>78.5695</text:p>
          </table:table-cell>
          <table:table-cell office:value-type="float" office:value="101.009" calcext:value-type="float">
            <text:p>101.009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919" calcext:value-type="float">
            <text:p>47.7919</text:p>
          </table:table-cell>
          <table:table-cell office:value-type="float" office:value="67.9331" calcext:value-type="float">
            <text:p>67.9331</text:p>
          </table:table-cell>
          <table:table-cell office:value-type="float" office:value="83.5001" calcext:value-type="float">
            <text:p>83.500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013" calcext:value-type="float">
            <text:p>53.013</text:p>
          </table:table-cell>
          <table:table-cell office:value-type="float" office:value="58.2063" calcext:value-type="float">
            <text:p>58.2063</text:p>
          </table:table-cell>
          <table:table-cell office:value-type="float" office:value="73.5924" calcext:value-type="float">
            <text:p>73.5924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8054" calcext:value-type="float">
            <text:p>51.8054</text:p>
          </table:table-cell>
          <table:table-cell office:value-type="float" office:value="82.2024" calcext:value-type="float">
            <text:p>82.2024</text:p>
          </table:table-cell>
          <table:table-cell office:value-type="float" office:value="101.828" calcext:value-type="float">
            <text:p>101.828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982" calcext:value-type="float">
            <text:p>49.5982</text:p>
          </table:table-cell>
          <table:table-cell office:value-type="float" office:value="87.8172" calcext:value-type="float">
            <text:p>87.8172</text:p>
          </table:table-cell>
          <table:table-cell office:value-type="float" office:value="111.365" calcext:value-type="float">
            <text:p>111.365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093" calcext:value-type="float">
            <text:p>44.7093</text:p>
          </table:table-cell>
          <table:table-cell office:value-type="float" office:value="78.57" calcext:value-type="float">
            <text:p>78.57</text:p>
          </table:table-cell>
          <table:table-cell office:value-type="float" office:value="101.009" calcext:value-type="float">
            <text:p>101.009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928" calcext:value-type="float">
            <text:p>47.7928</text:p>
          </table:table-cell>
          <table:table-cell office:value-type="float" office:value="67.9344" calcext:value-type="float">
            <text:p>67.9344</text:p>
          </table:table-cell>
          <table:table-cell office:value-type="float" office:value="83.5011" calcext:value-type="float">
            <text:p>83.50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9822" calcext:value-type="float">
            <text:p>52.9822</text:p>
          </table:table-cell>
          <table:table-cell office:value-type="float" office:value="58.1598" calcext:value-type="float">
            <text:p>58.1598</text:p>
          </table:table-cell>
          <table:table-cell office:value-type="float" office:value="73.5818" calcext:value-type="float">
            <text:p>73.5818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8082" calcext:value-type="float">
            <text:p>51.8082</text:p>
          </table:table-cell>
          <table:table-cell office:value-type="float" office:value="82.2069" calcext:value-type="float">
            <text:p>82.2069</text:p>
          </table:table-cell>
          <table:table-cell office:value-type="float" office:value="101.833" calcext:value-type="float">
            <text:p>101.833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988" calcext:value-type="float">
            <text:p>49.5988</text:p>
          </table:table-cell>
          <table:table-cell office:value-type="float" office:value="87.8184" calcext:value-type="float">
            <text:p>87.8184</text:p>
          </table:table-cell>
          <table:table-cell office:value-type="float" office:value="111.366" calcext:value-type="float">
            <text:p>111.366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937" calcext:value-type="float">
            <text:p>44.6937</text:p>
          </table:table-cell>
          <table:table-cell office:value-type="float" office:value="78.5437" calcext:value-type="float">
            <text:p>78.5437</text:p>
          </table:table-cell>
          <table:table-cell office:value-type="float" office:value="100.976" calcext:value-type="float">
            <text:p>100.976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931" calcext:value-type="float">
            <text:p>47.7931</text:p>
          </table:table-cell>
          <table:table-cell office:value-type="float" office:value="67.9348" calcext:value-type="float">
            <text:p>67.9348</text:p>
          </table:table-cell>
          <table:table-cell office:value-type="float" office:value="83.5012" calcext:value-type="float">
            <text:p>83.501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9518" calcext:value-type="float">
            <text:p>52.9518</text:p>
          </table:table-cell>
          <table:table-cell office:value-type="float" office:value="58.1087" calcext:value-type="float">
            <text:p>58.1087</text:p>
          </table:table-cell>
          <table:table-cell office:value-type="float" office:value="73.5648" calcext:value-type="float">
            <text:p>73.5648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8116" calcext:value-type="float">
            <text:p>51.8116</text:p>
          </table:table-cell>
          <table:table-cell office:value-type="float" office:value="82.2122" calcext:value-type="float">
            <text:p>82.2122</text:p>
          </table:table-cell>
          <table:table-cell office:value-type="float" office:value="101.838" calcext:value-type="float">
            <text:p>101.838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998" calcext:value-type="float">
            <text:p>49.5998</text:p>
          </table:table-cell>
          <table:table-cell office:value-type="float" office:value="87.82" calcext:value-type="float">
            <text:p>87.82</text:p>
          </table:table-cell>
          <table:table-cell office:value-type="float" office:value="111.368" calcext:value-type="float">
            <text:p>111.368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875" calcext:value-type="float">
            <text:p>44.6875</text:p>
          </table:table-cell>
          <table:table-cell office:value-type="float" office:value="78.5334" calcext:value-type="float">
            <text:p>78.5334</text:p>
          </table:table-cell>
          <table:table-cell office:value-type="float" office:value="100.963" calcext:value-type="float">
            <text:p>100.963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931" calcext:value-type="float">
            <text:p>47.7931</text:p>
          </table:table-cell>
          <table:table-cell office:value-type="float" office:value="67.934" calcext:value-type="float">
            <text:p>67.934</text:p>
          </table:table-cell>
          <table:table-cell office:value-type="float" office:value="83.4988" calcext:value-type="float">
            <text:p>83.498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9411" calcext:value-type="float">
            <text:p>52.9411</text:p>
          </table:table-cell>
          <table:table-cell office:value-type="float" office:value="58.09" calcext:value-type="float">
            <text:p>58.09</text:p>
          </table:table-cell>
          <table:table-cell office:value-type="float" office:value="73.5592" calcext:value-type="float">
            <text:p>73.5592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8143" calcext:value-type="float">
            <text:p>51.8143</text:p>
          </table:table-cell>
          <table:table-cell office:value-type="float" office:value="82.2165" calcext:value-type="float">
            <text:p>82.2165</text:p>
          </table:table-cell>
          <table:table-cell office:value-type="float" office:value="101.843" calcext:value-type="float">
            <text:p>101.843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008" calcext:value-type="float">
            <text:p>49.6008</text:p>
          </table:table-cell>
          <table:table-cell office:value-type="float" office:value="87.8215" calcext:value-type="float">
            <text:p>87.8215</text:p>
          </table:table-cell>
          <table:table-cell office:value-type="float" office:value="111.37" calcext:value-type="float">
            <text:p>111.37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874" calcext:value-type="float">
            <text:p>44.6874</text:p>
          </table:table-cell>
          <table:table-cell office:value-type="float" office:value="78.5331" calcext:value-type="float">
            <text:p>78.5331</text:p>
          </table:table-cell>
          <table:table-cell office:value-type="float" office:value="100.962" calcext:value-type="float">
            <text:p>100.962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93" calcext:value-type="float">
            <text:p>47.793</text:p>
          </table:table-cell>
          <table:table-cell office:value-type="float" office:value="67.9337" calcext:value-type="float">
            <text:p>67.9337</text:p>
          </table:table-cell>
          <table:table-cell office:value-type="float" office:value="83.498" calcext:value-type="float">
            <text:p>83.49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9258" calcext:value-type="float">
            <text:p>52.9258</text:p>
          </table:table-cell>
          <table:table-cell office:value-type="float" office:value="58.0628" calcext:value-type="float">
            <text:p>58.0628</text:p>
          </table:table-cell>
          <table:table-cell office:value-type="float" office:value="73.5483" calcext:value-type="float">
            <text:p>73.5483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8143" calcext:value-type="float">
            <text:p>51.8143</text:p>
          </table:table-cell>
          <table:table-cell office:value-type="float" office:value="82.2165" calcext:value-type="float">
            <text:p>82.2165</text:p>
          </table:table-cell>
          <table:table-cell office:value-type="float" office:value="101.842" calcext:value-type="float">
            <text:p>101.842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04" calcext:value-type="float">
            <text:p>49.604</text:p>
          </table:table-cell>
          <table:table-cell office:value-type="float" office:value="87.8263" calcext:value-type="float">
            <text:p>87.8263</text:p>
          </table:table-cell>
          <table:table-cell office:value-type="float" office:value="111.375" calcext:value-type="float">
            <text:p>111.375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893" calcext:value-type="float">
            <text:p>44.6893</text:p>
          </table:table-cell>
          <table:table-cell office:value-type="float" office:value="78.5356" calcext:value-type="float">
            <text:p>78.5356</text:p>
          </table:table-cell>
          <table:table-cell office:value-type="float" office:value="100.965" calcext:value-type="float">
            <text:p>100.965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931" calcext:value-type="float">
            <text:p>47.7931</text:p>
          </table:table-cell>
          <table:table-cell office:value-type="float" office:value="67.9335" calcext:value-type="float">
            <text:p>67.9335</text:p>
          </table:table-cell>
          <table:table-cell office:value-type="float" office:value="83.497" calcext:value-type="float">
            <text:p>83.49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9044" calcext:value-type="float">
            <text:p>52.9044</text:p>
          </table:table-cell>
          <table:table-cell office:value-type="float" office:value="58.0259" calcext:value-type="float">
            <text:p>58.0259</text:p>
          </table:table-cell>
          <table:table-cell office:value-type="float" office:value="73.5353" calcext:value-type="float">
            <text:p>73.5353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8136" calcext:value-type="float">
            <text:p>51.8136</text:p>
          </table:table-cell>
          <table:table-cell office:value-type="float" office:value="82.2153" calcext:value-type="float">
            <text:p>82.2153</text:p>
          </table:table-cell>
          <table:table-cell office:value-type="float" office:value="101.841" calcext:value-type="float">
            <text:p>101.841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053" calcext:value-type="float">
            <text:p>49.6053</text:p>
          </table:table-cell>
          <table:table-cell office:value-type="float" office:value="87.8286" calcext:value-type="float">
            <text:p>87.8286</text:p>
          </table:table-cell>
          <table:table-cell office:value-type="float" office:value="111.378" calcext:value-type="float">
            <text:p>111.378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994" calcext:value-type="float">
            <text:p>44.6994</text:p>
          </table:table-cell>
          <table:table-cell office:value-type="float" office:value="78.5508" calcext:value-type="float">
            <text:p>78.5508</text:p>
          </table:table-cell>
          <table:table-cell office:value-type="float" office:value="100.981" calcext:value-type="float">
            <text:p>100.981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934" calcext:value-type="float">
            <text:p>47.7934</text:p>
          </table:table-cell>
          <table:table-cell office:value-type="float" office:value="67.9338" calcext:value-type="float">
            <text:p>67.9338</text:p>
          </table:table-cell>
          <table:table-cell office:value-type="float" office:value="83.4967" calcext:value-type="float">
            <text:p>83.496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8848" calcext:value-type="float">
            <text:p>52.8848</text:p>
          </table:table-cell>
          <table:table-cell office:value-type="float" office:value="57.996" calcext:value-type="float">
            <text:p>57.996</text:p>
          </table:table-cell>
          <table:table-cell office:value-type="float" office:value="73.5282" calcext:value-type="float">
            <text:p>73.5282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8122" calcext:value-type="float">
            <text:p>51.8122</text:p>
          </table:table-cell>
          <table:table-cell office:value-type="float" office:value="82.2128" calcext:value-type="float">
            <text:p>82.2128</text:p>
          </table:table-cell>
          <table:table-cell office:value-type="float" office:value="101.838" calcext:value-type="float">
            <text:p>101.838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047" calcext:value-type="float">
            <text:p>49.6047</text:p>
          </table:table-cell>
          <table:table-cell office:value-type="float" office:value="87.8286" calcext:value-type="float">
            <text:p>87.8286</text:p>
          </table:table-cell>
          <table:table-cell office:value-type="float" office:value="111.38" calcext:value-type="float">
            <text:p>111.38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066" calcext:value-type="float">
            <text:p>44.7066</text:p>
          </table:table-cell>
          <table:table-cell office:value-type="float" office:value="78.5622" calcext:value-type="float">
            <text:p>78.5622</text:p>
          </table:table-cell>
          <table:table-cell office:value-type="float" office:value="100.995" calcext:value-type="float">
            <text:p>100.995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942" calcext:value-type="float">
            <text:p>47.7942</text:p>
          </table:table-cell>
          <table:table-cell office:value-type="float" office:value="67.9348" calcext:value-type="float">
            <text:p>67.9348</text:p>
          </table:table-cell>
          <table:table-cell office:value-type="float" office:value="83.4972" calcext:value-type="float">
            <text:p>83.497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8769" calcext:value-type="float">
            <text:p>52.8769</text:p>
          </table:table-cell>
          <table:table-cell office:value-type="float" office:value="57.9819" calcext:value-type="float">
            <text:p>57.9819</text:p>
          </table:table-cell>
          <table:table-cell office:value-type="float" office:value="73.5217" calcext:value-type="float">
            <text:p>73.5217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8096" calcext:value-type="float">
            <text:p>51.8096</text:p>
          </table:table-cell>
          <table:table-cell office:value-type="float" office:value="82.2086" calcext:value-type="float">
            <text:p>82.2086</text:p>
          </table:table-cell>
          <table:table-cell office:value-type="float" office:value="101.833" calcext:value-type="float">
            <text:p>101.833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036" calcext:value-type="float">
            <text:p>49.6036</text:p>
          </table:table-cell>
          <table:table-cell office:value-type="float" office:value="87.8286" calcext:value-type="float">
            <text:p>87.8286</text:p>
          </table:table-cell>
          <table:table-cell office:value-type="float" office:value="111.383" calcext:value-type="float">
            <text:p>111.383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102" calcext:value-type="float">
            <text:p>44.7102</text:p>
          </table:table-cell>
          <table:table-cell office:value-type="float" office:value="78.5683" calcext:value-type="float">
            <text:p>78.5683</text:p>
          </table:table-cell>
          <table:table-cell office:value-type="float" office:value="101.002" calcext:value-type="float">
            <text:p>101.002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949" calcext:value-type="float">
            <text:p>47.7949</text:p>
          </table:table-cell>
          <table:table-cell office:value-type="float" office:value="67.9357" calcext:value-type="float">
            <text:p>67.9357</text:p>
          </table:table-cell>
          <table:table-cell office:value-type="float" office:value="83.4975" calcext:value-type="float">
            <text:p>83.497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8595" calcext:value-type="float">
            <text:p>52.8595</text:p>
          </table:table-cell>
          <table:table-cell office:value-type="float" office:value="57.9525" calcext:value-type="float">
            <text:p>57.9525</text:p>
          </table:table-cell>
          <table:table-cell office:value-type="float" office:value="73.5066" calcext:value-type="float">
            <text:p>73.5066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8069" calcext:value-type="float">
            <text:p>51.8069</text:p>
          </table:table-cell>
          <table:table-cell office:value-type="float" office:value="82.2041" calcext:value-type="float">
            <text:p>82.2041</text:p>
          </table:table-cell>
          <table:table-cell office:value-type="float" office:value="101.828" calcext:value-type="float">
            <text:p>101.828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032" calcext:value-type="float">
            <text:p>49.6032</text:p>
          </table:table-cell>
          <table:table-cell office:value-type="float" office:value="87.8291" calcext:value-type="float">
            <text:p>87.8291</text:p>
          </table:table-cell>
          <table:table-cell office:value-type="float" office:value="111.385" calcext:value-type="float">
            <text:p>111.385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11" calcext:value-type="float">
            <text:p>44.711</text:p>
          </table:table-cell>
          <table:table-cell office:value-type="float" office:value="78.5694" calcext:value-type="float">
            <text:p>78.5694</text:p>
          </table:table-cell>
          <table:table-cell office:value-type="float" office:value="101.004" calcext:value-type="float">
            <text:p>101.004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966" calcext:value-type="float">
            <text:p>47.7966</text:p>
          </table:table-cell>
          <table:table-cell office:value-type="float" office:value="67.9383" calcext:value-type="float">
            <text:p>67.9383</text:p>
          </table:table-cell>
          <table:table-cell office:value-type="float" office:value="83.4995" calcext:value-type="float">
            <text:p>83.499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8494" calcext:value-type="float">
            <text:p>52.8494</text:p>
          </table:table-cell>
          <table:table-cell office:value-type="float" office:value="57.9367" calcext:value-type="float">
            <text:p>57.9367</text:p>
          </table:table-cell>
          <table:table-cell office:value-type="float" office:value="73.5007" calcext:value-type="float">
            <text:p>73.5007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8056" calcext:value-type="float">
            <text:p>51.8056</text:p>
          </table:table-cell>
          <table:table-cell office:value-type="float" office:value="82.2022" calcext:value-type="float">
            <text:p>82.2022</text:p>
          </table:table-cell>
          <table:table-cell office:value-type="float" office:value="101.826" calcext:value-type="float">
            <text:p>101.826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035" calcext:value-type="float">
            <text:p>49.6035</text:p>
          </table:table-cell>
          <table:table-cell office:value-type="float" office:value="87.8298" calcext:value-type="float">
            <text:p>87.8298</text:p>
          </table:table-cell>
          <table:table-cell office:value-type="float" office:value="111.387" calcext:value-type="float">
            <text:p>111.387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118" calcext:value-type="float">
            <text:p>44.7118</text:p>
          </table:table-cell>
          <table:table-cell office:value-type="float" office:value="78.5706" calcext:value-type="float">
            <text:p>78.5706</text:p>
          </table:table-cell>
          <table:table-cell office:value-type="float" office:value="101.005" calcext:value-type="float">
            <text:p>101.005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994" calcext:value-type="float">
            <text:p>47.7994</text:p>
          </table:table-cell>
          <table:table-cell office:value-type="float" office:value="67.9429" calcext:value-type="float">
            <text:p>67.9429</text:p>
          </table:table-cell>
          <table:table-cell office:value-type="float" office:value="83.5036" calcext:value-type="float">
            <text:p>83.503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8402" calcext:value-type="float">
            <text:p>52.8402</text:p>
          </table:table-cell>
          <table:table-cell office:value-type="float" office:value="57.9194" calcext:value-type="float">
            <text:p>57.9194</text:p>
          </table:table-cell>
          <table:table-cell office:value-type="float" office:value="73.4898" calcext:value-type="float">
            <text:p>73.4898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8015" calcext:value-type="float">
            <text:p>51.8015</text:p>
          </table:table-cell>
          <table:table-cell office:value-type="float" office:value="82.1957" calcext:value-type="float">
            <text:p>82.1957</text:p>
          </table:table-cell>
          <table:table-cell office:value-type="float" office:value="101.818" calcext:value-type="float">
            <text:p>101.818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04" calcext:value-type="float">
            <text:p>49.604</text:p>
          </table:table-cell>
          <table:table-cell office:value-type="float" office:value="87.8306" calcext:value-type="float">
            <text:p>87.8306</text:p>
          </table:table-cell>
          <table:table-cell office:value-type="float" office:value="111.388" calcext:value-type="float">
            <text:p>111.388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116" calcext:value-type="float">
            <text:p>44.7116</text:p>
          </table:table-cell>
          <table:table-cell office:value-type="float" office:value="78.5698" calcext:value-type="float">
            <text:p>78.5698</text:p>
          </table:table-cell>
          <table:table-cell office:value-type="float" office:value="101.003" calcext:value-type="float">
            <text:p>101.003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8043" calcext:value-type="float">
            <text:p>47.8043</text:p>
          </table:table-cell>
          <table:table-cell office:value-type="float" office:value="67.951" calcext:value-type="float">
            <text:p>67.951</text:p>
          </table:table-cell>
          <table:table-cell office:value-type="float" office:value="83.5113" calcext:value-type="float">
            <text:p>83.511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8254" calcext:value-type="float">
            <text:p>52.8254</text:p>
          </table:table-cell>
          <table:table-cell office:value-type="float" office:value="57.8934" calcext:value-type="float">
            <text:p>57.8934</text:p>
          </table:table-cell>
          <table:table-cell office:value-type="float" office:value="73.4733" calcext:value-type="float">
            <text:p>73.4733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977" calcext:value-type="float">
            <text:p>51.7977</text:p>
          </table:table-cell>
          <table:table-cell office:value-type="float" office:value="82.1895" calcext:value-type="float">
            <text:p>82.1895</text:p>
          </table:table-cell>
          <table:table-cell office:value-type="float" office:value="101.812" calcext:value-type="float">
            <text:p>101.812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045" calcext:value-type="float">
            <text:p>49.6045</text:p>
          </table:table-cell>
          <table:table-cell office:value-type="float" office:value="87.8315" calcext:value-type="float">
            <text:p>87.8315</text:p>
          </table:table-cell>
          <table:table-cell office:value-type="float" office:value="111.389" calcext:value-type="float">
            <text:p>111.389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14" calcext:value-type="float">
            <text:p>44.714</text:p>
          </table:table-cell>
          <table:table-cell office:value-type="float" office:value="78.5733" calcext:value-type="float">
            <text:p>78.5733</text:p>
          </table:table-cell>
          <table:table-cell office:value-type="float" office:value="101.007" calcext:value-type="float">
            <text:p>101.007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8069" calcext:value-type="float">
            <text:p>47.8069</text:p>
          </table:table-cell>
          <table:table-cell office:value-type="float" office:value="67.9554" calcext:value-type="float">
            <text:p>67.9554</text:p>
          </table:table-cell>
          <table:table-cell office:value-type="float" office:value="83.516" calcext:value-type="float">
            <text:p>83.51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8042" calcext:value-type="float">
            <text:p>52.8042</text:p>
          </table:table-cell>
          <table:table-cell office:value-type="float" office:value="57.8433" calcext:value-type="float">
            <text:p>57.8433</text:p>
          </table:table-cell>
          <table:table-cell office:value-type="float" office:value="73.4147" calcext:value-type="float">
            <text:p>73.4147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94" calcext:value-type="float">
            <text:p>51.794</text:p>
          </table:table-cell>
          <table:table-cell office:value-type="float" office:value="82.1834" calcext:value-type="float">
            <text:p>82.1834</text:p>
          </table:table-cell>
          <table:table-cell office:value-type="float" office:value="101.804" calcext:value-type="float">
            <text:p>101.804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028" calcext:value-type="float">
            <text:p>49.6028</text:p>
          </table:table-cell>
          <table:table-cell office:value-type="float" office:value="87.8284" calcext:value-type="float">
            <text:p>87.8284</text:p>
          </table:table-cell>
          <table:table-cell office:value-type="float" office:value="111.384" calcext:value-type="float">
            <text:p>111.384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197" calcext:value-type="float">
            <text:p>44.7197</text:p>
          </table:table-cell>
          <table:table-cell office:value-type="float" office:value="78.5816" calcext:value-type="float">
            <text:p>78.5816</text:p>
          </table:table-cell>
          <table:table-cell office:value-type="float" office:value="101.015" calcext:value-type="float">
            <text:p>101.015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8122" calcext:value-type="float">
            <text:p>47.8122</text:p>
          </table:table-cell>
          <table:table-cell office:value-type="float" office:value="67.9649" calcext:value-type="float">
            <text:p>67.9649</text:p>
          </table:table-cell>
          <table:table-cell office:value-type="float" office:value="83.5266" calcext:value-type="float">
            <text:p>83.526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7884" calcext:value-type="float">
            <text:p>52.7884</text:p>
          </table:table-cell>
          <table:table-cell office:value-type="float" office:value="57.7944" calcext:value-type="float">
            <text:p>57.7944</text:p>
          </table:table-cell>
          <table:table-cell office:value-type="float" office:value="73.3502" calcext:value-type="float">
            <text:p>73.3502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911" calcext:value-type="float">
            <text:p>51.7911</text:p>
          </table:table-cell>
          <table:table-cell office:value-type="float" office:value="82.1785" calcext:value-type="float">
            <text:p>82.1785</text:p>
          </table:table-cell>
          <table:table-cell office:value-type="float" office:value="101.799" calcext:value-type="float">
            <text:p>101.799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014" calcext:value-type="float">
            <text:p>49.6014</text:p>
          </table:table-cell>
          <table:table-cell office:value-type="float" office:value="87.8269" calcext:value-type="float">
            <text:p>87.8269</text:p>
          </table:table-cell>
          <table:table-cell office:value-type="float" office:value="111.384" calcext:value-type="float">
            <text:p>111.384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277" calcext:value-type="float">
            <text:p>44.7277</text:p>
          </table:table-cell>
          <table:table-cell office:value-type="float" office:value="78.5937" calcext:value-type="float">
            <text:p>78.5937</text:p>
          </table:table-cell>
          <table:table-cell office:value-type="float" office:value="101.029" calcext:value-type="float">
            <text:p>101.029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8153" calcext:value-type="float">
            <text:p>47.8153</text:p>
          </table:table-cell>
          <table:table-cell office:value-type="float" office:value="67.97" calcext:value-type="float">
            <text:p>67.97</text:p>
          </table:table-cell>
          <table:table-cell office:value-type="float" office:value="83.5313" calcext:value-type="float">
            <text:p>83.531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7908" calcext:value-type="float">
            <text:p>52.7908</text:p>
          </table:table-cell>
          <table:table-cell office:value-type="float" office:value="57.7929" calcext:value-type="float">
            <text:p>57.7929</text:p>
          </table:table-cell>
          <table:table-cell office:value-type="float" office:value="73.336" calcext:value-type="float">
            <text:p>73.336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874" calcext:value-type="float">
            <text:p>51.7874</text:p>
          </table:table-cell>
          <table:table-cell office:value-type="float" office:value="82.1724" calcext:value-type="float">
            <text:p>82.1724</text:p>
          </table:table-cell>
          <table:table-cell office:value-type="float" office:value="101.791" calcext:value-type="float">
            <text:p>101.791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006" calcext:value-type="float">
            <text:p>49.6006</text:p>
          </table:table-cell>
          <table:table-cell office:value-type="float" office:value="87.8262" calcext:value-type="float">
            <text:p>87.8262</text:p>
          </table:table-cell>
          <table:table-cell office:value-type="float" office:value="111.384" calcext:value-type="float">
            <text:p>111.384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377" calcext:value-type="float">
            <text:p>44.7377</text:p>
          </table:table-cell>
          <table:table-cell office:value-type="float" office:value="78.6094" calcext:value-type="float">
            <text:p>78.6094</text:p>
          </table:table-cell>
          <table:table-cell office:value-type="float" office:value="101.047" calcext:value-type="float">
            <text:p>101.047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8216" calcext:value-type="float">
            <text:p>47.8216</text:p>
          </table:table-cell>
          <table:table-cell office:value-type="float" office:value="67.9806" calcext:value-type="float">
            <text:p>67.9806</text:p>
          </table:table-cell>
          <table:table-cell office:value-type="float" office:value="83.5417" calcext:value-type="float">
            <text:p>83.541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8005" calcext:value-type="float">
            <text:p>52.8005</text:p>
          </table:table-cell>
          <table:table-cell office:value-type="float" office:value="57.801" calcext:value-type="float">
            <text:p>57.801</text:p>
          </table:table-cell>
          <table:table-cell office:value-type="float" office:value="73.3306" calcext:value-type="float">
            <text:p>73.3306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83" calcext:value-type="float">
            <text:p>51.783</text:p>
          </table:table-cell>
          <table:table-cell office:value-type="float" office:value="82.1654" calcext:value-type="float">
            <text:p>82.1654</text:p>
          </table:table-cell>
          <table:table-cell office:value-type="float" office:value="101.784" calcext:value-type="float">
            <text:p>101.784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997" calcext:value-type="float">
            <text:p>49.5997</text:p>
          </table:table-cell>
          <table:table-cell office:value-type="float" office:value="87.8251" calcext:value-type="float">
            <text:p>87.8251</text:p>
          </table:table-cell>
          <table:table-cell office:value-type="float" office:value="111.383" calcext:value-type="float">
            <text:p>111.383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484" calcext:value-type="float">
            <text:p>44.7484</text:p>
          </table:table-cell>
          <table:table-cell office:value-type="float" office:value="78.6266" calcext:value-type="float">
            <text:p>78.6266</text:p>
          </table:table-cell>
          <table:table-cell office:value-type="float" office:value="101.068" calcext:value-type="float">
            <text:p>101.068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824" calcext:value-type="float">
            <text:p>47.824</text:p>
          </table:table-cell>
          <table:table-cell office:value-type="float" office:value="67.9843" calcext:value-type="float">
            <text:p>67.9843</text:p>
          </table:table-cell>
          <table:table-cell office:value-type="float" office:value="83.5451" calcext:value-type="float">
            <text:p>83.545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8115" calcext:value-type="float">
            <text:p>52.8115</text:p>
          </table:table-cell>
          <table:table-cell office:value-type="float" office:value="57.8071" calcext:value-type="float">
            <text:p>57.8071</text:p>
          </table:table-cell>
          <table:table-cell office:value-type="float" office:value="73.3252" calcext:value-type="float">
            <text:p>73.3252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802" calcext:value-type="float">
            <text:p>51.7802</text:p>
          </table:table-cell>
          <table:table-cell office:value-type="float" office:value="82.1609" calcext:value-type="float">
            <text:p>82.1609</text:p>
          </table:table-cell>
          <table:table-cell office:value-type="float" office:value="101.779" calcext:value-type="float">
            <text:p>101.779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986" calcext:value-type="float">
            <text:p>49.5986</text:p>
          </table:table-cell>
          <table:table-cell office:value-type="float" office:value="87.8237" calcext:value-type="float">
            <text:p>87.8237</text:p>
          </table:table-cell>
          <table:table-cell office:value-type="float" office:value="111.382" calcext:value-type="float">
            <text:p>111.382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58" calcext:value-type="float">
            <text:p>44.758</text:p>
          </table:table-cell>
          <table:table-cell office:value-type="float" office:value="78.6418" calcext:value-type="float">
            <text:p>78.6418</text:p>
          </table:table-cell>
          <table:table-cell office:value-type="float" office:value="101.086" calcext:value-type="float">
            <text:p>101.086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8259" calcext:value-type="float">
            <text:p>47.8259</text:p>
          </table:table-cell>
          <table:table-cell office:value-type="float" office:value="67.9875" calcext:value-type="float">
            <text:p>67.9875</text:p>
          </table:table-cell>
          <table:table-cell office:value-type="float" office:value="83.5481" calcext:value-type="float">
            <text:p>83.548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8253" calcext:value-type="float">
            <text:p>52.8253</text:p>
          </table:table-cell>
          <table:table-cell office:value-type="float" office:value="57.8189" calcext:value-type="float">
            <text:p>57.8189</text:p>
          </table:table-cell>
          <table:table-cell office:value-type="float" office:value="73.3149" calcext:value-type="float">
            <text:p>73.3149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775" calcext:value-type="float">
            <text:p>51.7775</text:p>
          </table:table-cell>
          <table:table-cell office:value-type="float" office:value="82.1564" calcext:value-type="float">
            <text:p>82.1564</text:p>
          </table:table-cell>
          <table:table-cell office:value-type="float" office:value="101.774" calcext:value-type="float">
            <text:p>101.774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974" calcext:value-type="float">
            <text:p>49.5974</text:p>
          </table:table-cell>
          <table:table-cell office:value-type="float" office:value="87.8226" calcext:value-type="float">
            <text:p>87.8226</text:p>
          </table:table-cell>
          <table:table-cell office:value-type="float" office:value="111.382" calcext:value-type="float">
            <text:p>111.382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671" calcext:value-type="float">
            <text:p>44.7671</text:p>
          </table:table-cell>
          <table:table-cell office:value-type="float" office:value="78.6564" calcext:value-type="float">
            <text:p>78.6564</text:p>
          </table:table-cell>
          <table:table-cell office:value-type="float" office:value="101.103" calcext:value-type="float">
            <text:p>101.103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8275" calcext:value-type="float">
            <text:p>47.8275</text:p>
          </table:table-cell>
          <table:table-cell office:value-type="float" office:value="67.9902" calcext:value-type="float">
            <text:p>67.9902</text:p>
          </table:table-cell>
          <table:table-cell office:value-type="float" office:value="83.5508" calcext:value-type="float">
            <text:p>83.55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8471" calcext:value-type="float">
            <text:p>52.8471</text:p>
          </table:table-cell>
          <table:table-cell office:value-type="float" office:value="57.8349" calcext:value-type="float">
            <text:p>57.8349</text:p>
          </table:table-cell>
          <table:table-cell office:value-type="float" office:value="73.2931" calcext:value-type="float">
            <text:p>73.2931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741" calcext:value-type="float">
            <text:p>51.7741</text:p>
          </table:table-cell>
          <table:table-cell office:value-type="float" office:value="82.1509" calcext:value-type="float">
            <text:p>82.1509</text:p>
          </table:table-cell>
          <table:table-cell office:value-type="float" office:value="101.768" calcext:value-type="float">
            <text:p>101.768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971" calcext:value-type="float">
            <text:p>49.5971</text:p>
          </table:table-cell>
          <table:table-cell office:value-type="float" office:value="87.8222" calcext:value-type="float">
            <text:p>87.8222</text:p>
          </table:table-cell>
          <table:table-cell office:value-type="float" office:value="111.381" calcext:value-type="float">
            <text:p>111.381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704" calcext:value-type="float">
            <text:p>44.7704</text:p>
          </table:table-cell>
          <table:table-cell office:value-type="float" office:value="78.6614" calcext:value-type="float">
            <text:p>78.6614</text:p>
          </table:table-cell>
          <table:table-cell office:value-type="float" office:value="101.109" calcext:value-type="float">
            <text:p>101.109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8297" calcext:value-type="float">
            <text:p>47.8297</text:p>
          </table:table-cell>
          <table:table-cell office:value-type="float" office:value="67.9938" calcext:value-type="float">
            <text:p>67.9938</text:p>
          </table:table-cell>
          <table:table-cell office:value-type="float" office:value="83.5543" calcext:value-type="float">
            <text:p>83.55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8641" calcext:value-type="float">
            <text:p>52.8641</text:p>
          </table:table-cell>
          <table:table-cell office:value-type="float" office:value="57.8618" calcext:value-type="float">
            <text:p>57.8618</text:p>
          </table:table-cell>
          <table:table-cell office:value-type="float" office:value="73.3063" calcext:value-type="float">
            <text:p>73.3063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718" calcext:value-type="float">
            <text:p>51.7718</text:p>
          </table:table-cell>
          <table:table-cell office:value-type="float" office:value="82.1473" calcext:value-type="float">
            <text:p>82.1473</text:p>
          </table:table-cell>
          <table:table-cell office:value-type="float" office:value="101.764" calcext:value-type="float">
            <text:p>101.764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964" calcext:value-type="float">
            <text:p>49.5964</text:p>
          </table:table-cell>
          <table:table-cell office:value-type="float" office:value="87.8212" calcext:value-type="float">
            <text:p>87.8212</text:p>
          </table:table-cell>
          <table:table-cell office:value-type="float" office:value="111.381" calcext:value-type="float">
            <text:p>111.381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719" calcext:value-type="float">
            <text:p>44.7719</text:p>
          </table:table-cell>
          <table:table-cell office:value-type="float" office:value="78.6638" calcext:value-type="float">
            <text:p>78.6638</text:p>
          </table:table-cell>
          <table:table-cell office:value-type="float" office:value="101.112" calcext:value-type="float">
            <text:p>101.112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8304" calcext:value-type="float">
            <text:p>47.8304</text:p>
          </table:table-cell>
          <table:table-cell office:value-type="float" office:value="67.995" calcext:value-type="float">
            <text:p>67.995</text:p>
          </table:table-cell>
          <table:table-cell office:value-type="float" office:value="83.5554" calcext:value-type="float">
            <text:p>83.555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8806" calcext:value-type="float">
            <text:p>52.8806</text:p>
          </table:table-cell>
          <table:table-cell office:value-type="float" office:value="57.8901" calcext:value-type="float">
            <text:p>57.8901</text:p>
          </table:table-cell>
          <table:table-cell office:value-type="float" office:value="73.3281" calcext:value-type="float">
            <text:p>73.3281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668" calcext:value-type="float">
            <text:p>51.7668</text:p>
          </table:table-cell>
          <table:table-cell office:value-type="float" office:value="82.1389" calcext:value-type="float">
            <text:p>82.1389</text:p>
          </table:table-cell>
          <table:table-cell office:value-type="float" office:value="101.754" calcext:value-type="float">
            <text:p>101.754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936" calcext:value-type="float">
            <text:p>49.5936</text:p>
          </table:table-cell>
          <table:table-cell office:value-type="float" office:value="87.8169" calcext:value-type="float">
            <text:p>87.8169</text:p>
          </table:table-cell>
          <table:table-cell office:value-type="float" office:value="111.375" calcext:value-type="float">
            <text:p>111.375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808" calcext:value-type="float">
            <text:p>44.7808</text:p>
          </table:table-cell>
          <table:table-cell office:value-type="float" office:value="78.6785" calcext:value-type="float">
            <text:p>78.6785</text:p>
          </table:table-cell>
          <table:table-cell office:value-type="float" office:value="101.13" calcext:value-type="float">
            <text:p>101.13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8305" calcext:value-type="float">
            <text:p>47.8305</text:p>
          </table:table-cell>
          <table:table-cell office:value-type="float" office:value="67.9952" calcext:value-type="float">
            <text:p>67.9952</text:p>
          </table:table-cell>
          <table:table-cell office:value-type="float" office:value="83.5556" calcext:value-type="float">
            <text:p>83.555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8949" calcext:value-type="float">
            <text:p>52.8949</text:p>
          </table:table-cell>
          <table:table-cell office:value-type="float" office:value="57.9112" calcext:value-type="float">
            <text:p>57.9112</text:p>
          </table:table-cell>
          <table:table-cell office:value-type="float" office:value="73.3335" calcext:value-type="float">
            <text:p>73.3335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608" calcext:value-type="float">
            <text:p>51.7608</text:p>
          </table:table-cell>
          <table:table-cell office:value-type="float" office:value="82.1291" calcext:value-type="float">
            <text:p>82.1291</text:p>
          </table:table-cell>
          <table:table-cell office:value-type="float" office:value="101.743" calcext:value-type="float">
            <text:p>101.743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918" calcext:value-type="float">
            <text:p>49.5918</text:p>
          </table:table-cell>
          <table:table-cell office:value-type="float" office:value="87.8143" calcext:value-type="float">
            <text:p>87.8143</text:p>
          </table:table-cell>
          <table:table-cell office:value-type="float" office:value="111.373" calcext:value-type="float">
            <text:p>111.373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78.6811" calcext:value-type="float">
            <text:p>78.6811</text:p>
          </table:table-cell>
          <table:table-cell office:value-type="float" office:value="101.133" calcext:value-type="float">
            <text:p>101.133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8309" calcext:value-type="float">
            <text:p>47.8309</text:p>
          </table:table-cell>
          <table:table-cell office:value-type="float" office:value="67.9958" calcext:value-type="float">
            <text:p>67.9958</text:p>
          </table:table-cell>
          <table:table-cell office:value-type="float" office:value="83.5564" calcext:value-type="float">
            <text:p>83.556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9" calcext:value-type="float">
            <text:p>61.4449</text:p>
          </table:table-cell>
          <table:table-cell office:value-type="float" office:value="52.9081" calcext:value-type="float">
            <text:p>52.9081</text:p>
          </table:table-cell>
          <table:table-cell office:value-type="float" office:value="57.9266" calcext:value-type="float">
            <text:p>57.9266</text:p>
          </table:table-cell>
          <table:table-cell office:value-type="float" office:value="73.3157" calcext:value-type="float">
            <text:p>73.3157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553" calcext:value-type="float">
            <text:p>51.7553</text:p>
          </table:table-cell>
          <table:table-cell office:value-type="float" office:value="82.12" calcext:value-type="float">
            <text:p>82.12</text:p>
          </table:table-cell>
          <table:table-cell office:value-type="float" office:value="101.732" calcext:value-type="float">
            <text:p>101.732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903" calcext:value-type="float">
            <text:p>49.5903</text:p>
          </table:table-cell>
          <table:table-cell office:value-type="float" office:value="87.8122" calcext:value-type="float">
            <text:p>87.8122</text:p>
          </table:table-cell>
          <table:table-cell office:value-type="float" office:value="111.371" calcext:value-type="float">
            <text:p>111.371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71" calcext:value-type="float">
            <text:p>44.771</text:p>
          </table:table-cell>
          <table:table-cell office:value-type="float" office:value="78.6626" calcext:value-type="float">
            <text:p>78.6626</text:p>
          </table:table-cell>
          <table:table-cell office:value-type="float" office:value="101.111" calcext:value-type="float">
            <text:p>101.111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832" calcext:value-type="float">
            <text:p>47.832</text:p>
          </table:table-cell>
          <table:table-cell office:value-type="float" office:value="67.9983" calcext:value-type="float">
            <text:p>67.9983</text:p>
          </table:table-cell>
          <table:table-cell office:value-type="float" office:value="83.5598" calcext:value-type="float">
            <text:p>83.559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9138" calcext:value-type="float">
            <text:p>52.9138</text:p>
          </table:table-cell>
          <table:table-cell office:value-type="float" office:value="57.9354" calcext:value-type="float">
            <text:p>57.9354</text:p>
          </table:table-cell>
          <table:table-cell office:value-type="float" office:value="73.2923" calcext:value-type="float">
            <text:p>73.2923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473" calcext:value-type="float">
            <text:p>51.7473</text:p>
          </table:table-cell>
          <table:table-cell office:value-type="float" office:value="82.1068" calcext:value-type="float">
            <text:p>82.1068</text:p>
          </table:table-cell>
          <table:table-cell office:value-type="float" office:value="101.718" calcext:value-type="float">
            <text:p>101.718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888" calcext:value-type="float">
            <text:p>49.5888</text:p>
          </table:table-cell>
          <table:table-cell office:value-type="float" office:value="87.8103" calcext:value-type="float">
            <text:p>87.8103</text:p>
          </table:table-cell>
          <table:table-cell office:value-type="float" office:value="111.369" calcext:value-type="float">
            <text:p>111.369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676" calcext:value-type="float">
            <text:p>44.7676</text:p>
          </table:table-cell>
          <table:table-cell office:value-type="float" office:value="78.6564" calcext:value-type="float">
            <text:p>78.6564</text:p>
          </table:table-cell>
          <table:table-cell office:value-type="float" office:value="101.102" calcext:value-type="float">
            <text:p>101.102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8316" calcext:value-type="float">
            <text:p>47.8316</text:p>
          </table:table-cell>
          <table:table-cell office:value-type="float" office:value="67.9976" calcext:value-type="float">
            <text:p>67.9976</text:p>
          </table:table-cell>
          <table:table-cell office:value-type="float" office:value="83.5591" calcext:value-type="float">
            <text:p>83.559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9217" calcext:value-type="float">
            <text:p>52.9217</text:p>
          </table:table-cell>
          <table:table-cell office:value-type="float" office:value="57.9587" calcext:value-type="float">
            <text:p>57.9587</text:p>
          </table:table-cell>
          <table:table-cell office:value-type="float" office:value="73.3037" calcext:value-type="float">
            <text:p>73.3037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444" calcext:value-type="float">
            <text:p>51.7444</text:p>
          </table:table-cell>
          <table:table-cell office:value-type="float" office:value="82.1021" calcext:value-type="float">
            <text:p>82.1021</text:p>
          </table:table-cell>
          <table:table-cell office:value-type="float" office:value="101.712" calcext:value-type="float">
            <text:p>101.712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852" calcext:value-type="float">
            <text:p>49.5852</text:p>
          </table:table-cell>
          <table:table-cell office:value-type="float" office:value="87.8052" calcext:value-type="float">
            <text:p>87.8052</text:p>
          </table:table-cell>
          <table:table-cell office:value-type="float" office:value="111.364" calcext:value-type="float">
            <text:p>111.364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654" calcext:value-type="float">
            <text:p>44.7654</text:p>
          </table:table-cell>
          <table:table-cell office:value-type="float" office:value="78.6532" calcext:value-type="float">
            <text:p>78.6532</text:p>
          </table:table-cell>
          <table:table-cell office:value-type="float" office:value="101.099" calcext:value-type="float">
            <text:p>101.099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8316" calcext:value-type="float">
            <text:p>47.8316</text:p>
          </table:table-cell>
          <table:table-cell office:value-type="float" office:value="67.9976" calcext:value-type="float">
            <text:p>67.9976</text:p>
          </table:table-cell>
          <table:table-cell office:value-type="float" office:value="83.5593" calcext:value-type="float">
            <text:p>83.559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9322" calcext:value-type="float">
            <text:p>52.9322</text:p>
          </table:table-cell>
          <table:table-cell office:value-type="float" office:value="57.9869" calcext:value-type="float">
            <text:p>57.9869</text:p>
          </table:table-cell>
          <table:table-cell office:value-type="float" office:value="73.3257" calcext:value-type="float">
            <text:p>73.3257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425" calcext:value-type="float">
            <text:p>51.7425</text:p>
          </table:table-cell>
          <table:table-cell office:value-type="float" office:value="82.0992" calcext:value-type="float">
            <text:p>82.0992</text:p>
          </table:table-cell>
          <table:table-cell office:value-type="float" office:value="101.709" calcext:value-type="float">
            <text:p>101.709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782" calcext:value-type="float">
            <text:p>49.5782</text:p>
          </table:table-cell>
          <table:table-cell office:value-type="float" office:value="87.7954" calcext:value-type="float">
            <text:p>87.7954</text:p>
          </table:table-cell>
          <table:table-cell office:value-type="float" office:value="111.355" calcext:value-type="float">
            <text:p>111.355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641" calcext:value-type="float">
            <text:p>44.7641</text:p>
          </table:table-cell>
          <table:table-cell office:value-type="float" office:value="78.6516" calcext:value-type="float">
            <text:p>78.6516</text:p>
          </table:table-cell>
          <table:table-cell office:value-type="float" office:value="101.098" calcext:value-type="float">
            <text:p>101.098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8314" calcext:value-type="float">
            <text:p>47.8314</text:p>
          </table:table-cell>
          <table:table-cell office:value-type="float" office:value="67.9975" calcext:value-type="float">
            <text:p>67.9975</text:p>
          </table:table-cell>
          <table:table-cell office:value-type="float" office:value="83.5596" calcext:value-type="float">
            <text:p>83.559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9494" calcext:value-type="float">
            <text:p>52.9494</text:p>
          </table:table-cell>
          <table:table-cell office:value-type="float" office:value="58.0204" calcext:value-type="float">
            <text:p>58.0204</text:p>
          </table:table-cell>
          <table:table-cell office:value-type="float" office:value="73.3164" calcext:value-type="float">
            <text:p>73.3164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375" calcext:value-type="float">
            <text:p>51.7375</text:p>
          </table:table-cell>
          <table:table-cell office:value-type="float" office:value="82.0911" calcext:value-type="float">
            <text:p>82.0911</text:p>
          </table:table-cell>
          <table:table-cell office:value-type="float" office:value="101.701" calcext:value-type="float">
            <text:p>101.701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688" calcext:value-type="float">
            <text:p>49.5688</text:p>
          </table:table-cell>
          <table:table-cell office:value-type="float" office:value="87.7825" calcext:value-type="float">
            <text:p>87.7825</text:p>
          </table:table-cell>
          <table:table-cell office:value-type="float" office:value="111.342" calcext:value-type="float">
            <text:p>111.342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638" calcext:value-type="float">
            <text:p>44.7638</text:p>
          </table:table-cell>
          <table:table-cell office:value-type="float" office:value="78.6514" calcext:value-type="float">
            <text:p>78.6514</text:p>
          </table:table-cell>
          <table:table-cell office:value-type="float" office:value="101.098" calcext:value-type="float">
            <text:p>101.098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8294" calcext:value-type="float">
            <text:p>47.8294</text:p>
          </table:table-cell>
          <table:table-cell office:value-type="float" office:value="67.994" calcext:value-type="float">
            <text:p>67.994</text:p>
          </table:table-cell>
          <table:table-cell office:value-type="float" office:value="83.5557" calcext:value-type="float">
            <text:p>83.555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9699" calcext:value-type="float">
            <text:p>52.9699</text:p>
          </table:table-cell>
          <table:table-cell office:value-type="float" office:value="58.0565" calcext:value-type="float">
            <text:p>58.0565</text:p>
          </table:table-cell>
          <table:table-cell office:value-type="float" office:value="73.3223" calcext:value-type="float">
            <text:p>73.3223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95" calcext:value-type="float">
            <text:p>51.7295</text:p>
          </table:table-cell>
          <table:table-cell office:value-type="float" office:value="82.0783" calcext:value-type="float">
            <text:p>82.0783</text:p>
          </table:table-cell>
          <table:table-cell office:value-type="float" office:value="101.687" calcext:value-type="float">
            <text:p>101.687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634" calcext:value-type="float">
            <text:p>49.5634</text:p>
          </table:table-cell>
          <table:table-cell office:value-type="float" office:value="87.7752" calcext:value-type="float">
            <text:p>87.7752</text:p>
          </table:table-cell>
          <table:table-cell office:value-type="float" office:value="111.335" calcext:value-type="float">
            <text:p>111.335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647" calcext:value-type="float">
            <text:p>44.7647</text:p>
          </table:table-cell>
          <table:table-cell office:value-type="float" office:value="78.6532" calcext:value-type="float">
            <text:p>78.6532</text:p>
          </table:table-cell>
          <table:table-cell office:value-type="float" office:value="101.101" calcext:value-type="float">
            <text:p>101.101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8282" calcext:value-type="float">
            <text:p>47.8282</text:p>
          </table:table-cell>
          <table:table-cell office:value-type="float" office:value="67.9919" calcext:value-type="float">
            <text:p>67.9919</text:p>
          </table:table-cell>
          <table:table-cell office:value-type="float" office:value="83.5538" calcext:value-type="float">
            <text:p>83.553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9906" calcext:value-type="float">
            <text:p>52.9906</text:p>
          </table:table-cell>
          <table:table-cell office:value-type="float" office:value="58.0921" calcext:value-type="float">
            <text:p>58.0921</text:p>
          </table:table-cell>
          <table:table-cell office:value-type="float" office:value="73.3361" calcext:value-type="float">
            <text:p>73.3361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12" calcext:value-type="float">
            <text:p>51.7212</text:p>
          </table:table-cell>
          <table:table-cell office:value-type="float" office:value="82.0649" calcext:value-type="float">
            <text:p>82.0649</text:p>
          </table:table-cell>
          <table:table-cell office:value-type="float" office:value="101.672" calcext:value-type="float">
            <text:p>101.672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611" calcext:value-type="float">
            <text:p>49.5611</text:p>
          </table:table-cell>
          <table:table-cell office:value-type="float" office:value="87.7722" calcext:value-type="float">
            <text:p>87.7722</text:p>
          </table:table-cell>
          <table:table-cell office:value-type="float" office:value="111.333" calcext:value-type="float">
            <text:p>111.333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652" calcext:value-type="float">
            <text:p>44.7652</text:p>
          </table:table-cell>
          <table:table-cell office:value-type="float" office:value="78.6544" calcext:value-type="float">
            <text:p>78.6544</text:p>
          </table:table-cell>
          <table:table-cell office:value-type="float" office:value="101.103" calcext:value-type="float">
            <text:p>101.103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827" calcext:value-type="float">
            <text:p>47.827</text:p>
          </table:table-cell>
          <table:table-cell office:value-type="float" office:value="67.9902" calcext:value-type="float">
            <text:p>67.9902</text:p>
          </table:table-cell>
          <table:table-cell office:value-type="float" office:value="83.5527" calcext:value-type="float">
            <text:p>83.552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0076" calcext:value-type="float">
            <text:p>53.0076</text:p>
          </table:table-cell>
          <table:table-cell office:value-type="float" office:value="58.1201" calcext:value-type="float">
            <text:p>58.1201</text:p>
          </table:table-cell>
          <table:table-cell office:value-type="float" office:value="73.3528" calcext:value-type="float">
            <text:p>73.3528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159" calcext:value-type="float">
            <text:p>51.7159</text:p>
          </table:table-cell>
          <table:table-cell office:value-type="float" office:value="82.0564" calcext:value-type="float">
            <text:p>82.0564</text:p>
          </table:table-cell>
          <table:table-cell office:value-type="float" office:value="101.663" calcext:value-type="float">
            <text:p>101.663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606" calcext:value-type="float">
            <text:p>49.5606</text:p>
          </table:table-cell>
          <table:table-cell office:value-type="float" office:value="87.7714" calcext:value-type="float">
            <text:p>87.7714</text:p>
          </table:table-cell>
          <table:table-cell office:value-type="float" office:value="111.332" calcext:value-type="float">
            <text:p>111.332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536" calcext:value-type="float">
            <text:p>44.7536</text:p>
          </table:table-cell>
          <table:table-cell office:value-type="float" office:value="78.6353" calcext:value-type="float">
            <text:p>78.6353</text:p>
          </table:table-cell>
          <table:table-cell office:value-type="float" office:value="101.08" calcext:value-type="float">
            <text:p>101.08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8263" calcext:value-type="float">
            <text:p>47.8263</text:p>
          </table:table-cell>
          <table:table-cell office:value-type="float" office:value="67.9894" calcext:value-type="float">
            <text:p>67.9894</text:p>
          </table:table-cell>
          <table:table-cell office:value-type="float" office:value="83.5527" calcext:value-type="float">
            <text:p>83.552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0212" calcext:value-type="float">
            <text:p>53.0212</text:p>
          </table:table-cell>
          <table:table-cell office:value-type="float" office:value="58.1356" calcext:value-type="float">
            <text:p>58.1356</text:p>
          </table:table-cell>
          <table:table-cell office:value-type="float" office:value="73.3597" calcext:value-type="float">
            <text:p>73.3597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098" calcext:value-type="float">
            <text:p>51.7098</text:p>
          </table:table-cell>
          <table:table-cell office:value-type="float" office:value="82.0467" calcext:value-type="float">
            <text:p>82.0467</text:p>
          </table:table-cell>
          <table:table-cell office:value-type="float" office:value="101.653" calcext:value-type="float">
            <text:p>101.653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586" calcext:value-type="float">
            <text:p>49.5586</text:p>
          </table:table-cell>
          <table:table-cell office:value-type="float" office:value="87.7685" calcext:value-type="float">
            <text:p>87.7685</text:p>
          </table:table-cell>
          <table:table-cell office:value-type="float" office:value="111.329" calcext:value-type="float">
            <text:p>111.329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542" calcext:value-type="float">
            <text:p>44.7542</text:p>
          </table:table-cell>
          <table:table-cell office:value-type="float" office:value="78.6363" calcext:value-type="float">
            <text:p>78.6363</text:p>
          </table:table-cell>
          <table:table-cell office:value-type="float" office:value="101.081" calcext:value-type="float">
            <text:p>101.081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8248" calcext:value-type="float">
            <text:p>47.8248</text:p>
          </table:table-cell>
          <table:table-cell office:value-type="float" office:value="67.9871" calcext:value-type="float">
            <text:p>67.9871</text:p>
          </table:table-cell>
          <table:table-cell office:value-type="float" office:value="83.551" calcext:value-type="float">
            <text:p>83.55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0446" calcext:value-type="float">
            <text:p>53.0446</text:p>
          </table:table-cell>
          <table:table-cell office:value-type="float" office:value="58.1694" calcext:value-type="float">
            <text:p>58.1694</text:p>
          </table:table-cell>
          <table:table-cell office:value-type="float" office:value="73.375" calcext:value-type="float">
            <text:p>73.375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082" calcext:value-type="float">
            <text:p>51.7082</text:p>
          </table:table-cell>
          <table:table-cell office:value-type="float" office:value="82.0442" calcext:value-type="float">
            <text:p>82.0442</text:p>
          </table:table-cell>
          <table:table-cell office:value-type="float" office:value="101.65" calcext:value-type="float">
            <text:p>101.65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553" calcext:value-type="float">
            <text:p>49.5553</text:p>
          </table:table-cell>
          <table:table-cell office:value-type="float" office:value="87.7622" calcext:value-type="float">
            <text:p>87.7622</text:p>
          </table:table-cell>
          <table:table-cell office:value-type="float" office:value="111.319" calcext:value-type="float">
            <text:p>111.319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544" calcext:value-type="float">
            <text:p>44.7544</text:p>
          </table:table-cell>
          <table:table-cell office:value-type="float" office:value="78.6369" calcext:value-type="float">
            <text:p>78.6369</text:p>
          </table:table-cell>
          <table:table-cell office:value-type="float" office:value="101.082" calcext:value-type="float">
            <text:p>101.082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8239" calcext:value-type="float">
            <text:p>47.8239</text:p>
          </table:table-cell>
          <table:table-cell office:value-type="float" office:value="67.9859" calcext:value-type="float">
            <text:p>67.9859</text:p>
          </table:table-cell>
          <table:table-cell office:value-type="float" office:value="83.5503" calcext:value-type="float">
            <text:p>83.550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0611" calcext:value-type="float">
            <text:p>53.0611</text:p>
          </table:table-cell>
          <table:table-cell office:value-type="float" office:value="58.1949" calcext:value-type="float">
            <text:p>58.1949</text:p>
          </table:table-cell>
          <table:table-cell office:value-type="float" office:value="73.3925" calcext:value-type="float">
            <text:p>73.3925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08" calcext:value-type="float">
            <text:p>51.708</text:p>
          </table:table-cell>
          <table:table-cell office:value-type="float" office:value="82.044" calcext:value-type="float">
            <text:p>82.044</text:p>
          </table:table-cell>
          <table:table-cell office:value-type="float" office:value="101.65" calcext:value-type="float">
            <text:p>101.65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555" calcext:value-type="float">
            <text:p>49.5555</text:p>
          </table:table-cell>
          <table:table-cell office:value-type="float" office:value="87.7625" calcext:value-type="float">
            <text:p>87.7625</text:p>
          </table:table-cell>
          <table:table-cell office:value-type="float" office:value="111.32" calcext:value-type="float">
            <text:p>111.32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552" calcext:value-type="float">
            <text:p>44.7552</text:p>
          </table:table-cell>
          <table:table-cell office:value-type="float" office:value="78.6369" calcext:value-type="float">
            <text:p>78.6369</text:p>
          </table:table-cell>
          <table:table-cell office:value-type="float" office:value="101.08" calcext:value-type="float">
            <text:p>101.08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8226" calcext:value-type="float">
            <text:p>47.8226</text:p>
          </table:table-cell>
          <table:table-cell office:value-type="float" office:value="67.9837" calcext:value-type="float">
            <text:p>67.9837</text:p>
          </table:table-cell>
          <table:table-cell office:value-type="float" office:value="83.5483" calcext:value-type="float">
            <text:p>83.54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0816" calcext:value-type="float">
            <text:p>53.0816</text:p>
          </table:table-cell>
          <table:table-cell office:value-type="float" office:value="58.2287" calcext:value-type="float">
            <text:p>58.2287</text:p>
          </table:table-cell>
          <table:table-cell office:value-type="float" office:value="73.4256" calcext:value-type="float">
            <text:p>73.4256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061" calcext:value-type="float">
            <text:p>51.7061</text:p>
          </table:table-cell>
          <table:table-cell office:value-type="float" office:value="82.0408" calcext:value-type="float">
            <text:p>82.0408</text:p>
          </table:table-cell>
          <table:table-cell office:value-type="float" office:value="101.646" calcext:value-type="float">
            <text:p>101.646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557" calcext:value-type="float">
            <text:p>49.5557</text:p>
          </table:table-cell>
          <table:table-cell office:value-type="float" office:value="87.7629" calcext:value-type="float">
            <text:p>87.7629</text:p>
          </table:table-cell>
          <table:table-cell office:value-type="float" office:value="111.32" calcext:value-type="float">
            <text:p>111.32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425" calcext:value-type="float">
            <text:p>44.7425</text:p>
          </table:table-cell>
          <table:table-cell office:value-type="float" office:value="78.6166" calcext:value-type="float">
            <text:p>78.6166</text:p>
          </table:table-cell>
          <table:table-cell office:value-type="float" office:value="101.056" calcext:value-type="float">
            <text:p>101.056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8204" calcext:value-type="float">
            <text:p>47.8204</text:p>
          </table:table-cell>
          <table:table-cell office:value-type="float" office:value="67.9798" calcext:value-type="float">
            <text:p>67.9798</text:p>
          </table:table-cell>
          <table:table-cell office:value-type="float" office:value="83.544" calcext:value-type="float">
            <text:p>83.54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0972" calcext:value-type="float">
            <text:p>53.0972</text:p>
          </table:table-cell>
          <table:table-cell office:value-type="float" office:value="58.2583" calcext:value-type="float">
            <text:p>58.2583</text:p>
          </table:table-cell>
          <table:table-cell office:value-type="float" office:value="73.4578" calcext:value-type="float">
            <text:p>73.4578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061" calcext:value-type="float">
            <text:p>51.7061</text:p>
          </table:table-cell>
          <table:table-cell office:value-type="float" office:value="82.0409" calcext:value-type="float">
            <text:p>82.0409</text:p>
          </table:table-cell>
          <table:table-cell office:value-type="float" office:value="101.647" calcext:value-type="float">
            <text:p>101.647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551" calcext:value-type="float">
            <text:p>49.5551</text:p>
          </table:table-cell>
          <table:table-cell office:value-type="float" office:value="87.761" calcext:value-type="float">
            <text:p>87.761</text:p>
          </table:table-cell>
          <table:table-cell office:value-type="float" office:value="111.316" calcext:value-type="float">
            <text:p>111.316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286" calcext:value-type="float">
            <text:p>44.7286</text:p>
          </table:table-cell>
          <table:table-cell office:value-type="float" office:value="78.5951" calcext:value-type="float">
            <text:p>78.5951</text:p>
          </table:table-cell>
          <table:table-cell office:value-type="float" office:value="101.031" calcext:value-type="float">
            <text:p>101.031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8154" calcext:value-type="float">
            <text:p>47.8154</text:p>
          </table:table-cell>
          <table:table-cell office:value-type="float" office:value="67.9707" calcext:value-type="float">
            <text:p>67.9707</text:p>
          </table:table-cell>
          <table:table-cell office:value-type="float" office:value="83.5337" calcext:value-type="float">
            <text:p>83.533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1106" calcext:value-type="float">
            <text:p>53.1106</text:p>
          </table:table-cell>
          <table:table-cell office:value-type="float" office:value="58.2819" calcext:value-type="float">
            <text:p>58.2819</text:p>
          </table:table-cell>
          <table:table-cell office:value-type="float" office:value="73.4815" calcext:value-type="float">
            <text:p>73.4815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071" calcext:value-type="float">
            <text:p>51.7071</text:p>
          </table:table-cell>
          <table:table-cell office:value-type="float" office:value="82.0425" calcext:value-type="float">
            <text:p>82.0425</text:p>
          </table:table-cell>
          <table:table-cell office:value-type="float" office:value="101.649" calcext:value-type="float">
            <text:p>101.649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551" calcext:value-type="float">
            <text:p>49.5551</text:p>
          </table:table-cell>
          <table:table-cell office:value-type="float" office:value="87.7602" calcext:value-type="float">
            <text:p>87.7602</text:p>
          </table:table-cell>
          <table:table-cell office:value-type="float" office:value="111.315" calcext:value-type="float">
            <text:p>111.315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189" calcext:value-type="float">
            <text:p>44.7189</text:p>
          </table:table-cell>
          <table:table-cell office:value-type="float" office:value="78.5795" calcext:value-type="float">
            <text:p>78.5795</text:p>
          </table:table-cell>
          <table:table-cell office:value-type="float" office:value="101.013" calcext:value-type="float">
            <text:p>101.013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8111" calcext:value-type="float">
            <text:p>47.8111</text:p>
          </table:table-cell>
          <table:table-cell office:value-type="float" office:value="67.9636" calcext:value-type="float">
            <text:p>67.9636</text:p>
          </table:table-cell>
          <table:table-cell office:value-type="float" office:value="83.5269" calcext:value-type="float">
            <text:p>83.526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1285" calcext:value-type="float">
            <text:p>53.1285</text:p>
          </table:table-cell>
          <table:table-cell office:value-type="float" office:value="58.3108" calcext:value-type="float">
            <text:p>58.3108</text:p>
          </table:table-cell>
          <table:table-cell office:value-type="float" office:value="73.5052" calcext:value-type="float">
            <text:p>73.5052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094" calcext:value-type="float">
            <text:p>51.7094</text:p>
          </table:table-cell>
          <table:table-cell office:value-type="float" office:value="82.0462" calcext:value-type="float">
            <text:p>82.0462</text:p>
          </table:table-cell>
          <table:table-cell office:value-type="float" office:value="101.653" calcext:value-type="float">
            <text:p>101.653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558" calcext:value-type="float">
            <text:p>49.5558</text:p>
          </table:table-cell>
          <table:table-cell office:value-type="float" office:value="87.7609" calcext:value-type="float">
            <text:p>87.7609</text:p>
          </table:table-cell>
          <table:table-cell office:value-type="float" office:value="111.315" calcext:value-type="float">
            <text:p>111.315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189" calcext:value-type="float">
            <text:p>44.7189</text:p>
          </table:table-cell>
          <table:table-cell office:value-type="float" office:value="78.5794" calcext:value-type="float">
            <text:p>78.5794</text:p>
          </table:table-cell>
          <table:table-cell office:value-type="float" office:value="101.013" calcext:value-type="float">
            <text:p>101.013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8057" calcext:value-type="float">
            <text:p>47.8057</text:p>
          </table:table-cell>
          <table:table-cell office:value-type="float" office:value="67.9546" calcext:value-type="float">
            <text:p>67.9546</text:p>
          </table:table-cell>
          <table:table-cell office:value-type="float" office:value="83.5176" calcext:value-type="float">
            <text:p>83.517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143" calcext:value-type="float">
            <text:p>53.143</text:p>
          </table:table-cell>
          <table:table-cell office:value-type="float" office:value="58.3338" calcext:value-type="float">
            <text:p>58.3338</text:p>
          </table:table-cell>
          <table:table-cell office:value-type="float" office:value="73.525" calcext:value-type="float">
            <text:p>73.525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101" calcext:value-type="float">
            <text:p>51.7101</text:p>
          </table:table-cell>
          <table:table-cell office:value-type="float" office:value="82.0475" calcext:value-type="float">
            <text:p>82.0475</text:p>
          </table:table-cell>
          <table:table-cell office:value-type="float" office:value="101.654" calcext:value-type="float">
            <text:p>101.654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554" calcext:value-type="float">
            <text:p>49.5554</text:p>
          </table:table-cell>
          <table:table-cell office:value-type="float" office:value="87.7604" calcext:value-type="float">
            <text:p>87.7604</text:p>
          </table:table-cell>
          <table:table-cell office:value-type="float" office:value="111.314" calcext:value-type="float">
            <text:p>111.314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168" calcext:value-type="float">
            <text:p>44.7168</text:p>
          </table:table-cell>
          <table:table-cell office:value-type="float" office:value="78.5762" calcext:value-type="float">
            <text:p>78.5762</text:p>
          </table:table-cell>
          <table:table-cell office:value-type="float" office:value="101.009" calcext:value-type="float">
            <text:p>101.009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994" calcext:value-type="float">
            <text:p>47.7994</text:p>
          </table:table-cell>
          <table:table-cell office:value-type="float" office:value="67.9439" calcext:value-type="float">
            <text:p>67.9439</text:p>
          </table:table-cell>
          <table:table-cell office:value-type="float" office:value="83.507" calcext:value-type="float">
            <text:p>83.50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1645" calcext:value-type="float">
            <text:p>53.1645</text:p>
          </table:table-cell>
          <table:table-cell office:value-type="float" office:value="58.3719" calcext:value-type="float">
            <text:p>58.3719</text:p>
          </table:table-cell>
          <table:table-cell office:value-type="float" office:value="73.5608" calcext:value-type="float">
            <text:p>73.5608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104" calcext:value-type="float">
            <text:p>51.7104</text:p>
          </table:table-cell>
          <table:table-cell office:value-type="float" office:value="82.0479" calcext:value-type="float">
            <text:p>82.0479</text:p>
          </table:table-cell>
          <table:table-cell office:value-type="float" office:value="101.655" calcext:value-type="float">
            <text:p>101.655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525" calcext:value-type="float">
            <text:p>49.5525</text:p>
          </table:table-cell>
          <table:table-cell office:value-type="float" office:value="87.7559" calcext:value-type="float">
            <text:p>87.7559</text:p>
          </table:table-cell>
          <table:table-cell office:value-type="float" office:value="111.309" calcext:value-type="float">
            <text:p>111.309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17" calcext:value-type="float">
            <text:p>44.717</text:p>
          </table:table-cell>
          <table:table-cell office:value-type="float" office:value="78.5765" calcext:value-type="float">
            <text:p>78.5765</text:p>
          </table:table-cell>
          <table:table-cell office:value-type="float" office:value="101.009" calcext:value-type="float">
            <text:p>101.009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928" calcext:value-type="float">
            <text:p>47.7928</text:p>
          </table:table-cell>
          <table:table-cell office:value-type="float" office:value="67.9327" calcext:value-type="float">
            <text:p>67.9327</text:p>
          </table:table-cell>
          <table:table-cell office:value-type="float" office:value="83.4958" calcext:value-type="float">
            <text:p>83.495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1704" calcext:value-type="float">
            <text:p>53.1704</text:p>
          </table:table-cell>
          <table:table-cell office:value-type="float" office:value="58.3798" calcext:value-type="float">
            <text:p>58.3798</text:p>
          </table:table-cell>
          <table:table-cell office:value-type="float" office:value="73.563" calcext:value-type="float">
            <text:p>73.563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113" calcext:value-type="float">
            <text:p>51.7113</text:p>
          </table:table-cell>
          <table:table-cell office:value-type="float" office:value="82.0494" calcext:value-type="float">
            <text:p>82.0494</text:p>
          </table:table-cell>
          <table:table-cell office:value-type="float" office:value="101.657" calcext:value-type="float">
            <text:p>101.657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49" calcext:value-type="float">
            <text:p>49.549</text:p>
          </table:table-cell>
          <table:table-cell office:value-type="float" office:value="87.7499" calcext:value-type="float">
            <text:p>87.7499</text:p>
          </table:table-cell>
          <table:table-cell office:value-type="float" office:value="111.301" calcext:value-type="float">
            <text:p>111.301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171" calcext:value-type="float">
            <text:p>44.7171</text:p>
          </table:table-cell>
          <table:table-cell office:value-type="float" office:value="78.5765" calcext:value-type="float">
            <text:p>78.5765</text:p>
          </table:table-cell>
          <table:table-cell office:value-type="float" office:value="101.009" calcext:value-type="float">
            <text:p>101.009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888" calcext:value-type="float">
            <text:p>47.7888</text:p>
          </table:table-cell>
          <table:table-cell office:value-type="float" office:value="67.9264" calcext:value-type="float">
            <text:p>67.9264</text:p>
          </table:table-cell>
          <table:table-cell office:value-type="float" office:value="83.4902" calcext:value-type="float">
            <text:p>83.490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1775" calcext:value-type="float">
            <text:p>53.1775</text:p>
          </table:table-cell>
          <table:table-cell office:value-type="float" office:value="58.3916" calcext:value-type="float">
            <text:p>58.3916</text:p>
          </table:table-cell>
          <table:table-cell office:value-type="float" office:value="73.5653" calcext:value-type="float">
            <text:p>73.5653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119" calcext:value-type="float">
            <text:p>51.7119</text:p>
          </table:table-cell>
          <table:table-cell office:value-type="float" office:value="82.0505" calcext:value-type="float">
            <text:p>82.0505</text:p>
          </table:table-cell>
          <table:table-cell office:value-type="float" office:value="101.658" calcext:value-type="float">
            <text:p>101.658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465" calcext:value-type="float">
            <text:p>49.5465</text:p>
          </table:table-cell>
          <table:table-cell office:value-type="float" office:value="87.7461" calcext:value-type="float">
            <text:p>87.7461</text:p>
          </table:table-cell>
          <table:table-cell office:value-type="float" office:value="111.296" calcext:value-type="float">
            <text:p>111.296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17" calcext:value-type="float">
            <text:p>44.717</text:p>
          </table:table-cell>
          <table:table-cell office:value-type="float" office:value="78.5765" calcext:value-type="float">
            <text:p>78.5765</text:p>
          </table:table-cell>
          <table:table-cell office:value-type="float" office:value="101.009" calcext:value-type="float">
            <text:p>101.009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876" calcext:value-type="float">
            <text:p>47.7876</text:p>
          </table:table-cell>
          <table:table-cell office:value-type="float" office:value="67.9245" calcext:value-type="float">
            <text:p>67.9245</text:p>
          </table:table-cell>
          <table:table-cell office:value-type="float" office:value="83.4887" calcext:value-type="float">
            <text:p>83.488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183" calcext:value-type="float">
            <text:p>53.183</text:p>
          </table:table-cell>
          <table:table-cell office:value-type="float" office:value="58.3974" calcext:value-type="float">
            <text:p>58.3974</text:p>
          </table:table-cell>
          <table:table-cell office:value-type="float" office:value="73.5506" calcext:value-type="float">
            <text:p>73.5506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125" calcext:value-type="float">
            <text:p>51.7125</text:p>
          </table:table-cell>
          <table:table-cell office:value-type="float" office:value="82.0515" calcext:value-type="float">
            <text:p>82.0515</text:p>
          </table:table-cell>
          <table:table-cell office:value-type="float" office:value="101.659" calcext:value-type="float">
            <text:p>101.659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453" calcext:value-type="float">
            <text:p>49.5453</text:p>
          </table:table-cell>
          <table:table-cell office:value-type="float" office:value="87.7442" calcext:value-type="float">
            <text:p>87.7442</text:p>
          </table:table-cell>
          <table:table-cell office:value-type="float" office:value="111.294" calcext:value-type="float">
            <text:p>111.294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148" calcext:value-type="float">
            <text:p>44.7148</text:p>
          </table:table-cell>
          <table:table-cell office:value-type="float" office:value="78.5738" calcext:value-type="float">
            <text:p>78.5738</text:p>
          </table:table-cell>
          <table:table-cell office:value-type="float" office:value="101.007" calcext:value-type="float">
            <text:p>101.007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833" calcext:value-type="float">
            <text:p>47.7833</text:p>
          </table:table-cell>
          <table:table-cell office:value-type="float" office:value="67.9171" calcext:value-type="float">
            <text:p>67.9171</text:p>
          </table:table-cell>
          <table:table-cell office:value-type="float" office:value="83.4809" calcext:value-type="float">
            <text:p>83.480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1887" calcext:value-type="float">
            <text:p>53.1887</text:p>
          </table:table-cell>
          <table:table-cell office:value-type="float" office:value="58.4078" calcext:value-type="float">
            <text:p>58.4078</text:p>
          </table:table-cell>
          <table:table-cell office:value-type="float" office:value="73.5481" calcext:value-type="float">
            <text:p>73.5481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131" calcext:value-type="float">
            <text:p>51.7131</text:p>
          </table:table-cell>
          <table:table-cell office:value-type="float" office:value="82.0525" calcext:value-type="float">
            <text:p>82.0525</text:p>
          </table:table-cell>
          <table:table-cell office:value-type="float" office:value="101.66" calcext:value-type="float">
            <text:p>101.66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444" calcext:value-type="float">
            <text:p>49.5444</text:p>
          </table:table-cell>
          <table:table-cell office:value-type="float" office:value="87.7428" calcext:value-type="float">
            <text:p>87.7428</text:p>
          </table:table-cell>
          <table:table-cell office:value-type="float" office:value="111.292" calcext:value-type="float">
            <text:p>111.292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201" calcext:value-type="float">
            <text:p>44.7201</text:p>
          </table:table-cell>
          <table:table-cell office:value-type="float" office:value="78.5834" calcext:value-type="float">
            <text:p>78.5834</text:p>
          </table:table-cell>
          <table:table-cell office:value-type="float" office:value="101.02" calcext:value-type="float">
            <text:p>101.02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832" calcext:value-type="float">
            <text:p>47.7832</text:p>
          </table:table-cell>
          <table:table-cell office:value-type="float" office:value="67.917" calcext:value-type="float">
            <text:p>67.917</text:p>
          </table:table-cell>
          <table:table-cell office:value-type="float" office:value="83.4809" calcext:value-type="float">
            <text:p>83.480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1913" calcext:value-type="float">
            <text:p>53.1913</text:p>
          </table:table-cell>
          <table:table-cell office:value-type="float" office:value="58.4177" calcext:value-type="float">
            <text:p>58.4177</text:p>
          </table:table-cell>
          <table:table-cell office:value-type="float" office:value="73.5567" calcext:value-type="float">
            <text:p>73.5567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134" calcext:value-type="float">
            <text:p>51.7134</text:p>
          </table:table-cell>
          <table:table-cell office:value-type="float" office:value="82.053" calcext:value-type="float">
            <text:p>82.053</text:p>
          </table:table-cell>
          <table:table-cell office:value-type="float" office:value="101.661" calcext:value-type="float">
            <text:p>101.661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441" calcext:value-type="float">
            <text:p>49.5441</text:p>
          </table:table-cell>
          <table:table-cell office:value-type="float" office:value="87.742" calcext:value-type="float">
            <text:p>87.742</text:p>
          </table:table-cell>
          <table:table-cell office:value-type="float" office:value="111.291" calcext:value-type="float">
            <text:p>111.291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251" calcext:value-type="float">
            <text:p>44.7251</text:p>
          </table:table-cell>
          <table:table-cell office:value-type="float" office:value="78.5923" calcext:value-type="float">
            <text:p>78.5923</text:p>
          </table:table-cell>
          <table:table-cell office:value-type="float" office:value="101.032" calcext:value-type="float">
            <text:p>101.032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828" calcext:value-type="float">
            <text:p>47.7828</text:p>
          </table:table-cell>
          <table:table-cell office:value-type="float" office:value="67.9164" calcext:value-type="float">
            <text:p>67.9164</text:p>
          </table:table-cell>
          <table:table-cell office:value-type="float" office:value="83.4805" calcext:value-type="float">
            <text:p>83.48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1788" calcext:value-type="float">
            <text:p>53.1788</text:p>
          </table:table-cell>
          <table:table-cell office:value-type="float" office:value="58.415" calcext:value-type="float">
            <text:p>58.415</text:p>
          </table:table-cell>
          <table:table-cell office:value-type="float" office:value="73.5757" calcext:value-type="float">
            <text:p>73.5757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154" calcext:value-type="float">
            <text:p>51.7154</text:p>
          </table:table-cell>
          <table:table-cell office:value-type="float" office:value="82.0562" calcext:value-type="float">
            <text:p>82.0562</text:p>
          </table:table-cell>
          <table:table-cell office:value-type="float" office:value="101.665" calcext:value-type="float">
            <text:p>101.665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438" calcext:value-type="float">
            <text:p>49.5438</text:p>
          </table:table-cell>
          <table:table-cell office:value-type="float" office:value="87.7412" calcext:value-type="float">
            <text:p>87.7412</text:p>
          </table:table-cell>
          <table:table-cell office:value-type="float" office:value="111.289" calcext:value-type="float">
            <text:p>111.289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273" calcext:value-type="float">
            <text:p>44.7273</text:p>
          </table:table-cell>
          <table:table-cell office:value-type="float" office:value="78.5981" calcext:value-type="float">
            <text:p>78.5981</text:p>
          </table:table-cell>
          <table:table-cell office:value-type="float" office:value="101.043" calcext:value-type="float">
            <text:p>101.043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824" calcext:value-type="float">
            <text:p>47.7824</text:p>
          </table:table-cell>
          <table:table-cell office:value-type="float" office:value="67.916" calcext:value-type="float">
            <text:p>67.916</text:p>
          </table:table-cell>
          <table:table-cell office:value-type="float" office:value="83.4807" calcext:value-type="float">
            <text:p>83.480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1642" calcext:value-type="float">
            <text:p>53.1642</text:p>
          </table:table-cell>
          <table:table-cell office:value-type="float" office:value="58.3904" calcext:value-type="float">
            <text:p>58.3904</text:p>
          </table:table-cell>
          <table:table-cell office:value-type="float" office:value="73.5633" calcext:value-type="float">
            <text:p>73.5633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182" calcext:value-type="float">
            <text:p>51.7182</text:p>
          </table:table-cell>
          <table:table-cell office:value-type="float" office:value="82.0608" calcext:value-type="float">
            <text:p>82.0608</text:p>
          </table:table-cell>
          <table:table-cell office:value-type="float" office:value="101.67" calcext:value-type="float">
            <text:p>101.67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433" calcext:value-type="float">
            <text:p>49.5433</text:p>
          </table:table-cell>
          <table:table-cell office:value-type="float" office:value="87.7399" calcext:value-type="float">
            <text:p>87.7399</text:p>
          </table:table-cell>
          <table:table-cell office:value-type="float" office:value="111.287" calcext:value-type="float">
            <text:p>111.287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259" calcext:value-type="float">
            <text:p>44.7259</text:p>
          </table:table-cell>
          <table:table-cell office:value-type="float" office:value="78.5963" calcext:value-type="float">
            <text:p>78.5963</text:p>
          </table:table-cell>
          <table:table-cell office:value-type="float" office:value="101.041" calcext:value-type="float">
            <text:p>101.041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826" calcext:value-type="float">
            <text:p>47.7826</text:p>
          </table:table-cell>
          <table:table-cell office:value-type="float" office:value="67.9164" calcext:value-type="float">
            <text:p>67.9164</text:p>
          </table:table-cell>
          <table:table-cell office:value-type="float" office:value="83.4812" calcext:value-type="float">
            <text:p>83.481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1318" calcext:value-type="float">
            <text:p>53.1318</text:p>
          </table:table-cell>
          <table:table-cell office:value-type="float" office:value="58.3406" calcext:value-type="float">
            <text:p>58.3406</text:p>
          </table:table-cell>
          <table:table-cell office:value-type="float" office:value="73.5521" calcext:value-type="float">
            <text:p>73.5521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71" calcext:value-type="float">
            <text:p>51.7271</text:p>
          </table:table-cell>
          <table:table-cell office:value-type="float" office:value="82.0754" calcext:value-type="float">
            <text:p>82.0754</text:p>
          </table:table-cell>
          <table:table-cell office:value-type="float" office:value="101.686" calcext:value-type="float">
            <text:p>101.686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439" calcext:value-type="float">
            <text:p>49.5439</text:p>
          </table:table-cell>
          <table:table-cell office:value-type="float" office:value="87.7407" calcext:value-type="float">
            <text:p>87.7407</text:p>
          </table:table-cell>
          <table:table-cell office:value-type="float" office:value="111.288" calcext:value-type="float">
            <text:p>111.288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287" calcext:value-type="float">
            <text:p>44.7287</text:p>
          </table:table-cell>
          <table:table-cell office:value-type="float" office:value="78.6002" calcext:value-type="float">
            <text:p>78.6002</text:p>
          </table:table-cell>
          <table:table-cell office:value-type="float" office:value="101.045" calcext:value-type="float">
            <text:p>101.045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828" calcext:value-type="float">
            <text:p>47.7828</text:p>
          </table:table-cell>
          <table:table-cell office:value-type="float" office:value="67.9167" calcext:value-type="float">
            <text:p>67.9167</text:p>
          </table:table-cell>
          <table:table-cell office:value-type="float" office:value="83.4815" calcext:value-type="float">
            <text:p>83.481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1005" calcext:value-type="float">
            <text:p>53.1005</text:p>
          </table:table-cell>
          <table:table-cell office:value-type="float" office:value="58.3013" calcext:value-type="float">
            <text:p>58.3013</text:p>
          </table:table-cell>
          <table:table-cell office:value-type="float" office:value="73.5605" calcext:value-type="float">
            <text:p>73.5605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318" calcext:value-type="float">
            <text:p>51.7318</text:p>
          </table:table-cell>
          <table:table-cell office:value-type="float" office:value="82.0831" calcext:value-type="float">
            <text:p>82.0831</text:p>
          </table:table-cell>
          <table:table-cell office:value-type="float" office:value="101.695" calcext:value-type="float">
            <text:p>101.695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455" calcext:value-type="float">
            <text:p>49.5455</text:p>
          </table:table-cell>
          <table:table-cell office:value-type="float" office:value="87.743" calcext:value-type="float">
            <text:p>87.743</text:p>
          </table:table-cell>
          <table:table-cell office:value-type="float" office:value="111.29" calcext:value-type="float">
            <text:p>111.29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281" calcext:value-type="float">
            <text:p>44.7281</text:p>
          </table:table-cell>
          <table:table-cell office:value-type="float" office:value="78.6002" calcext:value-type="float">
            <text:p>78.6002</text:p>
          </table:table-cell>
          <table:table-cell office:value-type="float" office:value="101.046" calcext:value-type="float">
            <text:p>101.046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827" calcext:value-type="float">
            <text:p>47.7827</text:p>
          </table:table-cell>
          <table:table-cell office:value-type="float" office:value="67.9166" calcext:value-type="float">
            <text:p>67.9166</text:p>
          </table:table-cell>
          <table:table-cell office:value-type="float" office:value="83.4814" calcext:value-type="float">
            <text:p>83.481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0702" calcext:value-type="float">
            <text:p>53.0702</text:p>
          </table:table-cell>
          <table:table-cell office:value-type="float" office:value="58.2795" calcext:value-type="float">
            <text:p>58.2795</text:p>
          </table:table-cell>
          <table:table-cell office:value-type="float" office:value="73.5902" calcext:value-type="float">
            <text:p>73.5902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372" calcext:value-type="float">
            <text:p>51.7372</text:p>
          </table:table-cell>
          <table:table-cell office:value-type="float" office:value="82.092" calcext:value-type="float">
            <text:p>82.092</text:p>
          </table:table-cell>
          <table:table-cell office:value-type="float" office:value="101.705" calcext:value-type="float">
            <text:p>101.705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483" calcext:value-type="float">
            <text:p>49.5483</text:p>
          </table:table-cell>
          <table:table-cell office:value-type="float" office:value="87.747" calcext:value-type="float">
            <text:p>87.747</text:p>
          </table:table-cell>
          <table:table-cell office:value-type="float" office:value="111.294" calcext:value-type="float">
            <text:p>111.294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272" calcext:value-type="float">
            <text:p>44.7272</text:p>
          </table:table-cell>
          <table:table-cell office:value-type="float" office:value="78.5989" calcext:value-type="float">
            <text:p>78.5989</text:p>
          </table:table-cell>
          <table:table-cell office:value-type="float" office:value="101.045" calcext:value-type="float">
            <text:p>101.045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837" calcext:value-type="float">
            <text:p>47.7837</text:p>
          </table:table-cell>
          <table:table-cell office:value-type="float" office:value="67.9183" calcext:value-type="float">
            <text:p>67.9183</text:p>
          </table:table-cell>
          <table:table-cell office:value-type="float" office:value="83.4833" calcext:value-type="float">
            <text:p>83.483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0415" calcext:value-type="float">
            <text:p>53.0415</text:p>
          </table:table-cell>
          <table:table-cell office:value-type="float" office:value="58.2565" calcext:value-type="float">
            <text:p>58.2565</text:p>
          </table:table-cell>
          <table:table-cell office:value-type="float" office:value="73.6115" calcext:value-type="float">
            <text:p>73.6115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426" calcext:value-type="float">
            <text:p>51.7426</text:p>
          </table:table-cell>
          <table:table-cell office:value-type="float" office:value="82.1009" calcext:value-type="float">
            <text:p>82.1009</text:p>
          </table:table-cell>
          <table:table-cell office:value-type="float" office:value="101.715" calcext:value-type="float">
            <text:p>101.715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485" calcext:value-type="float">
            <text:p>49.5485</text:p>
          </table:table-cell>
          <table:table-cell office:value-type="float" office:value="87.7472" calcext:value-type="float">
            <text:p>87.7472</text:p>
          </table:table-cell>
          <table:table-cell office:value-type="float" office:value="111.294" calcext:value-type="float">
            <text:p>111.294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267" calcext:value-type="float">
            <text:p>44.7267</text:p>
          </table:table-cell>
          <table:table-cell office:value-type="float" office:value="78.5991" calcext:value-type="float">
            <text:p>78.5991</text:p>
          </table:table-cell>
          <table:table-cell office:value-type="float" office:value="101.047" calcext:value-type="float">
            <text:p>101.047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844" calcext:value-type="float">
            <text:p>47.7844</text:p>
          </table:table-cell>
          <table:table-cell office:value-type="float" office:value="67.9193" calcext:value-type="float">
            <text:p>67.9193</text:p>
          </table:table-cell>
          <table:table-cell office:value-type="float" office:value="83.4837" calcext:value-type="float">
            <text:p>83.483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0171" calcext:value-type="float">
            <text:p>53.0171</text:p>
          </table:table-cell>
          <table:table-cell office:value-type="float" office:value="58.227" calcext:value-type="float">
            <text:p>58.227</text:p>
          </table:table-cell>
          <table:table-cell office:value-type="float" office:value="73.6085" calcext:value-type="float">
            <text:p>73.6085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468" calcext:value-type="float">
            <text:p>51.7468</text:p>
          </table:table-cell>
          <table:table-cell office:value-type="float" office:value="82.108" calcext:value-type="float">
            <text:p>82.108</text:p>
          </table:table-cell>
          <table:table-cell office:value-type="float" office:value="101.724" calcext:value-type="float">
            <text:p>101.724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484" calcext:value-type="float">
            <text:p>49.5484</text:p>
          </table:table-cell>
          <table:table-cell office:value-type="float" office:value="87.7466" calcext:value-type="float">
            <text:p>87.7466</text:p>
          </table:table-cell>
          <table:table-cell office:value-type="float" office:value="111.293" calcext:value-type="float">
            <text:p>111.293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25" calcext:value-type="float">
            <text:p>44.725</text:p>
          </table:table-cell>
          <table:table-cell office:value-type="float" office:value="78.5976" calcext:value-type="float">
            <text:p>78.5976</text:p>
          </table:table-cell>
          <table:table-cell office:value-type="float" office:value="101.047" calcext:value-type="float">
            <text:p>101.047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872" calcext:value-type="float">
            <text:p>47.7872</text:p>
          </table:table-cell>
          <table:table-cell office:value-type="float" office:value="67.9236" calcext:value-type="float">
            <text:p>67.9236</text:p>
          </table:table-cell>
          <table:table-cell office:value-type="float" office:value="83.4873" calcext:value-type="float">
            <text:p>83.487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9872" calcext:value-type="float">
            <text:p>52.9872</text:p>
          </table:table-cell>
          <table:table-cell office:value-type="float" office:value="58.1845" calcext:value-type="float">
            <text:p>58.1845</text:p>
          </table:table-cell>
          <table:table-cell office:value-type="float" office:value="73.5951" calcext:value-type="float">
            <text:p>73.5951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491" calcext:value-type="float">
            <text:p>51.7491</text:p>
          </table:table-cell>
          <table:table-cell office:value-type="float" office:value="82.1124" calcext:value-type="float">
            <text:p>82.1124</text:p>
          </table:table-cell>
          <table:table-cell office:value-type="float" office:value="101.73" calcext:value-type="float">
            <text:p>101.73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458" calcext:value-type="float">
            <text:p>49.5458</text:p>
          </table:table-cell>
          <table:table-cell office:value-type="float" office:value="87.7409" calcext:value-type="float">
            <text:p>87.7409</text:p>
          </table:table-cell>
          <table:table-cell office:value-type="float" office:value="111.283" calcext:value-type="float">
            <text:p>111.283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309" calcext:value-type="float">
            <text:p>44.7309</text:p>
          </table:table-cell>
          <table:table-cell office:value-type="float" office:value="78.6092" calcext:value-type="float">
            <text:p>78.6092</text:p>
          </table:table-cell>
          <table:table-cell office:value-type="float" office:value="101.064" calcext:value-type="float">
            <text:p>101.064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7915" calcext:value-type="float">
            <text:p>47.7915</text:p>
          </table:table-cell>
          <table:table-cell office:value-type="float" office:value="67.9316" calcext:value-type="float">
            <text:p>67.9316</text:p>
          </table:table-cell>
          <table:table-cell office:value-type="float" office:value="83.4972" calcext:value-type="float">
            <text:p>83.497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9402" calcext:value-type="float">
            <text:p>52.9402</text:p>
          </table:table-cell>
          <table:table-cell office:value-type="float" office:value="58.0981" calcext:value-type="float">
            <text:p>58.0981</text:p>
          </table:table-cell>
          <table:table-cell office:value-type="float" office:value="73.5141" calcext:value-type="float">
            <text:p>73.5141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498" calcext:value-type="float">
            <text:p>51.7498</text:p>
          </table:table-cell>
          <table:table-cell office:value-type="float" office:value="82.114" calcext:value-type="float">
            <text:p>82.114</text:p>
          </table:table-cell>
          <table:table-cell office:value-type="float" office:value="101.732" calcext:value-type="float">
            <text:p>101.732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429" calcext:value-type="float">
            <text:p>49.5429</text:p>
          </table:table-cell>
          <table:table-cell office:value-type="float" office:value="87.7335" calcext:value-type="float">
            <text:p>87.7335</text:p>
          </table:table-cell>
          <table:table-cell office:value-type="float" office:value="111.269" calcext:value-type="float">
            <text:p>111.269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391" calcext:value-type="float">
            <text:p>44.7391</text:p>
          </table:table-cell>
          <table:table-cell office:value-type="float" office:value="78.6247" calcext:value-type="float">
            <text:p>78.6247</text:p>
          </table:table-cell>
          <table:table-cell office:value-type="float" office:value="101.086" calcext:value-type="float">
            <text:p>101.086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8089" calcext:value-type="float">
            <text:p>47.8089</text:p>
          </table:table-cell>
          <table:table-cell office:value-type="float" office:value="67.9651" calcext:value-type="float">
            <text:p>67.9651</text:p>
          </table:table-cell>
          <table:table-cell office:value-type="float" office:value="83.5395" calcext:value-type="float">
            <text:p>83.539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9165" calcext:value-type="float">
            <text:p>52.9165</text:p>
          </table:table-cell>
          <table:table-cell office:value-type="float" office:value="58.0542" calcext:value-type="float">
            <text:p>58.0542</text:p>
          </table:table-cell>
          <table:table-cell office:value-type="float" office:value="73.4758" calcext:value-type="float">
            <text:p>73.4758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514" calcext:value-type="float">
            <text:p>51.7514</text:p>
          </table:table-cell>
          <table:table-cell office:value-type="float" office:value="82.1164" calcext:value-type="float">
            <text:p>82.1164</text:p>
          </table:table-cell>
          <table:table-cell office:value-type="float" office:value="101.734" calcext:value-type="float">
            <text:p>101.734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431" calcext:value-type="float">
            <text:p>49.5431</text:p>
          </table:table-cell>
          <table:table-cell office:value-type="float" office:value="87.7336" calcext:value-type="float">
            <text:p>87.7336</text:p>
          </table:table-cell>
          <table:table-cell office:value-type="float" office:value="111.268" calcext:value-type="float">
            <text:p>111.268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361" calcext:value-type="float">
            <text:p>44.7361</text:p>
          </table:table-cell>
          <table:table-cell office:value-type="float" office:value="78.6195" calcext:value-type="float">
            <text:p>78.6195</text:p>
          </table:table-cell>
          <table:table-cell office:value-type="float" office:value="101.079" calcext:value-type="float">
            <text:p>101.079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8293" calcext:value-type="float">
            <text:p>47.8293</text:p>
          </table:table-cell>
          <table:table-cell office:value-type="float" office:value="68.0026" calcext:value-type="float">
            <text:p>68.0026</text:p>
          </table:table-cell>
          <table:table-cell office:value-type="float" office:value="83.5841" calcext:value-type="float">
            <text:p>83.584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8978" calcext:value-type="float">
            <text:p>52.8978</text:p>
          </table:table-cell>
          <table:table-cell office:value-type="float" office:value="58.0099" calcext:value-type="float">
            <text:p>58.0099</text:p>
          </table:table-cell>
          <table:table-cell office:value-type="float" office:value="73.4359" calcext:value-type="float">
            <text:p>73.4359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531" calcext:value-type="float">
            <text:p>51.7531</text:p>
          </table:table-cell>
          <table:table-cell office:value-type="float" office:value="82.119" calcext:value-type="float">
            <text:p>82.119</text:p>
          </table:table-cell>
          <table:table-cell office:value-type="float" office:value="101.736" calcext:value-type="float">
            <text:p>101.736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439" calcext:value-type="float">
            <text:p>49.5439</text:p>
          </table:table-cell>
          <table:table-cell office:value-type="float" office:value="87.7343" calcext:value-type="float">
            <text:p>87.7343</text:p>
          </table:table-cell>
          <table:table-cell office:value-type="float" office:value="111.269" calcext:value-type="float">
            <text:p>111.269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387" calcext:value-type="float">
            <text:p>44.7387</text:p>
          </table:table-cell>
          <table:table-cell office:value-type="float" office:value="78.6227" calcext:value-type="float">
            <text:p>78.6227</text:p>
          </table:table-cell>
          <table:table-cell office:value-type="float" office:value="101.081" calcext:value-type="float">
            <text:p>101.081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8391" calcext:value-type="float">
            <text:p>47.8391</text:p>
          </table:table-cell>
          <table:table-cell office:value-type="float" office:value="68.0192" calcext:value-type="float">
            <text:p>68.0192</text:p>
          </table:table-cell>
          <table:table-cell office:value-type="float" office:value="83.6003" calcext:value-type="float">
            <text:p>83.600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8753" calcext:value-type="float">
            <text:p>52.8753</text:p>
          </table:table-cell>
          <table:table-cell office:value-type="float" office:value="57.9748" calcext:value-type="float">
            <text:p>57.9748</text:p>
          </table:table-cell>
          <table:table-cell office:value-type="float" office:value="73.4259" calcext:value-type="float">
            <text:p>73.4259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542" calcext:value-type="float">
            <text:p>51.7542</text:p>
          </table:table-cell>
          <table:table-cell office:value-type="float" office:value="82.1206" calcext:value-type="float">
            <text:p>82.1206</text:p>
          </table:table-cell>
          <table:table-cell office:value-type="float" office:value="101.738" calcext:value-type="float">
            <text:p>101.738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463" calcext:value-type="float">
            <text:p>49.5463</text:p>
          </table:table-cell>
          <table:table-cell office:value-type="float" office:value="87.7371" calcext:value-type="float">
            <text:p>87.7371</text:p>
          </table:table-cell>
          <table:table-cell office:value-type="float" office:value="111.27" calcext:value-type="float">
            <text:p>111.27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382" calcext:value-type="float">
            <text:p>44.7382</text:p>
          </table:table-cell>
          <table:table-cell office:value-type="float" office:value="78.6215" calcext:value-type="float">
            <text:p>78.6215</text:p>
          </table:table-cell>
          <table:table-cell office:value-type="float" office:value="101.079" calcext:value-type="float">
            <text:p>101.079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8455" calcext:value-type="float">
            <text:p>47.8455</text:p>
          </table:table-cell>
          <table:table-cell office:value-type="float" office:value="68.0289" calcext:value-type="float">
            <text:p>68.0289</text:p>
          </table:table-cell>
          <table:table-cell office:value-type="float" office:value="83.6077" calcext:value-type="float">
            <text:p>83.607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8565" calcext:value-type="float">
            <text:p>52.8565</text:p>
          </table:table-cell>
          <table:table-cell office:value-type="float" office:value="57.9458" calcext:value-type="float">
            <text:p>57.9458</text:p>
          </table:table-cell>
          <table:table-cell office:value-type="float" office:value="73.4126" calcext:value-type="float">
            <text:p>73.4126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566" calcext:value-type="float">
            <text:p>51.7566</text:p>
          </table:table-cell>
          <table:table-cell office:value-type="float" office:value="82.1243" calcext:value-type="float">
            <text:p>82.1243</text:p>
          </table:table-cell>
          <table:table-cell office:value-type="float" office:value="101.741" calcext:value-type="float">
            <text:p>101.741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548" calcext:value-type="float">
            <text:p>49.5548</text:p>
          </table:table-cell>
          <table:table-cell office:value-type="float" office:value="87.7494" calcext:value-type="float">
            <text:p>87.7494</text:p>
          </table:table-cell>
          <table:table-cell office:value-type="float" office:value="111.283" calcext:value-type="float">
            <text:p>111.283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392" calcext:value-type="float">
            <text:p>44.7392</text:p>
          </table:table-cell>
          <table:table-cell office:value-type="float" office:value="78.6227" calcext:value-type="float">
            <text:p>78.6227</text:p>
          </table:table-cell>
          <table:table-cell office:value-type="float" office:value="101.08" calcext:value-type="float">
            <text:p>101.08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856" calcext:value-type="float">
            <text:p>47.856</text:p>
          </table:table-cell>
          <table:table-cell office:value-type="float" office:value="68.0462" calcext:value-type="float">
            <text:p>68.0462</text:p>
          </table:table-cell>
          <table:table-cell office:value-type="float" office:value="83.6244" calcext:value-type="float">
            <text:p>83.624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8456" calcext:value-type="float">
            <text:p>52.8456</text:p>
          </table:table-cell>
          <table:table-cell office:value-type="float" office:value="57.9283" calcext:value-type="float">
            <text:p>57.9283</text:p>
          </table:table-cell>
          <table:table-cell office:value-type="float" office:value="73.4001" calcext:value-type="float">
            <text:p>73.4001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58" calcext:value-type="float">
            <text:p>51.758</text:p>
          </table:table-cell>
          <table:table-cell office:value-type="float" office:value="82.1264" calcext:value-type="float">
            <text:p>82.1264</text:p>
          </table:table-cell>
          <table:table-cell office:value-type="float" office:value="101.743" calcext:value-type="float">
            <text:p>101.743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646" calcext:value-type="float">
            <text:p>49.5646</text:p>
          </table:table-cell>
          <table:table-cell office:value-type="float" office:value="87.7639" calcext:value-type="float">
            <text:p>87.7639</text:p>
          </table:table-cell>
          <table:table-cell office:value-type="float" office:value="111.298" calcext:value-type="float">
            <text:p>111.298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411" calcext:value-type="float">
            <text:p>44.7411</text:p>
          </table:table-cell>
          <table:table-cell office:value-type="float" office:value="78.6251" calcext:value-type="float">
            <text:p>78.6251</text:p>
          </table:table-cell>
          <table:table-cell office:value-type="float" office:value="101.081" calcext:value-type="float">
            <text:p>101.081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8664" calcext:value-type="float">
            <text:p>47.8664</text:p>
          </table:table-cell>
          <table:table-cell office:value-type="float" office:value="68.0633" calcext:value-type="float">
            <text:p>68.0633</text:p>
          </table:table-cell>
          <table:table-cell office:value-type="float" office:value="83.6405" calcext:value-type="float">
            <text:p>83.64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8332" calcext:value-type="float">
            <text:p>52.8332</text:p>
          </table:table-cell>
          <table:table-cell office:value-type="float" office:value="57.9101" calcext:value-type="float">
            <text:p>57.9101</text:p>
          </table:table-cell>
          <table:table-cell office:value-type="float" office:value="73.3875" calcext:value-type="float">
            <text:p>73.3875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605" calcext:value-type="float">
            <text:p>51.7605</text:p>
          </table:table-cell>
          <table:table-cell office:value-type="float" office:value="82.1306" calcext:value-type="float">
            <text:p>82.1306</text:p>
          </table:table-cell>
          <table:table-cell office:value-type="float" office:value="101.748" calcext:value-type="float">
            <text:p>101.748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692" calcext:value-type="float">
            <text:p>49.5692</text:p>
          </table:table-cell>
          <table:table-cell office:value-type="float" office:value="87.7708" calcext:value-type="float">
            <text:p>87.7708</text:p>
          </table:table-cell>
          <table:table-cell office:value-type="float" office:value="111.306" calcext:value-type="float">
            <text:p>111.306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431" calcext:value-type="float">
            <text:p>44.7431</text:p>
          </table:table-cell>
          <table:table-cell office:value-type="float" office:value="78.6275" calcext:value-type="float">
            <text:p>78.6275</text:p>
          </table:table-cell>
          <table:table-cell office:value-type="float" office:value="101.083" calcext:value-type="float">
            <text:p>101.083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8719" calcext:value-type="float">
            <text:p>47.8719</text:p>
          </table:table-cell>
          <table:table-cell office:value-type="float" office:value="68.0723" calcext:value-type="float">
            <text:p>68.0723</text:p>
          </table:table-cell>
          <table:table-cell office:value-type="float" office:value="83.6487" calcext:value-type="float">
            <text:p>83.648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8251" calcext:value-type="float">
            <text:p>52.8251</text:p>
          </table:table-cell>
          <table:table-cell office:value-type="float" office:value="57.8996" calcext:value-type="float">
            <text:p>57.8996</text:p>
          </table:table-cell>
          <table:table-cell office:value-type="float" office:value="73.3835" calcext:value-type="float">
            <text:p>73.3835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612" calcext:value-type="float">
            <text:p>51.7612</text:p>
          </table:table-cell>
          <table:table-cell office:value-type="float" office:value="82.1315" calcext:value-type="float">
            <text:p>82.1315</text:p>
          </table:table-cell>
          <table:table-cell office:value-type="float" office:value="101.748" calcext:value-type="float">
            <text:p>101.748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77" calcext:value-type="float">
            <text:p>49.577</text:p>
          </table:table-cell>
          <table:table-cell office:value-type="float" office:value="87.7834" calcext:value-type="float">
            <text:p>87.7834</text:p>
          </table:table-cell>
          <table:table-cell office:value-type="float" office:value="111.321" calcext:value-type="float">
            <text:p>111.321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552" calcext:value-type="float">
            <text:p>44.7552</text:p>
          </table:table-cell>
          <table:table-cell office:value-type="float" office:value="78.6454" calcext:value-type="float">
            <text:p>78.6454</text:p>
          </table:table-cell>
          <table:table-cell office:value-type="float" office:value="101.102" calcext:value-type="float">
            <text:p>101.102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8785" calcext:value-type="float">
            <text:p>47.8785</text:p>
          </table:table-cell>
          <table:table-cell office:value-type="float" office:value="68.0835" calcext:value-type="float">
            <text:p>68.0835</text:p>
          </table:table-cell>
          <table:table-cell office:value-type="float" office:value="83.6604" calcext:value-type="float">
            <text:p>83.660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8157" calcext:value-type="float">
            <text:p>52.8157</text:p>
          </table:table-cell>
          <table:table-cell office:value-type="float" office:value="57.8841" calcext:value-type="float">
            <text:p>57.8841</text:p>
          </table:table-cell>
          <table:table-cell office:value-type="float" office:value="73.3708" calcext:value-type="float">
            <text:p>73.3708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622" calcext:value-type="float">
            <text:p>51.7622</text:p>
          </table:table-cell>
          <table:table-cell office:value-type="float" office:value="82.1329" calcext:value-type="float">
            <text:p>82.1329</text:p>
          </table:table-cell>
          <table:table-cell office:value-type="float" office:value="101.749" calcext:value-type="float">
            <text:p>101.749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844" calcext:value-type="float">
            <text:p>49.5844</text:p>
          </table:table-cell>
          <table:table-cell office:value-type="float" office:value="87.7954" calcext:value-type="float">
            <text:p>87.7954</text:p>
          </table:table-cell>
          <table:table-cell office:value-type="float" office:value="111.336" calcext:value-type="float">
            <text:p>111.336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644" calcext:value-type="float">
            <text:p>44.7644</text:p>
          </table:table-cell>
          <table:table-cell office:value-type="float" office:value="78.6587" calcext:value-type="float">
            <text:p>78.6587</text:p>
          </table:table-cell>
          <table:table-cell office:value-type="float" office:value="101.116" calcext:value-type="float">
            <text:p>101.116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8832" calcext:value-type="float">
            <text:p>47.8832</text:p>
          </table:table-cell>
          <table:table-cell office:value-type="float" office:value="68.0915" calcext:value-type="float">
            <text:p>68.0915</text:p>
          </table:table-cell>
          <table:table-cell office:value-type="float" office:value="83.6683" calcext:value-type="float">
            <text:p>83.66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8095" calcext:value-type="float">
            <text:p>52.8095</text:p>
          </table:table-cell>
          <table:table-cell office:value-type="float" office:value="57.8732" calcext:value-type="float">
            <text:p>57.8732</text:p>
          </table:table-cell>
          <table:table-cell office:value-type="float" office:value="73.363" calcext:value-type="float">
            <text:p>73.363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627" calcext:value-type="float">
            <text:p>51.7627</text:p>
          </table:table-cell>
          <table:table-cell office:value-type="float" office:value="82.1337" calcext:value-type="float">
            <text:p>82.1337</text:p>
          </table:table-cell>
          <table:table-cell office:value-type="float" office:value="101.75" calcext:value-type="float">
            <text:p>101.75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905" calcext:value-type="float">
            <text:p>49.5905</text:p>
          </table:table-cell>
          <table:table-cell office:value-type="float" office:value="87.8049" calcext:value-type="float">
            <text:p>87.8049</text:p>
          </table:table-cell>
          <table:table-cell office:value-type="float" office:value="111.347" calcext:value-type="float">
            <text:p>111.347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659" calcext:value-type="float">
            <text:p>44.7659</text:p>
          </table:table-cell>
          <table:table-cell office:value-type="float" office:value="78.6606" calcext:value-type="float">
            <text:p>78.6606</text:p>
          </table:table-cell>
          <table:table-cell office:value-type="float" office:value="101.117" calcext:value-type="float">
            <text:p>101.117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8919" calcext:value-type="float">
            <text:p>47.8919</text:p>
          </table:table-cell>
          <table:table-cell office:value-type="float" office:value="68.1061" calcext:value-type="float">
            <text:p>68.1061</text:p>
          </table:table-cell>
          <table:table-cell office:value-type="float" office:value="83.6827" calcext:value-type="float">
            <text:p>83.682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8063" calcext:value-type="float">
            <text:p>52.8063</text:p>
          </table:table-cell>
          <table:table-cell office:value-type="float" office:value="57.8647" calcext:value-type="float">
            <text:p>57.8647</text:p>
          </table:table-cell>
          <table:table-cell office:value-type="float" office:value="73.3548" calcext:value-type="float">
            <text:p>73.3548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621" calcext:value-type="float">
            <text:p>51.7621</text:p>
          </table:table-cell>
          <table:table-cell office:value-type="float" office:value="82.1328" calcext:value-type="float">
            <text:p>82.1328</text:p>
          </table:table-cell>
          <table:table-cell office:value-type="float" office:value="101.749" calcext:value-type="float">
            <text:p>101.749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963" calcext:value-type="float">
            <text:p>49.5963</text:p>
          </table:table-cell>
          <table:table-cell office:value-type="float" office:value="87.8139" calcext:value-type="float">
            <text:p>87.8139</text:p>
          </table:table-cell>
          <table:table-cell office:value-type="float" office:value="111.358" calcext:value-type="float">
            <text:p>111.358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699" calcext:value-type="float">
            <text:p>44.7699</text:p>
          </table:table-cell>
          <table:table-cell office:value-type="float" office:value="78.666" calcext:value-type="float">
            <text:p>78.666</text:p>
          </table:table-cell>
          <table:table-cell office:value-type="float" office:value="101.122" calcext:value-type="float">
            <text:p>101.122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8973" calcext:value-type="float">
            <text:p>47.8973</text:p>
          </table:table-cell>
          <table:table-cell office:value-type="float" office:value="68.1149" calcext:value-type="float">
            <text:p>68.1149</text:p>
          </table:table-cell>
          <table:table-cell office:value-type="float" office:value="83.6908" calcext:value-type="float">
            <text:p>83.69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8055" calcext:value-type="float">
            <text:p>52.8055</text:p>
          </table:table-cell>
          <table:table-cell office:value-type="float" office:value="57.863" calcext:value-type="float">
            <text:p>57.863</text:p>
          </table:table-cell>
          <table:table-cell office:value-type="float" office:value="73.354" calcext:value-type="float">
            <text:p>73.354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623" calcext:value-type="float">
            <text:p>51.7623</text:p>
          </table:table-cell>
          <table:table-cell office:value-type="float" office:value="82.133" calcext:value-type="float">
            <text:p>82.133</text:p>
          </table:table-cell>
          <table:table-cell office:value-type="float" office:value="101.749" calcext:value-type="float">
            <text:p>101.749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006" calcext:value-type="float">
            <text:p>49.6006</text:p>
          </table:table-cell>
          <table:table-cell office:value-type="float" office:value="87.8205" calcext:value-type="float">
            <text:p>87.8205</text:p>
          </table:table-cell>
          <table:table-cell office:value-type="float" office:value="111.366" calcext:value-type="float">
            <text:p>111.366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794" calcext:value-type="float">
            <text:p>44.7794</text:p>
          </table:table-cell>
          <table:table-cell office:value-type="float" office:value="78.6804" calcext:value-type="float">
            <text:p>78.6804</text:p>
          </table:table-cell>
          <table:table-cell office:value-type="float" office:value="101.138" calcext:value-type="float">
            <text:p>101.138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9052" calcext:value-type="float">
            <text:p>47.9052</text:p>
          </table:table-cell>
          <table:table-cell office:value-type="float" office:value="68.1286" calcext:value-type="float">
            <text:p>68.1286</text:p>
          </table:table-cell>
          <table:table-cell office:value-type="float" office:value="83.7054" calcext:value-type="float">
            <text:p>83.705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8039" calcext:value-type="float">
            <text:p>52.8039</text:p>
          </table:table-cell>
          <table:table-cell office:value-type="float" office:value="57.8607" calcext:value-type="float">
            <text:p>57.8607</text:p>
          </table:table-cell>
          <table:table-cell office:value-type="float" office:value="73.3538" calcext:value-type="float">
            <text:p>73.3538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622" calcext:value-type="float">
            <text:p>51.7622</text:p>
          </table:table-cell>
          <table:table-cell office:value-type="float" office:value="82.1329" calcext:value-type="float">
            <text:p>82.1329</text:p>
          </table:table-cell>
          <table:table-cell office:value-type="float" office:value="101.749" calcext:value-type="float">
            <text:p>101.749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042" calcext:value-type="float">
            <text:p>49.6042</text:p>
          </table:table-cell>
          <table:table-cell office:value-type="float" office:value="87.8262" calcext:value-type="float">
            <text:p>87.8262</text:p>
          </table:table-cell>
          <table:table-cell office:value-type="float" office:value="111.373" calcext:value-type="float">
            <text:p>111.373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884" calcext:value-type="float">
            <text:p>44.7884</text:p>
          </table:table-cell>
          <table:table-cell office:value-type="float" office:value="78.6937" calcext:value-type="float">
            <text:p>78.6937</text:p>
          </table:table-cell>
          <table:table-cell office:value-type="float" office:value="101.152" calcext:value-type="float">
            <text:p>101.152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9142" calcext:value-type="float">
            <text:p>47.9142</text:p>
          </table:table-cell>
          <table:table-cell office:value-type="float" office:value="68.146" calcext:value-type="float">
            <text:p>68.146</text:p>
          </table:table-cell>
          <table:table-cell office:value-type="float" office:value="83.7279" calcext:value-type="float">
            <text:p>83.727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8026" calcext:value-type="float">
            <text:p>52.8026</text:p>
          </table:table-cell>
          <table:table-cell office:value-type="float" office:value="57.8605" calcext:value-type="float">
            <text:p>57.8605</text:p>
          </table:table-cell>
          <table:table-cell office:value-type="float" office:value="73.3574" calcext:value-type="float">
            <text:p>73.3574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613" calcext:value-type="float">
            <text:p>51.7613</text:p>
          </table:table-cell>
          <table:table-cell office:value-type="float" office:value="82.1314" calcext:value-type="float">
            <text:p>82.1314</text:p>
          </table:table-cell>
          <table:table-cell office:value-type="float" office:value="101.747" calcext:value-type="float">
            <text:p>101.747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055" calcext:value-type="float">
            <text:p>49.6055</text:p>
          </table:table-cell>
          <table:table-cell office:value-type="float" office:value="87.8284" calcext:value-type="float">
            <text:p>87.8284</text:p>
          </table:table-cell>
          <table:table-cell office:value-type="float" office:value="111.376" calcext:value-type="float">
            <text:p>111.376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885" calcext:value-type="float">
            <text:p>44.7885</text:p>
          </table:table-cell>
          <table:table-cell office:value-type="float" office:value="78.6938" calcext:value-type="float">
            <text:p>78.6938</text:p>
          </table:table-cell>
          <table:table-cell office:value-type="float" office:value="101.152" calcext:value-type="float">
            <text:p>101.152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9213" calcext:value-type="float">
            <text:p>47.9213</text:p>
          </table:table-cell>
          <table:table-cell office:value-type="float" office:value="68.1596" calcext:value-type="float">
            <text:p>68.1596</text:p>
          </table:table-cell>
          <table:table-cell office:value-type="float" office:value="83.7449" calcext:value-type="float">
            <text:p>83.744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8006" calcext:value-type="float">
            <text:p>52.8006</text:p>
          </table:table-cell>
          <table:table-cell office:value-type="float" office:value="57.8683" calcext:value-type="float">
            <text:p>57.8683</text:p>
          </table:table-cell>
          <table:table-cell office:value-type="float" office:value="73.3857" calcext:value-type="float">
            <text:p>73.3857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606" calcext:value-type="float">
            <text:p>51.7606</text:p>
          </table:table-cell>
          <table:table-cell office:value-type="float" office:value="82.1302" calcext:value-type="float">
            <text:p>82.1302</text:p>
          </table:table-cell>
          <table:table-cell office:value-type="float" office:value="101.746" calcext:value-type="float">
            <text:p>101.746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099" calcext:value-type="float">
            <text:p>49.6099</text:p>
          </table:table-cell>
          <table:table-cell office:value-type="float" office:value="87.836" calcext:value-type="float">
            <text:p>87.836</text:p>
          </table:table-cell>
          <table:table-cell office:value-type="float" office:value="111.386" calcext:value-type="float">
            <text:p>111.386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877" calcext:value-type="float">
            <text:p>44.7877</text:p>
          </table:table-cell>
          <table:table-cell office:value-type="float" office:value="78.692" calcext:value-type="float">
            <text:p>78.692</text:p>
          </table:table-cell>
          <table:table-cell office:value-type="float" office:value="101.149" calcext:value-type="float">
            <text:p>101.149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9243" calcext:value-type="float">
            <text:p>47.9243</text:p>
          </table:table-cell>
          <table:table-cell office:value-type="float" office:value="68.1657" calcext:value-type="float">
            <text:p>68.1657</text:p>
          </table:table-cell>
          <table:table-cell office:value-type="float" office:value="83.7533" calcext:value-type="float">
            <text:p>83.753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8028" calcext:value-type="float">
            <text:p>52.8028</text:p>
          </table:table-cell>
          <table:table-cell office:value-type="float" office:value="57.8821" calcext:value-type="float">
            <text:p>57.8821</text:p>
          </table:table-cell>
          <table:table-cell office:value-type="float" office:value="73.4171" calcext:value-type="float">
            <text:p>73.4171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602" calcext:value-type="float">
            <text:p>51.7602</text:p>
          </table:table-cell>
          <table:table-cell office:value-type="float" office:value="82.1296" calcext:value-type="float">
            <text:p>82.1296</text:p>
          </table:table-cell>
          <table:table-cell office:value-type="float" office:value="101.745" calcext:value-type="float">
            <text:p>101.745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116" calcext:value-type="float">
            <text:p>49.6116</text:p>
          </table:table-cell>
          <table:table-cell office:value-type="float" office:value="87.8389" calcext:value-type="float">
            <text:p>87.8389</text:p>
          </table:table-cell>
          <table:table-cell office:value-type="float" office:value="111.39" calcext:value-type="float">
            <text:p>111.39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865" calcext:value-type="float">
            <text:p>44.7865</text:p>
          </table:table-cell>
          <table:table-cell office:value-type="float" office:value="78.6895" calcext:value-type="float">
            <text:p>78.6895</text:p>
          </table:table-cell>
          <table:table-cell office:value-type="float" office:value="101.145" calcext:value-type="float">
            <text:p>101.145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9262" calcext:value-type="float">
            <text:p>47.9262</text:p>
          </table:table-cell>
          <table:table-cell office:value-type="float" office:value="68.1705" calcext:value-type="float">
            <text:p>68.1705</text:p>
          </table:table-cell>
          <table:table-cell office:value-type="float" office:value="83.7618" calcext:value-type="float">
            <text:p>83.761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8062" calcext:value-type="float">
            <text:p>52.8062</text:p>
          </table:table-cell>
          <table:table-cell office:value-type="float" office:value="57.8909" calcext:value-type="float">
            <text:p>57.8909</text:p>
          </table:table-cell>
          <table:table-cell office:value-type="float" office:value="73.4428" calcext:value-type="float">
            <text:p>73.4428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596" calcext:value-type="float">
            <text:p>51.7596</text:p>
          </table:table-cell>
          <table:table-cell office:value-type="float" office:value="82.1288" calcext:value-type="float">
            <text:p>82.1288</text:p>
          </table:table-cell>
          <table:table-cell office:value-type="float" office:value="101.744" calcext:value-type="float">
            <text:p>101.744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121" calcext:value-type="float">
            <text:p>49.6121</text:p>
          </table:table-cell>
          <table:table-cell office:value-type="float" office:value="87.8397" calcext:value-type="float">
            <text:p>87.8397</text:p>
          </table:table-cell>
          <table:table-cell office:value-type="float" office:value="111.391" calcext:value-type="float">
            <text:p>111.391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881" calcext:value-type="float">
            <text:p>44.7881</text:p>
          </table:table-cell>
          <table:table-cell office:value-type="float" office:value="78.6913" calcext:value-type="float">
            <text:p>78.6913</text:p>
          </table:table-cell>
          <table:table-cell office:value-type="float" office:value="101.146" calcext:value-type="float">
            <text:p>101.146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9268" calcext:value-type="float">
            <text:p>47.9268</text:p>
          </table:table-cell>
          <table:table-cell office:value-type="float" office:value="68.1721" calcext:value-type="float">
            <text:p>68.1721</text:p>
          </table:table-cell>
          <table:table-cell office:value-type="float" office:value="83.7647" calcext:value-type="float">
            <text:p>83.764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8146" calcext:value-type="float">
            <text:p>52.8146</text:p>
          </table:table-cell>
          <table:table-cell office:value-type="float" office:value="57.9065" calcext:value-type="float">
            <text:p>57.9065</text:p>
          </table:table-cell>
          <table:table-cell office:value-type="float" office:value="73.4753" calcext:value-type="float">
            <text:p>73.4753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593" calcext:value-type="float">
            <text:p>51.7593</text:p>
          </table:table-cell>
          <table:table-cell office:value-type="float" office:value="82.1283" calcext:value-type="float">
            <text:p>82.1283</text:p>
          </table:table-cell>
          <table:table-cell office:value-type="float" office:value="101.744" calcext:value-type="float">
            <text:p>101.744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12" calcext:value-type="float">
            <text:p>49.612</text:p>
          </table:table-cell>
          <table:table-cell office:value-type="float" office:value="87.8397" calcext:value-type="float">
            <text:p>87.8397</text:p>
          </table:table-cell>
          <table:table-cell office:value-type="float" office:value="111.391" calcext:value-type="float">
            <text:p>111.391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891" calcext:value-type="float">
            <text:p>44.7891</text:p>
          </table:table-cell>
          <table:table-cell office:value-type="float" office:value="78.6925" calcext:value-type="float">
            <text:p>78.6925</text:p>
          </table:table-cell>
          <table:table-cell office:value-type="float" office:value="101.147" calcext:value-type="float">
            <text:p>101.147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9262" calcext:value-type="float">
            <text:p>47.9262</text:p>
          </table:table-cell>
          <table:table-cell office:value-type="float" office:value="68.172" calcext:value-type="float">
            <text:p>68.172</text:p>
          </table:table-cell>
          <table:table-cell office:value-type="float" office:value="83.7664" calcext:value-type="float">
            <text:p>83.766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8275" calcext:value-type="float">
            <text:p>52.8275</text:p>
          </table:table-cell>
          <table:table-cell office:value-type="float" office:value="57.9405" calcext:value-type="float">
            <text:p>57.9405</text:p>
          </table:table-cell>
          <table:table-cell office:value-type="float" office:value="73.5328" calcext:value-type="float">
            <text:p>73.5328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581" calcext:value-type="float">
            <text:p>51.7581</text:p>
          </table:table-cell>
          <table:table-cell office:value-type="float" office:value="82.1262" calcext:value-type="float">
            <text:p>82.1262</text:p>
          </table:table-cell>
          <table:table-cell office:value-type="float" office:value="101.741" calcext:value-type="float">
            <text:p>101.741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117" calcext:value-type="float">
            <text:p>49.6117</text:p>
          </table:table-cell>
          <table:table-cell office:value-type="float" office:value="87.8393" calcext:value-type="float">
            <text:p>87.8393</text:p>
          </table:table-cell>
          <table:table-cell office:value-type="float" office:value="111.391" calcext:value-type="float">
            <text:p>111.391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836" calcext:value-type="float">
            <text:p>44.7836</text:p>
          </table:table-cell>
          <table:table-cell office:value-type="float" office:value="78.6825" calcext:value-type="float">
            <text:p>78.6825</text:p>
          </table:table-cell>
          <table:table-cell office:value-type="float" office:value="101.133" calcext:value-type="float">
            <text:p>101.133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928" calcext:value-type="float">
            <text:p>47.928</text:p>
          </table:table-cell>
          <table:table-cell office:value-type="float" office:value="68.1763" calcext:value-type="float">
            <text:p>68.1763</text:p>
          </table:table-cell>
          <table:table-cell office:value-type="float" office:value="83.7736" calcext:value-type="float">
            <text:p>83.773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8443" calcext:value-type="float">
            <text:p>52.8443</text:p>
          </table:table-cell>
          <table:table-cell office:value-type="float" office:value="57.9824" calcext:value-type="float">
            <text:p>57.9824</text:p>
          </table:table-cell>
          <table:table-cell office:value-type="float" office:value="73.592" calcext:value-type="float">
            <text:p>73.592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581" calcext:value-type="float">
            <text:p>51.7581</text:p>
          </table:table-cell>
          <table:table-cell office:value-type="float" office:value="82.1258" calcext:value-type="float">
            <text:p>82.1258</text:p>
          </table:table-cell>
          <table:table-cell office:value-type="float" office:value="101.74" calcext:value-type="float">
            <text:p>101.74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115" calcext:value-type="float">
            <text:p>49.6115</text:p>
          </table:table-cell>
          <table:table-cell office:value-type="float" office:value="87.839" calcext:value-type="float">
            <text:p>87.839</text:p>
          </table:table-cell>
          <table:table-cell office:value-type="float" office:value="111.391" calcext:value-type="float">
            <text:p>111.391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842" calcext:value-type="float">
            <text:p>44.7842</text:p>
          </table:table-cell>
          <table:table-cell office:value-type="float" office:value="78.6836" calcext:value-type="float">
            <text:p>78.6836</text:p>
          </table:table-cell>
          <table:table-cell office:value-type="float" office:value="101.135" calcext:value-type="float">
            <text:p>101.135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9287" calcext:value-type="float">
            <text:p>47.9287</text:p>
          </table:table-cell>
          <table:table-cell office:value-type="float" office:value="68.1779" calcext:value-type="float">
            <text:p>68.1779</text:p>
          </table:table-cell>
          <table:table-cell office:value-type="float" office:value="83.7762" calcext:value-type="float">
            <text:p>83.776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8634" calcext:value-type="float">
            <text:p>52.8634</text:p>
          </table:table-cell>
          <table:table-cell office:value-type="float" office:value="58.026" calcext:value-type="float">
            <text:p>58.026</text:p>
          </table:table-cell>
          <table:table-cell office:value-type="float" office:value="73.6478" calcext:value-type="float">
            <text:p>73.6478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611" calcext:value-type="float">
            <text:p>51.7611</text:p>
          </table:table-cell>
          <table:table-cell office:value-type="float" office:value="82.1303" calcext:value-type="float">
            <text:p>82.1303</text:p>
          </table:table-cell>
          <table:table-cell office:value-type="float" office:value="101.745" calcext:value-type="float">
            <text:p>101.745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115" calcext:value-type="float">
            <text:p>49.6115</text:p>
          </table:table-cell>
          <table:table-cell office:value-type="float" office:value="87.8391" calcext:value-type="float">
            <text:p>87.8391</text:p>
          </table:table-cell>
          <table:table-cell office:value-type="float" office:value="111.391" calcext:value-type="float">
            <text:p>111.391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769" calcext:value-type="float">
            <text:p>44.7769</text:p>
          </table:table-cell>
          <table:table-cell office:value-type="float" office:value="78.6727" calcext:value-type="float">
            <text:p>78.6727</text:p>
          </table:table-cell>
          <table:table-cell office:value-type="float" office:value="101.123" calcext:value-type="float">
            <text:p>101.123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9299" calcext:value-type="float">
            <text:p>47.9299</text:p>
          </table:table-cell>
          <table:table-cell office:value-type="float" office:value="68.1803" calcext:value-type="float">
            <text:p>68.1803</text:p>
          </table:table-cell>
          <table:table-cell office:value-type="float" office:value="83.7795" calcext:value-type="float">
            <text:p>83.779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8904" calcext:value-type="float">
            <text:p>52.8904</text:p>
          </table:table-cell>
          <table:table-cell office:value-type="float" office:value="58.0869" calcext:value-type="float">
            <text:p>58.0869</text:p>
          </table:table-cell>
          <table:table-cell office:value-type="float" office:value="73.717" calcext:value-type="float">
            <text:p>73.717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671" calcext:value-type="float">
            <text:p>51.7671</text:p>
          </table:table-cell>
          <table:table-cell office:value-type="float" office:value="82.1402" calcext:value-type="float">
            <text:p>82.1402</text:p>
          </table:table-cell>
          <table:table-cell office:value-type="float" office:value="101.756" calcext:value-type="float">
            <text:p>101.756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115" calcext:value-type="float">
            <text:p>49.6115</text:p>
          </table:table-cell>
          <table:table-cell office:value-type="float" office:value="87.8392" calcext:value-type="float">
            <text:p>87.8392</text:p>
          </table:table-cell>
          <table:table-cell office:value-type="float" office:value="111.391" calcext:value-type="float">
            <text:p>111.391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735" calcext:value-type="float">
            <text:p>44.7735</text:p>
          </table:table-cell>
          <table:table-cell office:value-type="float" office:value="78.6676" calcext:value-type="float">
            <text:p>78.6676</text:p>
          </table:table-cell>
          <table:table-cell office:value-type="float" office:value="101.117" calcext:value-type="float">
            <text:p>101.117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9329" calcext:value-type="float">
            <text:p>47.9329</text:p>
          </table:table-cell>
          <table:table-cell office:value-type="float" office:value="68.1864" calcext:value-type="float">
            <text:p>68.1864</text:p>
          </table:table-cell>
          <table:table-cell office:value-type="float" office:value="83.7878" calcext:value-type="float">
            <text:p>83.787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9202" calcext:value-type="float">
            <text:p>52.9202</text:p>
          </table:table-cell>
          <table:table-cell office:value-type="float" office:value="58.1392" calcext:value-type="float">
            <text:p>58.1392</text:p>
          </table:table-cell>
          <table:table-cell office:value-type="float" office:value="73.7628" calcext:value-type="float">
            <text:p>73.7628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738" calcext:value-type="float">
            <text:p>51.7738</text:p>
          </table:table-cell>
          <table:table-cell office:value-type="float" office:value="82.151" calcext:value-type="float">
            <text:p>82.151</text:p>
          </table:table-cell>
          <table:table-cell office:value-type="float" office:value="101.768" calcext:value-type="float">
            <text:p>101.768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131" calcext:value-type="float">
            <text:p>49.6131</text:p>
          </table:table-cell>
          <table:table-cell office:value-type="float" office:value="87.8417" calcext:value-type="float">
            <text:p>87.8417</text:p>
          </table:table-cell>
          <table:table-cell office:value-type="float" office:value="111.394" calcext:value-type="float">
            <text:p>111.394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624" calcext:value-type="float">
            <text:p>44.7624</text:p>
          </table:table-cell>
          <table:table-cell office:value-type="float" office:value="78.6502" calcext:value-type="float">
            <text:p>78.6502</text:p>
          </table:table-cell>
          <table:table-cell office:value-type="float" office:value="101.097" calcext:value-type="float">
            <text:p>101.097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9375" calcext:value-type="float">
            <text:p>47.9375</text:p>
          </table:table-cell>
          <table:table-cell office:value-type="float" office:value="68.1952" calcext:value-type="float">
            <text:p>68.1952</text:p>
          </table:table-cell>
          <table:table-cell office:value-type="float" office:value="83.7992" calcext:value-type="float">
            <text:p>83.799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9717" calcext:value-type="float">
            <text:p>52.9717</text:p>
          </table:table-cell>
          <table:table-cell office:value-type="float" office:value="58.2223" calcext:value-type="float">
            <text:p>58.2223</text:p>
          </table:table-cell>
          <table:table-cell office:value-type="float" office:value="73.8053" calcext:value-type="float">
            <text:p>73.8053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85" calcext:value-type="float">
            <text:p>51.785</text:p>
          </table:table-cell>
          <table:table-cell office:value-type="float" office:value="82.1691" calcext:value-type="float">
            <text:p>82.1691</text:p>
          </table:table-cell>
          <table:table-cell office:value-type="float" office:value="101.788" calcext:value-type="float">
            <text:p>101.788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137" calcext:value-type="float">
            <text:p>49.6137</text:p>
          </table:table-cell>
          <table:table-cell office:value-type="float" office:value="87.8431" calcext:value-type="float">
            <text:p>87.8431</text:p>
          </table:table-cell>
          <table:table-cell office:value-type="float" office:value="111.397" calcext:value-type="float">
            <text:p>111.397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481" calcext:value-type="float">
            <text:p>44.7481</text:p>
          </table:table-cell>
          <table:table-cell office:value-type="float" office:value="78.6287" calcext:value-type="float">
            <text:p>78.6287</text:p>
          </table:table-cell>
          <table:table-cell office:value-type="float" office:value="101.074" calcext:value-type="float">
            <text:p>101.074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9392" calcext:value-type="float">
            <text:p>47.9392</text:p>
          </table:table-cell>
          <table:table-cell office:value-type="float" office:value="68.1986" calcext:value-type="float">
            <text:p>68.1986</text:p>
          </table:table-cell>
          <table:table-cell office:value-type="float" office:value="83.8035" calcext:value-type="float">
            <text:p>83.803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0254" calcext:value-type="float">
            <text:p>53.0254</text:p>
          </table:table-cell>
          <table:table-cell office:value-type="float" office:value="58.3256" calcext:value-type="float">
            <text:p>58.3256</text:p>
          </table:table-cell>
          <table:table-cell office:value-type="float" office:value="73.888" calcext:value-type="float">
            <text:p>73.888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924" calcext:value-type="float">
            <text:p>51.7924</text:p>
          </table:table-cell>
          <table:table-cell office:value-type="float" office:value="82.1811" calcext:value-type="float">
            <text:p>82.1811</text:p>
          </table:table-cell>
          <table:table-cell office:value-type="float" office:value="101.802" calcext:value-type="float">
            <text:p>101.802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139" calcext:value-type="float">
            <text:p>49.6139</text:p>
          </table:table-cell>
          <table:table-cell office:value-type="float" office:value="87.8437" calcext:value-type="float">
            <text:p>87.8437</text:p>
          </table:table-cell>
          <table:table-cell office:value-type="float" office:value="111.398" calcext:value-type="float">
            <text:p>111.398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341" calcext:value-type="float">
            <text:p>44.7341</text:p>
          </table:table-cell>
          <table:table-cell office:value-type="float" office:value="78.6066" calcext:value-type="float">
            <text:p>78.6066</text:p>
          </table:table-cell>
          <table:table-cell office:value-type="float" office:value="101.047" calcext:value-type="float">
            <text:p>101.047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94" calcext:value-type="float">
            <text:p>47.94</text:p>
          </table:table-cell>
          <table:table-cell office:value-type="float" office:value="68.2003" calcext:value-type="float">
            <text:p>68.2003</text:p>
          </table:table-cell>
          <table:table-cell office:value-type="float" office:value="83.806" calcext:value-type="float">
            <text:p>83.80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0864" calcext:value-type="float">
            <text:p>53.0864</text:p>
          </table:table-cell>
          <table:table-cell office:value-type="float" office:value="58.4402" calcext:value-type="float">
            <text:p>58.4402</text:p>
          </table:table-cell>
          <table:table-cell office:value-type="float" office:value="73.9883" calcext:value-type="float">
            <text:p>73.9883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8007" calcext:value-type="float">
            <text:p>51.8007</text:p>
          </table:table-cell>
          <table:table-cell office:value-type="float" office:value="82.1947" calcext:value-type="float">
            <text:p>82.1947</text:p>
          </table:table-cell>
          <table:table-cell office:value-type="float" office:value="101.817" calcext:value-type="float">
            <text:p>101.817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145" calcext:value-type="float">
            <text:p>49.6145</text:p>
          </table:table-cell>
          <table:table-cell office:value-type="float" office:value="87.8452" calcext:value-type="float">
            <text:p>87.8452</text:p>
          </table:table-cell>
          <table:table-cell office:value-type="float" office:value="111.401" calcext:value-type="float">
            <text:p>111.401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295" calcext:value-type="float">
            <text:p>44.7295</text:p>
          </table:table-cell>
          <table:table-cell office:value-type="float" office:value="78.5998" calcext:value-type="float">
            <text:p>78.5998</text:p>
          </table:table-cell>
          <table:table-cell office:value-type="float" office:value="101.04" calcext:value-type="float">
            <text:p>101.04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9415" calcext:value-type="float">
            <text:p>47.9415</text:p>
          </table:table-cell>
          <table:table-cell office:value-type="float" office:value="68.2031" calcext:value-type="float">
            <text:p>68.2031</text:p>
          </table:table-cell>
          <table:table-cell office:value-type="float" office:value="83.8097" calcext:value-type="float">
            <text:p>83.809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1477" calcext:value-type="float">
            <text:p>53.1477</text:p>
          </table:table-cell>
          <table:table-cell office:value-type="float" office:value="58.5497" calcext:value-type="float">
            <text:p>58.5497</text:p>
          </table:table-cell>
          <table:table-cell office:value-type="float" office:value="74.0647" calcext:value-type="float">
            <text:p>74.0647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8083" calcext:value-type="float">
            <text:p>51.8083</text:p>
          </table:table-cell>
          <table:table-cell office:value-type="float" office:value="82.2072" calcext:value-type="float">
            <text:p>82.2072</text:p>
          </table:table-cell>
          <table:table-cell office:value-type="float" office:value="101.832" calcext:value-type="float">
            <text:p>101.832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141" calcext:value-type="float">
            <text:p>49.6141</text:p>
          </table:table-cell>
          <table:table-cell office:value-type="float" office:value="87.8448" calcext:value-type="float">
            <text:p>87.8448</text:p>
          </table:table-cell>
          <table:table-cell office:value-type="float" office:value="111.401" calcext:value-type="float">
            <text:p>111.401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089" calcext:value-type="float">
            <text:p>44.7089</text:p>
          </table:table-cell>
          <table:table-cell office:value-type="float" office:value="78.5679" calcext:value-type="float">
            <text:p>78.5679</text:p>
          </table:table-cell>
          <table:table-cell office:value-type="float" office:value="101.004" calcext:value-type="float">
            <text:p>101.004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9424" calcext:value-type="float">
            <text:p>47.9424</text:p>
          </table:table-cell>
          <table:table-cell office:value-type="float" office:value="68.2055" calcext:value-type="float">
            <text:p>68.2055</text:p>
          </table:table-cell>
          <table:table-cell office:value-type="float" office:value="83.814" calcext:value-type="float">
            <text:p>83.81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198" calcext:value-type="float">
            <text:p>53.198</text:p>
          </table:table-cell>
          <table:table-cell office:value-type="float" office:value="58.6594" calcext:value-type="float">
            <text:p>58.6594</text:p>
          </table:table-cell>
          <table:table-cell office:value-type="float" office:value="74.1696" calcext:value-type="float">
            <text:p>74.1696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8199" calcext:value-type="float">
            <text:p>51.8199</text:p>
          </table:table-cell>
          <table:table-cell office:value-type="float" office:value="82.2262" calcext:value-type="float">
            <text:p>82.2262</text:p>
          </table:table-cell>
          <table:table-cell office:value-type="float" office:value="101.854" calcext:value-type="float">
            <text:p>101.854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147" calcext:value-type="float">
            <text:p>49.6147</text:p>
          </table:table-cell>
          <table:table-cell office:value-type="float" office:value="87.8459" calcext:value-type="float">
            <text:p>87.8459</text:p>
          </table:table-cell>
          <table:table-cell office:value-type="float" office:value="111.403" calcext:value-type="float">
            <text:p>111.403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998" calcext:value-type="float">
            <text:p>44.6998</text:p>
          </table:table-cell>
          <table:table-cell office:value-type="float" office:value="78.5533" calcext:value-type="float">
            <text:p>78.5533</text:p>
          </table:table-cell>
          <table:table-cell office:value-type="float" office:value="100.987" calcext:value-type="float">
            <text:p>100.987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9425" calcext:value-type="float">
            <text:p>47.9425</text:p>
          </table:table-cell>
          <table:table-cell office:value-type="float" office:value="68.206" calcext:value-type="float">
            <text:p>68.206</text:p>
          </table:table-cell>
          <table:table-cell office:value-type="float" office:value="83.8151" calcext:value-type="float">
            <text:p>83.815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2544" calcext:value-type="float">
            <text:p>53.2544</text:p>
          </table:table-cell>
          <table:table-cell office:value-type="float" office:value="58.7811" calcext:value-type="float">
            <text:p>58.7811</text:p>
          </table:table-cell>
          <table:table-cell office:value-type="float" office:value="74.2963" calcext:value-type="float">
            <text:p>74.2963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8413" calcext:value-type="float">
            <text:p>51.8413</text:p>
          </table:table-cell>
          <table:table-cell office:value-type="float" office:value="82.2612" calcext:value-type="float">
            <text:p>82.2612</text:p>
          </table:table-cell>
          <table:table-cell office:value-type="float" office:value="101.893" calcext:value-type="float">
            <text:p>101.893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164" calcext:value-type="float">
            <text:p>49.6164</text:p>
          </table:table-cell>
          <table:table-cell office:value-type="float" office:value="87.849" calcext:value-type="float">
            <text:p>87.849</text:p>
          </table:table-cell>
          <table:table-cell office:value-type="float" office:value="111.407" calcext:value-type="float">
            <text:p>111.407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999" calcext:value-type="float">
            <text:p>44.6999</text:p>
          </table:table-cell>
          <table:table-cell office:value-type="float" office:value="78.5537" calcext:value-type="float">
            <text:p>78.5537</text:p>
          </table:table-cell>
          <table:table-cell office:value-type="float" office:value="100.987" calcext:value-type="float">
            <text:p>100.987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9431" calcext:value-type="float">
            <text:p>47.9431</text:p>
          </table:table-cell>
          <table:table-cell office:value-type="float" office:value="68.2074" calcext:value-type="float">
            <text:p>68.2074</text:p>
          </table:table-cell>
          <table:table-cell office:value-type="float" office:value="83.8176" calcext:value-type="float">
            <text:p>83.817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31" calcext:value-type="float">
            <text:p>53.31</text:p>
          </table:table-cell>
          <table:table-cell office:value-type="float" office:value="58.8726" calcext:value-type="float">
            <text:p>58.8726</text:p>
          </table:table-cell>
          <table:table-cell office:value-type="float" office:value="74.3712" calcext:value-type="float">
            <text:p>74.3712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8644" calcext:value-type="float">
            <text:p>51.8644</text:p>
          </table:table-cell>
          <table:table-cell office:value-type="float" office:value="82.2986" calcext:value-type="float">
            <text:p>82.2986</text:p>
          </table:table-cell>
          <table:table-cell office:value-type="float" office:value="101.935" calcext:value-type="float">
            <text:p>101.935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179" calcext:value-type="float">
            <text:p>49.6179</text:p>
          </table:table-cell>
          <table:table-cell office:value-type="float" office:value="87.8518" calcext:value-type="float">
            <text:p>87.8518</text:p>
          </table:table-cell>
          <table:table-cell office:value-type="float" office:value="111.412" calcext:value-type="float">
            <text:p>111.412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013" calcext:value-type="float">
            <text:p>44.7013</text:p>
          </table:table-cell>
          <table:table-cell office:value-type="float" office:value="78.5561" calcext:value-type="float">
            <text:p>78.5561</text:p>
          </table:table-cell>
          <table:table-cell office:value-type="float" office:value="100.99" calcext:value-type="float">
            <text:p>100.99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9443" calcext:value-type="float">
            <text:p>47.9443</text:p>
          </table:table-cell>
          <table:table-cell office:value-type="float" office:value="68.2106" calcext:value-type="float">
            <text:p>68.2106</text:p>
          </table:table-cell>
          <table:table-cell office:value-type="float" office:value="83.8234" calcext:value-type="float">
            <text:p>83.82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3697" calcext:value-type="float">
            <text:p>53.3697</text:p>
          </table:table-cell>
          <table:table-cell office:value-type="float" office:value="58.9663" calcext:value-type="float">
            <text:p>58.9663</text:p>
          </table:table-cell>
          <table:table-cell office:value-type="float" office:value="74.4362" calcext:value-type="float">
            <text:p>74.4362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8949" calcext:value-type="float">
            <text:p>51.8949</text:p>
          </table:table-cell>
          <table:table-cell office:value-type="float" office:value="82.3484" calcext:value-type="float">
            <text:p>82.3484</text:p>
          </table:table-cell>
          <table:table-cell office:value-type="float" office:value="101.991" calcext:value-type="float">
            <text:p>101.991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211" calcext:value-type="float">
            <text:p>49.6211</text:p>
          </table:table-cell>
          <table:table-cell office:value-type="float" office:value="87.8569" calcext:value-type="float">
            <text:p>87.8569</text:p>
          </table:table-cell>
          <table:table-cell office:value-type="float" office:value="111.418" calcext:value-type="float">
            <text:p>111.418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019" calcext:value-type="float">
            <text:p>44.7019</text:p>
          </table:table-cell>
          <table:table-cell office:value-type="float" office:value="78.5573" calcext:value-type="float">
            <text:p>78.5573</text:p>
          </table:table-cell>
          <table:table-cell office:value-type="float" office:value="100.992" calcext:value-type="float">
            <text:p>100.992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9464" calcext:value-type="float">
            <text:p>47.9464</text:p>
          </table:table-cell>
          <table:table-cell office:value-type="float" office:value="68.2156" calcext:value-type="float">
            <text:p>68.2156</text:p>
          </table:table-cell>
          <table:table-cell office:value-type="float" office:value="83.8317" calcext:value-type="float">
            <text:p>83.831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4379" calcext:value-type="float">
            <text:p>53.4379</text:p>
          </table:table-cell>
          <table:table-cell office:value-type="float" office:value="59.0657" calcext:value-type="float">
            <text:p>59.0657</text:p>
          </table:table-cell>
          <table:table-cell office:value-type="float" office:value="74.4948" calcext:value-type="float">
            <text:p>74.4948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9253" calcext:value-type="float">
            <text:p>51.9253</text:p>
          </table:table-cell>
          <table:table-cell office:value-type="float" office:value="82.3976" calcext:value-type="float">
            <text:p>82.3976</text:p>
          </table:table-cell>
          <table:table-cell office:value-type="float" office:value="102.047" calcext:value-type="float">
            <text:p>102.047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247" calcext:value-type="float">
            <text:p>49.6247</text:p>
          </table:table-cell>
          <table:table-cell office:value-type="float" office:value="87.8615" calcext:value-type="float">
            <text:p>87.8615</text:p>
          </table:table-cell>
          <table:table-cell office:value-type="float" office:value="111.422" calcext:value-type="float">
            <text:p>111.422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05" calcext:value-type="float">
            <text:p>44.705</text:p>
          </table:table-cell>
          <table:table-cell office:value-type="float" office:value="78.5626" calcext:value-type="float">
            <text:p>78.5626</text:p>
          </table:table-cell>
          <table:table-cell office:value-type="float" office:value="100.999" calcext:value-type="float">
            <text:p>100.999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9486" calcext:value-type="float">
            <text:p>47.9486</text:p>
          </table:table-cell>
          <table:table-cell office:value-type="float" office:value="68.2206" calcext:value-type="float">
            <text:p>68.2206</text:p>
          </table:table-cell>
          <table:table-cell office:value-type="float" office:value="83.8394" calcext:value-type="float">
            <text:p>83.839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4993" calcext:value-type="float">
            <text:p>53.4993</text:p>
          </table:table-cell>
          <table:table-cell office:value-type="float" office:value="59.1583" calcext:value-type="float">
            <text:p>59.1583</text:p>
          </table:table-cell>
          <table:table-cell office:value-type="float" office:value="74.5525" calcext:value-type="float">
            <text:p>74.5525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9491" calcext:value-type="float">
            <text:p>51.9491</text:p>
          </table:table-cell>
          <table:table-cell office:value-type="float" office:value="82.4362" calcext:value-type="float">
            <text:p>82.4362</text:p>
          </table:table-cell>
          <table:table-cell office:value-type="float" office:value="102.09" calcext:value-type="float">
            <text:p>102.09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282" calcext:value-type="float">
            <text:p>49.6282</text:p>
          </table:table-cell>
          <table:table-cell office:value-type="float" office:value="87.8673" calcext:value-type="float">
            <text:p>87.8673</text:p>
          </table:table-cell>
          <table:table-cell office:value-type="float" office:value="111.43" calcext:value-type="float">
            <text:p>111.43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104" calcext:value-type="float">
            <text:p>44.7104</text:p>
          </table:table-cell>
          <table:table-cell office:value-type="float" office:value="78.5709" calcext:value-type="float">
            <text:p>78.5709</text:p>
          </table:table-cell>
          <table:table-cell office:value-type="float" office:value="101.009" calcext:value-type="float">
            <text:p>101.009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9489" calcext:value-type="float">
            <text:p>47.9489</text:p>
          </table:table-cell>
          <table:table-cell office:value-type="float" office:value="68.2216" calcext:value-type="float">
            <text:p>68.2216</text:p>
          </table:table-cell>
          <table:table-cell office:value-type="float" office:value="83.842" calcext:value-type="float">
            <text:p>83.84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5443" calcext:value-type="float">
            <text:p>53.5443</text:p>
          </table:table-cell>
          <table:table-cell office:value-type="float" office:value="59.2195" calcext:value-type="float">
            <text:p>59.2195</text:p>
          </table:table-cell>
          <table:table-cell office:value-type="float" office:value="74.5846" calcext:value-type="float">
            <text:p>74.5846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9631" calcext:value-type="float">
            <text:p>51.9631</text:p>
          </table:table-cell>
          <table:table-cell office:value-type="float" office:value="82.4588" calcext:value-type="float">
            <text:p>82.4588</text:p>
          </table:table-cell>
          <table:table-cell office:value-type="float" office:value="102.115" calcext:value-type="float">
            <text:p>102.115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279" calcext:value-type="float">
            <text:p>49.6279</text:p>
          </table:table-cell>
          <table:table-cell office:value-type="float" office:value="87.8672" calcext:value-type="float">
            <text:p>87.8672</text:p>
          </table:table-cell>
          <table:table-cell office:value-type="float" office:value="111.43" calcext:value-type="float">
            <text:p>111.43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095" calcext:value-type="float">
            <text:p>44.7095</text:p>
          </table:table-cell>
          <table:table-cell office:value-type="float" office:value="78.5703" calcext:value-type="float">
            <text:p>78.5703</text:p>
          </table:table-cell>
          <table:table-cell office:value-type="float" office:value="101.009" calcext:value-type="float">
            <text:p>101.009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9478" calcext:value-type="float">
            <text:p>47.9478</text:p>
          </table:table-cell>
          <table:table-cell office:value-type="float" office:value="68.2205" calcext:value-type="float">
            <text:p>68.2205</text:p>
          </table:table-cell>
          <table:table-cell office:value-type="float" office:value="83.8423" calcext:value-type="float">
            <text:p>83.842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5755" calcext:value-type="float">
            <text:p>53.5755</text:p>
          </table:table-cell>
          <table:table-cell office:value-type="float" office:value="59.2627" calcext:value-type="float">
            <text:p>59.2627</text:p>
          </table:table-cell>
          <table:table-cell office:value-type="float" office:value="74.6106" calcext:value-type="float">
            <text:p>74.6106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9728" calcext:value-type="float">
            <text:p>51.9728</text:p>
          </table:table-cell>
          <table:table-cell office:value-type="float" office:value="82.4743" calcext:value-type="float">
            <text:p>82.4743</text:p>
          </table:table-cell>
          <table:table-cell office:value-type="float" office:value="102.132" calcext:value-type="float">
            <text:p>102.132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28" calcext:value-type="float">
            <text:p>49.628</text:p>
          </table:table-cell>
          <table:table-cell office:value-type="float" office:value="87.8674" calcext:value-type="float">
            <text:p>87.8674</text:p>
          </table:table-cell>
          <table:table-cell office:value-type="float" office:value="111.431" calcext:value-type="float">
            <text:p>111.431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043" calcext:value-type="float">
            <text:p>44.7043</text:p>
          </table:table-cell>
          <table:table-cell office:value-type="float" office:value="78.5635" calcext:value-type="float">
            <text:p>78.5635</text:p>
          </table:table-cell>
          <table:table-cell office:value-type="float" office:value="101.003" calcext:value-type="float">
            <text:p>101.003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946" calcext:value-type="float">
            <text:p>47.946</text:p>
          </table:table-cell>
          <table:table-cell office:value-type="float" office:value="68.2178" calcext:value-type="float">
            <text:p>68.2178</text:p>
          </table:table-cell>
          <table:table-cell office:value-type="float" office:value="83.8405" calcext:value-type="float">
            <text:p>83.84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5941" calcext:value-type="float">
            <text:p>53.5941</text:p>
          </table:table-cell>
          <table:table-cell office:value-type="float" office:value="59.2925" calcext:value-type="float">
            <text:p>59.2925</text:p>
          </table:table-cell>
          <table:table-cell office:value-type="float" office:value="74.6408" calcext:value-type="float">
            <text:p>74.6408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9811" calcext:value-type="float">
            <text:p>51.9811</text:p>
          </table:table-cell>
          <table:table-cell office:value-type="float" office:value="82.4879" calcext:value-type="float">
            <text:p>82.4879</text:p>
          </table:table-cell>
          <table:table-cell office:value-type="float" office:value="102.147" calcext:value-type="float">
            <text:p>102.147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279" calcext:value-type="float">
            <text:p>49.6279</text:p>
          </table:table-cell>
          <table:table-cell office:value-type="float" office:value="87.8674" calcext:value-type="float">
            <text:p>87.8674</text:p>
          </table:table-cell>
          <table:table-cell office:value-type="float" office:value="111.431" calcext:value-type="float">
            <text:p>111.431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963" calcext:value-type="float">
            <text:p>44.6963</text:p>
          </table:table-cell>
          <table:table-cell office:value-type="float" office:value="78.5525" calcext:value-type="float">
            <text:p>78.5525</text:p>
          </table:table-cell>
          <table:table-cell office:value-type="float" office:value="100.993" calcext:value-type="float">
            <text:p>100.993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9442" calcext:value-type="float">
            <text:p>47.9442</text:p>
          </table:table-cell>
          <table:table-cell office:value-type="float" office:value="68.2149" calcext:value-type="float">
            <text:p>68.2149</text:p>
          </table:table-cell>
          <table:table-cell office:value-type="float" office:value="83.8381" calcext:value-type="float">
            <text:p>83.838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601" calcext:value-type="float">
            <text:p>53.601</text:p>
          </table:table-cell>
          <table:table-cell office:value-type="float" office:value="59.2955" calcext:value-type="float">
            <text:p>59.2955</text:p>
          </table:table-cell>
          <table:table-cell office:value-type="float" office:value="74.6331" calcext:value-type="float">
            <text:p>74.6331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9871" calcext:value-type="float">
            <text:p>51.9871</text:p>
          </table:table-cell>
          <table:table-cell office:value-type="float" office:value="82.4977" calcext:value-type="float">
            <text:p>82.4977</text:p>
          </table:table-cell>
          <table:table-cell office:value-type="float" office:value="102.158" calcext:value-type="float">
            <text:p>102.158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278" calcext:value-type="float">
            <text:p>49.6278</text:p>
          </table:table-cell>
          <table:table-cell office:value-type="float" office:value="87.8673" calcext:value-type="float">
            <text:p>87.8673</text:p>
          </table:table-cell>
          <table:table-cell office:value-type="float" office:value="111.431" calcext:value-type="float">
            <text:p>111.431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923" calcext:value-type="float">
            <text:p>44.6923</text:p>
          </table:table-cell>
          <table:table-cell office:value-type="float" office:value="78.5471" calcext:value-type="float">
            <text:p>78.5471</text:p>
          </table:table-cell>
          <table:table-cell office:value-type="float" office:value="100.988" calcext:value-type="float">
            <text:p>100.988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942" calcext:value-type="float">
            <text:p>47.942</text:p>
          </table:table-cell>
          <table:table-cell office:value-type="float" office:value="68.2114" calcext:value-type="float">
            <text:p>68.2114</text:p>
          </table:table-cell>
          <table:table-cell office:value-type="float" office:value="83.8347" calcext:value-type="float">
            <text:p>83.834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6018" calcext:value-type="float">
            <text:p>53.6018</text:p>
          </table:table-cell>
          <table:table-cell office:value-type="float" office:value="59.283" calcext:value-type="float">
            <text:p>59.283</text:p>
          </table:table-cell>
          <table:table-cell office:value-type="float" office:value="74.6113" calcext:value-type="float">
            <text:p>74.6113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9892" calcext:value-type="float">
            <text:p>51.9892</text:p>
          </table:table-cell>
          <table:table-cell office:value-type="float" office:value="82.5012" calcext:value-type="float">
            <text:p>82.5012</text:p>
          </table:table-cell>
          <table:table-cell office:value-type="float" office:value="102.163" calcext:value-type="float">
            <text:p>102.163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277" calcext:value-type="float">
            <text:p>49.6277</text:p>
          </table:table-cell>
          <table:table-cell office:value-type="float" office:value="87.8674" calcext:value-type="float">
            <text:p>87.8674</text:p>
          </table:table-cell>
          <table:table-cell office:value-type="float" office:value="111.431" calcext:value-type="float">
            <text:p>111.431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819" calcext:value-type="float">
            <text:p>44.6819</text:p>
          </table:table-cell>
          <table:table-cell office:value-type="float" office:value="78.5315" calcext:value-type="float">
            <text:p>78.5315</text:p>
          </table:table-cell>
          <table:table-cell office:value-type="float" office:value="100.971" calcext:value-type="float">
            <text:p>100.971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9348" calcext:value-type="float">
            <text:p>47.9348</text:p>
          </table:table-cell>
          <table:table-cell office:value-type="float" office:value="68.1992" calcext:value-type="float">
            <text:p>68.1992</text:p>
          </table:table-cell>
          <table:table-cell office:value-type="float" office:value="83.8223" calcext:value-type="float">
            <text:p>83.822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5975" calcext:value-type="float">
            <text:p>53.5975</text:p>
          </table:table-cell>
          <table:table-cell office:value-type="float" office:value="59.2661" calcext:value-type="float">
            <text:p>59.2661</text:p>
          </table:table-cell>
          <table:table-cell office:value-type="float" office:value="74.5905" calcext:value-type="float">
            <text:p>74.5905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9902" calcext:value-type="float">
            <text:p>51.9902</text:p>
          </table:table-cell>
          <table:table-cell office:value-type="float" office:value="82.5029" calcext:value-type="float">
            <text:p>82.5029</text:p>
          </table:table-cell>
          <table:table-cell office:value-type="float" office:value="102.165" calcext:value-type="float">
            <text:p>102.165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277" calcext:value-type="float">
            <text:p>49.6277</text:p>
          </table:table-cell>
          <table:table-cell office:value-type="float" office:value="87.8675" calcext:value-type="float">
            <text:p>87.8675</text:p>
          </table:table-cell>
          <table:table-cell office:value-type="float" office:value="111.432" calcext:value-type="float">
            <text:p>111.432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75" calcext:value-type="float">
            <text:p>44.675</text:p>
          </table:table-cell>
          <table:table-cell office:value-type="float" office:value="78.5204" calcext:value-type="float">
            <text:p>78.5204</text:p>
          </table:table-cell>
          <table:table-cell office:value-type="float" office:value="100.958" calcext:value-type="float">
            <text:p>100.958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9298" calcext:value-type="float">
            <text:p>47.9298</text:p>
          </table:table-cell>
          <table:table-cell office:value-type="float" office:value="68.1907" calcext:value-type="float">
            <text:p>68.1907</text:p>
          </table:table-cell>
          <table:table-cell office:value-type="float" office:value="83.8135" calcext:value-type="float">
            <text:p>83.813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592" calcext:value-type="float">
            <text:p>53.592</text:p>
          </table:table-cell>
          <table:table-cell office:value-type="float" office:value="59.25" calcext:value-type="float">
            <text:p>59.25</text:p>
          </table:table-cell>
          <table:table-cell office:value-type="float" office:value="74.5664" calcext:value-type="float">
            <text:p>74.5664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9901" calcext:value-type="float">
            <text:p>51.9901</text:p>
          </table:table-cell>
          <table:table-cell office:value-type="float" office:value="82.5028" calcext:value-type="float">
            <text:p>82.5028</text:p>
          </table:table-cell>
          <table:table-cell office:value-type="float" office:value="102.165" calcext:value-type="float">
            <text:p>102.165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269" calcext:value-type="float">
            <text:p>49.6269</text:p>
          </table:table-cell>
          <table:table-cell office:value-type="float" office:value="87.8667" calcext:value-type="float">
            <text:p>87.8667</text:p>
          </table:table-cell>
          <table:table-cell office:value-type="float" office:value="111.432" calcext:value-type="float">
            <text:p>111.432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755" calcext:value-type="float">
            <text:p>44.6755</text:p>
          </table:table-cell>
          <table:table-cell office:value-type="float" office:value="78.5205" calcext:value-type="float">
            <text:p>78.5205</text:p>
          </table:table-cell>
          <table:table-cell office:value-type="float" office:value="100.957" calcext:value-type="float">
            <text:p>100.957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9195" calcext:value-type="float">
            <text:p>47.9195</text:p>
          </table:table-cell>
          <table:table-cell office:value-type="float" office:value="68.1717" calcext:value-type="float">
            <text:p>68.1717</text:p>
          </table:table-cell>
          <table:table-cell office:value-type="float" office:value="83.7912" calcext:value-type="float">
            <text:p>83.791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5853" calcext:value-type="float">
            <text:p>53.5853</text:p>
          </table:table-cell>
          <table:table-cell office:value-type="float" office:value="59.2304" calcext:value-type="float">
            <text:p>59.2304</text:p>
          </table:table-cell>
          <table:table-cell office:value-type="float" office:value="74.5346" calcext:value-type="float">
            <text:p>74.5346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989" calcext:value-type="float">
            <text:p>51.989</text:p>
          </table:table-cell>
          <table:table-cell office:value-type="float" office:value="82.5011" calcext:value-type="float">
            <text:p>82.5011</text:p>
          </table:table-cell>
          <table:table-cell office:value-type="float" office:value="102.163" calcext:value-type="float">
            <text:p>102.163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266" calcext:value-type="float">
            <text:p>49.6266</text:p>
          </table:table-cell>
          <table:table-cell office:value-type="float" office:value="87.8666" calcext:value-type="float">
            <text:p>87.8666</text:p>
          </table:table-cell>
          <table:table-cell office:value-type="float" office:value="111.432" calcext:value-type="float">
            <text:p>111.432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691" calcext:value-type="float">
            <text:p>44.6691</text:p>
          </table:table-cell>
          <table:table-cell office:value-type="float" office:value="78.5095" calcext:value-type="float">
            <text:p>78.5095</text:p>
          </table:table-cell>
          <table:table-cell office:value-type="float" office:value="100.943" calcext:value-type="float">
            <text:p>100.943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9079" calcext:value-type="float">
            <text:p>47.9079</text:p>
          </table:table-cell>
          <table:table-cell office:value-type="float" office:value="68.151" calcext:value-type="float">
            <text:p>68.151</text:p>
          </table:table-cell>
          <table:table-cell office:value-type="float" office:value="83.7679" calcext:value-type="float">
            <text:p>83.767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5782" calcext:value-type="float">
            <text:p>53.5782</text:p>
          </table:table-cell>
          <table:table-cell office:value-type="float" office:value="59.2071" calcext:value-type="float">
            <text:p>59.2071</text:p>
          </table:table-cell>
          <table:table-cell office:value-type="float" office:value="74.485" calcext:value-type="float">
            <text:p>74.485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9846" calcext:value-type="float">
            <text:p>51.9846</text:p>
          </table:table-cell>
          <table:table-cell office:value-type="float" office:value="82.4941" calcext:value-type="float">
            <text:p>82.4941</text:p>
          </table:table-cell>
          <table:table-cell office:value-type="float" office:value="102.155" calcext:value-type="float">
            <text:p>102.155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258" calcext:value-type="float">
            <text:p>49.6258</text:p>
          </table:table-cell>
          <table:table-cell office:value-type="float" office:value="87.8656" calcext:value-type="float">
            <text:p>87.8656</text:p>
          </table:table-cell>
          <table:table-cell office:value-type="float" office:value="111.432" calcext:value-type="float">
            <text:p>111.432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691" calcext:value-type="float">
            <text:p>44.6691</text:p>
          </table:table-cell>
          <table:table-cell office:value-type="float" office:value="78.5095" calcext:value-type="float">
            <text:p>78.5095</text:p>
          </table:table-cell>
          <table:table-cell office:value-type="float" office:value="100.943" calcext:value-type="float">
            <text:p>100.943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8982" calcext:value-type="float">
            <text:p>47.8982</text:p>
          </table:table-cell>
          <table:table-cell office:value-type="float" office:value="68.1336" calcext:value-type="float">
            <text:p>68.1336</text:p>
          </table:table-cell>
          <table:table-cell office:value-type="float" office:value="83.7479" calcext:value-type="float">
            <text:p>83.747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5703" calcext:value-type="float">
            <text:p>53.5703</text:p>
          </table:table-cell>
          <table:table-cell office:value-type="float" office:value="59.1854" calcext:value-type="float">
            <text:p>59.1854</text:p>
          </table:table-cell>
          <table:table-cell office:value-type="float" office:value="74.4401" calcext:value-type="float">
            <text:p>74.4401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9802" calcext:value-type="float">
            <text:p>51.9802</text:p>
          </table:table-cell>
          <table:table-cell office:value-type="float" office:value="82.4872" calcext:value-type="float">
            <text:p>82.4872</text:p>
          </table:table-cell>
          <table:table-cell office:value-type="float" office:value="102.148" calcext:value-type="float">
            <text:p>102.148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242" calcext:value-type="float">
            <text:p>49.6242</text:p>
          </table:table-cell>
          <table:table-cell office:value-type="float" office:value="87.8637" calcext:value-type="float">
            <text:p>87.8637</text:p>
          </table:table-cell>
          <table:table-cell office:value-type="float" office:value="111.43" calcext:value-type="float">
            <text:p>111.43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69" calcext:value-type="float">
            <text:p>44.669</text:p>
          </table:table-cell>
          <table:table-cell office:value-type="float" office:value="78.5095" calcext:value-type="float">
            <text:p>78.5095</text:p>
          </table:table-cell>
          <table:table-cell office:value-type="float" office:value="100.943" calcext:value-type="float">
            <text:p>100.943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8876" calcext:value-type="float">
            <text:p>47.8876</text:p>
          </table:table-cell>
          <table:table-cell office:value-type="float" office:value="68.1142" calcext:value-type="float">
            <text:p>68.1142</text:p>
          </table:table-cell>
          <table:table-cell office:value-type="float" office:value="83.7251" calcext:value-type="float">
            <text:p>83.725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5528" calcext:value-type="float">
            <text:p>53.5528</text:p>
          </table:table-cell>
          <table:table-cell office:value-type="float" office:value="59.1464" calcext:value-type="float">
            <text:p>59.1464</text:p>
          </table:table-cell>
          <table:table-cell office:value-type="float" office:value="74.3745" calcext:value-type="float">
            <text:p>74.3745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9727" calcext:value-type="float">
            <text:p>51.9727</text:p>
          </table:table-cell>
          <table:table-cell office:value-type="float" office:value="82.4752" calcext:value-type="float">
            <text:p>82.4752</text:p>
          </table:table-cell>
          <table:table-cell office:value-type="float" office:value="102.135" calcext:value-type="float">
            <text:p>102.135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228" calcext:value-type="float">
            <text:p>49.6228</text:p>
          </table:table-cell>
          <table:table-cell office:value-type="float" office:value="87.8619" calcext:value-type="float">
            <text:p>87.8619</text:p>
          </table:table-cell>
          <table:table-cell office:value-type="float" office:value="111.429" calcext:value-type="float">
            <text:p>111.429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706" calcext:value-type="float">
            <text:p>44.6706</text:p>
          </table:table-cell>
          <table:table-cell office:value-type="float" office:value="78.5122" calcext:value-type="float">
            <text:p>78.5122</text:p>
          </table:table-cell>
          <table:table-cell office:value-type="float" office:value="100.947" calcext:value-type="float">
            <text:p>100.947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882" calcext:value-type="float">
            <text:p>47.882</text:p>
          </table:table-cell>
          <table:table-cell office:value-type="float" office:value="68.1042" calcext:value-type="float">
            <text:p>68.1042</text:p>
          </table:table-cell>
          <table:table-cell office:value-type="float" office:value="83.7138" calcext:value-type="float">
            <text:p>83.713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5397" calcext:value-type="float">
            <text:p>53.5397</text:p>
          </table:table-cell>
          <table:table-cell office:value-type="float" office:value="59.1195" calcext:value-type="float">
            <text:p>59.1195</text:p>
          </table:table-cell>
          <table:table-cell office:value-type="float" office:value="74.3348" calcext:value-type="float">
            <text:p>74.3348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9611" calcext:value-type="float">
            <text:p>51.9611</text:p>
          </table:table-cell>
          <table:table-cell office:value-type="float" office:value="82.4567" calcext:value-type="float">
            <text:p>82.4567</text:p>
          </table:table-cell>
          <table:table-cell office:value-type="float" office:value="102.115" calcext:value-type="float">
            <text:p>102.115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213" calcext:value-type="float">
            <text:p>49.6213</text:p>
          </table:table-cell>
          <table:table-cell office:value-type="float" office:value="87.8598" calcext:value-type="float">
            <text:p>87.8598</text:p>
          </table:table-cell>
          <table:table-cell office:value-type="float" office:value="111.427" calcext:value-type="float">
            <text:p>111.427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563" calcext:value-type="float">
            <text:p>44.6563</text:p>
          </table:table-cell>
          <table:table-cell office:value-type="float" office:value="78.4906" calcext:value-type="float">
            <text:p>78.4906</text:p>
          </table:table-cell>
          <table:table-cell office:value-type="float" office:value="100.923" calcext:value-type="float">
            <text:p>100.923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8789" calcext:value-type="float">
            <text:p>47.8789</text:p>
          </table:table-cell>
          <table:table-cell office:value-type="float" office:value="68.0989" calcext:value-type="float">
            <text:p>68.0989</text:p>
          </table:table-cell>
          <table:table-cell office:value-type="float" office:value="83.7087" calcext:value-type="float">
            <text:p>83.708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5326" calcext:value-type="float">
            <text:p>53.5326</text:p>
          </table:table-cell>
          <table:table-cell office:value-type="float" office:value="59.1091" calcext:value-type="float">
            <text:p>59.1091</text:p>
          </table:table-cell>
          <table:table-cell office:value-type="float" office:value="74.3283" calcext:value-type="float">
            <text:p>74.3283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9488" calcext:value-type="float">
            <text:p>51.9488</text:p>
          </table:table-cell>
          <table:table-cell office:value-type="float" office:value="82.4368" calcext:value-type="float">
            <text:p>82.4368</text:p>
          </table:table-cell>
          <table:table-cell office:value-type="float" office:value="102.093" calcext:value-type="float">
            <text:p>102.093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189" calcext:value-type="float">
            <text:p>49.6189</text:p>
          </table:table-cell>
          <table:table-cell office:value-type="float" office:value="87.8569" calcext:value-type="float">
            <text:p>87.8569</text:p>
          </table:table-cell>
          <table:table-cell office:value-type="float" office:value="111.425" calcext:value-type="float">
            <text:p>111.425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532" calcext:value-type="float">
            <text:p>44.6532</text:p>
          </table:table-cell>
          <table:table-cell office:value-type="float" office:value="78.4867" calcext:value-type="float">
            <text:p>78.4867</text:p>
          </table:table-cell>
          <table:table-cell office:value-type="float" office:value="100.92" calcext:value-type="float">
            <text:p>100.92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8746" calcext:value-type="float">
            <text:p>47.8746</text:p>
          </table:table-cell>
          <table:table-cell office:value-type="float" office:value="68.0912" calcext:value-type="float">
            <text:p>68.0912</text:p>
          </table:table-cell>
          <table:table-cell office:value-type="float" office:value="83.6999" calcext:value-type="float">
            <text:p>83.699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5233" calcext:value-type="float">
            <text:p>53.5233</text:p>
          </table:table-cell>
          <table:table-cell office:value-type="float" office:value="59.0994" calcext:value-type="float">
            <text:p>59.0994</text:p>
          </table:table-cell>
          <table:table-cell office:value-type="float" office:value="74.3209" calcext:value-type="float">
            <text:p>74.3209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9404" calcext:value-type="float">
            <text:p>51.9404</text:p>
          </table:table-cell>
          <table:table-cell office:value-type="float" office:value="82.4233" calcext:value-type="float">
            <text:p>82.4233</text:p>
          </table:table-cell>
          <table:table-cell office:value-type="float" office:value="102.078" calcext:value-type="float">
            <text:p>102.078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176" calcext:value-type="float">
            <text:p>49.6176</text:p>
          </table:table-cell>
          <table:table-cell office:value-type="float" office:value="87.8552" calcext:value-type="float">
            <text:p>87.8552</text:p>
          </table:table-cell>
          <table:table-cell office:value-type="float" office:value="111.424" calcext:value-type="float">
            <text:p>111.424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539" calcext:value-type="float">
            <text:p>44.6539</text:p>
          </table:table-cell>
          <table:table-cell office:value-type="float" office:value="78.4887" calcext:value-type="float">
            <text:p>78.4887</text:p>
          </table:table-cell>
          <table:table-cell office:value-type="float" office:value="100.924" calcext:value-type="float">
            <text:p>100.924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8724" calcext:value-type="float">
            <text:p>47.8724</text:p>
          </table:table-cell>
          <table:table-cell office:value-type="float" office:value="68.0875" calcext:value-type="float">
            <text:p>68.0875</text:p>
          </table:table-cell>
          <table:table-cell office:value-type="float" office:value="83.6961" calcext:value-type="float">
            <text:p>83.696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5128" calcext:value-type="float">
            <text:p>53.5128</text:p>
          </table:table-cell>
          <table:table-cell office:value-type="float" office:value="59.0888" calcext:value-type="float">
            <text:p>59.0888</text:p>
          </table:table-cell>
          <table:table-cell office:value-type="float" office:value="74.3055" calcext:value-type="float">
            <text:p>74.3055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928" calcext:value-type="float">
            <text:p>51.928</text:p>
          </table:table-cell>
          <table:table-cell office:value-type="float" office:value="82.4033" calcext:value-type="float">
            <text:p>82.4033</text:p>
          </table:table-cell>
          <table:table-cell office:value-type="float" office:value="102.056" calcext:value-type="float">
            <text:p>102.056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166" calcext:value-type="float">
            <text:p>49.6166</text:p>
          </table:table-cell>
          <table:table-cell office:value-type="float" office:value="87.854" calcext:value-type="float">
            <text:p>87.854</text:p>
          </table:table-cell>
          <table:table-cell office:value-type="float" office:value="111.423" calcext:value-type="float">
            <text:p>111.423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422" calcext:value-type="float">
            <text:p>44.6422</text:p>
          </table:table-cell>
          <table:table-cell office:value-type="float" office:value="78.4692" calcext:value-type="float">
            <text:p>78.4692</text:p>
          </table:table-cell>
          <table:table-cell office:value-type="float" office:value="100.899" calcext:value-type="float">
            <text:p>100.899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8683" calcext:value-type="float">
            <text:p>47.8683</text:p>
          </table:table-cell>
          <table:table-cell office:value-type="float" office:value="68.0802" calcext:value-type="float">
            <text:p>68.0802</text:p>
          </table:table-cell>
          <table:table-cell office:value-type="float" office:value="83.6881" calcext:value-type="float">
            <text:p>83.688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5011" calcext:value-type="float">
            <text:p>53.5011</text:p>
          </table:table-cell>
          <table:table-cell office:value-type="float" office:value="59.0789" calcext:value-type="float">
            <text:p>59.0789</text:p>
          </table:table-cell>
          <table:table-cell office:value-type="float" office:value="74.2923" calcext:value-type="float">
            <text:p>74.2923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9136" calcext:value-type="float">
            <text:p>51.9136</text:p>
          </table:table-cell>
          <table:table-cell office:value-type="float" office:value="82.3802" calcext:value-type="float">
            <text:p>82.3802</text:p>
          </table:table-cell>
          <table:table-cell office:value-type="float" office:value="102.031" calcext:value-type="float">
            <text:p>102.031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138" calcext:value-type="float">
            <text:p>49.6138</text:p>
          </table:table-cell>
          <table:table-cell office:value-type="float" office:value="87.8504" calcext:value-type="float">
            <text:p>87.8504</text:p>
          </table:table-cell>
          <table:table-cell office:value-type="float" office:value="111.419" calcext:value-type="float">
            <text:p>111.419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456" calcext:value-type="float">
            <text:p>44.6456</text:p>
          </table:table-cell>
          <table:table-cell office:value-type="float" office:value="78.4744" calcext:value-type="float">
            <text:p>78.4744</text:p>
          </table:table-cell>
          <table:table-cell office:value-type="float" office:value="100.905" calcext:value-type="float">
            <text:p>100.905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8604" calcext:value-type="float">
            <text:p>47.8604</text:p>
          </table:table-cell>
          <table:table-cell office:value-type="float" office:value="68.0658" calcext:value-type="float">
            <text:p>68.0658</text:p>
          </table:table-cell>
          <table:table-cell office:value-type="float" office:value="83.6712" calcext:value-type="float">
            <text:p>83.671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4794" calcext:value-type="float">
            <text:p>53.4794</text:p>
          </table:table-cell>
          <table:table-cell office:value-type="float" office:value="59.0512" calcext:value-type="float">
            <text:p>59.0512</text:p>
          </table:table-cell>
          <table:table-cell office:value-type="float" office:value="74.2697" calcext:value-type="float">
            <text:p>74.2697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9047" calcext:value-type="float">
            <text:p>51.9047</text:p>
          </table:table-cell>
          <table:table-cell office:value-type="float" office:value="82.366" calcext:value-type="float">
            <text:p>82.366</text:p>
          </table:table-cell>
          <table:table-cell office:value-type="float" office:value="102.015" calcext:value-type="float">
            <text:p>102.015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12" calcext:value-type="float">
            <text:p>49.612</text:p>
          </table:table-cell>
          <table:table-cell office:value-type="float" office:value="87.8478" calcext:value-type="float">
            <text:p>87.8478</text:p>
          </table:table-cell>
          <table:table-cell office:value-type="float" office:value="111.417" calcext:value-type="float">
            <text:p>111.417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524" calcext:value-type="float">
            <text:p>44.6524</text:p>
          </table:table-cell>
          <table:table-cell office:value-type="float" office:value="78.4849" calcext:value-type="float">
            <text:p>78.4849</text:p>
          </table:table-cell>
          <table:table-cell office:value-type="float" office:value="100.917" calcext:value-type="float">
            <text:p>100.917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8515" calcext:value-type="float">
            <text:p>47.8515</text:p>
          </table:table-cell>
          <table:table-cell office:value-type="float" office:value="68.0494" calcext:value-type="float">
            <text:p>68.0494</text:p>
          </table:table-cell>
          <table:table-cell office:value-type="float" office:value="83.6517" calcext:value-type="float">
            <text:p>83.651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4537" calcext:value-type="float">
            <text:p>53.4537</text:p>
          </table:table-cell>
          <table:table-cell office:value-type="float" office:value="59.0121" calcext:value-type="float">
            <text:p>59.0121</text:p>
          </table:table-cell>
          <table:table-cell office:value-type="float" office:value="74.2326" calcext:value-type="float">
            <text:p>74.2326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8963" calcext:value-type="float">
            <text:p>51.8963</text:p>
          </table:table-cell>
          <table:table-cell office:value-type="float" office:value="82.3524" calcext:value-type="float">
            <text:p>82.3524</text:p>
          </table:table-cell>
          <table:table-cell office:value-type="float" office:value="102" calcext:value-type="float">
            <text:p>102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101" calcext:value-type="float">
            <text:p>49.6101</text:p>
          </table:table-cell>
          <table:table-cell office:value-type="float" office:value="87.8452" calcext:value-type="float">
            <text:p>87.8452</text:p>
          </table:table-cell>
          <table:table-cell office:value-type="float" office:value="111.414" calcext:value-type="float">
            <text:p>111.414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525" calcext:value-type="float">
            <text:p>44.6525</text:p>
          </table:table-cell>
          <table:table-cell office:value-type="float" office:value="78.4854" calcext:value-type="float">
            <text:p>78.4854</text:p>
          </table:table-cell>
          <table:table-cell office:value-type="float" office:value="100.918" calcext:value-type="float">
            <text:p>100.918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8467" calcext:value-type="float">
            <text:p>47.8467</text:p>
          </table:table-cell>
          <table:table-cell office:value-type="float" office:value="68.0399" calcext:value-type="float">
            <text:p>68.0399</text:p>
          </table:table-cell>
          <table:table-cell office:value-type="float" office:value="83.6391" calcext:value-type="float">
            <text:p>83.639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4239" calcext:value-type="float">
            <text:p>53.4239</text:p>
          </table:table-cell>
          <table:table-cell office:value-type="float" office:value="58.9641" calcext:value-type="float">
            <text:p>58.9641</text:p>
          </table:table-cell>
          <table:table-cell office:value-type="float" office:value="74.1914" calcext:value-type="float">
            <text:p>74.1914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8913" calcext:value-type="float">
            <text:p>51.8913</text:p>
          </table:table-cell>
          <table:table-cell office:value-type="float" office:value="82.3443" calcext:value-type="float">
            <text:p>82.3443</text:p>
          </table:table-cell>
          <table:table-cell office:value-type="float" office:value="101.991" calcext:value-type="float">
            <text:p>101.991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088" calcext:value-type="float">
            <text:p>49.6088</text:p>
          </table:table-cell>
          <table:table-cell office:value-type="float" office:value="87.843" calcext:value-type="float">
            <text:p>87.843</text:p>
          </table:table-cell>
          <table:table-cell office:value-type="float" office:value="111.411" calcext:value-type="float">
            <text:p>111.411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507" calcext:value-type="float">
            <text:p>44.6507</text:p>
          </table:table-cell>
          <table:table-cell office:value-type="float" office:value="78.4828" calcext:value-type="float">
            <text:p>78.4828</text:p>
          </table:table-cell>
          <table:table-cell office:value-type="float" office:value="100.915" calcext:value-type="float">
            <text:p>100.915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844" calcext:value-type="float">
            <text:p>47.844</text:p>
          </table:table-cell>
          <table:table-cell office:value-type="float" office:value="68.0351" calcext:value-type="float">
            <text:p>68.0351</text:p>
          </table:table-cell>
          <table:table-cell office:value-type="float" office:value="83.6338" calcext:value-type="float">
            <text:p>83.633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3921" calcext:value-type="float">
            <text:p>53.3921</text:p>
          </table:table-cell>
          <table:table-cell office:value-type="float" office:value="58.9097" calcext:value-type="float">
            <text:p>58.9097</text:p>
          </table:table-cell>
          <table:table-cell office:value-type="float" office:value="74.1352" calcext:value-type="float">
            <text:p>74.1352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8861" calcext:value-type="float">
            <text:p>51.8861</text:p>
          </table:table-cell>
          <table:table-cell office:value-type="float" office:value="82.3358" calcext:value-type="float">
            <text:p>82.3358</text:p>
          </table:table-cell>
          <table:table-cell office:value-type="float" office:value="101.981" calcext:value-type="float">
            <text:p>101.981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077" calcext:value-type="float">
            <text:p>49.6077</text:p>
          </table:table-cell>
          <table:table-cell office:value-type="float" office:value="87.8412" calcext:value-type="float">
            <text:p>87.8412</text:p>
          </table:table-cell>
          <table:table-cell office:value-type="float" office:value="111.409" calcext:value-type="float">
            <text:p>111.409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353" calcext:value-type="float">
            <text:p>44.6353</text:p>
          </table:table-cell>
          <table:table-cell office:value-type="float" office:value="78.4593" calcext:value-type="float">
            <text:p>78.4593</text:p>
          </table:table-cell>
          <table:table-cell office:value-type="float" office:value="100.889" calcext:value-type="float">
            <text:p>100.889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8421" calcext:value-type="float">
            <text:p>47.8421</text:p>
          </table:table-cell>
          <table:table-cell office:value-type="float" office:value="68.0317" calcext:value-type="float">
            <text:p>68.0317</text:p>
          </table:table-cell>
          <table:table-cell office:value-type="float" office:value="83.6302" calcext:value-type="float">
            <text:p>83.630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3551" calcext:value-type="float">
            <text:p>53.3551</text:p>
          </table:table-cell>
          <table:table-cell office:value-type="float" office:value="58.8479" calcext:value-type="float">
            <text:p>58.8479</text:p>
          </table:table-cell>
          <table:table-cell office:value-type="float" office:value="74.0884" calcext:value-type="float">
            <text:p>74.0884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8808" calcext:value-type="float">
            <text:p>51.8808</text:p>
          </table:table-cell>
          <table:table-cell office:value-type="float" office:value="82.3273" calcext:value-type="float">
            <text:p>82.3273</text:p>
          </table:table-cell>
          <table:table-cell office:value-type="float" office:value="101.972" calcext:value-type="float">
            <text:p>101.972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08" calcext:value-type="float">
            <text:p>49.608</text:p>
          </table:table-cell>
          <table:table-cell office:value-type="float" office:value="87.8417" calcext:value-type="float">
            <text:p>87.8417</text:p>
          </table:table-cell>
          <table:table-cell office:value-type="float" office:value="111.41" calcext:value-type="float">
            <text:p>111.41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259" calcext:value-type="float">
            <text:p>44.6259</text:p>
          </table:table-cell>
          <table:table-cell office:value-type="float" office:value="78.4451" calcext:value-type="float">
            <text:p>78.4451</text:p>
          </table:table-cell>
          <table:table-cell office:value-type="float" office:value="100.873" calcext:value-type="float">
            <text:p>100.873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839" calcext:value-type="float">
            <text:p>47.839</text:p>
          </table:table-cell>
          <table:table-cell office:value-type="float" office:value="68.0258" calcext:value-type="float">
            <text:p>68.0258</text:p>
          </table:table-cell>
          <table:table-cell office:value-type="float" office:value="83.6227" calcext:value-type="float">
            <text:p>83.622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316" calcext:value-type="float">
            <text:p>53.316</text:p>
          </table:table-cell>
          <table:table-cell office:value-type="float" office:value="58.7798" calcext:value-type="float">
            <text:p>58.7798</text:p>
          </table:table-cell>
          <table:table-cell office:value-type="float" office:value="74.0389" calcext:value-type="float">
            <text:p>74.0389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8788" calcext:value-type="float">
            <text:p>51.8788</text:p>
          </table:table-cell>
          <table:table-cell office:value-type="float" office:value="82.3241" calcext:value-type="float">
            <text:p>82.3241</text:p>
          </table:table-cell>
          <table:table-cell office:value-type="float" office:value="101.968" calcext:value-type="float">
            <text:p>101.968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081" calcext:value-type="float">
            <text:p>49.6081</text:p>
          </table:table-cell>
          <table:table-cell office:value-type="float" office:value="87.8419" calcext:value-type="float">
            <text:p>87.8419</text:p>
          </table:table-cell>
          <table:table-cell office:value-type="float" office:value="111.41" calcext:value-type="float">
            <text:p>111.41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134" calcext:value-type="float">
            <text:p>44.6134</text:p>
          </table:table-cell>
          <table:table-cell office:value-type="float" office:value="78.4264" calcext:value-type="float">
            <text:p>78.4264</text:p>
          </table:table-cell>
          <table:table-cell office:value-type="float" office:value="100.853" calcext:value-type="float">
            <text:p>100.853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8372" calcext:value-type="float">
            <text:p>47.8372</text:p>
          </table:table-cell>
          <table:table-cell office:value-type="float" office:value="68.022" calcext:value-type="float">
            <text:p>68.022</text:p>
          </table:table-cell>
          <table:table-cell office:value-type="float" office:value="83.6172" calcext:value-type="float">
            <text:p>83.617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2675" calcext:value-type="float">
            <text:p>53.2675</text:p>
          </table:table-cell>
          <table:table-cell office:value-type="float" office:value="58.7033" calcext:value-type="float">
            <text:p>58.7033</text:p>
          </table:table-cell>
          <table:table-cell office:value-type="float" office:value="73.9872" calcext:value-type="float">
            <text:p>73.9872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8811" calcext:value-type="float">
            <text:p>51.8811</text:p>
          </table:table-cell>
          <table:table-cell office:value-type="float" office:value="82.3288" calcext:value-type="float">
            <text:p>82.3288</text:p>
          </table:table-cell>
          <table:table-cell office:value-type="float" office:value="101.975" calcext:value-type="float">
            <text:p>101.975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061" calcext:value-type="float">
            <text:p>49.6061</text:p>
          </table:table-cell>
          <table:table-cell office:value-type="float" office:value="87.8376" calcext:value-type="float">
            <text:p>87.8376</text:p>
          </table:table-cell>
          <table:table-cell office:value-type="float" office:value="111.403" calcext:value-type="float">
            <text:p>111.403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016" calcext:value-type="float">
            <text:p>44.6016</text:p>
          </table:table-cell>
          <table:table-cell office:value-type="float" office:value="78.4099" calcext:value-type="float">
            <text:p>78.4099</text:p>
          </table:table-cell>
          <table:table-cell office:value-type="float" office:value="100.837" calcext:value-type="float">
            <text:p>100.837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8374" calcext:value-type="float">
            <text:p>47.8374</text:p>
          </table:table-cell>
          <table:table-cell office:value-type="float" office:value="68.0227" calcext:value-type="float">
            <text:p>68.0227</text:p>
          </table:table-cell>
          <table:table-cell office:value-type="float" office:value="83.6187" calcext:value-type="float">
            <text:p>83.618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2007" calcext:value-type="float">
            <text:p>53.2007</text:p>
          </table:table-cell>
          <table:table-cell office:value-type="float" office:value="58.6032" calcext:value-type="float">
            <text:p>58.6032</text:p>
          </table:table-cell>
          <table:table-cell office:value-type="float" office:value="73.9502" calcext:value-type="float">
            <text:p>73.9502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8915" calcext:value-type="float">
            <text:p>51.8915</text:p>
          </table:table-cell>
          <table:table-cell office:value-type="float" office:value="82.3485" calcext:value-type="float">
            <text:p>82.3485</text:p>
          </table:table-cell>
          <table:table-cell office:value-type="float" office:value="102.002" calcext:value-type="float">
            <text:p>102.002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98" calcext:value-type="float">
            <text:p>49.598</text:p>
          </table:table-cell>
          <table:table-cell office:value-type="float" office:value="87.8202" calcext:value-type="float">
            <text:p>87.8202</text:p>
          </table:table-cell>
          <table:table-cell office:value-type="float" office:value="111.373" calcext:value-type="float">
            <text:p>111.373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331" calcext:value-type="float">
            <text:p>44.6331</text:p>
          </table:table-cell>
          <table:table-cell office:value-type="float" office:value="78.4595" calcext:value-type="float">
            <text:p>78.4595</text:p>
          </table:table-cell>
          <table:table-cell office:value-type="float" office:value="100.894" calcext:value-type="float">
            <text:p>100.894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8539" calcext:value-type="float">
            <text:p>47.8539</text:p>
          </table:table-cell>
          <table:table-cell office:value-type="float" office:value="68.0542" calcext:value-type="float">
            <text:p>68.0542</text:p>
          </table:table-cell>
          <table:table-cell office:value-type="float" office:value="83.6583" calcext:value-type="float">
            <text:p>83.65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1392" calcext:value-type="float">
            <text:p>53.1392</text:p>
          </table:table-cell>
          <table:table-cell office:value-type="float" office:value="58.5137" calcext:value-type="float">
            <text:p>58.5137</text:p>
          </table:table-cell>
          <table:table-cell office:value-type="float" office:value="73.9306" calcext:value-type="float">
            <text:p>73.9306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912" calcext:value-type="float">
            <text:p>51.912</text:p>
          </table:table-cell>
          <table:table-cell office:value-type="float" office:value="82.3823" calcext:value-type="float">
            <text:p>82.3823</text:p>
          </table:table-cell>
          <table:table-cell office:value-type="float" office:value="102.04" calcext:value-type="float">
            <text:p>102.04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5986" calcext:value-type="float">
            <text:p>49.5986</text:p>
          </table:table-cell>
          <table:table-cell office:value-type="float" office:value="87.8208" calcext:value-type="float">
            <text:p>87.8208</text:p>
          </table:table-cell>
          <table:table-cell office:value-type="float" office:value="111.374" calcext:value-type="float">
            <text:p>111.374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581" calcext:value-type="float">
            <text:p>44.6581</text:p>
          </table:table-cell>
          <table:table-cell office:value-type="float" office:value="78.4943" calcext:value-type="float">
            <text:p>78.4943</text:p>
          </table:table-cell>
          <table:table-cell office:value-type="float" office:value="100.927" calcext:value-type="float">
            <text:p>100.927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8729" calcext:value-type="float">
            <text:p>47.8729</text:p>
          </table:table-cell>
          <table:table-cell office:value-type="float" office:value="68.0887" calcext:value-type="float">
            <text:p>68.0887</text:p>
          </table:table-cell>
          <table:table-cell office:value-type="float" office:value="83.6982" calcext:value-type="float">
            <text:p>83.698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0857" calcext:value-type="float">
            <text:p>53.0857</text:p>
          </table:table-cell>
          <table:table-cell office:value-type="float" office:value="58.4411" calcext:value-type="float">
            <text:p>58.4411</text:p>
          </table:table-cell>
          <table:table-cell office:value-type="float" office:value="73.9017" calcext:value-type="float">
            <text:p>73.9017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9254" calcext:value-type="float">
            <text:p>51.9254</text:p>
          </table:table-cell>
          <table:table-cell office:value-type="float" office:value="82.4046" calcext:value-type="float">
            <text:p>82.4046</text:p>
          </table:table-cell>
          <table:table-cell office:value-type="float" office:value="102.066" calcext:value-type="float">
            <text:p>102.066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192" calcext:value-type="float">
            <text:p>49.6192</text:p>
          </table:table-cell>
          <table:table-cell office:value-type="float" office:value="87.8475" calcext:value-type="float">
            <text:p>87.8475</text:p>
          </table:table-cell>
          <table:table-cell office:value-type="float" office:value="111.395" calcext:value-type="float">
            <text:p>111.395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7" calcext:value-type="float">
            <text:p>44.67</text:p>
          </table:table-cell>
          <table:table-cell office:value-type="float" office:value="78.51" calcext:value-type="float">
            <text:p>78.51</text:p>
          </table:table-cell>
          <table:table-cell office:value-type="float" office:value="100.941" calcext:value-type="float">
            <text:p>100.941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889" calcext:value-type="float">
            <text:p>47.889</text:p>
          </table:table-cell>
          <table:table-cell office:value-type="float" office:value="68.1167" calcext:value-type="float">
            <text:p>68.1167</text:p>
          </table:table-cell>
          <table:table-cell office:value-type="float" office:value="83.7284" calcext:value-type="float">
            <text:p>83.728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3.0378" calcext:value-type="float">
            <text:p>53.0378</text:p>
          </table:table-cell>
          <table:table-cell office:value-type="float" office:value="58.3761" calcext:value-type="float">
            <text:p>58.3761</text:p>
          </table:table-cell>
          <table:table-cell office:value-type="float" office:value="73.8803" calcext:value-type="float">
            <text:p>73.8803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945" calcext:value-type="float">
            <text:p>51.945</text:p>
          </table:table-cell>
          <table:table-cell office:value-type="float" office:value="82.437" calcext:value-type="float">
            <text:p>82.437</text:p>
          </table:table-cell>
          <table:table-cell office:value-type="float" office:value="102.103" calcext:value-type="float">
            <text:p>102.103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434" calcext:value-type="float">
            <text:p>49.6434</text:p>
          </table:table-cell>
          <table:table-cell office:value-type="float" office:value="87.8839" calcext:value-type="float">
            <text:p>87.8839</text:p>
          </table:table-cell>
          <table:table-cell office:value-type="float" office:value="111.435" calcext:value-type="float">
            <text:p>111.435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793" calcext:value-type="float">
            <text:p>44.6793</text:p>
          </table:table-cell>
          <table:table-cell office:value-type="float" office:value="78.5215" calcext:value-type="float">
            <text:p>78.5215</text:p>
          </table:table-cell>
          <table:table-cell office:value-type="float" office:value="100.949" calcext:value-type="float">
            <text:p>100.949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8967" calcext:value-type="float">
            <text:p>47.8967</text:p>
          </table:table-cell>
          <table:table-cell office:value-type="float" office:value="68.1289" calcext:value-type="float">
            <text:p>68.1289</text:p>
          </table:table-cell>
          <table:table-cell office:value-type="float" office:value="83.739" calcext:value-type="float">
            <text:p>83.73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9863" calcext:value-type="float">
            <text:p>52.9863</text:p>
          </table:table-cell>
          <table:table-cell office:value-type="float" office:value="58.2911" calcext:value-type="float">
            <text:p>58.2911</text:p>
          </table:table-cell>
          <table:table-cell office:value-type="float" office:value="73.8348" calcext:value-type="float">
            <text:p>73.8348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952" calcext:value-type="float">
            <text:p>51.952</text:p>
          </table:table-cell>
          <table:table-cell office:value-type="float" office:value="82.448" calcext:value-type="float">
            <text:p>82.448</text:p>
          </table:table-cell>
          <table:table-cell office:value-type="float" office:value="102.114" calcext:value-type="float">
            <text:p>102.114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57" calcext:value-type="float">
            <text:p>49.657</text:p>
          </table:table-cell>
          <table:table-cell office:value-type="float" office:value="87.9054" calcext:value-type="float">
            <text:p>87.9054</text:p>
          </table:table-cell>
          <table:table-cell office:value-type="float" office:value="111.461" calcext:value-type="float">
            <text:p>111.461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6953" calcext:value-type="float">
            <text:p>44.6953</text:p>
          </table:table-cell>
          <table:table-cell office:value-type="float" office:value="78.5428" calcext:value-type="float">
            <text:p>78.5428</text:p>
          </table:table-cell>
          <table:table-cell office:value-type="float" office:value="100.967" calcext:value-type="float">
            <text:p>100.967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9031" calcext:value-type="float">
            <text:p>47.9031</text:p>
          </table:table-cell>
          <table:table-cell office:value-type="float" office:value="68.1389" calcext:value-type="float">
            <text:p>68.1389</text:p>
          </table:table-cell>
          <table:table-cell office:value-type="float" office:value="83.7472" calcext:value-type="float">
            <text:p>83.747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9271" calcext:value-type="float">
            <text:p>52.9271</text:p>
          </table:table-cell>
          <table:table-cell office:value-type="float" office:value="58.1846" calcext:value-type="float">
            <text:p>58.1846</text:p>
          </table:table-cell>
          <table:table-cell office:value-type="float" office:value="73.757" calcext:value-type="float">
            <text:p>73.757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9576" calcext:value-type="float">
            <text:p>51.9576</text:p>
          </table:table-cell>
          <table:table-cell office:value-type="float" office:value="82.4571" calcext:value-type="float">
            <text:p>82.4571</text:p>
          </table:table-cell>
          <table:table-cell office:value-type="float" office:value="102.124" calcext:value-type="float">
            <text:p>102.124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564" calcext:value-type="float">
            <text:p>49.6564</text:p>
          </table:table-cell>
          <table:table-cell office:value-type="float" office:value="87.9046" calcext:value-type="float">
            <text:p>87.9046</text:p>
          </table:table-cell>
          <table:table-cell office:value-type="float" office:value="111.46" calcext:value-type="float">
            <text:p>111.46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189" calcext:value-type="float">
            <text:p>44.7189</text:p>
          </table:table-cell>
          <table:table-cell office:value-type="float" office:value="78.5763" calcext:value-type="float">
            <text:p>78.5763</text:p>
          </table:table-cell>
          <table:table-cell office:value-type="float" office:value="101" calcext:value-type="float">
            <text:p>101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9082" calcext:value-type="float">
            <text:p>47.9082</text:p>
          </table:table-cell>
          <table:table-cell office:value-type="float" office:value="68.1466" calcext:value-type="float">
            <text:p>68.1466</text:p>
          </table:table-cell>
          <table:table-cell office:value-type="float" office:value="83.7528" calcext:value-type="float">
            <text:p>83.752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8664" calcext:value-type="float">
            <text:p>52.8664</text:p>
          </table:table-cell>
          <table:table-cell office:value-type="float" office:value="58.0765" calcext:value-type="float">
            <text:p>58.0765</text:p>
          </table:table-cell>
          <table:table-cell office:value-type="float" office:value="73.6783" calcext:value-type="float">
            <text:p>73.6783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9698" calcext:value-type="float">
            <text:p>51.9698</text:p>
          </table:table-cell>
          <table:table-cell office:value-type="float" office:value="82.4767" calcext:value-type="float">
            <text:p>82.4767</text:p>
          </table:table-cell>
          <table:table-cell office:value-type="float" office:value="102.146" calcext:value-type="float">
            <text:p>102.146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576" calcext:value-type="float">
            <text:p>49.6576</text:p>
          </table:table-cell>
          <table:table-cell office:value-type="float" office:value="87.9069" calcext:value-type="float">
            <text:p>87.9069</text:p>
          </table:table-cell>
          <table:table-cell office:value-type="float" office:value="111.463" calcext:value-type="float">
            <text:p>111.463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455" calcext:value-type="float">
            <text:p>44.7455</text:p>
          </table:table-cell>
          <table:table-cell office:value-type="float" office:value="78.6151" calcext:value-type="float">
            <text:p>78.6151</text:p>
          </table:table-cell>
          <table:table-cell office:value-type="float" office:value="101.04" calcext:value-type="float">
            <text:p>101.04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9155" calcext:value-type="float">
            <text:p>47.9155</text:p>
          </table:table-cell>
          <table:table-cell office:value-type="float" office:value="68.1578" calcext:value-type="float">
            <text:p>68.1578</text:p>
          </table:table-cell>
          <table:table-cell office:value-type="float" office:value="83.7615" calcext:value-type="float">
            <text:p>83.761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8109" calcext:value-type="float">
            <text:p>52.8109</text:p>
          </table:table-cell>
          <table:table-cell office:value-type="float" office:value="57.9824" calcext:value-type="float">
            <text:p>57.9824</text:p>
          </table:table-cell>
          <table:table-cell office:value-type="float" office:value="73.6199" calcext:value-type="float">
            <text:p>73.6199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9905" calcext:value-type="float">
            <text:p>51.9905</text:p>
          </table:table-cell>
          <table:table-cell office:value-type="float" office:value="82.5106" calcext:value-type="float">
            <text:p>82.5106</text:p>
          </table:table-cell>
          <table:table-cell office:value-type="float" office:value="102.184" calcext:value-type="float">
            <text:p>102.184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611" calcext:value-type="float">
            <text:p>49.6611</text:p>
          </table:table-cell>
          <table:table-cell office:value-type="float" office:value="87.913" calcext:value-type="float">
            <text:p>87.913</text:p>
          </table:table-cell>
          <table:table-cell office:value-type="float" office:value="111.472" calcext:value-type="float">
            <text:p>111.472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7835" calcext:value-type="float">
            <text:p>44.7835</text:p>
          </table:table-cell>
          <table:table-cell office:value-type="float" office:value="78.6704" calcext:value-type="float">
            <text:p>78.6704</text:p>
          </table:table-cell>
          <table:table-cell office:value-type="float" office:value="101.098" calcext:value-type="float">
            <text:p>101.098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9293" calcext:value-type="float">
            <text:p>47.9293</text:p>
          </table:table-cell>
          <table:table-cell office:value-type="float" office:value="68.1797" calcext:value-type="float">
            <text:p>68.1797</text:p>
          </table:table-cell>
          <table:table-cell office:value-type="float" office:value="83.7804" calcext:value-type="float">
            <text:p>83.780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7653" calcext:value-type="float">
            <text:p>52.7653</text:p>
          </table:table-cell>
          <table:table-cell office:value-type="float" office:value="57.912" calcext:value-type="float">
            <text:p>57.912</text:p>
          </table:table-cell>
          <table:table-cell office:value-type="float" office:value="73.5873" calcext:value-type="float">
            <text:p>73.5873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2.0067" calcext:value-type="float">
            <text:p>52.0067</text:p>
          </table:table-cell>
          <table:table-cell office:value-type="float" office:value="82.5372" calcext:value-type="float">
            <text:p>82.5372</text:p>
          </table:table-cell>
          <table:table-cell office:value-type="float" office:value="102.214" calcext:value-type="float">
            <text:p>102.214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636" calcext:value-type="float">
            <text:p>49.6636</text:p>
          </table:table-cell>
          <table:table-cell office:value-type="float" office:value="87.9171" calcext:value-type="float">
            <text:p>87.9171</text:p>
          </table:table-cell>
          <table:table-cell office:value-type="float" office:value="111.477" calcext:value-type="float">
            <text:p>111.477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8084" calcext:value-type="float">
            <text:p>44.8084</text:p>
          </table:table-cell>
          <table:table-cell office:value-type="float" office:value="78.7069" calcext:value-type="float">
            <text:p>78.7069</text:p>
          </table:table-cell>
          <table:table-cell office:value-type="float" office:value="101.136" calcext:value-type="float">
            <text:p>101.136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9551" calcext:value-type="float">
            <text:p>47.9551</text:p>
          </table:table-cell>
          <table:table-cell office:value-type="float" office:value="68.2224" calcext:value-type="float">
            <text:p>68.2224</text:p>
          </table:table-cell>
          <table:table-cell office:value-type="float" office:value="83.8215" calcext:value-type="float">
            <text:p>83.821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7149" calcext:value-type="float">
            <text:p>52.7149</text:p>
          </table:table-cell>
          <table:table-cell office:value-type="float" office:value="57.8423" calcext:value-type="float">
            <text:p>57.8423</text:p>
          </table:table-cell>
          <table:table-cell office:value-type="float" office:value="73.5593" calcext:value-type="float">
            <text:p>73.5593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2.025" calcext:value-type="float">
            <text:p>52.025</text:p>
          </table:table-cell>
          <table:table-cell office:value-type="float" office:value="82.5672" calcext:value-type="float">
            <text:p>82.5672</text:p>
          </table:table-cell>
          <table:table-cell office:value-type="float" office:value="102.248" calcext:value-type="float">
            <text:p>102.248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634" calcext:value-type="float">
            <text:p>49.6634</text:p>
          </table:table-cell>
          <table:table-cell office:value-type="float" office:value="87.9168" calcext:value-type="float">
            <text:p>87.9168</text:p>
          </table:table-cell>
          <table:table-cell office:value-type="float" office:value="111.476" calcext:value-type="float">
            <text:p>111.476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8292" calcext:value-type="float">
            <text:p>44.8292</text:p>
          </table:table-cell>
          <table:table-cell office:value-type="float" office:value="78.7376" calcext:value-type="float">
            <text:p>78.7376</text:p>
          </table:table-cell>
          <table:table-cell office:value-type="float" office:value="101.168" calcext:value-type="float">
            <text:p>101.168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9783" calcext:value-type="float">
            <text:p>47.9783</text:p>
          </table:table-cell>
          <table:table-cell office:value-type="float" office:value="68.2598" calcext:value-type="float">
            <text:p>68.2598</text:p>
          </table:table-cell>
          <table:table-cell office:value-type="float" office:value="83.855" calcext:value-type="float">
            <text:p>83.85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6768" calcext:value-type="float">
            <text:p>52.6768</text:p>
          </table:table-cell>
          <table:table-cell office:value-type="float" office:value="57.7839" calcext:value-type="float">
            <text:p>57.7839</text:p>
          </table:table-cell>
          <table:table-cell office:value-type="float" office:value="73.5262" calcext:value-type="float">
            <text:p>73.5262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2.0307" calcext:value-type="float">
            <text:p>52.0307</text:p>
          </table:table-cell>
          <table:table-cell office:value-type="float" office:value="82.5767" calcext:value-type="float">
            <text:p>82.5767</text:p>
          </table:table-cell>
          <table:table-cell office:value-type="float" office:value="102.259" calcext:value-type="float">
            <text:p>102.259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625" calcext:value-type="float">
            <text:p>49.6625</text:p>
          </table:table-cell>
          <table:table-cell office:value-type="float" office:value="87.9158" calcext:value-type="float">
            <text:p>87.9158</text:p>
          </table:table-cell>
          <table:table-cell office:value-type="float" office:value="111.476" calcext:value-type="float">
            <text:p>111.476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8464" calcext:value-type="float">
            <text:p>44.8464</text:p>
          </table:table-cell>
          <table:table-cell office:value-type="float" office:value="78.7628" calcext:value-type="float">
            <text:p>78.7628</text:p>
          </table:table-cell>
          <table:table-cell office:value-type="float" office:value="101.194" calcext:value-type="float">
            <text:p>101.194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7.994" calcext:value-type="float">
            <text:p>47.994</text:p>
          </table:table-cell>
          <table:table-cell office:value-type="float" office:value="68.2842" calcext:value-type="float">
            <text:p>68.2842</text:p>
          </table:table-cell>
          <table:table-cell office:value-type="float" office:value="83.8746" calcext:value-type="float">
            <text:p>83.874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6413" calcext:value-type="float">
            <text:p>52.6413</text:p>
          </table:table-cell>
          <table:table-cell office:value-type="float" office:value="57.7359" calcext:value-type="float">
            <text:p>57.7359</text:p>
          </table:table-cell>
          <table:table-cell office:value-type="float" office:value="73.509" calcext:value-type="float">
            <text:p>73.509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2.0316" calcext:value-type="float">
            <text:p>52.0316</text:p>
          </table:table-cell>
          <table:table-cell office:value-type="float" office:value="82.5782" calcext:value-type="float">
            <text:p>82.5782</text:p>
          </table:table-cell>
          <table:table-cell office:value-type="float" office:value="102.26" calcext:value-type="float">
            <text:p>102.26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614" calcext:value-type="float">
            <text:p>49.6614</text:p>
          </table:table-cell>
          <table:table-cell office:value-type="float" office:value="87.9138" calcext:value-type="float">
            <text:p>87.9138</text:p>
          </table:table-cell>
          <table:table-cell office:value-type="float" office:value="111.472" calcext:value-type="float">
            <text:p>111.472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8601" calcext:value-type="float">
            <text:p>44.8601</text:p>
          </table:table-cell>
          <table:table-cell office:value-type="float" office:value="78.7836" calcext:value-type="float">
            <text:p>78.7836</text:p>
          </table:table-cell>
          <table:table-cell office:value-type="float" office:value="101.217" calcext:value-type="float">
            <text:p>101.217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0172" calcext:value-type="float">
            <text:p>48.0172</text:p>
          </table:table-cell>
          <table:table-cell office:value-type="float" office:value="68.3227" calcext:value-type="float">
            <text:p>68.3227</text:p>
          </table:table-cell>
          <table:table-cell office:value-type="float" office:value="83.9114" calcext:value-type="float">
            <text:p>83.911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5962" calcext:value-type="float">
            <text:p>52.5962</text:p>
          </table:table-cell>
          <table:table-cell office:value-type="float" office:value="57.6722" calcext:value-type="float">
            <text:p>57.6722</text:p>
          </table:table-cell>
          <table:table-cell office:value-type="float" office:value="73.4727" calcext:value-type="float">
            <text:p>73.4727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2.0293" calcext:value-type="float">
            <text:p>52.0293</text:p>
          </table:table-cell>
          <table:table-cell office:value-type="float" office:value="82.5746" calcext:value-type="float">
            <text:p>82.5746</text:p>
          </table:table-cell>
          <table:table-cell office:value-type="float" office:value="102.256" calcext:value-type="float">
            <text:p>102.256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605" calcext:value-type="float">
            <text:p>49.6605</text:p>
          </table:table-cell>
          <table:table-cell office:value-type="float" office:value="87.9119" calcext:value-type="float">
            <text:p>87.9119</text:p>
          </table:table-cell>
          <table:table-cell office:value-type="float" office:value="111.469" calcext:value-type="float">
            <text:p>111.469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8717" calcext:value-type="float">
            <text:p>44.8717</text:p>
          </table:table-cell>
          <table:table-cell office:value-type="float" office:value="78.8011" calcext:value-type="float">
            <text:p>78.8011</text:p>
          </table:table-cell>
          <table:table-cell office:value-type="float" office:value="101.236" calcext:value-type="float">
            <text:p>101.236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0386" calcext:value-type="float">
            <text:p>48.0386</text:p>
          </table:table-cell>
          <table:table-cell office:value-type="float" office:value="68.3578" calcext:value-type="float">
            <text:p>68.3578</text:p>
          </table:table-cell>
          <table:table-cell office:value-type="float" office:value="83.9444" calcext:value-type="float">
            <text:p>83.944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5427" calcext:value-type="float">
            <text:p>52.5427</text:p>
          </table:table-cell>
          <table:table-cell office:value-type="float" office:value="57.598" calcext:value-type="float">
            <text:p>57.598</text:p>
          </table:table-cell>
          <table:table-cell office:value-type="float" office:value="73.4312" calcext:value-type="float">
            <text:p>73.4312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2.026" calcext:value-type="float">
            <text:p>52.026</text:p>
          </table:table-cell>
          <table:table-cell office:value-type="float" office:value="82.5692" calcext:value-type="float">
            <text:p>82.5692</text:p>
          </table:table-cell>
          <table:table-cell office:value-type="float" office:value="102.25" calcext:value-type="float">
            <text:p>102.25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598" calcext:value-type="float">
            <text:p>49.6598</text:p>
          </table:table-cell>
          <table:table-cell office:value-type="float" office:value="87.9103" calcext:value-type="float">
            <text:p>87.9103</text:p>
          </table:table-cell>
          <table:table-cell office:value-type="float" office:value="111.466" calcext:value-type="float">
            <text:p>111.466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8824" calcext:value-type="float">
            <text:p>44.8824</text:p>
          </table:table-cell>
          <table:table-cell office:value-type="float" office:value="78.8169" calcext:value-type="float">
            <text:p>78.8169</text:p>
          </table:table-cell>
          <table:table-cell office:value-type="float" office:value="101.253" calcext:value-type="float">
            <text:p>101.253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0535" calcext:value-type="float">
            <text:p>48.0535</text:p>
          </table:table-cell>
          <table:table-cell office:value-type="float" office:value="68.3819" calcext:value-type="float">
            <text:p>68.3819</text:p>
          </table:table-cell>
          <table:table-cell office:value-type="float" office:value="83.9661" calcext:value-type="float">
            <text:p>83.966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4929" calcext:value-type="float">
            <text:p>52.4929</text:p>
          </table:table-cell>
          <table:table-cell office:value-type="float" office:value="57.5367" calcext:value-type="float">
            <text:p>57.5367</text:p>
          </table:table-cell>
          <table:table-cell office:value-type="float" office:value="73.4051" calcext:value-type="float">
            <text:p>73.4051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2.025" calcext:value-type="float">
            <text:p>52.025</text:p>
          </table:table-cell>
          <table:table-cell office:value-type="float" office:value="82.5677" calcext:value-type="float">
            <text:p>82.5677</text:p>
          </table:table-cell>
          <table:table-cell office:value-type="float" office:value="102.248" calcext:value-type="float">
            <text:p>102.248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608" calcext:value-type="float">
            <text:p>49.6608</text:p>
          </table:table-cell>
          <table:table-cell office:value-type="float" office:value="87.9118" calcext:value-type="float">
            <text:p>87.9118</text:p>
          </table:table-cell>
          <table:table-cell office:value-type="float" office:value="111.467" calcext:value-type="float">
            <text:p>111.467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8922" calcext:value-type="float">
            <text:p>44.8922</text:p>
          </table:table-cell>
          <table:table-cell office:value-type="float" office:value="78.8313" calcext:value-type="float">
            <text:p>78.8313</text:p>
          </table:table-cell>
          <table:table-cell office:value-type="float" office:value="101.268" calcext:value-type="float">
            <text:p>101.268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0689" calcext:value-type="float">
            <text:p>48.0689</text:p>
          </table:table-cell>
          <table:table-cell office:value-type="float" office:value="68.407" calcext:value-type="float">
            <text:p>68.407</text:p>
          </table:table-cell>
          <table:table-cell office:value-type="float" office:value="83.9893" calcext:value-type="float">
            <text:p>83.989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4516" calcext:value-type="float">
            <text:p>52.4516</text:p>
          </table:table-cell>
          <table:table-cell office:value-type="float" office:value="57.4828" calcext:value-type="float">
            <text:p>57.4828</text:p>
          </table:table-cell>
          <table:table-cell office:value-type="float" office:value="73.3832" calcext:value-type="float">
            <text:p>73.3832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2.0248" calcext:value-type="float">
            <text:p>52.0248</text:p>
          </table:table-cell>
          <table:table-cell office:value-type="float" office:value="82.5674" calcext:value-type="float">
            <text:p>82.5674</text:p>
          </table:table-cell>
          <table:table-cell office:value-type="float" office:value="102.248" calcext:value-type="float">
            <text:p>102.248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645" calcext:value-type="float">
            <text:p>49.6645</text:p>
          </table:table-cell>
          <table:table-cell office:value-type="float" office:value="87.9174" calcext:value-type="float">
            <text:p>87.9174</text:p>
          </table:table-cell>
          <table:table-cell office:value-type="float" office:value="111.474" calcext:value-type="float">
            <text:p>111.474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8989" calcext:value-type="float">
            <text:p>44.8989</text:p>
          </table:table-cell>
          <table:table-cell office:value-type="float" office:value="78.8412" calcext:value-type="float">
            <text:p>78.8412</text:p>
          </table:table-cell>
          <table:table-cell office:value-type="float" office:value="101.278" calcext:value-type="float">
            <text:p>101.278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085" calcext:value-type="float">
            <text:p>48.085</text:p>
          </table:table-cell>
          <table:table-cell office:value-type="float" office:value="68.4343" calcext:value-type="float">
            <text:p>68.4343</text:p>
          </table:table-cell>
          <table:table-cell office:value-type="float" office:value="84.017" calcext:value-type="float">
            <text:p>84.01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4054" calcext:value-type="float">
            <text:p>52.4054</text:p>
          </table:table-cell>
          <table:table-cell office:value-type="float" office:value="57.428" calcext:value-type="float">
            <text:p>57.428</text:p>
          </table:table-cell>
          <table:table-cell office:value-type="float" office:value="73.3676" calcext:value-type="float">
            <text:p>73.3676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2.0243" calcext:value-type="float">
            <text:p>52.0243</text:p>
          </table:table-cell>
          <table:table-cell office:value-type="float" office:value="82.5666" calcext:value-type="float">
            <text:p>82.5666</text:p>
          </table:table-cell>
          <table:table-cell office:value-type="float" office:value="102.247" calcext:value-type="float">
            <text:p>102.247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699" calcext:value-type="float">
            <text:p>49.6699</text:p>
          </table:table-cell>
          <table:table-cell office:value-type="float" office:value="87.9265" calcext:value-type="float">
            <text:p>87.9265</text:p>
          </table:table-cell>
          <table:table-cell office:value-type="float" office:value="111.486" calcext:value-type="float">
            <text:p>111.486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031" calcext:value-type="float">
            <text:p>44.9031</text:p>
          </table:table-cell>
          <table:table-cell office:value-type="float" office:value="78.8471" calcext:value-type="float">
            <text:p>78.8471</text:p>
          </table:table-cell>
          <table:table-cell office:value-type="float" office:value="101.284" calcext:value-type="float">
            <text:p>101.284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0969" calcext:value-type="float">
            <text:p>48.0969</text:p>
          </table:table-cell>
          <table:table-cell office:value-type="float" office:value="68.4543" calcext:value-type="float">
            <text:p>68.4543</text:p>
          </table:table-cell>
          <table:table-cell office:value-type="float" office:value="84.0366" calcext:value-type="float">
            <text:p>84.036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3584" calcext:value-type="float">
            <text:p>52.3584</text:p>
          </table:table-cell>
          <table:table-cell office:value-type="float" office:value="57.3706" calcext:value-type="float">
            <text:p>57.3706</text:p>
          </table:table-cell>
          <table:table-cell office:value-type="float" office:value="73.3493" calcext:value-type="float">
            <text:p>73.3493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2.0223" calcext:value-type="float">
            <text:p>52.0223</text:p>
          </table:table-cell>
          <table:table-cell office:value-type="float" office:value="82.5633" calcext:value-type="float">
            <text:p>82.5633</text:p>
          </table:table-cell>
          <table:table-cell office:value-type="float" office:value="102.243" calcext:value-type="float">
            <text:p>102.243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759" calcext:value-type="float">
            <text:p>49.6759</text:p>
          </table:table-cell>
          <table:table-cell office:value-type="float" office:value="87.9365" calcext:value-type="float">
            <text:p>87.9365</text:p>
          </table:table-cell>
          <table:table-cell office:value-type="float" office:value="111.498" calcext:value-type="float">
            <text:p>111.498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049" calcext:value-type="float">
            <text:p>44.9049</text:p>
          </table:table-cell>
          <table:table-cell office:value-type="float" office:value="78.8496" calcext:value-type="float">
            <text:p>78.8496</text:p>
          </table:table-cell>
          <table:table-cell office:value-type="float" office:value="101.286" calcext:value-type="float">
            <text:p>101.286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094" calcext:value-type="float">
            <text:p>48.1094</text:p>
          </table:table-cell>
          <table:table-cell office:value-type="float" office:value="68.4756" calcext:value-type="float">
            <text:p>68.4756</text:p>
          </table:table-cell>
          <table:table-cell office:value-type="float" office:value="84.0581" calcext:value-type="float">
            <text:p>84.058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3251" calcext:value-type="float">
            <text:p>52.3251</text:p>
          </table:table-cell>
          <table:table-cell office:value-type="float" office:value="57.3332" calcext:value-type="float">
            <text:p>57.3332</text:p>
          </table:table-cell>
          <table:table-cell office:value-type="float" office:value="73.341" calcext:value-type="float">
            <text:p>73.341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2.0191" calcext:value-type="float">
            <text:p>52.0191</text:p>
          </table:table-cell>
          <table:table-cell office:value-type="float" office:value="82.5581" calcext:value-type="float">
            <text:p>82.5581</text:p>
          </table:table-cell>
          <table:table-cell office:value-type="float" office:value="102.237" calcext:value-type="float">
            <text:p>102.237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792" calcext:value-type="float">
            <text:p>49.6792</text:p>
          </table:table-cell>
          <table:table-cell office:value-type="float" office:value="87.9415" calcext:value-type="float">
            <text:p>87.9415</text:p>
          </table:table-cell>
          <table:table-cell office:value-type="float" office:value="111.504" calcext:value-type="float">
            <text:p>111.504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063" calcext:value-type="float">
            <text:p>44.9063</text:p>
          </table:table-cell>
          <table:table-cell office:value-type="float" office:value="78.8513" calcext:value-type="float">
            <text:p>78.8513</text:p>
          </table:table-cell>
          <table:table-cell office:value-type="float" office:value="101.288" calcext:value-type="float">
            <text:p>101.288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168" calcext:value-type="float">
            <text:p>48.1168</text:p>
          </table:table-cell>
          <table:table-cell office:value-type="float" office:value="68.4885" calcext:value-type="float">
            <text:p>68.4885</text:p>
          </table:table-cell>
          <table:table-cell office:value-type="float" office:value="84.0718" calcext:value-type="float">
            <text:p>84.071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3099" calcext:value-type="float">
            <text:p>52.3099</text:p>
          </table:table-cell>
          <table:table-cell office:value-type="float" office:value="57.3181" calcext:value-type="float">
            <text:p>57.3181</text:p>
          </table:table-cell>
          <table:table-cell office:value-type="float" office:value="73.3426" calcext:value-type="float">
            <text:p>73.3426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2.0164" calcext:value-type="float">
            <text:p>52.0164</text:p>
          </table:table-cell>
          <table:table-cell office:value-type="float" office:value="82.5536" calcext:value-type="float">
            <text:p>82.5536</text:p>
          </table:table-cell>
          <table:table-cell office:value-type="float" office:value="102.232" calcext:value-type="float">
            <text:p>102.232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814" calcext:value-type="float">
            <text:p>49.6814</text:p>
          </table:table-cell>
          <table:table-cell office:value-type="float" office:value="87.945" calcext:value-type="float">
            <text:p>87.945</text:p>
          </table:table-cell>
          <table:table-cell office:value-type="float" office:value="111.508" calcext:value-type="float">
            <text:p>111.508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091" calcext:value-type="float">
            <text:p>44.9091</text:p>
          </table:table-cell>
          <table:table-cell office:value-type="float" office:value="78.8551" calcext:value-type="float">
            <text:p>78.8551</text:p>
          </table:table-cell>
          <table:table-cell office:value-type="float" office:value="101.291" calcext:value-type="float">
            <text:p>101.291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288" calcext:value-type="float">
            <text:p>48.1288</text:p>
          </table:table-cell>
          <table:table-cell office:value-type="float" office:value="68.51" calcext:value-type="float">
            <text:p>68.51</text:p>
          </table:table-cell>
          <table:table-cell office:value-type="float" office:value="84.0961" calcext:value-type="float">
            <text:p>84.096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281" calcext:value-type="float">
            <text:p>52.281</text:p>
          </table:table-cell>
          <table:table-cell office:value-type="float" office:value="57.2859" calcext:value-type="float">
            <text:p>57.2859</text:p>
          </table:table-cell>
          <table:table-cell office:value-type="float" office:value="73.3329" calcext:value-type="float">
            <text:p>73.3329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2.0121" calcext:value-type="float">
            <text:p>52.0121</text:p>
          </table:table-cell>
          <table:table-cell office:value-type="float" office:value="82.5466" calcext:value-type="float">
            <text:p>82.5466</text:p>
          </table:table-cell>
          <table:table-cell office:value-type="float" office:value="102.224" calcext:value-type="float">
            <text:p>102.224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823" calcext:value-type="float">
            <text:p>49.6823</text:p>
          </table:table-cell>
          <table:table-cell office:value-type="float" office:value="87.9469" calcext:value-type="float">
            <text:p>87.9469</text:p>
          </table:table-cell>
          <table:table-cell office:value-type="float" office:value="111.512" calcext:value-type="float">
            <text:p>111.512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123" calcext:value-type="float">
            <text:p>44.9123</text:p>
          </table:table-cell>
          <table:table-cell office:value-type="float" office:value="78.8596" calcext:value-type="float">
            <text:p>78.8596</text:p>
          </table:table-cell>
          <table:table-cell office:value-type="float" office:value="101.295" calcext:value-type="float">
            <text:p>101.295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332" calcext:value-type="float">
            <text:p>48.1332</text:p>
          </table:table-cell>
          <table:table-cell office:value-type="float" office:value="68.517" calcext:value-type="float">
            <text:p>68.517</text:p>
          </table:table-cell>
          <table:table-cell office:value-type="float" office:value="84.1023" calcext:value-type="float">
            <text:p>84.102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2598" calcext:value-type="float">
            <text:p>52.2598</text:p>
          </table:table-cell>
          <table:table-cell office:value-type="float" office:value="57.2628" calcext:value-type="float">
            <text:p>57.2628</text:p>
          </table:table-cell>
          <table:table-cell office:value-type="float" office:value="73.3256" calcext:value-type="float">
            <text:p>73.3256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2.0022" calcext:value-type="float">
            <text:p>52.0022</text:p>
          </table:table-cell>
          <table:table-cell office:value-type="float" office:value="82.5304" calcext:value-type="float">
            <text:p>82.5304</text:p>
          </table:table-cell>
          <table:table-cell office:value-type="float" office:value="102.205" calcext:value-type="float">
            <text:p>102.205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817" calcext:value-type="float">
            <text:p>49.6817</text:p>
          </table:table-cell>
          <table:table-cell office:value-type="float" office:value="87.9463" calcext:value-type="float">
            <text:p>87.9463</text:p>
          </table:table-cell>
          <table:table-cell office:value-type="float" office:value="111.511" calcext:value-type="float">
            <text:p>111.511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148" calcext:value-type="float">
            <text:p>44.9148</text:p>
          </table:table-cell>
          <table:table-cell office:value-type="float" office:value="78.8633" calcext:value-type="float">
            <text:p>78.8633</text:p>
          </table:table-cell>
          <table:table-cell office:value-type="float" office:value="101.299" calcext:value-type="float">
            <text:p>101.299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356" calcext:value-type="float">
            <text:p>48.1356</text:p>
          </table:table-cell>
          <table:table-cell office:value-type="float" office:value="68.5206" calcext:value-type="float">
            <text:p>68.5206</text:p>
          </table:table-cell>
          <table:table-cell office:value-type="float" office:value="84.1049" calcext:value-type="float">
            <text:p>84.104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2295" calcext:value-type="float">
            <text:p>52.2295</text:p>
          </table:table-cell>
          <table:table-cell office:value-type="float" office:value="57.228" calcext:value-type="float">
            <text:p>57.228</text:p>
          </table:table-cell>
          <table:table-cell office:value-type="float" office:value="73.3091" calcext:value-type="float">
            <text:p>73.3091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9856" calcext:value-type="float">
            <text:p>51.9856</text:p>
          </table:table-cell>
          <table:table-cell office:value-type="float" office:value="82.5032" calcext:value-type="float">
            <text:p>82.5032</text:p>
          </table:table-cell>
          <table:table-cell office:value-type="float" office:value="102.174" calcext:value-type="float">
            <text:p>102.174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791" calcext:value-type="float">
            <text:p>49.6791</text:p>
          </table:table-cell>
          <table:table-cell office:value-type="float" office:value="87.9423" calcext:value-type="float">
            <text:p>87.9423</text:p>
          </table:table-cell>
          <table:table-cell office:value-type="float" office:value="111.506" calcext:value-type="float">
            <text:p>111.506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147" calcext:value-type="float">
            <text:p>44.9147</text:p>
          </table:table-cell>
          <table:table-cell office:value-type="float" office:value="78.8632" calcext:value-type="float">
            <text:p>78.8632</text:p>
          </table:table-cell>
          <table:table-cell office:value-type="float" office:value="101.299" calcext:value-type="float">
            <text:p>101.299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371" calcext:value-type="float">
            <text:p>48.1371</text:p>
          </table:table-cell>
          <table:table-cell office:value-type="float" office:value="68.5228" calcext:value-type="float">
            <text:p>68.5228</text:p>
          </table:table-cell>
          <table:table-cell office:value-type="float" office:value="84.1063" calcext:value-type="float">
            <text:p>84.106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1919" calcext:value-type="float">
            <text:p>52.1919</text:p>
          </table:table-cell>
          <table:table-cell office:value-type="float" office:value="57.1816" calcext:value-type="float">
            <text:p>57.1816</text:p>
          </table:table-cell>
          <table:table-cell office:value-type="float" office:value="73.281" calcext:value-type="float">
            <text:p>73.281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9696" calcext:value-type="float">
            <text:p>51.9696</text:p>
          </table:table-cell>
          <table:table-cell office:value-type="float" office:value="82.477" calcext:value-type="float">
            <text:p>82.477</text:p>
          </table:table-cell>
          <table:table-cell office:value-type="float" office:value="102.144" calcext:value-type="float">
            <text:p>102.144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768" calcext:value-type="float">
            <text:p>49.6768</text:p>
          </table:table-cell>
          <table:table-cell office:value-type="float" office:value="87.9389" calcext:value-type="float">
            <text:p>87.9389</text:p>
          </table:table-cell>
          <table:table-cell office:value-type="float" office:value="111.503" calcext:value-type="float">
            <text:p>111.503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137" calcext:value-type="float">
            <text:p>44.9137</text:p>
          </table:table-cell>
          <table:table-cell office:value-type="float" office:value="78.8621" calcext:value-type="float">
            <text:p>78.8621</text:p>
          </table:table-cell>
          <table:table-cell office:value-type="float" office:value="101.299" calcext:value-type="float">
            <text:p>101.299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394" calcext:value-type="float">
            <text:p>48.1394</text:p>
          </table:table-cell>
          <table:table-cell office:value-type="float" office:value="68.5267" calcext:value-type="float">
            <text:p>68.5267</text:p>
          </table:table-cell>
          <table:table-cell office:value-type="float" office:value="84.1099" calcext:value-type="float">
            <text:p>84.109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1665" calcext:value-type="float">
            <text:p>52.1665</text:p>
          </table:table-cell>
          <table:table-cell office:value-type="float" office:value="57.1615" calcext:value-type="float">
            <text:p>57.1615</text:p>
          </table:table-cell>
          <table:table-cell office:value-type="float" office:value="73.2711" calcext:value-type="float">
            <text:p>73.2711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9539" calcext:value-type="float">
            <text:p>51.9539</text:p>
          </table:table-cell>
          <table:table-cell office:value-type="float" office:value="82.4512" calcext:value-type="float">
            <text:p>82.4512</text:p>
          </table:table-cell>
          <table:table-cell office:value-type="float" office:value="102.114" calcext:value-type="float">
            <text:p>102.114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749" calcext:value-type="float">
            <text:p>49.6749</text:p>
          </table:table-cell>
          <table:table-cell office:value-type="float" office:value="87.9365" calcext:value-type="float">
            <text:p>87.9365</text:p>
          </table:table-cell>
          <table:table-cell office:value-type="float" office:value="111.501" calcext:value-type="float">
            <text:p>111.501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067" calcext:value-type="float">
            <text:p>44.9067</text:p>
          </table:table-cell>
          <table:table-cell office:value-type="float" office:value="78.847" calcext:value-type="float">
            <text:p>78.847</text:p>
          </table:table-cell>
          <table:table-cell office:value-type="float" office:value="101.274" calcext:value-type="float">
            <text:p>101.274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408" calcext:value-type="float">
            <text:p>48.1408</text:p>
          </table:table-cell>
          <table:table-cell office:value-type="float" office:value="68.5291" calcext:value-type="float">
            <text:p>68.5291</text:p>
          </table:table-cell>
          <table:table-cell office:value-type="float" office:value="84.1124" calcext:value-type="float">
            <text:p>84.112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1515" calcext:value-type="float">
            <text:p>52.1515</text:p>
          </table:table-cell>
          <table:table-cell office:value-type="float" office:value="57.1574" calcext:value-type="float">
            <text:p>57.1574</text:p>
          </table:table-cell>
          <table:table-cell office:value-type="float" office:value="73.2641" calcext:value-type="float">
            <text:p>73.2641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9391" calcext:value-type="float">
            <text:p>51.9391</text:p>
          </table:table-cell>
          <table:table-cell office:value-type="float" office:value="82.4269" calcext:value-type="float">
            <text:p>82.4269</text:p>
          </table:table-cell>
          <table:table-cell office:value-type="float" office:value="102.086" calcext:value-type="float">
            <text:p>102.086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736" calcext:value-type="float">
            <text:p>49.6736</text:p>
          </table:table-cell>
          <table:table-cell office:value-type="float" office:value="87.9345" calcext:value-type="float">
            <text:p>87.9345</text:p>
          </table:table-cell>
          <table:table-cell office:value-type="float" office:value="111.498" calcext:value-type="float">
            <text:p>111.498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035" calcext:value-type="float">
            <text:p>44.9035</text:p>
          </table:table-cell>
          <table:table-cell office:value-type="float" office:value="78.8323" calcext:value-type="float">
            <text:p>78.8323</text:p>
          </table:table-cell>
          <table:table-cell office:value-type="float" office:value="101.241" calcext:value-type="float">
            <text:p>101.241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399" calcext:value-type="float">
            <text:p>48.1399</text:p>
          </table:table-cell>
          <table:table-cell office:value-type="float" office:value="68.527" calcext:value-type="float">
            <text:p>68.527</text:p>
          </table:table-cell>
          <table:table-cell office:value-type="float" office:value="84.1088" calcext:value-type="float">
            <text:p>84.108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1514" calcext:value-type="float">
            <text:p>52.1514</text:p>
          </table:table-cell>
          <table:table-cell office:value-type="float" office:value="57.1608" calcext:value-type="float">
            <text:p>57.1608</text:p>
          </table:table-cell>
          <table:table-cell office:value-type="float" office:value="73.2672" calcext:value-type="float">
            <text:p>73.2672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9225" calcext:value-type="float">
            <text:p>51.9225</text:p>
          </table:table-cell>
          <table:table-cell office:value-type="float" office:value="82.3988" calcext:value-type="float">
            <text:p>82.3988</text:p>
          </table:table-cell>
          <table:table-cell office:value-type="float" office:value="102.052" calcext:value-type="float">
            <text:p>102.052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739" calcext:value-type="float">
            <text:p>49.6739</text:p>
          </table:table-cell>
          <table:table-cell office:value-type="float" office:value="87.9348" calcext:value-type="float">
            <text:p>87.9348</text:p>
          </table:table-cell>
          <table:table-cell office:value-type="float" office:value="111.498" calcext:value-type="float">
            <text:p>111.498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037" calcext:value-type="float">
            <text:p>44.9037</text:p>
          </table:table-cell>
          <table:table-cell office:value-type="float" office:value="78.8327" calcext:value-type="float">
            <text:p>78.8327</text:p>
          </table:table-cell>
          <table:table-cell office:value-type="float" office:value="101.241" calcext:value-type="float">
            <text:p>101.241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419" calcext:value-type="float">
            <text:p>48.1419</text:p>
          </table:table-cell>
          <table:table-cell office:value-type="float" office:value="68.531" calcext:value-type="float">
            <text:p>68.531</text:p>
          </table:table-cell>
          <table:table-cell office:value-type="float" office:value="84.1143" calcext:value-type="float">
            <text:p>84.11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152" calcext:value-type="float">
            <text:p>52.152</text:p>
          </table:table-cell>
          <table:table-cell office:value-type="float" office:value="57.1708" calcext:value-type="float">
            <text:p>57.1708</text:p>
          </table:table-cell>
          <table:table-cell office:value-type="float" office:value="73.2744" calcext:value-type="float">
            <text:p>73.2744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9126" calcext:value-type="float">
            <text:p>51.9126</text:p>
          </table:table-cell>
          <table:table-cell office:value-type="float" office:value="82.3823" calcext:value-type="float">
            <text:p>82.3823</text:p>
          </table:table-cell>
          <table:table-cell office:value-type="float" office:value="102.033" calcext:value-type="float">
            <text:p>102.033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747" calcext:value-type="float">
            <text:p>49.6747</text:p>
          </table:table-cell>
          <table:table-cell office:value-type="float" office:value="87.9358" calcext:value-type="float">
            <text:p>87.9358</text:p>
          </table:table-cell>
          <table:table-cell office:value-type="float" office:value="111.499" calcext:value-type="float">
            <text:p>111.499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036" calcext:value-type="float">
            <text:p>44.9036</text:p>
          </table:table-cell>
          <table:table-cell office:value-type="float" office:value="78.8325" calcext:value-type="float">
            <text:p>78.8325</text:p>
          </table:table-cell>
          <table:table-cell office:value-type="float" office:value="101.241" calcext:value-type="float">
            <text:p>101.241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437" calcext:value-type="float">
            <text:p>48.1437</text:p>
          </table:table-cell>
          <table:table-cell office:value-type="float" office:value="68.5349" calcext:value-type="float">
            <text:p>68.5349</text:p>
          </table:table-cell>
          <table:table-cell office:value-type="float" office:value="84.1201" calcext:value-type="float">
            <text:p>84.120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1556" calcext:value-type="float">
            <text:p>52.1556</text:p>
          </table:table-cell>
          <table:table-cell office:value-type="float" office:value="57.1945" calcext:value-type="float">
            <text:p>57.1945</text:p>
          </table:table-cell>
          <table:table-cell office:value-type="float" office:value="73.285" calcext:value-type="float">
            <text:p>73.285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902" calcext:value-type="float">
            <text:p>51.902</text:p>
          </table:table-cell>
          <table:table-cell office:value-type="float" office:value="82.3646" calcext:value-type="float">
            <text:p>82.3646</text:p>
          </table:table-cell>
          <table:table-cell office:value-type="float" office:value="102.012" calcext:value-type="float">
            <text:p>102.012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741" calcext:value-type="float">
            <text:p>49.6741</text:p>
          </table:table-cell>
          <table:table-cell office:value-type="float" office:value="87.9352" calcext:value-type="float">
            <text:p>87.9352</text:p>
          </table:table-cell>
          <table:table-cell office:value-type="float" office:value="111.499" calcext:value-type="float">
            <text:p>111.499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025" calcext:value-type="float">
            <text:p>44.9025</text:p>
          </table:table-cell>
          <table:table-cell office:value-type="float" office:value="78.83" calcext:value-type="float">
            <text:p>78.83</text:p>
          </table:table-cell>
          <table:table-cell office:value-type="float" office:value="101.237" calcext:value-type="float">
            <text:p>101.237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435" calcext:value-type="float">
            <text:p>48.1435</text:p>
          </table:table-cell>
          <table:table-cell office:value-type="float" office:value="68.5347" calcext:value-type="float">
            <text:p>68.5347</text:p>
          </table:table-cell>
          <table:table-cell office:value-type="float" office:value="84.12" calcext:value-type="float">
            <text:p>84.1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1565" calcext:value-type="float">
            <text:p>52.1565</text:p>
          </table:table-cell>
          <table:table-cell office:value-type="float" office:value="57.2165" calcext:value-type="float">
            <text:p>57.2165</text:p>
          </table:table-cell>
          <table:table-cell office:value-type="float" office:value="73.2817" calcext:value-type="float">
            <text:p>73.2817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8922" calcext:value-type="float">
            <text:p>51.8922</text:p>
          </table:table-cell>
          <table:table-cell office:value-type="float" office:value="82.3484" calcext:value-type="float">
            <text:p>82.3484</text:p>
          </table:table-cell>
          <table:table-cell office:value-type="float" office:value="101.993" calcext:value-type="float">
            <text:p>101.993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74" calcext:value-type="float">
            <text:p>49.674</text:p>
          </table:table-cell>
          <table:table-cell office:value-type="float" office:value="87.9349" calcext:value-type="float">
            <text:p>87.9349</text:p>
          </table:table-cell>
          <table:table-cell office:value-type="float" office:value="111.498" calcext:value-type="float">
            <text:p>111.498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012" calcext:value-type="float">
            <text:p>44.9012</text:p>
          </table:table-cell>
          <table:table-cell office:value-type="float" office:value="78.8281" calcext:value-type="float">
            <text:p>78.8281</text:p>
          </table:table-cell>
          <table:table-cell office:value-type="float" office:value="101.235" calcext:value-type="float">
            <text:p>101.235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435" calcext:value-type="float">
            <text:p>48.1435</text:p>
          </table:table-cell>
          <table:table-cell office:value-type="float" office:value="68.5345" calcext:value-type="float">
            <text:p>68.5345</text:p>
          </table:table-cell>
          <table:table-cell office:value-type="float" office:value="84.1198" calcext:value-type="float">
            <text:p>84.119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1577" calcext:value-type="float">
            <text:p>52.1577</text:p>
          </table:table-cell>
          <table:table-cell office:value-type="float" office:value="57.2393" calcext:value-type="float">
            <text:p>57.2393</text:p>
          </table:table-cell>
          <table:table-cell office:value-type="float" office:value="73.2893" calcext:value-type="float">
            <text:p>73.2893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8805" calcext:value-type="float">
            <text:p>51.8805</text:p>
          </table:table-cell>
          <table:table-cell office:value-type="float" office:value="82.3291" calcext:value-type="float">
            <text:p>82.3291</text:p>
          </table:table-cell>
          <table:table-cell office:value-type="float" office:value="101.971" calcext:value-type="float">
            <text:p>101.971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73" calcext:value-type="float">
            <text:p>49.673</text:p>
          </table:table-cell>
          <table:table-cell office:value-type="float" office:value="87.9331" calcext:value-type="float">
            <text:p>87.9331</text:p>
          </table:table-cell>
          <table:table-cell office:value-type="float" office:value="111.496" calcext:value-type="float">
            <text:p>111.496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015" calcext:value-type="float">
            <text:p>44.9015</text:p>
          </table:table-cell>
          <table:table-cell office:value-type="float" office:value="78.8275" calcext:value-type="float">
            <text:p>78.8275</text:p>
          </table:table-cell>
          <table:table-cell office:value-type="float" office:value="101.233" calcext:value-type="float">
            <text:p>101.233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426" calcext:value-type="float">
            <text:p>48.1426</text:p>
          </table:table-cell>
          <table:table-cell office:value-type="float" office:value="68.5329" calcext:value-type="float">
            <text:p>68.5329</text:p>
          </table:table-cell>
          <table:table-cell office:value-type="float" office:value="84.1177" calcext:value-type="float">
            <text:p>84.117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1625" calcext:value-type="float">
            <text:p>52.1625</text:p>
          </table:table-cell>
          <table:table-cell office:value-type="float" office:value="57.263" calcext:value-type="float">
            <text:p>57.263</text:p>
          </table:table-cell>
          <table:table-cell office:value-type="float" office:value="73.3019" calcext:value-type="float">
            <text:p>73.3019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8636" calcext:value-type="float">
            <text:p>51.8636</text:p>
          </table:table-cell>
          <table:table-cell office:value-type="float" office:value="82.3007" calcext:value-type="float">
            <text:p>82.3007</text:p>
          </table:table-cell>
          <table:table-cell office:value-type="float" office:value="101.937" calcext:value-type="float">
            <text:p>101.937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699" calcext:value-type="float">
            <text:p>49.6699</text:p>
          </table:table-cell>
          <table:table-cell office:value-type="float" office:value="87.9285" calcext:value-type="float">
            <text:p>87.9285</text:p>
          </table:table-cell>
          <table:table-cell office:value-type="float" office:value="111.491" calcext:value-type="float">
            <text:p>111.491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1" calcext:value-type="float">
            <text:p>44.91</text:p>
          </table:table-cell>
          <table:table-cell office:value-type="float" office:value="78.8388" calcext:value-type="float">
            <text:p>78.8388</text:p>
          </table:table-cell>
          <table:table-cell office:value-type="float" office:value="101.243" calcext:value-type="float">
            <text:p>101.243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412" calcext:value-type="float">
            <text:p>48.1412</text:p>
          </table:table-cell>
          <table:table-cell office:value-type="float" office:value="68.5301" calcext:value-type="float">
            <text:p>68.5301</text:p>
          </table:table-cell>
          <table:table-cell office:value-type="float" office:value="84.1141" calcext:value-type="float">
            <text:p>84.114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1697" calcext:value-type="float">
            <text:p>52.1697</text:p>
          </table:table-cell>
          <table:table-cell office:value-type="float" office:value="57.2921" calcext:value-type="float">
            <text:p>57.2921</text:p>
          </table:table-cell>
          <table:table-cell office:value-type="float" office:value="73.3264" calcext:value-type="float">
            <text:p>73.3264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8501" calcext:value-type="float">
            <text:p>51.8501</text:p>
          </table:table-cell>
          <table:table-cell office:value-type="float" office:value="82.2781" calcext:value-type="float">
            <text:p>82.2781</text:p>
          </table:table-cell>
          <table:table-cell office:value-type="float" office:value="101.911" calcext:value-type="float">
            <text:p>101.911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665" calcext:value-type="float">
            <text:p>49.6665</text:p>
          </table:table-cell>
          <table:table-cell office:value-type="float" office:value="87.9235" calcext:value-type="float">
            <text:p>87.9235</text:p>
          </table:table-cell>
          <table:table-cell office:value-type="float" office:value="111.486" calcext:value-type="float">
            <text:p>111.486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116" calcext:value-type="float">
            <text:p>44.9116</text:p>
          </table:table-cell>
          <table:table-cell office:value-type="float" office:value="78.8408" calcext:value-type="float">
            <text:p>78.8408</text:p>
          </table:table-cell>
          <table:table-cell office:value-type="float" office:value="101.244" calcext:value-type="float">
            <text:p>101.244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401" calcext:value-type="float">
            <text:p>48.1401</text:p>
          </table:table-cell>
          <table:table-cell office:value-type="float" office:value="68.5282" calcext:value-type="float">
            <text:p>68.5282</text:p>
          </table:table-cell>
          <table:table-cell office:value-type="float" office:value="84.1118" calcext:value-type="float">
            <text:p>84.111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1757" calcext:value-type="float">
            <text:p>52.1757</text:p>
          </table:table-cell>
          <table:table-cell office:value-type="float" office:value="57.3137" calcext:value-type="float">
            <text:p>57.3137</text:p>
          </table:table-cell>
          <table:table-cell office:value-type="float" office:value="73.3474" calcext:value-type="float">
            <text:p>73.3474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8399" calcext:value-type="float">
            <text:p>51.8399</text:p>
          </table:table-cell>
          <table:table-cell office:value-type="float" office:value="82.261" calcext:value-type="float">
            <text:p>82.261</text:p>
          </table:table-cell>
          <table:table-cell office:value-type="float" office:value="101.891" calcext:value-type="float">
            <text:p>101.891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625" calcext:value-type="float">
            <text:p>49.6625</text:p>
          </table:table-cell>
          <table:table-cell office:value-type="float" office:value="87.9178" calcext:value-type="float">
            <text:p>87.9178</text:p>
          </table:table-cell>
          <table:table-cell office:value-type="float" office:value="111.48" calcext:value-type="float">
            <text:p>111.48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8923" calcext:value-type="float">
            <text:p>44.8923</text:p>
          </table:table-cell>
          <table:table-cell office:value-type="float" office:value="78.8067" calcext:value-type="float">
            <text:p>78.8067</text:p>
          </table:table-cell>
          <table:table-cell office:value-type="float" office:value="101.198" calcext:value-type="float">
            <text:p>101.198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39" calcext:value-type="float">
            <text:p>48.139</text:p>
          </table:table-cell>
          <table:table-cell office:value-type="float" office:value="68.5261" calcext:value-type="float">
            <text:p>68.5261</text:p>
          </table:table-cell>
          <table:table-cell office:value-type="float" office:value="84.1094" calcext:value-type="float">
            <text:p>84.109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1792" calcext:value-type="float">
            <text:p>52.1792</text:p>
          </table:table-cell>
          <table:table-cell office:value-type="float" office:value="57.3334" calcext:value-type="float">
            <text:p>57.3334</text:p>
          </table:table-cell>
          <table:table-cell office:value-type="float" office:value="73.3694" calcext:value-type="float">
            <text:p>73.3694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8328" calcext:value-type="float">
            <text:p>51.8328</text:p>
          </table:table-cell>
          <table:table-cell office:value-type="float" office:value="82.2489" calcext:value-type="float">
            <text:p>82.2489</text:p>
          </table:table-cell>
          <table:table-cell office:value-type="float" office:value="101.876" calcext:value-type="float">
            <text:p>101.876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605" calcext:value-type="float">
            <text:p>49.6605</text:p>
          </table:table-cell>
          <table:table-cell office:value-type="float" office:value="87.9147" calcext:value-type="float">
            <text:p>87.9147</text:p>
          </table:table-cell>
          <table:table-cell office:value-type="float" office:value="111.476" calcext:value-type="float">
            <text:p>111.476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8916" calcext:value-type="float">
            <text:p>44.8916</text:p>
          </table:table-cell>
          <table:table-cell office:value-type="float" office:value="78.8062" calcext:value-type="float">
            <text:p>78.8062</text:p>
          </table:table-cell>
          <table:table-cell office:value-type="float" office:value="101.199" calcext:value-type="float">
            <text:p>101.199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339" calcext:value-type="float">
            <text:p>48.1339</text:p>
          </table:table-cell>
          <table:table-cell office:value-type="float" office:value="68.5166" calcext:value-type="float">
            <text:p>68.5166</text:p>
          </table:table-cell>
          <table:table-cell office:value-type="float" office:value="84.0979" calcext:value-type="float">
            <text:p>84.097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1864" calcext:value-type="float">
            <text:p>52.1864</text:p>
          </table:table-cell>
          <table:table-cell office:value-type="float" office:value="57.3538" calcext:value-type="float">
            <text:p>57.3538</text:p>
          </table:table-cell>
          <table:table-cell office:value-type="float" office:value="73.3915" calcext:value-type="float">
            <text:p>73.3915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8223" calcext:value-type="float">
            <text:p>51.8223</text:p>
          </table:table-cell>
          <table:table-cell office:value-type="float" office:value="82.2315" calcext:value-type="float">
            <text:p>82.2315</text:p>
          </table:table-cell>
          <table:table-cell office:value-type="float" office:value="101.856" calcext:value-type="float">
            <text:p>101.856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575" calcext:value-type="float">
            <text:p>49.6575</text:p>
          </table:table-cell>
          <table:table-cell office:value-type="float" office:value="87.9102" calcext:value-type="float">
            <text:p>87.9102</text:p>
          </table:table-cell>
          <table:table-cell office:value-type="float" office:value="111.471" calcext:value-type="float">
            <text:p>111.471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8865" calcext:value-type="float">
            <text:p>44.8865</text:p>
          </table:table-cell>
          <table:table-cell office:value-type="float" office:value="78.7976" calcext:value-type="float">
            <text:p>78.7976</text:p>
          </table:table-cell>
          <table:table-cell office:value-type="float" office:value="101.188" calcext:value-type="float">
            <text:p>101.188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303" calcext:value-type="float">
            <text:p>48.1303</text:p>
          </table:table-cell>
          <table:table-cell office:value-type="float" office:value="68.5106" calcext:value-type="float">
            <text:p>68.5106</text:p>
          </table:table-cell>
          <table:table-cell office:value-type="float" office:value="84.0919" calcext:value-type="float">
            <text:p>84.091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1977" calcext:value-type="float">
            <text:p>52.1977</text:p>
          </table:table-cell>
          <table:table-cell office:value-type="float" office:value="57.3785" calcext:value-type="float">
            <text:p>57.3785</text:p>
          </table:table-cell>
          <table:table-cell office:value-type="float" office:value="73.4102" calcext:value-type="float">
            <text:p>73.4102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8136" calcext:value-type="float">
            <text:p>51.8136</text:p>
          </table:table-cell>
          <table:table-cell office:value-type="float" office:value="82.2172" calcext:value-type="float">
            <text:p>82.2172</text:p>
          </table:table-cell>
          <table:table-cell office:value-type="float" office:value="101.84" calcext:value-type="float">
            <text:p>101.84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55" calcext:value-type="float">
            <text:p>49.655</text:p>
          </table:table-cell>
          <table:table-cell office:value-type="float" office:value="87.9062" calcext:value-type="float">
            <text:p>87.9062</text:p>
          </table:table-cell>
          <table:table-cell office:value-type="float" office:value="111.466" calcext:value-type="float">
            <text:p>111.466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8868" calcext:value-type="float">
            <text:p>44.8868</text:p>
          </table:table-cell>
          <table:table-cell office:value-type="float" office:value="78.7983" calcext:value-type="float">
            <text:p>78.7983</text:p>
          </table:table-cell>
          <table:table-cell office:value-type="float" office:value="101.189" calcext:value-type="float">
            <text:p>101.189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281" calcext:value-type="float">
            <text:p>48.1281</text:p>
          </table:table-cell>
          <table:table-cell office:value-type="float" office:value="68.507" calcext:value-type="float">
            <text:p>68.507</text:p>
          </table:table-cell>
          <table:table-cell office:value-type="float" office:value="84.0884" calcext:value-type="float">
            <text:p>84.088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2134" calcext:value-type="float">
            <text:p>52.2134</text:p>
          </table:table-cell>
          <table:table-cell office:value-type="float" office:value="57.4152" calcext:value-type="float">
            <text:p>57.4152</text:p>
          </table:table-cell>
          <table:table-cell office:value-type="float" office:value="73.4428" calcext:value-type="float">
            <text:p>73.4428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8083" calcext:value-type="float">
            <text:p>51.8083</text:p>
          </table:table-cell>
          <table:table-cell office:value-type="float" office:value="82.2086" calcext:value-type="float">
            <text:p>82.2086</text:p>
          </table:table-cell>
          <table:table-cell office:value-type="float" office:value="101.83" calcext:value-type="float">
            <text:p>101.83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522" calcext:value-type="float">
            <text:p>49.6522</text:p>
          </table:table-cell>
          <table:table-cell office:value-type="float" office:value="87.9021" calcext:value-type="float">
            <text:p>87.9021</text:p>
          </table:table-cell>
          <table:table-cell office:value-type="float" office:value="111.462" calcext:value-type="float">
            <text:p>111.462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8839" calcext:value-type="float">
            <text:p>44.8839</text:p>
          </table:table-cell>
          <table:table-cell office:value-type="float" office:value="78.7941" calcext:value-type="float">
            <text:p>78.7941</text:p>
          </table:table-cell>
          <table:table-cell office:value-type="float" office:value="101.185" calcext:value-type="float">
            <text:p>101.185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272" calcext:value-type="float">
            <text:p>48.1272</text:p>
          </table:table-cell>
          <table:table-cell office:value-type="float" office:value="68.5054" calcext:value-type="float">
            <text:p>68.5054</text:p>
          </table:table-cell>
          <table:table-cell office:value-type="float" office:value="84.0868" calcext:value-type="float">
            <text:p>84.086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2266" calcext:value-type="float">
            <text:p>52.2266</text:p>
          </table:table-cell>
          <table:table-cell office:value-type="float" office:value="57.4458" calcext:value-type="float">
            <text:p>57.4458</text:p>
          </table:table-cell>
          <table:table-cell office:value-type="float" office:value="73.4661" calcext:value-type="float">
            <text:p>73.4661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8045" calcext:value-type="float">
            <text:p>51.8045</text:p>
          </table:table-cell>
          <table:table-cell office:value-type="float" office:value="82.2024" calcext:value-type="float">
            <text:p>82.2024</text:p>
          </table:table-cell>
          <table:table-cell office:value-type="float" office:value="101.824" calcext:value-type="float">
            <text:p>101.824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489" calcext:value-type="float">
            <text:p>49.6489</text:p>
          </table:table-cell>
          <table:table-cell office:value-type="float" office:value="87.8969" calcext:value-type="float">
            <text:p>87.8969</text:p>
          </table:table-cell>
          <table:table-cell office:value-type="float" office:value="111.456" calcext:value-type="float">
            <text:p>111.456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8816" calcext:value-type="float">
            <text:p>44.8816</text:p>
          </table:table-cell>
          <table:table-cell office:value-type="float" office:value="78.7916" calcext:value-type="float">
            <text:p>78.7916</text:p>
          </table:table-cell>
          <table:table-cell office:value-type="float" office:value="101.184" calcext:value-type="float">
            <text:p>101.184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242" calcext:value-type="float">
            <text:p>48.1242</text:p>
          </table:table-cell>
          <table:table-cell office:value-type="float" office:value="68.5004" calcext:value-type="float">
            <text:p>68.5004</text:p>
          </table:table-cell>
          <table:table-cell office:value-type="float" office:value="84.0817" calcext:value-type="float">
            <text:p>84.081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2398" calcext:value-type="float">
            <text:p>52.2398</text:p>
          </table:table-cell>
          <table:table-cell office:value-type="float" office:value="57.4757" calcext:value-type="float">
            <text:p>57.4757</text:p>
          </table:table-cell>
          <table:table-cell office:value-type="float" office:value="73.4895" calcext:value-type="float">
            <text:p>73.4895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8025" calcext:value-type="float">
            <text:p>51.8025</text:p>
          </table:table-cell>
          <table:table-cell office:value-type="float" office:value="82.1992" calcext:value-type="float">
            <text:p>82.1992</text:p>
          </table:table-cell>
          <table:table-cell office:value-type="float" office:value="101.82" calcext:value-type="float">
            <text:p>101.82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463" calcext:value-type="float">
            <text:p>49.6463</text:p>
          </table:table-cell>
          <table:table-cell office:value-type="float" office:value="87.8928" calcext:value-type="float">
            <text:p>87.8928</text:p>
          </table:table-cell>
          <table:table-cell office:value-type="float" office:value="111.451" calcext:value-type="float">
            <text:p>111.451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8816" calcext:value-type="float">
            <text:p>44.8816</text:p>
          </table:table-cell>
          <table:table-cell office:value-type="float" office:value="78.7923" calcext:value-type="float">
            <text:p>78.7923</text:p>
          </table:table-cell>
          <table:table-cell office:value-type="float" office:value="101.186" calcext:value-type="float">
            <text:p>101.186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197" calcext:value-type="float">
            <text:p>48.1197</text:p>
          </table:table-cell>
          <table:table-cell office:value-type="float" office:value="68.4928" calcext:value-type="float">
            <text:p>68.4928</text:p>
          </table:table-cell>
          <table:table-cell office:value-type="float" office:value="84.0743" calcext:value-type="float">
            <text:p>84.07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2492" calcext:value-type="float">
            <text:p>52.2492</text:p>
          </table:table-cell>
          <table:table-cell office:value-type="float" office:value="57.4948" calcext:value-type="float">
            <text:p>57.4948</text:p>
          </table:table-cell>
          <table:table-cell office:value-type="float" office:value="73.503" calcext:value-type="float">
            <text:p>73.503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8003" calcext:value-type="float">
            <text:p>51.8003</text:p>
          </table:table-cell>
          <table:table-cell office:value-type="float" office:value="82.1954" calcext:value-type="float">
            <text:p>82.1954</text:p>
          </table:table-cell>
          <table:table-cell office:value-type="float" office:value="101.816" calcext:value-type="float">
            <text:p>101.816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455" calcext:value-type="float">
            <text:p>49.6455</text:p>
          </table:table-cell>
          <table:table-cell office:value-type="float" office:value="87.8916" calcext:value-type="float">
            <text:p>87.8916</text:p>
          </table:table-cell>
          <table:table-cell office:value-type="float" office:value="111.45" calcext:value-type="float">
            <text:p>111.45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8827" calcext:value-type="float">
            <text:p>44.8827</text:p>
          </table:table-cell>
          <table:table-cell office:value-type="float" office:value="78.7948" calcext:value-type="float">
            <text:p>78.7948</text:p>
          </table:table-cell>
          <table:table-cell office:value-type="float" office:value="101.19" calcext:value-type="float">
            <text:p>101.19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157" calcext:value-type="float">
            <text:p>48.1157</text:p>
          </table:table-cell>
          <table:table-cell office:value-type="float" office:value="68.4859" calcext:value-type="float">
            <text:p>68.4859</text:p>
          </table:table-cell>
          <table:table-cell office:value-type="float" office:value="84.0672" calcext:value-type="float">
            <text:p>84.067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2587" calcext:value-type="float">
            <text:p>52.2587</text:p>
          </table:table-cell>
          <table:table-cell office:value-type="float" office:value="57.5121" calcext:value-type="float">
            <text:p>57.5121</text:p>
          </table:table-cell>
          <table:table-cell office:value-type="float" office:value="73.5128" calcext:value-type="float">
            <text:p>73.5128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978" calcext:value-type="float">
            <text:p>51.7978</text:p>
          </table:table-cell>
          <table:table-cell office:value-type="float" office:value="82.1903" calcext:value-type="float">
            <text:p>82.1903</text:p>
          </table:table-cell>
          <table:table-cell office:value-type="float" office:value="101.808" calcext:value-type="float">
            <text:p>101.808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448" calcext:value-type="float">
            <text:p>49.6448</text:p>
          </table:table-cell>
          <table:table-cell office:value-type="float" office:value="87.8907" calcext:value-type="float">
            <text:p>87.8907</text:p>
          </table:table-cell>
          <table:table-cell office:value-type="float" office:value="111.449" calcext:value-type="float">
            <text:p>111.449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8862" calcext:value-type="float">
            <text:p>44.8862</text:p>
          </table:table-cell>
          <table:table-cell office:value-type="float" office:value="78.8016" calcext:value-type="float">
            <text:p>78.8016</text:p>
          </table:table-cell>
          <table:table-cell office:value-type="float" office:value="101.201" calcext:value-type="float">
            <text:p>101.201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139" calcext:value-type="float">
            <text:p>48.1139</text:p>
          </table:table-cell>
          <table:table-cell office:value-type="float" office:value="68.4829" calcext:value-type="float">
            <text:p>68.4829</text:p>
          </table:table-cell>
          <table:table-cell office:value-type="float" office:value="84.0639" calcext:value-type="float">
            <text:p>84.063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2849" calcext:value-type="float">
            <text:p>52.2849</text:p>
          </table:table-cell>
          <table:table-cell office:value-type="float" office:value="57.5585" calcext:value-type="float">
            <text:p>57.5585</text:p>
          </table:table-cell>
          <table:table-cell office:value-type="float" office:value="73.5438" calcext:value-type="float">
            <text:p>73.5438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958" calcext:value-type="float">
            <text:p>51.7958</text:p>
          </table:table-cell>
          <table:table-cell office:value-type="float" office:value="82.1843" calcext:value-type="float">
            <text:p>82.1843</text:p>
          </table:table-cell>
          <table:table-cell office:value-type="float" office:value="101.796" calcext:value-type="float">
            <text:p>101.796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428" calcext:value-type="float">
            <text:p>49.6428</text:p>
          </table:table-cell>
          <table:table-cell office:value-type="float" office:value="87.8883" calcext:value-type="float">
            <text:p>87.8883</text:p>
          </table:table-cell>
          <table:table-cell office:value-type="float" office:value="111.448" calcext:value-type="float">
            <text:p>111.448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8934" calcext:value-type="float">
            <text:p>44.8934</text:p>
          </table:table-cell>
          <table:table-cell office:value-type="float" office:value="78.8202" calcext:value-type="float">
            <text:p>78.8202</text:p>
          </table:table-cell>
          <table:table-cell office:value-type="float" office:value="101.235" calcext:value-type="float">
            <text:p>101.235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129" calcext:value-type="float">
            <text:p>48.1129</text:p>
          </table:table-cell>
          <table:table-cell office:value-type="float" office:value="68.4813" calcext:value-type="float">
            <text:p>68.4813</text:p>
          </table:table-cell>
          <table:table-cell office:value-type="float" office:value="84.0628" calcext:value-type="float">
            <text:p>84.062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2978" calcext:value-type="float">
            <text:p>52.2978</text:p>
          </table:table-cell>
          <table:table-cell office:value-type="float" office:value="57.5901" calcext:value-type="float">
            <text:p>57.5901</text:p>
          </table:table-cell>
          <table:table-cell office:value-type="float" office:value="73.5769" calcext:value-type="float">
            <text:p>73.5769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942" calcext:value-type="float">
            <text:p>51.7942</text:p>
          </table:table-cell>
          <table:table-cell office:value-type="float" office:value="82.1807" calcext:value-type="float">
            <text:p>82.1807</text:p>
          </table:table-cell>
          <table:table-cell office:value-type="float" office:value="101.79" calcext:value-type="float">
            <text:p>101.79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409" calcext:value-type="float">
            <text:p>49.6409</text:p>
          </table:table-cell>
          <table:table-cell office:value-type="float" office:value="87.886" calcext:value-type="float">
            <text:p>87.886</text:p>
          </table:table-cell>
          <table:table-cell office:value-type="float" office:value="111.446" calcext:value-type="float">
            <text:p>111.446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051" calcext:value-type="float">
            <text:p>44.9051</text:p>
          </table:table-cell>
          <table:table-cell office:value-type="float" office:value="78.843" calcext:value-type="float">
            <text:p>78.843</text:p>
          </table:table-cell>
          <table:table-cell office:value-type="float" office:value="101.269" calcext:value-type="float">
            <text:p>101.269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131" calcext:value-type="float">
            <text:p>48.1131</text:p>
          </table:table-cell>
          <table:table-cell office:value-type="float" office:value="68.4827" calcext:value-type="float">
            <text:p>68.4827</text:p>
          </table:table-cell>
          <table:table-cell office:value-type="float" office:value="84.0667" calcext:value-type="float">
            <text:p>84.066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3017" calcext:value-type="float">
            <text:p>52.3017</text:p>
          </table:table-cell>
          <table:table-cell office:value-type="float" office:value="57.6027" calcext:value-type="float">
            <text:p>57.6027</text:p>
          </table:table-cell>
          <table:table-cell office:value-type="float" office:value="73.5948" calcext:value-type="float">
            <text:p>73.5948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94" calcext:value-type="float">
            <text:p>51.794</text:p>
          </table:table-cell>
          <table:table-cell office:value-type="float" office:value="82.1805" calcext:value-type="float">
            <text:p>82.1805</text:p>
          </table:table-cell>
          <table:table-cell office:value-type="float" office:value="101.79" calcext:value-type="float">
            <text:p>101.79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412" calcext:value-type="float">
            <text:p>49.6412</text:p>
          </table:table-cell>
          <table:table-cell office:value-type="float" office:value="87.8867" calcext:value-type="float">
            <text:p>87.8867</text:p>
          </table:table-cell>
          <table:table-cell office:value-type="float" office:value="111.447" calcext:value-type="float">
            <text:p>111.447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17" calcext:value-type="float">
            <text:p>44.917</text:p>
          </table:table-cell>
          <table:table-cell office:value-type="float" office:value="78.8631" calcext:value-type="float">
            <text:p>78.8631</text:p>
          </table:table-cell>
          <table:table-cell office:value-type="float" office:value="101.295" calcext:value-type="float">
            <text:p>101.295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148" calcext:value-type="float">
            <text:p>48.1148</text:p>
          </table:table-cell>
          <table:table-cell office:value-type="float" office:value="68.4864" calcext:value-type="float">
            <text:p>68.4864</text:p>
          </table:table-cell>
          <table:table-cell office:value-type="float" office:value="84.072" calcext:value-type="float">
            <text:p>84.07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3031" calcext:value-type="float">
            <text:p>52.3031</text:p>
          </table:table-cell>
          <table:table-cell office:value-type="float" office:value="57.6054" calcext:value-type="float">
            <text:p>57.6054</text:p>
          </table:table-cell>
          <table:table-cell office:value-type="float" office:value="73.5958" calcext:value-type="float">
            <text:p>73.5958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9" calcext:value-type="float">
            <text:p>51.79</text:p>
          </table:table-cell>
          <table:table-cell office:value-type="float" office:value="82.1746" calcext:value-type="float">
            <text:p>82.1746</text:p>
          </table:table-cell>
          <table:table-cell office:value-type="float" office:value="101.785" calcext:value-type="float">
            <text:p>101.785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407" calcext:value-type="float">
            <text:p>49.6407</text:p>
          </table:table-cell>
          <table:table-cell office:value-type="float" office:value="87.8861" calcext:value-type="float">
            <text:p>87.8861</text:p>
          </table:table-cell>
          <table:table-cell office:value-type="float" office:value="111.447" calcext:value-type="float">
            <text:p>111.447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274" calcext:value-type="float">
            <text:p>44.9274</text:p>
          </table:table-cell>
          <table:table-cell office:value-type="float" office:value="78.88" calcext:value-type="float">
            <text:p>78.88</text:p>
          </table:table-cell>
          <table:table-cell office:value-type="float" office:value="101.315" calcext:value-type="float">
            <text:p>101.315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147" calcext:value-type="float">
            <text:p>48.1147</text:p>
          </table:table-cell>
          <table:table-cell office:value-type="float" office:value="68.4865" calcext:value-type="float">
            <text:p>68.4865</text:p>
          </table:table-cell>
          <table:table-cell office:value-type="float" office:value="84.0728" calcext:value-type="float">
            <text:p>84.072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3078" calcext:value-type="float">
            <text:p>52.3078</text:p>
          </table:table-cell>
          <table:table-cell office:value-type="float" office:value="57.6161" calcext:value-type="float">
            <text:p>57.6161</text:p>
          </table:table-cell>
          <table:table-cell office:value-type="float" office:value="73.6031" calcext:value-type="float">
            <text:p>73.6031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816" calcext:value-type="float">
            <text:p>51.7816</text:p>
          </table:table-cell>
          <table:table-cell office:value-type="float" office:value="82.1623" calcext:value-type="float">
            <text:p>82.1623</text:p>
          </table:table-cell>
          <table:table-cell office:value-type="float" office:value="101.774" calcext:value-type="float">
            <text:p>101.774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395" calcext:value-type="float">
            <text:p>49.6395</text:p>
          </table:table-cell>
          <table:table-cell office:value-type="float" office:value="87.8845" calcext:value-type="float">
            <text:p>87.8845</text:p>
          </table:table-cell>
          <table:table-cell office:value-type="float" office:value="111.446" calcext:value-type="float">
            <text:p>111.446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451" calcext:value-type="float">
            <text:p>44.9451</text:p>
          </table:table-cell>
          <table:table-cell office:value-type="float" office:value="78.9068" calcext:value-type="float">
            <text:p>78.9068</text:p>
          </table:table-cell>
          <table:table-cell office:value-type="float" office:value="101.345" calcext:value-type="float">
            <text:p>101.345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136" calcext:value-type="float">
            <text:p>48.1136</text:p>
          </table:table-cell>
          <table:table-cell office:value-type="float" office:value="68.4848" calcext:value-type="float">
            <text:p>68.4848</text:p>
          </table:table-cell>
          <table:table-cell office:value-type="float" office:value="84.0715" calcext:value-type="float">
            <text:p>84.071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3082" calcext:value-type="float">
            <text:p>52.3082</text:p>
          </table:table-cell>
          <table:table-cell office:value-type="float" office:value="57.617" calcext:value-type="float">
            <text:p>57.617</text:p>
          </table:table-cell>
          <table:table-cell office:value-type="float" office:value="73.6033" calcext:value-type="float">
            <text:p>73.6033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8" calcext:value-type="float">
            <text:p>51.78</text:p>
          </table:table-cell>
          <table:table-cell office:value-type="float" office:value="82.1598" calcext:value-type="float">
            <text:p>82.1598</text:p>
          </table:table-cell>
          <table:table-cell office:value-type="float" office:value="101.771" calcext:value-type="float">
            <text:p>101.771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384" calcext:value-type="float">
            <text:p>49.6384</text:p>
          </table:table-cell>
          <table:table-cell office:value-type="float" office:value="87.8838" calcext:value-type="float">
            <text:p>87.8838</text:p>
          </table:table-cell>
          <table:table-cell office:value-type="float" office:value="111.447" calcext:value-type="float">
            <text:p>111.447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678" calcext:value-type="float">
            <text:p>44.9678</text:p>
          </table:table-cell>
          <table:table-cell office:value-type="float" office:value="78.9422" calcext:value-type="float">
            <text:p>78.9422</text:p>
          </table:table-cell>
          <table:table-cell office:value-type="float" office:value="101.386" calcext:value-type="float">
            <text:p>101.386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131" calcext:value-type="float">
            <text:p>48.1131</text:p>
          </table:table-cell>
          <table:table-cell office:value-type="float" office:value="68.4845" calcext:value-type="float">
            <text:p>68.4845</text:p>
          </table:table-cell>
          <table:table-cell office:value-type="float" office:value="84.0724" calcext:value-type="float">
            <text:p>84.072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311" calcext:value-type="float">
            <text:p>52.311</text:p>
          </table:table-cell>
          <table:table-cell office:value-type="float" office:value="57.6244" calcext:value-type="float">
            <text:p>57.6244</text:p>
          </table:table-cell>
          <table:table-cell office:value-type="float" office:value="73.6058" calcext:value-type="float">
            <text:p>73.6058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787" calcext:value-type="float">
            <text:p>51.7787</text:p>
          </table:table-cell>
          <table:table-cell office:value-type="float" office:value="82.1574" calcext:value-type="float">
            <text:p>82.1574</text:p>
          </table:table-cell>
          <table:table-cell office:value-type="float" office:value="101.768" calcext:value-type="float">
            <text:p>101.768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36" calcext:value-type="float">
            <text:p>49.636</text:p>
          </table:table-cell>
          <table:table-cell office:value-type="float" office:value="87.8809" calcext:value-type="float">
            <text:p>87.8809</text:p>
          </table:table-cell>
          <table:table-cell office:value-type="float" office:value="111.444" calcext:value-type="float">
            <text:p>111.444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872" calcext:value-type="float">
            <text:p>44.9872</text:p>
          </table:table-cell>
          <table:table-cell office:value-type="float" office:value="78.9737" calcext:value-type="float">
            <text:p>78.9737</text:p>
          </table:table-cell>
          <table:table-cell office:value-type="float" office:value="101.425" calcext:value-type="float">
            <text:p>101.425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124" calcext:value-type="float">
            <text:p>48.1124</text:p>
          </table:table-cell>
          <table:table-cell office:value-type="float" office:value="68.4846" calcext:value-type="float">
            <text:p>68.4846</text:p>
          </table:table-cell>
          <table:table-cell office:value-type="float" office:value="84.0751" calcext:value-type="float">
            <text:p>84.075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3137" calcext:value-type="float">
            <text:p>52.3137</text:p>
          </table:table-cell>
          <table:table-cell office:value-type="float" office:value="57.6296" calcext:value-type="float">
            <text:p>57.6296</text:p>
          </table:table-cell>
          <table:table-cell office:value-type="float" office:value="73.608" calcext:value-type="float">
            <text:p>73.608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769" calcext:value-type="float">
            <text:p>51.7769</text:p>
          </table:table-cell>
          <table:table-cell office:value-type="float" office:value="82.1547" calcext:value-type="float">
            <text:p>82.1547</text:p>
          </table:table-cell>
          <table:table-cell office:value-type="float" office:value="101.765" calcext:value-type="float">
            <text:p>101.765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346" calcext:value-type="float">
            <text:p>49.6346</text:p>
          </table:table-cell>
          <table:table-cell office:value-type="float" office:value="87.8792" calcext:value-type="float">
            <text:p>87.8792</text:p>
          </table:table-cell>
          <table:table-cell office:value-type="float" office:value="111.443" calcext:value-type="float">
            <text:p>111.443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5.004" calcext:value-type="float">
            <text:p>45.004</text:p>
          </table:table-cell>
          <table:table-cell office:value-type="float" office:value="79.0012" calcext:value-type="float">
            <text:p>79.0012</text:p>
          </table:table-cell>
          <table:table-cell office:value-type="float" office:value="101.459" calcext:value-type="float">
            <text:p>101.459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138" calcext:value-type="float">
            <text:p>48.1138</text:p>
          </table:table-cell>
          <table:table-cell office:value-type="float" office:value="68.4882" calcext:value-type="float">
            <text:p>68.4882</text:p>
          </table:table-cell>
          <table:table-cell office:value-type="float" office:value="84.0816" calcext:value-type="float">
            <text:p>84.081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3189" calcext:value-type="float">
            <text:p>52.3189</text:p>
          </table:table-cell>
          <table:table-cell office:value-type="float" office:value="57.6387" calcext:value-type="float">
            <text:p>57.6387</text:p>
          </table:table-cell>
          <table:table-cell office:value-type="float" office:value="73.6123" calcext:value-type="float">
            <text:p>73.6123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697" calcext:value-type="float">
            <text:p>51.7697</text:p>
          </table:table-cell>
          <table:table-cell office:value-type="float" office:value="82.1445" calcext:value-type="float">
            <text:p>82.1445</text:p>
          </table:table-cell>
          <table:table-cell office:value-type="float" office:value="101.756" calcext:value-type="float">
            <text:p>101.756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349" calcext:value-type="float">
            <text:p>49.6349</text:p>
          </table:table-cell>
          <table:table-cell office:value-type="float" office:value="87.8798" calcext:value-type="float">
            <text:p>87.8798</text:p>
          </table:table-cell>
          <table:table-cell office:value-type="float" office:value="111.444" calcext:value-type="float">
            <text:p>111.444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5.0167" calcext:value-type="float">
            <text:p>45.0167</text:p>
          </table:table-cell>
          <table:table-cell office:value-type="float" office:value="79.0217" calcext:value-type="float">
            <text:p>79.0217</text:p>
          </table:table-cell>
          <table:table-cell office:value-type="float" office:value="101.484" calcext:value-type="float">
            <text:p>101.484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171" calcext:value-type="float">
            <text:p>48.1171</text:p>
          </table:table-cell>
          <table:table-cell office:value-type="float" office:value="68.4957" calcext:value-type="float">
            <text:p>68.4957</text:p>
          </table:table-cell>
          <table:table-cell office:value-type="float" office:value="84.0935" calcext:value-type="float">
            <text:p>84.093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3308" calcext:value-type="float">
            <text:p>52.3308</text:p>
          </table:table-cell>
          <table:table-cell office:value-type="float" office:value="57.6608" calcext:value-type="float">
            <text:p>57.6608</text:p>
          </table:table-cell>
          <table:table-cell office:value-type="float" office:value="73.6317" calcext:value-type="float">
            <text:p>73.6317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662" calcext:value-type="float">
            <text:p>51.7662</text:p>
          </table:table-cell>
          <table:table-cell office:value-type="float" office:value="82.1396" calcext:value-type="float">
            <text:p>82.1396</text:p>
          </table:table-cell>
          <table:table-cell office:value-type="float" office:value="101.753" calcext:value-type="float">
            <text:p>101.753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351" calcext:value-type="float">
            <text:p>49.6351</text:p>
          </table:table-cell>
          <table:table-cell office:value-type="float" office:value="87.8803" calcext:value-type="float">
            <text:p>87.8803</text:p>
          </table:table-cell>
          <table:table-cell office:value-type="float" office:value="111.445" calcext:value-type="float">
            <text:p>111.445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5.0226" calcext:value-type="float">
            <text:p>45.0226</text:p>
          </table:table-cell>
          <table:table-cell office:value-type="float" office:value="79.0312" calcext:value-type="float">
            <text:p>79.0312</text:p>
          </table:table-cell>
          <table:table-cell office:value-type="float" office:value="101.496" calcext:value-type="float">
            <text:p>101.496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188" calcext:value-type="float">
            <text:p>48.1188</text:p>
          </table:table-cell>
          <table:table-cell office:value-type="float" office:value="68.5005" calcext:value-type="float">
            <text:p>68.5005</text:p>
          </table:table-cell>
          <table:table-cell office:value-type="float" office:value="84.1027" calcext:value-type="float">
            <text:p>84.102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3429" calcext:value-type="float">
            <text:p>52.3429</text:p>
          </table:table-cell>
          <table:table-cell office:value-type="float" office:value="57.6802" calcext:value-type="float">
            <text:p>57.6802</text:p>
          </table:table-cell>
          <table:table-cell office:value-type="float" office:value="73.6492" calcext:value-type="float">
            <text:p>73.6492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613" calcext:value-type="float">
            <text:p>51.7613</text:p>
          </table:table-cell>
          <table:table-cell office:value-type="float" office:value="82.1327" calcext:value-type="float">
            <text:p>82.1327</text:p>
          </table:table-cell>
          <table:table-cell office:value-type="float" office:value="101.747" calcext:value-type="float">
            <text:p>101.747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343" calcext:value-type="float">
            <text:p>49.6343</text:p>
          </table:table-cell>
          <table:table-cell office:value-type="float" office:value="87.8796" calcext:value-type="float">
            <text:p>87.8796</text:p>
          </table:table-cell>
          <table:table-cell office:value-type="float" office:value="111.445" calcext:value-type="float">
            <text:p>111.445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5.0217" calcext:value-type="float">
            <text:p>45.0217</text:p>
          </table:table-cell>
          <table:table-cell office:value-type="float" office:value="79.0308" calcext:value-type="float">
            <text:p>79.0308</text:p>
          </table:table-cell>
          <table:table-cell office:value-type="float" office:value="101.497" calcext:value-type="float">
            <text:p>101.497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186" calcext:value-type="float">
            <text:p>48.1186</text:p>
          </table:table-cell>
          <table:table-cell office:value-type="float" office:value="68.5008" calcext:value-type="float">
            <text:p>68.5008</text:p>
          </table:table-cell>
          <table:table-cell office:value-type="float" office:value="84.1044" calcext:value-type="float">
            <text:p>84.104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3525" calcext:value-type="float">
            <text:p>52.3525</text:p>
          </table:table-cell>
          <table:table-cell office:value-type="float" office:value="57.6887" calcext:value-type="float">
            <text:p>57.6887</text:p>
          </table:table-cell>
          <table:table-cell office:value-type="float" office:value="73.6527" calcext:value-type="float">
            <text:p>73.6527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598" calcext:value-type="float">
            <text:p>51.7598</text:p>
          </table:table-cell>
          <table:table-cell office:value-type="float" office:value="82.1314" calcext:value-type="float">
            <text:p>82.1314</text:p>
          </table:table-cell>
          <table:table-cell office:value-type="float" office:value="101.747" calcext:value-type="float">
            <text:p>101.747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336" calcext:value-type="float">
            <text:p>49.6336</text:p>
          </table:table-cell>
          <table:table-cell office:value-type="float" office:value="87.8795" calcext:value-type="float">
            <text:p>87.8795</text:p>
          </table:table-cell>
          <table:table-cell office:value-type="float" office:value="111.447" calcext:value-type="float">
            <text:p>111.447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5.0206" calcext:value-type="float">
            <text:p>45.0206</text:p>
          </table:table-cell>
          <table:table-cell office:value-type="float" office:value="79.0294" calcext:value-type="float">
            <text:p>79.0294</text:p>
          </table:table-cell>
          <table:table-cell office:value-type="float" office:value="101.495" calcext:value-type="float">
            <text:p>101.495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185" calcext:value-type="float">
            <text:p>48.1185</text:p>
          </table:table-cell>
          <table:table-cell office:value-type="float" office:value="68.5011" calcext:value-type="float">
            <text:p>68.5011</text:p>
          </table:table-cell>
          <table:table-cell office:value-type="float" office:value="84.1062" calcext:value-type="float">
            <text:p>84.106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362" calcext:value-type="float">
            <text:p>52.362</text:p>
          </table:table-cell>
          <table:table-cell office:value-type="float" office:value="57.6938" calcext:value-type="float">
            <text:p>57.6938</text:p>
          </table:table-cell>
          <table:table-cell office:value-type="float" office:value="73.6525" calcext:value-type="float">
            <text:p>73.6525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586" calcext:value-type="float">
            <text:p>51.7586</text:p>
          </table:table-cell>
          <table:table-cell office:value-type="float" office:value="82.1302" calcext:value-type="float">
            <text:p>82.1302</text:p>
          </table:table-cell>
          <table:table-cell office:value-type="float" office:value="101.748" calcext:value-type="float">
            <text:p>101.748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342" calcext:value-type="float">
            <text:p>49.6342</text:p>
          </table:table-cell>
          <table:table-cell office:value-type="float" office:value="87.8806" calcext:value-type="float">
            <text:p>87.8806</text:p>
          </table:table-cell>
          <table:table-cell office:value-type="float" office:value="111.449" calcext:value-type="float">
            <text:p>111.449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5.0171" calcext:value-type="float">
            <text:p>45.0171</text:p>
          </table:table-cell>
          <table:table-cell office:value-type="float" office:value="79.0261" calcext:value-type="float">
            <text:p>79.0261</text:p>
          </table:table-cell>
          <table:table-cell office:value-type="float" office:value="101.495" calcext:value-type="float">
            <text:p>101.495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198" calcext:value-type="float">
            <text:p>48.1198</text:p>
          </table:table-cell>
          <table:table-cell office:value-type="float" office:value="68.5042" calcext:value-type="float">
            <text:p>68.5042</text:p>
          </table:table-cell>
          <table:table-cell office:value-type="float" office:value="84.1114" calcext:value-type="float">
            <text:p>84.111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3729" calcext:value-type="float">
            <text:p>52.3729</text:p>
          </table:table-cell>
          <table:table-cell office:value-type="float" office:value="57.7015" calcext:value-type="float">
            <text:p>57.7015</text:p>
          </table:table-cell>
          <table:table-cell office:value-type="float" office:value="73.6581" calcext:value-type="float">
            <text:p>73.6581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576" calcext:value-type="float">
            <text:p>51.7576</text:p>
          </table:table-cell>
          <table:table-cell office:value-type="float" office:value="82.1289" calcext:value-type="float">
            <text:p>82.1289</text:p>
          </table:table-cell>
          <table:table-cell office:value-type="float" office:value="101.747" calcext:value-type="float">
            <text:p>101.747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342" calcext:value-type="float">
            <text:p>49.6342</text:p>
          </table:table-cell>
          <table:table-cell office:value-type="float" office:value="87.881" calcext:value-type="float">
            <text:p>87.881</text:p>
          </table:table-cell>
          <table:table-cell office:value-type="float" office:value="111.45" calcext:value-type="float">
            <text:p>111.45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5.0126" calcext:value-type="float">
            <text:p>45.0126</text:p>
          </table:table-cell>
          <table:table-cell office:value-type="float" office:value="79.0216" calcext:value-type="float">
            <text:p>79.0216</text:p>
          </table:table-cell>
          <table:table-cell office:value-type="float" office:value="101.494" calcext:value-type="float">
            <text:p>101.494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209" calcext:value-type="float">
            <text:p>48.1209</text:p>
          </table:table-cell>
          <table:table-cell office:value-type="float" office:value="68.5069" calcext:value-type="float">
            <text:p>68.5069</text:p>
          </table:table-cell>
          <table:table-cell office:value-type="float" office:value="84.1159" calcext:value-type="float">
            <text:p>84.115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3875" calcext:value-type="float">
            <text:p>52.3875</text:p>
          </table:table-cell>
          <table:table-cell office:value-type="float" office:value="57.7195" calcext:value-type="float">
            <text:p>57.7195</text:p>
          </table:table-cell>
          <table:table-cell office:value-type="float" office:value="73.667" calcext:value-type="float">
            <text:p>73.667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58" calcext:value-type="float">
            <text:p>51.758</text:p>
          </table:table-cell>
          <table:table-cell office:value-type="float" office:value="82.13" calcext:value-type="float">
            <text:p>82.13</text:p>
          </table:table-cell>
          <table:table-cell office:value-type="float" office:value="101.749" calcext:value-type="float">
            <text:p>101.749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334" calcext:value-type="float">
            <text:p>49.6334</text:p>
          </table:table-cell>
          <table:table-cell office:value-type="float" office:value="87.8807" calcext:value-type="float">
            <text:p>87.8807</text:p>
          </table:table-cell>
          <table:table-cell office:value-type="float" office:value="111.451" calcext:value-type="float">
            <text:p>111.451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5.0099" calcext:value-type="float">
            <text:p>45.0099</text:p>
          </table:table-cell>
          <table:table-cell office:value-type="float" office:value="79.0176" calcext:value-type="float">
            <text:p>79.0176</text:p>
          </table:table-cell>
          <table:table-cell office:value-type="float" office:value="101.49" calcext:value-type="float">
            <text:p>101.49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221" calcext:value-type="float">
            <text:p>48.1221</text:p>
          </table:table-cell>
          <table:table-cell office:value-type="float" office:value="68.5103" calcext:value-type="float">
            <text:p>68.5103</text:p>
          </table:table-cell>
          <table:table-cell office:value-type="float" office:value="84.1223" calcext:value-type="float">
            <text:p>84.122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403" calcext:value-type="float">
            <text:p>52.403</text:p>
          </table:table-cell>
          <table:table-cell office:value-type="float" office:value="57.7389" calcext:value-type="float">
            <text:p>57.7389</text:p>
          </table:table-cell>
          <table:table-cell office:value-type="float" office:value="73.6651" calcext:value-type="float">
            <text:p>73.6651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566" calcext:value-type="float">
            <text:p>51.7566</text:p>
          </table:table-cell>
          <table:table-cell office:value-type="float" office:value="82.1282" calcext:value-type="float">
            <text:p>82.1282</text:p>
          </table:table-cell>
          <table:table-cell office:value-type="float" office:value="101.748" calcext:value-type="float">
            <text:p>101.748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336" calcext:value-type="float">
            <text:p>49.6336</text:p>
          </table:table-cell>
          <table:table-cell office:value-type="float" office:value="87.8812" calcext:value-type="float">
            <text:p>87.8812</text:p>
          </table:table-cell>
          <table:table-cell office:value-type="float" office:value="111.452" calcext:value-type="float">
            <text:p>111.452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5.007" calcext:value-type="float">
            <text:p>45.007</text:p>
          </table:table-cell>
          <table:table-cell office:value-type="float" office:value="79.0136" calcext:value-type="float">
            <text:p>79.0136</text:p>
          </table:table-cell>
          <table:table-cell office:value-type="float" office:value="101.486" calcext:value-type="float">
            <text:p>101.486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222" calcext:value-type="float">
            <text:p>48.1222</text:p>
          </table:table-cell>
          <table:table-cell office:value-type="float" office:value="68.5112" calcext:value-type="float">
            <text:p>68.5112</text:p>
          </table:table-cell>
          <table:table-cell office:value-type="float" office:value="84.1247" calcext:value-type="float">
            <text:p>84.124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4263" calcext:value-type="float">
            <text:p>52.4263</text:p>
          </table:table-cell>
          <table:table-cell office:value-type="float" office:value="57.7711" calcext:value-type="float">
            <text:p>57.7711</text:p>
          </table:table-cell>
          <table:table-cell office:value-type="float" office:value="73.6744" calcext:value-type="float">
            <text:p>73.6744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549" calcext:value-type="float">
            <text:p>51.7549</text:p>
          </table:table-cell>
          <table:table-cell office:value-type="float" office:value="82.1262" calcext:value-type="float">
            <text:p>82.1262</text:p>
          </table:table-cell>
          <table:table-cell office:value-type="float" office:value="101.747" calcext:value-type="float">
            <text:p>101.747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334" calcext:value-type="float">
            <text:p>49.6334</text:p>
          </table:table-cell>
          <table:table-cell office:value-type="float" office:value="87.8811" calcext:value-type="float">
            <text:p>87.8811</text:p>
          </table:table-cell>
          <table:table-cell office:value-type="float" office:value="111.452" calcext:value-type="float">
            <text:p>111.452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5.0055" calcext:value-type="float">
            <text:p>45.0055</text:p>
          </table:table-cell>
          <table:table-cell office:value-type="float" office:value="79.0116" calcext:value-type="float">
            <text:p>79.0116</text:p>
          </table:table-cell>
          <table:table-cell office:value-type="float" office:value="101.484" calcext:value-type="float">
            <text:p>101.484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232" calcext:value-type="float">
            <text:p>48.1232</text:p>
          </table:table-cell>
          <table:table-cell office:value-type="float" office:value="68.5135" calcext:value-type="float">
            <text:p>68.5135</text:p>
          </table:table-cell>
          <table:table-cell office:value-type="float" office:value="84.1286" calcext:value-type="float">
            <text:p>84.128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4475" calcext:value-type="float">
            <text:p>52.4475</text:p>
          </table:table-cell>
          <table:table-cell office:value-type="float" office:value="57.7933" calcext:value-type="float">
            <text:p>57.7933</text:p>
          </table:table-cell>
          <table:table-cell office:value-type="float" office:value="73.6882" calcext:value-type="float">
            <text:p>73.6882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516" calcext:value-type="float">
            <text:p>51.7516</text:p>
          </table:table-cell>
          <table:table-cell office:value-type="float" office:value="82.1214" calcext:value-type="float">
            <text:p>82.1214</text:p>
          </table:table-cell>
          <table:table-cell office:value-type="float" office:value="101.743" calcext:value-type="float">
            <text:p>101.743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335" calcext:value-type="float">
            <text:p>49.6335</text:p>
          </table:table-cell>
          <table:table-cell office:value-type="float" office:value="87.8811" calcext:value-type="float">
            <text:p>87.8811</text:p>
          </table:table-cell>
          <table:table-cell office:value-type="float" office:value="111.452" calcext:value-type="float">
            <text:p>111.452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5.0019" calcext:value-type="float">
            <text:p>45.0019</text:p>
          </table:table-cell>
          <table:table-cell office:value-type="float" office:value="79.0061" calcext:value-type="float">
            <text:p>79.0061</text:p>
          </table:table-cell>
          <table:table-cell office:value-type="float" office:value="101.479" calcext:value-type="float">
            <text:p>101.479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239" calcext:value-type="float">
            <text:p>48.1239</text:p>
          </table:table-cell>
          <table:table-cell office:value-type="float" office:value="68.5152" calcext:value-type="float">
            <text:p>68.5152</text:p>
          </table:table-cell>
          <table:table-cell office:value-type="float" office:value="84.1313" calcext:value-type="float">
            <text:p>84.131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4565" calcext:value-type="float">
            <text:p>52.4565</text:p>
          </table:table-cell>
          <table:table-cell office:value-type="float" office:value="57.7924" calcext:value-type="float">
            <text:p>57.7924</text:p>
          </table:table-cell>
          <table:table-cell office:value-type="float" office:value="73.6824" calcext:value-type="float">
            <text:p>73.6824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494" calcext:value-type="float">
            <text:p>51.7494</text:p>
          </table:table-cell>
          <table:table-cell office:value-type="float" office:value="82.1182" calcext:value-type="float">
            <text:p>82.1182</text:p>
          </table:table-cell>
          <table:table-cell office:value-type="float" office:value="101.74" calcext:value-type="float">
            <text:p>101.74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341" calcext:value-type="float">
            <text:p>49.6341</text:p>
          </table:table-cell>
          <table:table-cell office:value-type="float" office:value="87.8822" calcext:value-type="float">
            <text:p>87.8822</text:p>
          </table:table-cell>
          <table:table-cell office:value-type="float" office:value="111.454" calcext:value-type="float">
            <text:p>111.454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957" calcext:value-type="float">
            <text:p>44.9957</text:p>
          </table:table-cell>
          <table:table-cell office:value-type="float" office:value="78.9968" calcext:value-type="float">
            <text:p>78.9968</text:p>
          </table:table-cell>
          <table:table-cell office:value-type="float" office:value="101.468" calcext:value-type="float">
            <text:p>101.468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239" calcext:value-type="float">
            <text:p>48.1239</text:p>
          </table:table-cell>
          <table:table-cell office:value-type="float" office:value="68.5155" calcext:value-type="float">
            <text:p>68.5155</text:p>
          </table:table-cell>
          <table:table-cell office:value-type="float" office:value="84.1325" calcext:value-type="float">
            <text:p>84.132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4831" calcext:value-type="float">
            <text:p>52.4831</text:p>
          </table:table-cell>
          <table:table-cell office:value-type="float" office:value="57.8197" calcext:value-type="float">
            <text:p>57.8197</text:p>
          </table:table-cell>
          <table:table-cell office:value-type="float" office:value="73.685" calcext:value-type="float">
            <text:p>73.685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438" calcext:value-type="float">
            <text:p>51.7438</text:p>
          </table:table-cell>
          <table:table-cell office:value-type="float" office:value="82.11" calcext:value-type="float">
            <text:p>82.11</text:p>
          </table:table-cell>
          <table:table-cell office:value-type="float" office:value="101.732" calcext:value-type="float">
            <text:p>101.732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352" calcext:value-type="float">
            <text:p>49.6352</text:p>
          </table:table-cell>
          <table:table-cell office:value-type="float" office:value="87.8843" calcext:value-type="float">
            <text:p>87.8843</text:p>
          </table:table-cell>
          <table:table-cell office:value-type="float" office:value="111.456" calcext:value-type="float">
            <text:p>111.456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683" calcext:value-type="float">
            <text:p>44.9683</text:p>
          </table:table-cell>
          <table:table-cell office:value-type="float" office:value="78.9523" calcext:value-type="float">
            <text:p>78.9523</text:p>
          </table:table-cell>
          <table:table-cell office:value-type="float" office:value="101.414" calcext:value-type="float">
            <text:p>101.414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274" calcext:value-type="float">
            <text:p>48.1274</text:p>
          </table:table-cell>
          <table:table-cell office:value-type="float" office:value="68.5229" calcext:value-type="float">
            <text:p>68.5229</text:p>
          </table:table-cell>
          <table:table-cell office:value-type="float" office:value="84.1431" calcext:value-type="float">
            <text:p>84.143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496" calcext:value-type="float">
            <text:p>52.496</text:p>
          </table:table-cell>
          <table:table-cell office:value-type="float" office:value="57.8345" calcext:value-type="float">
            <text:p>57.8345</text:p>
          </table:table-cell>
          <table:table-cell office:value-type="float" office:value="73.6983" calcext:value-type="float">
            <text:p>73.6983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414" calcext:value-type="float">
            <text:p>51.7414</text:p>
          </table:table-cell>
          <table:table-cell office:value-type="float" office:value="82.1063" calcext:value-type="float">
            <text:p>82.1063</text:p>
          </table:table-cell>
          <table:table-cell office:value-type="float" office:value="101.729" calcext:value-type="float">
            <text:p>101.729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376" calcext:value-type="float">
            <text:p>49.6376</text:p>
          </table:table-cell>
          <table:table-cell office:value-type="float" office:value="87.8877" calcext:value-type="float">
            <text:p>87.8877</text:p>
          </table:table-cell>
          <table:table-cell office:value-type="float" office:value="111.46" calcext:value-type="float">
            <text:p>111.46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658" calcext:value-type="float">
            <text:p>44.9658</text:p>
          </table:table-cell>
          <table:table-cell office:value-type="float" office:value="78.9486" calcext:value-type="float">
            <text:p>78.9486</text:p>
          </table:table-cell>
          <table:table-cell office:value-type="float" office:value="101.409" calcext:value-type="float">
            <text:p>101.409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276" calcext:value-type="float">
            <text:p>48.1276</text:p>
          </table:table-cell>
          <table:table-cell office:value-type="float" office:value="68.5237" calcext:value-type="float">
            <text:p>68.5237</text:p>
          </table:table-cell>
          <table:table-cell office:value-type="float" office:value="84.145" calcext:value-type="float">
            <text:p>84.14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5097" calcext:value-type="float">
            <text:p>52.5097</text:p>
          </table:table-cell>
          <table:table-cell office:value-type="float" office:value="57.8449" calcext:value-type="float">
            <text:p>57.8449</text:p>
          </table:table-cell>
          <table:table-cell office:value-type="float" office:value="73.6998" calcext:value-type="float">
            <text:p>73.6998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341" calcext:value-type="float">
            <text:p>51.7341</text:p>
          </table:table-cell>
          <table:table-cell office:value-type="float" office:value="82.0951" calcext:value-type="float">
            <text:p>82.0951</text:p>
          </table:table-cell>
          <table:table-cell office:value-type="float" office:value="101.717" calcext:value-type="float">
            <text:p>101.717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414" calcext:value-type="float">
            <text:p>49.6414</text:p>
          </table:table-cell>
          <table:table-cell office:value-type="float" office:value="87.8931" calcext:value-type="float">
            <text:p>87.8931</text:p>
          </table:table-cell>
          <table:table-cell office:value-type="float" office:value="111.465" calcext:value-type="float">
            <text:p>111.465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607" calcext:value-type="float">
            <text:p>44.9607</text:p>
          </table:table-cell>
          <table:table-cell office:value-type="float" office:value="78.9413" calcext:value-type="float">
            <text:p>78.9413</text:p>
          </table:table-cell>
          <table:table-cell office:value-type="float" office:value="101.402" calcext:value-type="float">
            <text:p>101.402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296" calcext:value-type="float">
            <text:p>48.1296</text:p>
          </table:table-cell>
          <table:table-cell office:value-type="float" office:value="68.5282" calcext:value-type="float">
            <text:p>68.5282</text:p>
          </table:table-cell>
          <table:table-cell office:value-type="float" office:value="84.152" calcext:value-type="float">
            <text:p>84.15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5157" calcext:value-type="float">
            <text:p>52.5157</text:p>
          </table:table-cell>
          <table:table-cell office:value-type="float" office:value="57.8351" calcext:value-type="float">
            <text:p>57.8351</text:p>
          </table:table-cell>
          <table:table-cell office:value-type="float" office:value="73.6843" calcext:value-type="float">
            <text:p>73.6843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304" calcext:value-type="float">
            <text:p>51.7304</text:p>
          </table:table-cell>
          <table:table-cell office:value-type="float" office:value="82.0897" calcext:value-type="float">
            <text:p>82.0897</text:p>
          </table:table-cell>
          <table:table-cell office:value-type="float" office:value="101.712" calcext:value-type="float">
            <text:p>101.712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459" calcext:value-type="float">
            <text:p>49.6459</text:p>
          </table:table-cell>
          <table:table-cell office:value-type="float" office:value="87.8994" calcext:value-type="float">
            <text:p>87.8994</text:p>
          </table:table-cell>
          <table:table-cell office:value-type="float" office:value="111.471" calcext:value-type="float">
            <text:p>111.471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575" calcext:value-type="float">
            <text:p>44.9575</text:p>
          </table:table-cell>
          <table:table-cell office:value-type="float" office:value="78.9364" calcext:value-type="float">
            <text:p>78.9364</text:p>
          </table:table-cell>
          <table:table-cell office:value-type="float" office:value="101.396" calcext:value-type="float">
            <text:p>101.396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318" calcext:value-type="float">
            <text:p>48.1318</text:p>
          </table:table-cell>
          <table:table-cell office:value-type="float" office:value="68.5333" calcext:value-type="float">
            <text:p>68.5333</text:p>
          </table:table-cell>
          <table:table-cell office:value-type="float" office:value="84.1602" calcext:value-type="float">
            <text:p>84.160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5215" calcext:value-type="float">
            <text:p>52.5215</text:p>
          </table:table-cell>
          <table:table-cell office:value-type="float" office:value="57.8222" calcext:value-type="float">
            <text:p>57.8222</text:p>
          </table:table-cell>
          <table:table-cell office:value-type="float" office:value="73.6644" calcext:value-type="float">
            <text:p>73.6644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6" calcext:value-type="float">
            <text:p>51.726</text:p>
          </table:table-cell>
          <table:table-cell office:value-type="float" office:value="82.0831" calcext:value-type="float">
            <text:p>82.0831</text:p>
          </table:table-cell>
          <table:table-cell office:value-type="float" office:value="101.706" calcext:value-type="float">
            <text:p>101.706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465" calcext:value-type="float">
            <text:p>49.6465</text:p>
          </table:table-cell>
          <table:table-cell office:value-type="float" office:value="87.9008" calcext:value-type="float">
            <text:p>87.9008</text:p>
          </table:table-cell>
          <table:table-cell office:value-type="float" office:value="111.474" calcext:value-type="float">
            <text:p>111.474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535" calcext:value-type="float">
            <text:p>44.9535</text:p>
          </table:table-cell>
          <table:table-cell office:value-type="float" office:value="78.9301" calcext:value-type="float">
            <text:p>78.9301</text:p>
          </table:table-cell>
          <table:table-cell office:value-type="float" office:value="101.389" calcext:value-type="float">
            <text:p>101.389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331" calcext:value-type="float">
            <text:p>48.1331</text:p>
          </table:table-cell>
          <table:table-cell office:value-type="float" office:value="68.536" calcext:value-type="float">
            <text:p>68.536</text:p>
          </table:table-cell>
          <table:table-cell office:value-type="float" office:value="84.1643" calcext:value-type="float">
            <text:p>84.16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5284" calcext:value-type="float">
            <text:p>52.5284</text:p>
          </table:table-cell>
          <table:table-cell office:value-type="float" office:value="57.8136" calcext:value-type="float">
            <text:p>57.8136</text:p>
          </table:table-cell>
          <table:table-cell office:value-type="float" office:value="73.6617" calcext:value-type="float">
            <text:p>73.6617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44" calcext:value-type="float">
            <text:p>51.7244</text:p>
          </table:table-cell>
          <table:table-cell office:value-type="float" office:value="82.081" calcext:value-type="float">
            <text:p>82.081</text:p>
          </table:table-cell>
          <table:table-cell office:value-type="float" office:value="101.704" calcext:value-type="float">
            <text:p>101.704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47" calcext:value-type="float">
            <text:p>49.647</text:p>
          </table:table-cell>
          <table:table-cell office:value-type="float" office:value="87.9015" calcext:value-type="float">
            <text:p>87.9015</text:p>
          </table:table-cell>
          <table:table-cell office:value-type="float" office:value="111.474" calcext:value-type="float">
            <text:p>111.474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443" calcext:value-type="float">
            <text:p>44.9443</text:p>
          </table:table-cell>
          <table:table-cell office:value-type="float" office:value="78.9157" calcext:value-type="float">
            <text:p>78.9157</text:p>
          </table:table-cell>
          <table:table-cell office:value-type="float" office:value="101.372" calcext:value-type="float">
            <text:p>101.372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345" calcext:value-type="float">
            <text:p>48.1345</text:p>
          </table:table-cell>
          <table:table-cell office:value-type="float" office:value="68.5385" calcext:value-type="float">
            <text:p>68.5385</text:p>
          </table:table-cell>
          <table:table-cell office:value-type="float" office:value="84.1673" calcext:value-type="float">
            <text:p>84.167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5308" calcext:value-type="float">
            <text:p>52.5308</text:p>
          </table:table-cell>
          <table:table-cell office:value-type="float" office:value="57.7994" calcext:value-type="float">
            <text:p>57.7994</text:p>
          </table:table-cell>
          <table:table-cell office:value-type="float" office:value="73.6412" calcext:value-type="float">
            <text:p>73.6412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33" calcext:value-type="float">
            <text:p>51.7233</text:p>
          </table:table-cell>
          <table:table-cell office:value-type="float" office:value="82.0795" calcext:value-type="float">
            <text:p>82.0795</text:p>
          </table:table-cell>
          <table:table-cell office:value-type="float" office:value="101.703" calcext:value-type="float">
            <text:p>101.703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479" calcext:value-type="float">
            <text:p>49.6479</text:p>
          </table:table-cell>
          <table:table-cell office:value-type="float" office:value="87.903" calcext:value-type="float">
            <text:p>87.903</text:p>
          </table:table-cell>
          <table:table-cell office:value-type="float" office:value="111.476" calcext:value-type="float">
            <text:p>111.476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36" calcext:value-type="float">
            <text:p>44.936</text:p>
          </table:table-cell>
          <table:table-cell office:value-type="float" office:value="78.9027" calcext:value-type="float">
            <text:p>78.9027</text:p>
          </table:table-cell>
          <table:table-cell office:value-type="float" office:value="101.357" calcext:value-type="float">
            <text:p>101.357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376" calcext:value-type="float">
            <text:p>48.1376</text:p>
          </table:table-cell>
          <table:table-cell office:value-type="float" office:value="68.5442" calcext:value-type="float">
            <text:p>68.5442</text:p>
          </table:table-cell>
          <table:table-cell office:value-type="float" office:value="84.1737" calcext:value-type="float">
            <text:p>84.173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5336" calcext:value-type="float">
            <text:p>52.5336</text:p>
          </table:table-cell>
          <table:table-cell office:value-type="float" office:value="57.7862" calcext:value-type="float">
            <text:p>57.7862</text:p>
          </table:table-cell>
          <table:table-cell office:value-type="float" office:value="73.6058" calcext:value-type="float">
            <text:p>73.6058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35" calcext:value-type="float">
            <text:p>51.7235</text:p>
          </table:table-cell>
          <table:table-cell office:value-type="float" office:value="82.0799" calcext:value-type="float">
            <text:p>82.0799</text:p>
          </table:table-cell>
          <table:table-cell office:value-type="float" office:value="101.704" calcext:value-type="float">
            <text:p>101.704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482" calcext:value-type="float">
            <text:p>49.6482</text:p>
          </table:table-cell>
          <table:table-cell office:value-type="float" office:value="87.9037" calcext:value-type="float">
            <text:p>87.9037</text:p>
          </table:table-cell>
          <table:table-cell office:value-type="float" office:value="111.477" calcext:value-type="float">
            <text:p>111.477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277" calcext:value-type="float">
            <text:p>44.9277</text:p>
          </table:table-cell>
          <table:table-cell office:value-type="float" office:value="78.8897" calcext:value-type="float">
            <text:p>78.8897</text:p>
          </table:table-cell>
          <table:table-cell office:value-type="float" office:value="101.342" calcext:value-type="float">
            <text:p>101.342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387" calcext:value-type="float">
            <text:p>48.1387</text:p>
          </table:table-cell>
          <table:table-cell office:value-type="float" office:value="68.5461" calcext:value-type="float">
            <text:p>68.5461</text:p>
          </table:table-cell>
          <table:table-cell office:value-type="float" office:value="84.1756" calcext:value-type="float">
            <text:p>84.175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5359" calcext:value-type="float">
            <text:p>52.5359</text:p>
          </table:table-cell>
          <table:table-cell office:value-type="float" office:value="57.7783" calcext:value-type="float">
            <text:p>57.7783</text:p>
          </table:table-cell>
          <table:table-cell office:value-type="float" office:value="73.582" calcext:value-type="float">
            <text:p>73.582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37" calcext:value-type="float">
            <text:p>51.7237</text:p>
          </table:table-cell>
          <table:table-cell office:value-type="float" office:value="82.0803" calcext:value-type="float">
            <text:p>82.0803</text:p>
          </table:table-cell>
          <table:table-cell office:value-type="float" office:value="101.704" calcext:value-type="float">
            <text:p>101.704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477" calcext:value-type="float">
            <text:p>49.6477</text:p>
          </table:table-cell>
          <table:table-cell office:value-type="float" office:value="87.9032" calcext:value-type="float">
            <text:p>87.9032</text:p>
          </table:table-cell>
          <table:table-cell office:value-type="float" office:value="111.477" calcext:value-type="float">
            <text:p>111.477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226" calcext:value-type="float">
            <text:p>44.9226</text:p>
          </table:table-cell>
          <table:table-cell office:value-type="float" office:value="78.8819" calcext:value-type="float">
            <text:p>78.8819</text:p>
          </table:table-cell>
          <table:table-cell office:value-type="float" office:value="101.333" calcext:value-type="float">
            <text:p>101.333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399" calcext:value-type="float">
            <text:p>48.1399</text:p>
          </table:table-cell>
          <table:table-cell office:value-type="float" office:value="68.5481" calcext:value-type="float">
            <text:p>68.5481</text:p>
          </table:table-cell>
          <table:table-cell office:value-type="float" office:value="84.1776" calcext:value-type="float">
            <text:p>84.177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535" calcext:value-type="float">
            <text:p>52.535</text:p>
          </table:table-cell>
          <table:table-cell office:value-type="float" office:value="57.7692" calcext:value-type="float">
            <text:p>57.7692</text:p>
          </table:table-cell>
          <table:table-cell office:value-type="float" office:value="73.5646" calcext:value-type="float">
            <text:p>73.5646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42" calcext:value-type="float">
            <text:p>51.7242</text:p>
          </table:table-cell>
          <table:table-cell office:value-type="float" office:value="82.0812" calcext:value-type="float">
            <text:p>82.0812</text:p>
          </table:table-cell>
          <table:table-cell office:value-type="float" office:value="101.705" calcext:value-type="float">
            <text:p>101.705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469" calcext:value-type="float">
            <text:p>49.6469</text:p>
          </table:table-cell>
          <table:table-cell office:value-type="float" office:value="87.9022" calcext:value-type="float">
            <text:p>87.9022</text:p>
          </table:table-cell>
          <table:table-cell office:value-type="float" office:value="111.476" calcext:value-type="float">
            <text:p>111.476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202" calcext:value-type="float">
            <text:p>44.9202</text:p>
          </table:table-cell>
          <table:table-cell office:value-type="float" office:value="78.8777" calcext:value-type="float">
            <text:p>78.8777</text:p>
          </table:table-cell>
          <table:table-cell office:value-type="float" office:value="101.327" calcext:value-type="float">
            <text:p>101.327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409" calcext:value-type="float">
            <text:p>48.1409</text:p>
          </table:table-cell>
          <table:table-cell office:value-type="float" office:value="68.5498" calcext:value-type="float">
            <text:p>68.5498</text:p>
          </table:table-cell>
          <table:table-cell office:value-type="float" office:value="84.1795" calcext:value-type="float">
            <text:p>84.179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5331" calcext:value-type="float">
            <text:p>52.5331</text:p>
          </table:table-cell>
          <table:table-cell office:value-type="float" office:value="57.76" calcext:value-type="float">
            <text:p>57.76</text:p>
          </table:table-cell>
          <table:table-cell office:value-type="float" office:value="73.5552" calcext:value-type="float">
            <text:p>73.5552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37" calcext:value-type="float">
            <text:p>51.7237</text:p>
          </table:table-cell>
          <table:table-cell office:value-type="float" office:value="82.0806" calcext:value-type="float">
            <text:p>82.0806</text:p>
          </table:table-cell>
          <table:table-cell office:value-type="float" office:value="101.705" calcext:value-type="float">
            <text:p>101.705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466" calcext:value-type="float">
            <text:p>49.6466</text:p>
          </table:table-cell>
          <table:table-cell office:value-type="float" office:value="87.9017" calcext:value-type="float">
            <text:p>87.9017</text:p>
          </table:table-cell>
          <table:table-cell office:value-type="float" office:value="111.476" calcext:value-type="float">
            <text:p>111.476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063" calcext:value-type="float">
            <text:p>44.9063</text:p>
          </table:table-cell>
          <table:table-cell office:value-type="float" office:value="78.8557" calcext:value-type="float">
            <text:p>78.8557</text:p>
          </table:table-cell>
          <table:table-cell office:value-type="float" office:value="101.301" calcext:value-type="float">
            <text:p>101.301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424" calcext:value-type="float">
            <text:p>48.1424</text:p>
          </table:table-cell>
          <table:table-cell office:value-type="float" office:value="68.5522" calcext:value-type="float">
            <text:p>68.5522</text:p>
          </table:table-cell>
          <table:table-cell office:value-type="float" office:value="84.1817" calcext:value-type="float">
            <text:p>84.181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5309" calcext:value-type="float">
            <text:p>52.5309</text:p>
          </table:table-cell>
          <table:table-cell office:value-type="float" office:value="57.7511" calcext:value-type="float">
            <text:p>57.7511</text:p>
          </table:table-cell>
          <table:table-cell office:value-type="float" office:value="73.5474" calcext:value-type="float">
            <text:p>73.5474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41" calcext:value-type="float">
            <text:p>51.7241</text:p>
          </table:table-cell>
          <table:table-cell office:value-type="float" office:value="82.0814" calcext:value-type="float">
            <text:p>82.0814</text:p>
          </table:table-cell>
          <table:table-cell office:value-type="float" office:value="101.706" calcext:value-type="float">
            <text:p>101.706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471" calcext:value-type="float">
            <text:p>49.6471</text:p>
          </table:table-cell>
          <table:table-cell office:value-type="float" office:value="87.9026" calcext:value-type="float">
            <text:p>87.9026</text:p>
          </table:table-cell>
          <table:table-cell office:value-type="float" office:value="111.477" calcext:value-type="float">
            <text:p>111.477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036" calcext:value-type="float">
            <text:p>44.9036</text:p>
          </table:table-cell>
          <table:table-cell office:value-type="float" office:value="78.8515" calcext:value-type="float">
            <text:p>78.8515</text:p>
          </table:table-cell>
          <table:table-cell office:value-type="float" office:value="101.296" calcext:value-type="float">
            <text:p>101.296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429" calcext:value-type="float">
            <text:p>48.1429</text:p>
          </table:table-cell>
          <table:table-cell office:value-type="float" office:value="68.5529" calcext:value-type="float">
            <text:p>68.5529</text:p>
          </table:table-cell>
          <table:table-cell office:value-type="float" office:value="84.1822" calcext:value-type="float">
            <text:p>84.182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5287" calcext:value-type="float">
            <text:p>52.5287</text:p>
          </table:table-cell>
          <table:table-cell office:value-type="float" office:value="57.7401" calcext:value-type="float">
            <text:p>57.7401</text:p>
          </table:table-cell>
          <table:table-cell office:value-type="float" office:value="73.5337" calcext:value-type="float">
            <text:p>73.5337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45" calcext:value-type="float">
            <text:p>51.7245</text:p>
          </table:table-cell>
          <table:table-cell office:value-type="float" office:value="82.0823" calcext:value-type="float">
            <text:p>82.0823</text:p>
          </table:table-cell>
          <table:table-cell office:value-type="float" office:value="101.707" calcext:value-type="float">
            <text:p>101.707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464" calcext:value-type="float">
            <text:p>49.6464</text:p>
          </table:table-cell>
          <table:table-cell office:value-type="float" office:value="87.901" calcext:value-type="float">
            <text:p>87.901</text:p>
          </table:table-cell>
          <table:table-cell office:value-type="float" office:value="111.474" calcext:value-type="float">
            <text:p>111.474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07" calcext:value-type="float">
            <text:p>44.907</text:p>
          </table:table-cell>
          <table:table-cell office:value-type="float" office:value="78.8571" calcext:value-type="float">
            <text:p>78.8571</text:p>
          </table:table-cell>
          <table:table-cell office:value-type="float" office:value="101.303" calcext:value-type="float">
            <text:p>101.303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428" calcext:value-type="float">
            <text:p>48.1428</text:p>
          </table:table-cell>
          <table:table-cell office:value-type="float" office:value="68.5527" calcext:value-type="float">
            <text:p>68.5527</text:p>
          </table:table-cell>
          <table:table-cell office:value-type="float" office:value="84.1816" calcext:value-type="float">
            <text:p>84.181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5253" calcext:value-type="float">
            <text:p>52.5253</text:p>
          </table:table-cell>
          <table:table-cell office:value-type="float" office:value="57.7308" calcext:value-type="float">
            <text:p>57.7308</text:p>
          </table:table-cell>
          <table:table-cell office:value-type="float" office:value="73.52" calcext:value-type="float">
            <text:p>73.52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49" calcext:value-type="float">
            <text:p>51.7249</text:p>
          </table:table-cell>
          <table:table-cell office:value-type="float" office:value="82.0831" calcext:value-type="float">
            <text:p>82.0831</text:p>
          </table:table-cell>
          <table:table-cell office:value-type="float" office:value="101.708" calcext:value-type="float">
            <text:p>101.708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457" calcext:value-type="float">
            <text:p>49.6457</text:p>
          </table:table-cell>
          <table:table-cell office:value-type="float" office:value="87.8998" calcext:value-type="float">
            <text:p>87.8998</text:p>
          </table:table-cell>
          <table:table-cell office:value-type="float" office:value="111.472" calcext:value-type="float">
            <text:p>111.472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103" calcext:value-type="float">
            <text:p>44.9103</text:p>
          </table:table-cell>
          <table:table-cell office:value-type="float" office:value="78.8625" calcext:value-type="float">
            <text:p>78.8625</text:p>
          </table:table-cell>
          <table:table-cell office:value-type="float" office:value="101.31" calcext:value-type="float">
            <text:p>101.31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443" calcext:value-type="float">
            <text:p>48.1443</text:p>
          </table:table-cell>
          <table:table-cell office:value-type="float" office:value="68.5554" calcext:value-type="float">
            <text:p>68.5554</text:p>
          </table:table-cell>
          <table:table-cell office:value-type="float" office:value="84.1848" calcext:value-type="float">
            <text:p>84.184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5231" calcext:value-type="float">
            <text:p>52.5231</text:p>
          </table:table-cell>
          <table:table-cell office:value-type="float" office:value="57.7216" calcext:value-type="float">
            <text:p>57.7216</text:p>
          </table:table-cell>
          <table:table-cell office:value-type="float" office:value="73.5067" calcext:value-type="float">
            <text:p>73.5067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59" calcext:value-type="float">
            <text:p>51.7259</text:p>
          </table:table-cell>
          <table:table-cell office:value-type="float" office:value="82.0848" calcext:value-type="float">
            <text:p>82.0848</text:p>
          </table:table-cell>
          <table:table-cell office:value-type="float" office:value="101.71" calcext:value-type="float">
            <text:p>101.71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459" calcext:value-type="float">
            <text:p>49.6459</text:p>
          </table:table-cell>
          <table:table-cell office:value-type="float" office:value="87.8997" calcext:value-type="float">
            <text:p>87.8997</text:p>
          </table:table-cell>
          <table:table-cell office:value-type="float" office:value="111.471" calcext:value-type="float">
            <text:p>111.471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162" calcext:value-type="float">
            <text:p>44.9162</text:p>
          </table:table-cell>
          <table:table-cell office:value-type="float" office:value="78.8727" calcext:value-type="float">
            <text:p>78.8727</text:p>
          </table:table-cell>
          <table:table-cell office:value-type="float" office:value="101.323" calcext:value-type="float">
            <text:p>101.323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458" calcext:value-type="float">
            <text:p>48.1458</text:p>
          </table:table-cell>
          <table:table-cell office:value-type="float" office:value="68.5585" calcext:value-type="float">
            <text:p>68.5585</text:p>
          </table:table-cell>
          <table:table-cell office:value-type="float" office:value="84.189" calcext:value-type="float">
            <text:p>84.18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5195" calcext:value-type="float">
            <text:p>52.5195</text:p>
          </table:table-cell>
          <table:table-cell office:value-type="float" office:value="57.7117" calcext:value-type="float">
            <text:p>57.7117</text:p>
          </table:table-cell>
          <table:table-cell office:value-type="float" office:value="73.4899" calcext:value-type="float">
            <text:p>73.4899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67" calcext:value-type="float">
            <text:p>51.7267</text:p>
          </table:table-cell>
          <table:table-cell office:value-type="float" office:value="82.0863" calcext:value-type="float">
            <text:p>82.0863</text:p>
          </table:table-cell>
          <table:table-cell office:value-type="float" office:value="101.712" calcext:value-type="float">
            <text:p>101.712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48" calcext:value-type="float">
            <text:p>49.648</text:p>
          </table:table-cell>
          <table:table-cell office:value-type="float" office:value="87.9023" calcext:value-type="float">
            <text:p>87.9023</text:p>
          </table:table-cell>
          <table:table-cell office:value-type="float" office:value="111.473" calcext:value-type="float">
            <text:p>111.473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193" calcext:value-type="float">
            <text:p>44.9193</text:p>
          </table:table-cell>
          <table:table-cell office:value-type="float" office:value="78.8785" calcext:value-type="float">
            <text:p>78.8785</text:p>
          </table:table-cell>
          <table:table-cell office:value-type="float" office:value="101.332" calcext:value-type="float">
            <text:p>101.332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468" calcext:value-type="float">
            <text:p>48.1468</text:p>
          </table:table-cell>
          <table:table-cell office:value-type="float" office:value="68.561" calcext:value-type="float">
            <text:p>68.561</text:p>
          </table:table-cell>
          <table:table-cell office:value-type="float" office:value="84.1934" calcext:value-type="float">
            <text:p>84.19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5131" calcext:value-type="float">
            <text:p>52.5131</text:p>
          </table:table-cell>
          <table:table-cell office:value-type="float" office:value="57.7035" calcext:value-type="float">
            <text:p>57.7035</text:p>
          </table:table-cell>
          <table:table-cell office:value-type="float" office:value="73.4776" calcext:value-type="float">
            <text:p>73.4776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83" calcext:value-type="float">
            <text:p>51.7283</text:p>
          </table:table-cell>
          <table:table-cell office:value-type="float" office:value="82.0889" calcext:value-type="float">
            <text:p>82.0889</text:p>
          </table:table-cell>
          <table:table-cell office:value-type="float" office:value="101.715" calcext:value-type="float">
            <text:p>101.715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549" calcext:value-type="float">
            <text:p>49.6549</text:p>
          </table:table-cell>
          <table:table-cell office:value-type="float" office:value="87.9125" calcext:value-type="float">
            <text:p>87.9125</text:p>
          </table:table-cell>
          <table:table-cell office:value-type="float" office:value="111.484" calcext:value-type="float">
            <text:p>111.484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235" calcext:value-type="float">
            <text:p>44.9235</text:p>
          </table:table-cell>
          <table:table-cell office:value-type="float" office:value="78.8861" calcext:value-type="float">
            <text:p>78.8861</text:p>
          </table:table-cell>
          <table:table-cell office:value-type="float" office:value="101.342" calcext:value-type="float">
            <text:p>101.342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47" calcext:value-type="float">
            <text:p>48.147</text:p>
          </table:table-cell>
          <table:table-cell office:value-type="float" office:value="68.5617" calcext:value-type="float">
            <text:p>68.5617</text:p>
          </table:table-cell>
          <table:table-cell office:value-type="float" office:value="84.195" calcext:value-type="float">
            <text:p>84.19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506" calcext:value-type="float">
            <text:p>52.506</text:p>
          </table:table-cell>
          <table:table-cell office:value-type="float" office:value="57.6957" calcext:value-type="float">
            <text:p>57.6957</text:p>
          </table:table-cell>
          <table:table-cell office:value-type="float" office:value="73.4713" calcext:value-type="float">
            <text:p>73.4713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89" calcext:value-type="float">
            <text:p>51.7289</text:p>
          </table:table-cell>
          <table:table-cell office:value-type="float" office:value="82.09" calcext:value-type="float">
            <text:p>82.09</text:p>
          </table:table-cell>
          <table:table-cell office:value-type="float" office:value="101.717" calcext:value-type="float">
            <text:p>101.717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571" calcext:value-type="float">
            <text:p>49.6571</text:p>
          </table:table-cell>
          <table:table-cell office:value-type="float" office:value="87.9154" calcext:value-type="float">
            <text:p>87.9154</text:p>
          </table:table-cell>
          <table:table-cell office:value-type="float" office:value="111.487" calcext:value-type="float">
            <text:p>111.487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222" calcext:value-type="float">
            <text:p>44.9222</text:p>
          </table:table-cell>
          <table:table-cell office:value-type="float" office:value="78.8854" calcext:value-type="float">
            <text:p>78.8854</text:p>
          </table:table-cell>
          <table:table-cell office:value-type="float" office:value="101.343" calcext:value-type="float">
            <text:p>101.343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473" calcext:value-type="float">
            <text:p>48.1473</text:p>
          </table:table-cell>
          <table:table-cell office:value-type="float" office:value="68.5629" calcext:value-type="float">
            <text:p>68.5629</text:p>
          </table:table-cell>
          <table:table-cell office:value-type="float" office:value="84.1976" calcext:value-type="float">
            <text:p>84.197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4987" calcext:value-type="float">
            <text:p>52.4987</text:p>
          </table:table-cell>
          <table:table-cell office:value-type="float" office:value="57.695" calcext:value-type="float">
            <text:p>57.695</text:p>
          </table:table-cell>
          <table:table-cell office:value-type="float" office:value="73.4805" calcext:value-type="float">
            <text:p>73.4805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97" calcext:value-type="float">
            <text:p>51.7297</text:p>
          </table:table-cell>
          <table:table-cell office:value-type="float" office:value="82.0914" calcext:value-type="float">
            <text:p>82.0914</text:p>
          </table:table-cell>
          <table:table-cell office:value-type="float" office:value="101.718" calcext:value-type="float">
            <text:p>101.718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582" calcext:value-type="float">
            <text:p>49.6582</text:p>
          </table:table-cell>
          <table:table-cell office:value-type="float" office:value="87.9169" calcext:value-type="float">
            <text:p>87.9169</text:p>
          </table:table-cell>
          <table:table-cell office:value-type="float" office:value="111.488" calcext:value-type="float">
            <text:p>111.488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209" calcext:value-type="float">
            <text:p>44.9209</text:p>
          </table:table-cell>
          <table:table-cell office:value-type="float" office:value="78.8855" calcext:value-type="float">
            <text:p>78.8855</text:p>
          </table:table-cell>
          <table:table-cell office:value-type="float" office:value="101.347" calcext:value-type="float">
            <text:p>101.347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491" calcext:value-type="float">
            <text:p>48.1491</text:p>
          </table:table-cell>
          <table:table-cell office:value-type="float" office:value="68.5664" calcext:value-type="float">
            <text:p>68.5664</text:p>
          </table:table-cell>
          <table:table-cell office:value-type="float" office:value="84.2024" calcext:value-type="float">
            <text:p>84.202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4856" calcext:value-type="float">
            <text:p>52.4856</text:p>
          </table:table-cell>
          <table:table-cell office:value-type="float" office:value="57.6875" calcext:value-type="float">
            <text:p>57.6875</text:p>
          </table:table-cell>
          <table:table-cell office:value-type="float" office:value="73.496" calcext:value-type="float">
            <text:p>73.496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97" calcext:value-type="float">
            <text:p>51.7297</text:p>
          </table:table-cell>
          <table:table-cell office:value-type="float" office:value="82.0914" calcext:value-type="float">
            <text:p>82.0914</text:p>
          </table:table-cell>
          <table:table-cell office:value-type="float" office:value="101.718" calcext:value-type="float">
            <text:p>101.718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599" calcext:value-type="float">
            <text:p>49.6599</text:p>
          </table:table-cell>
          <table:table-cell office:value-type="float" office:value="87.9192" calcext:value-type="float">
            <text:p>87.9192</text:p>
          </table:table-cell>
          <table:table-cell office:value-type="float" office:value="111.49" calcext:value-type="float">
            <text:p>111.49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223" calcext:value-type="float">
            <text:p>44.9223</text:p>
          </table:table-cell>
          <table:table-cell office:value-type="float" office:value="78.8901" calcext:value-type="float">
            <text:p>78.8901</text:p>
          </table:table-cell>
          <table:table-cell office:value-type="float" office:value="101.356" calcext:value-type="float">
            <text:p>101.356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51" calcext:value-type="float">
            <text:p>48.151</text:p>
          </table:table-cell>
          <table:table-cell office:value-type="float" office:value="68.5704" calcext:value-type="float">
            <text:p>68.5704</text:p>
          </table:table-cell>
          <table:table-cell office:value-type="float" office:value="84.2081" calcext:value-type="float">
            <text:p>84.208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478" calcext:value-type="float">
            <text:p>52.478</text:p>
          </table:table-cell>
          <table:table-cell office:value-type="float" office:value="57.6827" calcext:value-type="float">
            <text:p>57.6827</text:p>
          </table:table-cell>
          <table:table-cell office:value-type="float" office:value="73.4988" calcext:value-type="float">
            <text:p>73.4988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98" calcext:value-type="float">
            <text:p>51.7298</text:p>
          </table:table-cell>
          <table:table-cell office:value-type="float" office:value="82.0915" calcext:value-type="float">
            <text:p>82.0915</text:p>
          </table:table-cell>
          <table:table-cell office:value-type="float" office:value="101.718" calcext:value-type="float">
            <text:p>101.718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616" calcext:value-type="float">
            <text:p>49.6616</text:p>
          </table:table-cell>
          <table:table-cell office:value-type="float" office:value="87.9218" calcext:value-type="float">
            <text:p>87.9218</text:p>
          </table:table-cell>
          <table:table-cell office:value-type="float" office:value="111.493" calcext:value-type="float">
            <text:p>111.493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241" calcext:value-type="float">
            <text:p>44.9241</text:p>
          </table:table-cell>
          <table:table-cell office:value-type="float" office:value="78.8939" calcext:value-type="float">
            <text:p>78.8939</text:p>
          </table:table-cell>
          <table:table-cell office:value-type="float" office:value="101.362" calcext:value-type="float">
            <text:p>101.362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555" calcext:value-type="float">
            <text:p>48.1555</text:p>
          </table:table-cell>
          <table:table-cell office:value-type="float" office:value="68.5793" calcext:value-type="float">
            <text:p>68.5793</text:p>
          </table:table-cell>
          <table:table-cell office:value-type="float" office:value="84.22" calcext:value-type="float">
            <text:p>84.2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4718" calcext:value-type="float">
            <text:p>52.4718</text:p>
          </table:table-cell>
          <table:table-cell office:value-type="float" office:value="57.672" calcext:value-type="float">
            <text:p>57.672</text:p>
          </table:table-cell>
          <table:table-cell office:value-type="float" office:value="73.4806" calcext:value-type="float">
            <text:p>73.4806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96" calcext:value-type="float">
            <text:p>51.7296</text:p>
          </table:table-cell>
          <table:table-cell office:value-type="float" office:value="82.0913" calcext:value-type="float">
            <text:p>82.0913</text:p>
          </table:table-cell>
          <table:table-cell office:value-type="float" office:value="101.718" calcext:value-type="float">
            <text:p>101.718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631" calcext:value-type="float">
            <text:p>49.6631</text:p>
          </table:table-cell>
          <table:table-cell office:value-type="float" office:value="87.9241" calcext:value-type="float">
            <text:p>87.9241</text:p>
          </table:table-cell>
          <table:table-cell office:value-type="float" office:value="111.496" calcext:value-type="float">
            <text:p>111.496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24" calcext:value-type="float">
            <text:p>44.924</text:p>
          </table:table-cell>
          <table:table-cell office:value-type="float" office:value="78.894" calcext:value-type="float">
            <text:p>78.894</text:p>
          </table:table-cell>
          <table:table-cell office:value-type="float" office:value="101.363" calcext:value-type="float">
            <text:p>101.363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586" calcext:value-type="float">
            <text:p>48.1586</text:p>
          </table:table-cell>
          <table:table-cell office:value-type="float" office:value="68.5858" calcext:value-type="float">
            <text:p>68.5858</text:p>
          </table:table-cell>
          <table:table-cell office:value-type="float" office:value="84.2294" calcext:value-type="float">
            <text:p>84.229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4696" calcext:value-type="float">
            <text:p>52.4696</text:p>
          </table:table-cell>
          <table:table-cell office:value-type="float" office:value="57.6701" calcext:value-type="float">
            <text:p>57.6701</text:p>
          </table:table-cell>
          <table:table-cell office:value-type="float" office:value="73.4755" calcext:value-type="float">
            <text:p>73.4755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302" calcext:value-type="float">
            <text:p>51.7302</text:p>
          </table:table-cell>
          <table:table-cell office:value-type="float" office:value="82.0924" calcext:value-type="float">
            <text:p>82.0924</text:p>
          </table:table-cell>
          <table:table-cell office:value-type="float" office:value="101.72" calcext:value-type="float">
            <text:p>101.72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641" calcext:value-type="float">
            <text:p>49.6641</text:p>
          </table:table-cell>
          <table:table-cell office:value-type="float" office:value="87.9256" calcext:value-type="float">
            <text:p>87.9256</text:p>
          </table:table-cell>
          <table:table-cell office:value-type="float" office:value="111.498" calcext:value-type="float">
            <text:p>111.498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236" calcext:value-type="float">
            <text:p>44.9236</text:p>
          </table:table-cell>
          <table:table-cell office:value-type="float" office:value="78.8933" calcext:value-type="float">
            <text:p>78.8933</text:p>
          </table:table-cell>
          <table:table-cell office:value-type="float" office:value="101.362" calcext:value-type="float">
            <text:p>101.362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61" calcext:value-type="float">
            <text:p>48.161</text:p>
          </table:table-cell>
          <table:table-cell office:value-type="float" office:value="68.5902" calcext:value-type="float">
            <text:p>68.5902</text:p>
          </table:table-cell>
          <table:table-cell office:value-type="float" office:value="84.2346" calcext:value-type="float">
            <text:p>84.234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4676" calcext:value-type="float">
            <text:p>52.4676</text:p>
          </table:table-cell>
          <table:table-cell office:value-type="float" office:value="57.6686" calcext:value-type="float">
            <text:p>57.6686</text:p>
          </table:table-cell>
          <table:table-cell office:value-type="float" office:value="73.4644" calcext:value-type="float">
            <text:p>73.4644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97" calcext:value-type="float">
            <text:p>51.7297</text:p>
          </table:table-cell>
          <table:table-cell office:value-type="float" office:value="82.0916" calcext:value-type="float">
            <text:p>82.0916</text:p>
          </table:table-cell>
          <table:table-cell office:value-type="float" office:value="101.719" calcext:value-type="float">
            <text:p>101.719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647" calcext:value-type="float">
            <text:p>49.6647</text:p>
          </table:table-cell>
          <table:table-cell office:value-type="float" office:value="87.9264" calcext:value-type="float">
            <text:p>87.9264</text:p>
          </table:table-cell>
          <table:table-cell office:value-type="float" office:value="111.498" calcext:value-type="float">
            <text:p>111.498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215" calcext:value-type="float">
            <text:p>44.9215</text:p>
          </table:table-cell>
          <table:table-cell office:value-type="float" office:value="78.8897" calcext:value-type="float">
            <text:p>78.8897</text:p>
          </table:table-cell>
          <table:table-cell office:value-type="float" office:value="101.357" calcext:value-type="float">
            <text:p>101.357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619" calcext:value-type="float">
            <text:p>48.1619</text:p>
          </table:table-cell>
          <table:table-cell office:value-type="float" office:value="68.5916" calcext:value-type="float">
            <text:p>68.5916</text:p>
          </table:table-cell>
          <table:table-cell office:value-type="float" office:value="84.2358" calcext:value-type="float">
            <text:p>84.235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4658" calcext:value-type="float">
            <text:p>52.4658</text:p>
          </table:table-cell>
          <table:table-cell office:value-type="float" office:value="57.6611" calcext:value-type="float">
            <text:p>57.6611</text:p>
          </table:table-cell>
          <table:table-cell office:value-type="float" office:value="73.4449" calcext:value-type="float">
            <text:p>73.4449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94" calcext:value-type="float">
            <text:p>51.7294</text:p>
          </table:table-cell>
          <table:table-cell office:value-type="float" office:value="82.0912" calcext:value-type="float">
            <text:p>82.0912</text:p>
          </table:table-cell>
          <table:table-cell office:value-type="float" office:value="101.719" calcext:value-type="float">
            <text:p>101.719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659" calcext:value-type="float">
            <text:p>49.6659</text:p>
          </table:table-cell>
          <table:table-cell office:value-type="float" office:value="87.9281" calcext:value-type="float">
            <text:p>87.9281</text:p>
          </table:table-cell>
          <table:table-cell office:value-type="float" office:value="111.5" calcext:value-type="float">
            <text:p>111.5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261" calcext:value-type="float">
            <text:p>44.9261</text:p>
          </table:table-cell>
          <table:table-cell office:value-type="float" office:value="78.8963" calcext:value-type="float">
            <text:p>78.8963</text:p>
          </table:table-cell>
          <table:table-cell office:value-type="float" office:value="101.364" calcext:value-type="float">
            <text:p>101.364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63" calcext:value-type="float">
            <text:p>48.163</text:p>
          </table:table-cell>
          <table:table-cell office:value-type="float" office:value="68.5935" calcext:value-type="float">
            <text:p>68.5935</text:p>
          </table:table-cell>
          <table:table-cell office:value-type="float" office:value="84.2376" calcext:value-type="float">
            <text:p>84.237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463" calcext:value-type="float">
            <text:p>52.463</text:p>
          </table:table-cell>
          <table:table-cell office:value-type="float" office:value="57.6484" calcext:value-type="float">
            <text:p>57.6484</text:p>
          </table:table-cell>
          <table:table-cell office:value-type="float" office:value="73.4187" calcext:value-type="float">
            <text:p>73.4187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89" calcext:value-type="float">
            <text:p>51.7289</text:p>
          </table:table-cell>
          <table:table-cell office:value-type="float" office:value="82.0904" calcext:value-type="float">
            <text:p>82.0904</text:p>
          </table:table-cell>
          <table:table-cell office:value-type="float" office:value="101.718" calcext:value-type="float">
            <text:p>101.718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672" calcext:value-type="float">
            <text:p>49.6672</text:p>
          </table:table-cell>
          <table:table-cell office:value-type="float" office:value="87.9296" calcext:value-type="float">
            <text:p>87.9296</text:p>
          </table:table-cell>
          <table:table-cell office:value-type="float" office:value="111.501" calcext:value-type="float">
            <text:p>111.501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381" calcext:value-type="float">
            <text:p>44.9381</text:p>
          </table:table-cell>
          <table:table-cell office:value-type="float" office:value="78.9146" calcext:value-type="float">
            <text:p>78.9146</text:p>
          </table:table-cell>
          <table:table-cell office:value-type="float" office:value="101.384" calcext:value-type="float">
            <text:p>101.384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641" calcext:value-type="float">
            <text:p>48.1641</text:p>
          </table:table-cell>
          <table:table-cell office:value-type="float" office:value="68.5953" calcext:value-type="float">
            <text:p>68.5953</text:p>
          </table:table-cell>
          <table:table-cell office:value-type="float" office:value="84.2394" calcext:value-type="float">
            <text:p>84.239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4622" calcext:value-type="float">
            <text:p>52.4622</text:p>
          </table:table-cell>
          <table:table-cell office:value-type="float" office:value="57.6362" calcext:value-type="float">
            <text:p>57.6362</text:p>
          </table:table-cell>
          <table:table-cell office:value-type="float" office:value="73.3882" calcext:value-type="float">
            <text:p>73.3882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85" calcext:value-type="float">
            <text:p>51.7285</text:p>
          </table:table-cell>
          <table:table-cell office:value-type="float" office:value="82.0896" calcext:value-type="float">
            <text:p>82.0896</text:p>
          </table:table-cell>
          <table:table-cell office:value-type="float" office:value="101.717" calcext:value-type="float">
            <text:p>101.717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675" calcext:value-type="float">
            <text:p>49.6675</text:p>
          </table:table-cell>
          <table:table-cell office:value-type="float" office:value="87.9293" calcext:value-type="float">
            <text:p>87.9293</text:p>
          </table:table-cell>
          <table:table-cell office:value-type="float" office:value="111.499" calcext:value-type="float">
            <text:p>111.499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389" calcext:value-type="float">
            <text:p>44.9389</text:p>
          </table:table-cell>
          <table:table-cell office:value-type="float" office:value="78.9157" calcext:value-type="float">
            <text:p>78.9157</text:p>
          </table:table-cell>
          <table:table-cell office:value-type="float" office:value="101.385" calcext:value-type="float">
            <text:p>101.385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652" calcext:value-type="float">
            <text:p>48.1652</text:p>
          </table:table-cell>
          <table:table-cell office:value-type="float" office:value="68.5973" calcext:value-type="float">
            <text:p>68.5973</text:p>
          </table:table-cell>
          <table:table-cell office:value-type="float" office:value="84.2415" calcext:value-type="float">
            <text:p>84.241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4603" calcext:value-type="float">
            <text:p>52.4603</text:p>
          </table:table-cell>
          <table:table-cell office:value-type="float" office:value="57.6271" calcext:value-type="float">
            <text:p>57.6271</text:p>
          </table:table-cell>
          <table:table-cell office:value-type="float" office:value="73.3688" calcext:value-type="float">
            <text:p>73.3688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85" calcext:value-type="float">
            <text:p>51.7285</text:p>
          </table:table-cell>
          <table:table-cell office:value-type="float" office:value="82.0896" calcext:value-type="float">
            <text:p>82.0896</text:p>
          </table:table-cell>
          <table:table-cell office:value-type="float" office:value="101.716" calcext:value-type="float">
            <text:p>101.716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664" calcext:value-type="float">
            <text:p>49.6664</text:p>
          </table:table-cell>
          <table:table-cell office:value-type="float" office:value="87.9272" calcext:value-type="float">
            <text:p>87.9272</text:p>
          </table:table-cell>
          <table:table-cell office:value-type="float" office:value="111.495" calcext:value-type="float">
            <text:p>111.495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39" calcext:value-type="float">
            <text:p>44.939</text:p>
          </table:table-cell>
          <table:table-cell office:value-type="float" office:value="78.9158" calcext:value-type="float">
            <text:p>78.9158</text:p>
          </table:table-cell>
          <table:table-cell office:value-type="float" office:value="101.385" calcext:value-type="float">
            <text:p>101.385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655" calcext:value-type="float">
            <text:p>48.1655</text:p>
          </table:table-cell>
          <table:table-cell office:value-type="float" office:value="68.5974" calcext:value-type="float">
            <text:p>68.5974</text:p>
          </table:table-cell>
          <table:table-cell office:value-type="float" office:value="84.2408" calcext:value-type="float">
            <text:p>84.24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4601" calcext:value-type="float">
            <text:p>52.4601</text:p>
          </table:table-cell>
          <table:table-cell office:value-type="float" office:value="57.619" calcext:value-type="float">
            <text:p>57.619</text:p>
          </table:table-cell>
          <table:table-cell office:value-type="float" office:value="73.3517" calcext:value-type="float">
            <text:p>73.3517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85" calcext:value-type="float">
            <text:p>51.7285</text:p>
          </table:table-cell>
          <table:table-cell office:value-type="float" office:value="82.0896" calcext:value-type="float">
            <text:p>82.0896</text:p>
          </table:table-cell>
          <table:table-cell office:value-type="float" office:value="101.716" calcext:value-type="float">
            <text:p>101.716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646" calcext:value-type="float">
            <text:p>49.6646</text:p>
          </table:table-cell>
          <table:table-cell office:value-type="float" office:value="87.9234" calcext:value-type="float">
            <text:p>87.9234</text:p>
          </table:table-cell>
          <table:table-cell office:value-type="float" office:value="111.489" calcext:value-type="float">
            <text:p>111.489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388" calcext:value-type="float">
            <text:p>44.9388</text:p>
          </table:table-cell>
          <table:table-cell office:value-type="float" office:value="78.9153" calcext:value-type="float">
            <text:p>78.9153</text:p>
          </table:table-cell>
          <table:table-cell office:value-type="float" office:value="101.384" calcext:value-type="float">
            <text:p>101.384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662" calcext:value-type="float">
            <text:p>48.1662</text:p>
          </table:table-cell>
          <table:table-cell office:value-type="float" office:value="68.5982" calcext:value-type="float">
            <text:p>68.5982</text:p>
          </table:table-cell>
          <table:table-cell office:value-type="float" office:value="84.2406" calcext:value-type="float">
            <text:p>84.240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46" calcext:value-type="float">
            <text:p>52.46</text:p>
          </table:table-cell>
          <table:table-cell office:value-type="float" office:value="57.6074" calcext:value-type="float">
            <text:p>57.6074</text:p>
          </table:table-cell>
          <table:table-cell office:value-type="float" office:value="73.3293" calcext:value-type="float">
            <text:p>73.3293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82" calcext:value-type="float">
            <text:p>51.7282</text:p>
          </table:table-cell>
          <table:table-cell office:value-type="float" office:value="82.0891" calcext:value-type="float">
            <text:p>82.0891</text:p>
          </table:table-cell>
          <table:table-cell office:value-type="float" office:value="101.716" calcext:value-type="float">
            <text:p>101.716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637" calcext:value-type="float">
            <text:p>49.6637</text:p>
          </table:table-cell>
          <table:table-cell office:value-type="float" office:value="87.9216" calcext:value-type="float">
            <text:p>87.9216</text:p>
          </table:table-cell>
          <table:table-cell office:value-type="float" office:value="111.486" calcext:value-type="float">
            <text:p>111.486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38" calcext:value-type="float">
            <text:p>44.938</text:p>
          </table:table-cell>
          <table:table-cell office:value-type="float" office:value="78.9138" calcext:value-type="float">
            <text:p>78.9138</text:p>
          </table:table-cell>
          <table:table-cell office:value-type="float" office:value="101.382" calcext:value-type="float">
            <text:p>101.382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664" calcext:value-type="float">
            <text:p>48.1664</text:p>
          </table:table-cell>
          <table:table-cell office:value-type="float" office:value="68.5982" calcext:value-type="float">
            <text:p>68.5982</text:p>
          </table:table-cell>
          <table:table-cell office:value-type="float" office:value="84.2399" calcext:value-type="float">
            <text:p>84.239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4642" calcext:value-type="float">
            <text:p>52.4642</text:p>
          </table:table-cell>
          <table:table-cell office:value-type="float" office:value="57.6009" calcext:value-type="float">
            <text:p>57.6009</text:p>
          </table:table-cell>
          <table:table-cell office:value-type="float" office:value="73.3098" calcext:value-type="float">
            <text:p>73.3098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82" calcext:value-type="float">
            <text:p>51.7282</text:p>
          </table:table-cell>
          <table:table-cell office:value-type="float" office:value="82.0889" calcext:value-type="float">
            <text:p>82.0889</text:p>
          </table:table-cell>
          <table:table-cell office:value-type="float" office:value="101.715" calcext:value-type="float">
            <text:p>101.715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63" calcext:value-type="float">
            <text:p>49.663</text:p>
          </table:table-cell>
          <table:table-cell office:value-type="float" office:value="87.9201" calcext:value-type="float">
            <text:p>87.9201</text:p>
          </table:table-cell>
          <table:table-cell office:value-type="float" office:value="111.483" calcext:value-type="float">
            <text:p>111.483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387" calcext:value-type="float">
            <text:p>44.9387</text:p>
          </table:table-cell>
          <table:table-cell office:value-type="float" office:value="78.9146" calcext:value-type="float">
            <text:p>78.9146</text:p>
          </table:table-cell>
          <table:table-cell office:value-type="float" office:value="101.383" calcext:value-type="float">
            <text:p>101.383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67" calcext:value-type="float">
            <text:p>48.167</text:p>
          </table:table-cell>
          <table:table-cell office:value-type="float" office:value="68.5989" calcext:value-type="float">
            <text:p>68.5989</text:p>
          </table:table-cell>
          <table:table-cell office:value-type="float" office:value="84.2401" calcext:value-type="float">
            <text:p>84.240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4723" calcext:value-type="float">
            <text:p>52.4723</text:p>
          </table:table-cell>
          <table:table-cell office:value-type="float" office:value="57.6015" calcext:value-type="float">
            <text:p>57.6015</text:p>
          </table:table-cell>
          <table:table-cell office:value-type="float" office:value="73.2963" calcext:value-type="float">
            <text:p>73.2963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81" calcext:value-type="float">
            <text:p>51.7281</text:p>
          </table:table-cell>
          <table:table-cell office:value-type="float" office:value="82.0887" calcext:value-type="float">
            <text:p>82.0887</text:p>
          </table:table-cell>
          <table:table-cell office:value-type="float" office:value="101.715" calcext:value-type="float">
            <text:p>101.715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621" calcext:value-type="float">
            <text:p>49.6621</text:p>
          </table:table-cell>
          <table:table-cell office:value-type="float" office:value="87.9182" calcext:value-type="float">
            <text:p>87.9182</text:p>
          </table:table-cell>
          <table:table-cell office:value-type="float" office:value="111.48" calcext:value-type="float">
            <text:p>111.48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432" calcext:value-type="float">
            <text:p>44.9432</text:p>
          </table:table-cell>
          <table:table-cell office:value-type="float" office:value="78.921" calcext:value-type="float">
            <text:p>78.921</text:p>
          </table:table-cell>
          <table:table-cell office:value-type="float" office:value="101.389" calcext:value-type="float">
            <text:p>101.389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673" calcext:value-type="float">
            <text:p>48.1673</text:p>
          </table:table-cell>
          <table:table-cell office:value-type="float" office:value="68.5992" calcext:value-type="float">
            <text:p>68.5992</text:p>
          </table:table-cell>
          <table:table-cell office:value-type="float" office:value="84.2395" calcext:value-type="float">
            <text:p>84.239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4751" calcext:value-type="float">
            <text:p>52.4751</text:p>
          </table:table-cell>
          <table:table-cell office:value-type="float" office:value="57.5963" calcext:value-type="float">
            <text:p>57.5963</text:p>
          </table:table-cell>
          <table:table-cell office:value-type="float" office:value="73.2844" calcext:value-type="float">
            <text:p>73.2844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8" calcext:value-type="float">
            <text:p>51.728</text:p>
          </table:table-cell>
          <table:table-cell office:value-type="float" office:value="82.0885" calcext:value-type="float">
            <text:p>82.0885</text:p>
          </table:table-cell>
          <table:table-cell office:value-type="float" office:value="101.714" calcext:value-type="float">
            <text:p>101.714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608" calcext:value-type="float">
            <text:p>49.6608</text:p>
          </table:table-cell>
          <table:table-cell office:value-type="float" office:value="87.9159" calcext:value-type="float">
            <text:p>87.9159</text:p>
          </table:table-cell>
          <table:table-cell office:value-type="float" office:value="111.476" calcext:value-type="float">
            <text:p>111.476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493" calcext:value-type="float">
            <text:p>44.9493</text:p>
          </table:table-cell>
          <table:table-cell office:value-type="float" office:value="78.9293" calcext:value-type="float">
            <text:p>78.9293</text:p>
          </table:table-cell>
          <table:table-cell office:value-type="float" office:value="101.397" calcext:value-type="float">
            <text:p>101.397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681" calcext:value-type="float">
            <text:p>48.1681</text:p>
          </table:table-cell>
          <table:table-cell office:value-type="float" office:value="68.6003" calcext:value-type="float">
            <text:p>68.6003</text:p>
          </table:table-cell>
          <table:table-cell office:value-type="float" office:value="84.2402" calcext:value-type="float">
            <text:p>84.240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4798" calcext:value-type="float">
            <text:p>52.4798</text:p>
          </table:table-cell>
          <table:table-cell office:value-type="float" office:value="57.5884" calcext:value-type="float">
            <text:p>57.5884</text:p>
          </table:table-cell>
          <table:table-cell office:value-type="float" office:value="73.2661" calcext:value-type="float">
            <text:p>73.2661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79" calcext:value-type="float">
            <text:p>51.7279</text:p>
          </table:table-cell>
          <table:table-cell office:value-type="float" office:value="82.0883" calcext:value-type="float">
            <text:p>82.0883</text:p>
          </table:table-cell>
          <table:table-cell office:value-type="float" office:value="101.714" calcext:value-type="float">
            <text:p>101.714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602" calcext:value-type="float">
            <text:p>49.6602</text:p>
          </table:table-cell>
          <table:table-cell office:value-type="float" office:value="87.9148" calcext:value-type="float">
            <text:p>87.9148</text:p>
          </table:table-cell>
          <table:table-cell office:value-type="float" office:value="111.474" calcext:value-type="float">
            <text:p>111.474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596" calcext:value-type="float">
            <text:p>44.9596</text:p>
          </table:table-cell>
          <table:table-cell office:value-type="float" office:value="78.9441" calcext:value-type="float">
            <text:p>78.9441</text:p>
          </table:table-cell>
          <table:table-cell office:value-type="float" office:value="101.411" calcext:value-type="float">
            <text:p>101.411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68" calcext:value-type="float">
            <text:p>48.168</text:p>
          </table:table-cell>
          <table:table-cell office:value-type="float" office:value="68.6001" calcext:value-type="float">
            <text:p>68.6001</text:p>
          </table:table-cell>
          <table:table-cell office:value-type="float" office:value="84.2398" calcext:value-type="float">
            <text:p>84.239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4826" calcext:value-type="float">
            <text:p>52.4826</text:p>
          </table:table-cell>
          <table:table-cell office:value-type="float" office:value="57.5802" calcext:value-type="float">
            <text:p>57.5802</text:p>
          </table:table-cell>
          <table:table-cell office:value-type="float" office:value="73.249" calcext:value-type="float">
            <text:p>73.249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78" calcext:value-type="float">
            <text:p>51.7278</text:p>
          </table:table-cell>
          <table:table-cell office:value-type="float" office:value="82.0881" calcext:value-type="float">
            <text:p>82.0881</text:p>
          </table:table-cell>
          <table:table-cell office:value-type="float" office:value="101.713" calcext:value-type="float">
            <text:p>101.713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595" calcext:value-type="float">
            <text:p>49.6595</text:p>
          </table:table-cell>
          <table:table-cell office:value-type="float" office:value="87.9134" calcext:value-type="float">
            <text:p>87.9134</text:p>
          </table:table-cell>
          <table:table-cell office:value-type="float" office:value="111.472" calcext:value-type="float">
            <text:p>111.472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667" calcext:value-type="float">
            <text:p>44.9667</text:p>
          </table:table-cell>
          <table:table-cell office:value-type="float" office:value="78.954" calcext:value-type="float">
            <text:p>78.954</text:p>
          </table:table-cell>
          <table:table-cell office:value-type="float" office:value="101.421" calcext:value-type="float">
            <text:p>101.421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682" calcext:value-type="float">
            <text:p>48.1682</text:p>
          </table:table-cell>
          <table:table-cell office:value-type="float" office:value="68.6004" calcext:value-type="float">
            <text:p>68.6004</text:p>
          </table:table-cell>
          <table:table-cell office:value-type="float" office:value="84.24" calcext:value-type="float">
            <text:p>84.2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4863" calcext:value-type="float">
            <text:p>52.4863</text:p>
          </table:table-cell>
          <table:table-cell office:value-type="float" office:value="57.5772" calcext:value-type="float">
            <text:p>57.5772</text:p>
          </table:table-cell>
          <table:table-cell office:value-type="float" office:value="73.2393" calcext:value-type="float">
            <text:p>73.2393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79" calcext:value-type="float">
            <text:p>51.7279</text:p>
          </table:table-cell>
          <table:table-cell office:value-type="float" office:value="82.0881" calcext:value-type="float">
            <text:p>82.0881</text:p>
          </table:table-cell>
          <table:table-cell office:value-type="float" office:value="101.713" calcext:value-type="float">
            <text:p>101.713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593" calcext:value-type="float">
            <text:p>49.6593</text:p>
          </table:table-cell>
          <table:table-cell office:value-type="float" office:value="87.9127" calcext:value-type="float">
            <text:p>87.9127</text:p>
          </table:table-cell>
          <table:table-cell office:value-type="float" office:value="111.47" calcext:value-type="float">
            <text:p>111.47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693" calcext:value-type="float">
            <text:p>44.9693</text:p>
          </table:table-cell>
          <table:table-cell office:value-type="float" office:value="78.9576" calcext:value-type="float">
            <text:p>78.9576</text:p>
          </table:table-cell>
          <table:table-cell office:value-type="float" office:value="101.424" calcext:value-type="float">
            <text:p>101.424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695" calcext:value-type="float">
            <text:p>48.1695</text:p>
          </table:table-cell>
          <table:table-cell office:value-type="float" office:value="68.6025" calcext:value-type="float">
            <text:p>68.6025</text:p>
          </table:table-cell>
          <table:table-cell office:value-type="float" office:value="84.242" calcext:value-type="float">
            <text:p>84.24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4892" calcext:value-type="float">
            <text:p>52.4892</text:p>
          </table:table-cell>
          <table:table-cell office:value-type="float" office:value="57.5702" calcext:value-type="float">
            <text:p>57.5702</text:p>
          </table:table-cell>
          <table:table-cell office:value-type="float" office:value="73.2247" calcext:value-type="float">
            <text:p>73.2247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79" calcext:value-type="float">
            <text:p>51.7279</text:p>
          </table:table-cell>
          <table:table-cell office:value-type="float" office:value="82.0881" calcext:value-type="float">
            <text:p>82.0881</text:p>
          </table:table-cell>
          <table:table-cell office:value-type="float" office:value="101.713" calcext:value-type="float">
            <text:p>101.713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591" calcext:value-type="float">
            <text:p>49.6591</text:p>
          </table:table-cell>
          <table:table-cell office:value-type="float" office:value="87.9125" calcext:value-type="float">
            <text:p>87.9125</text:p>
          </table:table-cell>
          <table:table-cell office:value-type="float" office:value="111.47" calcext:value-type="float">
            <text:p>111.47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56" calcext:value-type="float">
            <text:p>44.956</text:p>
          </table:table-cell>
          <table:table-cell office:value-type="float" office:value="78.9354" calcext:value-type="float">
            <text:p>78.9354</text:p>
          </table:table-cell>
          <table:table-cell office:value-type="float" office:value="101.396" calcext:value-type="float">
            <text:p>101.396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702" calcext:value-type="float">
            <text:p>48.1702</text:p>
          </table:table-cell>
          <table:table-cell office:value-type="float" office:value="68.6036" calcext:value-type="float">
            <text:p>68.6036</text:p>
          </table:table-cell>
          <table:table-cell office:value-type="float" office:value="84.243" calcext:value-type="float">
            <text:p>84.2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4909" calcext:value-type="float">
            <text:p>52.4909</text:p>
          </table:table-cell>
          <table:table-cell office:value-type="float" office:value="57.565" calcext:value-type="float">
            <text:p>57.565</text:p>
          </table:table-cell>
          <table:table-cell office:value-type="float" office:value="73.2155" calcext:value-type="float">
            <text:p>73.2155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81" calcext:value-type="float">
            <text:p>51.7281</text:p>
          </table:table-cell>
          <table:table-cell office:value-type="float" office:value="82.0882" calcext:value-type="float">
            <text:p>82.0882</text:p>
          </table:table-cell>
          <table:table-cell office:value-type="float" office:value="101.713" calcext:value-type="float">
            <text:p>101.713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591" calcext:value-type="float">
            <text:p>49.6591</text:p>
          </table:table-cell>
          <table:table-cell office:value-type="float" office:value="87.9123" calcext:value-type="float">
            <text:p>87.9123</text:p>
          </table:table-cell>
          <table:table-cell office:value-type="float" office:value="111.469" calcext:value-type="float">
            <text:p>111.469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537" calcext:value-type="float">
            <text:p>44.9537</text:p>
          </table:table-cell>
          <table:table-cell office:value-type="float" office:value="78.9315" calcext:value-type="float">
            <text:p>78.9315</text:p>
          </table:table-cell>
          <table:table-cell office:value-type="float" office:value="101.391" calcext:value-type="float">
            <text:p>101.391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706" calcext:value-type="float">
            <text:p>48.1706</text:p>
          </table:table-cell>
          <table:table-cell office:value-type="float" office:value="68.6042" calcext:value-type="float">
            <text:p>68.6042</text:p>
          </table:table-cell>
          <table:table-cell office:value-type="float" office:value="84.2435" calcext:value-type="float">
            <text:p>84.243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4941" calcext:value-type="float">
            <text:p>52.4941</text:p>
          </table:table-cell>
          <table:table-cell office:value-type="float" office:value="57.5585" calcext:value-type="float">
            <text:p>57.5585</text:p>
          </table:table-cell>
          <table:table-cell office:value-type="float" office:value="73.2015" calcext:value-type="float">
            <text:p>73.2015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81" calcext:value-type="float">
            <text:p>51.7281</text:p>
          </table:table-cell>
          <table:table-cell office:value-type="float" office:value="82.0883" calcext:value-type="float">
            <text:p>82.0883</text:p>
          </table:table-cell>
          <table:table-cell office:value-type="float" office:value="101.713" calcext:value-type="float">
            <text:p>101.713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592" calcext:value-type="float">
            <text:p>49.6592</text:p>
          </table:table-cell>
          <table:table-cell office:value-type="float" office:value="87.9124" calcext:value-type="float">
            <text:p>87.9124</text:p>
          </table:table-cell>
          <table:table-cell office:value-type="float" office:value="111.469" calcext:value-type="float">
            <text:p>111.469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542" calcext:value-type="float">
            <text:p>44.9542</text:p>
          </table:table-cell>
          <table:table-cell office:value-type="float" office:value="78.9323" calcext:value-type="float">
            <text:p>78.9323</text:p>
          </table:table-cell>
          <table:table-cell office:value-type="float" office:value="101.392" calcext:value-type="float">
            <text:p>101.392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712" calcext:value-type="float">
            <text:p>48.1712</text:p>
          </table:table-cell>
          <table:table-cell office:value-type="float" office:value="68.6052" calcext:value-type="float">
            <text:p>68.6052</text:p>
          </table:table-cell>
          <table:table-cell office:value-type="float" office:value="84.2442" calcext:value-type="float">
            <text:p>84.244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4975" calcext:value-type="float">
            <text:p>52.4975</text:p>
          </table:table-cell>
          <table:table-cell office:value-type="float" office:value="57.5555" calcext:value-type="float">
            <text:p>57.5555</text:p>
          </table:table-cell>
          <table:table-cell office:value-type="float" office:value="73.1906" calcext:value-type="float">
            <text:p>73.1906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88" calcext:value-type="float">
            <text:p>51.7288</text:p>
          </table:table-cell>
          <table:table-cell office:value-type="float" office:value="82.0894" calcext:value-type="float">
            <text:p>82.0894</text:p>
          </table:table-cell>
          <table:table-cell office:value-type="float" office:value="101.714" calcext:value-type="float">
            <text:p>101.714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593" calcext:value-type="float">
            <text:p>49.6593</text:p>
          </table:table-cell>
          <table:table-cell office:value-type="float" office:value="87.9125" calcext:value-type="float">
            <text:p>87.9125</text:p>
          </table:table-cell>
          <table:table-cell office:value-type="float" office:value="111.469" calcext:value-type="float">
            <text:p>111.469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58" calcext:value-type="float">
            <text:p>44.958</text:p>
          </table:table-cell>
          <table:table-cell office:value-type="float" office:value="78.9381" calcext:value-type="float">
            <text:p>78.9381</text:p>
          </table:table-cell>
          <table:table-cell office:value-type="float" office:value="101.399" calcext:value-type="float">
            <text:p>101.399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717" calcext:value-type="float">
            <text:p>48.1717</text:p>
          </table:table-cell>
          <table:table-cell office:value-type="float" office:value="68.6059" calcext:value-type="float">
            <text:p>68.6059</text:p>
          </table:table-cell>
          <table:table-cell office:value-type="float" office:value="84.2449" calcext:value-type="float">
            <text:p>84.244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5002" calcext:value-type="float">
            <text:p>52.5002</text:p>
          </table:table-cell>
          <table:table-cell office:value-type="float" office:value="57.5464" calcext:value-type="float">
            <text:p>57.5464</text:p>
          </table:table-cell>
          <table:table-cell office:value-type="float" office:value="73.1716" calcext:value-type="float">
            <text:p>73.1716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91" calcext:value-type="float">
            <text:p>51.7291</text:p>
          </table:table-cell>
          <table:table-cell office:value-type="float" office:value="82.0898" calcext:value-type="float">
            <text:p>82.0898</text:p>
          </table:table-cell>
          <table:table-cell office:value-type="float" office:value="101.714" calcext:value-type="float">
            <text:p>101.714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594" calcext:value-type="float">
            <text:p>49.6594</text:p>
          </table:table-cell>
          <table:table-cell office:value-type="float" office:value="87.9126" calcext:value-type="float">
            <text:p>87.9126</text:p>
          </table:table-cell>
          <table:table-cell office:value-type="float" office:value="111.469" calcext:value-type="float">
            <text:p>111.469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552" calcext:value-type="float">
            <text:p>44.9552</text:p>
          </table:table-cell>
          <table:table-cell office:value-type="float" office:value="78.9347" calcext:value-type="float">
            <text:p>78.9347</text:p>
          </table:table-cell>
          <table:table-cell office:value-type="float" office:value="101.396" calcext:value-type="float">
            <text:p>101.396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73" calcext:value-type="float">
            <text:p>48.173</text:p>
          </table:table-cell>
          <table:table-cell office:value-type="float" office:value="68.6082" calcext:value-type="float">
            <text:p>68.6082</text:p>
          </table:table-cell>
          <table:table-cell office:value-type="float" office:value="84.2475" calcext:value-type="float">
            <text:p>84.247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9" calcext:value-type="float">
            <text:p>61.4449</text:p>
          </table:table-cell>
          <table:table-cell office:value-type="float" office:value="52.5019" calcext:value-type="float">
            <text:p>52.5019</text:p>
          </table:table-cell>
          <table:table-cell office:value-type="float" office:value="57.5455" calcext:value-type="float">
            <text:p>57.5455</text:p>
          </table:table-cell>
          <table:table-cell office:value-type="float" office:value="73.1677" calcext:value-type="float">
            <text:p>73.1677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304" calcext:value-type="float">
            <text:p>51.7304</text:p>
          </table:table-cell>
          <table:table-cell office:value-type="float" office:value="82.0918" calcext:value-type="float">
            <text:p>82.0918</text:p>
          </table:table-cell>
          <table:table-cell office:value-type="float" office:value="101.716" calcext:value-type="float">
            <text:p>101.716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595" calcext:value-type="float">
            <text:p>49.6595</text:p>
          </table:table-cell>
          <table:table-cell office:value-type="float" office:value="87.9127" calcext:value-type="float">
            <text:p>87.9127</text:p>
          </table:table-cell>
          <table:table-cell office:value-type="float" office:value="111.469" calcext:value-type="float">
            <text:p>111.469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539" calcext:value-type="float">
            <text:p>44.9539</text:p>
          </table:table-cell>
          <table:table-cell office:value-type="float" office:value="78.9328" calcext:value-type="float">
            <text:p>78.9328</text:p>
          </table:table-cell>
          <table:table-cell office:value-type="float" office:value="101.394" calcext:value-type="float">
            <text:p>101.394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742" calcext:value-type="float">
            <text:p>48.1742</text:p>
          </table:table-cell>
          <table:table-cell office:value-type="float" office:value="68.6104" calcext:value-type="float">
            <text:p>68.6104</text:p>
          </table:table-cell>
          <table:table-cell office:value-type="float" office:value="84.2501" calcext:value-type="float">
            <text:p>84.250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5047" calcext:value-type="float">
            <text:p>52.5047</text:p>
          </table:table-cell>
          <table:table-cell office:value-type="float" office:value="57.5456" calcext:value-type="float">
            <text:p>57.5456</text:p>
          </table:table-cell>
          <table:table-cell office:value-type="float" office:value="73.164" calcext:value-type="float">
            <text:p>73.164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306" calcext:value-type="float">
            <text:p>51.7306</text:p>
          </table:table-cell>
          <table:table-cell office:value-type="float" office:value="82.0921" calcext:value-type="float">
            <text:p>82.0921</text:p>
          </table:table-cell>
          <table:table-cell office:value-type="float" office:value="101.716" calcext:value-type="float">
            <text:p>101.716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598" calcext:value-type="float">
            <text:p>49.6598</text:p>
          </table:table-cell>
          <table:table-cell office:value-type="float" office:value="87.9131" calcext:value-type="float">
            <text:p>87.9131</text:p>
          </table:table-cell>
          <table:table-cell office:value-type="float" office:value="111.47" calcext:value-type="float">
            <text:p>111.47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554" calcext:value-type="float">
            <text:p>44.9554</text:p>
          </table:table-cell>
          <table:table-cell office:value-type="float" office:value="78.935" calcext:value-type="float">
            <text:p>78.935</text:p>
          </table:table-cell>
          <table:table-cell office:value-type="float" office:value="101.397" calcext:value-type="float">
            <text:p>101.397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745" calcext:value-type="float">
            <text:p>48.1745</text:p>
          </table:table-cell>
          <table:table-cell office:value-type="float" office:value="68.611" calcext:value-type="float">
            <text:p>68.611</text:p>
          </table:table-cell>
          <table:table-cell office:value-type="float" office:value="84.2506" calcext:value-type="float">
            <text:p>84.250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5059" calcext:value-type="float">
            <text:p>52.5059</text:p>
          </table:table-cell>
          <table:table-cell office:value-type="float" office:value="57.5458" calcext:value-type="float">
            <text:p>57.5458</text:p>
          </table:table-cell>
          <table:table-cell office:value-type="float" office:value="73.1635" calcext:value-type="float">
            <text:p>73.1635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308" calcext:value-type="float">
            <text:p>51.7308</text:p>
          </table:table-cell>
          <table:table-cell office:value-type="float" office:value="82.0924" calcext:value-type="float">
            <text:p>82.0924</text:p>
          </table:table-cell>
          <table:table-cell office:value-type="float" office:value="101.717" calcext:value-type="float">
            <text:p>101.717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597" calcext:value-type="float">
            <text:p>49.6597</text:p>
          </table:table-cell>
          <table:table-cell office:value-type="float" office:value="87.913" calcext:value-type="float">
            <text:p>87.913</text:p>
          </table:table-cell>
          <table:table-cell office:value-type="float" office:value="111.47" calcext:value-type="float">
            <text:p>111.47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61" calcext:value-type="float">
            <text:p>44.961</text:p>
          </table:table-cell>
          <table:table-cell office:value-type="float" office:value="78.9431" calcext:value-type="float">
            <text:p>78.9431</text:p>
          </table:table-cell>
          <table:table-cell office:value-type="float" office:value="101.405" calcext:value-type="float">
            <text:p>101.405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765" calcext:value-type="float">
            <text:p>48.1765</text:p>
          </table:table-cell>
          <table:table-cell office:value-type="float" office:value="68.6145" calcext:value-type="float">
            <text:p>68.6145</text:p>
          </table:table-cell>
          <table:table-cell office:value-type="float" office:value="84.2546" calcext:value-type="float">
            <text:p>84.254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5061" calcext:value-type="float">
            <text:p>52.5061</text:p>
          </table:table-cell>
          <table:table-cell office:value-type="float" office:value="57.5453" calcext:value-type="float">
            <text:p>57.5453</text:p>
          </table:table-cell>
          <table:table-cell office:value-type="float" office:value="73.1629" calcext:value-type="float">
            <text:p>73.1629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309" calcext:value-type="float">
            <text:p>51.7309</text:p>
          </table:table-cell>
          <table:table-cell office:value-type="float" office:value="82.0925" calcext:value-type="float">
            <text:p>82.0925</text:p>
          </table:table-cell>
          <table:table-cell office:value-type="float" office:value="101.717" calcext:value-type="float">
            <text:p>101.717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59" calcext:value-type="float">
            <text:p>49.659</text:p>
          </table:table-cell>
          <table:table-cell office:value-type="float" office:value="87.9125" calcext:value-type="float">
            <text:p>87.9125</text:p>
          </table:table-cell>
          <table:table-cell office:value-type="float" office:value="111.47" calcext:value-type="float">
            <text:p>111.47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629" calcext:value-type="float">
            <text:p>44.9629</text:p>
          </table:table-cell>
          <table:table-cell office:value-type="float" office:value="78.9456" calcext:value-type="float">
            <text:p>78.9456</text:p>
          </table:table-cell>
          <table:table-cell office:value-type="float" office:value="101.407" calcext:value-type="float">
            <text:p>101.407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793" calcext:value-type="float">
            <text:p>48.1793</text:p>
          </table:table-cell>
          <table:table-cell office:value-type="float" office:value="68.6193" calcext:value-type="float">
            <text:p>68.6193</text:p>
          </table:table-cell>
          <table:table-cell office:value-type="float" office:value="84.2594" calcext:value-type="float">
            <text:p>84.259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5059" calcext:value-type="float">
            <text:p>52.5059</text:p>
          </table:table-cell>
          <table:table-cell office:value-type="float" office:value="57.5389" calcext:value-type="float">
            <text:p>57.5389</text:p>
          </table:table-cell>
          <table:table-cell office:value-type="float" office:value="73.1539" calcext:value-type="float">
            <text:p>73.1539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306" calcext:value-type="float">
            <text:p>51.7306</text:p>
          </table:table-cell>
          <table:table-cell office:value-type="float" office:value="82.0919" calcext:value-type="float">
            <text:p>82.0919</text:p>
          </table:table-cell>
          <table:table-cell office:value-type="float" office:value="101.716" calcext:value-type="float">
            <text:p>101.716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578" calcext:value-type="float">
            <text:p>49.6578</text:p>
          </table:table-cell>
          <table:table-cell office:value-type="float" office:value="87.9111" calcext:value-type="float">
            <text:p>87.9111</text:p>
          </table:table-cell>
          <table:table-cell office:value-type="float" office:value="111.469" calcext:value-type="float">
            <text:p>111.469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643" calcext:value-type="float">
            <text:p>44.9643</text:p>
          </table:table-cell>
          <table:table-cell office:value-type="float" office:value="78.9474" calcext:value-type="float">
            <text:p>78.9474</text:p>
          </table:table-cell>
          <table:table-cell office:value-type="float" office:value="101.408" calcext:value-type="float">
            <text:p>101.408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817" calcext:value-type="float">
            <text:p>48.1817</text:p>
          </table:table-cell>
          <table:table-cell office:value-type="float" office:value="68.6232" calcext:value-type="float">
            <text:p>68.6232</text:p>
          </table:table-cell>
          <table:table-cell office:value-type="float" office:value="84.2628" calcext:value-type="float">
            <text:p>84.262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5065" calcext:value-type="float">
            <text:p>52.5065</text:p>
          </table:table-cell>
          <table:table-cell office:value-type="float" office:value="57.535" calcext:value-type="float">
            <text:p>57.535</text:p>
          </table:table-cell>
          <table:table-cell office:value-type="float" office:value="73.1456" calcext:value-type="float">
            <text:p>73.1456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303" calcext:value-type="float">
            <text:p>51.7303</text:p>
          </table:table-cell>
          <table:table-cell office:value-type="float" office:value="82.0914" calcext:value-type="float">
            <text:p>82.0914</text:p>
          </table:table-cell>
          <table:table-cell office:value-type="float" office:value="101.715" calcext:value-type="float">
            <text:p>101.715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57" calcext:value-type="float">
            <text:p>49.657</text:p>
          </table:table-cell>
          <table:table-cell office:value-type="float" office:value="87.9102" calcext:value-type="float">
            <text:p>87.9102</text:p>
          </table:table-cell>
          <table:table-cell office:value-type="float" office:value="111.469" calcext:value-type="float">
            <text:p>111.469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646" calcext:value-type="float">
            <text:p>44.9646</text:p>
          </table:table-cell>
          <table:table-cell office:value-type="float" office:value="78.9478" calcext:value-type="float">
            <text:p>78.9478</text:p>
          </table:table-cell>
          <table:table-cell office:value-type="float" office:value="101.408" calcext:value-type="float">
            <text:p>101.408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84" calcext:value-type="float">
            <text:p>48.184</text:p>
          </table:table-cell>
          <table:table-cell office:value-type="float" office:value="68.6269" calcext:value-type="float">
            <text:p>68.6269</text:p>
          </table:table-cell>
          <table:table-cell office:value-type="float" office:value="84.2663" calcext:value-type="float">
            <text:p>84.266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5077" calcext:value-type="float">
            <text:p>52.5077</text:p>
          </table:table-cell>
          <table:table-cell office:value-type="float" office:value="57.5322" calcext:value-type="float">
            <text:p>57.5322</text:p>
          </table:table-cell>
          <table:table-cell office:value-type="float" office:value="73.1382" calcext:value-type="float">
            <text:p>73.1382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95" calcext:value-type="float">
            <text:p>51.7295</text:p>
          </table:table-cell>
          <table:table-cell office:value-type="float" office:value="82.0901" calcext:value-type="float">
            <text:p>82.0901</text:p>
          </table:table-cell>
          <table:table-cell office:value-type="float" office:value="101.714" calcext:value-type="float">
            <text:p>101.714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563" calcext:value-type="float">
            <text:p>49.6563</text:p>
          </table:table-cell>
          <table:table-cell office:value-type="float" office:value="87.9096" calcext:value-type="float">
            <text:p>87.9096</text:p>
          </table:table-cell>
          <table:table-cell office:value-type="float" office:value="111.469" calcext:value-type="float">
            <text:p>111.469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647" calcext:value-type="float">
            <text:p>44.9647</text:p>
          </table:table-cell>
          <table:table-cell office:value-type="float" office:value="78.9479" calcext:value-type="float">
            <text:p>78.9479</text:p>
          </table:table-cell>
          <table:table-cell office:value-type="float" office:value="101.409" calcext:value-type="float">
            <text:p>101.409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856" calcext:value-type="float">
            <text:p>48.1856</text:p>
          </table:table-cell>
          <table:table-cell office:value-type="float" office:value="68.6293" calcext:value-type="float">
            <text:p>68.6293</text:p>
          </table:table-cell>
          <table:table-cell office:value-type="float" office:value="84.268" calcext:value-type="float">
            <text:p>84.26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5091" calcext:value-type="float">
            <text:p>52.5091</text:p>
          </table:table-cell>
          <table:table-cell office:value-type="float" office:value="57.532" calcext:value-type="float">
            <text:p>57.532</text:p>
          </table:table-cell>
          <table:table-cell office:value-type="float" office:value="73.1354" calcext:value-type="float">
            <text:p>73.1354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91" calcext:value-type="float">
            <text:p>51.7291</text:p>
          </table:table-cell>
          <table:table-cell office:value-type="float" office:value="82.0894" calcext:value-type="float">
            <text:p>82.0894</text:p>
          </table:table-cell>
          <table:table-cell office:value-type="float" office:value="101.713" calcext:value-type="float">
            <text:p>101.713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569" calcext:value-type="float">
            <text:p>49.6569</text:p>
          </table:table-cell>
          <table:table-cell office:value-type="float" office:value="87.9109" calcext:value-type="float">
            <text:p>87.9109</text:p>
          </table:table-cell>
          <table:table-cell office:value-type="float" office:value="111.471" calcext:value-type="float">
            <text:p>111.471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627" calcext:value-type="float">
            <text:p>44.9627</text:p>
          </table:table-cell>
          <table:table-cell office:value-type="float" office:value="78.9446" calcext:value-type="float">
            <text:p>78.9446</text:p>
          </table:table-cell>
          <table:table-cell office:value-type="float" office:value="101.404" calcext:value-type="float">
            <text:p>101.404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874" calcext:value-type="float">
            <text:p>48.1874</text:p>
          </table:table-cell>
          <table:table-cell office:value-type="float" office:value="68.6325" calcext:value-type="float">
            <text:p>68.6325</text:p>
          </table:table-cell>
          <table:table-cell office:value-type="float" office:value="84.2715" calcext:value-type="float">
            <text:p>84.271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5101" calcext:value-type="float">
            <text:p>52.5101</text:p>
          </table:table-cell>
          <table:table-cell office:value-type="float" office:value="57.5299" calcext:value-type="float">
            <text:p>57.5299</text:p>
          </table:table-cell>
          <table:table-cell office:value-type="float" office:value="73.1284" calcext:value-type="float">
            <text:p>73.1284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85" calcext:value-type="float">
            <text:p>51.7285</text:p>
          </table:table-cell>
          <table:table-cell office:value-type="float" office:value="82.0886" calcext:value-type="float">
            <text:p>82.0886</text:p>
          </table:table-cell>
          <table:table-cell office:value-type="float" office:value="101.712" calcext:value-type="float">
            <text:p>101.712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575" calcext:value-type="float">
            <text:p>49.6575</text:p>
          </table:table-cell>
          <table:table-cell office:value-type="float" office:value="87.9121" calcext:value-type="float">
            <text:p>87.9121</text:p>
          </table:table-cell>
          <table:table-cell office:value-type="float" office:value="111.473" calcext:value-type="float">
            <text:p>111.473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624" calcext:value-type="float">
            <text:p>44.9624</text:p>
          </table:table-cell>
          <table:table-cell office:value-type="float" office:value="78.944" calcext:value-type="float">
            <text:p>78.944</text:p>
          </table:table-cell>
          <table:table-cell office:value-type="float" office:value="101.403" calcext:value-type="float">
            <text:p>101.403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876" calcext:value-type="float">
            <text:p>48.1876</text:p>
          </table:table-cell>
          <table:table-cell office:value-type="float" office:value="68.6326" calcext:value-type="float">
            <text:p>68.6326</text:p>
          </table:table-cell>
          <table:table-cell office:value-type="float" office:value="84.2711" calcext:value-type="float">
            <text:p>84.27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5114" calcext:value-type="float">
            <text:p>52.5114</text:p>
          </table:table-cell>
          <table:table-cell office:value-type="float" office:value="57.5318" calcext:value-type="float">
            <text:p>57.5318</text:p>
          </table:table-cell>
          <table:table-cell office:value-type="float" office:value="73.1291" calcext:value-type="float">
            <text:p>73.1291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83" calcext:value-type="float">
            <text:p>51.7283</text:p>
          </table:table-cell>
          <table:table-cell office:value-type="float" office:value="82.0882" calcext:value-type="float">
            <text:p>82.0882</text:p>
          </table:table-cell>
          <table:table-cell office:value-type="float" office:value="101.712" calcext:value-type="float">
            <text:p>101.712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574" calcext:value-type="float">
            <text:p>49.6574</text:p>
          </table:table-cell>
          <table:table-cell office:value-type="float" office:value="87.9128" calcext:value-type="float">
            <text:p>87.9128</text:p>
          </table:table-cell>
          <table:table-cell office:value-type="float" office:value="111.476" calcext:value-type="float">
            <text:p>111.476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637" calcext:value-type="float">
            <text:p>44.9637</text:p>
          </table:table-cell>
          <table:table-cell office:value-type="float" office:value="78.9459" calcext:value-type="float">
            <text:p>78.9459</text:p>
          </table:table-cell>
          <table:table-cell office:value-type="float" office:value="101.405" calcext:value-type="float">
            <text:p>101.405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882" calcext:value-type="float">
            <text:p>48.1882</text:p>
          </table:table-cell>
          <table:table-cell office:value-type="float" office:value="68.6335" calcext:value-type="float">
            <text:p>68.6335</text:p>
          </table:table-cell>
          <table:table-cell office:value-type="float" office:value="84.2716" calcext:value-type="float">
            <text:p>84.271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5104" calcext:value-type="float">
            <text:p>52.5104</text:p>
          </table:table-cell>
          <table:table-cell office:value-type="float" office:value="57.5294" calcext:value-type="float">
            <text:p>57.5294</text:p>
          </table:table-cell>
          <table:table-cell office:value-type="float" office:value="73.1276" calcext:value-type="float">
            <text:p>73.1276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84" calcext:value-type="float">
            <text:p>51.7284</text:p>
          </table:table-cell>
          <table:table-cell office:value-type="float" office:value="82.0883" calcext:value-type="float">
            <text:p>82.0883</text:p>
          </table:table-cell>
          <table:table-cell office:value-type="float" office:value="101.712" calcext:value-type="float">
            <text:p>101.712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573" calcext:value-type="float">
            <text:p>49.6573</text:p>
          </table:table-cell>
          <table:table-cell office:value-type="float" office:value="87.9134" calcext:value-type="float">
            <text:p>87.9134</text:p>
          </table:table-cell>
          <table:table-cell office:value-type="float" office:value="111.478" calcext:value-type="float">
            <text:p>111.478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628" calcext:value-type="float">
            <text:p>44.9628</text:p>
          </table:table-cell>
          <table:table-cell office:value-type="float" office:value="78.9444" calcext:value-type="float">
            <text:p>78.9444</text:p>
          </table:table-cell>
          <table:table-cell office:value-type="float" office:value="101.403" calcext:value-type="float">
            <text:p>101.403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886" calcext:value-type="float">
            <text:p>48.1886</text:p>
          </table:table-cell>
          <table:table-cell office:value-type="float" office:value="68.634" calcext:value-type="float">
            <text:p>68.634</text:p>
          </table:table-cell>
          <table:table-cell office:value-type="float" office:value="84.2716" calcext:value-type="float">
            <text:p>84.271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508" calcext:value-type="float">
            <text:p>52.508</text:p>
          </table:table-cell>
          <table:table-cell office:value-type="float" office:value="57.5262" calcext:value-type="float">
            <text:p>57.5262</text:p>
          </table:table-cell>
          <table:table-cell office:value-type="float" office:value="73.1243" calcext:value-type="float">
            <text:p>73.1243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84" calcext:value-type="float">
            <text:p>51.7284</text:p>
          </table:table-cell>
          <table:table-cell office:value-type="float" office:value="82.0884" calcext:value-type="float">
            <text:p>82.0884</text:p>
          </table:table-cell>
          <table:table-cell office:value-type="float" office:value="101.712" calcext:value-type="float">
            <text:p>101.712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594" calcext:value-type="float">
            <text:p>49.6594</text:p>
          </table:table-cell>
          <table:table-cell office:value-type="float" office:value="87.9171" calcext:value-type="float">
            <text:p>87.9171</text:p>
          </table:table-cell>
          <table:table-cell office:value-type="float" office:value="111.483" calcext:value-type="float">
            <text:p>111.483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605" calcext:value-type="float">
            <text:p>44.9605</text:p>
          </table:table-cell>
          <table:table-cell office:value-type="float" office:value="78.9406" calcext:value-type="float">
            <text:p>78.9406</text:p>
          </table:table-cell>
          <table:table-cell office:value-type="float" office:value="101.399" calcext:value-type="float">
            <text:p>101.399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893" calcext:value-type="float">
            <text:p>48.1893</text:p>
          </table:table-cell>
          <table:table-cell office:value-type="float" office:value="68.635" calcext:value-type="float">
            <text:p>68.635</text:p>
          </table:table-cell>
          <table:table-cell office:value-type="float" office:value="84.2725" calcext:value-type="float">
            <text:p>84.272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5058" calcext:value-type="float">
            <text:p>52.5058</text:p>
          </table:table-cell>
          <table:table-cell office:value-type="float" office:value="57.5237" calcext:value-type="float">
            <text:p>57.5237</text:p>
          </table:table-cell>
          <table:table-cell office:value-type="float" office:value="73.1207" calcext:value-type="float">
            <text:p>73.1207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84" calcext:value-type="float">
            <text:p>51.7284</text:p>
          </table:table-cell>
          <table:table-cell office:value-type="float" office:value="82.0883" calcext:value-type="float">
            <text:p>82.0883</text:p>
          </table:table-cell>
          <table:table-cell office:value-type="float" office:value="101.712" calcext:value-type="float">
            <text:p>101.712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616" calcext:value-type="float">
            <text:p>49.6616</text:p>
          </table:table-cell>
          <table:table-cell office:value-type="float" office:value="87.9211" calcext:value-type="float">
            <text:p>87.9211</text:p>
          </table:table-cell>
          <table:table-cell office:value-type="float" office:value="111.489" calcext:value-type="float">
            <text:p>111.489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551" calcext:value-type="float">
            <text:p>44.9551</text:p>
          </table:table-cell>
          <table:table-cell office:value-type="float" office:value="78.9323" calcext:value-type="float">
            <text:p>78.9323</text:p>
          </table:table-cell>
          <table:table-cell office:value-type="float" office:value="101.389" calcext:value-type="float">
            <text:p>101.389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897" calcext:value-type="float">
            <text:p>48.1897</text:p>
          </table:table-cell>
          <table:table-cell office:value-type="float" office:value="68.6357" calcext:value-type="float">
            <text:p>68.6357</text:p>
          </table:table-cell>
          <table:table-cell office:value-type="float" office:value="84.2733" calcext:value-type="float">
            <text:p>84.273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505" calcext:value-type="float">
            <text:p>52.505</text:p>
          </table:table-cell>
          <table:table-cell office:value-type="float" office:value="57.5225" calcext:value-type="float">
            <text:p>57.5225</text:p>
          </table:table-cell>
          <table:table-cell office:value-type="float" office:value="73.1201" calcext:value-type="float">
            <text:p>73.1201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83" calcext:value-type="float">
            <text:p>51.7283</text:p>
          </table:table-cell>
          <table:table-cell office:value-type="float" office:value="82.0883" calcext:value-type="float">
            <text:p>82.0883</text:p>
          </table:table-cell>
          <table:table-cell office:value-type="float" office:value="101.712" calcext:value-type="float">
            <text:p>101.712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635" calcext:value-type="float">
            <text:p>49.6635</text:p>
          </table:table-cell>
          <table:table-cell office:value-type="float" office:value="87.9243" calcext:value-type="float">
            <text:p>87.9243</text:p>
          </table:table-cell>
          <table:table-cell office:value-type="float" office:value="111.494" calcext:value-type="float">
            <text:p>111.494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444" calcext:value-type="float">
            <text:p>44.9444</text:p>
          </table:table-cell>
          <table:table-cell office:value-type="float" office:value="78.917" calcext:value-type="float">
            <text:p>78.917</text:p>
          </table:table-cell>
          <table:table-cell office:value-type="float" office:value="101.374" calcext:value-type="float">
            <text:p>101.374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903" calcext:value-type="float">
            <text:p>48.1903</text:p>
          </table:table-cell>
          <table:table-cell office:value-type="float" office:value="68.6372" calcext:value-type="float">
            <text:p>68.6372</text:p>
          </table:table-cell>
          <table:table-cell office:value-type="float" office:value="84.2757" calcext:value-type="float">
            <text:p>84.275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5055" calcext:value-type="float">
            <text:p>52.5055</text:p>
          </table:table-cell>
          <table:table-cell office:value-type="float" office:value="57.5197" calcext:value-type="float">
            <text:p>57.5197</text:p>
          </table:table-cell>
          <table:table-cell office:value-type="float" office:value="73.1145" calcext:value-type="float">
            <text:p>73.1145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78" calcext:value-type="float">
            <text:p>51.7278</text:p>
          </table:table-cell>
          <table:table-cell office:value-type="float" office:value="82.0876" calcext:value-type="float">
            <text:p>82.0876</text:p>
          </table:table-cell>
          <table:table-cell office:value-type="float" office:value="101.711" calcext:value-type="float">
            <text:p>101.711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637" calcext:value-type="float">
            <text:p>49.6637</text:p>
          </table:table-cell>
          <table:table-cell office:value-type="float" office:value="87.9247" calcext:value-type="float">
            <text:p>87.9247</text:p>
          </table:table-cell>
          <table:table-cell office:value-type="float" office:value="111.494" calcext:value-type="float">
            <text:p>111.494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374" calcext:value-type="float">
            <text:p>44.9374</text:p>
          </table:table-cell>
          <table:table-cell office:value-type="float" office:value="78.9071" calcext:value-type="float">
            <text:p>78.9071</text:p>
          </table:table-cell>
          <table:table-cell office:value-type="float" office:value="101.364" calcext:value-type="float">
            <text:p>101.364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902" calcext:value-type="float">
            <text:p>48.1902</text:p>
          </table:table-cell>
          <table:table-cell office:value-type="float" office:value="68.6369" calcext:value-type="float">
            <text:p>68.6369</text:p>
          </table:table-cell>
          <table:table-cell office:value-type="float" office:value="84.2752" calcext:value-type="float">
            <text:p>84.275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5046" calcext:value-type="float">
            <text:p>52.5046</text:p>
          </table:table-cell>
          <table:table-cell office:value-type="float" office:value="57.5168" calcext:value-type="float">
            <text:p>57.5168</text:p>
          </table:table-cell>
          <table:table-cell office:value-type="float" office:value="73.1134" calcext:value-type="float">
            <text:p>73.1134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74" calcext:value-type="float">
            <text:p>51.7274</text:p>
          </table:table-cell>
          <table:table-cell office:value-type="float" office:value="82.0869" calcext:value-type="float">
            <text:p>82.0869</text:p>
          </table:table-cell>
          <table:table-cell office:value-type="float" office:value="101.71" calcext:value-type="float">
            <text:p>101.71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636" calcext:value-type="float">
            <text:p>49.6636</text:p>
          </table:table-cell>
          <table:table-cell office:value-type="float" office:value="87.9248" calcext:value-type="float">
            <text:p>87.9248</text:p>
          </table:table-cell>
          <table:table-cell office:value-type="float" office:value="111.495" calcext:value-type="float">
            <text:p>111.495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364" calcext:value-type="float">
            <text:p>44.9364</text:p>
          </table:table-cell>
          <table:table-cell office:value-type="float" office:value="78.9057" calcext:value-type="float">
            <text:p>78.9057</text:p>
          </table:table-cell>
          <table:table-cell office:value-type="float" office:value="101.362" calcext:value-type="float">
            <text:p>101.362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922" calcext:value-type="float">
            <text:p>48.1922</text:p>
          </table:table-cell>
          <table:table-cell office:value-type="float" office:value="68.6404" calcext:value-type="float">
            <text:p>68.6404</text:p>
          </table:table-cell>
          <table:table-cell office:value-type="float" office:value="84.2786" calcext:value-type="float">
            <text:p>84.278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5053" calcext:value-type="float">
            <text:p>52.5053</text:p>
          </table:table-cell>
          <table:table-cell office:value-type="float" office:value="57.5152" calcext:value-type="float">
            <text:p>57.5152</text:p>
          </table:table-cell>
          <table:table-cell office:value-type="float" office:value="73.108" calcext:value-type="float">
            <text:p>73.108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7" calcext:value-type="float">
            <text:p>51.727</text:p>
          </table:table-cell>
          <table:table-cell office:value-type="float" office:value="82.0863" calcext:value-type="float">
            <text:p>82.0863</text:p>
          </table:table-cell>
          <table:table-cell office:value-type="float" office:value="101.71" calcext:value-type="float">
            <text:p>101.71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634" calcext:value-type="float">
            <text:p>49.6634</text:p>
          </table:table-cell>
          <table:table-cell office:value-type="float" office:value="87.9248" calcext:value-type="float">
            <text:p>87.9248</text:p>
          </table:table-cell>
          <table:table-cell office:value-type="float" office:value="111.496" calcext:value-type="float">
            <text:p>111.496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361" calcext:value-type="float">
            <text:p>44.9361</text:p>
          </table:table-cell>
          <table:table-cell office:value-type="float" office:value="78.9053" calcext:value-type="float">
            <text:p>78.9053</text:p>
          </table:table-cell>
          <table:table-cell office:value-type="float" office:value="101.362" calcext:value-type="float">
            <text:p>101.362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934" calcext:value-type="float">
            <text:p>48.1934</text:p>
          </table:table-cell>
          <table:table-cell office:value-type="float" office:value="68.6423" calcext:value-type="float">
            <text:p>68.6423</text:p>
          </table:table-cell>
          <table:table-cell office:value-type="float" office:value="84.2806" calcext:value-type="float">
            <text:p>84.280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5054" calcext:value-type="float">
            <text:p>52.5054</text:p>
          </table:table-cell>
          <table:table-cell office:value-type="float" office:value="57.5141" calcext:value-type="float">
            <text:p>57.5141</text:p>
          </table:table-cell>
          <table:table-cell office:value-type="float" office:value="73.1037" calcext:value-type="float">
            <text:p>73.1037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63" calcext:value-type="float">
            <text:p>51.7263</text:p>
          </table:table-cell>
          <table:table-cell office:value-type="float" office:value="82.0852" calcext:value-type="float">
            <text:p>82.0852</text:p>
          </table:table-cell>
          <table:table-cell office:value-type="float" office:value="101.708" calcext:value-type="float">
            <text:p>101.708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634" calcext:value-type="float">
            <text:p>49.6634</text:p>
          </table:table-cell>
          <table:table-cell office:value-type="float" office:value="87.9252" calcext:value-type="float">
            <text:p>87.9252</text:p>
          </table:table-cell>
          <table:table-cell office:value-type="float" office:value="111.497" calcext:value-type="float">
            <text:p>111.497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355" calcext:value-type="float">
            <text:p>44.9355</text:p>
          </table:table-cell>
          <table:table-cell office:value-type="float" office:value="78.9043" calcext:value-type="float">
            <text:p>78.9043</text:p>
          </table:table-cell>
          <table:table-cell office:value-type="float" office:value="101.361" calcext:value-type="float">
            <text:p>101.361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94" calcext:value-type="float">
            <text:p>48.194</text:p>
          </table:table-cell>
          <table:table-cell office:value-type="float" office:value="68.6435" calcext:value-type="float">
            <text:p>68.6435</text:p>
          </table:table-cell>
          <table:table-cell office:value-type="float" office:value="84.282" calcext:value-type="float">
            <text:p>84.28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5072" calcext:value-type="float">
            <text:p>52.5072</text:p>
          </table:table-cell>
          <table:table-cell office:value-type="float" office:value="57.515" calcext:value-type="float">
            <text:p>57.515</text:p>
          </table:table-cell>
          <table:table-cell office:value-type="float" office:value="73.0949" calcext:value-type="float">
            <text:p>73.0949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52" calcext:value-type="float">
            <text:p>51.7252</text:p>
          </table:table-cell>
          <table:table-cell office:value-type="float" office:value="82.0834" calcext:value-type="float">
            <text:p>82.0834</text:p>
          </table:table-cell>
          <table:table-cell office:value-type="float" office:value="101.707" calcext:value-type="float">
            <text:p>101.707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633" calcext:value-type="float">
            <text:p>49.6633</text:p>
          </table:table-cell>
          <table:table-cell office:value-type="float" office:value="87.9251" calcext:value-type="float">
            <text:p>87.9251</text:p>
          </table:table-cell>
          <table:table-cell office:value-type="float" office:value="111.497" calcext:value-type="float">
            <text:p>111.497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348" calcext:value-type="float">
            <text:p>44.9348</text:p>
          </table:table-cell>
          <table:table-cell office:value-type="float" office:value="78.9034" calcext:value-type="float">
            <text:p>78.9034</text:p>
          </table:table-cell>
          <table:table-cell office:value-type="float" office:value="101.36" calcext:value-type="float">
            <text:p>101.36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943" calcext:value-type="float">
            <text:p>48.1943</text:p>
          </table:table-cell>
          <table:table-cell office:value-type="float" office:value="68.6439" calcext:value-type="float">
            <text:p>68.6439</text:p>
          </table:table-cell>
          <table:table-cell office:value-type="float" office:value="84.2825" calcext:value-type="float">
            <text:p>84.282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5086" calcext:value-type="float">
            <text:p>52.5086</text:p>
          </table:table-cell>
          <table:table-cell office:value-type="float" office:value="57.5141" calcext:value-type="float">
            <text:p>57.5141</text:p>
          </table:table-cell>
          <table:table-cell office:value-type="float" office:value="73.0817" calcext:value-type="float">
            <text:p>73.0817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41" calcext:value-type="float">
            <text:p>51.7241</text:p>
          </table:table-cell>
          <table:table-cell office:value-type="float" office:value="82.0817" calcext:value-type="float">
            <text:p>82.0817</text:p>
          </table:table-cell>
          <table:table-cell office:value-type="float" office:value="101.705" calcext:value-type="float">
            <text:p>101.705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631" calcext:value-type="float">
            <text:p>49.6631</text:p>
          </table:table-cell>
          <table:table-cell office:value-type="float" office:value="87.9249" calcext:value-type="float">
            <text:p>87.9249</text:p>
          </table:table-cell>
          <table:table-cell office:value-type="float" office:value="111.497" calcext:value-type="float">
            <text:p>111.497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342" calcext:value-type="float">
            <text:p>44.9342</text:p>
          </table:table-cell>
          <table:table-cell office:value-type="float" office:value="78.9027" calcext:value-type="float">
            <text:p>78.9027</text:p>
          </table:table-cell>
          <table:table-cell office:value-type="float" office:value="101.359" calcext:value-type="float">
            <text:p>101.359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943" calcext:value-type="float">
            <text:p>48.1943</text:p>
          </table:table-cell>
          <table:table-cell office:value-type="float" office:value="68.6439" calcext:value-type="float">
            <text:p>68.6439</text:p>
          </table:table-cell>
          <table:table-cell office:value-type="float" office:value="84.2824" calcext:value-type="float">
            <text:p>84.282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5084" calcext:value-type="float">
            <text:p>52.5084</text:p>
          </table:table-cell>
          <table:table-cell office:value-type="float" office:value="57.5097" calcext:value-type="float">
            <text:p>57.5097</text:p>
          </table:table-cell>
          <table:table-cell office:value-type="float" office:value="73.0657" calcext:value-type="float">
            <text:p>73.0657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39" calcext:value-type="float">
            <text:p>51.7239</text:p>
          </table:table-cell>
          <table:table-cell office:value-type="float" office:value="82.0813" calcext:value-type="float">
            <text:p>82.0813</text:p>
          </table:table-cell>
          <table:table-cell office:value-type="float" office:value="101.704" calcext:value-type="float">
            <text:p>101.704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627" calcext:value-type="float">
            <text:p>49.6627</text:p>
          </table:table-cell>
          <table:table-cell office:value-type="float" office:value="87.9243" calcext:value-type="float">
            <text:p>87.9243</text:p>
          </table:table-cell>
          <table:table-cell office:value-type="float" office:value="111.496" calcext:value-type="float">
            <text:p>111.496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338" calcext:value-type="float">
            <text:p>44.9338</text:p>
          </table:table-cell>
          <table:table-cell office:value-type="float" office:value="78.9019" calcext:value-type="float">
            <text:p>78.9019</text:p>
          </table:table-cell>
          <table:table-cell office:value-type="float" office:value="101.358" calcext:value-type="float">
            <text:p>101.358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944" calcext:value-type="float">
            <text:p>48.1944</text:p>
          </table:table-cell>
          <table:table-cell office:value-type="float" office:value="68.6442" calcext:value-type="float">
            <text:p>68.6442</text:p>
          </table:table-cell>
          <table:table-cell office:value-type="float" office:value="84.2828" calcext:value-type="float">
            <text:p>84.282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5105" calcext:value-type="float">
            <text:p>52.5105</text:p>
          </table:table-cell>
          <table:table-cell office:value-type="float" office:value="57.5084" calcext:value-type="float">
            <text:p>57.5084</text:p>
          </table:table-cell>
          <table:table-cell office:value-type="float" office:value="73.0543" calcext:value-type="float">
            <text:p>73.0543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39" calcext:value-type="float">
            <text:p>51.7239</text:p>
          </table:table-cell>
          <table:table-cell office:value-type="float" office:value="82.0814" calcext:value-type="float">
            <text:p>82.0814</text:p>
          </table:table-cell>
          <table:table-cell office:value-type="float" office:value="101.704" calcext:value-type="float">
            <text:p>101.704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619" calcext:value-type="float">
            <text:p>49.6619</text:p>
          </table:table-cell>
          <table:table-cell office:value-type="float" office:value="87.9235" calcext:value-type="float">
            <text:p>87.9235</text:p>
          </table:table-cell>
          <table:table-cell office:value-type="float" office:value="111.496" calcext:value-type="float">
            <text:p>111.496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32" calcext:value-type="float">
            <text:p>44.932</text:p>
          </table:table-cell>
          <table:table-cell office:value-type="float" office:value="78.8993" calcext:value-type="float">
            <text:p>78.8993</text:p>
          </table:table-cell>
          <table:table-cell office:value-type="float" office:value="101.356" calcext:value-type="float">
            <text:p>101.356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945" calcext:value-type="float">
            <text:p>48.1945</text:p>
          </table:table-cell>
          <table:table-cell office:value-type="float" office:value="68.6444" calcext:value-type="float">
            <text:p>68.6444</text:p>
          </table:table-cell>
          <table:table-cell office:value-type="float" office:value="84.2831" calcext:value-type="float">
            <text:p>84.283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5118" calcext:value-type="float">
            <text:p>52.5118</text:p>
          </table:table-cell>
          <table:table-cell office:value-type="float" office:value="57.5075" calcext:value-type="float">
            <text:p>57.5075</text:p>
          </table:table-cell>
          <table:table-cell office:value-type="float" office:value="73.0479" calcext:value-type="float">
            <text:p>73.0479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35" calcext:value-type="float">
            <text:p>51.7235</text:p>
          </table:table-cell>
          <table:table-cell office:value-type="float" office:value="82.0807" calcext:value-type="float">
            <text:p>82.0807</text:p>
          </table:table-cell>
          <table:table-cell office:value-type="float" office:value="101.703" calcext:value-type="float">
            <text:p>101.703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609" calcext:value-type="float">
            <text:p>49.6609</text:p>
          </table:table-cell>
          <table:table-cell office:value-type="float" office:value="87.9221" calcext:value-type="float">
            <text:p>87.9221</text:p>
          </table:table-cell>
          <table:table-cell office:value-type="float" office:value="111.495" calcext:value-type="float">
            <text:p>111.495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304" calcext:value-type="float">
            <text:p>44.9304</text:p>
          </table:table-cell>
          <table:table-cell office:value-type="float" office:value="78.8972" calcext:value-type="float">
            <text:p>78.8972</text:p>
          </table:table-cell>
          <table:table-cell office:value-type="float" office:value="101.354" calcext:value-type="float">
            <text:p>101.354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954" calcext:value-type="float">
            <text:p>48.1954</text:p>
          </table:table-cell>
          <table:table-cell office:value-type="float" office:value="68.646" calcext:value-type="float">
            <text:p>68.646</text:p>
          </table:table-cell>
          <table:table-cell office:value-type="float" office:value="84.2849" calcext:value-type="float">
            <text:p>84.284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5119" calcext:value-type="float">
            <text:p>52.5119</text:p>
          </table:table-cell>
          <table:table-cell office:value-type="float" office:value="57.5071" calcext:value-type="float">
            <text:p>57.5071</text:p>
          </table:table-cell>
          <table:table-cell office:value-type="float" office:value="73.045" calcext:value-type="float">
            <text:p>73.045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3" calcext:value-type="float">
            <text:p>51.723</text:p>
          </table:table-cell>
          <table:table-cell office:value-type="float" office:value="82.08" calcext:value-type="float">
            <text:p>82.08</text:p>
          </table:table-cell>
          <table:table-cell office:value-type="float" office:value="101.703" calcext:value-type="float">
            <text:p>101.703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604" calcext:value-type="float">
            <text:p>49.6604</text:p>
          </table:table-cell>
          <table:table-cell office:value-type="float" office:value="87.9213" calcext:value-type="float">
            <text:p>87.9213</text:p>
          </table:table-cell>
          <table:table-cell office:value-type="float" office:value="111.494" calcext:value-type="float">
            <text:p>111.494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303" calcext:value-type="float">
            <text:p>44.9303</text:p>
          </table:table-cell>
          <table:table-cell office:value-type="float" office:value="78.8975" calcext:value-type="float">
            <text:p>78.8975</text:p>
          </table:table-cell>
          <table:table-cell office:value-type="float" office:value="101.355" calcext:value-type="float">
            <text:p>101.355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967" calcext:value-type="float">
            <text:p>48.1967</text:p>
          </table:table-cell>
          <table:table-cell office:value-type="float" office:value="68.6482" calcext:value-type="float">
            <text:p>68.6482</text:p>
          </table:table-cell>
          <table:table-cell office:value-type="float" office:value="84.287" calcext:value-type="float">
            <text:p>84.28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5128" calcext:value-type="float">
            <text:p>52.5128</text:p>
          </table:table-cell>
          <table:table-cell office:value-type="float" office:value="57.5072" calcext:value-type="float">
            <text:p>57.5072</text:p>
          </table:table-cell>
          <table:table-cell office:value-type="float" office:value="73.0422" calcext:value-type="float">
            <text:p>73.0422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24" calcext:value-type="float">
            <text:p>51.7224</text:p>
          </table:table-cell>
          <table:table-cell office:value-type="float" office:value="82.0791" calcext:value-type="float">
            <text:p>82.0791</text:p>
          </table:table-cell>
          <table:table-cell office:value-type="float" office:value="101.702" calcext:value-type="float">
            <text:p>101.702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603" calcext:value-type="float">
            <text:p>49.6603</text:p>
          </table:table-cell>
          <table:table-cell office:value-type="float" office:value="87.9213" calcext:value-type="float">
            <text:p>87.9213</text:p>
          </table:table-cell>
          <table:table-cell office:value-type="float" office:value="111.494" calcext:value-type="float">
            <text:p>111.494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266" calcext:value-type="float">
            <text:p>44.9266</text:p>
          </table:table-cell>
          <table:table-cell office:value-type="float" office:value="78.8923" calcext:value-type="float">
            <text:p>78.8923</text:p>
          </table:table-cell>
          <table:table-cell office:value-type="float" office:value="101.35" calcext:value-type="float">
            <text:p>101.35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2009" calcext:value-type="float">
            <text:p>48.2009</text:p>
          </table:table-cell>
          <table:table-cell office:value-type="float" office:value="68.6562" calcext:value-type="float">
            <text:p>68.6562</text:p>
          </table:table-cell>
          <table:table-cell office:value-type="float" office:value="84.2973" calcext:value-type="float">
            <text:p>84.297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5137" calcext:value-type="float">
            <text:p>52.5137</text:p>
          </table:table-cell>
          <table:table-cell office:value-type="float" office:value="57.5061" calcext:value-type="float">
            <text:p>57.5061</text:p>
          </table:table-cell>
          <table:table-cell office:value-type="float" office:value="73.0413" calcext:value-type="float">
            <text:p>73.0413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26" calcext:value-type="float">
            <text:p>51.7226</text:p>
          </table:table-cell>
          <table:table-cell office:value-type="float" office:value="82.0795" calcext:value-type="float">
            <text:p>82.0795</text:p>
          </table:table-cell>
          <table:table-cell office:value-type="float" office:value="101.703" calcext:value-type="float">
            <text:p>101.703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609" calcext:value-type="float">
            <text:p>49.6609</text:p>
          </table:table-cell>
          <table:table-cell office:value-type="float" office:value="87.9219" calcext:value-type="float">
            <text:p>87.9219</text:p>
          </table:table-cell>
          <table:table-cell office:value-type="float" office:value="111.494" calcext:value-type="float">
            <text:p>111.494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178" calcext:value-type="float">
            <text:p>44.9178</text:p>
          </table:table-cell>
          <table:table-cell office:value-type="float" office:value="78.8801" calcext:value-type="float">
            <text:p>78.8801</text:p>
          </table:table-cell>
          <table:table-cell office:value-type="float" office:value="101.338" calcext:value-type="float">
            <text:p>101.338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203" calcext:value-type="float">
            <text:p>48.203</text:p>
          </table:table-cell>
          <table:table-cell office:value-type="float" office:value="68.6606" calcext:value-type="float">
            <text:p>68.6606</text:p>
          </table:table-cell>
          <table:table-cell office:value-type="float" office:value="84.3036" calcext:value-type="float">
            <text:p>84.303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5175" calcext:value-type="float">
            <text:p>52.5175</text:p>
          </table:table-cell>
          <table:table-cell office:value-type="float" office:value="57.5096" calcext:value-type="float">
            <text:p>57.5096</text:p>
          </table:table-cell>
          <table:table-cell office:value-type="float" office:value="73.0419" calcext:value-type="float">
            <text:p>73.0419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25" calcext:value-type="float">
            <text:p>51.7225</text:p>
          </table:table-cell>
          <table:table-cell office:value-type="float" office:value="82.0794" calcext:value-type="float">
            <text:p>82.0794</text:p>
          </table:table-cell>
          <table:table-cell office:value-type="float" office:value="101.703" calcext:value-type="float">
            <text:p>101.703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613" calcext:value-type="float">
            <text:p>49.6613</text:p>
          </table:table-cell>
          <table:table-cell office:value-type="float" office:value="87.9225" calcext:value-type="float">
            <text:p>87.9225</text:p>
          </table:table-cell>
          <table:table-cell office:value-type="float" office:value="111.495" calcext:value-type="float">
            <text:p>111.495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129" calcext:value-type="float">
            <text:p>44.9129</text:p>
          </table:table-cell>
          <table:table-cell office:value-type="float" office:value="78.8731" calcext:value-type="float">
            <text:p>78.8731</text:p>
          </table:table-cell>
          <table:table-cell office:value-type="float" office:value="101.331" calcext:value-type="float">
            <text:p>101.331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2085" calcext:value-type="float">
            <text:p>48.2085</text:p>
          </table:table-cell>
          <table:table-cell office:value-type="float" office:value="68.6725" calcext:value-type="float">
            <text:p>68.6725</text:p>
          </table:table-cell>
          <table:table-cell office:value-type="float" office:value="84.3213" calcext:value-type="float">
            <text:p>84.321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521" calcext:value-type="float">
            <text:p>52.521</text:p>
          </table:table-cell>
          <table:table-cell office:value-type="float" office:value="57.5105" calcext:value-type="float">
            <text:p>57.5105</text:p>
          </table:table-cell>
          <table:table-cell office:value-type="float" office:value="73.0399" calcext:value-type="float">
            <text:p>73.0399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24" calcext:value-type="float">
            <text:p>51.7224</text:p>
          </table:table-cell>
          <table:table-cell office:value-type="float" office:value="82.0792" calcext:value-type="float">
            <text:p>82.0792</text:p>
          </table:table-cell>
          <table:table-cell office:value-type="float" office:value="101.702" calcext:value-type="float">
            <text:p>101.702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617" calcext:value-type="float">
            <text:p>49.6617</text:p>
          </table:table-cell>
          <table:table-cell office:value-type="float" office:value="87.9236" calcext:value-type="float">
            <text:p>87.9236</text:p>
          </table:table-cell>
          <table:table-cell office:value-type="float" office:value="111.497" calcext:value-type="float">
            <text:p>111.497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099" calcext:value-type="float">
            <text:p>44.9099</text:p>
          </table:table-cell>
          <table:table-cell office:value-type="float" office:value="78.8687" calcext:value-type="float">
            <text:p>78.8687</text:p>
          </table:table-cell>
          <table:table-cell office:value-type="float" office:value="101.327" calcext:value-type="float">
            <text:p>101.327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2118" calcext:value-type="float">
            <text:p>48.2118</text:p>
          </table:table-cell>
          <table:table-cell office:value-type="float" office:value="68.6793" calcext:value-type="float">
            <text:p>68.6793</text:p>
          </table:table-cell>
          <table:table-cell office:value-type="float" office:value="84.3312" calcext:value-type="float">
            <text:p>84.331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526" calcext:value-type="float">
            <text:p>52.526</text:p>
          </table:table-cell>
          <table:table-cell office:value-type="float" office:value="57.5139" calcext:value-type="float">
            <text:p>57.5139</text:p>
          </table:table-cell>
          <table:table-cell office:value-type="float" office:value="73.0393" calcext:value-type="float">
            <text:p>73.0393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26" calcext:value-type="float">
            <text:p>51.7226</text:p>
          </table:table-cell>
          <table:table-cell office:value-type="float" office:value="82.0796" calcext:value-type="float">
            <text:p>82.0796</text:p>
          </table:table-cell>
          <table:table-cell office:value-type="float" office:value="101.703" calcext:value-type="float">
            <text:p>101.703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619" calcext:value-type="float">
            <text:p>49.6619</text:p>
          </table:table-cell>
          <table:table-cell office:value-type="float" office:value="87.9243" calcext:value-type="float">
            <text:p>87.9243</text:p>
          </table:table-cell>
          <table:table-cell office:value-type="float" office:value="111.499" calcext:value-type="float">
            <text:p>111.499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062" calcext:value-type="float">
            <text:p>44.9062</text:p>
          </table:table-cell>
          <table:table-cell office:value-type="float" office:value="78.8635" calcext:value-type="float">
            <text:p>78.8635</text:p>
          </table:table-cell>
          <table:table-cell office:value-type="float" office:value="101.321" calcext:value-type="float">
            <text:p>101.321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214" calcext:value-type="float">
            <text:p>48.214</text:p>
          </table:table-cell>
          <table:table-cell office:value-type="float" office:value="68.6852" calcext:value-type="float">
            <text:p>68.6852</text:p>
          </table:table-cell>
          <table:table-cell office:value-type="float" office:value="84.3419" calcext:value-type="float">
            <text:p>84.341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528" calcext:value-type="float">
            <text:p>52.528</text:p>
          </table:table-cell>
          <table:table-cell office:value-type="float" office:value="57.5144" calcext:value-type="float">
            <text:p>57.5144</text:p>
          </table:table-cell>
          <table:table-cell office:value-type="float" office:value="73.0391" calcext:value-type="float">
            <text:p>73.0391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29" calcext:value-type="float">
            <text:p>51.7229</text:p>
          </table:table-cell>
          <table:table-cell office:value-type="float" office:value="82.0802" calcext:value-type="float">
            <text:p>82.0802</text:p>
          </table:table-cell>
          <table:table-cell office:value-type="float" office:value="101.704" calcext:value-type="float">
            <text:p>101.704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622" calcext:value-type="float">
            <text:p>49.6622</text:p>
          </table:table-cell>
          <table:table-cell office:value-type="float" office:value="87.9249" calcext:value-type="float">
            <text:p>87.9249</text:p>
          </table:table-cell>
          <table:table-cell office:value-type="float" office:value="111.5" calcext:value-type="float">
            <text:p>111.5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028" calcext:value-type="float">
            <text:p>44.9028</text:p>
          </table:table-cell>
          <table:table-cell office:value-type="float" office:value="78.8583" calcext:value-type="float">
            <text:p>78.8583</text:p>
          </table:table-cell>
          <table:table-cell office:value-type="float" office:value="101.316" calcext:value-type="float">
            <text:p>101.316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216" calcext:value-type="float">
            <text:p>48.216</text:p>
          </table:table-cell>
          <table:table-cell office:value-type="float" office:value="68.6899" calcext:value-type="float">
            <text:p>68.6899</text:p>
          </table:table-cell>
          <table:table-cell office:value-type="float" office:value="84.3498" calcext:value-type="float">
            <text:p>84.349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5307" calcext:value-type="float">
            <text:p>52.5307</text:p>
          </table:table-cell>
          <table:table-cell office:value-type="float" office:value="57.5146" calcext:value-type="float">
            <text:p>57.5146</text:p>
          </table:table-cell>
          <table:table-cell office:value-type="float" office:value="73.0387" calcext:value-type="float">
            <text:p>73.0387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23" calcext:value-type="float">
            <text:p>51.7223</text:p>
          </table:table-cell>
          <table:table-cell office:value-type="float" office:value="82.0794" calcext:value-type="float">
            <text:p>82.0794</text:p>
          </table:table-cell>
          <table:table-cell office:value-type="float" office:value="101.703" calcext:value-type="float">
            <text:p>101.703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624" calcext:value-type="float">
            <text:p>49.6624</text:p>
          </table:table-cell>
          <table:table-cell office:value-type="float" office:value="87.9252" calcext:value-type="float">
            <text:p>87.9252</text:p>
          </table:table-cell>
          <table:table-cell office:value-type="float" office:value="111.5" calcext:value-type="float">
            <text:p>111.5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8993" calcext:value-type="float">
            <text:p>44.8993</text:p>
          </table:table-cell>
          <table:table-cell office:value-type="float" office:value="78.8532" calcext:value-type="float">
            <text:p>78.8532</text:p>
          </table:table-cell>
          <table:table-cell office:value-type="float" office:value="101.311" calcext:value-type="float">
            <text:p>101.311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217" calcext:value-type="float">
            <text:p>48.217</text:p>
          </table:table-cell>
          <table:table-cell office:value-type="float" office:value="68.693" calcext:value-type="float">
            <text:p>68.693</text:p>
          </table:table-cell>
          <table:table-cell office:value-type="float" office:value="84.3563" calcext:value-type="float">
            <text:p>84.356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5377" calcext:value-type="float">
            <text:p>52.5377</text:p>
          </table:table-cell>
          <table:table-cell office:value-type="float" office:value="57.5164" calcext:value-type="float">
            <text:p>57.5164</text:p>
          </table:table-cell>
          <table:table-cell office:value-type="float" office:value="73.0367" calcext:value-type="float">
            <text:p>73.0367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23" calcext:value-type="float">
            <text:p>51.7223</text:p>
          </table:table-cell>
          <table:table-cell office:value-type="float" office:value="82.0793" calcext:value-type="float">
            <text:p>82.0793</text:p>
          </table:table-cell>
          <table:table-cell office:value-type="float" office:value="101.703" calcext:value-type="float">
            <text:p>101.703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621" calcext:value-type="float">
            <text:p>49.6621</text:p>
          </table:table-cell>
          <table:table-cell office:value-type="float" office:value="87.925" calcext:value-type="float">
            <text:p>87.925</text:p>
          </table:table-cell>
          <table:table-cell office:value-type="float" office:value="111.5" calcext:value-type="float">
            <text:p>111.5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898" calcext:value-type="float">
            <text:p>44.898</text:p>
          </table:table-cell>
          <table:table-cell office:value-type="float" office:value="78.8513" calcext:value-type="float">
            <text:p>78.8513</text:p>
          </table:table-cell>
          <table:table-cell office:value-type="float" office:value="101.309" calcext:value-type="float">
            <text:p>101.309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2175" calcext:value-type="float">
            <text:p>48.2175</text:p>
          </table:table-cell>
          <table:table-cell office:value-type="float" office:value="68.6951" calcext:value-type="float">
            <text:p>68.6951</text:p>
          </table:table-cell>
          <table:table-cell office:value-type="float" office:value="84.3611" calcext:value-type="float">
            <text:p>84.36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5448" calcext:value-type="float">
            <text:p>52.5448</text:p>
          </table:table-cell>
          <table:table-cell office:value-type="float" office:value="57.5194" calcext:value-type="float">
            <text:p>57.5194</text:p>
          </table:table-cell>
          <table:table-cell office:value-type="float" office:value="73.032" calcext:value-type="float">
            <text:p>73.032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22" calcext:value-type="float">
            <text:p>51.7222</text:p>
          </table:table-cell>
          <table:table-cell office:value-type="float" office:value="82.0791" calcext:value-type="float">
            <text:p>82.0791</text:p>
          </table:table-cell>
          <table:table-cell office:value-type="float" office:value="101.703" calcext:value-type="float">
            <text:p>101.703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609" calcext:value-type="float">
            <text:p>49.6609</text:p>
          </table:table-cell>
          <table:table-cell office:value-type="float" office:value="87.9234" calcext:value-type="float">
            <text:p>87.9234</text:p>
          </table:table-cell>
          <table:table-cell office:value-type="float" office:value="111.499" calcext:value-type="float">
            <text:p>111.499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8966" calcext:value-type="float">
            <text:p>44.8966</text:p>
          </table:table-cell>
          <table:table-cell office:value-type="float" office:value="78.8495" calcext:value-type="float">
            <text:p>78.8495</text:p>
          </table:table-cell>
          <table:table-cell office:value-type="float" office:value="101.307" calcext:value-type="float">
            <text:p>101.307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2192" calcext:value-type="float">
            <text:p>48.2192</text:p>
          </table:table-cell>
          <table:table-cell office:value-type="float" office:value="68.6993" calcext:value-type="float">
            <text:p>68.6993</text:p>
          </table:table-cell>
          <table:table-cell office:value-type="float" office:value="84.3684" calcext:value-type="float">
            <text:p>84.368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5505" calcext:value-type="float">
            <text:p>52.5505</text:p>
          </table:table-cell>
          <table:table-cell office:value-type="float" office:value="57.5229" calcext:value-type="float">
            <text:p>57.5229</text:p>
          </table:table-cell>
          <table:table-cell office:value-type="float" office:value="73.031" calcext:value-type="float">
            <text:p>73.031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16" calcext:value-type="float">
            <text:p>51.7216</text:p>
          </table:table-cell>
          <table:table-cell office:value-type="float" office:value="82.0783" calcext:value-type="float">
            <text:p>82.0783</text:p>
          </table:table-cell>
          <table:table-cell office:value-type="float" office:value="101.702" calcext:value-type="float">
            <text:p>101.702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588" calcext:value-type="float">
            <text:p>49.6588</text:p>
          </table:table-cell>
          <table:table-cell office:value-type="float" office:value="87.9207" calcext:value-type="float">
            <text:p>87.9207</text:p>
          </table:table-cell>
          <table:table-cell office:value-type="float" office:value="111.496" calcext:value-type="float">
            <text:p>111.496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8991" calcext:value-type="float">
            <text:p>44.8991</text:p>
          </table:table-cell>
          <table:table-cell office:value-type="float" office:value="78.8537" calcext:value-type="float">
            <text:p>78.8537</text:p>
          </table:table-cell>
          <table:table-cell office:value-type="float" office:value="101.313" calcext:value-type="float">
            <text:p>101.313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2206" calcext:value-type="float">
            <text:p>48.2206</text:p>
          </table:table-cell>
          <table:table-cell office:value-type="float" office:value="68.7031" calcext:value-type="float">
            <text:p>68.7031</text:p>
          </table:table-cell>
          <table:table-cell office:value-type="float" office:value="84.3756" calcext:value-type="float">
            <text:p>84.375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5615" calcext:value-type="float">
            <text:p>52.5615</text:p>
          </table:table-cell>
          <table:table-cell office:value-type="float" office:value="57.536" calcext:value-type="float">
            <text:p>57.536</text:p>
          </table:table-cell>
          <table:table-cell office:value-type="float" office:value="73.037" calcext:value-type="float">
            <text:p>73.037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03" calcext:value-type="float">
            <text:p>51.7203</text:p>
          </table:table-cell>
          <table:table-cell office:value-type="float" office:value="82.0763" calcext:value-type="float">
            <text:p>82.0763</text:p>
          </table:table-cell>
          <table:table-cell office:value-type="float" office:value="101.7" calcext:value-type="float">
            <text:p>101.7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571" calcext:value-type="float">
            <text:p>49.6571</text:p>
          </table:table-cell>
          <table:table-cell office:value-type="float" office:value="87.9183" calcext:value-type="float">
            <text:p>87.9183</text:p>
          </table:table-cell>
          <table:table-cell office:value-type="float" office:value="111.494" calcext:value-type="float">
            <text:p>111.494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02" calcext:value-type="float">
            <text:p>44.902</text:p>
          </table:table-cell>
          <table:table-cell office:value-type="float" office:value="78.8582" calcext:value-type="float">
            <text:p>78.8582</text:p>
          </table:table-cell>
          <table:table-cell office:value-type="float" office:value="101.318" calcext:value-type="float">
            <text:p>101.318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2205" calcext:value-type="float">
            <text:p>48.2205</text:p>
          </table:table-cell>
          <table:table-cell office:value-type="float" office:value="68.7039" calcext:value-type="float">
            <text:p>68.7039</text:p>
          </table:table-cell>
          <table:table-cell office:value-type="float" office:value="84.3785" calcext:value-type="float">
            <text:p>84.37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5751" calcext:value-type="float">
            <text:p>52.5751</text:p>
          </table:table-cell>
          <table:table-cell office:value-type="float" office:value="57.5573" calcext:value-type="float">
            <text:p>57.5573</text:p>
          </table:table-cell>
          <table:table-cell office:value-type="float" office:value="73.0596" calcext:value-type="float">
            <text:p>73.0596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196" calcext:value-type="float">
            <text:p>51.7196</text:p>
          </table:table-cell>
          <table:table-cell office:value-type="float" office:value="82.0752" calcext:value-type="float">
            <text:p>82.0752</text:p>
          </table:table-cell>
          <table:table-cell office:value-type="float" office:value="101.699" calcext:value-type="float">
            <text:p>101.699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565" calcext:value-type="float">
            <text:p>49.6565</text:p>
          </table:table-cell>
          <table:table-cell office:value-type="float" office:value="87.9177" calcext:value-type="float">
            <text:p>87.9177</text:p>
          </table:table-cell>
          <table:table-cell office:value-type="float" office:value="111.494" calcext:value-type="float">
            <text:p>111.494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038" calcext:value-type="float">
            <text:p>44.9038</text:p>
          </table:table-cell>
          <table:table-cell office:value-type="float" office:value="78.8609" calcext:value-type="float">
            <text:p>78.8609</text:p>
          </table:table-cell>
          <table:table-cell office:value-type="float" office:value="101.321" calcext:value-type="float">
            <text:p>101.321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2203" calcext:value-type="float">
            <text:p>48.2203</text:p>
          </table:table-cell>
          <table:table-cell office:value-type="float" office:value="68.7039" calcext:value-type="float">
            <text:p>68.7039</text:p>
          </table:table-cell>
          <table:table-cell office:value-type="float" office:value="84.3792" calcext:value-type="float">
            <text:p>84.379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5846" calcext:value-type="float">
            <text:p>52.5846</text:p>
          </table:table-cell>
          <table:table-cell office:value-type="float" office:value="57.5682" calcext:value-type="float">
            <text:p>57.5682</text:p>
          </table:table-cell>
          <table:table-cell office:value-type="float" office:value="73.0648" calcext:value-type="float">
            <text:p>73.0648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194" calcext:value-type="float">
            <text:p>51.7194</text:p>
          </table:table-cell>
          <table:table-cell office:value-type="float" office:value="82.075" calcext:value-type="float">
            <text:p>82.075</text:p>
          </table:table-cell>
          <table:table-cell office:value-type="float" office:value="101.699" calcext:value-type="float">
            <text:p>101.699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563" calcext:value-type="float">
            <text:p>49.6563</text:p>
          </table:table-cell>
          <table:table-cell office:value-type="float" office:value="87.9175" calcext:value-type="float">
            <text:p>87.9175</text:p>
          </table:table-cell>
          <table:table-cell office:value-type="float" office:value="111.494" calcext:value-type="float">
            <text:p>111.494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061" calcext:value-type="float">
            <text:p>44.9061</text:p>
          </table:table-cell>
          <table:table-cell office:value-type="float" office:value="78.8648" calcext:value-type="float">
            <text:p>78.8648</text:p>
          </table:table-cell>
          <table:table-cell office:value-type="float" office:value="101.326" calcext:value-type="float">
            <text:p>101.326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2205" calcext:value-type="float">
            <text:p>48.2205</text:p>
          </table:table-cell>
          <table:table-cell office:value-type="float" office:value="68.7046" calcext:value-type="float">
            <text:p>68.7046</text:p>
          </table:table-cell>
          <table:table-cell office:value-type="float" office:value="84.3808" calcext:value-type="float">
            <text:p>84.38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5908" calcext:value-type="float">
            <text:p>52.5908</text:p>
          </table:table-cell>
          <table:table-cell office:value-type="float" office:value="57.5747" calcext:value-type="float">
            <text:p>57.5747</text:p>
          </table:table-cell>
          <table:table-cell office:value-type="float" office:value="73.0659" calcext:value-type="float">
            <text:p>73.0659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193" calcext:value-type="float">
            <text:p>51.7193</text:p>
          </table:table-cell>
          <table:table-cell office:value-type="float" office:value="82.0748" calcext:value-type="float">
            <text:p>82.0748</text:p>
          </table:table-cell>
          <table:table-cell office:value-type="float" office:value="101.699" calcext:value-type="float">
            <text:p>101.699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562" calcext:value-type="float">
            <text:p>49.6562</text:p>
          </table:table-cell>
          <table:table-cell office:value-type="float" office:value="87.9173" calcext:value-type="float">
            <text:p>87.9173</text:p>
          </table:table-cell>
          <table:table-cell office:value-type="float" office:value="111.494" calcext:value-type="float">
            <text:p>111.494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068" calcext:value-type="float">
            <text:p>44.9068</text:p>
          </table:table-cell>
          <table:table-cell office:value-type="float" office:value="78.8659" calcext:value-type="float">
            <text:p>78.8659</text:p>
          </table:table-cell>
          <table:table-cell office:value-type="float" office:value="101.328" calcext:value-type="float">
            <text:p>101.328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2207" calcext:value-type="float">
            <text:p>48.2207</text:p>
          </table:table-cell>
          <table:table-cell office:value-type="float" office:value="68.7055" calcext:value-type="float">
            <text:p>68.7055</text:p>
          </table:table-cell>
          <table:table-cell office:value-type="float" office:value="84.3831" calcext:value-type="float">
            <text:p>84.383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5937" calcext:value-type="float">
            <text:p>52.5937</text:p>
          </table:table-cell>
          <table:table-cell office:value-type="float" office:value="57.5775" calcext:value-type="float">
            <text:p>57.5775</text:p>
          </table:table-cell>
          <table:table-cell office:value-type="float" office:value="73.0668" calcext:value-type="float">
            <text:p>73.0668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193" calcext:value-type="float">
            <text:p>51.7193</text:p>
          </table:table-cell>
          <table:table-cell office:value-type="float" office:value="82.0748" calcext:value-type="float">
            <text:p>82.0748</text:p>
          </table:table-cell>
          <table:table-cell office:value-type="float" office:value="101.699" calcext:value-type="float">
            <text:p>101.699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56" calcext:value-type="float">
            <text:p>49.656</text:p>
          </table:table-cell>
          <table:table-cell office:value-type="float" office:value="87.9171" calcext:value-type="float">
            <text:p>87.9171</text:p>
          </table:table-cell>
          <table:table-cell office:value-type="float" office:value="111.494" calcext:value-type="float">
            <text:p>111.494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061" calcext:value-type="float">
            <text:p>44.9061</text:p>
          </table:table-cell>
          <table:table-cell office:value-type="float" office:value="78.8647" calcext:value-type="float">
            <text:p>78.8647</text:p>
          </table:table-cell>
          <table:table-cell office:value-type="float" office:value="101.326" calcext:value-type="float">
            <text:p>101.326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2205" calcext:value-type="float">
            <text:p>48.2205</text:p>
          </table:table-cell>
          <table:table-cell office:value-type="float" office:value="68.7059" calcext:value-type="float">
            <text:p>68.7059</text:p>
          </table:table-cell>
          <table:table-cell office:value-type="float" office:value="84.3848" calcext:value-type="float">
            <text:p>84.384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5948" calcext:value-type="float">
            <text:p>52.5948</text:p>
          </table:table-cell>
          <table:table-cell office:value-type="float" office:value="57.5789" calcext:value-type="float">
            <text:p>57.5789</text:p>
          </table:table-cell>
          <table:table-cell office:value-type="float" office:value="73.0667" calcext:value-type="float">
            <text:p>73.0667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193" calcext:value-type="float">
            <text:p>51.7193</text:p>
          </table:table-cell>
          <table:table-cell office:value-type="float" office:value="82.0749" calcext:value-type="float">
            <text:p>82.0749</text:p>
          </table:table-cell>
          <table:table-cell office:value-type="float" office:value="101.699" calcext:value-type="float">
            <text:p>101.699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554" calcext:value-type="float">
            <text:p>49.6554</text:p>
          </table:table-cell>
          <table:table-cell office:value-type="float" office:value="87.9164" calcext:value-type="float">
            <text:p>87.9164</text:p>
          </table:table-cell>
          <table:table-cell office:value-type="float" office:value="111.493" calcext:value-type="float">
            <text:p>111.493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053" calcext:value-type="float">
            <text:p>44.9053</text:p>
          </table:table-cell>
          <table:table-cell office:value-type="float" office:value="78.8636" calcext:value-type="float">
            <text:p>78.8636</text:p>
          </table:table-cell>
          <table:table-cell office:value-type="float" office:value="101.325" calcext:value-type="float">
            <text:p>101.325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2204" calcext:value-type="float">
            <text:p>48.2204</text:p>
          </table:table-cell>
          <table:table-cell office:value-type="float" office:value="68.7061" calcext:value-type="float">
            <text:p>68.7061</text:p>
          </table:table-cell>
          <table:table-cell office:value-type="float" office:value="84.386" calcext:value-type="float">
            <text:p>84.38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5978" calcext:value-type="float">
            <text:p>52.5978</text:p>
          </table:table-cell>
          <table:table-cell office:value-type="float" office:value="57.5797" calcext:value-type="float">
            <text:p>57.5797</text:p>
          </table:table-cell>
          <table:table-cell office:value-type="float" office:value="73.0619" calcext:value-type="float">
            <text:p>73.0619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193" calcext:value-type="float">
            <text:p>51.7193</text:p>
          </table:table-cell>
          <table:table-cell office:value-type="float" office:value="82.0749" calcext:value-type="float">
            <text:p>82.0749</text:p>
          </table:table-cell>
          <table:table-cell office:value-type="float" office:value="101.699" calcext:value-type="float">
            <text:p>101.699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542" calcext:value-type="float">
            <text:p>49.6542</text:p>
          </table:table-cell>
          <table:table-cell office:value-type="float" office:value="87.9149" calcext:value-type="float">
            <text:p>87.9149</text:p>
          </table:table-cell>
          <table:table-cell office:value-type="float" office:value="111.492" calcext:value-type="float">
            <text:p>111.492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067" calcext:value-type="float">
            <text:p>44.9067</text:p>
          </table:table-cell>
          <table:table-cell office:value-type="float" office:value="78.8658" calcext:value-type="float">
            <text:p>78.8658</text:p>
          </table:table-cell>
          <table:table-cell office:value-type="float" office:value="101.328" calcext:value-type="float">
            <text:p>101.328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2204" calcext:value-type="float">
            <text:p>48.2204</text:p>
          </table:table-cell>
          <table:table-cell office:value-type="float" office:value="68.7061" calcext:value-type="float">
            <text:p>68.7061</text:p>
          </table:table-cell>
          <table:table-cell office:value-type="float" office:value="84.386" calcext:value-type="float">
            <text:p>84.38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6007" calcext:value-type="float">
            <text:p>52.6007</text:p>
          </table:table-cell>
          <table:table-cell office:value-type="float" office:value="57.5794" calcext:value-type="float">
            <text:p>57.5794</text:p>
          </table:table-cell>
          <table:table-cell office:value-type="float" office:value="73.0537" calcext:value-type="float">
            <text:p>73.0537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195" calcext:value-type="float">
            <text:p>51.7195</text:p>
          </table:table-cell>
          <table:table-cell office:value-type="float" office:value="82.0751" calcext:value-type="float">
            <text:p>82.0751</text:p>
          </table:table-cell>
          <table:table-cell office:value-type="float" office:value="101.699" calcext:value-type="float">
            <text:p>101.699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52" calcext:value-type="float">
            <text:p>49.652</text:p>
          </table:table-cell>
          <table:table-cell office:value-type="float" office:value="87.9116" calcext:value-type="float">
            <text:p>87.9116</text:p>
          </table:table-cell>
          <table:table-cell office:value-type="float" office:value="111.489" calcext:value-type="float">
            <text:p>111.489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094" calcext:value-type="float">
            <text:p>44.9094</text:p>
          </table:table-cell>
          <table:table-cell office:value-type="float" office:value="78.8701" calcext:value-type="float">
            <text:p>78.8701</text:p>
          </table:table-cell>
          <table:table-cell office:value-type="float" office:value="101.333" calcext:value-type="float">
            <text:p>101.333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2204" calcext:value-type="float">
            <text:p>48.2204</text:p>
          </table:table-cell>
          <table:table-cell office:value-type="float" office:value="68.7061" calcext:value-type="float">
            <text:p>68.7061</text:p>
          </table:table-cell>
          <table:table-cell office:value-type="float" office:value="84.3859" calcext:value-type="float">
            <text:p>84.385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6016" calcext:value-type="float">
            <text:p>52.6016</text:p>
          </table:table-cell>
          <table:table-cell office:value-type="float" office:value="57.5793" calcext:value-type="float">
            <text:p>57.5793</text:p>
          </table:table-cell>
          <table:table-cell office:value-type="float" office:value="73.0516" calcext:value-type="float">
            <text:p>73.0516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198" calcext:value-type="float">
            <text:p>51.7198</text:p>
          </table:table-cell>
          <table:table-cell office:value-type="float" office:value="82.0756" calcext:value-type="float">
            <text:p>82.0756</text:p>
          </table:table-cell>
          <table:table-cell office:value-type="float" office:value="101.7" calcext:value-type="float">
            <text:p>101.7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5" calcext:value-type="float">
            <text:p>49.65</text:p>
          </table:table-cell>
          <table:table-cell office:value-type="float" office:value="87.9085" calcext:value-type="float">
            <text:p>87.9085</text:p>
          </table:table-cell>
          <table:table-cell office:value-type="float" office:value="111.485" calcext:value-type="float">
            <text:p>111.485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133" calcext:value-type="float">
            <text:p>44.9133</text:p>
          </table:table-cell>
          <table:table-cell office:value-type="float" office:value="78.876" calcext:value-type="float">
            <text:p>78.876</text:p>
          </table:table-cell>
          <table:table-cell office:value-type="float" office:value="101.34" calcext:value-type="float">
            <text:p>101.34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2204" calcext:value-type="float">
            <text:p>48.2204</text:p>
          </table:table-cell>
          <table:table-cell office:value-type="float" office:value="68.7061" calcext:value-type="float">
            <text:p>68.7061</text:p>
          </table:table-cell>
          <table:table-cell office:value-type="float" office:value="84.3857" calcext:value-type="float">
            <text:p>84.385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6022" calcext:value-type="float">
            <text:p>52.6022</text:p>
          </table:table-cell>
          <table:table-cell office:value-type="float" office:value="57.5777" calcext:value-type="float">
            <text:p>57.5777</text:p>
          </table:table-cell>
          <table:table-cell office:value-type="float" office:value="73.0461" calcext:value-type="float">
            <text:p>73.0461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197" calcext:value-type="float">
            <text:p>51.7197</text:p>
          </table:table-cell>
          <table:table-cell office:value-type="float" office:value="82.0754" calcext:value-type="float">
            <text:p>82.0754</text:p>
          </table:table-cell>
          <table:table-cell office:value-type="float" office:value="101.7" calcext:value-type="float">
            <text:p>101.7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493" calcext:value-type="float">
            <text:p>49.6493</text:p>
          </table:table-cell>
          <table:table-cell office:value-type="float" office:value="87.9074" calcext:value-type="float">
            <text:p>87.9074</text:p>
          </table:table-cell>
          <table:table-cell office:value-type="float" office:value="111.483" calcext:value-type="float">
            <text:p>111.483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197" calcext:value-type="float">
            <text:p>44.9197</text:p>
          </table:table-cell>
          <table:table-cell office:value-type="float" office:value="78.8849" calcext:value-type="float">
            <text:p>78.8849</text:p>
          </table:table-cell>
          <table:table-cell office:value-type="float" office:value="101.348" calcext:value-type="float">
            <text:p>101.348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2199" calcext:value-type="float">
            <text:p>48.2199</text:p>
          </table:table-cell>
          <table:table-cell office:value-type="float" office:value="68.7047" calcext:value-type="float">
            <text:p>68.7047</text:p>
          </table:table-cell>
          <table:table-cell office:value-type="float" office:value="84.3833" calcext:value-type="float">
            <text:p>84.383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6006" calcext:value-type="float">
            <text:p>52.6006</text:p>
          </table:table-cell>
          <table:table-cell office:value-type="float" office:value="57.573" calcext:value-type="float">
            <text:p>57.573</text:p>
          </table:table-cell>
          <table:table-cell office:value-type="float" office:value="73.04" calcext:value-type="float">
            <text:p>73.04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199" calcext:value-type="float">
            <text:p>51.7199</text:p>
          </table:table-cell>
          <table:table-cell office:value-type="float" office:value="82.0758" calcext:value-type="float">
            <text:p>82.0758</text:p>
          </table:table-cell>
          <table:table-cell office:value-type="float" office:value="101.7" calcext:value-type="float">
            <text:p>101.7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491" calcext:value-type="float">
            <text:p>49.6491</text:p>
          </table:table-cell>
          <table:table-cell office:value-type="float" office:value="87.9065" calcext:value-type="float">
            <text:p>87.9065</text:p>
          </table:table-cell>
          <table:table-cell office:value-type="float" office:value="111.482" calcext:value-type="float">
            <text:p>111.482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269" calcext:value-type="float">
            <text:p>44.9269</text:p>
          </table:table-cell>
          <table:table-cell office:value-type="float" office:value="78.895" calcext:value-type="float">
            <text:p>78.895</text:p>
          </table:table-cell>
          <table:table-cell office:value-type="float" office:value="101.358" calcext:value-type="float">
            <text:p>101.358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2195" calcext:value-type="float">
            <text:p>48.2195</text:p>
          </table:table-cell>
          <table:table-cell office:value-type="float" office:value="68.7037" calcext:value-type="float">
            <text:p>68.7037</text:p>
          </table:table-cell>
          <table:table-cell office:value-type="float" office:value="84.3818" calcext:value-type="float">
            <text:p>84.381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5996" calcext:value-type="float">
            <text:p>52.5996</text:p>
          </table:table-cell>
          <table:table-cell office:value-type="float" office:value="57.5674" calcext:value-type="float">
            <text:p>57.5674</text:p>
          </table:table-cell>
          <table:table-cell office:value-type="float" office:value="73.028" calcext:value-type="float">
            <text:p>73.028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194" calcext:value-type="float">
            <text:p>51.7194</text:p>
          </table:table-cell>
          <table:table-cell office:value-type="float" office:value="82.075" calcext:value-type="float">
            <text:p>82.075</text:p>
          </table:table-cell>
          <table:table-cell office:value-type="float" office:value="101.699" calcext:value-type="float">
            <text:p>101.699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48" calcext:value-type="float">
            <text:p>49.648</text:p>
          </table:table-cell>
          <table:table-cell office:value-type="float" office:value="87.904" calcext:value-type="float">
            <text:p>87.904</text:p>
          </table:table-cell>
          <table:table-cell office:value-type="float" office:value="111.477" calcext:value-type="float">
            <text:p>111.477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313" calcext:value-type="float">
            <text:p>44.9313</text:p>
          </table:table-cell>
          <table:table-cell office:value-type="float" office:value="78.9015" calcext:value-type="float">
            <text:p>78.9015</text:p>
          </table:table-cell>
          <table:table-cell office:value-type="float" office:value="101.365" calcext:value-type="float">
            <text:p>101.365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2182" calcext:value-type="float">
            <text:p>48.2182</text:p>
          </table:table-cell>
          <table:table-cell office:value-type="float" office:value="68.7015" calcext:value-type="float">
            <text:p>68.7015</text:p>
          </table:table-cell>
          <table:table-cell office:value-type="float" office:value="84.3791" calcext:value-type="float">
            <text:p>84.379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598" calcext:value-type="float">
            <text:p>52.598</text:p>
          </table:table-cell>
          <table:table-cell office:value-type="float" office:value="57.5636" calcext:value-type="float">
            <text:p>57.5636</text:p>
          </table:table-cell>
          <table:table-cell office:value-type="float" office:value="73.0223" calcext:value-type="float">
            <text:p>73.0223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193" calcext:value-type="float">
            <text:p>51.7193</text:p>
          </table:table-cell>
          <table:table-cell office:value-type="float" office:value="82.0749" calcext:value-type="float">
            <text:p>82.0749</text:p>
          </table:table-cell>
          <table:table-cell office:value-type="float" office:value="101.699" calcext:value-type="float">
            <text:p>101.699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48" calcext:value-type="float">
            <text:p>49.648</text:p>
          </table:table-cell>
          <table:table-cell office:value-type="float" office:value="87.9031" calcext:value-type="float">
            <text:p>87.9031</text:p>
          </table:table-cell>
          <table:table-cell office:value-type="float" office:value="111.474" calcext:value-type="float">
            <text:p>111.474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393" calcext:value-type="float">
            <text:p>44.9393</text:p>
          </table:table-cell>
          <table:table-cell office:value-type="float" office:value="78.9131" calcext:value-type="float">
            <text:p>78.9131</text:p>
          </table:table-cell>
          <table:table-cell office:value-type="float" office:value="101.377" calcext:value-type="float">
            <text:p>101.377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2174" calcext:value-type="float">
            <text:p>48.2174</text:p>
          </table:table-cell>
          <table:table-cell office:value-type="float" office:value="68.6995" calcext:value-type="float">
            <text:p>68.6995</text:p>
          </table:table-cell>
          <table:table-cell office:value-type="float" office:value="84.3761" calcext:value-type="float">
            <text:p>84.376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5945" calcext:value-type="float">
            <text:p>52.5945</text:p>
          </table:table-cell>
          <table:table-cell office:value-type="float" office:value="57.5548" calcext:value-type="float">
            <text:p>57.5548</text:p>
          </table:table-cell>
          <table:table-cell office:value-type="float" office:value="73.0079" calcext:value-type="float">
            <text:p>73.0079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193" calcext:value-type="float">
            <text:p>51.7193</text:p>
          </table:table-cell>
          <table:table-cell office:value-type="float" office:value="82.0749" calcext:value-type="float">
            <text:p>82.0749</text:p>
          </table:table-cell>
          <table:table-cell office:value-type="float" office:value="101.699" calcext:value-type="float">
            <text:p>101.699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473" calcext:value-type="float">
            <text:p>49.6473</text:p>
          </table:table-cell>
          <table:table-cell office:value-type="float" office:value="87.9012" calcext:value-type="float">
            <text:p>87.9012</text:p>
          </table:table-cell>
          <table:table-cell office:value-type="float" office:value="111.471" calcext:value-type="float">
            <text:p>111.471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497" calcext:value-type="float">
            <text:p>44.9497</text:p>
          </table:table-cell>
          <table:table-cell office:value-type="float" office:value="78.9277" calcext:value-type="float">
            <text:p>78.9277</text:p>
          </table:table-cell>
          <table:table-cell office:value-type="float" office:value="101.391" calcext:value-type="float">
            <text:p>101.391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2165" calcext:value-type="float">
            <text:p>48.2165</text:p>
          </table:table-cell>
          <table:table-cell office:value-type="float" office:value="68.6978" calcext:value-type="float">
            <text:p>68.6978</text:p>
          </table:table-cell>
          <table:table-cell office:value-type="float" office:value="84.3737" calcext:value-type="float">
            <text:p>84.373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5845" calcext:value-type="float">
            <text:p>52.5845</text:p>
          </table:table-cell>
          <table:table-cell office:value-type="float" office:value="57.5404" calcext:value-type="float">
            <text:p>57.5404</text:p>
          </table:table-cell>
          <table:table-cell office:value-type="float" office:value="72.9917" calcext:value-type="float">
            <text:p>72.9917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195" calcext:value-type="float">
            <text:p>51.7195</text:p>
          </table:table-cell>
          <table:table-cell office:value-type="float" office:value="82.0751" calcext:value-type="float">
            <text:p>82.0751</text:p>
          </table:table-cell>
          <table:table-cell office:value-type="float" office:value="101.699" calcext:value-type="float">
            <text:p>101.699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46" calcext:value-type="float">
            <text:p>49.646</text:p>
          </table:table-cell>
          <table:table-cell office:value-type="float" office:value="87.8989" calcext:value-type="float">
            <text:p>87.8989</text:p>
          </table:table-cell>
          <table:table-cell office:value-type="float" office:value="111.467" calcext:value-type="float">
            <text:p>111.467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508" calcext:value-type="float">
            <text:p>44.9508</text:p>
          </table:table-cell>
          <table:table-cell office:value-type="float" office:value="78.9294" calcext:value-type="float">
            <text:p>78.9294</text:p>
          </table:table-cell>
          <table:table-cell office:value-type="float" office:value="101.393" calcext:value-type="float">
            <text:p>101.393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2128" calcext:value-type="float">
            <text:p>48.2128</text:p>
          </table:table-cell>
          <table:table-cell office:value-type="float" office:value="68.6906" calcext:value-type="float">
            <text:p>68.6906</text:p>
          </table:table-cell>
          <table:table-cell office:value-type="float" office:value="84.3641" calcext:value-type="float">
            <text:p>84.364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5775" calcext:value-type="float">
            <text:p>52.5775</text:p>
          </table:table-cell>
          <table:table-cell office:value-type="float" office:value="57.5393" calcext:value-type="float">
            <text:p>57.5393</text:p>
          </table:table-cell>
          <table:table-cell office:value-type="float" office:value="72.9953" calcext:value-type="float">
            <text:p>72.9953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193" calcext:value-type="float">
            <text:p>51.7193</text:p>
          </table:table-cell>
          <table:table-cell office:value-type="float" office:value="82.0747" calcext:value-type="float">
            <text:p>82.0747</text:p>
          </table:table-cell>
          <table:table-cell office:value-type="float" office:value="101.698" calcext:value-type="float">
            <text:p>101.698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473" calcext:value-type="float">
            <text:p>49.6473</text:p>
          </table:table-cell>
          <table:table-cell office:value-type="float" office:value="87.9007" calcext:value-type="float">
            <text:p>87.9007</text:p>
          </table:table-cell>
          <table:table-cell office:value-type="float" office:value="111.469" calcext:value-type="float">
            <text:p>111.469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559" calcext:value-type="float">
            <text:p>44.9559</text:p>
          </table:table-cell>
          <table:table-cell office:value-type="float" office:value="78.937" calcext:value-type="float">
            <text:p>78.937</text:p>
          </table:table-cell>
          <table:table-cell office:value-type="float" office:value="101.402" calcext:value-type="float">
            <text:p>101.402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2098" calcext:value-type="float">
            <text:p>48.2098</text:p>
          </table:table-cell>
          <table:table-cell office:value-type="float" office:value="68.6849" calcext:value-type="float">
            <text:p>68.6849</text:p>
          </table:table-cell>
          <table:table-cell office:value-type="float" office:value="84.3574" calcext:value-type="float">
            <text:p>84.357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5694" calcext:value-type="float">
            <text:p>52.5694</text:p>
          </table:table-cell>
          <table:table-cell office:value-type="float" office:value="57.535" calcext:value-type="float">
            <text:p>57.535</text:p>
          </table:table-cell>
          <table:table-cell office:value-type="float" office:value="72.9978" calcext:value-type="float">
            <text:p>72.9978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01" calcext:value-type="float">
            <text:p>51.7201</text:p>
          </table:table-cell>
          <table:table-cell office:value-type="float" office:value="82.0758" calcext:value-type="float">
            <text:p>82.0758</text:p>
          </table:table-cell>
          <table:table-cell office:value-type="float" office:value="101.7" calcext:value-type="float">
            <text:p>101.7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491" calcext:value-type="float">
            <text:p>49.6491</text:p>
          </table:table-cell>
          <table:table-cell office:value-type="float" office:value="87.9029" calcext:value-type="float">
            <text:p>87.9029</text:p>
          </table:table-cell>
          <table:table-cell office:value-type="float" office:value="111.471" calcext:value-type="float">
            <text:p>111.471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697" calcext:value-type="float">
            <text:p>44.9697</text:p>
          </table:table-cell>
          <table:table-cell office:value-type="float" office:value="78.9575" calcext:value-type="float">
            <text:p>78.9575</text:p>
          </table:table-cell>
          <table:table-cell office:value-type="float" office:value="101.424" calcext:value-type="float">
            <text:p>101.424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207" calcext:value-type="float">
            <text:p>48.207</text:p>
          </table:table-cell>
          <table:table-cell office:value-type="float" office:value="68.6802" calcext:value-type="float">
            <text:p>68.6802</text:p>
          </table:table-cell>
          <table:table-cell office:value-type="float" office:value="84.3526" calcext:value-type="float">
            <text:p>84.352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5591" calcext:value-type="float">
            <text:p>52.5591</text:p>
          </table:table-cell>
          <table:table-cell office:value-type="float" office:value="57.53" calcext:value-type="float">
            <text:p>57.53</text:p>
          </table:table-cell>
          <table:table-cell office:value-type="float" office:value="72.9942" calcext:value-type="float">
            <text:p>72.9942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196" calcext:value-type="float">
            <text:p>51.7196</text:p>
          </table:table-cell>
          <table:table-cell office:value-type="float" office:value="82.0749" calcext:value-type="float">
            <text:p>82.0749</text:p>
          </table:table-cell>
          <table:table-cell office:value-type="float" office:value="101.698" calcext:value-type="float">
            <text:p>101.698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511" calcext:value-type="float">
            <text:p>49.6511</text:p>
          </table:table-cell>
          <table:table-cell office:value-type="float" office:value="87.9049" calcext:value-type="float">
            <text:p>87.9049</text:p>
          </table:table-cell>
          <table:table-cell office:value-type="float" office:value="111.471" calcext:value-type="float">
            <text:p>111.471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4.9853" calcext:value-type="float">
            <text:p>44.9853</text:p>
          </table:table-cell>
          <table:table-cell office:value-type="float" office:value="78.9804" calcext:value-type="float">
            <text:p>78.9804</text:p>
          </table:table-cell>
          <table:table-cell office:value-type="float" office:value="101.448" calcext:value-type="float">
            <text:p>101.448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203" calcext:value-type="float">
            <text:p>48.203</text:p>
          </table:table-cell>
          <table:table-cell office:value-type="float" office:value="68.6729" calcext:value-type="float">
            <text:p>68.6729</text:p>
          </table:table-cell>
          <table:table-cell office:value-type="float" office:value="84.3441" calcext:value-type="float">
            <text:p>84.344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5486" calcext:value-type="float">
            <text:p>52.5486</text:p>
          </table:table-cell>
          <table:table-cell office:value-type="float" office:value="57.5241" calcext:value-type="float">
            <text:p>57.5241</text:p>
          </table:table-cell>
          <table:table-cell office:value-type="float" office:value="72.9884" calcext:value-type="float">
            <text:p>72.9884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07" calcext:value-type="float">
            <text:p>51.7207</text:p>
          </table:table-cell>
          <table:table-cell office:value-type="float" office:value="82.0763" calcext:value-type="float">
            <text:p>82.0763</text:p>
          </table:table-cell>
          <table:table-cell office:value-type="float" office:value="101.699" calcext:value-type="float">
            <text:p>101.699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518" calcext:value-type="float">
            <text:p>49.6518</text:p>
          </table:table-cell>
          <table:table-cell office:value-type="float" office:value="87.9054" calcext:value-type="float">
            <text:p>87.9054</text:p>
          </table:table-cell>
          <table:table-cell office:value-type="float" office:value="111.471" calcext:value-type="float">
            <text:p>111.471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5.0011" calcext:value-type="float">
            <text:p>45.0011</text:p>
          </table:table-cell>
          <table:table-cell office:value-type="float" office:value="79.0039" calcext:value-type="float">
            <text:p>79.0039</text:p>
          </table:table-cell>
          <table:table-cell office:value-type="float" office:value="101.474" calcext:value-type="float">
            <text:p>101.474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2003" calcext:value-type="float">
            <text:p>48.2003</text:p>
          </table:table-cell>
          <table:table-cell office:value-type="float" office:value="68.6682" calcext:value-type="float">
            <text:p>68.6682</text:p>
          </table:table-cell>
          <table:table-cell office:value-type="float" office:value="84.3389" calcext:value-type="float">
            <text:p>84.338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5373" calcext:value-type="float">
            <text:p>52.5373</text:p>
          </table:table-cell>
          <table:table-cell office:value-type="float" office:value="57.5145" calcext:value-type="float">
            <text:p>57.5145</text:p>
          </table:table-cell>
          <table:table-cell office:value-type="float" office:value="72.9778" calcext:value-type="float">
            <text:p>72.9778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05" calcext:value-type="float">
            <text:p>51.7205</text:p>
          </table:table-cell>
          <table:table-cell office:value-type="float" office:value="82.0754" calcext:value-type="float">
            <text:p>82.0754</text:p>
          </table:table-cell>
          <table:table-cell office:value-type="float" office:value="101.697" calcext:value-type="float">
            <text:p>101.697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514" calcext:value-type="float">
            <text:p>49.6514</text:p>
          </table:table-cell>
          <table:table-cell office:value-type="float" office:value="87.9045" calcext:value-type="float">
            <text:p>87.9045</text:p>
          </table:table-cell>
          <table:table-cell office:value-type="float" office:value="111.469" calcext:value-type="float">
            <text:p>111.469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5.0084" calcext:value-type="float">
            <text:p>45.0084</text:p>
          </table:table-cell>
          <table:table-cell office:value-type="float" office:value="79.0161" calcext:value-type="float">
            <text:p>79.0161</text:p>
          </table:table-cell>
          <table:table-cell office:value-type="float" office:value="101.489" calcext:value-type="float">
            <text:p>101.489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988" calcext:value-type="float">
            <text:p>48.1988</text:p>
          </table:table-cell>
          <table:table-cell office:value-type="float" office:value="68.6654" calcext:value-type="float">
            <text:p>68.6654</text:p>
          </table:table-cell>
          <table:table-cell office:value-type="float" office:value="84.3354" calcext:value-type="float">
            <text:p>84.335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5321" calcext:value-type="float">
            <text:p>52.5321</text:p>
          </table:table-cell>
          <table:table-cell office:value-type="float" office:value="57.5166" calcext:value-type="float">
            <text:p>57.5166</text:p>
          </table:table-cell>
          <table:table-cell office:value-type="float" office:value="72.9677" calcext:value-type="float">
            <text:p>72.9677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188" calcext:value-type="float">
            <text:p>51.7188</text:p>
          </table:table-cell>
          <table:table-cell office:value-type="float" office:value="82.0722" calcext:value-type="float">
            <text:p>82.0722</text:p>
          </table:table-cell>
          <table:table-cell office:value-type="float" office:value="101.693" calcext:value-type="float">
            <text:p>101.693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511" calcext:value-type="float">
            <text:p>49.6511</text:p>
          </table:table-cell>
          <table:table-cell office:value-type="float" office:value="87.9038" calcext:value-type="float">
            <text:p>87.9038</text:p>
          </table:table-cell>
          <table:table-cell office:value-type="float" office:value="111.468" calcext:value-type="float">
            <text:p>111.468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5.013" calcext:value-type="float">
            <text:p>45.013</text:p>
          </table:table-cell>
          <table:table-cell office:value-type="float" office:value="79.0231" calcext:value-type="float">
            <text:p>79.0231</text:p>
          </table:table-cell>
          <table:table-cell office:value-type="float" office:value="101.497" calcext:value-type="float">
            <text:p>101.497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977" calcext:value-type="float">
            <text:p>48.1977</text:p>
          </table:table-cell>
          <table:table-cell office:value-type="float" office:value="68.6634" calcext:value-type="float">
            <text:p>68.6634</text:p>
          </table:table-cell>
          <table:table-cell office:value-type="float" office:value="84.3333" calcext:value-type="float">
            <text:p>84.333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5271" calcext:value-type="float">
            <text:p>52.5271</text:p>
          </table:table-cell>
          <table:table-cell office:value-type="float" office:value="57.5189" calcext:value-type="float">
            <text:p>57.5189</text:p>
          </table:table-cell>
          <table:table-cell office:value-type="float" office:value="72.9592" calcext:value-type="float">
            <text:p>72.9592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11" calcext:value-type="float">
            <text:p>51.7211</text:p>
          </table:table-cell>
          <table:table-cell office:value-type="float" office:value="82.0756" calcext:value-type="float">
            <text:p>82.0756</text:p>
          </table:table-cell>
          <table:table-cell office:value-type="float" office:value="101.696" calcext:value-type="float">
            <text:p>101.696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509" calcext:value-type="float">
            <text:p>49.6509</text:p>
          </table:table-cell>
          <table:table-cell office:value-type="float" office:value="87.9034" calcext:value-type="float">
            <text:p>87.9034</text:p>
          </table:table-cell>
          <table:table-cell office:value-type="float" office:value="111.467" calcext:value-type="float">
            <text:p>111.467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5.0158" calcext:value-type="float">
            <text:p>45.0158</text:p>
          </table:table-cell>
          <table:table-cell office:value-type="float" office:value="79.0273" calcext:value-type="float">
            <text:p>79.0273</text:p>
          </table:table-cell>
          <table:table-cell office:value-type="float" office:value="101.501" calcext:value-type="float">
            <text:p>101.501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949" calcext:value-type="float">
            <text:p>48.1949</text:p>
          </table:table-cell>
          <table:table-cell office:value-type="float" office:value="68.6588" calcext:value-type="float">
            <text:p>68.6588</text:p>
          </table:table-cell>
          <table:table-cell office:value-type="float" office:value="84.3289" calcext:value-type="float">
            <text:p>84.328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5219" calcext:value-type="float">
            <text:p>52.5219</text:p>
          </table:table-cell>
          <table:table-cell office:value-type="float" office:value="57.5211" calcext:value-type="float">
            <text:p>57.5211</text:p>
          </table:table-cell>
          <table:table-cell office:value-type="float" office:value="72.9631" calcext:value-type="float">
            <text:p>72.9631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17" calcext:value-type="float">
            <text:p>51.7217</text:p>
          </table:table-cell>
          <table:table-cell office:value-type="float" office:value="82.0762" calcext:value-type="float">
            <text:p>82.0762</text:p>
          </table:table-cell>
          <table:table-cell office:value-type="float" office:value="101.696" calcext:value-type="float">
            <text:p>101.696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507" calcext:value-type="float">
            <text:p>49.6507</text:p>
          </table:table-cell>
          <table:table-cell office:value-type="float" office:value="87.903" calcext:value-type="float">
            <text:p>87.903</text:p>
          </table:table-cell>
          <table:table-cell office:value-type="float" office:value="111.467" calcext:value-type="float">
            <text:p>111.467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5.0231" calcext:value-type="float">
            <text:p>45.0231</text:p>
          </table:table-cell>
          <table:table-cell office:value-type="float" office:value="79.038" calcext:value-type="float">
            <text:p>79.038</text:p>
          </table:table-cell>
          <table:table-cell office:value-type="float" office:value="101.513" calcext:value-type="float">
            <text:p>101.513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915" calcext:value-type="float">
            <text:p>48.1915</text:p>
          </table:table-cell>
          <table:table-cell office:value-type="float" office:value="68.6521" calcext:value-type="float">
            <text:p>68.6521</text:p>
          </table:table-cell>
          <table:table-cell office:value-type="float" office:value="84.3201" calcext:value-type="float">
            <text:p>84.320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518" calcext:value-type="float">
            <text:p>52.518</text:p>
          </table:table-cell>
          <table:table-cell office:value-type="float" office:value="57.525" calcext:value-type="float">
            <text:p>57.525</text:p>
          </table:table-cell>
          <table:table-cell office:value-type="float" office:value="72.9709" calcext:value-type="float">
            <text:p>72.9709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22" calcext:value-type="float">
            <text:p>51.7222</text:p>
          </table:table-cell>
          <table:table-cell office:value-type="float" office:value="82.0769" calcext:value-type="float">
            <text:p>82.0769</text:p>
          </table:table-cell>
          <table:table-cell office:value-type="float" office:value="101.697" calcext:value-type="float">
            <text:p>101.697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517" calcext:value-type="float">
            <text:p>49.6517</text:p>
          </table:table-cell>
          <table:table-cell office:value-type="float" office:value="87.904" calcext:value-type="float">
            <text:p>87.904</text:p>
          </table:table-cell>
          <table:table-cell office:value-type="float" office:value="111.467" calcext:value-type="float">
            <text:p>111.467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5.0243" calcext:value-type="float">
            <text:p>45.0243</text:p>
          </table:table-cell>
          <table:table-cell office:value-type="float" office:value="79.0398" calcext:value-type="float">
            <text:p>79.0398</text:p>
          </table:table-cell>
          <table:table-cell office:value-type="float" office:value="101.515" calcext:value-type="float">
            <text:p>101.515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892" calcext:value-type="float">
            <text:p>48.1892</text:p>
          </table:table-cell>
          <table:table-cell office:value-type="float" office:value="68.6479" calcext:value-type="float">
            <text:p>68.6479</text:p>
          </table:table-cell>
          <table:table-cell office:value-type="float" office:value="84.3149" calcext:value-type="float">
            <text:p>84.314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 Hand</text:p>
          </table:table-cell>
          <table:table-cell office:value-type="float" office:value="61.4448" calcext:value-type="float">
            <text:p>61.4448</text:p>
          </table:table-cell>
          <table:table-cell office:value-type="float" office:value="52.5171" calcext:value-type="float">
            <text:p>52.5171</text:p>
          </table:table-cell>
          <table:table-cell office:value-type="float" office:value="57.5296" calcext:value-type="float">
            <text:p>57.5296</text:p>
          </table:table-cell>
          <table:table-cell office:value-type="float" office:value="72.9744" calcext:value-type="float">
            <text:p>72.9744</text:p>
          </table:table-cell>
          <table:table-cell office:value-type="float" office:value="23.1132" calcext:value-type="float">
            <text:p>23.1132</text:p>
          </table:table-cell>
          <table:table-cell office:value-type="float" office:value="51.7226" calcext:value-type="float">
            <text:p>51.7226</text:p>
          </table:table-cell>
          <table:table-cell office:value-type="float" office:value="82.0775" calcext:value-type="float">
            <text:p>82.0775</text:p>
          </table:table-cell>
          <table:table-cell office:value-type="float" office:value="101.697" calcext:value-type="float">
            <text:p>101.697</text:p>
          </table:table-cell>
          <table:table-cell office:value-type="float" office:value="13.4864" calcext:value-type="float">
            <text:p>13.4864</text:p>
          </table:table-cell>
          <table:table-cell office:value-type="float" office:value="49.6529" calcext:value-type="float">
            <text:p>49.6529</text:p>
          </table:table-cell>
          <table:table-cell office:value-type="float" office:value="87.9056" calcext:value-type="float">
            <text:p>87.9056</text:p>
          </table:table-cell>
          <table:table-cell office:value-type="float" office:value="111.469" calcext:value-type="float">
            <text:p>111.469</text:p>
          </table:table-cell>
          <table:table-cell office:value-type="float" office:value="21.2737" calcext:value-type="float">
            <text:p>21.2737</text:p>
          </table:table-cell>
          <table:table-cell office:value-type="float" office:value="45.0244" calcext:value-type="float">
            <text:p>45.0244</text:p>
          </table:table-cell>
          <table:table-cell office:value-type="float" office:value="79.0401" calcext:value-type="float">
            <text:p>79.0401</text:p>
          </table:table-cell>
          <table:table-cell office:value-type="float" office:value="101.515" calcext:value-type="float">
            <text:p>101.515</text:p>
          </table:table-cell>
          <table:table-cell office:value-type="float" office:value="35.3375" calcext:value-type="float">
            <text:p>35.3375</text:p>
          </table:table-cell>
          <table:table-cell office:value-type="float" office:value="48.1875" calcext:value-type="float">
            <text:p>48.1875</text:p>
          </table:table-cell>
          <table:table-cell office:value-type="float" office:value="68.645" calcext:value-type="float">
            <text:p>68.645</text:p>
          </table:table-cell>
          <table:table-cell office:value-type="float" office:value="84.312" calcext:value-type="float">
            <text:p>84.312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" loext:min-decimal-places="1" number:min-integer-digits="1"/>
    </number:number-style>
    <number:number-style style:name="N122">
      <number:number number:decimal-places="5" loext:min-decimal-places="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4T14:08:10.031622591</dc:date>
    <meta:editing-duration>PT1M2S</meta:editing-duration>
    <meta:editing-cycles>1</meta:editing-cycles>
    <meta:document-statistic meta:table-count="1" meta:cell-count="15185" meta:object-count="0"/>
    <meta:generator>LibreOffice/5.0.6.2$Linux_X86_64 LibreOffice_project/00m0$Build-2</meta:generator>
  </office:meta>
</office:document-meta>
</file>